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fo:language="en" fo:country="GB"/>
    </style:style>
    <style:style style:name="P3" style:parent-style-name="Normal" style:family="paragraph">
      <style:text-properties fo:language="sv" fo:country="SE"/>
    </style:style>
    <style:style style:name="T4" style:parent-style-name="Hyperlink" style:family="text">
      <style:text-properties fo:font-weight="bold" style:font-weight-asian="bold" style:font-weight-complex="bold" fo:color="#0F4761" style:text-underline-type="none"/>
    </style:style>
    <style:style style:name="P5" style:parent-style-name="Normal" style:family="paragraph">
      <style:text-properties fo:language="sv" fo:country="SE"/>
    </style:style>
    <style:style style:name="P6" style:parent-style-name="Heading3" style:family="paragraph">
      <style:text-properties fo:language="sv" fo:country="SE"/>
    </style:style>
    <style:style style:name="P7" style:parent-style-name="Normal" style:family="paragraph">
      <style:text-properties fo:language="sv" fo:country="SE"/>
    </style:style>
    <style:style style:name="P8" style:parent-style-name="Heading4" style:family="paragraph">
      <style:text-properties fo:language="sv" fo:country="SE"/>
    </style:style>
    <style:style style:name="P9" style:parent-style-name="Normal" style:family="paragraph">
      <style:text-properties fo:language="sv" fo:country="SE"/>
    </style:style>
    <style:style style:name="P10" style:parent-style-name="Normal" style:list-style-name="LFO6" style:family="paragraph">
      <style:text-properties fo:language="sv" fo:country="SE"/>
    </style:style>
    <style:style style:name="P11" style:parent-style-name="Normal" style:list-style-name="LFO6" style:family="paragraph">
      <style:text-properties fo:language="sv" fo:country="SE"/>
    </style:style>
    <style:style style:name="P12" style:parent-style-name="Normal" style:list-style-name="LFO6" style:family="paragraph">
      <style:text-properties fo:language="sv" fo:country="SE"/>
    </style:style>
    <style:style style:name="P13" style:parent-style-name="Normal" style:list-style-name="LFO6" style:family="paragraph">
      <style:text-properties fo:language="sv" fo:country="SE"/>
    </style:style>
    <style:style style:name="P14" style:parent-style-name="Normal" style:family="paragraph">
      <style:text-properties fo:language="sv" fo:country="SE"/>
    </style:style>
    <style:style style:name="T15" style:parent-style-name="Hyperlink" style:family="text">
      <style:text-properties fo:font-weight="bold" style:font-weight-asian="bold" style:font-weight-complex="bold" fo:language="sv" fo:country="SE"/>
    </style:style>
    <style:style style:name="P16" style:parent-style-name="Normal" style:family="paragraph">
      <style:text-properties fo:language="sv" fo:country="SE"/>
    </style:style>
    <style:style style:name="P17" style:parent-style-name="Heading4" style:family="paragraph">
      <style:text-properties fo:language="sv" fo:country="SE"/>
    </style:style>
    <style:style style:name="P18" style:parent-style-name="Normal" style:family="paragraph">
      <style:text-properties fo:language="sv" fo:country="SE"/>
    </style:style>
    <style:style style:name="P19" style:parent-style-name="Heading5" style:family="paragraph">
      <style:text-properties fo:language="sv" fo:country="SE"/>
    </style:style>
    <style:style style:name="P20" style:parent-style-name="Normal" style:family="paragraph">
      <style:text-properties fo:language="sv" fo:country="SE"/>
    </style:style>
    <style:style style:name="P21" style:parent-style-name="Normal" style:family="paragraph">
      <style:text-properties fo:language="sv" fo:country="SE"/>
    </style:style>
    <style:style style:name="P22" style:parent-style-name="Heading5" style:family="paragraph">
      <style:text-properties fo:language="sv" fo:country="SE"/>
    </style:style>
    <style:style style:name="P23" style:parent-style-name="Normal" style:family="paragraph">
      <style:text-properties fo:language="sv" fo:country="SE"/>
    </style:style>
    <style:style style:name="P24" style:parent-style-name="Normal" style:list-style-name="LFO7" style:family="paragraph">
      <style:text-properties fo:language="sv" fo:country="SE"/>
    </style:style>
    <style:style style:name="P25" style:parent-style-name="Normal" style:list-style-name="LFO7" style:family="paragraph"/>
    <style:style style:name="P26" style:parent-style-name="Normal" style:list-style-name="LFO7" style:family="paragraph">
      <style:text-properties fo:language="sv" fo:country="SE"/>
    </style:style>
    <style:style style:name="P27" style:parent-style-name="Normal" style:list-style-name="LFO7" style:family="paragraph"/>
    <style:style style:name="P28" style:parent-style-name="Normal" style:family="paragraph">
      <style:text-properties fo:language="sv" fo:country="SE"/>
    </style:style>
    <style:style style:name="T29" style:parent-style-name="Hyperlink" style:family="text">
      <style:text-properties fo:color="#595959" style:text-underline-type="none"/>
    </style:style>
    <style:style style:name="P30" style:parent-style-name="Normal" style:family="paragraph">
      <style:text-properties fo:language="sv" fo:country="SE"/>
    </style:style>
    <style:style style:name="P31" style:parent-style-name="Heading7" style:family="paragraph">
      <style:text-properties fo:language="sv" fo:country="SE"/>
    </style:style>
    <style:style style:name="P32" style:parent-style-name="Normal" style:family="paragraph">
      <style:text-properties fo:font-weight="bold" style:font-weight-asian="bold" style:font-weight-complex="bold" fo:language="sv" fo:country="SE"/>
    </style:style>
    <style:style style:name="P33" style:parent-style-name="Normal" style:family="paragraph">
      <style:text-properties fo:language="sv" fo:country="SE"/>
    </style:style>
    <style:style style:name="P34" style:parent-style-name="Normal" style:family="paragraph">
      <style:text-properties fo:font-weight="bold" style:font-weight-asian="bold" style:font-weight-complex="bold" fo:language="sv" fo:country="SE"/>
    </style:style>
    <style:style style:name="P35" style:parent-style-name="Normal" style:family="paragraph">
      <style:text-properties fo:language="sv" fo:country="SE"/>
    </style:style>
    <style:style style:name="P36" style:parent-style-name="Normal" style:family="paragraph">
      <style:text-properties fo:language="sv" fo:country="SE"/>
    </style:style>
    <style:style style:name="T37" style:parent-style-name="DefaultParagraphFont" style:family="text">
      <style:text-properties fo:language="sv" fo:country="SE"/>
    </style:style>
    <style:style style:name="T38" style:parent-style-name="Hyperlink" style:family="text">
      <style:text-properties fo:language="sv" fo:country="SE"/>
    </style:style>
    <style:style style:name="T39" style:parent-style-name="Hyperlink" style:family="text">
      <style:text-properties fo:language="sv" fo:country="SE"/>
    </style:style>
    <style:style style:name="T40" style:parent-style-name="DefaultParagraphFont" style:family="text">
      <style:text-properties fo:language="sv" fo:country="SE"/>
    </style:style>
    <style:style style:name="P41" style:parent-style-name="Heading7" style:family="paragraph">
      <style:text-properties fo:language="sv" fo:country="SE"/>
    </style:style>
    <style:style style:name="P42" style:parent-style-name="Heading8" style:family="paragraph">
      <style:text-properties fo:language="sv" fo:country="SE"/>
    </style:style>
    <style:style style:name="P43" style:parent-style-name="Normal" style:family="paragraph">
      <style:text-properties fo:language="sv" fo:country="SE"/>
    </style:style>
    <style:style style:name="P44" style:parent-style-name="Heading8" style:family="paragraph">
      <style:text-properties fo:language="sv" fo:country="SE"/>
    </style:style>
    <style:style style:name="P45" style:parent-style-name="Normal" style:family="paragraph">
      <style:text-properties fo:language="sv" fo:country="SE"/>
    </style:style>
    <style:style style:name="T46" style:parent-style-name="Hyperlink" style:family="text">
      <style:text-properties fo:language="sv" fo:country="SE"/>
    </style:style>
    <style:style style:name="P47" style:parent-style-name="Heading8" style:family="paragraph">
      <style:text-properties fo:language="sv" fo:country="SE"/>
    </style:style>
    <style:style style:name="P48" style:parent-style-name="Normal" style:family="paragraph">
      <style:text-properties fo:language="sv" fo:country="SE"/>
    </style:style>
    <style:style style:name="P49" style:parent-style-name="Heading8" style:family="paragraph">
      <style:text-properties fo:language="sv" fo:country="SE"/>
    </style:style>
    <style:style style:name="P50" style:parent-style-name="Normal" style:family="paragraph">
      <style:text-properties fo:language="sv" fo:country="SE"/>
    </style:style>
    <style:style style:name="T51" style:parent-style-name="Hyperlink" style:family="text">
      <style:text-properties fo:language="sv" fo:country="SE"/>
    </style:style>
    <style:style style:name="P52" style:parent-style-name="Heading8" style:family="paragraph">
      <style:text-properties fo:language="sv" fo:country="SE"/>
    </style:style>
    <style:style style:name="P53" style:parent-style-name="Normal" style:family="paragraph">
      <style:text-properties fo:language="sv" fo:country="SE"/>
    </style:style>
    <style:style style:name="T54" style:parent-style-name="Hyperlink" style:family="text">
      <style:text-properties fo:language="sv" fo:country="SE"/>
    </style:style>
    <style:style style:name="P55" style:parent-style-name="Heading8" style:family="paragraph">
      <style:text-properties fo:language="sv" fo:country="SE"/>
    </style:style>
    <style:style style:name="P56" style:parent-style-name="Normal" style:family="paragraph">
      <style:text-properties fo:language="sv" fo:country="SE"/>
    </style:style>
    <style:style style:name="T57" style:parent-style-name="Hyperlink" style:family="text">
      <style:text-properties fo:language="sv" fo:country="SE"/>
    </style:style>
    <style:style style:name="P58" style:parent-style-name="Heading8" style:family="paragraph">
      <style:text-properties fo:language="sv" fo:country="SE"/>
    </style:style>
    <style:style style:name="P59" style:parent-style-name="Normal" style:family="paragraph">
      <style:text-properties fo:language="sv" fo:country="SE"/>
    </style:style>
    <style:style style:name="P60" style:parent-style-name="Heading8" style:family="paragraph">
      <style:text-properties fo:language="sv" fo:country="SE"/>
    </style:style>
    <style:style style:name="P61" style:parent-style-name="Normal" style:family="paragraph">
      <style:text-properties fo:language="sv" fo:country="SE"/>
    </style:style>
    <style:style style:name="T62" style:parent-style-name="Hyperlink" style:family="text">
      <style:text-properties fo:language="sv" fo:country="SE"/>
    </style:style>
    <style:style style:name="P63" style:parent-style-name="Heading8" style:family="paragraph">
      <style:text-properties fo:language="sv" fo:country="SE"/>
    </style:style>
    <style:style style:name="P64" style:parent-style-name="Normal" style:family="paragraph">
      <style:text-properties fo:font-weight="bold" style:font-weight-asian="bold" style:font-weight-complex="bold" fo:language="sv" fo:country="SE"/>
    </style:style>
    <style:style style:name="P65" style:parent-style-name="Normal" style:family="paragraph">
      <style:text-properties fo:language="sv" fo:country="SE"/>
    </style:style>
    <style:style style:name="P66" style:parent-style-name="Normal" style:family="paragraph">
      <style:text-properties fo:language="sv" fo:country="SE"/>
    </style:style>
    <style:style style:name="P67" style:parent-style-name="Normal" style:family="paragraph">
      <style:text-properties fo:language="sv" fo:country="SE"/>
    </style:style>
    <style:style style:name="P68" style:parent-style-name="Heading8" style:family="paragraph">
      <style:text-properties fo:language="sv" fo:country="SE"/>
    </style:style>
    <style:style style:name="P69" style:parent-style-name="Normal" style:family="paragraph">
      <style:text-properties fo:font-weight="bold" style:font-weight-asian="bold" style:font-weight-complex="bold" fo:language="sv" fo:country="SE"/>
    </style:style>
    <style:style style:name="P70" style:parent-style-name="Normal" style:family="paragraph">
      <style:text-properties fo:language="sv" fo:country="SE"/>
    </style:style>
    <style:style style:name="T71" style:parent-style-name="Hyperlink" style:family="text">
      <style:text-properties fo:language="sv" fo:country="SE"/>
    </style:style>
    <style:style style:name="T72" style:parent-style-name="Hyperlink" style:family="text">
      <style:text-properties fo:language="sv" fo:country="SE"/>
    </style:style>
    <style:style style:name="P73" style:parent-style-name="Normal" style:family="paragraph">
      <style:text-properties fo:font-weight="bold" style:font-weight-asian="bold" style:font-weight-complex="bold" fo:language="sv" fo:country="SE"/>
    </style:style>
    <style:style style:name="P74" style:parent-style-name="Normal" style:family="paragraph">
      <style:text-properties fo:language="sv" fo:country="SE"/>
    </style:style>
    <style:style style:name="P75" style:parent-style-name="Normal" style:family="paragraph">
      <style:text-properties fo:language="sv" fo:country="SE"/>
    </style:style>
    <style:style style:name="P76" style:parent-style-name="Normal" style:family="paragraph">
      <style:text-properties fo:language="sv" fo:country="SE"/>
    </style:style>
    <style:style style:name="P77" style:parent-style-name="Heading5" style:family="paragraph">
      <style:text-properties fo:language="sv" fo:country="SE"/>
    </style:style>
    <style:style style:name="P78" style:parent-style-name="Normal" style:family="paragraph">
      <style:text-properties fo:language="sv" fo:country="SE"/>
    </style:style>
    <style:style style:name="T79" style:parent-style-name="Hyperlink" style:family="text">
      <style:text-properties fo:language="sv" fo:country="SE"/>
    </style:style>
    <style:style style:name="P80" style:parent-style-name="Heading6" style:family="paragraph">
      <style:text-properties fo:language="sv" fo:country="SE"/>
    </style:style>
    <style:style style:name="P81" style:parent-style-name="Normal" style:list-style-name="LFO8" style:family="paragraph">
      <style:text-properties fo:language="sv" fo:country="SE"/>
    </style:style>
    <style:style style:name="P82" style:parent-style-name="Normal" style:list-style-name="LFO8" style:family="paragraph">
      <style:text-properties fo:language="sv" fo:country="SE"/>
    </style:style>
    <style:style style:name="P83" style:parent-style-name="Heading6" style:family="paragraph">
      <style:text-properties fo:language="sv" fo:country="SE"/>
    </style:style>
    <style:style style:name="P84" style:parent-style-name="NormalWeb" style:family="paragraph">
      <style:text-properties style:font-name="inherit" fo:color="#1B1E23" fo:language="sv" fo:country="SE"/>
    </style:style>
    <style:style style:name="P85" style:parent-style-name="NormalWeb" style:family="paragraph">
      <style:text-properties style:font-name="inherit" fo:color="#1B1E23" fo:language="sv" fo:country="SE"/>
    </style:style>
    <style:style style:name="P86" style:parent-style-name="Heading6" style:family="paragraph">
      <style:text-properties fo:language="sv" fo:country="SE"/>
    </style:style>
    <style:style style:name="P87" style:parent-style-name="Normal" style:family="paragraph">
      <style:text-properties fo:language="sv" fo:country="SE"/>
    </style:style>
    <style:style style:name="P88" style:parent-style-name="Normal" style:family="paragraph">
      <style:text-properties fo:language="sv" fo:country="SE"/>
    </style:style>
    <style:style style:name="P89" style:parent-style-name="Heading6" style:family="paragraph">
      <style:text-properties fo:language="sv" fo:country="SE"/>
    </style:style>
    <style:style style:name="P90" style:parent-style-name="Normal" style:family="paragraph">
      <style:text-properties fo:language="sv" fo:country="SE"/>
    </style:style>
    <style:style style:name="P91" style:parent-style-name="Normal" style:family="paragraph">
      <style:text-properties fo:language="sv" fo:country="SE"/>
    </style:style>
    <style:style style:name="P92" style:parent-style-name="Heading5" style:family="paragraph">
      <style:text-properties fo:language="sv" fo:country="SE"/>
    </style:style>
    <style:style style:name="P93" style:parent-style-name="Normal" style:family="paragraph">
      <style:text-properties fo:language="sv" fo:country="SE"/>
    </style:style>
    <style:style style:name="P94" style:parent-style-name="Normal" style:family="paragraph">
      <style:text-properties fo:font-weight="bold" style:font-weight-asian="bold" style:font-weight-complex="bold" fo:language="sv" fo:country="SE"/>
    </style:style>
    <style:style style:name="P95" style:parent-style-name="Heading5" style:family="paragraph">
      <style:text-properties fo:language="sv" fo:country="SE"/>
    </style:style>
    <style:style style:name="P96" style:parent-style-name="Normal" style:family="paragraph">
      <style:text-properties fo:language="sv" fo:country="SE"/>
    </style:style>
    <style:style style:name="P97" style:parent-style-name="Normal" style:family="paragraph">
      <style:text-properties fo:language="sv" fo:country="SE"/>
    </style:style>
    <style:style style:name="P98" style:parent-style-name="Normal" style:family="paragraph">
      <style:text-properties fo:language="sv" fo:country="SE"/>
    </style:style>
    <style:style style:name="P99" style:parent-style-name="Heading6" style:family="paragraph">
      <style:text-properties fo:language="sv" fo:country="SE"/>
    </style:style>
    <style:style style:name="P100" style:parent-style-name="Normal" style:family="paragraph">
      <style:text-properties fo:language="sv" fo:country="SE"/>
    </style:style>
    <style:style style:name="P101" style:parent-style-name="Heading6" style:family="paragraph">
      <style:text-properties fo:language="sv" fo:country="SE"/>
    </style:style>
    <style:style style:name="P102" style:parent-style-name="Normal" style:family="paragraph">
      <style:text-properties fo:language="sv" fo:country="SE"/>
    </style:style>
    <style:style style:name="P103" style:parent-style-name="Normal" style:family="paragraph">
      <style:text-properties fo:language="sv" fo:country="SE"/>
    </style:style>
    <style:style style:name="P104" style:parent-style-name="Normal" style:family="paragraph">
      <style:text-properties fo:language="sv" fo:country="SE"/>
    </style:style>
    <style:style style:name="P105" style:parent-style-name="Heading5" style:family="paragraph">
      <style:text-properties fo:language="sv" fo:country="SE"/>
    </style:style>
    <style:style style:name="P106" style:parent-style-name="Normal" style:family="paragraph">
      <style:text-properties fo:language="sv" fo:country="SE"/>
    </style:style>
    <style:style style:name="T107" style:parent-style-name="Hyperlink" style:family="text">
      <style:text-properties fo:language="sv" fo:country="SE"/>
    </style:style>
    <style:style style:name="P108" style:parent-style-name="Normal" style:family="paragraph">
      <style:text-properties fo:language="sv" fo:country="SE"/>
    </style:style>
    <style:style style:name="P109" style:parent-style-name="Normal" style:family="paragraph">
      <style:text-properties fo:language="sv" fo:country="SE"/>
    </style:style>
    <style:style style:name="P110" style:parent-style-name="Heading7" style:family="paragraph">
      <style:text-properties fo:language="sv" fo:country="SE"/>
    </style:style>
    <style:style style:name="P111" style:parent-style-name="Normal" style:family="paragraph">
      <style:text-properties fo:language="sv" fo:country="SE"/>
    </style:style>
    <style:style style:name="P112" style:parent-style-name="Normal" style:family="paragraph">
      <style:text-properties fo:language="sv" fo:country="SE"/>
    </style:style>
    <style:style style:name="P113" style:parent-style-name="Heading5" style:family="paragraph">
      <style:text-properties fo:language="sv" fo:country="SE"/>
    </style:style>
    <style:style style:name="P114" style:parent-style-name="Normal" style:family="paragraph">
      <style:text-properties fo:language="sv" fo:country="SE"/>
    </style:style>
    <style:style style:name="T115" style:parent-style-name="Hyperlink" style:family="text">
      <style:text-properties fo:language="sv" fo:country="SE"/>
    </style:style>
    <style:style style:name="T116" style:parent-style-name="Hyperlink" style:family="text">
      <style:text-properties fo:language="sv" fo:country="SE"/>
    </style:style>
    <style:style style:name="P117" style:parent-style-name="Normal" style:family="paragraph">
      <style:text-properties fo:language="sv" fo:country="SE"/>
    </style:style>
    <style:style style:name="P118" style:parent-style-name="Normal" style:family="paragraph">
      <style:text-properties fo:language="sv" fo:country="SE"/>
    </style:style>
    <style:style style:name="P119" style:parent-style-name="Normal" style:family="paragraph">
      <style:text-properties fo:language="sv" fo:country="SE"/>
    </style:style>
    <style:style style:name="P120" style:parent-style-name="Normal" style:family="paragraph">
      <style:text-properties fo:language="sv" fo:country="SE"/>
    </style:style>
    <style:style style:name="P121" style:parent-style-name="Heading6" style:family="paragraph">
      <style:text-properties fo:language="sv" fo:country="SE"/>
    </style:style>
    <style:style style:name="P122" style:parent-style-name="Normal" style:family="paragraph">
      <style:text-properties fo:language="sv" fo:country="SE"/>
    </style:style>
    <style:style style:name="P123" style:parent-style-name="Normal" style:family="paragraph">
      <style:text-properties fo:language="sv" fo:country="SE"/>
    </style:style>
    <style:style style:name="P124" style:parent-style-name="Normal" style:family="paragraph">
      <style:text-properties fo:language="sv" fo:country="SE"/>
    </style:style>
    <style:style style:name="P125" style:parent-style-name="Heading6" style:family="paragraph">
      <style:text-properties fo:language="sv" fo:country="SE"/>
    </style:style>
    <style:style style:name="P126" style:parent-style-name="Normal" style:family="paragraph">
      <style:text-properties fo:language="sv" fo:country="SE"/>
    </style:style>
    <style:style style:name="P127" style:parent-style-name="Normal" style:family="paragraph">
      <style:text-properties fo:language="sv" fo:country="SE"/>
    </style:style>
    <style:style style:name="P128" style:parent-style-name="Normal" style:family="paragraph">
      <style:text-properties fo:language="sv" fo:country="SE"/>
    </style:style>
    <style:style style:name="T129" style:parent-style-name="Hyperlink" style:family="text">
      <style:text-properties fo:language="sv" fo:country="SE"/>
    </style:style>
    <style:style style:name="P130" style:parent-style-name="Normal" style:family="paragraph">
      <style:text-properties fo:font-weight="bold" style:font-weight-asian="bold" style:font-weight-complex="bold" fo:language="sv" fo:country="SE"/>
    </style:style>
    <style:style style:name="P131" style:parent-style-name="Normal" style:family="paragraph">
      <style:text-properties fo:language="sv" fo:country="SE"/>
    </style:style>
    <style:style style:name="P132" style:parent-style-name="Normal" style:family="paragraph">
      <style:text-properties fo:language="sv" fo:country="SE"/>
    </style:style>
    <style:style style:name="P133" style:parent-style-name="Normal" style:family="paragraph">
      <style:text-properties fo:language="sv" fo:country="SE"/>
    </style:style>
    <style:style style:name="P134" style:parent-style-name="Normal" style:family="paragraph">
      <style:text-properties fo:language="sv" fo:country="SE"/>
    </style:style>
    <style:style style:name="P135" style:parent-style-name="Heading8" style:family="paragraph">
      <style:text-properties fo:language="sv" fo:country="SE"/>
    </style:style>
    <style:style style:name="P136" style:parent-style-name="Normal" style:family="paragraph">
      <style:text-properties fo:language="sv" fo:country="SE"/>
    </style:style>
    <style:style style:name="P137" style:parent-style-name="Normal" style:family="paragraph">
      <style:text-properties fo:language="sv" fo:country="SE"/>
    </style:style>
    <style:style style:name="T138" style:parent-style-name="DefaultParagraphFont" style:family="text">
      <style:text-properties fo:language="sv" fo:country="SE"/>
    </style:style>
    <style:style style:name="T139" style:parent-style-name="Hyperlink" style:family="text">
      <style:text-properties fo:language="sv" fo:country="SE"/>
    </style:style>
    <style:style style:name="P140" style:parent-style-name="Heading9" style:family="paragraph">
      <style:text-properties fo:language="sv" fo:country="SE"/>
    </style:style>
    <style:style style:name="P141" style:parent-style-name="Normal" style:list-style-name="LFO11" style:family="paragraph"/>
    <style:style style:name="T142" style:parent-style-name="DefaultParagraphFont" style:family="text">
      <style:text-properties fo:language="sv" fo:country="SE"/>
    </style:style>
    <style:style style:name="P143" style:parent-style-name="Normal" style:list-style-name="LFO11" style:family="paragraph">
      <style:text-properties fo:language="sv" fo:country="SE"/>
    </style:style>
    <style:style style:name="P144" style:parent-style-name="Normal" style:list-style-name="LFO11" style:family="paragraph"/>
    <style:style style:name="T145" style:parent-style-name="DefaultParagraphFont" style:family="text">
      <style:text-properties fo:language="sv" fo:country="SE"/>
    </style:style>
    <style:style style:name="P146" style:parent-style-name="Heading9" style:family="paragraph">
      <style:text-properties fo:language="sv" fo:country="SE"/>
    </style:style>
    <style:style style:name="P147" style:parent-style-name="NormalWeb" style:family="paragraph">
      <style:paragraph-properties fo:margin-top="0in" fo:margin-bottom="0in" fo:background-color="#FFFFFF"/>
      <style:text-properties style:font-name="Arial" style:font-name-complex="Arial" fo:color="#332A2A" fo:letter-spacing="0.0076in" fo:font-size="13.5pt" style:font-size-asian="13.5pt" style:font-size-complex="13.5pt" fo:language="sv" fo:country="SE"/>
    </style:style>
    <style:style style:name="P148" style:parent-style-name="NormalWeb" style:family="paragraph">
      <style:paragraph-properties fo:margin-top="0in" fo:margin-bottom="0in" fo:background-color="#FFFFFF"/>
      <style:text-properties style:font-name="Arial" style:font-name-complex="Arial" fo:color="#332A2A" fo:letter-spacing="0.0076in" fo:font-size="13.5pt" style:font-size-asian="13.5pt" style:font-size-complex="13.5pt" fo:language="sv" fo:country="SE"/>
    </style:style>
    <style:style style:name="P149" style:parent-style-name="Normal" style:family="paragraph">
      <style:text-properties fo:language="sv" fo:country="SE"/>
    </style:style>
    <style:style style:name="P150" style:parent-style-name="Heading9" style:family="paragraph">
      <style:text-properties fo:language="sv" fo:country="SE"/>
    </style:style>
    <style:style style:name="P151" style:parent-style-name="Normal" style:family="paragraph">
      <style:text-properties fo:language="sv" fo:country="SE"/>
    </style:style>
    <style:style style:name="P152" style:parent-style-name="Normal" style:family="paragraph">
      <style:text-properties fo:language="sv" fo:country="SE"/>
    </style:style>
    <style:style style:name="P153" style:parent-style-name="Heading9" style:family="paragraph">
      <style:text-properties fo:language="sv" fo:country="SE"/>
    </style:style>
    <style:style style:name="P154" style:parent-style-name="Normal" style:family="paragraph">
      <style:text-properties fo:language="sv" fo:country="SE"/>
    </style:style>
    <style:style style:name="P155" style:parent-style-name="Normal" style:family="paragraph">
      <style:text-properties fo:language="sv" fo:country="SE"/>
    </style:style>
    <style:style style:name="P156" style:parent-style-name="Heading9" style:family="paragraph">
      <style:text-properties fo:language="sv" fo:country="SE"/>
    </style:style>
    <style:style style:name="P157" style:parent-style-name="Normal" style:family="paragraph">
      <style:text-properties fo:language="sv" fo:country="SE"/>
    </style:style>
    <style:style style:name="P158" style:parent-style-name="Normal" style:family="paragraph">
      <style:text-properties fo:language="sv" fo:country="SE"/>
    </style:style>
    <style:style style:name="P159" style:parent-style-name="Normal" style:family="paragraph">
      <style:text-properties fo:language="sv" fo:country="SE"/>
    </style:style>
    <style:style style:name="P160" style:parent-style-name="Heading9" style:family="paragraph">
      <style:text-properties fo:language="sv" fo:country="SE"/>
    </style:style>
    <style:style style:name="P161" style:parent-style-name="Normal" style:family="paragraph">
      <style:text-properties fo:language="sv" fo:country="SE"/>
    </style:style>
    <style:style style:name="P162" style:parent-style-name="Normal" style:family="paragraph">
      <style:text-properties fo:language="sv" fo:country="SE"/>
    </style:style>
    <style:style style:name="P163" style:parent-style-name="Normal" style:family="paragraph">
      <style:text-properties fo:language="sv" fo:country="SE"/>
    </style:style>
    <style:style style:name="P164" style:parent-style-name="Normal" style:family="paragraph">
      <style:text-properties fo:language="sv" fo:country="SE"/>
    </style:style>
    <style:style style:name="P165" style:parent-style-name="Normal" style:family="paragraph">
      <style:text-properties fo:language="sv" fo:country="SE"/>
    </style:style>
    <style:style style:name="P166" style:parent-style-name="Normal" style:family="paragraph">
      <style:text-properties fo:language="sv" fo:country="SE"/>
    </style:style>
    <style:style style:name="P167" style:parent-style-name="Heading9" style:family="paragraph">
      <style:text-properties fo:language="sv" fo:country="SE"/>
    </style:style>
    <style:style style:name="P168" style:parent-style-name="Normal" style:family="paragraph">
      <style:text-properties fo:language="sv" fo:country="SE"/>
    </style:style>
    <style:style style:name="P169" style:parent-style-name="Normal" style:family="paragraph">
      <style:text-properties fo:language="sv" fo:country="SE"/>
    </style:style>
    <style:style style:name="P170" style:parent-style-name="Normal" style:family="paragraph">
      <style:text-properties fo:font-weight="bold" style:font-weight-asian="bold" style:font-weight-complex="bold" fo:language="sv" fo:country="SE"/>
    </style:style>
    <style:style style:name="P171" style:parent-style-name="Heading9" style:family="paragraph">
      <style:text-properties fo:language="sv" fo:country="SE"/>
    </style:style>
    <style:style style:name="P172" style:parent-style-name="Normal" style:family="paragraph">
      <style:text-properties fo:font-weight="bold" style:font-weight-asian="bold" style:font-weight-complex="bold" fo:language="sv" fo:country="SE"/>
    </style:style>
    <style:style style:name="P173" style:parent-style-name="Normal" style:family="paragraph">
      <style:text-properties fo:language="sv" fo:country="SE"/>
    </style:style>
    <style:style style:name="T174" style:parent-style-name="DefaultParagraphFont" style:family="text">
      <style:text-properties fo:language="sv" fo:country="SE"/>
    </style:style>
    <style:style style:name="T175" style:parent-style-name="Hyperlink" style:family="text">
      <style:text-properties fo:language="sv" fo:country="SE"/>
    </style:style>
    <style:style style:name="T176" style:parent-style-name="Hyperlink" style:family="text">
      <style:text-properties fo:language="sv" fo:country="SE"/>
    </style:style>
    <style:style style:name="P177" style:parent-style-name="Normal" style:family="paragraph">
      <style:text-properties fo:font-weight="bold" style:font-weight-asian="bold" style:font-weight-complex="bold" fo:language="sv" fo:country="SE"/>
    </style:style>
    <style:style style:name="P178" style:parent-style-name="Normal" style:family="paragraph">
      <style:text-properties fo:language="sv" fo:country="SE"/>
    </style:style>
    <style:style style:name="P179" style:parent-style-name="Normal" style:family="paragraph">
      <style:text-properties fo:font-weight="bold" style:font-weight-asian="bold" style:font-weight-complex="bold" fo:language="sv" fo:country="SE"/>
    </style:style>
    <style:style style:name="P180" style:parent-style-name="Normal" style:family="paragraph">
      <style:text-properties fo:language="sv" fo:country="SE"/>
    </style:style>
    <style:style style:name="P181" style:parent-style-name="Normal" style:family="paragraph">
      <style:text-properties fo:language="sv" fo:country="SE"/>
    </style:style>
    <style:style style:name="P182" style:parent-style-name="Normal" style:family="paragraph">
      <style:text-properties fo:language="sv" fo:country="SE"/>
    </style:style>
    <style:style style:name="P183" style:parent-style-name="Normal" style:family="paragraph">
      <style:text-properties fo:language="sv" fo:country="SE"/>
    </style:style>
    <style:style style:name="P184" style:parent-style-name="Heading9" style:family="paragraph">
      <style:text-properties fo:language="sv" fo:country="SE"/>
    </style:style>
    <style:style style:name="P185" style:parent-style-name="Normal" style:family="paragraph">
      <style:text-properties fo:language="sv" fo:country="SE"/>
    </style:style>
    <style:style style:name="T186" style:parent-style-name="DefaultParagraphFont" style:family="text">
      <style:text-properties fo:language="sv" fo:country="SE"/>
    </style:style>
    <style:style style:name="T187" style:parent-style-name="Hyperlink" style:family="text">
      <style:text-properties fo:language="sv" fo:country="SE"/>
    </style:style>
    <style:style style:name="P188" style:parent-style-name="Normal" style:family="paragraph">
      <style:text-properties fo:language="sv" fo:country="SE"/>
    </style:style>
    <style:style style:name="P189" style:parent-style-name="Heading9" style:family="paragraph">
      <style:text-properties fo:language="sv" fo:country="SE"/>
    </style:style>
    <style:style style:name="P190" style:parent-style-name="Normal" style:family="paragraph">
      <style:text-properties fo:language="sv" fo:country="SE"/>
    </style:style>
    <style:style style:name="P191" style:parent-style-name="Normal" style:family="paragraph">
      <style:text-properties fo:language="sv" fo:country="SE"/>
    </style:style>
    <style:style style:name="P192" style:parent-style-name="Normal" style:family="paragraph">
      <style:text-properties fo:language="sv" fo:country="SE"/>
    </style:style>
    <style:style style:name="P193" style:parent-style-name="Normal" style:family="paragraph">
      <style:text-properties fo:language="sv" fo:country="SE"/>
    </style:style>
    <style:style style:name="TableColumn195" style:family="table-column">
      <style:table-column-properties style:column-width="6.277in"/>
    </style:style>
    <style:style style:name="Table194" style:family="table">
      <style:table-properties style:width="6.277in" fo:margin-left="0in" table:align="left"/>
    </style:style>
    <style:style style:name="TableRow196" style:family="table-row">
      <style:table-row-properties/>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Normal" style:family="paragraph">
      <style:text-properties fo:font-weight="bold" style:font-weight-asian="bold" style:font-weight-complex="bold" fo:language="sv" fo:country="SE"/>
    </style:style>
    <style:style style:name="TableRow199" style:family="table-row">
      <style:table-row-properties/>
    </style:style>
    <style:style style:name="TableCell200" style:family="table-cell">
      <style:table-cell-properties fo:border="none" style:writing-mode="lr-tb" style:vertical-align="middle" fo:padding-top="0.0104in" fo:padding-left="0.0104in" fo:padding-bottom="0.0104in" fo:padding-right="0.0104in"/>
    </style:style>
    <style:style style:name="P201" style:parent-style-name="Normal" style:family="paragraph">
      <style:text-properties fo:language="sv" fo:country="SE"/>
    </style:style>
    <style:style style:name="P202" style:parent-style-name="Normal" style:family="paragraph">
      <style:text-properties fo:font-weight="bold" style:font-weight-asian="bold" style:font-weight-complex="bold" fo:language="sv" fo:country="SE"/>
    </style:style>
    <style:style style:name="P203" style:parent-style-name="Normal" style:family="paragraph">
      <style:text-properties fo:font-weight="bold" style:font-weight-asian="bold" style:font-weight-complex="bold" fo:language="sv" fo:country="SE"/>
    </style:style>
    <style:style style:name="P204" style:parent-style-name="Normal" style:family="paragraph">
      <style:text-properties fo:language="sv" fo:country="SE"/>
    </style:style>
    <style:style style:name="P205" style:parent-style-name="Heading9" style:family="paragraph">
      <style:text-properties fo:language="sv" fo:country="SE"/>
    </style:style>
    <style:style style:name="P206" style:parent-style-name="Normal" style:family="paragraph">
      <style:text-properties fo:language="sv" fo:country="SE"/>
    </style:style>
    <style:style style:name="P207" style:parent-style-name="Normal" style:family="paragraph">
      <style:text-properties fo:language="sv" fo:country="SE"/>
    </style:style>
    <style:style style:name="TableColumn209" style:family="table-column">
      <style:table-column-properties style:column-width="6.277in"/>
    </style:style>
    <style:style style:name="Table208" style:family="table">
      <style:table-properties style:width="6.277in" fo:margin-left="0in" table:align="left"/>
    </style:style>
    <style:style style:name="TableRow210" style:family="table-row">
      <style:table-row-properties/>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Normal" style:family="paragraph">
      <style:text-properties fo:font-weight="bold" style:font-weight-asian="bold" style:font-weight-complex="bold" fo:language="sv" fo:country="SE"/>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text-properties fo:language="sv" fo:country="SE"/>
    </style:style>
    <style:style style:name="P216" style:parent-style-name="Normal" style:family="paragraph">
      <style:text-properties fo:font-weight="bold" style:font-weight-asian="bold" style:font-weight-complex="bold" fo:language="sv" fo:country="SE"/>
    </style:style>
    <style:style style:name="P217" style:parent-style-name="Normal" style:family="paragraph">
      <style:text-properties fo:font-weight="bold" style:font-weight-asian="bold" style:font-weight-complex="bold" fo:language="sv" fo:country="SE"/>
    </style:style>
    <style:style style:name="P218" style:parent-style-name="Normal" style:family="paragraph">
      <style:text-properties fo:language="sv" fo:country="SE"/>
    </style:style>
    <style:style style:name="P219" style:parent-style-name="Heading9" style:family="paragraph">
      <style:text-properties fo:language="sv" fo:country="SE"/>
    </style:style>
    <style:style style:name="P220" style:parent-style-name="Normal" style:family="paragraph">
      <style:text-properties fo:language="sv" fo:country="SE"/>
    </style:style>
    <style:style style:name="TableColumn222" style:family="table-column">
      <style:table-column-properties style:column-width="6.277in"/>
    </style:style>
    <style:style style:name="Table221" style:family="table">
      <style:table-properties style:width="6.277in" fo:margin-left="0in" table:align="left"/>
    </style:style>
    <style:style style:name="TableRow223" style:family="table-row">
      <style:table-row-properties/>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Normal" style:family="paragraph">
      <style:text-properties fo:font-weight="bold" style:font-weight-asian="bold" style:font-weight-complex="bold" fo:language="sv" fo:country="SE"/>
    </style:style>
    <style:style style:name="TableRow226" style:family="table-row">
      <style:table-row-properties/>
    </style:style>
    <style:style style:name="TableCell227" style:family="table-cell">
      <style:table-cell-properties fo:border="none" style:writing-mode="lr-tb" style:vertical-align="middle" fo:padding-top="0.0104in" fo:padding-left="0.0104in" fo:padding-bottom="0.0104in" fo:padding-right="0.0104in"/>
    </style:style>
    <style:style style:name="P228" style:parent-style-name="Normal" style:family="paragraph">
      <style:text-properties fo:language="sv" fo:country="SE"/>
    </style:style>
    <style:style style:name="P229" style:parent-style-name="Normal" style:family="paragraph">
      <style:text-properties fo:font-weight="bold" style:font-weight-asian="bold" style:font-weight-complex="bold" fo:language="sv" fo:country="SE"/>
    </style:style>
    <style:style style:name="P230" style:parent-style-name="Normal" style:family="paragraph">
      <style:text-properties fo:font-weight="bold" style:font-weight-asian="bold" style:font-weight-complex="bold" fo:language="sv" fo:country="SE"/>
    </style:style>
    <style:style style:name="P231" style:parent-style-name="Normal" style:family="paragraph">
      <style:text-properties fo:language="sv" fo:country="SE"/>
    </style:style>
    <style:style style:name="P232" style:parent-style-name="Normal" style:list-style-name="LFO12" style:family="paragraph">
      <style:text-properties fo:language="sv" fo:country="SE"/>
    </style:style>
    <style:style style:name="P233" style:parent-style-name="Normal" style:list-style-name="LFO12" style:family="paragraph"/>
    <style:style style:name="P234" style:parent-style-name="Normal" style:list-style-name="LFO12" style:family="paragraph">
      <style:text-properties fo:language="sv" fo:country="SE"/>
    </style:style>
    <style:style style:name="P235" style:parent-style-name="Normal" style:list-style-name="LFO12" style:family="paragraph"/>
    <style:style style:name="T236" style:parent-style-name="DefaultParagraphFont" style:family="text">
      <style:text-properties fo:language="sv" fo:country="SE"/>
    </style:style>
    <style:style style:name="P237" style:parent-style-name="Normal" style:list-style-name="LFO12" style:family="paragraph">
      <style:text-properties fo:language="sv" fo:country="SE"/>
    </style:style>
    <style:style style:name="P238" style:parent-style-name="Normal" style:list-style-name="LFO12" style:family="paragraph">
      <style:text-properties fo:language="sv" fo:country="SE"/>
    </style:style>
    <style:style style:name="P239" style:parent-style-name="Normal" style:list-style-name="LFO12" style:family="paragraph"/>
    <style:style style:name="T240" style:parent-style-name="DefaultParagraphFont" style:family="text">
      <style:text-properties fo:language="sv" fo:country="SE"/>
    </style:style>
    <style:style style:name="P241" style:parent-style-name="Normal" style:list-style-name="LFO12" style:family="paragraph">
      <style:text-properties fo:language="sv" fo:country="SE"/>
    </style:style>
    <style:style style:name="P242" style:parent-style-name="Normal" style:list-style-name="LFO12" style:family="paragraph">
      <style:text-properties fo:language="sv" fo:country="SE"/>
    </style:style>
    <style:style style:name="P243" style:parent-style-name="Normal" style:list-style-name="LFO12" style:family="paragraph">
      <style:text-properties fo:language="sv" fo:country="SE"/>
    </style:style>
    <style:style style:name="P244" style:parent-style-name="Normal" style:family="paragraph">
      <style:text-properties fo:font-weight="bold" style:font-weight-asian="bold" style:font-weight-complex="bold" fo:language="sv" fo:country="SE"/>
    </style:style>
    <style:style style:name="P245" style:parent-style-name="Normal" style:list-style-name="LFO13" style:family="paragraph"/>
    <style:style style:name="T246" style:parent-style-name="Hyperlink" style:family="text">
      <style:text-properties fo:language="sv" fo:country="SE"/>
    </style:style>
    <style:style style:name="P247" style:parent-style-name="Normal" style:family="paragraph">
      <style:text-properties fo:language="sv" fo:country="SE"/>
    </style:style>
    <style:style style:name="P248" style:parent-style-name="Normal" style:family="paragraph">
      <style:text-properties fo:language="sv" fo:country="SE"/>
    </style:style>
    <style:style style:name="P249" style:parent-style-name="Heading6" style:family="paragraph">
      <style:text-properties fo:language="sv" fo:country="SE"/>
    </style:style>
    <style:style style:name="P250" style:parent-style-name="Normal" style:family="paragraph">
      <style:text-properties fo:language="sv" fo:country="SE"/>
    </style:style>
    <style:style style:name="P251" style:parent-style-name="Heading6" style:family="paragraph">
      <style:text-properties fo:language="sv" fo:country="SE"/>
    </style:style>
    <style:style style:name="P252" style:parent-style-name="Normal" style:family="paragraph">
      <style:text-properties fo:language="sv" fo:country="SE"/>
    </style:style>
    <style:style style:name="P253" style:parent-style-name="Normal" style:list-style-name="LFO9" style:family="paragraph">
      <style:paragraph-properties fo:margin-bottom="0in"/>
    </style:style>
    <style:style style:name="T254" style:parent-style-name="Hyperlink" style:family="text">
      <style:text-properties fo:language="sv" fo:country="SE"/>
    </style:style>
    <style:style style:name="T255" style:parent-style-name="Hyperlink" style:family="text">
      <style:text-properties fo:language="sv" fo:country="SE"/>
    </style:style>
    <style:style style:name="P256" style:parent-style-name="Normal" style:list-style-name="LFO9" style:family="paragraph">
      <style:paragraph-properties fo:margin-bottom="0in"/>
    </style:style>
    <style:style style:name="T257" style:parent-style-name="Hyperlink" style:family="text">
      <style:text-properties fo:language="sv" fo:country="SE"/>
    </style:style>
    <style:style style:name="T258" style:parent-style-name="Hyperlink" style:family="text">
      <style:text-properties fo:language="sv" fo:country="SE"/>
    </style:style>
    <style:style style:name="P259" style:parent-style-name="Normal" style:list-style-name="LFO9" style:family="paragraph">
      <style:paragraph-properties fo:margin-bottom="0in"/>
    </style:style>
    <style:style style:name="T260" style:parent-style-name="Hyperlink" style:family="text">
      <style:text-properties fo:language="sv" fo:country="SE"/>
    </style:style>
    <style:style style:name="T261" style:parent-style-name="Hyperlink" style:family="text">
      <style:text-properties fo:language="sv" fo:country="SE"/>
    </style:style>
    <style:style style:name="P262" style:parent-style-name="Normal" style:list-style-name="LFO9" style:family="paragraph">
      <style:paragraph-properties fo:margin-bottom="0in"/>
    </style:style>
    <style:style style:name="T263" style:parent-style-name="Hyperlink" style:family="text">
      <style:text-properties fo:language="sv" fo:country="SE"/>
    </style:style>
    <style:style style:name="T264" style:parent-style-name="Hyperlink" style:family="text">
      <style:text-properties fo:language="sv" fo:country="SE"/>
    </style:style>
    <style:style style:name="P265" style:parent-style-name="Normal" style:list-style-name="LFO9" style:family="paragraph">
      <style:paragraph-properties fo:margin-bottom="0in"/>
    </style:style>
    <style:style style:name="T266" style:parent-style-name="Hyperlink" style:family="text">
      <style:text-properties fo:language="sv" fo:country="SE"/>
    </style:style>
    <style:style style:name="T267" style:parent-style-name="Hyperlink" style:family="text">
      <style:text-properties fo:language="sv" fo:country="SE"/>
    </style:style>
    <style:style style:name="P268" style:parent-style-name="Normal" style:list-style-name="LFO9" style:family="paragraph">
      <style:paragraph-properties fo:margin-bottom="0in"/>
    </style:style>
    <style:style style:name="T269" style:parent-style-name="Hyperlink" style:family="text">
      <style:text-properties fo:language="sv" fo:country="SE"/>
    </style:style>
    <style:style style:name="T270" style:parent-style-name="Hyperlink" style:family="text">
      <style:text-properties fo:language="sv" fo:country="SE"/>
    </style:style>
    <style:style style:name="P271" style:parent-style-name="Normal" style:list-style-name="LFO9" style:family="paragraph">
      <style:paragraph-properties fo:margin-bottom="0in"/>
    </style:style>
    <style:style style:name="T272" style:parent-style-name="Hyperlink" style:family="text">
      <style:text-properties fo:language="sv" fo:country="SE"/>
    </style:style>
    <style:style style:name="T273" style:parent-style-name="Hyperlink" style:family="text">
      <style:text-properties fo:language="sv" fo:country="SE"/>
    </style:style>
    <style:style style:name="P274" style:parent-style-name="Normal" style:list-style-name="LFO9" style:family="paragraph">
      <style:paragraph-properties fo:margin-bottom="0in"/>
    </style:style>
    <style:style style:name="T275" style:parent-style-name="Hyperlink" style:family="text">
      <style:text-properties fo:language="sv" fo:country="SE"/>
    </style:style>
    <style:style style:name="T276" style:parent-style-name="Hyperlink" style:family="text">
      <style:text-properties fo:language="sv" fo:country="SE"/>
    </style:style>
    <style:style style:name="P277" style:parent-style-name="Normal" style:list-style-name="LFO9" style:family="paragraph">
      <style:paragraph-properties fo:margin-bottom="0in"/>
    </style:style>
    <style:style style:name="P278" style:parent-style-name="Normal" style:family="paragraph">
      <style:paragraph-properties fo:margin-bottom="0in" fo:margin-left="0.25in">
        <style:tab-stops/>
      </style:paragraph-properties>
    </style:style>
    <style:style style:name="P279" style:parent-style-name="sv-font-normal" style:family="paragraph">
      <style:paragraph-properties fo:background-color="#FFFFFF"/>
      <style:text-properties style:font-name="Helvetica" fo:color="#1B1E23" fo:language="sv" fo:country="SE"/>
    </style:style>
    <style:style style:name="P280" style:parent-style-name="sv-font-normal" style:family="paragraph">
      <style:paragraph-properties fo:background-color="#FFFFFF"/>
    </style:style>
    <style:style style:name="T281" style:parent-style-name="Hyperlink" style:family="text">
      <style:text-properties style:font-name="Helvetica" style:font-name-asian="DengXian Light" fo:color="#4A52B6" fo:language="sv" fo:country="SE"/>
    </style:style>
    <style:style style:name="P282" style:parent-style-name="Heading6" style:family="paragraph">
      <style:text-properties fo:language="sv" fo:country="SE"/>
    </style:style>
    <style:style style:name="T283" style:parent-style-name="DefaultParagraphFont" style:family="text">
      <style:text-properties fo:language="sv" fo:country="SE"/>
    </style:style>
    <style:style style:name="T284" style:parent-style-name="DefaultParagraphFont" style:family="text">
      <style:text-properties fo:language="sv" fo:country="SE"/>
    </style:style>
    <style:style style:name="T285" style:parent-style-name="Hyperlink" style:family="text">
      <style:text-properties fo:language="sv" fo:country="SE"/>
    </style:style>
    <style:style style:name="T286" style:parent-style-name="Hyperlink" style:family="text">
      <style:text-properties fo:language="sv" fo:country="SE"/>
    </style:style>
    <style:style style:name="P287" style:parent-style-name="Normal" style:family="paragraph">
      <style:text-properties fo:font-weight="bold" style:font-weight-asian="bold" style:font-weight-complex="bold"/>
    </style:style>
    <style:style style:name="P288" style:parent-style-name="ListParagraph" style:list-style-name="LFO10" style:family="paragraph">
      <style:text-properties fo:language="sv" fo:country="SE"/>
    </style:style>
    <style:style style:name="P289" style:parent-style-name="sv-font-normal" style:family="paragraph">
      <style:paragraph-properties fo:margin-left="0.25in" fo:background-color="#FFFFFF">
        <style:tab-stops/>
      </style:paragraph-properties>
      <style:text-properties style:font-name="Helvetica" fo:color="#1B1E23" fo:language="sv" fo:country="SE"/>
    </style:style>
    <style:style style:name="P290" style:parent-style-name="sv-font-normal" style:family="paragraph">
      <style:paragraph-properties fo:margin-left="0.25in" fo:background-color="#FFFFFF">
        <style:tab-stops/>
      </style:paragraph-properties>
      <style:text-properties style:font-name="Helvetica" fo:color="#1B1E23" fo:language="sv" fo:country="SE"/>
    </style:style>
    <style:style style:name="P291" style:parent-style-name="ListParagraph" style:family="paragraph">
      <style:text-properties fo:language="sv" fo:country="SE"/>
    </style:style>
    <style:style style:name="P292" style:parent-style-name="ListParagraph" style:list-style-name="LFO10" style:family="paragraph">
      <style:text-properties fo:language="sv" fo:country="SE"/>
    </style:style>
    <style:style style:name="P293" style:parent-style-name="Normal" style:family="paragraph">
      <style:paragraph-properties fo:margin-left="0.25in">
        <style:tab-stops/>
      </style:paragraph-properties>
      <style:text-properties fo:language="sv" fo:country="SE"/>
    </style:style>
    <style:style style:name="P294" style:parent-style-name="Normal" style:family="paragraph">
      <style:paragraph-properties fo:margin-left="0.25in">
        <style:tab-stops/>
      </style:paragraph-properties>
      <style:text-properties fo:language="sv" fo:country="SE"/>
    </style:style>
    <style:style style:name="P295" style:parent-style-name="ListParagraph" style:list-style-name="LFO10" style:family="paragraph">
      <style:text-properties fo:language="sv" fo:country="SE"/>
    </style:style>
    <style:style style:name="P296" style:parent-style-name="sv-font-normal" style:family="paragraph">
      <style:paragraph-properties fo:margin-left="0.25in" fo:background-color="#FFFFFF">
        <style:tab-stops/>
      </style:paragraph-properties>
      <style:text-properties style:font-name="Helvetica" fo:color="#1B1E23" fo:language="sv" fo:country="SE"/>
    </style:style>
    <style:style style:name="P297" style:parent-style-name="sv-font-normal" style:family="paragraph">
      <style:paragraph-properties fo:margin-left="0.25in" fo:background-color="#FFFFFF">
        <style:tab-stops/>
      </style:paragraph-properties>
      <style:text-properties style:font-name="Helvetica" fo:color="#1B1E23" fo:language="sv" fo:country="SE"/>
    </style:style>
    <style:style style:name="P298" style:parent-style-name="sv-font-normal" style:family="paragraph">
      <style:paragraph-properties fo:margin-left="0.25in" fo:background-color="#FFFFFF">
        <style:tab-stops/>
      </style:paragraph-properties>
      <style:text-properties style:font-name="Helvetica" fo:color="#1B1E23" fo:language="sv" fo:country="SE"/>
    </style:style>
    <style:style style:name="P299" style:parent-style-name="ListParagraph" style:list-style-name="LFO10" style:family="paragraph">
      <style:text-properties fo:language="sv" fo:country="SE"/>
    </style:style>
    <style:style style:name="P300" style:parent-style-name="sv-font-normal" style:family="paragraph">
      <style:paragraph-properties fo:margin-left="0.25in" fo:background-color="#FFFFFF">
        <style:tab-stops/>
      </style:paragraph-properties>
      <style:text-properties style:font-name="Helvetica" fo:color="#1B1E23" fo:language="sv" fo:country="SE"/>
    </style:style>
    <style:style style:name="P301" style:parent-style-name="sv-font-normal" style:family="paragraph">
      <style:paragraph-properties fo:margin-left="0.25in" fo:background-color="#FFFFFF">
        <style:tab-stops/>
      </style:paragraph-properties>
      <style:text-properties style:font-name="Helvetica" fo:color="#1B1E23" fo:language="sv" fo:country="SE"/>
    </style:style>
    <style:style style:name="P302" style:parent-style-name="Normal" style:family="paragraph">
      <style:paragraph-properties fo:margin-left="0.25in">
        <style:tab-stops/>
      </style:paragraph-properties>
      <style:text-properties fo:language="sv" fo:country="SE"/>
    </style:style>
    <style:style style:name="P303" style:parent-style-name="ListParagraph" style:list-style-name="LFO10" style:family="paragraph">
      <style:text-properties fo:language="sv" fo:country="SE"/>
    </style:style>
    <style:style style:name="P304" style:parent-style-name="sv-font-normal" style:family="paragraph">
      <style:paragraph-properties fo:margin-left="0.25in" fo:background-color="#FFFFFF">
        <style:tab-stops/>
      </style:paragraph-properties>
      <style:text-properties style:font-name="Helvetica" fo:color="#1B1E23" fo:language="sv" fo:country="SE"/>
    </style:style>
    <style:style style:name="P305" style:parent-style-name="sv-font-normal" style:family="paragraph">
      <style:paragraph-properties fo:margin-left="0.25in" fo:background-color="#FFFFFF">
        <style:tab-stops/>
      </style:paragraph-properties>
      <style:text-properties style:font-name="Helvetica" fo:color="#1B1E23" fo:language="sv" fo:country="SE"/>
    </style:style>
    <style:style style:name="P306" style:parent-style-name="sv-font-normal" style:family="paragraph">
      <style:paragraph-properties fo:margin-left="0.25in" fo:background-color="#FFFFFF">
        <style:tab-stops/>
      </style:paragraph-properties>
      <style:text-properties style:font-name="Helvetica" fo:color="#1B1E23" fo:language="sv" fo:country="SE"/>
    </style:style>
    <style:style style:name="P307" style:parent-style-name="ListParagraph" style:list-style-name="LFO10" style:family="paragraph">
      <style:text-properties fo:language="sv" fo:country="SE"/>
    </style:style>
    <style:style style:name="P308" style:parent-style-name="Normal" style:family="paragraph">
      <style:paragraph-properties fo:margin-left="0.25in">
        <style:tab-stops/>
      </style:paragraph-properties>
      <style:text-properties fo:language="sv" fo:country="SE"/>
    </style:style>
    <style:style style:name="P309" style:parent-style-name="Normal" style:family="paragraph">
      <style:paragraph-properties fo:margin-left="0.25in">
        <style:tab-stops/>
      </style:paragraph-properties>
      <style:text-properties fo:language="sv" fo:country="SE"/>
    </style:style>
    <style:style style:name="P310" style:parent-style-name="ListParagraph" style:list-style-name="LFO10" style:family="paragraph">
      <style:text-properties fo:language="sv" fo:country="SE"/>
    </style:style>
    <style:style style:name="P311" style:parent-style-name="Normal" style:family="paragraph">
      <style:paragraph-properties fo:margin-left="0.25in">
        <style:tab-stops/>
      </style:paragraph-properties>
      <style:text-properties fo:language="sv" fo:country="SE"/>
    </style:style>
    <style:style style:name="P312" style:parent-style-name="Normal" style:family="paragraph">
      <style:text-properties fo:language="sv" fo:country="SE"/>
    </style:style>
    <style:style style:name="P313" style:parent-style-name="Heading5" style:family="paragraph">
      <style:text-properties fo:language="sv" fo:country="SE"/>
    </style:style>
    <style:style style:name="P314" style:parent-style-name="Normal" style:family="paragraph">
      <style:text-properties fo:language="sv" fo:country="SE"/>
    </style:style>
    <style:style style:name="T315" style:parent-style-name="Hyperlink" style:family="text">
      <style:text-properties fo:language="sv" fo:country="SE"/>
    </style:style>
    <style:style style:name="P316" style:parent-style-name="Normal" style:family="paragraph">
      <style:text-properties fo:language="sv" fo:country="SE"/>
    </style:style>
    <style:style style:name="P317" style:parent-style-name="Heading5" style:family="paragraph">
      <style:text-properties fo:language="sv" fo:country="SE"/>
    </style:style>
    <style:style style:name="P318" style:parent-style-name="Normal" style:family="paragraph">
      <style:text-properties fo:language="sv" fo:country="SE"/>
    </style:style>
    <style:style style:name="T319" style:parent-style-name="Hyperlink" style:family="text">
      <style:text-properties fo:language="sv" fo:country="SE"/>
    </style:style>
    <style:style style:name="P320" style:parent-style-name="Normal" style:family="paragraph">
      <style:text-properties fo:language="sv" fo:country="SE"/>
    </style:style>
    <style:style style:name="P321" style:parent-style-name="Normal" style:family="paragraph">
      <style:text-properties fo:font-weight="bold" style:font-weight-asian="bold" style:font-weight-complex="bold" fo:language="sv" fo:country="SE"/>
    </style:style>
    <style:style style:name="P322" style:parent-style-name="Normal" style:family="paragraph">
      <style:text-properties fo:language="sv" fo:country="SE"/>
    </style:style>
    <style:style style:name="P323" style:parent-style-name="Normal" style:family="paragraph">
      <style:text-properties fo:language="sv" fo:country="SE"/>
    </style:style>
    <style:style style:name="P324" style:parent-style-name="Normal" style:family="paragraph">
      <style:text-properties fo:font-weight="bold" style:font-weight-asian="bold" style:font-weight-complex="bold" fo:language="sv" fo:country="SE"/>
    </style:style>
    <style:style style:name="P325" style:parent-style-name="Normal" style:family="paragraph">
      <style:text-properties fo:language="sv" fo:country="SE"/>
    </style:style>
    <style:style style:name="P326" style:parent-style-name="Normal" style:family="paragraph">
      <style:text-properties fo:language="sv" fo:country="SE"/>
    </style:style>
    <style:style style:name="P327" style:parent-style-name="Normal" style:family="paragraph">
      <style:text-properties fo:language="sv" fo:country="SE"/>
    </style:style>
    <style:style style:name="T328" style:parent-style-name="Hyperlink" style:family="text">
      <style:text-properties fo:language="sv" fo:country="SE"/>
    </style:style>
    <style:style style:name="P329" style:parent-style-name="Normal" style:family="paragraph">
      <style:text-properties fo:font-weight="bold" style:font-weight-asian="bold" style:font-weight-complex="bold" fo:language="sv" fo:country="SE"/>
    </style:style>
    <style:style style:name="P330" style:parent-style-name="Normal" style:family="paragraph">
      <style:text-properties fo:language="sv" fo:country="SE"/>
    </style:style>
    <style:style style:name="P331" style:parent-style-name="Normal" style:family="paragraph">
      <style:text-properties fo:language="sv" fo:country="SE"/>
    </style:style>
    <style:style style:name="P332" style:parent-style-name="Normal" style:list-style-name="LFO14" style:family="paragraph">
      <style:text-properties fo:language="sv" fo:country="SE"/>
    </style:style>
    <style:style style:name="P333" style:parent-style-name="Normal" style:list-style-name="LFO14" style:family="paragraph">
      <style:text-properties fo:language="sv" fo:country="SE"/>
    </style:style>
    <style:style style:name="P334" style:parent-style-name="Normal" style:list-style-name="LFO14" style:family="paragraph">
      <style:text-properties fo:language="sv" fo:country="SE"/>
    </style:style>
    <style:style style:name="P335" style:parent-style-name="Normal" style:list-style-name="LFO14" style:family="paragraph">
      <style:text-properties fo:language="sv" fo:country="SE"/>
    </style:style>
    <style:style style:name="P336" style:parent-style-name="Normal" style:list-style-name="LFO14" style:family="paragraph"/>
    <style:style style:name="P337" style:parent-style-name="Normal" style:family="paragraph">
      <style:text-properties fo:font-weight="bold" style:font-weight-asian="bold" style:font-weight-complex="bold" fo:language="sv" fo:country="SE"/>
    </style:style>
    <style:style style:name="P338" style:parent-style-name="Normal" style:family="paragraph">
      <style:text-properties fo:language="sv" fo:country="SE"/>
    </style:style>
    <style:style style:name="P339" style:parent-style-name="Normal" style:family="paragraph">
      <style:text-properties fo:font-weight="bold" style:font-weight-asian="bold" style:font-weight-complex="bold" fo:language="sv" fo:country="SE"/>
    </style:style>
    <style:style style:name="P340" style:parent-style-name="Normal" style:family="paragraph">
      <style:text-properties fo:language="sv" fo:country="SE"/>
    </style:style>
    <style:style style:name="T341" style:parent-style-name="Hyperlink" style:family="text">
      <style:text-properties fo:language="sv" fo:country="SE"/>
    </style:style>
    <style:style style:name="T342" style:parent-style-name="Hyperlink" style:family="text">
      <style:text-properties fo:language="sv" fo:country="SE"/>
    </style:style>
    <style:style style:name="P343" style:parent-style-name="Normal" style:family="paragraph">
      <style:text-properties fo:font-weight="bold" style:font-weight-asian="bold" style:font-weight-complex="bold" fo:language="sv" fo:country="SE"/>
    </style:style>
    <style:style style:name="P344" style:parent-style-name="Normal" style:family="paragraph">
      <style:text-properties fo:language="sv" fo:country="SE"/>
    </style:style>
    <style:style style:name="P345" style:parent-style-name="Normal" style:family="paragraph">
      <style:text-properties fo:font-weight="bold" style:font-weight-asian="bold" style:font-weight-complex="bold" fo:language="sv" fo:country="SE"/>
    </style:style>
    <style:style style:name="P346" style:parent-style-name="Normal" style:family="paragraph">
      <style:text-properties fo:font-weight="bold" style:font-weight-asian="bold" style:font-weight-complex="bold" fo:language="sv" fo:country="SE"/>
    </style:style>
    <style:style style:name="P347" style:parent-style-name="Normal" style:family="paragraph">
      <style:text-properties fo:language="sv" fo:country="SE"/>
    </style:style>
    <style:style style:name="P348" style:parent-style-name="Normal" style:family="paragraph">
      <style:text-properties fo:language="sv" fo:country="SE"/>
    </style:style>
    <style:style style:name="P349" style:parent-style-name="Normal" style:family="paragraph">
      <style:text-properties fo:font-weight="bold" style:font-weight-asian="bold" style:font-weight-complex="bold" fo:language="sv" fo:country="SE"/>
    </style:style>
    <style:style style:name="P350" style:parent-style-name="Normal" style:family="paragraph">
      <style:text-properties fo:language="sv" fo:country="SE"/>
    </style:style>
    <style:style style:name="P351" style:parent-style-name="Normal" style:family="paragraph">
      <style:text-properties fo:font-weight="bold" style:font-weight-asian="bold" style:font-weight-complex="bold" fo:language="sv" fo:country="SE"/>
    </style:style>
    <style:style style:name="P352" style:parent-style-name="Normal" style:family="paragraph">
      <style:text-properties fo:font-weight="bold" style:font-weight-asian="bold" style:font-weight-complex="bold" fo:language="sv" fo:country="SE"/>
    </style:style>
    <style:style style:name="P353" style:parent-style-name="Normal" style:family="paragraph">
      <style:text-properties fo:language="sv" fo:country="SE"/>
    </style:style>
    <style:style style:name="P354" style:parent-style-name="Normal" style:family="paragraph">
      <style:text-properties fo:font-weight="bold" style:font-weight-asian="bold" style:font-weight-complex="bold" fo:language="sv" fo:country="SE"/>
    </style:style>
    <style:style style:name="P355" style:parent-style-name="Normal" style:family="paragraph">
      <style:text-properties fo:language="sv" fo:country="SE"/>
    </style:style>
    <style:style style:name="P356" style:parent-style-name="Normal" style:family="paragraph">
      <style:text-properties fo:font-weight="bold" style:font-weight-asian="bold" style:font-weight-complex="bold" fo:language="sv" fo:country="SE"/>
    </style:style>
    <style:style style:name="P357" style:parent-style-name="Normal" style:family="paragraph">
      <style:text-properties fo:language="sv" fo:country="SE"/>
    </style:style>
    <style:style style:name="P358" style:parent-style-name="Normal" style:family="paragraph">
      <style:text-properties fo:font-weight="bold" style:font-weight-asian="bold" style:font-weight-complex="bold" fo:language="sv" fo:country="SE"/>
    </style:style>
    <style:style style:name="P359" style:parent-style-name="Normal" style:family="paragraph">
      <style:text-properties fo:language="sv" fo:country="SE"/>
    </style:style>
    <style:style style:name="P360" style:parent-style-name="Normal" style:family="paragraph">
      <style:text-properties fo:font-weight="bold" style:font-weight-asian="bold" style:font-weight-complex="bold" fo:language="sv" fo:country="SE"/>
    </style:style>
    <style:style style:name="P361" style:parent-style-name="Normal" style:family="paragraph">
      <style:text-properties fo:language="sv" fo:country="SE"/>
    </style:style>
    <style:style style:name="P362" style:parent-style-name="Normal" style:family="paragraph">
      <style:text-properties fo:font-weight="bold" style:font-weight-asian="bold" style:font-weight-complex="bold" fo:language="sv" fo:country="SE"/>
    </style:style>
    <style:style style:name="P363" style:parent-style-name="Normal" style:family="paragraph">
      <style:text-properties fo:language="sv" fo:country="SE"/>
    </style:style>
    <style:style style:name="P364" style:parent-style-name="Normal" style:family="paragraph">
      <style:text-properties fo:font-weight="bold" style:font-weight-asian="bold" style:font-weight-complex="bold" fo:language="sv" fo:country="SE"/>
    </style:style>
    <style:style style:name="P365" style:parent-style-name="Normal" style:family="paragraph">
      <style:text-properties fo:font-weight="bold" style:font-weight-asian="bold" style:font-weight-complex="bold" fo:language="sv" fo:country="SE"/>
    </style:style>
    <style:style style:name="P366" style:parent-style-name="Normal" style:family="paragraph">
      <style:text-properties fo:language="sv" fo:country="SE"/>
    </style:style>
    <style:style style:name="T367" style:parent-style-name="DefaultParagraphFont" style:family="text">
      <style:text-properties fo:language="sv" fo:country="SE"/>
    </style:style>
    <style:style style:name="T368" style:parent-style-name="DefaultParagraphFont" style:family="text">
      <style:text-properties fo:font-weight="bold" style:font-weight-asian="bold" style:font-weight-complex="bold" fo:language="sv" fo:country="SE"/>
    </style:style>
    <style:style style:name="T369" style:parent-style-name="DefaultParagraphFont" style:family="text">
      <style:text-properties fo:language="sv" fo:country="SE"/>
    </style:style>
    <style:style style:name="T370" style:parent-style-name="DefaultParagraphFont" style:family="text">
      <style:text-properties fo:font-weight="bold" style:font-weight-asian="bold" style:font-weight-complex="bold" fo:language="sv" fo:country="SE"/>
    </style:style>
    <style:style style:name="T371" style:parent-style-name="DefaultParagraphFont" style:family="text">
      <style:text-properties fo:language="sv" fo:country="SE"/>
    </style:style>
    <style:style style:name="P372" style:parent-style-name="Normal" style:family="paragraph">
      <style:text-properties fo:font-weight="bold" style:font-weight-asian="bold" style:font-weight-complex="bold" fo:language="sv" fo:country="SE"/>
    </style:style>
    <style:style style:name="P373" style:parent-style-name="Normal" style:family="paragraph">
      <style:text-properties fo:language="sv" fo:country="SE"/>
    </style:style>
    <style:style style:name="T374" style:parent-style-name="Hyperlink" style:family="text">
      <style:text-properties fo:language="sv" fo:country="SE"/>
    </style:style>
    <style:style style:name="T375" style:parent-style-name="Hyperlink" style:family="text">
      <style:text-properties fo:language="sv" fo:country="SE"/>
    </style:style>
    <style:style style:name="P376" style:parent-style-name="Normal" style:family="paragraph">
      <style:text-properties fo:language="sv" fo:country="SE"/>
    </style:style>
    <style:style style:name="P377" style:parent-style-name="Normal" style:family="paragraph">
      <style:text-properties fo:font-weight="bold" style:font-weight-asian="bold" style:font-weight-complex="bold" fo:language="sv" fo:country="SE"/>
    </style:style>
    <style:style style:name="P378" style:parent-style-name="Normal" style:family="paragraph">
      <style:text-properties fo:language="sv" fo:country="SE"/>
    </style:style>
    <style:style style:name="P379" style:parent-style-name="Normal" style:family="paragraph">
      <style:text-properties fo:font-weight="bold" style:font-weight-asian="bold" style:font-weight-complex="bold" fo:language="sv" fo:country="SE"/>
    </style:style>
    <style:style style:name="P380" style:parent-style-name="Normal" style:family="paragraph">
      <style:text-properties fo:language="sv" fo:country="SE"/>
    </style:style>
    <style:style style:name="P381" style:parent-style-name="Normal" style:family="paragraph">
      <style:text-properties fo:language="sv" fo:country="SE"/>
    </style:style>
    <style:style style:name="P382" style:parent-style-name="Normal" style:family="paragraph">
      <style:text-properties fo:language="sv" fo:country="SE"/>
    </style:style>
    <style:style style:name="P383" style:parent-style-name="Heading5" style:family="paragraph">
      <style:text-properties fo:language="sv" fo:country="SE"/>
    </style:style>
    <style:style style:name="P384" style:parent-style-name="Normal" style:family="paragraph">
      <style:text-properties fo:language="sv" fo:country="SE"/>
    </style:style>
    <style:style style:name="T385" style:parent-style-name="Hyperlink" style:family="text">
      <style:text-properties fo:language="sv" fo:country="SE"/>
    </style:style>
    <style:style style:name="P386" style:parent-style-name="Normal" style:family="paragraph">
      <style:text-properties fo:language="sv" fo:country="SE"/>
    </style:style>
    <style:style style:name="P387" style:parent-style-name="Normal" style:family="paragraph">
      <style:text-properties fo:language="sv" fo:country="SE"/>
    </style:style>
    <style:style style:name="P388" style:parent-style-name="Normal" style:family="paragraph">
      <style:text-properties fo:language="sv" fo:country="SE"/>
    </style:style>
    <style:style style:name="T389" style:parent-style-name="Hyperlink" style:family="text">
      <style:text-properties fo:font-weight="bold" style:font-weight-asian="bold" style:font-weight-complex="bold" fo:language="sv" fo:country="SE"/>
    </style:style>
    <style:style style:name="P390" style:parent-style-name="Normal" style:family="paragraph">
      <style:text-properties fo:language="sv" fo:country="SE"/>
    </style:style>
    <style:style style:name="T391" style:parent-style-name="Hyperlink" style:family="text">
      <style:text-properties fo:font-weight="bold" style:font-weight-asian="bold" style:font-weight-complex="bold" fo:language="sv" fo:country="SE"/>
    </style:style>
    <style:style style:name="T392" style:parent-style-name="Hyperlink" style:family="text">
      <style:text-properties fo:font-weight="bold" style:font-weight-asian="bold" style:font-weight-complex="bold" fo:language="sv" fo:country="SE"/>
    </style:style>
    <style:style style:name="P393" style:parent-style-name="Normal" style:family="paragraph">
      <style:text-properties fo:language="sv" fo:country="SE"/>
    </style:style>
    <style:style style:name="T394" style:parent-style-name="Hyperlink" style:family="text">
      <style:text-properties fo:font-weight="bold" style:font-weight-asian="bold" style:font-weight-complex="bold" fo:language="sv" fo:country="SE"/>
    </style:style>
    <style:style style:name="P395" style:parent-style-name="Normal" style:family="paragraph">
      <style:text-properties fo:language="sv" fo:country="SE"/>
    </style:style>
    <style:style style:name="T396" style:parent-style-name="Hyperlink" style:family="text">
      <style:text-properties fo:font-weight="bold" style:font-weight-asian="bold" style:font-weight-complex="bold" fo:language="sv" fo:country="SE"/>
    </style:style>
    <style:style style:name="P397" style:parent-style-name="Normal" style:family="paragraph">
      <style:text-properties fo:language="sv" fo:country="SE"/>
    </style:style>
    <style:style style:name="P398" style:parent-style-name="Normal" style:family="paragraph">
      <style:text-properties fo:language="sv" fo:country="SE"/>
    </style:style>
    <style:style style:name="P399" style:parent-style-name="Normal" style:family="paragraph">
      <style:text-properties fo:language="sv" fo:country="SE"/>
    </style:style>
    <style:style style:name="T400" style:parent-style-name="Hyperlink" style:family="text">
      <style:text-properties fo:font-weight="bold" style:font-weight-asian="bold" style:font-weight-complex="bold" fo:language="sv" fo:country="SE"/>
    </style:style>
    <style:style style:name="P401" style:parent-style-name="Normal" style:family="paragraph">
      <style:text-properties fo:language="sv" fo:country="SE"/>
    </style:style>
    <style:style style:name="P402" style:parent-style-name="Normal" style:family="paragraph">
      <style:text-properties fo:language="sv" fo:country="SE"/>
    </style:style>
    <style:style style:name="P403" style:parent-style-name="Heading3" style:family="paragraph">
      <style:text-properties fo:language="sv" fo:country="SE"/>
    </style:style>
    <style:style style:name="P404" style:parent-style-name="Normal" style:family="paragraph">
      <style:text-properties fo:language="sv" fo:country="SE"/>
    </style:style>
    <style:style style:name="P405" style:parent-style-name="Normal" style:list-style-name="LFO15" style:family="paragraph">
      <style:text-properties fo:language="sv" fo:country="SE"/>
    </style:style>
    <style:style style:name="P406" style:parent-style-name="Normal" style:list-style-name="LFO15" style:family="paragraph">
      <style:text-properties fo:language="sv" fo:country="SE"/>
    </style:style>
    <style:style style:name="P407" style:parent-style-name="Normal" style:list-style-name="LFO15" style:family="paragraph">
      <style:text-properties fo:language="sv" fo:country="SE"/>
    </style:style>
    <style:style style:name="P408" style:parent-style-name="Normal" style:list-style-name="LFO15" style:family="paragraph">
      <style:text-properties fo:language="sv" fo:country="SE"/>
    </style:style>
    <style:style style:name="P409" style:parent-style-name="Normal" style:family="paragraph">
      <style:text-properties fo:language="sv" fo:country="SE"/>
    </style:style>
    <style:style style:name="T410" style:parent-style-name="Hyperlink" style:family="text">
      <style:text-properties fo:language="sv" fo:country="SE"/>
    </style:style>
    <style:style style:name="P411" style:parent-style-name="Normal" style:family="paragraph">
      <style:text-properties fo:language="sv" fo:country="SE"/>
    </style:style>
    <style:style style:name="T412" style:parent-style-name="Hyperlink" style:family="text">
      <style:text-properties fo:language="sv" fo:country="SE"/>
    </style:style>
    <style:style style:name="P413" style:parent-style-name="Normal" style:family="paragraph">
      <style:text-properties fo:language="sv" fo:country="SE"/>
    </style:style>
    <style:style style:name="P414" style:parent-style-name="Heading3" style:family="paragraph">
      <style:text-properties fo:language="sv" fo:country="SE"/>
    </style:style>
    <style:style style:name="P415" style:parent-style-name="Normal" style:family="paragraph">
      <style:text-properties fo:language="sv" fo:country="SE"/>
    </style:style>
    <style:style style:name="P416" style:parent-style-name="Normal" style:family="paragraph">
      <style:text-properties fo:language="sv" fo:country="SE"/>
    </style:style>
    <style:style style:name="P417" style:parent-style-name="Normal" style:family="paragraph">
      <style:text-properties fo:language="sv" fo:country="SE"/>
    </style:style>
    <style:style style:name="P418" style:parent-style-name="Normal" style:family="paragraph">
      <style:text-properties fo:language="sv" fo:country="SE"/>
    </style:style>
    <style:style style:name="P419" style:parent-style-name="Normal" style:family="paragraph">
      <style:text-properties fo:language="sv" fo:country="SE"/>
    </style:style>
    <style:style style:name="T420" style:parent-style-name="Hyperlink" style:family="text">
      <style:text-properties fo:language="sv" fo:country="SE"/>
    </style:style>
    <style:style style:name="P421" style:parent-style-name="Normal" style:family="paragraph">
      <style:text-properties fo:language="sv" fo:country="SE"/>
    </style:style>
    <style:style style:name="P422" style:parent-style-name="Normal" style:family="paragraph">
      <style:text-properties fo:language="sv" fo:country="SE"/>
    </style:style>
    <style:style style:name="P423" style:parent-style-name="Normal" style:family="paragraph">
      <style:text-properties fo:language="sv" fo:country="SE"/>
    </style:style>
    <style:style style:name="P424" style:parent-style-name="Normal" style:family="paragraph">
      <style:text-properties fo:language="sv" fo:country="SE"/>
    </style:style>
    <style:style style:name="P425" style:parent-style-name="Normal" style:family="paragraph">
      <style:text-properties fo:language="sv" fo:country="SE"/>
    </style:style>
    <style:style style:name="P426" style:parent-style-name="Heading3" style:family="paragraph">
      <style:text-properties fo:language="sv" fo:country="SE"/>
    </style:style>
    <style:style style:name="P427" style:parent-style-name="Normal" style:family="paragraph">
      <style:text-properties fo:language="sv" fo:country="SE"/>
    </style:style>
    <style:style style:name="T428" style:parent-style-name="Hyperlink" style:family="text">
      <style:text-properties fo:language="sv" fo:country="SE"/>
    </style:style>
    <style:style style:name="P429" style:parent-style-name="Normal" style:family="paragraph">
      <style:text-properties fo:language="sv" fo:country="SE"/>
    </style:style>
    <style:style style:name="P430" style:parent-style-name="Normal" style:family="paragraph">
      <style:text-properties fo:language="sv" fo:country="SE"/>
    </style:style>
    <style:style style:name="P431" style:parent-style-name="Normal" style:family="paragraph">
      <style:text-properties fo:language="sv" fo:country="SE"/>
    </style:style>
    <style:style style:name="P432" style:parent-style-name="Heading3" style:family="paragraph">
      <style:text-properties fo:language="sv" fo:country="SE"/>
    </style:style>
    <style:style style:name="P433" style:parent-style-name="Normal" style:family="paragraph">
      <style:text-properties fo:language="sv" fo:country="SE"/>
    </style:style>
    <style:style style:name="P434" style:parent-style-name="Normal" style:family="paragraph">
      <style:text-properties fo:language="sv" fo:country="SE"/>
    </style:style>
    <style:style style:name="P435" style:parent-style-name="Normal" style:family="paragraph">
      <style:text-properties fo:language="sv" fo:country="SE"/>
    </style:style>
    <style:style style:name="P436" style:parent-style-name="Heading3" style:family="paragraph">
      <style:text-properties fo:language="sv" fo:country="SE"/>
    </style:style>
    <style:style style:name="P437" style:parent-style-name="Heading4" style:family="paragraph">
      <style:text-properties fo:language="sv" fo:country="SE"/>
    </style:style>
    <style:style style:name="P438" style:parent-style-name="Heading4" style:family="paragraph">
      <style:text-properties fo:language="sv" fo:country="SE"/>
    </style:style>
    <style:style style:name="P439" style:parent-style-name="Normal" style:family="paragraph">
      <style:text-properties fo:language="sv" fo:country="SE"/>
    </style:style>
    <style:style style:name="P440" style:parent-style-name="Normal" style:family="paragraph">
      <style:text-properties fo:language="sv" fo:country="SE"/>
    </style:style>
    <style:style style:name="P441" style:parent-style-name="Normal" style:family="paragraph">
      <style:text-properties fo:language="sv" fo:country="SE"/>
    </style:style>
    <style:style style:name="P442" style:parent-style-name="Normal" style:family="paragraph">
      <style:text-properties fo:language="sv" fo:country="SE"/>
    </style:style>
    <style:style style:name="P443" style:parent-style-name="Normal" style:family="paragraph">
      <style:text-properties fo:language="sv" fo:country="SE"/>
    </style:style>
    <style:style style:name="P444" style:parent-style-name="Normal" style:family="paragraph">
      <style:text-properties fo:language="sv" fo:country="SE"/>
    </style:style>
    <style:style style:name="P445" style:parent-style-name="Normal" style:family="paragraph">
      <style:text-properties fo:language="sv" fo:country="SE"/>
    </style:style>
    <style:style style:name="P446" style:parent-style-name="Normal" style:family="paragraph">
      <style:text-properties fo:language="sv" fo:country="SE"/>
    </style:style>
    <style:style style:name="P447" style:parent-style-name="Normal" style:family="paragraph">
      <style:text-properties fo:language="sv" fo:country="SE"/>
    </style:style>
    <style:style style:name="P448" style:parent-style-name="Normal" style:family="paragraph">
      <style:text-properties fo:language="sv" fo:country="SE"/>
    </style:style>
    <style:style style:name="P449" style:parent-style-name="Normal" style:family="paragraph">
      <style:text-properties fo:language="sv" fo:country="SE"/>
    </style:style>
    <style:style style:name="P450" style:parent-style-name="Heading4" style:family="paragraph">
      <style:text-properties fo:language="sv" fo:country="SE"/>
    </style:style>
    <style:style style:name="P451" style:parent-style-name="Normal" style:family="paragraph">
      <style:text-properties fo:language="sv" fo:country="SE"/>
    </style:style>
    <style:style style:name="P452" style:parent-style-name="Normal" style:family="paragraph">
      <style:text-properties fo:language="sv" fo:country="SE"/>
    </style:style>
    <style:style style:name="P453" style:parent-style-name="Normal" style:family="paragraph">
      <style:text-properties fo:language="sv" fo:country="SE"/>
    </style:style>
    <style:style style:name="P454" style:parent-style-name="Heading3" style:family="paragraph">
      <style:text-properties fo:language="sv" fo:country="SE"/>
    </style:style>
    <style:style style:name="P455" style:parent-style-name="Heading4" style:family="paragraph">
      <style:text-properties fo:language="sv" fo:country="SE"/>
    </style:style>
    <style:style style:name="P456" style:parent-style-name="Normal" style:family="paragraph">
      <style:text-properties fo:font-weight="bold" style:font-weight-asian="bold" style:font-weight-complex="bold" fo:language="sv" fo:country="SE"/>
    </style:style>
    <style:style style:name="P457" style:parent-style-name="Normal" style:family="paragraph">
      <style:text-properties fo:font-weight="bold" style:font-weight-asian="bold" style:font-weight-complex="bold" fo:language="sv" fo:country="SE"/>
    </style:style>
    <style:style style:name="P458" style:parent-style-name="Normal" style:family="paragraph">
      <style:text-properties fo:font-weight="bold" style:font-weight-asian="bold" style:font-weight-complex="bold" fo:language="sv" fo:country="SE"/>
    </style:style>
    <style:style style:name="T459" style:parent-style-name="Hyperlink" style:family="text">
      <style:text-properties fo:font-weight="bold" style:font-weight-asian="bold" style:font-weight-complex="bold" fo:language="sv" fo:country="SE"/>
    </style:style>
    <style:style style:name="P460" style:parent-style-name="Normal" style:family="paragraph">
      <style:text-properties fo:font-weight="bold" style:font-weight-asian="bold" style:font-weight-complex="bold" fo:language="sv" fo:country="SE"/>
    </style:style>
    <style:style style:name="P461" style:parent-style-name="Heading4" style:family="paragraph">
      <style:text-properties fo:language="sv" fo:country="SE"/>
    </style:style>
    <style:style style:name="P462" style:parent-style-name="Normal" style:family="paragraph">
      <style:text-properties fo:font-weight="bold" style:font-weight-asian="bold" style:font-weight-complex="bold" fo:language="sv" fo:country="SE"/>
    </style:style>
    <style:style style:name="P463" style:parent-style-name="Normal" style:family="paragraph">
      <style:text-properties fo:font-weight="bold" style:font-weight-asian="bold" style:font-weight-complex="bold" fo:language="sv" fo:country="SE"/>
    </style:style>
    <style:style style:name="P464" style:parent-style-name="Normal" style:family="paragraph">
      <style:text-properties fo:font-weight="bold" style:font-weight-asian="bold" style:font-weight-complex="bold" fo:language="sv" fo:country="SE"/>
    </style:style>
    <style:style style:name="P465" style:parent-style-name="Normal" style:family="paragraph">
      <style:text-properties fo:font-weight="bold" style:font-weight-asian="bold" style:font-weight-complex="bold" fo:language="sv" fo:country="SE"/>
    </style:style>
    <style:style style:name="P466" style:parent-style-name="Heading3" style:family="paragraph">
      <style:text-properties fo:language="sv" fo:country="SE"/>
    </style:style>
    <style:style style:name="P467" style:parent-style-name="Normal" style:family="paragraph">
      <style:text-properties fo:language="sv" fo:country="SE"/>
    </style:style>
    <style:style style:name="P468" style:parent-style-name="Normal" style:family="paragraph">
      <style:text-properties fo:font-weight="bold" style:font-weight-asian="bold" style:font-weight-complex="bold" fo:language="sv" fo:country="SE"/>
    </style:style>
    <style:style style:name="P469" style:parent-style-name="Normal" style:family="paragraph">
      <style:text-properties fo:language="sv" fo:country="SE"/>
    </style:style>
    <style:style style:name="P470" style:parent-style-name="Normal" style:family="paragraph">
      <style:text-properties fo:language="sv" fo:country="SE"/>
    </style:style>
    <style:style style:name="P471" style:parent-style-name="Normal" style:family="paragraph">
      <style:text-properties fo:language="sv" fo:country="SE"/>
    </style:style>
    <style:style style:name="P472" style:parent-style-name="Normal" style:family="paragraph">
      <style:text-properties fo:font-weight="bold" style:font-weight-asian="bold" style:font-weight-complex="bold" fo:language="sv" fo:country="SE"/>
    </style:style>
    <style:style style:name="P473" style:parent-style-name="Normal" style:family="paragraph">
      <style:text-properties fo:language="sv" fo:country="SE"/>
    </style:style>
    <style:style style:name="P474" style:parent-style-name="Normal" style:family="paragraph">
      <style:text-properties fo:language="sv" fo:country="SE"/>
    </style:style>
    <style:style style:name="P475" style:parent-style-name="Normal" style:family="paragraph">
      <style:text-properties fo:language="sv" fo:country="SE"/>
    </style:style>
    <style:style style:name="P476" style:parent-style-name="Heading4" style:family="paragraph">
      <style:text-properties fo:language="sv" fo:country="SE"/>
    </style:style>
    <style:style style:name="P477" style:parent-style-name="Normal" style:family="paragraph">
      <style:text-properties fo:language="sv" fo:country="SE"/>
    </style:style>
    <style:style style:name="P478" style:parent-style-name="Normal" style:family="paragraph">
      <style:text-properties fo:language="sv" fo:country="SE"/>
    </style:style>
    <style:style style:name="P479" style:parent-style-name="Heading4" style:family="paragraph">
      <style:text-properties fo:language="sv" fo:country="SE"/>
    </style:style>
    <style:style style:name="P480" style:parent-style-name="Normal" style:family="paragraph">
      <style:text-properties fo:language="sv" fo:country="SE"/>
    </style:style>
    <style:style style:name="P481" style:parent-style-name="Normal" style:family="paragraph">
      <style:text-properties fo:language="sv" fo:country="SE"/>
    </style:style>
    <style:style style:name="P482" style:parent-style-name="Normal" style:family="paragraph">
      <style:text-properties fo:language="sv" fo:country="SE"/>
    </style:style>
    <style:style style:name="P483" style:parent-style-name="Normal" style:family="paragraph">
      <style:text-properties fo:language="sv" fo:country="SE"/>
    </style:style>
    <style:style style:name="P484" style:parent-style-name="Heading4" style:family="paragraph">
      <style:text-properties fo:language="sv" fo:country="SE"/>
    </style:style>
    <style:style style:name="P485" style:parent-style-name="Normal" style:family="paragraph">
      <style:text-properties fo:language="sv" fo:country="SE"/>
    </style:style>
    <style:style style:name="P486" style:parent-style-name="Normal" style:family="paragraph">
      <style:text-properties fo:language="sv" fo:country="SE"/>
    </style:style>
    <style:style style:name="T487" style:parent-style-name="Hyperlink" style:family="text">
      <style:text-properties fo:language="sv" fo:country="SE"/>
    </style:style>
    <style:style style:name="P488" style:parent-style-name="Normal" style:family="paragraph">
      <style:text-properties fo:language="sv" fo:country="SE"/>
    </style:style>
    <style:style style:name="P489" style:parent-style-name="Normal" style:family="paragraph">
      <style:text-properties fo:language="sv" fo:country="SE"/>
    </style:style>
    <style:style style:name="P490" style:parent-style-name="Normal" style:family="paragraph">
      <style:text-properties fo:language="sv" fo:country="SE"/>
    </style:style>
    <style:style style:name="P491" style:parent-style-name="Normal" style:family="paragraph">
      <style:text-properties fo:language="sv" fo:country="SE"/>
    </style:style>
    <style:style style:name="T492" style:parent-style-name="Hyperlink" style:family="text">
      <style:text-properties fo:language="sv" fo:country="SE"/>
    </style:style>
    <style:style style:name="P493" style:parent-style-name="Normal" style:family="paragraph">
      <style:text-properties fo:language="sv" fo:country="SE"/>
    </style:style>
    <style:style style:name="T494" style:parent-style-name="Hyperlink" style:family="text">
      <style:text-properties fo:language="sv" fo:country="SE"/>
    </style:style>
    <style:style style:name="P495" style:parent-style-name="Normal" style:family="paragraph">
      <style:text-properties fo:language="sv" fo:country="SE"/>
    </style:style>
    <style:style style:name="P496" style:parent-style-name="Heading4" style:family="paragraph">
      <style:text-properties fo:language="sv" fo:country="SE"/>
    </style:style>
    <style:style style:name="P497" style:parent-style-name="Normal" style:family="paragraph">
      <style:text-properties fo:language="sv" fo:country="SE"/>
    </style:style>
    <style:style style:name="P498" style:parent-style-name="Normal" style:family="paragraph">
      <style:text-properties fo:language="sv" fo:country="SE"/>
    </style:style>
    <style:style style:name="P499" style:parent-style-name="Normal" style:family="paragraph">
      <style:text-properties fo:language="sv" fo:country="SE"/>
    </style:style>
    <style:style style:name="P500" style:parent-style-name="Heading3" style:family="paragraph">
      <style:text-properties fo:language="sv" fo:country="SE"/>
    </style:style>
    <style:style style:name="P501" style:parent-style-name="Normal" style:family="paragraph">
      <style:text-properties fo:language="sv" fo:country="SE"/>
    </style:style>
    <style:style style:name="P502" style:parent-style-name="Heading4" style:family="paragraph">
      <style:text-properties fo:language="sv" fo:country="SE"/>
    </style:style>
    <style:style style:name="P503" style:parent-style-name="Normal" style:family="paragraph">
      <style:text-properties fo:language="sv" fo:country="SE"/>
    </style:style>
    <style:style style:name="P504" style:parent-style-name="Heading5" style:family="paragraph">
      <style:text-properties fo:language="sv" fo:country="SE"/>
    </style:style>
    <style:style style:name="P505" style:parent-style-name="Normal" style:family="paragraph">
      <style:text-properties fo:language="sv" fo:country="SE"/>
    </style:style>
    <style:style style:name="P506" style:parent-style-name="Normal" style:family="paragraph">
      <style:text-properties fo:language="sv" fo:country="SE"/>
    </style:style>
    <style:style style:name="P507" style:parent-style-name="Normal" style:family="paragraph">
      <style:text-properties fo:language="sv" fo:country="SE"/>
    </style:style>
    <style:style style:name="P508" style:parent-style-name="Normal" style:family="paragraph">
      <style:text-properties fo:language="sv" fo:country="SE"/>
    </style:style>
    <style:style style:name="P509" style:parent-style-name="Heading5" style:family="paragraph">
      <style:text-properties fo:language="sv" fo:country="SE"/>
    </style:style>
    <style:style style:name="P510" style:parent-style-name="Normal" style:family="paragraph">
      <style:text-properties fo:language="sv" fo:country="SE"/>
    </style:style>
    <style:style style:name="P511" style:parent-style-name="Normal" style:family="paragraph">
      <style:text-properties fo:language="sv" fo:country="SE"/>
    </style:style>
    <style:style style:name="P512" style:parent-style-name="Heading4" style:family="paragraph">
      <style:text-properties fo:language="sv" fo:country="SE"/>
    </style:style>
    <style:style style:name="P513" style:parent-style-name="Normal" style:family="paragraph">
      <style:text-properties fo:language="sv" fo:country="SE"/>
    </style:style>
    <style:style style:name="P514" style:parent-style-name="Normal" style:family="paragraph">
      <style:text-properties fo:language="sv" fo:country="SE"/>
    </style:style>
    <style:style style:name="P515" style:parent-style-name="Normal" style:family="paragraph">
      <style:text-properties fo:language="sv" fo:country="SE"/>
    </style:style>
    <style:style style:name="P516" style:parent-style-name="Normal" style:family="paragraph">
      <style:text-properties fo:language="sv" fo:country="SE"/>
    </style:style>
    <style:style style:name="P517" style:parent-style-name="Heading4" style:family="paragraph">
      <style:text-properties fo:language="sv" fo:country="SE"/>
    </style:style>
    <style:style style:name="P518" style:parent-style-name="Normal" style:family="paragraph">
      <style:text-properties fo:language="sv" fo:country="SE"/>
    </style:style>
    <style:style style:name="T519" style:parent-style-name="Hyperlink" style:family="text">
      <style:text-properties fo:language="sv" fo:country="SE"/>
    </style:style>
    <style:style style:name="P520" style:parent-style-name="Normal" style:family="paragraph">
      <style:text-properties fo:language="sv" fo:country="SE"/>
    </style:style>
    <style:style style:name="P521" style:parent-style-name="Heading6" style:family="paragraph">
      <style:text-properties fo:language="sv" fo:country="SE"/>
    </style:style>
    <style:style style:name="P522" style:parent-style-name="Normal" style:list-style-name="LFO16" style:family="paragraph">
      <style:text-properties fo:language="sv" fo:country="SE"/>
    </style:style>
    <style:style style:name="P523" style:parent-style-name="Normal" style:list-style-name="LFO16" style:family="paragraph">
      <style:text-properties fo:language="sv" fo:country="SE"/>
    </style:style>
    <style:style style:name="P524" style:parent-style-name="Normal" style:list-style-name="LFO16" style:family="paragraph">
      <style:text-properties fo:language="sv" fo:country="SE"/>
    </style:style>
    <style:style style:name="P525" style:parent-style-name="Heading6" style:family="paragraph">
      <style:text-properties fo:language="sv" fo:country="SE"/>
    </style:style>
    <style:style style:name="P526" style:parent-style-name="Heading7" style:family="paragraph">
      <style:text-properties fo:language="sv" fo:country="SE"/>
    </style:style>
    <style:style style:name="P527" style:parent-style-name="Normal" style:family="paragraph">
      <style:text-properties fo:font-weight="bold" style:font-weight-asian="bold" style:font-weight-complex="bold" fo:language="sv" fo:country="SE"/>
    </style:style>
    <style:style style:name="P528" style:parent-style-name="Normal" style:family="paragraph">
      <style:text-properties fo:language="sv" fo:country="SE"/>
    </style:style>
    <style:style style:name="P529" style:parent-style-name="Normal" style:family="paragraph">
      <style:text-properties fo:language="sv" fo:country="SE"/>
    </style:style>
    <style:style style:name="P530" style:parent-style-name="Normal" style:family="paragraph">
      <style:text-properties fo:language="sv" fo:country="SE"/>
    </style:style>
    <style:style style:name="P531" style:parent-style-name="Normal" style:family="paragraph">
      <style:text-properties fo:font-weight="bold" style:font-weight-asian="bold" style:font-weight-complex="bold" fo:language="sv" fo:country="SE"/>
    </style:style>
    <style:style style:name="P532" style:parent-style-name="Normal" style:family="paragraph">
      <style:text-properties fo:language="sv" fo:country="SE"/>
    </style:style>
    <style:style style:name="P533" style:parent-style-name="Normal" style:family="paragraph">
      <style:text-properties fo:language="sv" fo:country="SE"/>
    </style:style>
    <style:style style:name="P534" style:parent-style-name="Heading7" style:family="paragraph">
      <style:text-properties fo:language="sv" fo:country="SE"/>
    </style:style>
    <style:style style:name="P535" style:parent-style-name="Normal" style:family="paragraph">
      <style:text-properties fo:language="sv" fo:country="SE"/>
    </style:style>
    <style:style style:name="P536" style:parent-style-name="Normal" style:family="paragraph">
      <style:text-properties fo:font-weight="bold" style:font-weight-asian="bold" style:font-weight-complex="bold" fo:language="sv" fo:country="SE"/>
    </style:style>
    <style:style style:name="P537" style:parent-style-name="Normal" style:family="paragraph">
      <style:text-properties fo:language="sv" fo:country="SE"/>
    </style:style>
    <style:style style:name="P538" style:parent-style-name="Normal" style:list-style-name="LFO20" style:family="paragraph">
      <style:text-properties fo:language="sv" fo:country="SE"/>
    </style:style>
    <style:style style:name="P539" style:parent-style-name="Normal" style:list-style-name="LFO20" style:family="paragraph">
      <style:text-properties fo:language="sv" fo:country="SE"/>
    </style:style>
    <style:style style:name="P540" style:parent-style-name="Normal" style:family="paragraph">
      <style:text-properties fo:language="sv" fo:country="SE"/>
    </style:style>
    <style:style style:name="P541" style:parent-style-name="Normal" style:family="paragraph">
      <style:text-properties fo:language="sv" fo:country="SE"/>
    </style:style>
    <style:style style:name="P542" style:parent-style-name="Normal" style:family="paragraph">
      <style:text-properties fo:language="sv" fo:country="SE"/>
    </style:style>
    <style:style style:name="P543" style:parent-style-name="Heading7" style:family="paragraph">
      <style:text-properties fo:language="sv" fo:country="SE"/>
    </style:style>
    <style:style style:name="P544" style:parent-style-name="Normal" style:family="paragraph">
      <style:text-properties fo:font-weight="bold" style:font-weight-asian="bold" style:font-weight-complex="bold" fo:language="sv" fo:country="SE"/>
    </style:style>
    <style:style style:name="P545" style:parent-style-name="Normal" style:family="paragraph">
      <style:text-properties fo:language="sv" fo:country="SE"/>
    </style:style>
    <style:style style:name="P546" style:parent-style-name="Normal" style:family="paragraph">
      <style:text-properties fo:font-weight="bold" style:font-weight-asian="bold" style:font-weight-complex="bold" fo:language="sv" fo:country="SE"/>
    </style:style>
    <style:style style:name="P547" style:parent-style-name="Normal" style:family="paragraph">
      <style:text-properties fo:language="sv" fo:country="SE"/>
    </style:style>
    <style:style style:name="P548" style:parent-style-name="Normal" style:family="paragraph">
      <style:text-properties fo:language="sv" fo:country="SE"/>
    </style:style>
    <style:style style:name="P549" style:parent-style-name="Normal" style:family="paragraph">
      <style:text-properties fo:language="sv" fo:country="SE"/>
    </style:style>
    <style:style style:name="P550" style:parent-style-name="Heading7" style:family="paragraph">
      <style:text-properties fo:language="sv" fo:country="SE"/>
    </style:style>
    <style:style style:name="P551" style:parent-style-name="Normal" style:family="paragraph">
      <style:text-properties fo:language="sv" fo:country="SE"/>
    </style:style>
    <style:style style:name="P552" style:parent-style-name="Heading7" style:family="paragraph">
      <style:text-properties fo:language="sv" fo:country="SE"/>
    </style:style>
    <style:style style:name="P553" style:parent-style-name="Normal" style:family="paragraph">
      <style:text-properties fo:language="sv" fo:country="SE"/>
    </style:style>
    <style:style style:name="P554" style:parent-style-name="Normal" style:family="paragraph">
      <style:text-properties fo:font-weight="bold" style:font-weight-asian="bold" style:font-weight-complex="bold" fo:language="sv" fo:country="SE"/>
    </style:style>
    <style:style style:name="P555" style:parent-style-name="Normal" style:family="paragraph">
      <style:text-properties fo:language="sv" fo:country="SE"/>
    </style:style>
    <style:style style:name="P556" style:parent-style-name="Normal" style:family="paragraph">
      <style:text-properties fo:language="sv" fo:country="SE"/>
    </style:style>
    <style:style style:name="P557" style:parent-style-name="Heading7" style:family="paragraph">
      <style:text-properties fo:language="sv" fo:country="SE"/>
    </style:style>
    <style:style style:name="P558" style:parent-style-name="Normal" style:family="paragraph">
      <style:text-properties fo:font-weight="bold" style:font-weight-asian="bold" style:font-weight-complex="bold" fo:language="sv" fo:country="SE"/>
    </style:style>
    <style:style style:name="P559" style:parent-style-name="Normal" style:family="paragraph">
      <style:text-properties fo:language="sv" fo:country="SE"/>
    </style:style>
    <style:style style:name="P560" style:parent-style-name="Normal" style:family="paragraph">
      <style:text-properties fo:font-weight="bold" style:font-weight-asian="bold" style:font-weight-complex="bold" fo:language="sv" fo:country="SE"/>
    </style:style>
    <style:style style:name="P561" style:parent-style-name="Normal" style:family="paragraph">
      <style:text-properties fo:language="sv" fo:country="SE"/>
    </style:style>
    <style:style style:name="P562" style:parent-style-name="Normal" style:family="paragraph">
      <style:text-properties fo:language="sv" fo:country="SE"/>
    </style:style>
    <style:style style:name="P563" style:parent-style-name="Normal" style:family="paragraph">
      <style:text-properties fo:language="sv" fo:country="SE"/>
    </style:style>
    <style:style style:name="P564" style:parent-style-name="Heading7" style:family="paragraph">
      <style:text-properties fo:language="sv" fo:country="SE"/>
    </style:style>
    <style:style style:name="P565" style:parent-style-name="Normal" style:family="paragraph">
      <style:text-properties fo:font-weight="bold" style:font-weight-asian="bold" style:font-weight-complex="bold" fo:language="sv" fo:country="SE"/>
    </style:style>
    <style:style style:name="P566" style:parent-style-name="Normal" style:family="paragraph">
      <style:text-properties fo:language="sv" fo:country="SE"/>
    </style:style>
    <style:style style:name="P567" style:parent-style-name="Normal" style:family="paragraph">
      <style:text-properties fo:font-weight="bold" style:font-weight-asian="bold" style:font-weight-complex="bold" fo:language="sv" fo:country="SE"/>
    </style:style>
    <style:style style:name="P568" style:parent-style-name="Normal" style:family="paragraph">
      <style:text-properties fo:language="sv" fo:country="SE"/>
    </style:style>
    <style:style style:name="P569" style:parent-style-name="Normal" style:family="paragraph">
      <style:text-properties fo:language="sv" fo:country="SE"/>
    </style:style>
    <style:style style:name="P570" style:parent-style-name="Normal" style:family="paragraph">
      <style:text-properties fo:language="sv" fo:country="SE"/>
    </style:style>
    <style:style style:name="P571" style:parent-style-name="Normal" style:family="paragraph">
      <style:text-properties fo:language="sv" fo:country="SE"/>
    </style:style>
    <style:style style:name="T572" style:parent-style-name="Hyperlink" style:family="text">
      <style:text-properties fo:language="sv" fo:country="SE"/>
    </style:style>
    <style:style style:name="P573" style:parent-style-name="Normal" style:family="paragraph">
      <style:text-properties fo:font-weight="bold" style:font-weight-asian="bold" style:font-weight-complex="bold" fo:language="sv" fo:country="SE"/>
    </style:style>
    <style:style style:name="P574" style:parent-style-name="Normal" style:family="paragraph">
      <style:text-properties fo:language="sv" fo:country="SE"/>
    </style:style>
    <style:style style:name="P575" style:parent-style-name="Normal" style:family="paragraph">
      <style:text-properties fo:font-weight="bold" style:font-weight-asian="bold" style:font-weight-complex="bold" fo:language="sv" fo:country="SE"/>
    </style:style>
    <style:style style:name="P576" style:parent-style-name="Normal" style:family="paragraph">
      <style:text-properties fo:language="sv" fo:country="SE"/>
    </style:style>
    <style:style style:name="P577" style:parent-style-name="Normal" style:family="paragraph">
      <style:text-properties fo:language="sv" fo:country="SE"/>
    </style:style>
    <style:style style:name="P578" style:parent-style-name="Heading7" style:family="paragraph">
      <style:text-properties fo:language="sv" fo:country="SE"/>
    </style:style>
    <style:style style:name="P579" style:parent-style-name="Normal" style:list-style-name="LFO21" style:family="paragraph">
      <style:text-properties fo:language="sv" fo:country="SE"/>
    </style:style>
    <style:style style:name="P580" style:parent-style-name="Normal" style:list-style-name="LFO21" style:family="paragraph">
      <style:text-properties fo:language="sv" fo:country="SE"/>
    </style:style>
    <style:style style:name="P581" style:parent-style-name="Normal" style:list-style-name="LFO21" style:family="paragraph">
      <style:text-properties fo:language="sv" fo:country="SE"/>
    </style:style>
    <style:style style:name="P582" style:parent-style-name="Normal" style:family="paragraph">
      <style:text-properties fo:language="sv" fo:country="SE"/>
    </style:style>
    <style:style style:name="P583" style:parent-style-name="Normal" style:family="paragraph">
      <style:text-properties fo:language="sv" fo:country="SE"/>
    </style:style>
    <style:style style:name="P584" style:parent-style-name="Heading7" style:family="paragraph">
      <style:text-properties fo:language="sv" fo:country="SE"/>
    </style:style>
    <style:style style:name="P585" style:parent-style-name="Normal" style:family="paragraph">
      <style:text-properties fo:font-weight="bold" style:font-weight-asian="bold" style:font-weight-complex="bold" fo:language="sv" fo:country="SE"/>
    </style:style>
    <style:style style:name="P586" style:parent-style-name="Normal" style:family="paragraph">
      <style:text-properties fo:language="sv" fo:country="SE"/>
    </style:style>
    <style:style style:name="P587" style:parent-style-name="Normal" style:family="paragraph">
      <style:text-properties fo:font-weight="bold" style:font-weight-asian="bold" style:font-weight-complex="bold" fo:language="sv" fo:country="SE"/>
    </style:style>
    <style:style style:name="P588" style:parent-style-name="Normal" style:family="paragraph">
      <style:text-properties fo:language="sv" fo:country="SE"/>
    </style:style>
    <style:style style:name="P589" style:parent-style-name="Normal" style:list-style-name="LFO22" style:family="paragraph">
      <style:text-properties fo:language="sv" fo:country="SE"/>
    </style:style>
    <style:style style:name="P590" style:parent-style-name="Normal" style:list-style-name="LFO22" style:family="paragraph">
      <style:text-properties fo:language="sv" fo:country="SE"/>
    </style:style>
    <style:style style:name="P591" style:parent-style-name="Normal" style:list-style-name="LFO22" style:family="paragraph">
      <style:text-properties fo:language="sv" fo:country="SE"/>
    </style:style>
    <style:style style:name="P592" style:parent-style-name="Normal" style:family="paragraph">
      <style:text-properties fo:font-weight="bold" style:font-weight-asian="bold" style:font-weight-complex="bold" fo:language="sv" fo:country="SE"/>
    </style:style>
    <style:style style:name="P593" style:parent-style-name="Normal" style:family="paragraph">
      <style:text-properties fo:language="sv" fo:country="SE"/>
    </style:style>
    <style:style style:name="P594" style:parent-style-name="Normal" style:family="paragraph">
      <style:text-properties fo:language="sv" fo:country="SE"/>
    </style:style>
    <style:style style:name="P595" style:parent-style-name="Heading7" style:family="paragraph">
      <style:text-properties fo:language="sv" fo:country="SE"/>
    </style:style>
    <style:style style:name="P596" style:parent-style-name="Normal" style:family="paragraph">
      <style:text-properties fo:font-weight="bold" style:font-weight-asian="bold" style:font-weight-complex="bold" fo:language="sv" fo:country="SE"/>
    </style:style>
    <style:style style:name="P597" style:parent-style-name="Normal" style:family="paragraph">
      <style:text-properties fo:language="sv" fo:country="SE"/>
    </style:style>
    <style:style style:name="P598" style:parent-style-name="Normal" style:family="paragraph">
      <style:text-properties fo:language="sv" fo:country="SE"/>
    </style:style>
    <style:style style:name="P599" style:parent-style-name="Normal" style:family="paragraph">
      <style:text-properties fo:language="sv" fo:country="SE"/>
    </style:style>
    <style:style style:name="P600" style:parent-style-name="Normal" style:family="paragraph">
      <style:text-properties fo:font-weight="bold" style:font-weight-asian="bold" style:font-weight-complex="bold" fo:language="sv" fo:country="SE"/>
    </style:style>
    <style:style style:name="P601" style:parent-style-name="Normal" style:family="paragraph">
      <style:text-properties fo:language="sv" fo:country="SE"/>
    </style:style>
    <style:style style:name="P602" style:parent-style-name="Normal" style:family="paragraph">
      <style:text-properties fo:font-weight="bold" style:font-weight-asian="bold" style:font-weight-complex="bold" fo:language="sv" fo:country="SE"/>
    </style:style>
    <style:style style:name="P603" style:parent-style-name="Normal" style:family="paragraph">
      <style:text-properties fo:language="sv" fo:country="SE"/>
    </style:style>
    <style:style style:name="P604" style:parent-style-name="Normal" style:family="paragraph">
      <style:text-properties fo:font-weight="bold" style:font-weight-asian="bold" style:font-weight-complex="bold" fo:language="sv" fo:country="SE"/>
    </style:style>
    <style:style style:name="P605" style:parent-style-name="Normal" style:family="paragraph">
      <style:text-properties fo:language="sv" fo:country="SE"/>
    </style:style>
    <style:style style:name="P606" style:parent-style-name="Normal" style:family="paragraph">
      <style:text-properties fo:language="sv" fo:country="SE"/>
    </style:style>
    <style:style style:name="P607" style:parent-style-name="Heading7" style:family="paragraph">
      <style:text-properties fo:language="sv" fo:country="SE"/>
    </style:style>
    <style:style style:name="P608" style:parent-style-name="Normal" style:family="paragraph">
      <style:text-properties fo:font-weight="bold" style:font-weight-asian="bold" style:font-weight-complex="bold" fo:language="sv" fo:country="SE"/>
    </style:style>
    <style:style style:name="P609" style:parent-style-name="Normal" style:family="paragraph">
      <style:text-properties fo:language="sv" fo:country="SE"/>
    </style:style>
    <style:style style:name="P610" style:parent-style-name="Normal" style:family="paragraph">
      <style:text-properties fo:font-weight="bold" style:font-weight-asian="bold" style:font-weight-complex="bold" fo:language="sv" fo:country="SE"/>
    </style:style>
    <style:style style:name="T611" style:parent-style-name="DefaultParagraphFont" style:family="text">
      <style:text-properties fo:language="sv" fo:country="SE"/>
    </style:style>
    <style:style style:name="P612" style:parent-style-name="Normal" style:family="paragraph">
      <style:text-properties fo:language="sv" fo:country="SE"/>
    </style:style>
    <style:style style:name="P613" style:parent-style-name="Heading7" style:family="paragraph">
      <style:text-properties fo:language="sv" fo:country="SE"/>
    </style:style>
    <style:style style:name="P614" style:parent-style-name="Normal" style:family="paragraph">
      <style:text-properties fo:language="sv" fo:country="SE"/>
    </style:style>
    <style:style style:name="P615" style:parent-style-name="Normal" style:family="paragraph">
      <style:text-properties fo:language="sv" fo:country="SE"/>
    </style:style>
    <style:style style:name="P616" style:parent-style-name="Normal" style:family="paragraph">
      <style:text-properties fo:font-weight="bold" style:font-weight-asian="bold" style:font-weight-complex="bold" fo:language="sv" fo:country="SE"/>
    </style:style>
    <style:style style:name="P617" style:parent-style-name="Normal" style:family="paragraph">
      <style:text-properties fo:language="sv" fo:country="SE"/>
    </style:style>
    <style:style style:name="P618" style:parent-style-name="Normal" style:list-style-name="LFO23" style:family="paragraph">
      <style:text-properties fo:language="sv" fo:country="SE"/>
    </style:style>
    <style:style style:name="P619" style:parent-style-name="Normal" style:list-style-name="LFO23" style:family="paragraph">
      <style:text-properties fo:language="sv" fo:country="SE"/>
    </style:style>
    <style:style style:name="P620" style:parent-style-name="Normal" style:family="paragraph">
      <style:text-properties fo:language="sv" fo:country="SE"/>
    </style:style>
    <style:style style:name="P621" style:parent-style-name="Normal" style:family="paragraph">
      <style:text-properties fo:language="sv" fo:country="SE"/>
    </style:style>
    <style:style style:name="P622" style:parent-style-name="Heading7" style:family="paragraph">
      <style:text-properties fo:language="sv" fo:country="SE"/>
    </style:style>
    <style:style style:name="P623" style:parent-style-name="Normal" style:family="paragraph">
      <style:text-properties fo:font-weight="bold" style:font-weight-asian="bold" style:font-weight-complex="bold" fo:language="sv" fo:country="SE"/>
    </style:style>
    <style:style style:name="P624" style:parent-style-name="Normal" style:family="paragraph">
      <style:text-properties fo:language="sv" fo:country="SE"/>
    </style:style>
    <style:style style:name="P625" style:parent-style-name="Normal" style:family="paragraph">
      <style:text-properties fo:language="sv" fo:country="SE"/>
    </style:style>
    <style:style style:name="P626" style:parent-style-name="Normal" style:family="paragraph">
      <style:text-properties fo:language="sv" fo:country="SE"/>
    </style:style>
    <style:style style:name="P627" style:parent-style-name="Heading7" style:family="paragraph">
      <style:text-properties fo:language="sv" fo:country="SE"/>
    </style:style>
    <style:style style:name="P628" style:parent-style-name="Normal" style:family="paragraph">
      <style:text-properties fo:language="sv" fo:country="SE"/>
    </style:style>
    <style:style style:name="P629" style:parent-style-name="Normal" style:family="paragraph">
      <style:text-properties fo:font-weight="bold" style:font-weight-asian="bold" style:font-weight-complex="bold" fo:language="sv" fo:country="SE"/>
    </style:style>
    <style:style style:name="P630" style:parent-style-name="Normal" style:family="paragraph">
      <style:text-properties fo:language="sv" fo:country="SE"/>
    </style:style>
    <style:style style:name="P631" style:parent-style-name="Normal" style:family="paragraph">
      <style:text-properties fo:language="sv" fo:country="SE"/>
    </style:style>
    <style:style style:name="P632" style:parent-style-name="Heading7" style:family="paragraph">
      <style:text-properties fo:language="sv" fo:country="SE"/>
    </style:style>
    <style:style style:name="P633" style:parent-style-name="Normal" style:family="paragraph">
      <style:text-properties fo:font-weight="bold" style:font-weight-asian="bold" style:font-weight-complex="bold" fo:language="sv" fo:country="SE"/>
    </style:style>
    <style:style style:name="P634" style:parent-style-name="Normal" style:family="paragraph">
      <style:text-properties fo:language="sv" fo:country="SE"/>
    </style:style>
    <style:style style:name="P635" style:parent-style-name="Normal" style:family="paragraph">
      <style:text-properties fo:font-weight="bold" style:font-weight-asian="bold" style:font-weight-complex="bold" fo:language="sv" fo:country="SE"/>
    </style:style>
    <style:style style:name="P636" style:parent-style-name="Normal" style:family="paragraph">
      <style:text-properties fo:language="sv" fo:country="SE"/>
    </style:style>
    <style:style style:name="P637" style:parent-style-name="Normal" style:family="paragraph">
      <style:text-properties fo:language="sv" fo:country="SE"/>
    </style:style>
    <style:style style:name="P638" style:parent-style-name="Normal" style:family="paragraph">
      <style:text-properties fo:language="sv" fo:country="SE"/>
    </style:style>
    <style:style style:name="P639" style:parent-style-name="Heading7" style:family="paragraph">
      <style:text-properties fo:language="sv" fo:country="SE"/>
    </style:style>
    <style:style style:name="P640" style:parent-style-name="Normal" style:family="paragraph">
      <style:text-properties fo:font-weight="bold" style:font-weight-asian="bold" style:font-weight-complex="bold" fo:language="sv" fo:country="SE"/>
    </style:style>
    <style:style style:name="P641" style:parent-style-name="Normal" style:family="paragraph">
      <style:text-properties fo:language="sv" fo:country="SE"/>
    </style:style>
    <style:style style:name="P642" style:parent-style-name="Normal" style:family="paragraph">
      <style:text-properties fo:font-weight="bold" style:font-weight-asian="bold" style:font-weight-complex="bold" fo:language="sv" fo:country="SE"/>
    </style:style>
    <style:style style:name="P643" style:parent-style-name="Normal" style:family="paragraph">
      <style:text-properties fo:language="sv" fo:country="SE"/>
    </style:style>
    <style:style style:name="P644" style:parent-style-name="Normal" style:family="paragraph">
      <style:text-properties fo:language="sv" fo:country="SE"/>
    </style:style>
    <style:style style:name="P645" style:parent-style-name="Heading7" style:family="paragraph">
      <style:text-properties fo:language="sv" fo:country="SE"/>
    </style:style>
    <style:style style:name="P646" style:parent-style-name="Normal" style:family="paragraph">
      <style:text-properties fo:font-weight="bold" style:font-weight-asian="bold" style:font-weight-complex="bold" fo:language="sv" fo:country="SE"/>
    </style:style>
    <style:style style:name="P647" style:parent-style-name="Normal" style:family="paragraph">
      <style:text-properties fo:language="sv" fo:country="SE"/>
    </style:style>
    <style:style style:name="P648" style:parent-style-name="Normal" style:family="paragraph">
      <style:text-properties fo:font-weight="bold" style:font-weight-asian="bold" style:font-weight-complex="bold" fo:language="sv" fo:country="SE"/>
    </style:style>
    <style:style style:name="P649" style:parent-style-name="Normal" style:family="paragraph">
      <style:text-properties fo:language="sv" fo:country="SE"/>
    </style:style>
    <style:style style:name="P650" style:parent-style-name="Normal" style:family="paragraph">
      <style:text-properties fo:language="sv" fo:country="SE"/>
    </style:style>
    <style:style style:name="P651" style:parent-style-name="Heading7" style:family="paragraph">
      <style:text-properties fo:language="sv" fo:country="SE"/>
    </style:style>
    <style:style style:name="P652" style:parent-style-name="Normal" style:family="paragraph">
      <style:text-properties fo:font-weight="bold" style:font-weight-asian="bold" style:font-weight-complex="bold" fo:language="sv" fo:country="SE"/>
    </style:style>
    <style:style style:name="P653" style:parent-style-name="Normal" style:family="paragraph">
      <style:text-properties fo:language="sv" fo:country="SE"/>
    </style:style>
    <style:style style:name="P654" style:parent-style-name="Normal" style:family="paragraph">
      <style:text-properties fo:language="sv" fo:country="SE"/>
    </style:style>
    <style:style style:name="P655" style:parent-style-name="Normal" style:family="paragraph">
      <style:text-properties fo:font-weight="bold" style:font-weight-asian="bold" style:font-weight-complex="bold" fo:language="sv" fo:country="SE"/>
    </style:style>
    <style:style style:name="P656" style:parent-style-name="Normal" style:family="paragraph">
      <style:text-properties fo:language="sv" fo:country="SE"/>
    </style:style>
    <style:style style:name="P657" style:parent-style-name="Normal" style:family="paragraph">
      <style:text-properties fo:font-weight="bold" style:font-weight-asian="bold" style:font-weight-complex="bold" fo:language="sv" fo:country="SE"/>
    </style:style>
    <style:style style:name="P658" style:parent-style-name="Normal" style:family="paragraph">
      <style:text-properties fo:language="sv" fo:country="SE"/>
    </style:style>
    <style:style style:name="P659" style:parent-style-name="Normal" style:family="paragraph">
      <style:text-properties fo:language="sv" fo:country="SE"/>
    </style:style>
    <style:style style:name="P660" style:parent-style-name="Normal" style:family="paragraph">
      <style:text-properties fo:language="sv" fo:country="SE"/>
    </style:style>
    <style:style style:name="P661" style:parent-style-name="Normal" style:family="paragraph">
      <style:text-properties fo:language="sv" fo:country="SE"/>
    </style:style>
    <style:style style:name="P662" style:parent-style-name="Heading7" style:family="paragraph">
      <style:text-properties fo:language="sv" fo:country="SE"/>
    </style:style>
    <style:style style:name="P663" style:parent-style-name="Normal" style:family="paragraph">
      <style:text-properties fo:font-weight="bold" style:font-weight-asian="bold" style:font-weight-complex="bold" fo:language="sv" fo:country="SE"/>
    </style:style>
    <style:style style:name="P664" style:parent-style-name="Normal" style:family="paragraph">
      <style:text-properties fo:language="sv" fo:country="SE"/>
    </style:style>
    <style:style style:name="P665" style:parent-style-name="Normal" style:family="paragraph">
      <style:text-properties fo:font-weight="bold" style:font-weight-asian="bold" style:font-weight-complex="bold" fo:language="sv" fo:country="SE"/>
    </style:style>
    <style:style style:name="P666" style:parent-style-name="Normal" style:family="paragraph">
      <style:text-properties fo:language="sv" fo:country="SE"/>
    </style:style>
    <style:style style:name="P667" style:parent-style-name="Normal" style:family="paragraph">
      <style:text-properties fo:font-weight="bold" style:font-weight-asian="bold" style:font-weight-complex="bold" fo:language="sv" fo:country="SE"/>
    </style:style>
    <style:style style:name="P668" style:parent-style-name="Normal" style:family="paragraph">
      <style:text-properties fo:language="sv" fo:country="SE"/>
    </style:style>
    <style:style style:name="P669" style:parent-style-name="Normal" style:family="paragraph">
      <style:text-properties fo:language="sv" fo:country="SE"/>
    </style:style>
    <style:style style:name="P670" style:parent-style-name="Normal" style:family="paragraph">
      <style:text-properties fo:language="sv" fo:country="SE"/>
    </style:style>
    <style:style style:name="P671" style:parent-style-name="Heading7" style:family="paragraph">
      <style:text-properties fo:language="sv" fo:country="SE"/>
    </style:style>
    <style:style style:name="P672" style:parent-style-name="Normal" style:family="paragraph">
      <style:text-properties fo:language="sv" fo:country="SE"/>
    </style:style>
    <style:style style:name="P673" style:parent-style-name="Normal" style:family="paragraph">
      <style:text-properties fo:font-weight="bold" style:font-weight-asian="bold" style:font-weight-complex="bold" fo:language="sv" fo:country="SE"/>
    </style:style>
    <style:style style:name="P674" style:parent-style-name="Normal" style:family="paragraph">
      <style:text-properties fo:language="sv" fo:country="SE"/>
    </style:style>
    <style:style style:name="P675" style:parent-style-name="Normal" style:list-style-name="LFO24" style:family="paragraph">
      <style:text-properties fo:language="sv" fo:country="SE"/>
    </style:style>
    <style:style style:name="P676" style:parent-style-name="Normal" style:list-style-name="LFO24" style:family="paragraph">
      <style:text-properties fo:language="sv" fo:country="SE"/>
    </style:style>
    <style:style style:name="P677" style:parent-style-name="Normal" style:family="paragraph">
      <style:text-properties fo:language="sv" fo:country="SE"/>
    </style:style>
    <style:style style:name="P678" style:parent-style-name="Normal" style:family="paragraph">
      <style:text-properties fo:language="sv" fo:country="SE"/>
    </style:style>
    <style:style style:name="P679" style:parent-style-name="Heading7" style:family="paragraph">
      <style:text-properties fo:language="sv" fo:country="SE"/>
    </style:style>
    <style:style style:name="P680" style:parent-style-name="Normal" style:family="paragraph">
      <style:text-properties fo:language="sv" fo:country="SE"/>
    </style:style>
    <style:style style:name="P681" style:parent-style-name="Normal" style:family="paragraph">
      <style:text-properties fo:font-weight="bold" style:font-weight-asian="bold" style:font-weight-complex="bold" fo:language="sv" fo:country="SE"/>
    </style:style>
    <style:style style:name="P682" style:parent-style-name="Normal" style:family="paragraph">
      <style:text-properties fo:language="sv" fo:country="SE"/>
    </style:style>
    <style:style style:name="P683" style:parent-style-name="Normal" style:list-style-name="LFO25" style:family="paragraph">
      <style:text-properties fo:language="sv" fo:country="SE"/>
    </style:style>
    <style:style style:name="P684" style:parent-style-name="Normal" style:list-style-name="LFO25" style:family="paragraph">
      <style:text-properties fo:language="sv" fo:country="SE"/>
    </style:style>
    <style:style style:name="P685" style:parent-style-name="Normal" style:family="paragraph">
      <style:text-properties fo:language="sv" fo:country="SE"/>
    </style:style>
    <style:style style:name="P686" style:parent-style-name="Normal" style:family="paragraph">
      <style:text-properties fo:language="sv" fo:country="SE"/>
    </style:style>
    <style:style style:name="P687" style:parent-style-name="Normal" style:family="paragraph">
      <style:text-properties fo:language="sv" fo:country="SE"/>
    </style:style>
    <style:style style:name="P688" style:parent-style-name="Heading7" style:family="paragraph">
      <style:text-properties fo:language="sv" fo:country="SE"/>
    </style:style>
    <style:style style:name="P689" style:parent-style-name="Normal" style:family="paragraph">
      <style:text-properties fo:language="sv" fo:country="SE"/>
    </style:style>
    <style:style style:name="P690" style:parent-style-name="Normal" style:family="paragraph">
      <style:text-properties fo:font-weight="bold" style:font-weight-asian="bold" style:font-weight-complex="bold" fo:language="sv" fo:country="SE"/>
    </style:style>
    <style:style style:name="P691" style:parent-style-name="Normal" style:family="paragraph">
      <style:text-properties fo:language="sv" fo:country="SE"/>
    </style:style>
    <style:style style:name="P692" style:parent-style-name="Normal" style:family="paragraph">
      <style:text-properties fo:language="sv" fo:country="SE"/>
    </style:style>
    <style:style style:name="P693" style:parent-style-name="Normal" style:family="paragraph">
      <style:text-properties fo:language="sv" fo:country="SE"/>
    </style:style>
    <style:style style:name="P694" style:parent-style-name="Heading7" style:family="paragraph">
      <style:text-properties fo:language="sv" fo:country="SE"/>
    </style:style>
    <style:style style:name="P695" style:parent-style-name="Normal" style:family="paragraph">
      <style:text-properties fo:font-weight="bold" style:font-weight-asian="bold" style:font-weight-complex="bold" fo:language="sv" fo:country="SE"/>
    </style:style>
    <style:style style:name="P696" style:parent-style-name="Normal" style:family="paragraph">
      <style:text-properties fo:language="sv" fo:country="SE"/>
    </style:style>
    <style:style style:name="P697" style:parent-style-name="Normal" style:family="paragraph">
      <style:text-properties fo:font-weight="bold" style:font-weight-asian="bold" style:font-weight-complex="bold" fo:language="sv" fo:country="SE"/>
    </style:style>
    <style:style style:name="P698" style:parent-style-name="Normal" style:family="paragraph">
      <style:text-properties fo:language="sv" fo:country="SE"/>
    </style:style>
    <style:style style:name="P699" style:parent-style-name="Normal" style:list-style-name="LFO26" style:family="paragraph">
      <style:text-properties fo:language="sv" fo:country="SE"/>
    </style:style>
    <style:style style:name="P700" style:parent-style-name="Normal" style:list-style-name="LFO26" style:family="paragraph">
      <style:text-properties fo:language="sv" fo:country="SE"/>
    </style:style>
    <style:style style:name="P701" style:parent-style-name="Normal" style:family="paragraph">
      <style:text-properties fo:font-weight="bold" style:font-weight-asian="bold" style:font-weight-complex="bold" fo:language="sv" fo:country="SE"/>
    </style:style>
    <style:style style:name="P702" style:parent-style-name="Normal" style:family="paragraph">
      <style:text-properties fo:language="sv" fo:country="SE"/>
    </style:style>
    <style:style style:name="P703" style:parent-style-name="Normal" style:family="paragraph">
      <style:text-properties fo:language="sv" fo:country="SE"/>
    </style:style>
    <style:style style:name="P704" style:parent-style-name="Heading7" style:family="paragraph">
      <style:text-properties fo:language="sv" fo:country="SE"/>
    </style:style>
    <style:style style:name="P705" style:parent-style-name="Normal" style:family="paragraph">
      <style:text-properties fo:font-weight="bold" style:font-weight-asian="bold" style:font-weight-complex="bold" fo:language="sv" fo:country="SE"/>
    </style:style>
    <style:style style:name="P706" style:parent-style-name="Normal" style:family="paragraph">
      <style:text-properties fo:language="sv" fo:country="SE"/>
    </style:style>
    <style:style style:name="P707" style:parent-style-name="Normal" style:family="paragraph">
      <style:text-properties fo:font-weight="bold" style:font-weight-asian="bold" style:font-weight-complex="bold" fo:language="sv" fo:country="SE"/>
    </style:style>
    <style:style style:name="P708" style:parent-style-name="Normal" style:family="paragraph">
      <style:text-properties fo:language="sv" fo:country="SE"/>
    </style:style>
    <style:style style:name="P709" style:parent-style-name="Normal" style:family="paragraph">
      <style:text-properties fo:language="sv" fo:country="SE"/>
    </style:style>
    <style:style style:name="P710" style:parent-style-name="Normal" style:list-style-name="LFO27" style:family="paragraph">
      <style:text-properties fo:language="sv" fo:country="SE"/>
    </style:style>
    <style:style style:name="P711" style:parent-style-name="Normal" style:list-style-name="LFO27" style:family="paragraph">
      <style:text-properties fo:language="sv" fo:country="SE"/>
    </style:style>
    <style:style style:name="P712" style:parent-style-name="Normal" style:list-style-name="LFO27" style:family="paragraph">
      <style:text-properties fo:language="sv" fo:country="SE"/>
    </style:style>
    <style:style style:name="P713" style:parent-style-name="Normal" style:family="paragraph">
      <style:text-properties fo:font-weight="bold" style:font-weight-asian="bold" style:font-weight-complex="bold" fo:language="sv" fo:country="SE"/>
    </style:style>
    <style:style style:name="P714" style:parent-style-name="Normal" style:family="paragraph">
      <style:text-properties fo:language="sv" fo:country="SE"/>
    </style:style>
    <style:style style:name="P715" style:parent-style-name="Normal" style:family="paragraph">
      <style:text-properties fo:language="sv" fo:country="SE"/>
    </style:style>
    <style:style style:name="P716" style:parent-style-name="Normal" style:family="paragraph">
      <style:text-properties fo:language="sv" fo:country="SE"/>
    </style:style>
    <style:style style:name="P717" style:parent-style-name="Heading7" style:family="paragraph">
      <style:text-properties fo:language="sv" fo:country="SE"/>
    </style:style>
    <style:style style:name="P718" style:parent-style-name="Normal" style:family="paragraph">
      <style:text-properties fo:language="sv" fo:country="SE"/>
    </style:style>
    <style:style style:name="P719" style:parent-style-name="Normal" style:family="paragraph">
      <style:text-properties fo:font-weight="bold" style:font-weight-asian="bold" style:font-weight-complex="bold" fo:language="sv" fo:country="SE"/>
    </style:style>
    <style:style style:name="P720" style:parent-style-name="Normal" style:family="paragraph">
      <style:text-properties fo:language="sv" fo:country="SE"/>
    </style:style>
    <style:style style:name="P721" style:parent-style-name="Normal" style:list-style-name="LFO28" style:family="paragraph">
      <style:text-properties fo:language="sv" fo:country="SE"/>
    </style:style>
    <style:style style:name="P722" style:parent-style-name="Normal" style:list-style-name="LFO28" style:family="paragraph">
      <style:text-properties fo:language="sv" fo:country="SE"/>
    </style:style>
    <style:style style:name="P723" style:parent-style-name="Normal" style:family="paragraph">
      <style:text-properties fo:language="sv" fo:country="SE"/>
    </style:style>
    <style:style style:name="P724" style:parent-style-name="Normal" style:family="paragraph">
      <style:text-properties fo:language="sv" fo:country="SE"/>
    </style:style>
    <style:style style:name="P725" style:parent-style-name="Normal" style:family="paragraph">
      <style:text-properties fo:language="sv" fo:country="SE"/>
    </style:style>
    <style:style style:name="P726" style:parent-style-name="Heading7" style:family="paragraph">
      <style:text-properties fo:language="sv" fo:country="SE"/>
    </style:style>
    <style:style style:name="P727" style:parent-style-name="Normal" style:family="paragraph">
      <style:text-properties fo:language="sv" fo:country="SE"/>
    </style:style>
    <style:style style:name="P728" style:parent-style-name="Normal" style:family="paragraph">
      <style:text-properties fo:font-weight="bold" style:font-weight-asian="bold" style:font-weight-complex="bold" fo:language="sv" fo:country="SE"/>
    </style:style>
    <style:style style:name="P729" style:parent-style-name="Normal" style:family="paragraph">
      <style:text-properties fo:language="sv" fo:country="SE"/>
    </style:style>
    <style:style style:name="P730" style:parent-style-name="Normal" style:family="paragraph">
      <style:text-properties fo:language="sv" fo:country="SE"/>
    </style:style>
    <style:style style:name="P731" style:parent-style-name="Heading7" style:family="paragraph">
      <style:text-properties fo:language="sv" fo:country="SE"/>
    </style:style>
    <style:style style:name="P732" style:parent-style-name="Normal" style:family="paragraph">
      <style:text-properties fo:language="sv" fo:country="SE"/>
    </style:style>
    <style:style style:name="P733" style:parent-style-name="Normal" style:family="paragraph">
      <style:text-properties fo:language="sv" fo:country="SE"/>
    </style:style>
    <style:style style:name="P734" style:parent-style-name="Normal" style:family="paragraph">
      <style:text-properties fo:font-weight="bold" style:font-weight-asian="bold" style:font-weight-complex="bold" fo:language="sv" fo:country="SE"/>
    </style:style>
    <style:style style:name="P735" style:parent-style-name="Normal" style:family="paragraph">
      <style:text-properties fo:language="sv" fo:country="SE"/>
    </style:style>
    <style:style style:name="P736" style:parent-style-name="Normal" style:family="paragraph">
      <style:text-properties fo:language="sv" fo:country="SE"/>
    </style:style>
    <style:style style:name="P737" style:parent-style-name="Normal" style:list-style-name="LFO29" style:family="paragraph">
      <style:text-properties fo:language="sv" fo:country="SE"/>
    </style:style>
    <style:style style:name="P738" style:parent-style-name="Normal" style:list-style-name="LFO29" style:family="paragraph">
      <style:text-properties fo:language="sv" fo:country="SE"/>
    </style:style>
    <style:style style:name="P739" style:parent-style-name="Normal" style:list-style-name="LFO29" style:family="paragraph">
      <style:text-properties fo:language="sv" fo:country="SE"/>
    </style:style>
    <style:style style:name="P740" style:parent-style-name="Normal" style:family="paragraph">
      <style:text-properties fo:language="sv" fo:country="SE"/>
    </style:style>
    <style:style style:name="P741" style:parent-style-name="Normal" style:family="paragraph">
      <style:text-properties fo:language="sv" fo:country="SE"/>
    </style:style>
    <style:style style:name="P742" style:parent-style-name="Heading7" style:family="paragraph">
      <style:text-properties fo:language="sv" fo:country="SE"/>
    </style:style>
    <style:style style:name="P743" style:parent-style-name="Normal" style:family="paragraph">
      <style:text-properties fo:language="sv" fo:country="SE"/>
    </style:style>
    <style:style style:name="P744" style:parent-style-name="Normal" style:family="paragraph">
      <style:text-properties fo:font-weight="bold" style:font-weight-asian="bold" style:font-weight-complex="bold" fo:language="sv" fo:country="SE"/>
    </style:style>
    <style:style style:name="P745" style:parent-style-name="Normal" style:family="paragraph">
      <style:text-properties fo:language="sv" fo:country="SE"/>
    </style:style>
    <style:style style:name="P746" style:parent-style-name="Normal" style:list-style-name="LFO30" style:family="paragraph">
      <style:text-properties fo:language="sv" fo:country="SE"/>
    </style:style>
    <style:style style:name="P747" style:parent-style-name="Normal" style:list-style-name="LFO30" style:family="paragraph">
      <style:text-properties fo:language="sv" fo:country="SE"/>
    </style:style>
    <style:style style:name="P748" style:parent-style-name="Normal" style:list-style-name="LFO30" style:family="paragraph">
      <style:text-properties fo:language="sv" fo:country="SE"/>
    </style:style>
    <style:style style:name="P749" style:parent-style-name="Normal" style:family="paragraph">
      <style:text-properties fo:language="sv" fo:country="SE"/>
    </style:style>
    <style:style style:name="P750" style:parent-style-name="Heading7" style:family="paragraph">
      <style:text-properties fo:language="sv" fo:country="SE"/>
    </style:style>
    <style:style style:name="P751" style:parent-style-name="Normal" style:family="paragraph">
      <style:text-properties fo:language="sv" fo:country="SE"/>
    </style:style>
    <style:style style:name="P752" style:parent-style-name="Normal" style:family="paragraph">
      <style:text-properties fo:font-weight="bold" style:font-weight-asian="bold" style:font-weight-complex="bold" fo:language="sv" fo:country="SE"/>
    </style:style>
    <style:style style:name="P753" style:parent-style-name="Normal" style:family="paragraph">
      <style:text-properties fo:language="sv" fo:country="SE"/>
    </style:style>
    <style:style style:name="P754" style:parent-style-name="Normal" style:family="paragraph">
      <style:text-properties fo:language="sv" fo:country="SE"/>
    </style:style>
    <style:style style:name="P755" style:parent-style-name="Heading7" style:family="paragraph">
      <style:text-properties fo:language="sv" fo:country="SE"/>
    </style:style>
    <style:style style:name="P756" style:parent-style-name="Normal" style:family="paragraph">
      <style:text-properties fo:font-weight="bold" style:font-weight-asian="bold" style:font-weight-complex="bold" fo:language="sv" fo:country="SE"/>
    </style:style>
    <style:style style:name="P757" style:parent-style-name="Normal" style:family="paragraph">
      <style:text-properties fo:language="sv" fo:country="SE"/>
    </style:style>
    <style:style style:name="P758" style:parent-style-name="Normal" style:family="paragraph">
      <style:text-properties fo:font-weight="bold" style:font-weight-asian="bold" style:font-weight-complex="bold" fo:language="sv" fo:country="SE"/>
    </style:style>
    <style:style style:name="P759" style:parent-style-name="Normal" style:family="paragraph">
      <style:text-properties fo:language="sv" fo:country="SE"/>
    </style:style>
    <style:style style:name="P760" style:parent-style-name="Heading7" style:family="paragraph">
      <style:text-properties fo:language="sv" fo:country="SE"/>
    </style:style>
    <style:style style:name="P761" style:parent-style-name="Normal" style:family="paragraph">
      <style:text-properties fo:language="sv" fo:country="SE"/>
    </style:style>
    <style:style style:name="P762" style:parent-style-name="Heading7" style:family="paragraph">
      <style:text-properties fo:language="sv" fo:country="SE"/>
    </style:style>
    <style:style style:name="P763" style:parent-style-name="Normal" style:family="paragraph">
      <style:text-properties fo:language="sv" fo:country="SE"/>
    </style:style>
    <style:style style:name="P764" style:parent-style-name="Normal" style:family="paragraph">
      <style:text-properties fo:font-weight="bold" style:font-weight-asian="bold" style:font-weight-complex="bold" fo:language="sv" fo:country="SE"/>
    </style:style>
    <style:style style:name="P765" style:parent-style-name="Normal" style:family="paragraph">
      <style:text-properties fo:language="sv" fo:country="SE"/>
    </style:style>
    <style:style style:name="P766" style:parent-style-name="Normal" style:family="paragraph">
      <style:text-properties fo:font-weight="bold" style:font-weight-asian="bold" style:font-weight-complex="bold" fo:language="sv" fo:country="SE"/>
    </style:style>
    <style:style style:name="P767" style:parent-style-name="Normal" style:family="paragraph">
      <style:text-properties fo:language="sv" fo:country="SE"/>
    </style:style>
    <style:style style:name="P768" style:parent-style-name="Heading7" style:family="paragraph">
      <style:text-properties fo:language="sv" fo:country="SE"/>
    </style:style>
    <style:style style:name="P769" style:parent-style-name="Normal" style:family="paragraph">
      <style:text-properties fo:font-weight="bold" style:font-weight-asian="bold" style:font-weight-complex="bold" fo:language="sv" fo:country="SE"/>
    </style:style>
    <style:style style:name="P770" style:parent-style-name="Normal" style:family="paragraph">
      <style:text-properties fo:language="sv" fo:country="SE"/>
    </style:style>
    <style:style style:name="P771" style:parent-style-name="Normal" style:family="paragraph">
      <style:text-properties fo:language="sv" fo:country="SE"/>
    </style:style>
    <style:style style:name="P772" style:parent-style-name="Normal" style:family="paragraph">
      <style:text-properties fo:language="sv" fo:country="SE"/>
    </style:style>
    <style:style style:name="P773" style:parent-style-name="Normal" style:family="paragraph">
      <style:text-properties fo:font-weight="bold" style:font-weight-asian="bold" style:font-weight-complex="bold" fo:language="sv" fo:country="SE"/>
    </style:style>
    <style:style style:name="P774" style:parent-style-name="Normal" style:family="paragraph">
      <style:text-properties fo:language="sv" fo:country="SE"/>
    </style:style>
    <style:style style:name="P775" style:parent-style-name="Normal" style:family="paragraph">
      <style:text-properties fo:font-weight="bold" style:font-weight-asian="bold" style:font-weight-complex="bold" fo:language="sv" fo:country="SE"/>
    </style:style>
    <style:style style:name="P776" style:parent-style-name="Normal" style:family="paragraph">
      <style:text-properties fo:language="sv" fo:country="SE"/>
    </style:style>
    <style:style style:name="P777" style:parent-style-name="Normal" style:family="paragraph">
      <style:text-properties fo:language="sv" fo:country="SE"/>
    </style:style>
    <style:style style:name="P778" style:parent-style-name="Normal" style:family="paragraph">
      <style:text-properties fo:font-weight="bold" style:font-weight-asian="bold" style:font-weight-complex="bold" fo:language="sv" fo:country="SE"/>
    </style:style>
    <style:style style:name="P779" style:parent-style-name="Normal" style:family="paragraph">
      <style:text-properties fo:language="sv" fo:country="SE"/>
    </style:style>
    <style:style style:name="P780" style:parent-style-name="Heading7" style:family="paragraph">
      <style:text-properties fo:language="sv" fo:country="SE"/>
    </style:style>
    <style:style style:name="P781" style:parent-style-name="Normal" style:family="paragraph">
      <style:text-properties fo:font-weight="bold" style:font-weight-asian="bold" style:font-weight-complex="bold" fo:language="sv" fo:country="SE"/>
    </style:style>
    <style:style style:name="P782" style:parent-style-name="Normal" style:family="paragraph">
      <style:text-properties fo:language="sv" fo:country="SE"/>
    </style:style>
    <style:style style:name="P783" style:parent-style-name="Normal" style:family="paragraph">
      <style:text-properties fo:font-weight="bold" style:font-weight-asian="bold" style:font-weight-complex="bold" fo:language="sv" fo:country="SE"/>
    </style:style>
    <style:style style:name="P784" style:parent-style-name="Normal" style:family="paragraph">
      <style:text-properties fo:language="sv" fo:country="SE"/>
    </style:style>
    <style:style style:name="P785" style:parent-style-name="Normal" style:family="paragraph">
      <style:text-properties fo:language="sv" fo:country="SE"/>
    </style:style>
    <style:style style:name="P786" style:parent-style-name="Heading7" style:family="paragraph">
      <style:text-properties fo:language="sv" fo:country="SE"/>
    </style:style>
    <style:style style:name="P787" style:parent-style-name="Normal" style:family="paragraph">
      <style:text-properties fo:font-weight="bold" style:font-weight-asian="bold" style:font-weight-complex="bold" fo:language="sv" fo:country="SE"/>
    </style:style>
    <style:style style:name="P788" style:parent-style-name="Normal" style:family="paragraph">
      <style:text-properties fo:language="sv" fo:country="SE"/>
    </style:style>
    <style:style style:name="P789" style:parent-style-name="Normal" style:family="paragraph">
      <style:text-properties fo:language="sv" fo:country="SE"/>
    </style:style>
    <style:style style:name="P790" style:parent-style-name="Normal" style:family="paragraph">
      <style:text-properties fo:font-weight="bold" style:font-weight-asian="bold" style:font-weight-complex="bold" fo:language="sv" fo:country="SE"/>
    </style:style>
    <style:style style:name="P791" style:parent-style-name="Normal" style:family="paragraph">
      <style:text-properties fo:language="sv" fo:country="SE"/>
    </style:style>
    <style:style style:name="P792" style:parent-style-name="Normal" style:family="paragraph">
      <style:text-properties fo:language="sv" fo:country="SE"/>
    </style:style>
    <style:style style:name="P793" style:parent-style-name="Normal" style:family="paragraph">
      <style:text-properties fo:font-weight="bold" style:font-weight-asian="bold" style:font-weight-complex="bold" fo:language="sv" fo:country="SE"/>
    </style:style>
    <style:style style:name="P794" style:parent-style-name="Normal" style:family="paragraph">
      <style:text-properties fo:language="sv" fo:country="SE"/>
    </style:style>
    <style:style style:name="P795" style:parent-style-name="Normal" style:family="paragraph">
      <style:text-properties fo:language="sv" fo:country="SE"/>
    </style:style>
    <style:style style:name="P796" style:parent-style-name="Heading6" style:family="paragraph">
      <style:text-properties fo:language="sv" fo:country="SE"/>
    </style:style>
    <style:style style:name="P797" style:parent-style-name="Normal" style:family="paragraph">
      <style:text-properties fo:language="sv" fo:country="SE"/>
    </style:style>
    <style:style style:name="P798" style:parent-style-name="Normal" style:family="paragraph">
      <style:text-properties fo:language="sv" fo:country="SE"/>
    </style:style>
    <style:style style:name="P799" style:parent-style-name="Normal" style:family="paragraph">
      <style:text-properties fo:language="sv" fo:country="SE"/>
    </style:style>
    <style:style style:name="P800" style:parent-style-name="Normal" style:family="paragraph">
      <style:text-properties fo:language="sv" fo:country="SE"/>
    </style:style>
    <style:style style:name="P801" style:parent-style-name="Normal" style:family="paragraph">
      <style:text-properties fo:language="sv" fo:country="SE"/>
    </style:style>
    <style:style style:name="P802" style:parent-style-name="Normal" style:family="paragraph">
      <style:text-properties fo:font-weight="bold" style:font-weight-asian="bold" style:font-weight-complex="bold"/>
    </style:style>
    <style:style style:name="P803" style:parent-style-name="Normal" style:family="paragraph">
      <style:text-properties fo:font-weight="bold" style:font-weight-asian="bold" style:font-weight-complex="bold"/>
    </style:style>
    <style:style style:name="P804" style:parent-style-name="Normal" style:list-style-name="LFO17" style:family="paragraph"/>
    <style:style style:name="P805" style:parent-style-name="Normal" style:list-style-name="LFO17" style:family="paragraph"/>
    <style:style style:name="T806" style:parent-style-name="Hyperlink" style:family="text">
      <style:text-properties fo:language="sv" fo:country="SE"/>
    </style:style>
    <style:style style:name="P807" style:parent-style-name="Normal" style:list-style-name="LFO17" style:family="paragraph"/>
    <style:style style:name="T808" style:parent-style-name="Hyperlink" style:family="text">
      <style:text-properties fo:language="sv" fo:country="SE"/>
    </style:style>
    <style:style style:name="P809" style:parent-style-name="Normal" style:family="paragraph">
      <style:text-properties fo:font-weight="bold" style:font-weight-asian="bold" style:font-weight-complex="bold"/>
    </style:style>
    <style:style style:name="P810" style:parent-style-name="Normal" style:list-style-name="LFO18" style:family="paragraph"/>
    <style:style style:name="P811" style:parent-style-name="Normal" style:family="paragraph">
      <style:text-properties fo:font-weight="bold" style:font-weight-asian="bold" style:font-weight-complex="bold"/>
    </style:style>
    <style:style style:name="P812" style:parent-style-name="Normal" style:list-style-name="LFO19" style:family="paragraph"/>
    <style:style style:name="P813" style:parent-style-name="Normal" style:family="paragraph">
      <style:text-properties fo:language="sv" fo:country="SE"/>
    </style:style>
    <style:style style:name="P814" style:parent-style-name="Normal" style:family="paragraph">
      <style:text-properties fo:language="sv" fo:country="SE"/>
    </style:style>
    <style:style style:name="P815" style:parent-style-name="Normal" style:family="paragraph">
      <style:text-properties fo:language="sv" fo:country="SE"/>
    </style:style>
    <style:style style:name="P816" style:parent-style-name="Heading4" style:family="paragraph">
      <style:text-properties fo:language="sv" fo:country="SE"/>
    </style:style>
    <style:style style:name="P817" style:parent-style-name="Normal" style:family="paragraph">
      <style:text-properties fo:language="sv" fo:country="SE"/>
    </style:style>
    <style:style style:name="P818" style:parent-style-name="Normal" style:family="paragraph">
      <style:text-properties fo:language="sv" fo:country="SE"/>
    </style:style>
    <style:style style:name="P819" style:parent-style-name="Heading4" style:family="paragraph">
      <style:text-properties fo:language="sv" fo:country="SE"/>
    </style:style>
    <style:style style:name="P820" style:parent-style-name="Normal" style:family="paragraph">
      <style:text-properties fo:language="sv" fo:country="SE"/>
    </style:style>
    <style:style style:name="T821" style:parent-style-name="Hyperlink" style:family="text">
      <style:text-properties fo:language="sv" fo:country="SE"/>
    </style:style>
    <style:style style:name="P822" style:parent-style-name="Heading4" style:family="paragraph">
      <style:text-properties fo:language="sv" fo:country="SE"/>
    </style:style>
    <style:style style:name="T823" style:parent-style-name="Hyperlink" style:family="text">
      <style:text-properties fo:language="sv" fo:country="SE"/>
    </style:style>
    <style:style style:name="P824" style:parent-style-name="Heading4" style:family="paragraph">
      <style:text-properties fo:language="sv" fo:country="SE"/>
    </style:style>
    <style:style style:name="P825" style:parent-style-name="Normal" style:family="paragraph">
      <style:text-properties fo:language="sv" fo:country="SE"/>
    </style:style>
    <style:style style:name="P826" style:parent-style-name="Normal" style:family="paragraph">
      <style:text-properties fo:language="sv" fo:country="SE"/>
    </style:style>
    <style:style style:name="P827" style:parent-style-name="Heading3" style:family="paragraph">
      <style:text-properties fo:language="sv" fo:country="SE"/>
    </style:style>
    <style:style style:name="P828" style:parent-style-name="Normal" style:family="paragraph">
      <style:text-properties fo:language="sv" fo:country="SE"/>
    </style:style>
    <style:style style:name="P829" style:parent-style-name="Normal" style:family="paragraph">
      <style:text-properties fo:language="sv" fo:country="SE"/>
    </style:style>
    <style:style style:name="P830" style:parent-style-name="Heading4" style:family="paragraph">
      <style:text-properties fo:language="sv" fo:country="SE"/>
    </style:style>
    <style:style style:name="P831" style:parent-style-name="Normal" style:family="paragraph">
      <style:text-properties fo:font-weight="bold" style:font-weight-asian="bold" style:font-weight-complex="bold" fo:language="sv" fo:country="SE"/>
    </style:style>
    <style:style style:name="P832" style:parent-style-name="Normal" style:family="paragraph">
      <style:text-properties fo:language="sv" fo:country="SE"/>
    </style:style>
    <style:style style:name="T833" style:parent-style-name="DefaultParagraphFont" style:family="text">
      <style:text-properties fo:language="sv" fo:country="SE"/>
    </style:style>
    <style:style style:name="T834" style:parent-style-name="Hyperlink" style:family="text">
      <style:text-properties fo:language="sv" fo:country="SE"/>
    </style:style>
    <style:style style:name="P835" style:parent-style-name="Normal" style:family="paragraph">
      <style:text-properties fo:language="sv" fo:country="SE"/>
    </style:style>
    <style:style style:name="P836" style:parent-style-name="Normal" style:family="paragraph">
      <style:text-properties fo:font-weight="bold" style:font-weight-asian="bold" style:font-weight-complex="bold" fo:language="sv" fo:country="SE"/>
    </style:style>
    <style:style style:name="P837" style:parent-style-name="Normal" style:family="paragraph">
      <style:text-properties fo:language="sv" fo:country="SE"/>
    </style:style>
    <style:style style:name="P838" style:parent-style-name="Normal" style:family="paragraph">
      <style:text-properties fo:language="sv" fo:country="SE"/>
    </style:style>
    <style:style style:name="P839" style:parent-style-name="Normal" style:family="paragraph">
      <style:text-properties fo:font-weight="bold" style:font-weight-asian="bold" style:font-weight-complex="bold" fo:language="sv" fo:country="SE"/>
    </style:style>
    <style:style style:name="P840" style:parent-style-name="Normal" style:family="paragraph">
      <style:text-properties fo:language="sv" fo:country="SE"/>
    </style:style>
    <style:style style:name="P841" style:parent-style-name="Heading4" style:family="paragraph">
      <style:text-properties fo:language="sv" fo:country="SE"/>
    </style:style>
    <style:style style:name="P842" style:parent-style-name="Normal" style:family="paragraph">
      <style:text-properties fo:font-weight="bold" style:font-weight-asian="bold" style:font-weight-complex="bold" fo:language="sv" fo:country="SE"/>
    </style:style>
    <style:style style:name="P843" style:parent-style-name="Normal" style:family="paragraph">
      <style:text-properties fo:language="sv" fo:country="SE"/>
    </style:style>
    <style:style style:name="P844" style:parent-style-name="Normal" style:family="paragraph">
      <style:text-properties fo:language="sv" fo:country="SE"/>
    </style:style>
    <style:style style:name="P845" style:parent-style-name="Normal" style:family="paragraph">
      <style:text-properties fo:language="sv" fo:country="SE"/>
    </style:style>
    <style:style style:name="P846" style:parent-style-name="Normal" style:family="paragraph">
      <style:text-properties fo:font-weight="bold" style:font-weight-asian="bold" style:font-weight-complex="bold" fo:language="sv" fo:country="SE"/>
    </style:style>
    <style:style style:name="P847" style:parent-style-name="Normal" style:family="paragraph">
      <style:text-properties fo:language="sv" fo:country="SE"/>
    </style:style>
    <style:style style:name="P848" style:parent-style-name="Normal" style:family="paragraph">
      <style:text-properties fo:language="sv" fo:country="SE"/>
    </style:style>
    <style:style style:name="P849" style:parent-style-name="Normal" style:family="paragraph">
      <style:text-properties fo:language="sv" fo:country="SE"/>
    </style:style>
    <style:style style:name="P850" style:parent-style-name="Normal" style:family="paragraph">
      <style:text-properties fo:font-weight="bold" style:font-weight-asian="bold" style:font-weight-complex="bold" fo:language="sv" fo:country="SE"/>
    </style:style>
    <style:style style:name="P851" style:parent-style-name="Normal" style:family="paragraph">
      <style:text-properties fo:language="sv" fo:country="SE"/>
    </style:style>
    <style:style style:name="P852" style:parent-style-name="Normal" style:family="paragraph">
      <style:text-properties fo:language="sv" fo:country="SE"/>
    </style:style>
    <style:style style:name="P853" style:parent-style-name="Normal" style:family="paragraph">
      <style:text-properties fo:language="sv" fo:country="SE"/>
    </style:style>
    <style:style style:name="P854" style:parent-style-name="Normal" style:family="paragraph">
      <style:text-properties fo:language="sv" fo:country="SE"/>
    </style:style>
    <style:style style:name="P855" style:parent-style-name="Normal" style:list-style-name="LFO31" style:family="paragraph">
      <style:text-properties fo:language="sv" fo:country="SE"/>
    </style:style>
    <style:style style:name="P856" style:parent-style-name="Normal" style:list-style-name="LFO31" style:family="paragraph">
      <style:text-properties fo:language="sv" fo:country="SE"/>
    </style:style>
    <style:style style:name="P857" style:parent-style-name="Normal" style:list-style-name="LFO31" style:family="paragraph">
      <style:text-properties fo:language="sv" fo:country="SE"/>
    </style:style>
    <style:style style:name="P858" style:parent-style-name="Normal" style:family="paragraph">
      <style:text-properties fo:language="sv" fo:country="SE"/>
    </style:style>
    <style:style style:name="P859" style:parent-style-name="Normal" style:family="paragraph">
      <style:text-properties fo:language="sv" fo:country="SE"/>
    </style:style>
    <style:style style:name="P860" style:parent-style-name="Normal" style:family="paragraph">
      <style:text-properties fo:language="sv" fo:country="SE"/>
    </style:style>
    <style:style style:name="P861" style:parent-style-name="Normal" style:family="paragraph">
      <style:text-properties fo:language="sv" fo:country="SE"/>
    </style:style>
    <style:style style:name="P862" style:parent-style-name="Heading4" style:family="paragraph">
      <style:text-properties fo:language="sv" fo:country="SE"/>
    </style:style>
    <style:style style:name="P863" style:parent-style-name="Normal" style:family="paragraph">
      <style:text-properties fo:language="sv" fo:country="SE"/>
    </style:style>
    <style:style style:name="P864" style:parent-style-name="Normal" style:family="paragraph">
      <style:text-properties fo:language="sv" fo:country="SE"/>
    </style:style>
    <style:style style:name="P865" style:parent-style-name="Normal" style:family="paragraph">
      <style:text-properties fo:language="sv" fo:country="SE"/>
    </style:style>
    <style:style style:name="P866" style:parent-style-name="Heading3" style:family="paragraph">
      <style:text-properties fo:language="sv" fo:country="SE"/>
    </style:style>
    <style:style style:name="P867" style:parent-style-name="Normal" style:family="paragraph">
      <style:text-properties fo:language="sv" fo:country="SE"/>
    </style:style>
    <style:style style:name="P868" style:parent-style-name="ListParagraph" style:list-style-name="LFO33" style:family="paragraph">
      <style:text-properties fo:language="sv" fo:country="SE"/>
    </style:style>
    <style:style style:name="P869" style:parent-style-name="ListParagraph" style:list-style-name="LFO33" style:family="paragraph">
      <style:text-properties fo:language="sv" fo:country="SE"/>
    </style:style>
    <style:style style:name="P870" style:parent-style-name="ListParagraph" style:list-style-name="LFO33" style:family="paragraph">
      <style:text-properties fo:language="sv" fo:country="SE"/>
    </style:style>
    <style:style style:name="P871" style:parent-style-name="ListParagraph" style:list-style-name="LFO33" style:family="paragraph">
      <style:text-properties fo:language="sv" fo:country="SE"/>
    </style:style>
    <style:style style:name="P872" style:parent-style-name="Normal" style:family="paragraph">
      <style:text-properties fo:language="sv" fo:country="SE"/>
    </style:style>
    <style:style style:name="P873" style:parent-style-name="Heading4" style:family="paragraph">
      <style:text-properties fo:language="sv" fo:country="SE"/>
    </style:style>
    <style:style style:name="P874" style:parent-style-name="Normal" style:family="paragraph">
      <style:text-properties fo:language="sv" fo:country="SE"/>
    </style:style>
    <style:style style:name="P875" style:parent-style-name="Normal" style:family="paragraph">
      <style:text-properties fo:language="sv" fo:country="SE"/>
    </style:style>
    <style:style style:name="P876" style:parent-style-name="Heading4" style:family="paragraph">
      <style:text-properties fo:language="sv" fo:country="SE"/>
    </style:style>
    <style:style style:name="P877" style:parent-style-name="Normal" style:family="paragraph">
      <style:text-properties fo:language="sv" fo:country="SE"/>
    </style:style>
    <style:style style:name="P878" style:parent-style-name="Normal" style:family="paragraph">
      <style:text-properties fo:language="sv" fo:country="SE"/>
    </style:style>
    <style:style style:name="P879" style:parent-style-name="Heading4" style:family="paragraph">
      <style:text-properties fo:language="sv" fo:country="SE"/>
    </style:style>
    <style:style style:name="P880" style:parent-style-name="Normal" style:family="paragraph">
      <style:text-properties fo:language="sv" fo:country="SE"/>
    </style:style>
    <style:style style:name="P881" style:parent-style-name="Normal" style:family="paragraph">
      <style:text-properties fo:language="sv" fo:country="SE"/>
    </style:style>
    <style:style style:name="P882" style:parent-style-name="Normal" style:family="paragraph">
      <style:text-properties fo:language="sv" fo:country="SE"/>
    </style:style>
    <style:style style:name="P883" style:parent-style-name="Heading4" style:family="paragraph">
      <style:text-properties fo:language="sv" fo:country="SE"/>
    </style:style>
    <style:style style:name="P884" style:parent-style-name="Heading4" style:family="paragraph">
      <style:text-properties fo:language="sv" fo:country="SE"/>
    </style:style>
    <style:style style:name="P885" style:parent-style-name="Normal" style:family="paragraph">
      <style:text-properties fo:language="sv" fo:country="SE"/>
    </style:style>
    <style:style style:name="P886" style:parent-style-name="Normal" style:family="paragraph">
      <style:text-properties fo:language="sv" fo:country="SE"/>
    </style:style>
    <style:style style:name="P887" style:parent-style-name="Heading4" style:family="paragraph">
      <style:text-properties fo:language="sv" fo:country="SE"/>
    </style:style>
    <style:style style:name="P888" style:parent-style-name="Normal" style:family="paragraph">
      <style:text-properties fo:language="sv" fo:country="SE"/>
    </style:style>
    <style:style style:name="P889" style:parent-style-name="Normal" style:family="paragraph">
      <style:text-properties fo:language="sv" fo:country="SE"/>
    </style:style>
    <style:style style:name="P890" style:parent-style-name="Normal" style:family="paragraph">
      <style:text-properties fo:language="sv" fo:country="SE"/>
    </style:style>
    <style:style style:name="T891" style:parent-style-name="Hyperlink" style:family="text">
      <style:text-properties fo:language="sv" fo:country="SE"/>
    </style:style>
    <style:style style:name="P892" style:parent-style-name="Normal" style:family="paragraph">
      <style:text-properties fo:language="sv" fo:country="SE"/>
    </style:style>
    <style:style style:name="P893" style:parent-style-name="Heading4" style:family="paragraph">
      <style:text-properties fo:language="sv" fo:country="SE"/>
    </style:style>
    <style:style style:name="P894" style:parent-style-name="Normal" style:family="paragraph">
      <style:text-properties fo:language="sv" fo:country="SE"/>
    </style:style>
    <style:style style:name="P895" style:parent-style-name="Normal" style:family="paragraph">
      <style:text-properties fo:language="sv" fo:country="SE"/>
    </style:style>
    <style:style style:name="P896" style:parent-style-name="Normal" style:family="paragraph">
      <style:text-properties fo:language="sv" fo:country="SE"/>
    </style:style>
    <style:style style:name="P897" style:parent-style-name="Heading4" style:family="paragraph">
      <style:text-properties fo:language="sv" fo:country="SE"/>
    </style:style>
    <style:style style:name="P898" style:parent-style-name="Normal" style:family="paragraph">
      <style:text-properties fo:language="sv" fo:country="SE"/>
    </style:style>
    <style:style style:name="P899" style:parent-style-name="Normal" style:family="paragraph">
      <style:text-properties fo:language="sv" fo:country="SE"/>
    </style:style>
    <style:style style:name="P900" style:parent-style-name="Normal" style:family="paragraph">
      <style:text-properties fo:language="sv" fo:country="SE"/>
    </style:style>
    <style:style style:name="T901" style:parent-style-name="DefaultParagraphFont" style:family="text">
      <style:text-properties fo:language="sv" fo:country="SE"/>
    </style:style>
    <style:style style:name="T902" style:parent-style-name="DefaultParagraphFont" style:family="text">
      <style:text-properties fo:font-weight="bold" style:font-weight-asian="bold" style:font-weight-complex="bold" fo:language="sv" fo:country="SE"/>
    </style:style>
    <style:style style:name="P903" style:parent-style-name="Heading4" style:family="paragraph">
      <style:text-properties fo:language="sv" fo:country="SE"/>
    </style:style>
    <style:style style:name="P904" style:parent-style-name="Normal" style:family="paragraph">
      <style:text-properties fo:language="sv" fo:country="SE"/>
    </style:style>
    <style:style style:name="P905" style:parent-style-name="Normal" style:family="paragraph">
      <style:text-properties fo:language="sv" fo:country="SE"/>
    </style:style>
    <style:style style:name="P906" style:parent-style-name="Heading4" style:family="paragraph">
      <style:text-properties fo:language="sv" fo:country="SE"/>
    </style:style>
    <style:style style:name="P907" style:parent-style-name="Normal" style:family="paragraph">
      <style:text-properties fo:language="sv" fo:country="SE"/>
    </style:style>
    <style:style style:name="T908" style:parent-style-name="Hyperlink" style:family="text">
      <style:text-properties fo:language="sv" fo:country="SE"/>
    </style:style>
    <style:style style:name="P909" style:parent-style-name="Heading4" style:family="paragraph">
      <style:text-properties fo:language="sv" fo:country="SE"/>
    </style:style>
    <style:style style:name="P910" style:parent-style-name="Normal" style:family="paragraph">
      <style:text-properties fo:language="sv" fo:country="SE"/>
    </style:style>
    <style:style style:name="P911" style:parent-style-name="Normal" style:family="paragraph">
      <style:text-properties fo:language="sv" fo:country="SE"/>
    </style:style>
    <style:style style:name="T912" style:parent-style-name="DefaultParagraphFont" style:family="text">
      <style:text-properties fo:language="sv" fo:country="SE"/>
    </style:style>
    <style:style style:name="T913" style:parent-style-name="Hyperlink" style:family="text">
      <style:text-properties fo:language="sv" fo:country="SE"/>
    </style:style>
    <style:style style:name="T914" style:parent-style-name="Hyperlink" style:family="text">
      <style:text-properties fo:language="sv" fo:country="SE"/>
    </style:style>
    <style:style style:name="T915" style:parent-style-name="DefaultParagraphFont" style:family="text">
      <style:text-properties fo:language="sv" fo:country="SE"/>
    </style:style>
    <style:style style:name="P916" style:parent-style-name="Heading4" style:family="paragraph">
      <style:text-properties fo:language="sv" fo:country="SE"/>
    </style:style>
    <style:style style:name="P917" style:parent-style-name="Heading4" style:family="paragraph">
      <style:text-properties fo:language="sv" fo:country="SE"/>
    </style:style>
    <style:style style:name="P918" style:parent-style-name="Normal" style:family="paragraph">
      <style:text-properties fo:language="sv" fo:country="SE"/>
    </style:style>
    <style:style style:name="P919" style:parent-style-name="Heading4" style:family="paragraph">
      <style:text-properties fo:language="sv" fo:country="SE"/>
    </style:style>
    <style:style style:name="P920" style:parent-style-name="Heading4" style:family="paragraph">
      <style:text-properties fo:language="sv" fo:country="SE"/>
    </style:style>
    <style:style style:name="P921" style:parent-style-name="Normal" style:family="paragraph">
      <style:text-properties fo:language="sv" fo:country="SE"/>
    </style:style>
    <style:style style:name="P922" style:parent-style-name="Normal" style:family="paragraph">
      <style:text-properties fo:language="sv" fo:country="SE"/>
    </style:style>
    <style:style style:name="P923" style:parent-style-name="Heading4" style:family="paragraph">
      <style:text-properties fo:language="sv" fo:country="SE"/>
    </style:style>
    <style:style style:name="P924" style:parent-style-name="Normal" style:family="paragraph">
      <style:text-properties fo:language="sv" fo:country="SE"/>
    </style:style>
    <style:style style:name="P925" style:parent-style-name="Normal" style:family="paragraph">
      <style:text-properties fo:language="sv" fo:country="SE"/>
    </style:style>
    <style:style style:name="P926" style:parent-style-name="Heading4" style:family="paragraph">
      <style:text-properties fo:language="sv" fo:country="SE"/>
    </style:style>
    <style:style style:name="P927" style:parent-style-name="Normal" style:family="paragraph">
      <style:text-properties fo:language="sv" fo:country="SE"/>
    </style:style>
    <style:style style:name="P928" style:parent-style-name="Normal" style:family="paragraph">
      <style:text-properties fo:language="sv" fo:country="SE"/>
    </style:style>
    <style:style style:name="P929" style:parent-style-name="Heading4" style:family="paragraph">
      <style:text-properties fo:language="sv" fo:country="SE"/>
    </style:style>
    <style:style style:name="P930" style:parent-style-name="Heading4" style:family="paragraph">
      <style:text-properties fo:language="sv" fo:country="SE"/>
    </style:style>
    <style:style style:name="P931" style:parent-style-name="Normal" style:family="paragraph">
      <style:text-properties fo:language="sv" fo:country="SE"/>
    </style:style>
    <style:style style:name="P932" style:parent-style-name="Normal" style:family="paragraph">
      <style:text-properties fo:language="sv" fo:country="SE"/>
    </style:style>
    <style:style style:name="P933" style:parent-style-name="Normal" style:family="paragraph">
      <style:text-properties fo:language="sv" fo:country="SE"/>
    </style:style>
    <style:style style:name="P934" style:parent-style-name="Normal" style:family="paragraph">
      <style:text-properties fo:language="sv" fo:country="SE"/>
    </style:style>
    <style:style style:name="P935" style:parent-style-name="Normal" style:family="paragraph">
      <style:text-properties fo:language="sv" fo:country="SE"/>
    </style:style>
    <style:style style:name="P936" style:parent-style-name="Normal" style:family="paragraph">
      <style:text-properties fo:language="sv" fo:country="SE"/>
    </style:style>
    <style:style style:name="P937" style:parent-style-name="Heading4" style:family="paragraph">
      <style:text-properties fo:language="sv" fo:country="SE"/>
    </style:style>
    <style:style style:name="P938" style:parent-style-name="Heading4" style:family="paragraph">
      <style:text-properties fo:language="sv" fo:country="SE"/>
    </style:style>
    <style:style style:name="P939" style:parent-style-name="Normal" style:family="paragraph">
      <style:text-properties fo:language="sv" fo:country="SE"/>
    </style:style>
    <style:style style:name="P940" style:parent-style-name="Normal" style:family="paragraph">
      <style:text-properties fo:language="sv" fo:country="SE"/>
    </style:style>
    <style:style style:name="T941" style:parent-style-name="Hyperlink" style:family="text">
      <style:text-properties fo:font-weight="bold" style:font-weight-asian="bold" style:font-weight-complex="bold" fo:language="sv" fo:country="SE"/>
    </style:style>
    <style:style style:name="T942" style:parent-style-name="Hyperlink" style:family="text">
      <style:text-properties fo:font-weight="bold" style:font-weight-asian="bold" style:font-weight-complex="bold" fo:language="sv" fo:country="SE"/>
    </style:style>
    <style:style style:name="P943" style:parent-style-name="Normal" style:family="paragraph">
      <style:text-properties fo:language="sv" fo:country="SE"/>
    </style:style>
    <style:style style:name="P944" style:parent-style-name="Normal" style:family="paragraph">
      <style:text-properties fo:language="sv" fo:country="SE"/>
    </style:style>
    <style:style style:name="P945" style:parent-style-name="Normal" style:family="paragraph">
      <style:text-properties fo:font-weight="bold" style:font-weight-asian="bold" style:font-weight-complex="bold" fo:language="sv" fo:country="SE"/>
    </style:style>
    <style:style style:name="P946" style:parent-style-name="Normal" style:family="paragraph">
      <style:text-properties fo:language="sv" fo:country="SE"/>
    </style:style>
    <style:style style:name="P947" style:parent-style-name="Normal" style:family="paragraph">
      <style:text-properties fo:language="sv" fo:country="SE"/>
    </style:style>
    <style:style style:name="T948" style:parent-style-name="Hyperlink" style:family="text">
      <style:text-properties fo:language="sv" fo:country="SE"/>
    </style:style>
    <style:style style:name="P949" style:parent-style-name="Normal" style:family="paragraph">
      <style:text-properties fo:font-weight="bold" style:font-weight-asian="bold" style:font-weight-complex="bold" fo:language="sv" fo:country="SE"/>
    </style:style>
    <style:style style:name="P950" style:parent-style-name="Normal" style:family="paragraph">
      <style:text-properties fo:language="sv" fo:country="SE"/>
    </style:style>
    <style:style style:name="P951" style:parent-style-name="Normal" style:family="paragraph">
      <style:text-properties fo:font-weight="bold" style:font-weight-asian="bold" style:font-weight-complex="bold" fo:language="sv" fo:country="SE"/>
    </style:style>
    <style:style style:name="P952" style:parent-style-name="Normal" style:family="paragraph">
      <style:text-properties fo:font-weight="bold" style:font-weight-asian="bold" style:font-weight-complex="bold" fo:language="sv" fo:country="SE"/>
    </style:style>
    <style:style style:name="P953" style:parent-style-name="Normal" style:family="paragraph">
      <style:text-properties fo:language="sv" fo:country="SE"/>
    </style:style>
    <style:style style:name="T954" style:parent-style-name="Hyperlink" style:family="text">
      <style:text-properties fo:language="sv" fo:country="SE"/>
    </style:style>
    <style:style style:name="P955" style:parent-style-name="Normal" style:family="paragraph">
      <style:text-properties fo:font-weight="bold" style:font-weight-asian="bold" style:font-weight-complex="bold" fo:language="sv" fo:country="SE"/>
    </style:style>
    <style:style style:name="P956" style:parent-style-name="Normal" style:family="paragraph">
      <style:text-properties fo:language="sv" fo:country="SE"/>
    </style:style>
    <style:style style:name="P957" style:parent-style-name="Normal" style:family="paragraph">
      <style:text-properties fo:language="sv" fo:country="SE"/>
    </style:style>
    <style:style style:name="T958" style:parent-style-name="Hyperlink" style:family="text">
      <style:text-properties fo:language="sv" fo:country="SE"/>
    </style:style>
    <style:style style:name="T959" style:parent-style-name="Hyperlink" style:family="text">
      <style:text-properties fo:language="sv" fo:country="SE"/>
    </style:style>
    <style:style style:name="P960" style:parent-style-name="Normal" style:family="paragraph">
      <style:text-properties fo:font-weight="bold" style:font-weight-asian="bold" style:font-weight-complex="bold" fo:language="sv" fo:country="SE"/>
    </style:style>
    <style:style style:name="P961" style:parent-style-name="Normal" style:family="paragraph">
      <style:text-properties fo:language="sv" fo:country="SE"/>
    </style:style>
    <style:style style:name="P962" style:parent-style-name="Normal" style:family="paragraph">
      <style:text-properties fo:language="sv" fo:country="SE"/>
    </style:style>
    <style:style style:name="P963" style:parent-style-name="Normal" style:family="paragraph">
      <style:text-properties fo:font-weight="bold" style:font-weight-asian="bold" style:font-weight-complex="bold" fo:language="sv" fo:country="SE"/>
    </style:style>
    <style:style style:name="P964" style:parent-style-name="Heading3" style:family="paragraph">
      <style:text-properties fo:language="sv" fo:country="SE"/>
    </style:style>
    <style:style style:name="P965" style:parent-style-name="Normal" style:family="paragraph">
      <style:text-properties fo:language="sv" fo:country="SE"/>
    </style:style>
    <style:style style:name="P966" style:parent-style-name="Normal" style:family="paragraph">
      <style:text-properties fo:language="sv" fo:country="SE"/>
    </style:style>
    <style:style style:name="P967" style:parent-style-name="Heading3" style:family="paragraph">
      <style:text-properties fo:language="sv" fo:country="SE"/>
    </style:style>
    <style:style style:name="P968" style:parent-style-name="Normal" style:family="paragraph">
      <style:text-properties fo:language="sv" fo:country="SE"/>
    </style:style>
    <style:style style:name="P969" style:parent-style-name="Heading3" style:family="paragraph">
      <style:text-properties fo:language="sv" fo:country="SE"/>
    </style:style>
    <style:style style:name="P970" style:parent-style-name="Normal" style:family="paragraph">
      <style:text-properties fo:language="sv" fo:country="SE"/>
    </style:style>
    <style:style style:name="P971" style:parent-style-name="Heading3" style:family="paragraph">
      <style:text-properties fo:language="sv" fo:country="SE"/>
    </style:style>
    <style:style style:name="P972" style:parent-style-name="Normal" style:family="paragraph">
      <style:text-properties fo:language="sv" fo:country="SE"/>
    </style:style>
    <style:style style:name="T973" style:parent-style-name="DefaultParagraphFont" style:family="text">
      <style:text-properties fo:language="sv" fo:country="SE"/>
    </style:style>
    <style:style style:name="T974" style:parent-style-name="Hyperlink" style:family="text">
      <style:text-properties fo:language="sv" fo:country="SE"/>
    </style:style>
    <style:style style:name="T975" style:parent-style-name="Hyperlink" style:family="text">
      <style:text-properties fo:language="sv" fo:country="SE"/>
    </style:style>
    <style:style style:name="T976" style:parent-style-name="DefaultParagraphFont" style:family="text">
      <style:text-properties fo:language="sv" fo:country="SE"/>
    </style:style>
    <style:style style:name="P977" style:parent-style-name="Normal" style:family="paragraph">
      <style:text-properties fo:language="sv" fo:country="SE"/>
    </style:style>
    <style:style style:name="P978" style:parent-style-name="Normal" style:family="paragraph">
      <style:text-properties fo:language="sv" fo:country="SE"/>
    </style:style>
    <style:style style:name="P979" style:parent-style-name="Heading3" style:family="paragraph">
      <style:text-properties fo:language="sv" fo:country="SE"/>
    </style:style>
    <style:style style:name="P980" style:parent-style-name="Normal" style:family="paragraph">
      <style:text-properties fo:language="sv" fo:country="SE"/>
    </style:style>
    <style:style style:name="P981" style:parent-style-name="Normal" style:family="paragraph">
      <style:text-properties fo:language="sv" fo:country="SE"/>
    </style:style>
    <style:style style:name="P982" style:parent-style-name="Heading3" style:family="paragraph">
      <style:text-properties fo:language="sv" fo:country="SE"/>
    </style:style>
    <style:style style:name="P983" style:parent-style-name="Normal" style:family="paragraph">
      <style:text-properties fo:language="sv" fo:country="SE"/>
    </style:style>
    <style:style style:name="P984" style:parent-style-name="Normal" style:family="paragraph">
      <style:text-properties fo:language="sv" fo:country="SE"/>
    </style:style>
    <style:style style:name="T985" style:parent-style-name="Hyperlink" style:family="text">
      <style:text-properties fo:font-weight="bold" style:font-weight-asian="bold" style:font-weight-complex="bold" fo:language="sv" fo:country="SE"/>
    </style:style>
    <style:style style:name="P986" style:parent-style-name="Normal" style:family="paragraph">
      <style:text-properties fo:language="sv" fo:country="SE"/>
    </style:style>
    <style:style style:name="T987" style:parent-style-name="Hyperlink" style:family="text">
      <style:text-properties fo:font-weight="bold" style:font-weight-asian="bold" style:font-weight-complex="bold" fo:language="sv" fo:country="SE"/>
    </style:style>
    <style:style style:name="P988" style:parent-style-name="Normal" style:family="paragraph">
      <style:text-properties fo:language="sv" fo:country="SE"/>
    </style:style>
    <style:style style:name="P989" style:parent-style-name="Normal" style:family="paragraph">
      <style:text-properties fo:language="sv" fo:country="SE"/>
    </style:style>
    <style:style style:name="P990" style:parent-style-name="Normal" style:family="paragraph">
      <style:text-properties fo:font-weight="bold" style:font-weight-asian="bold" style:font-weight-complex="bold" fo:language="sv" fo:country="SE"/>
    </style:style>
    <style:style style:name="P991" style:parent-style-name="Normal" style:family="paragraph">
      <style:text-properties fo:language="sv" fo:country="SE"/>
    </style:style>
    <style:style style:name="T992" style:parent-style-name="Hyperlink" style:family="text">
      <style:text-properties fo:language="sv" fo:country="SE"/>
    </style:style>
    <style:style style:name="P993" style:parent-style-name="Normal" style:family="paragraph">
      <style:text-properties fo:font-weight="bold" style:font-weight-asian="bold" style:font-weight-complex="bold" fo:language="sv" fo:country="SE"/>
    </style:style>
    <style:style style:name="P994" style:parent-style-name="Normal" style:family="paragraph">
      <style:text-properties fo:language="sv" fo:country="SE"/>
    </style:style>
    <style:style style:name="P995" style:parent-style-name="Normal" style:family="paragraph">
      <style:text-properties fo:font-weight="bold" style:font-weight-asian="bold" style:font-weight-complex="bold" fo:language="sv" fo:country="SE"/>
    </style:style>
    <style:style style:name="T996" style:parent-style-name="Hyperlink" style:family="text">
      <style:text-properties fo:language="sv" fo:country="SE"/>
    </style:style>
    <style:style style:name="T997" style:parent-style-name="Hyperlink" style:family="text">
      <style:text-properties fo:language="sv" fo:country="SE"/>
    </style:style>
    <style:style style:name="P998" style:parent-style-name="Normal" style:family="paragraph">
      <style:text-properties fo:font-weight="bold" style:font-weight-asian="bold" style:font-weight-complex="bold" fo:language="sv" fo:country="SE"/>
    </style:style>
    <style:style style:name="P999" style:parent-style-name="Normal" style:family="paragraph">
      <style:text-properties fo:language="sv" fo:country="SE"/>
    </style:style>
    <style:style style:name="T1000" style:parent-style-name="Hyperlink" style:family="text">
      <style:text-properties fo:language="sv" fo:country="SE"/>
    </style:style>
    <style:style style:name="P1001" style:parent-style-name="Normal" style:family="paragraph">
      <style:text-properties fo:font-weight="bold" style:font-weight-asian="bold" style:font-weight-complex="bold" fo:language="sv" fo:country="SE"/>
    </style:style>
    <style:style style:name="P1002" style:parent-style-name="Normal" style:family="paragraph">
      <style:text-properties fo:language="sv" fo:country="SE"/>
    </style:style>
    <style:style style:name="T1003" style:parent-style-name="Hyperlink" style:family="text">
      <style:text-properties fo:language="sv" fo:country="SE"/>
    </style:style>
    <style:style style:name="P1004" style:parent-style-name="Normal" style:family="paragraph">
      <style:text-properties fo:language="sv" fo:country="SE"/>
    </style:style>
    <style:style style:name="P1005" style:parent-style-name="Normal" style:family="paragraph">
      <style:text-properties fo:language="sv" fo:country="SE"/>
    </style:style>
    <style:style style:name="T1006" style:parent-style-name="Hyperlink" style:family="text">
      <style:text-properties fo:font-weight="bold" style:font-weight-asian="bold" style:font-weight-complex="bold" fo:language="sv" fo:country="SE"/>
    </style:style>
    <style:style style:name="P1007" style:parent-style-name="Normal" style:family="paragraph">
      <style:text-properties fo:language="sv" fo:country="SE"/>
    </style:style>
    <style:style style:name="P1008" style:parent-style-name="Normal" style:family="paragraph">
      <style:text-properties fo:language="sv" fo:country="SE"/>
    </style:style>
    <style:style style:name="P1009" style:parent-style-name="Heading3" style:family="paragraph">
      <style:text-properties fo:language="sv" fo:country="SE"/>
    </style:style>
    <style:style style:name="P1010" style:parent-style-name="Normal" style:list-style-name="LFO34" style:family="paragraph">
      <style:text-properties fo:language="sv" fo:country="SE"/>
    </style:style>
    <style:style style:name="P1011" style:parent-style-name="Normal" style:list-style-name="LFO34" style:family="paragraph">
      <style:text-properties fo:language="sv" fo:country="SE"/>
    </style:style>
    <style:style style:name="P1012" style:parent-style-name="Normal" style:list-style-name="LFO34" style:family="paragraph">
      <style:text-properties fo:language="sv" fo:country="SE"/>
    </style:style>
    <style:style style:name="P1013" style:parent-style-name="Normal" style:family="paragraph">
      <style:text-properties fo:language="sv" fo:country="SE"/>
    </style:style>
    <style:style style:name="T1014" style:parent-style-name="Hyperlink" style:family="text">
      <style:text-properties fo:language="sv" fo:country="SE"/>
    </style:style>
    <style:style style:name="P1015" style:parent-style-name="Heading3" style:family="paragraph">
      <style:text-properties fo:language="sv" fo:country="SE"/>
    </style:style>
    <style:style style:name="P1016" style:parent-style-name="Normal" style:family="paragraph">
      <style:text-properties fo:language="sv" fo:country="SE"/>
    </style:style>
    <style:style style:name="P1017" style:parent-style-name="Normal" style:list-style-name="LFO35" style:family="paragraph">
      <style:text-properties fo:language="sv" fo:country="SE"/>
    </style:style>
    <style:style style:name="P1018" style:parent-style-name="Normal" style:list-style-name="LFO35" style:family="paragraph"/>
    <style:style style:name="P1019" style:parent-style-name="Heading3" style:family="paragraph">
      <style:text-properties fo:language="sv" fo:country="SE"/>
    </style:style>
    <style:style style:name="P1020" style:parent-style-name="Normal" style:family="paragraph">
      <style:text-properties fo:language="sv" fo:country="SE"/>
    </style:style>
    <style:style style:name="P1021" style:parent-style-name="Normal" style:family="paragraph">
      <style:text-properties fo:language="sv" fo:country="SE"/>
    </style:style>
    <style:style style:name="P1022" style:parent-style-name="Normal" style:family="paragraph">
      <style:text-properties fo:font-weight="bold" style:font-weight-asian="bold" style:font-weight-complex="bold" fo:language="sv" fo:country="SE"/>
    </style:style>
    <style:style style:name="P1023" style:parent-style-name="Heading4" style:family="paragraph">
      <style:text-properties fo:language="sv" fo:country="SE"/>
    </style:style>
    <style:style style:name="P1024" style:parent-style-name="Normal" style:family="paragraph">
      <style:text-properties fo:language="sv" fo:country="SE"/>
    </style:style>
    <style:style style:name="P1025" style:parent-style-name="Normal" style:family="paragraph">
      <style:text-properties fo:language="sv" fo:country="SE"/>
    </style:style>
    <style:style style:name="P1026" style:parent-style-name="Normal" style:family="paragraph">
      <style:text-properties fo:language="sv" fo:country="SE"/>
    </style:style>
    <style:style style:name="P1027" style:parent-style-name="Heading4" style:family="paragraph">
      <style:text-properties fo:language="sv" fo:country="SE"/>
    </style:style>
    <style:style style:name="P1028" style:parent-style-name="Normal" style:family="paragraph">
      <style:text-properties fo:language="sv" fo:country="SE"/>
    </style:style>
    <style:style style:name="P1029" style:parent-style-name="Normal" style:family="paragraph">
      <style:text-properties fo:language="sv" fo:country="SE"/>
    </style:style>
    <style:style style:name="P1030" style:parent-style-name="Heading4" style:family="paragraph">
      <style:text-properties fo:language="sv" fo:country="SE"/>
    </style:style>
    <style:style style:name="P1031" style:parent-style-name="Normal" style:family="paragraph">
      <style:text-properties fo:language="sv" fo:country="SE"/>
    </style:style>
    <style:style style:name="P1032" style:parent-style-name="Normal" style:family="paragraph">
      <style:text-properties fo:language="sv" fo:country="SE"/>
    </style:style>
    <style:style style:name="P1033" style:parent-style-name="Normal" style:family="paragraph">
      <style:text-properties fo:language="sv" fo:country="SE"/>
    </style:style>
    <style:style style:name="P1034" style:parent-style-name="Heading4" style:family="paragraph">
      <style:text-properties fo:language="sv" fo:country="SE"/>
    </style:style>
    <style:style style:name="P1035" style:parent-style-name="Normal" style:family="paragraph">
      <style:text-properties fo:language="sv" fo:country="SE"/>
    </style:style>
    <style:style style:name="P1036" style:parent-style-name="Normal" style:family="paragraph">
      <style:text-properties fo:font-weight="bold" style:font-weight-asian="bold" style:font-weight-complex="bold" fo:language="sv" fo:country="SE"/>
    </style:style>
    <style:style style:name="P1037" style:parent-style-name="Heading3" style:family="paragraph">
      <style:text-properties fo:language="sv" fo:country="SE"/>
    </style:style>
    <style:style style:name="P1038" style:parent-style-name="Normal" style:family="paragraph">
      <style:text-properties fo:language="sv" fo:country="SE"/>
    </style:style>
    <style:style style:name="P1039" style:parent-style-name="Normal" style:family="paragraph">
      <style:text-properties fo:language="sv" fo:country="SE"/>
    </style:style>
    <style:style style:name="P1040" style:parent-style-name="Heading4" style:family="paragraph">
      <style:text-properties fo:language="sv" fo:country="SE"/>
    </style:style>
    <style:style style:name="P1041" style:parent-style-name="Normal" style:family="paragraph">
      <style:text-properties fo:language="sv" fo:country="SE"/>
    </style:style>
    <style:style style:name="P1042" style:parent-style-name="Normal" style:family="paragraph">
      <style:text-properties fo:font-weight="bold" style:font-weight-asian="bold" style:font-weight-complex="bold" fo:language="sv" fo:country="SE"/>
    </style:style>
    <style:style style:name="T1043" style:parent-style-name="DefaultParagraphFont" style:family="text">
      <style:text-properties fo:language="sv" fo:country="SE"/>
    </style:style>
    <style:style style:name="T1044" style:parent-style-name="Hyperlink" style:family="text">
      <style:text-properties fo:language="sv" fo:country="SE"/>
    </style:style>
    <style:style style:name="T1045" style:parent-style-name="Hyperlink" style:family="text">
      <style:text-properties fo:language="sv" fo:country="SE"/>
    </style:style>
    <style:style style:name="T1046" style:parent-style-name="DefaultParagraphFont" style:family="text">
      <style:text-properties fo:language="sv" fo:country="SE"/>
    </style:style>
    <style:style style:name="P1047" style:parent-style-name="Normal" style:family="paragraph">
      <style:text-properties fo:font-weight="bold" style:font-weight-asian="bold" style:font-weight-complex="bold" fo:language="sv" fo:country="SE"/>
    </style:style>
    <style:style style:name="P1048" style:parent-style-name="Normal" style:family="paragraph">
      <style:text-properties fo:language="sv" fo:country="SE"/>
    </style:style>
    <style:style style:name="P1049" style:parent-style-name="Normal" style:family="paragraph">
      <style:text-properties fo:language="sv" fo:country="SE"/>
    </style:style>
    <style:style style:name="P1050" style:parent-style-name="Heading4" style:family="paragraph">
      <style:text-properties fo:language="sv" fo:country="SE"/>
    </style:style>
    <style:style style:name="P1051" style:parent-style-name="Heading4" style:family="paragraph">
      <style:text-properties fo:language="sv" fo:country="SE"/>
    </style:style>
    <style:style style:name="T1052" style:parent-style-name="DefaultParagraphFont" style:family="text">
      <style:text-properties fo:language="sv" fo:country="SE"/>
    </style:style>
    <style:style style:name="P1053" style:parent-style-name="Heading4" style:family="paragraph">
      <style:text-properties fo:language="sv" fo:country="SE"/>
    </style:style>
    <style:style style:name="P1054" style:parent-style-name="Heading4" style:family="paragraph">
      <style:text-properties fo:language="sv" fo:country="SE"/>
    </style:style>
    <style:style style:name="P1055" style:parent-style-name="Normal" style:family="paragraph">
      <style:text-properties fo:language="sv" fo:country="SE"/>
    </style:style>
    <style:style style:name="P1056" style:parent-style-name="Normal" style:family="paragraph">
      <style:text-properties fo:language="sv" fo:country="SE"/>
    </style:style>
    <style:style style:name="T1057" style:parent-style-name="DefaultParagraphFont" style:family="text">
      <style:text-properties fo:language="sv" fo:country="SE"/>
    </style:style>
    <style:style style:name="P1058" style:parent-style-name="Heading4" style:family="paragraph">
      <style:text-properties fo:language="sv" fo:country="SE"/>
    </style:style>
    <style:style style:name="P1059" style:parent-style-name="Heading4" style:family="paragraph">
      <style:text-properties fo:language="sv" fo:country="SE"/>
    </style:style>
    <style:style style:name="P1060" style:parent-style-name="Normal" style:family="paragraph">
      <style:text-properties fo:language="sv" fo:country="SE"/>
    </style:style>
    <style:style style:name="T1061" style:parent-style-name="Hyperlink" style:family="text">
      <style:text-properties fo:language="sv" fo:country="SE"/>
    </style:style>
    <style:style style:name="P1062" style:parent-style-name="Normal" style:family="paragraph">
      <style:text-properties fo:language="sv" fo:country="SE"/>
    </style:style>
    <style:style style:name="P1063" style:parent-style-name="Normal" style:family="paragraph">
      <style:text-properties fo:language="sv" fo:country="SE"/>
    </style:style>
    <style:style style:name="T1064" style:parent-style-name="Hyperlink" style:family="text">
      <style:text-properties fo:language="sv" fo:country="SE"/>
    </style:style>
    <style:style style:name="T1065" style:parent-style-name="DefaultParagraphFont" style:family="text">
      <style:text-properties fo:language="sv" fo:country="SE"/>
    </style:style>
    <style:style style:name="P1066" style:parent-style-name="Heading4" style:family="paragraph">
      <style:text-properties fo:language="sv" fo:country="SE"/>
    </style:style>
    <style:style style:name="P1067" style:parent-style-name="Normal" style:family="paragraph">
      <style:text-properties fo:language="sv" fo:country="SE"/>
    </style:style>
    <style:style style:name="T1068" style:parent-style-name="DefaultParagraphFont" style:family="text">
      <style:text-properties fo:language="sv" fo:country="SE"/>
    </style:style>
    <style:style style:name="T1069" style:parent-style-name="Hyperlink" style:family="text">
      <style:text-properties fo:language="sv" fo:country="SE"/>
    </style:style>
    <style:style style:name="T1070" style:parent-style-name="DefaultParagraphFont" style:family="text">
      <style:text-properties fo:language="sv" fo:country="SE"/>
    </style:style>
    <style:style style:name="P1071" style:parent-style-name="Normal" style:family="paragraph">
      <style:text-properties fo:language="sv" fo:country="SE"/>
    </style:style>
    <style:style style:name="P1072" style:parent-style-name="Heading3" style:family="paragraph">
      <style:text-properties fo:language="sv" fo:country="SE"/>
    </style:style>
    <style:style style:name="P1073" style:parent-style-name="Normal" style:family="paragraph">
      <style:text-properties fo:language="sv" fo:country="SE"/>
    </style:style>
    <style:style style:name="P1074" style:parent-style-name="Normal" style:family="paragraph">
      <style:text-properties fo:language="sv" fo:country="SE"/>
    </style:style>
    <style:style style:name="P1075" style:parent-style-name="Normal" style:family="paragraph">
      <style:text-properties fo:language="sv" fo:country="SE"/>
    </style:style>
    <style:style style:name="P1076" style:parent-style-name="Heading3" style:family="paragraph">
      <style:text-properties fo:language="sv" fo:country="SE"/>
    </style:style>
    <style:style style:name="P1077" style:parent-style-name="Normal" style:family="paragraph">
      <style:text-properties fo:language="sv" fo:country="SE"/>
    </style:style>
    <style:style style:name="P1078" style:parent-style-name="Normal" style:family="paragraph">
      <style:text-properties fo:language="sv" fo:country="SE"/>
    </style:style>
    <style:style style:name="P1079" style:parent-style-name="Heading4" style:family="paragraph">
      <style:text-properties fo:language="sv" fo:country="SE"/>
    </style:style>
    <style:style style:name="P1080" style:parent-style-name="Normal" style:family="paragraph">
      <style:text-properties fo:language="sv" fo:country="SE"/>
    </style:style>
    <style:style style:name="P1081" style:parent-style-name="Normal" style:family="paragraph">
      <style:text-properties fo:language="sv" fo:country="SE"/>
    </style:style>
    <style:style style:name="P1082" style:parent-style-name="Heading3" style:family="paragraph">
      <style:text-properties fo:language="sv" fo:country="SE"/>
    </style:style>
    <style:style style:name="P1083" style:parent-style-name="Normal" style:family="paragraph">
      <style:text-properties fo:language="sv" fo:country="SE"/>
    </style:style>
    <style:style style:name="T1084" style:parent-style-name="Hyperlink" style:family="text">
      <style:text-properties fo:language="sv" fo:country="SE"/>
    </style:style>
    <style:style style:name="P1085" style:parent-style-name="Normal" style:family="paragraph">
      <style:text-properties fo:language="sv" fo:country="SE"/>
    </style:style>
    <style:style style:name="T1086" style:parent-style-name="Hyperlink" style:family="text">
      <style:text-properties fo:language="sv" fo:country="SE"/>
    </style:style>
    <style:style style:name="P1087" style:parent-style-name="Normal" style:family="paragraph">
      <style:text-properties fo:font-weight="bold" style:font-weight-asian="bold" style:font-weight-complex="bold" fo:language="sv" fo:country="SE"/>
    </style:style>
    <style:style style:name="P1088" style:parent-style-name="Normal" style:family="paragraph">
      <style:text-properties fo:language="sv" fo:country="SE"/>
    </style:style>
    <style:style style:name="P1089" style:parent-style-name="Normal" style:family="paragraph">
      <style:text-properties fo:language="sv" fo:country="SE"/>
    </style:style>
    <style:style style:name="P1090" style:parent-style-name="Normal" style:family="paragraph">
      <style:text-properties fo:language="sv" fo:country="SE"/>
    </style:style>
    <style:style style:name="P1091" style:parent-style-name="Normal" style:family="paragraph">
      <style:text-properties fo:language="sv" fo:country="SE"/>
    </style:style>
    <style:style style:name="P1092" style:parent-style-name="Normal" style:family="paragraph">
      <style:text-properties fo:language="sv" fo:country="SE"/>
    </style:style>
    <style:style style:name="P1093" style:parent-style-name="Normal" style:family="paragraph">
      <style:text-properties fo:font-weight="bold" style:font-weight-asian="bold" style:font-weight-complex="bold" fo:language="sv" fo:country="SE"/>
    </style:style>
    <style:style style:name="P1094" style:parent-style-name="Normal" style:family="paragraph">
      <style:text-properties fo:language="sv" fo:country="SE"/>
    </style:style>
    <style:style style:name="P1095" style:parent-style-name="Normal" style:family="paragraph">
      <style:text-properties fo:language="sv" fo:country="SE"/>
    </style:style>
    <style:style style:name="T1096" style:parent-style-name="Hyperlink" style:family="text">
      <style:text-properties fo:language="sv" fo:country="SE"/>
    </style:style>
    <style:style style:name="P1097" style:parent-style-name="Normal" style:family="paragraph">
      <style:text-properties fo:font-weight="bold" style:font-weight-asian="bold" style:font-weight-complex="bold" fo:language="sv" fo:country="SE"/>
    </style:style>
    <style:style style:name="P1098" style:parent-style-name="Normal" style:family="paragraph">
      <style:text-properties fo:language="sv" fo:country="SE"/>
    </style:style>
    <style:style style:name="P1099" style:parent-style-name="Normal" style:family="paragraph">
      <style:text-properties fo:language="sv" fo:country="SE"/>
    </style:style>
    <style:style style:name="P1100" style:parent-style-name="Normal" style:family="paragraph">
      <style:text-properties fo:language="sv" fo:country="SE"/>
    </style:style>
    <style:style style:name="T1101" style:parent-style-name="DefaultParagraphFont" style:family="text">
      <style:text-properties fo:language="sv" fo:country="SE"/>
    </style:style>
    <style:style style:name="T1102" style:parent-style-name="Hyperlink" style:family="text">
      <style:text-properties fo:language="sv" fo:country="SE"/>
    </style:style>
    <style:style style:name="T1103" style:parent-style-name="Hyperlink" style:family="text">
      <style:text-properties fo:language="sv" fo:country="SE"/>
    </style:style>
    <style:style style:name="T1104" style:parent-style-name="DefaultParagraphFont" style:family="text">
      <style:text-properties fo:language="sv" fo:country="SE"/>
    </style:style>
    <style:style style:name="T1105" style:parent-style-name="Hyperlink" style:family="text">
      <style:text-properties fo:language="sv" fo:country="SE"/>
    </style:style>
    <style:style style:name="P1106" style:parent-style-name="Normal" style:family="paragraph">
      <style:text-properties fo:font-weight="bold" style:font-weight-asian="bold" style:font-weight-complex="bold" fo:language="sv" fo:country="SE"/>
    </style:style>
    <style:style style:name="P1107" style:parent-style-name="Normal" style:family="paragraph">
      <style:text-properties fo:language="sv" fo:country="SE"/>
    </style:style>
    <style:style style:name="T1108" style:parent-style-name="Hyperlink" style:family="text">
      <style:text-properties fo:language="sv" fo:country="SE"/>
    </style:style>
    <style:style style:name="P1109" style:parent-style-name="Normal" style:family="paragraph">
      <style:text-properties fo:font-weight="bold" style:font-weight-asian="bold" style:font-weight-complex="bold" fo:language="sv" fo:country="SE"/>
    </style:style>
    <style:style style:name="P1110" style:parent-style-name="Normal" style:family="paragraph">
      <style:text-properties fo:language="sv" fo:country="SE"/>
    </style:style>
    <style:style style:name="P1111" style:parent-style-name="Normal" style:family="paragraph">
      <style:text-properties fo:language="sv" fo:country="SE"/>
    </style:style>
    <style:style style:name="P1112" style:parent-style-name="Normal" style:family="paragraph">
      <style:text-properties fo:font-weight="bold" style:font-weight-asian="bold" style:font-weight-complex="bold" fo:language="sv" fo:country="SE"/>
    </style:style>
    <style:style style:name="P1113" style:parent-style-name="Normal" style:family="paragraph">
      <style:text-properties fo:language="sv" fo:country="SE"/>
    </style:style>
    <style:style style:name="P1114" style:parent-style-name="Normal" style:family="paragraph">
      <style:text-properties fo:language="sv" fo:country="SE"/>
    </style:style>
    <style:style style:name="P1115" style:parent-style-name="Heading3" style:family="paragraph">
      <style:text-properties fo:language="sv" fo:country="SE"/>
    </style:style>
    <style:style style:name="P1116" style:parent-style-name="Heading4" style:family="paragraph">
      <style:text-properties fo:language="sv" fo:country="SE"/>
    </style:style>
    <style:style style:name="P1117" style:parent-style-name="Normal" style:family="paragraph">
      <style:text-properties fo:language="sv" fo:country="SE"/>
    </style:style>
    <style:style style:name="P1118" style:parent-style-name="Normal" style:family="paragraph">
      <style:text-properties fo:language="sv" fo:country="SE"/>
    </style:style>
    <style:style style:name="P1119" style:parent-style-name="Heading4" style:family="paragraph">
      <style:text-properties fo:language="sv" fo:country="SE"/>
    </style:style>
    <style:style style:name="P1120" style:parent-style-name="Normal" style:family="paragraph">
      <style:text-properties fo:language="sv" fo:country="SE"/>
    </style:style>
    <style:style style:name="P1121" style:parent-style-name="Normal" style:family="paragraph">
      <style:text-properties fo:language="sv" fo:country="SE"/>
    </style:style>
    <style:style style:name="P1122" style:parent-style-name="Normal" style:family="paragraph">
      <style:text-properties fo:language="sv" fo:country="SE"/>
    </style:style>
    <style:style style:name="P1123" style:parent-style-name="Normal" style:family="paragraph">
      <style:text-properties fo:language="sv" fo:country="SE"/>
    </style:style>
    <style:style style:name="P1124" style:parent-style-name="Heading3" style:family="paragraph">
      <style:text-properties fo:language="sv" fo:country="SE"/>
    </style:style>
    <style:style style:name="P1125" style:parent-style-name="Heading4" style:family="paragraph">
      <style:text-properties fo:language="sv" fo:country="SE"/>
    </style:style>
    <style:style style:name="P1126" style:parent-style-name="Normal" style:family="paragraph">
      <style:text-properties fo:language="sv" fo:country="SE"/>
    </style:style>
    <style:style style:name="P1127" style:parent-style-name="Normal" style:family="paragraph">
      <style:text-properties fo:language="sv" fo:country="SE"/>
    </style:style>
    <style:style style:name="P1128" style:parent-style-name="Heading4" style:family="paragraph">
      <style:text-properties fo:language="sv" fo:country="SE"/>
    </style:style>
    <style:style style:name="P1129" style:parent-style-name="Normal" style:family="paragraph">
      <style:text-properties fo:language="sv" fo:country="SE"/>
    </style:style>
    <style:style style:name="P1130" style:parent-style-name="Normal" style:family="paragraph">
      <style:text-properties fo:language="sv" fo:country="SE"/>
    </style:style>
    <style:style style:name="P1131" style:parent-style-name="Normal" style:family="paragraph">
      <style:text-properties fo:font-weight="bold" style:font-weight-asian="bold" style:font-weight-complex="bold" fo:language="sv" fo:country="SE"/>
    </style:style>
    <style:style style:name="P1132" style:parent-style-name="Normal" style:family="paragraph">
      <style:text-properties fo:language="sv" fo:country="SE"/>
    </style:style>
    <style:style style:name="P1133" style:parent-style-name="Normal" style:family="paragraph">
      <style:text-properties fo:language="sv" fo:country="SE"/>
    </style:style>
    <style:style style:name="P1134" style:parent-style-name="Normal" style:family="paragraph">
      <style:text-properties fo:font-weight="bold" style:font-weight-asian="bold" style:font-weight-complex="bold" fo:language="sv" fo:country="SE"/>
    </style:style>
    <style:style style:name="P1135" style:parent-style-name="Normal" style:family="paragraph">
      <style:text-properties fo:language="sv" fo:country="SE"/>
    </style:style>
    <style:style style:name="P1136" style:parent-style-name="Normal" style:family="paragraph">
      <style:text-properties fo:language="sv" fo:country="SE"/>
    </style:style>
    <style:style style:name="P1137" style:parent-style-name="Normal" style:list-style-name="LFO37" style:family="paragraph">
      <style:text-properties fo:language="sv" fo:country="SE"/>
    </style:style>
    <style:style style:name="P1138" style:parent-style-name="Normal" style:list-style-name="LFO37" style:family="paragraph">
      <style:text-properties fo:language="sv" fo:country="SE"/>
    </style:style>
    <style:style style:name="P1139" style:parent-style-name="Normal" style:list-style-name="LFO37" style:family="paragraph">
      <style:text-properties fo:language="sv" fo:country="SE"/>
    </style:style>
    <style:style style:name="P1140" style:parent-style-name="Normal" style:family="paragraph">
      <style:text-properties fo:language="sv" fo:country="SE"/>
    </style:style>
    <style:style style:name="P1141" style:parent-style-name="Normal" style:family="paragraph">
      <style:text-properties fo:language="sv" fo:country="SE"/>
    </style:style>
    <style:style style:name="P1142" style:parent-style-name="Heading3" style:family="paragraph">
      <style:text-properties fo:language="sv" fo:country="SE"/>
    </style:style>
    <style:style style:name="P1143" style:parent-style-name="Normal" style:family="paragraph">
      <style:text-properties fo:language="sv" fo:country="SE"/>
    </style:style>
    <style:style style:name="P1144" style:parent-style-name="Normal" style:list-style-name="LFO36" style:family="paragraph">
      <style:text-properties fo:language="sv" fo:country="SE"/>
    </style:style>
    <style:style style:name="P1145" style:parent-style-name="Normal" style:list-style-name="LFO36" style:family="paragraph">
      <style:text-properties fo:language="sv" fo:country="SE"/>
    </style:style>
    <style:style style:name="P1146" style:parent-style-name="Normal" style:list-style-name="LFO36" style:family="paragraph">
      <style:text-properties fo:language="sv" fo:country="SE"/>
    </style:style>
    <style:style style:name="P1147" style:parent-style-name="Normal" style:list-style-name="LFO36" style:family="paragraph">
      <style:text-properties fo:language="sv" fo:country="SE"/>
    </style:style>
    <style:style style:name="P1148" style:parent-style-name="Normal" style:family="paragraph">
      <style:text-properties fo:language="sv" fo:country="SE"/>
    </style:style>
    <style:style style:name="P1149" style:parent-style-name="Heading3" style:family="paragraph">
      <style:text-properties fo:language="sv" fo:country="SE"/>
    </style:style>
    <style:style style:name="P1150" style:parent-style-name="Heading4" style:family="paragraph">
      <style:text-properties fo:language="sv" fo:country="SE"/>
    </style:style>
    <style:style style:name="P1151" style:parent-style-name="Normal" style:family="paragraph">
      <style:text-properties fo:language="sv" fo:country="SE"/>
    </style:style>
    <style:style style:name="P1152" style:parent-style-name="Normal" style:family="paragraph">
      <style:text-properties fo:language="sv" fo:country="SE"/>
    </style:style>
    <style:style style:name="T1153" style:parent-style-name="Hyperlink" style:family="text">
      <style:text-properties fo:language="sv" fo:country="SE"/>
    </style:style>
    <style:style style:name="T1154" style:parent-style-name="Hyperlink" style:family="text">
      <style:text-properties fo:language="sv" fo:country="SE"/>
    </style:style>
    <style:style style:name="P1155" style:parent-style-name="Normal" style:family="paragraph">
      <style:text-properties fo:language="sv" fo:country="SE"/>
    </style:style>
    <style:style style:name="T1156" style:parent-style-name="Hyperlink" style:family="text">
      <style:text-properties fo:language="sv" fo:country="SE"/>
    </style:style>
    <style:style style:name="T1157" style:parent-style-name="Hyperlink" style:family="text">
      <style:text-properties fo:language="sv" fo:country="SE"/>
    </style:style>
    <style:style style:name="P1158" style:parent-style-name="Normal" style:family="paragraph">
      <style:text-properties fo:language="sv" fo:country="SE"/>
    </style:style>
    <style:style style:name="P1159" style:parent-style-name="Normal" style:family="paragraph">
      <style:text-properties fo:language="sv" fo:country="SE"/>
    </style:style>
    <style:style style:name="P1160" style:parent-style-name="Heading4" style:family="paragraph">
      <style:text-properties fo:language="sv" fo:country="SE"/>
    </style:style>
    <style:style style:name="P1161" style:parent-style-name="Normal" style:family="paragraph">
      <style:text-properties fo:language="sv" fo:country="SE"/>
    </style:style>
    <style:style style:name="P1162" style:parent-style-name="Normal" style:family="paragraph">
      <style:text-properties fo:language="sv" fo:country="SE"/>
    </style:style>
    <style:style style:name="P1163" style:parent-style-name="Normal" style:family="paragraph">
      <style:text-properties fo:language="sv" fo:country="SE"/>
    </style:style>
    <style:style style:name="P1164" style:parent-style-name="Heading4" style:family="paragraph">
      <style:text-properties fo:language="sv" fo:country="SE"/>
    </style:style>
    <style:style style:name="T1165" style:parent-style-name="DefaultParagraphFont" style:family="text">
      <style:text-properties fo:language="sv" fo:country="SE"/>
    </style:style>
    <style:style style:name="P1166" style:parent-style-name="Normal" style:list-style-name="LFO38" style:family="paragraph">
      <style:text-properties fo:language="sv" fo:country="SE"/>
    </style:style>
    <style:style style:name="P1167" style:parent-style-name="Normal" style:list-style-name="LFO38" style:family="paragraph">
      <style:text-properties fo:language="sv" fo:country="SE"/>
    </style:style>
    <style:style style:name="P1168" style:parent-style-name="Normal" style:list-style-name="LFO38" style:family="paragraph">
      <style:text-properties fo:language="sv" fo:country="SE"/>
    </style:style>
    <style:style style:name="P1169" style:parent-style-name="Normal" style:family="paragraph">
      <style:text-properties fo:language="sv" fo:country="SE"/>
    </style:style>
    <style:style style:name="P1170" style:parent-style-name="Normal" style:family="paragraph">
      <style:text-properties fo:language="sv" fo:country="SE"/>
    </style:style>
    <style:style style:name="P1171" style:parent-style-name="Heading4" style:family="paragraph">
      <style:text-properties fo:language="sv" fo:country="SE"/>
    </style:style>
    <style:style style:name="P1172" style:parent-style-name="Normal" style:family="paragraph">
      <style:text-properties fo:language="sv" fo:country="SE"/>
    </style:style>
    <style:style style:name="P1173" style:parent-style-name="Normal" style:family="paragraph">
      <style:text-properties fo:language="sv" fo:country="SE"/>
    </style:style>
    <style:style style:name="P1174" style:parent-style-name="Normal" style:family="paragraph">
      <style:text-properties fo:language="sv" fo:country="SE"/>
    </style:style>
    <style:style style:name="P1175" style:parent-style-name="Normal" style:family="paragraph">
      <style:text-properties fo:language="sv" fo:country="SE"/>
    </style:style>
    <style:style style:name="P1176" style:parent-style-name="Heading4" style:family="paragraph">
      <style:text-properties fo:language="sv" fo:country="SE"/>
    </style:style>
    <style:style style:name="P1177" style:parent-style-name="Normal" style:family="paragraph">
      <style:text-properties fo:language="sv" fo:country="SE"/>
    </style:style>
    <style:style style:name="P1178" style:parent-style-name="Normal" style:family="paragraph">
      <style:text-properties fo:language="sv" fo:country="SE"/>
    </style:style>
    <style:style style:name="P1179" style:parent-style-name="Heading4" style:family="paragraph">
      <style:text-properties fo:language="sv" fo:country="SE"/>
    </style:style>
    <style:style style:name="P1180" style:parent-style-name="Normal" style:family="paragraph">
      <style:text-properties fo:language="sv" fo:country="SE"/>
    </style:style>
    <style:style style:name="P1181" style:parent-style-name="Normal" style:family="paragraph">
      <style:text-properties fo:font-weight="bold" style:font-weight-asian="bold" style:font-weight-complex="bold" fo:language="sv" fo:country="SE"/>
    </style:style>
    <style:style style:name="P1182" style:parent-style-name="Normal" style:family="paragraph">
      <style:text-properties fo:language="sv" fo:country="SE"/>
    </style:style>
    <style:style style:name="P1183" style:parent-style-name="Normal" style:family="paragraph">
      <style:text-properties fo:font-weight="bold" style:font-weight-asian="bold" style:font-weight-complex="bold" fo:language="sv" fo:country="SE"/>
    </style:style>
    <style:style style:name="P1184" style:parent-style-name="Normal" style:family="paragraph">
      <style:text-properties fo:language="sv" fo:country="SE"/>
    </style:style>
    <style:style style:name="P1185" style:parent-style-name="Normal" style:family="paragraph">
      <style:text-properties fo:language="sv" fo:country="SE"/>
    </style:style>
    <style:style style:name="P1186" style:parent-style-name="Normal" style:family="paragraph">
      <style:text-properties fo:font-weight="bold" style:font-weight-asian="bold" style:font-weight-complex="bold" fo:language="sv" fo:country="SE"/>
    </style:style>
    <style:style style:name="P1187" style:parent-style-name="Normal" style:family="paragraph">
      <style:text-properties fo:language="sv" fo:country="SE"/>
    </style:style>
    <style:style style:name="P1188" style:parent-style-name="Normal" style:family="paragraph">
      <style:text-properties fo:language="sv" fo:country="SE"/>
    </style:style>
    <style:style style:name="P1189" style:parent-style-name="Normal" style:family="paragraph">
      <style:text-properties fo:language="sv" fo:country="SE"/>
    </style:style>
    <style:style style:name="P1190" style:parent-style-name="Heading4" style:family="paragraph">
      <style:text-properties fo:language="sv" fo:country="SE"/>
    </style:style>
    <style:style style:name="P1191" style:parent-style-name="Normal" style:family="paragraph">
      <style:text-properties fo:language="sv" fo:country="SE"/>
    </style:style>
    <style:style style:name="P1192" style:parent-style-name="Heading4" style:family="paragraph">
      <style:text-properties fo:language="sv" fo:country="SE"/>
    </style:style>
    <style:style style:name="P1193" style:parent-style-name="Normal" style:family="paragraph">
      <style:text-properties fo:language="sv" fo:country="SE"/>
    </style:style>
    <style:style style:name="P1194" style:parent-style-name="Normal" style:family="paragraph">
      <style:text-properties fo:language="sv" fo:country="SE"/>
    </style:style>
    <style:style style:name="P1195" style:parent-style-name="Heading4" style:family="paragraph">
      <style:paragraph-properties>
        <style:tab-stops>
          <style:tab-stop style:type="left" style:position="3.875in"/>
        </style:tab-stops>
      </style:paragraph-properties>
      <style:text-properties fo:language="sv" fo:country="SE"/>
    </style:style>
    <style:style style:name="P1196" style:parent-style-name="Normal" style:family="paragraph">
      <style:text-properties fo:language="sv" fo:country="SE"/>
    </style:style>
    <style:style style:name="P1197" style:parent-style-name="Normal" style:family="paragraph">
      <style:text-properties fo:language="sv" fo:country="SE"/>
    </style:style>
    <style:style style:name="T1198" style:parent-style-name="DefaultParagraphFont" style:family="text">
      <style:text-properties fo:language="sv" fo:country="SE"/>
    </style:style>
    <style:style style:name="T1199" style:parent-style-name="Hyperlink" style:family="text">
      <style:text-properties fo:language="sv" fo:country="SE"/>
    </style:style>
    <style:style style:name="T1200" style:parent-style-name="Hyperlink" style:family="text">
      <style:text-properties fo:language="sv" fo:country="SE"/>
    </style:style>
    <style:style style:name="T1201" style:parent-style-name="DefaultParagraphFont" style:family="text">
      <style:text-properties fo:language="sv" fo:country="SE"/>
    </style:style>
    <style:style style:name="P1202" style:parent-style-name="Normal" style:family="paragraph">
      <style:text-properties fo:language="sv" fo:country="SE"/>
    </style:style>
    <style:style style:name="P1203" style:parent-style-name="Heading4" style:family="paragraph">
      <style:text-properties fo:language="sv" fo:country="SE"/>
    </style:style>
    <style:style style:name="P1204" style:parent-style-name="Normal" style:family="paragraph">
      <style:text-properties fo:language="sv" fo:country="SE"/>
    </style:style>
    <style:style style:name="P1205" style:parent-style-name="Normal" style:list-style-name="LFO39" style:family="paragraph">
      <style:text-properties fo:language="sv" fo:country="SE"/>
    </style:style>
    <style:style style:name="P1206" style:parent-style-name="Normal" style:list-style-name="LFO39" style:family="paragraph">
      <style:text-properties fo:language="sv" fo:country="SE"/>
    </style:style>
    <style:style style:name="P1207" style:parent-style-name="Normal" style:list-style-name="LFO39" style:family="paragraph">
      <style:text-properties fo:language="sv" fo:country="SE"/>
    </style:style>
    <style:style style:name="P1208" style:parent-style-name="Normal" style:family="paragraph">
      <style:text-properties fo:language="sv" fo:country="SE"/>
    </style:style>
    <style:style style:name="P1209" style:parent-style-name="Normal" style:family="paragraph">
      <style:text-properties fo:language="sv" fo:country="SE"/>
    </style:style>
    <style:style style:name="P1210" style:parent-style-name="Normal" style:family="paragraph">
      <style:text-properties fo:language="sv" fo:country="SE"/>
    </style:style>
    <style:style style:name="T1211" style:parent-style-name="Hyperlink" style:family="text">
      <style:text-properties fo:font-weight="bold" style:font-weight-asian="bold" style:font-weight-complex="bold" fo:language="sv" fo:country="SE"/>
    </style:style>
    <style:style style:name="T1212" style:parent-style-name="Hyperlink" style:family="text">
      <style:text-properties fo:font-weight="bold" style:font-weight-asian="bold" style:font-weight-complex="bold" fo:language="sv" fo:country="SE"/>
    </style:style>
    <style:style style:name="P1213" style:parent-style-name="Normal" style:family="paragraph">
      <style:text-properties fo:language="sv" fo:country="SE"/>
    </style:style>
    <style:style style:name="P1214" style:parent-style-name="Normal" style:family="paragraph">
      <style:text-properties fo:language="sv" fo:country="SE"/>
    </style:style>
    <style:style style:name="P1215" style:parent-style-name="Normal" style:family="paragraph">
      <style:text-properties fo:font-weight="bold" style:font-weight-asian="bold" style:font-weight-complex="bold" fo:language="sv" fo:country="SE"/>
    </style:style>
    <style:style style:name="P1216" style:parent-style-name="Normal" style:family="paragraph">
      <style:text-properties fo:language="sv" fo:country="SE"/>
    </style:style>
    <style:style style:name="P1217" style:parent-style-name="Normal" style:family="paragraph">
      <style:text-properties fo:font-weight="bold" style:font-weight-asian="bold" style:font-weight-complex="bold" fo:language="sv" fo:country="SE"/>
    </style:style>
    <style:style style:name="P1218" style:parent-style-name="Normal" style:family="paragraph">
      <style:text-properties fo:language="sv" fo:country="SE"/>
    </style:style>
    <style:style style:name="P1219" style:parent-style-name="Normal" style:family="paragraph">
      <style:text-properties fo:font-weight="bold" style:font-weight-asian="bold" style:font-weight-complex="bold" fo:language="sv" fo:country="SE"/>
    </style:style>
    <style:style style:name="P1220" style:parent-style-name="Normal" style:family="paragraph">
      <style:text-properties fo:language="sv" fo:country="SE"/>
    </style:style>
    <style:style style:name="P1221" style:parent-style-name="Normal" style:family="paragraph">
      <style:text-properties fo:font-weight="bold" style:font-weight-asian="bold" style:font-weight-complex="bold" fo:language="sv" fo:country="SE"/>
    </style:style>
    <style:style style:name="P1222" style:parent-style-name="Normal" style:family="paragraph">
      <style:text-properties fo:language="sv" fo:country="SE"/>
    </style:style>
    <style:style style:name="T1223" style:parent-style-name="Hyperlink" style:family="text">
      <style:text-properties fo:language="sv" fo:country="SE"/>
    </style:style>
    <style:style style:name="P1224" style:parent-style-name="Normal" style:family="paragraph">
      <style:text-properties fo:language="sv" fo:country="SE"/>
    </style:style>
    <style:style style:name="T1225" style:parent-style-name="Hyperlink" style:family="text">
      <style:text-properties fo:language="sv" fo:country="SE"/>
    </style:style>
    <style:style style:name="T1226" style:parent-style-name="Hyperlink" style:family="text">
      <style:text-properties fo:language="sv" fo:country="SE"/>
    </style:style>
    <style:style style:name="P1227" style:parent-style-name="Normal" style:family="paragraph">
      <style:text-properties fo:language="sv" fo:country="SE"/>
    </style:style>
    <style:style style:name="P1228" style:parent-style-name="Normal" style:family="paragraph">
      <style:text-properties fo:font-weight="bold" style:font-weight-asian="bold" style:font-weight-complex="bold" fo:language="sv" fo:country="SE"/>
    </style:style>
    <style:style style:name="P1229" style:parent-style-name="Normal" style:family="paragraph">
      <style:text-properties fo:font-weight="bold" style:font-weight-asian="bold" style:font-weight-complex="bold" fo:language="sv" fo:country="SE"/>
    </style:style>
    <style:style style:name="P1230" style:parent-style-name="Normal" style:family="paragraph">
      <style:text-properties fo:language="sv" fo:country="SE"/>
    </style:style>
    <style:style style:name="P1231" style:parent-style-name="Normal" style:family="paragraph">
      <style:text-properties fo:language="sv" fo:country="SE"/>
    </style:style>
    <style:style style:name="P1232" style:parent-style-name="Normal" style:family="paragraph">
      <style:text-properties fo:language="sv" fo:country="SE"/>
    </style:style>
    <style:style style:name="P1233" style:parent-style-name="Normal" style:family="paragraph">
      <style:text-properties fo:language="sv" fo:country="SE"/>
    </style:style>
    <style:style style:name="T1234" style:parent-style-name="Hyperlink" style:family="text">
      <style:text-properties fo:language="sv" fo:country="SE"/>
    </style:style>
    <style:style style:name="P1235" style:parent-style-name="Normal" style:family="paragraph">
      <style:text-properties fo:font-weight="bold" style:font-weight-asian="bold" style:font-weight-complex="bold" fo:language="sv" fo:country="SE"/>
    </style:style>
    <style:style style:name="P1236" style:parent-style-name="Normal" style:family="paragraph">
      <style:text-properties fo:language="sv" fo:country="SE"/>
    </style:style>
    <style:style style:name="T1237" style:parent-style-name="Hyperlink" style:family="text">
      <style:text-properties fo:language="sv" fo:country="SE"/>
    </style:style>
    <style:style style:name="P1238" style:parent-style-name="Normal" style:family="paragraph">
      <style:text-properties fo:language="sv" fo:country="SE"/>
    </style:style>
    <style:style style:name="P1239" style:parent-style-name="Heading3" style:family="paragraph">
      <style:text-properties fo:language="sv" fo:country="SE"/>
    </style:style>
    <style:style style:name="P1240" style:parent-style-name="Heading4" style:family="paragraph">
      <style:text-properties fo:language="sv" fo:country="SE"/>
    </style:style>
    <style:style style:name="P1241" style:parent-style-name="Normal" style:family="paragraph">
      <style:text-properties fo:language="sv" fo:country="SE"/>
    </style:style>
    <style:style style:name="P1242" style:parent-style-name="Normal" style:family="paragraph">
      <style:text-properties fo:language="sv" fo:country="SE"/>
    </style:style>
    <style:style style:name="P1243" style:parent-style-name="Heading4" style:family="paragraph">
      <style:text-properties fo:language="sv" fo:country="SE"/>
    </style:style>
    <style:style style:name="P1244" style:parent-style-name="Normal" style:family="paragraph">
      <style:text-properties fo:language="sv" fo:country="SE"/>
    </style:style>
    <style:style style:name="P1245" style:parent-style-name="Normal" style:family="paragraph">
      <style:text-properties fo:language="sv" fo:country="SE"/>
    </style:style>
    <style:style style:name="P1246" style:parent-style-name="Heading4" style:family="paragraph">
      <style:text-properties fo:language="sv" fo:country="SE"/>
    </style:style>
    <style:style style:name="P1247" style:parent-style-name="Normal" style:family="paragraph">
      <style:text-properties fo:language="sv" fo:country="SE"/>
    </style:style>
    <style:style style:name="P1248" style:parent-style-name="Normal" style:family="paragraph">
      <style:text-properties fo:language="sv" fo:country="SE"/>
    </style:style>
    <style:style style:name="P1249" style:parent-style-name="Heading4" style:family="paragraph">
      <style:text-properties fo:language="sv" fo:country="SE"/>
    </style:style>
    <style:style style:name="P1250" style:parent-style-name="Normal" style:family="paragraph">
      <style:text-properties fo:language="sv" fo:country="SE"/>
    </style:style>
    <style:style style:name="P1251" style:parent-style-name="Normal" style:family="paragraph">
      <style:text-properties fo:language="sv" fo:country="SE"/>
    </style:style>
    <style:style style:name="P1252" style:parent-style-name="Heading4" style:family="paragraph">
      <style:text-properties fo:language="sv" fo:country="SE"/>
    </style:style>
    <style:style style:name="P1253" style:parent-style-name="Normal" style:family="paragraph">
      <style:text-properties fo:language="sv" fo:country="SE"/>
    </style:style>
    <style:style style:name="T1254" style:parent-style-name="DefaultParagraphFont" style:family="text">
      <style:text-properties fo:language="sv" fo:country="SE"/>
    </style:style>
    <style:style style:name="T1255" style:parent-style-name="DefaultParagraphFont" style:family="text">
      <style:text-properties fo:language="sv" fo:country="SE"/>
    </style:style>
    <style:style style:name="T1256" style:parent-style-name="Hyperlink" style:family="text">
      <style:text-properties fo:language="sv" fo:country="SE"/>
    </style:style>
    <style:style style:name="T1257" style:parent-style-name="Hyperlink" style:family="text">
      <style:text-properties fo:language="sv" fo:country="SE"/>
    </style:style>
    <style:style style:name="T1258" style:parent-style-name="DefaultParagraphFont" style:family="text">
      <style:text-properties fo:language="sv" fo:country="SE"/>
    </style:style>
    <style:style style:name="P1259" style:parent-style-name="Normal" style:family="paragraph">
      <style:text-properties fo:language="sv" fo:country="SE"/>
    </style:style>
    <style:style style:name="T1260" style:parent-style-name="Hyperlink" style:family="text">
      <style:text-properties fo:font-weight="bold" style:font-weight-asian="bold" style:font-weight-complex="bold" fo:language="sv" fo:country="SE"/>
    </style:style>
    <style:style style:name="P1261" style:parent-style-name="Normal" style:family="paragraph">
      <style:text-properties fo:language="sv" fo:country="SE"/>
    </style:style>
    <style:style style:name="P1262" style:parent-style-name="Normal" style:family="paragraph">
      <style:text-properties fo:language="sv" fo:country="SE"/>
    </style:style>
    <style:style style:name="P1263" style:parent-style-name="Normal" style:family="paragraph">
      <style:text-properties fo:font-weight="bold" style:font-weight-asian="bold" style:font-weight-complex="bold"/>
    </style:style>
    <style:style style:name="P1264" style:parent-style-name="Normal" style:list-style-name="LFO40" style:family="paragraph">
      <style:text-properties fo:language="sv" fo:country="SE"/>
    </style:style>
    <style:style style:name="P1265" style:parent-style-name="Normal" style:list-style-name="LFO40" style:family="paragraph">
      <style:text-properties fo:language="sv" fo:country="SE"/>
    </style:style>
    <style:style style:name="P1266" style:parent-style-name="Normal" style:list-style-name="LFO40" style:family="paragraph"/>
    <style:style style:name="P1267" style:parent-style-name="Normal" style:list-style-name="LFO40" style:family="paragraph">
      <style:text-properties fo:language="sv" fo:country="SE"/>
    </style:style>
    <style:style style:name="P1268" style:parent-style-name="Normal" style:list-style-name="LFO40" style:family="paragraph"/>
    <style:style style:name="P1269" style:parent-style-name="Normal" style:list-style-name="LFO40" style:family="paragraph"/>
    <style:style style:name="T1270" style:parent-style-name="DefaultParagraphFont" style:family="text">
      <style:text-properties fo:language="sv" fo:country="SE"/>
    </style:style>
    <style:style style:name="P1271" style:parent-style-name="Normal" style:family="paragraph">
      <style:text-properties fo:font-weight="bold" style:font-weight-asian="bold" style:font-weight-complex="bold" fo:language="sv" fo:country="SE"/>
    </style:style>
    <style:style style:name="P1272" style:parent-style-name="Normal" style:family="paragraph">
      <style:text-properties fo:language="sv" fo:country="SE"/>
    </style:style>
    <style:style style:name="P1273" style:parent-style-name="Normal" style:family="paragraph">
      <style:text-properties fo:font-weight="bold" style:font-weight-asian="bold" style:font-weight-complex="bold" fo:language="sv" fo:country="SE"/>
    </style:style>
    <style:style style:name="P1274" style:parent-style-name="Normal" style:family="paragraph">
      <style:text-properties fo:language="sv" fo:country="SE"/>
    </style:style>
    <style:style style:name="P1275" style:parent-style-name="Normal" style:family="paragraph">
      <style:text-properties fo:font-weight="bold" style:font-weight-asian="bold" style:font-weight-complex="bold" fo:language="sv" fo:country="SE"/>
    </style:style>
    <style:style style:name="P1276" style:parent-style-name="Normal" style:family="paragraph">
      <style:text-properties fo:language="sv" fo:country="SE"/>
    </style:style>
    <style:style style:name="T1277" style:parent-style-name="Hyperlink" style:family="text">
      <style:text-properties fo:language="sv" fo:country="SE"/>
    </style:style>
    <style:style style:name="T1278" style:parent-style-name="Hyperlink" style:family="text">
      <style:text-properties fo:language="sv" fo:country="SE"/>
    </style:style>
    <style:style style:name="P1279" style:parent-style-name="Normal" style:list-style-name="LFO41" style:family="paragraph"/>
    <style:style style:name="P1280" style:parent-style-name="Normal" style:list-style-name="LFO41" style:family="paragraph">
      <style:text-properties fo:language="sv" fo:country="SE"/>
    </style:style>
    <style:style style:name="P1281" style:parent-style-name="Normal" style:family="paragraph">
      <style:text-properties fo:font-weight="bold" style:font-weight-asian="bold" style:font-weight-complex="bold" fo:language="sv" fo:country="SE"/>
    </style:style>
    <style:style style:name="P1282" style:parent-style-name="Normal" style:family="paragraph">
      <style:text-properties fo:language="sv" fo:country="SE"/>
    </style:style>
    <style:style style:name="P1283" style:parent-style-name="Normal" style:family="paragraph">
      <style:text-properties fo:language="sv" fo:country="SE"/>
    </style:style>
    <style:style style:name="P1284" style:parent-style-name="Heading3" style:family="paragraph">
      <style:text-properties fo:language="sv" fo:country="SE"/>
    </style:style>
    <style:style style:name="P1285" style:parent-style-name="Heading4" style:family="paragraph">
      <style:text-properties fo:language="sv" fo:country="SE"/>
    </style:style>
    <style:style style:name="P1286" style:parent-style-name="Normal" style:family="paragraph">
      <style:text-properties fo:language="sv" fo:country="SE"/>
    </style:style>
    <style:style style:name="P1287" style:parent-style-name="Normal" style:family="paragraph">
      <style:text-properties fo:language="sv" fo:country="SE"/>
    </style:style>
    <style:style style:name="P1288" style:parent-style-name="Heading4" style:family="paragraph">
      <style:text-properties fo:language="sv" fo:country="SE"/>
    </style:style>
    <style:style style:name="P1289" style:parent-style-name="Normal" style:family="paragraph">
      <style:text-properties fo:language="sv" fo:country="SE"/>
    </style:style>
    <style:style style:name="P1290" style:parent-style-name="Normal" style:family="paragraph">
      <style:text-properties fo:language="sv" fo:country="SE"/>
    </style:style>
    <style:style style:name="P1291" style:parent-style-name="Heading4" style:family="paragraph">
      <style:text-properties fo:language="sv" fo:country="SE"/>
    </style:style>
    <style:style style:name="P1292" style:parent-style-name="Normal" style:family="paragraph">
      <style:text-properties fo:language="sv" fo:country="SE"/>
    </style:style>
    <style:style style:name="P1293" style:parent-style-name="Normal" style:family="paragraph">
      <style:text-properties fo:language="sv" fo:country="SE"/>
    </style:style>
    <style:style style:name="P1294" style:parent-style-name="Heading4" style:family="paragraph">
      <style:text-properties fo:language="sv" fo:country="SE"/>
    </style:style>
    <style:style style:name="P1295" style:parent-style-name="Normal" style:family="paragraph">
      <style:text-properties fo:language="sv" fo:country="SE"/>
    </style:style>
    <style:style style:name="P1296" style:parent-style-name="Normal" style:family="paragraph">
      <style:text-properties fo:language="sv" fo:country="SE"/>
    </style:style>
    <style:style style:name="P1297" style:parent-style-name="Normal" style:family="paragraph">
      <style:text-properties fo:language="sv" fo:country="SE"/>
    </style:style>
    <style:style style:name="T1298" style:parent-style-name="Hyperlink" style:family="text">
      <style:text-properties fo:font-weight="bold" style:font-weight-asian="bold" style:font-weight-complex="bold" fo:language="sv" fo:country="SE"/>
    </style:style>
    <style:style style:name="P1299" style:parent-style-name="Normal" style:family="paragraph">
      <style:text-properties fo:language="sv" fo:country="SE"/>
    </style:style>
    <style:style style:name="P1300" style:parent-style-name="Normal" style:family="paragraph">
      <style:text-properties fo:language="sv" fo:country="SE"/>
    </style:style>
    <style:style style:name="P1301" style:parent-style-name="Normal" style:family="paragraph">
      <style:text-properties fo:language="sv" fo:country="SE"/>
    </style:style>
    <style:style style:name="P1302" style:parent-style-name="Normal" style:list-style-name="LFO42" style:family="paragraph">
      <style:text-properties fo:language="sv" fo:country="SE"/>
    </style:style>
    <style:style style:name="P1303" style:parent-style-name="Normal" style:list-style-name="LFO43" style:family="paragraph">
      <style:text-properties fo:language="sv" fo:country="SE"/>
    </style:style>
    <style:style style:name="P1304" style:parent-style-name="Normal" style:list-style-name="LFO44" style:family="paragraph">
      <style:text-properties fo:language="sv" fo:country="SE"/>
    </style:style>
    <style:style style:name="P1305" style:parent-style-name="Normal" style:family="paragraph">
      <style:text-properties fo:font-weight="bold" style:font-weight-asian="bold" style:font-weight-complex="bold" fo:language="sv" fo:country="SE"/>
    </style:style>
    <style:style style:name="P1306" style:parent-style-name="Normal" style:family="paragraph">
      <style:text-properties fo:language="sv" fo:country="SE"/>
    </style:style>
    <style:style style:name="P1307" style:parent-style-name="Normal" style:family="paragraph">
      <style:text-properties fo:language="sv" fo:country="SE"/>
    </style:style>
    <style:style style:name="P1308" style:parent-style-name="Heading4" style:family="paragraph">
      <style:text-properties fo:language="sv" fo:country="SE"/>
    </style:style>
    <style:style style:name="P1309" style:parent-style-name="Normal" style:family="paragraph">
      <style:text-properties fo:language="sv" fo:country="SE"/>
    </style:style>
    <style:style style:name="T1310" style:parent-style-name="Hyperlink" style:family="text">
      <style:text-properties fo:language="sv" fo:country="SE"/>
    </style:style>
    <style:style style:name="P1311" style:parent-style-name="Normal" style:family="paragraph">
      <style:text-properties fo:language="sv" fo:country="SE"/>
    </style:style>
    <style:style style:name="P1312" style:parent-style-name="Heading4" style:family="paragraph">
      <style:text-properties fo:language="sv" fo:country="SE"/>
    </style:style>
    <style:style style:name="P1313" style:parent-style-name="Normal" style:family="paragraph">
      <style:text-properties fo:language="sv" fo:country="SE"/>
    </style:style>
    <style:style style:name="P1314" style:parent-style-name="Normal" style:list-style-name="LFO45" style:family="paragraph">
      <style:text-properties fo:language="sv" fo:country="SE"/>
    </style:style>
    <style:style style:name="P1315" style:parent-style-name="Normal" style:list-style-name="LFO45" style:family="paragraph">
      <style:text-properties fo:language="sv" fo:country="SE"/>
    </style:style>
    <style:style style:name="P1316" style:parent-style-name="Normal" style:list-style-name="LFO45" style:family="paragraph">
      <style:text-properties fo:language="sv" fo:country="SE"/>
    </style:style>
    <style:style style:name="P1317" style:parent-style-name="Normal" style:family="paragraph">
      <style:text-properties fo:language="sv" fo:country="SE"/>
    </style:style>
    <style:style style:name="P1318" style:parent-style-name="Normal" style:family="paragraph">
      <style:text-properties fo:language="sv" fo:country="SE"/>
    </style:style>
    <style:style style:name="T1319" style:parent-style-name="Hyperlink" style:family="text">
      <style:text-properties fo:language="sv" fo:country="SE"/>
    </style:style>
    <style:style style:name="P1320" style:parent-style-name="Normal" style:family="paragraph">
      <style:text-properties fo:language="sv" fo:country="SE"/>
    </style:style>
    <style:style style:name="T1321" style:parent-style-name="Hyperlink" style:family="text">
      <style:text-properties fo:language="sv" fo:country="SE"/>
    </style:style>
    <style:style style:name="T1322" style:parent-style-name="Hyperlink" style:family="text">
      <style:text-properties fo:language="sv" fo:country="SE"/>
    </style:style>
    <style:style style:name="P1323" style:parent-style-name="Normal" style:family="paragraph">
      <style:text-properties fo:language="sv" fo:country="SE"/>
    </style:style>
    <style:style style:name="P1324" style:parent-style-name="Normal" style:family="paragraph">
      <style:text-properties fo:language="sv" fo:country="SE"/>
    </style:style>
    <style:style style:name="P1325" style:parent-style-name="Normal" style:family="paragraph">
      <style:text-properties fo:language="sv" fo:country="SE"/>
    </style:style>
    <style:style style:name="P1326" style:parent-style-name="Normal" style:family="paragraph">
      <style:text-properties fo:font-weight="bold" style:font-weight-asian="bold" style:font-weight-complex="bold" fo:language="sv" fo:country="SE"/>
    </style:style>
    <style:style style:name="P1327" style:parent-style-name="Normal" style:family="paragraph">
      <style:text-properties fo:language="sv" fo:country="SE"/>
    </style:style>
    <style:style style:name="P1328" style:parent-style-name="Normal" style:family="paragraph">
      <style:text-properties fo:language="sv" fo:country="SE"/>
    </style:style>
    <style:style style:name="P1329" style:parent-style-name="Normal" style:family="paragraph">
      <style:text-properties fo:font-weight="bold" style:font-weight-asian="bold" style:font-weight-complex="bold" fo:language="sv" fo:country="SE"/>
    </style:style>
    <style:style style:name="P1330" style:parent-style-name="Normal" style:family="paragraph">
      <style:text-properties fo:language="sv" fo:country="SE"/>
    </style:style>
    <style:style style:name="P1331" style:parent-style-name="Normal" style:family="paragraph">
      <style:text-properties fo:language="sv" fo:country="SE"/>
    </style:style>
    <style:style style:name="P1332" style:parent-style-name="Normal" style:list-style-name="LFO46" style:family="paragraph"/>
    <style:style style:name="P1333" style:parent-style-name="Normal" style:list-style-name="LFO46" style:family="paragraph">
      <style:text-properties fo:language="sv" fo:country="SE"/>
    </style:style>
    <style:style style:name="P1334" style:parent-style-name="Normal" style:list-style-name="LFO46" style:family="paragraph">
      <style:text-properties fo:language="sv" fo:country="SE"/>
    </style:style>
    <style:style style:name="P1335" style:parent-style-name="Normal" style:list-style-name="LFO46" style:family="paragraph">
      <style:text-properties fo:language="sv" fo:country="SE"/>
    </style:style>
    <style:style style:name="T1336" style:parent-style-name="DefaultParagraphFont" style:family="text">
      <style:text-properties fo:language="sv" fo:country="SE"/>
    </style:style>
    <style:style style:name="T1337" style:parent-style-name="Hyperlink" style:family="text">
      <style:text-properties fo:language="sv" fo:country="SE"/>
    </style:style>
    <style:style style:name="T1338" style:parent-style-name="Hyperlink" style:family="text">
      <style:text-properties fo:language="sv" fo:country="SE"/>
    </style:style>
    <style:style style:name="T1339" style:parent-style-name="DefaultParagraphFont" style:family="text">
      <style:text-properties fo:language="sv" fo:country="SE"/>
    </style:style>
    <style:style style:name="P1340" style:parent-style-name="Normal" style:family="paragraph">
      <style:text-properties fo:language="sv" fo:country="SE"/>
    </style:style>
    <style:style style:name="P1341" style:parent-style-name="Heading3" style:family="paragraph">
      <style:text-properties fo:language="sv" fo:country="SE"/>
    </style:style>
    <style:style style:name="P1342" style:parent-style-name="Heading4" style:family="paragraph">
      <style:text-properties fo:language="sv" fo:country="SE"/>
    </style:style>
    <style:style style:name="P1343" style:parent-style-name="Normal" style:family="paragraph">
      <style:text-properties fo:language="sv" fo:country="SE"/>
    </style:style>
    <style:style style:name="P1344" style:parent-style-name="Normal" style:family="paragraph">
      <style:text-properties fo:language="sv" fo:country="SE"/>
    </style:style>
    <style:style style:name="P1345" style:parent-style-name="Normal" style:family="paragraph">
      <style:text-properties fo:language="sv" fo:country="SE"/>
    </style:style>
    <style:style style:name="T1346" style:parent-style-name="Hyperlink" style:family="text">
      <style:text-properties fo:font-weight="bold" style:font-weight-asian="bold" style:font-weight-complex="bold" fo:language="sv" fo:country="SE"/>
    </style:style>
    <style:style style:name="P1347" style:parent-style-name="Normal" style:family="paragraph">
      <style:text-properties fo:language="sv" fo:country="SE"/>
    </style:style>
    <style:style style:name="P1348" style:parent-style-name="Normal" style:family="paragraph">
      <style:text-properties fo:language="sv" fo:country="SE"/>
    </style:style>
    <style:style style:name="P1349" style:parent-style-name="Normal" style:family="paragraph">
      <style:text-properties fo:font-weight="bold" style:font-weight-asian="bold" style:font-weight-complex="bold" fo:language="sv" fo:country="SE"/>
    </style:style>
    <style:style style:name="P1350" style:parent-style-name="Normal" style:family="paragraph">
      <style:text-properties fo:language="sv" fo:country="SE"/>
    </style:style>
    <style:style style:name="P1351" style:parent-style-name="Normal" style:list-style-name="LFO47" style:family="paragraph">
      <style:text-properties fo:language="sv" fo:country="SE"/>
    </style:style>
    <style:style style:name="P1352" style:parent-style-name="Normal" style:list-style-name="LFO47" style:family="paragraph">
      <style:text-properties fo:language="sv" fo:country="SE"/>
    </style:style>
    <style:style style:name="P1353" style:parent-style-name="Normal" style:family="paragraph">
      <style:text-properties fo:language="sv" fo:country="SE"/>
    </style:style>
    <style:style style:name="T1354" style:parent-style-name="Hyperlink" style:family="text">
      <style:text-properties fo:language="sv" fo:country="SE"/>
    </style:style>
    <style:style style:name="P1355" style:parent-style-name="Normal" style:family="paragraph">
      <style:text-properties fo:font-weight="bold" style:font-weight-asian="bold" style:font-weight-complex="bold" fo:language="sv" fo:country="SE"/>
    </style:style>
    <style:style style:name="P1356" style:parent-style-name="Normal" style:family="paragraph">
      <style:text-properties fo:language="sv" fo:country="SE"/>
    </style:style>
    <style:style style:name="P1357" style:parent-style-name="Normal" style:family="paragraph">
      <style:text-properties fo:font-weight="bold" style:font-weight-asian="bold" style:font-weight-complex="bold" fo:language="sv" fo:country="SE"/>
    </style:style>
    <style:style style:name="P1358" style:parent-style-name="Normal" style:family="paragraph">
      <style:text-properties fo:language="sv" fo:country="SE"/>
    </style:style>
    <style:style style:name="T1359" style:parent-style-name="Hyperlink" style:family="text">
      <style:text-properties fo:language="sv" fo:country="SE"/>
    </style:style>
    <style:style style:name="T1360" style:parent-style-name="DefaultParagraphFont" style:family="text">
      <style:text-properties fo:language="sv" fo:country="SE"/>
    </style:style>
    <style:style style:name="T1361" style:parent-style-name="DefaultParagraphFont" style:family="text">
      <style:text-properties fo:language="sv" fo:country="SE"/>
    </style:style>
    <style:style style:name="T1362" style:parent-style-name="Hyperlink" style:family="text">
      <style:text-properties fo:language="sv" fo:country="SE"/>
    </style:style>
    <style:style style:name="P1363" style:parent-style-name="Normal" style:family="paragraph">
      <style:text-properties fo:font-weight="bold" style:font-weight-asian="bold" style:font-weight-complex="bold" fo:language="sv" fo:country="SE"/>
    </style:style>
    <style:style style:name="P1364" style:parent-style-name="Normal" style:family="paragraph">
      <style:text-properties fo:language="sv" fo:country="SE"/>
    </style:style>
    <style:style style:name="P1365" style:parent-style-name="Normal" style:family="paragraph">
      <style:text-properties fo:language="sv" fo:country="SE"/>
    </style:style>
    <style:style style:name="P1366" style:parent-style-name="Normal" style:family="paragraph">
      <style:text-properties fo:language="sv" fo:country="SE"/>
    </style:style>
    <style:style style:name="P1367" style:parent-style-name="Normal" style:family="paragraph">
      <style:text-properties fo:font-weight="bold" style:font-weight-asian="bold" style:font-weight-complex="bold" fo:language="sv" fo:country="SE"/>
    </style:style>
    <style:style style:name="P1368" style:parent-style-name="Normal" style:family="paragraph">
      <style:text-properties fo:language="sv" fo:country="SE"/>
    </style:style>
    <style:style style:name="T1369" style:parent-style-name="Hyperlink" style:family="text">
      <style:text-properties fo:language="sv" fo:country="SE"/>
    </style:style>
    <style:style style:name="P1370" style:parent-style-name="Normal" style:family="paragraph">
      <style:text-properties fo:language="sv" fo:country="SE"/>
    </style:style>
    <style:style style:name="P1371" style:parent-style-name="Normal" style:family="paragraph">
      <style:text-properties fo:language="sv" fo:country="SE"/>
    </style:style>
    <style:style style:name="P1372" style:parent-style-name="Heading4" style:family="paragraph">
      <style:text-properties fo:language="sv" fo:country="SE"/>
    </style:style>
    <style:style style:name="P1373" style:parent-style-name="Normal" style:family="paragraph">
      <style:text-properties fo:language="sv" fo:country="SE"/>
    </style:style>
    <style:style style:name="T1374" style:parent-style-name="Hyperlink" style:family="text">
      <style:text-properties fo:language="sv" fo:country="SE"/>
    </style:style>
    <style:style style:name="P1375" style:parent-style-name="Normal" style:family="paragraph">
      <style:text-properties fo:language="sv" fo:country="SE"/>
    </style:style>
    <style:style style:name="P1376" style:parent-style-name="Normal" style:family="paragraph">
      <style:text-properties fo:font-weight="bold" style:font-weight-asian="bold" style:font-weight-complex="bold" fo:language="sv" fo:country="SE"/>
    </style:style>
    <style:style style:name="P1377" style:parent-style-name="Normal" style:family="paragraph">
      <style:text-properties fo:language="sv" fo:country="SE"/>
    </style:style>
    <style:style style:name="P1378" style:parent-style-name="Normal" style:family="paragraph">
      <style:text-properties fo:font-weight="bold" style:font-weight-asian="bold" style:font-weight-complex="bold" fo:language="sv" fo:country="SE"/>
    </style:style>
    <style:style style:name="T1379" style:parent-style-name="DefaultParagraphFont" style:family="text">
      <style:text-properties fo:language="sv" fo:country="SE"/>
    </style:style>
    <style:style style:name="T1380" style:parent-style-name="DefaultParagraphFont" style:family="text">
      <style:text-properties fo:font-weight="bold" style:font-weight-asian="bold" style:font-weight-complex="bold"/>
    </style:style>
    <style:style style:name="TableColumn1382" style:family="table-column">
      <style:table-column-properties style:column-width="0.6986in"/>
    </style:style>
    <style:style style:name="TableColumn1383" style:family="table-column">
      <style:table-column-properties style:column-width="1.0756in"/>
    </style:style>
    <style:style style:name="TableColumn1384" style:family="table-column">
      <style:table-column-properties style:column-width="1.3937in"/>
    </style:style>
    <style:style style:name="TableColumn1385" style:family="table-column">
      <style:table-column-properties style:column-width="2.559in"/>
    </style:style>
    <style:style style:name="TableColumn1386" style:family="table-column">
      <style:table-column-properties style:column-width="0.0173in"/>
    </style:style>
    <style:style style:name="Table1381" style:family="table">
      <style:table-properties style:width="5.7444in" fo:margin-left="0in" table:align="left"/>
    </style:style>
    <style:style style:name="TableRow1387" style:family="table-row">
      <style:table-row-properties style:min-row-height="0.2916in"/>
    </style:style>
    <style:style style:name="TableCell1388" style:family="table-cell">
      <style:table-cell-properties fo:border="0.0104in solid #DDDDDD" fo:background-color="#F5F5F5" style:writing-mode="lr-tb" style:vertical-align="middle" fo:padding-top="0.0104in" fo:padding-left="0.0104in" fo:padding-bottom="0.0104in" fo:padding-right="0.0104in"/>
    </style:style>
    <style:style style:name="P1389" style:parent-style-name="Normal" style:family="paragraph">
      <style:text-properties fo:font-weight="bold" style:font-weight-asian="bold" style:font-weight-complex="bold"/>
    </style:style>
    <style:style style:name="TableCell1390" style:family="table-cell">
      <style:table-cell-properties fo:border="0.0104in solid #DDDDDD" fo:background-color="#F5F5F5" style:writing-mode="lr-tb" style:vertical-align="middle" fo:padding-top="0.0104in" fo:padding-left="0.0104in" fo:padding-bottom="0.0104in" fo:padding-right="0.0104in"/>
    </style:style>
    <style:style style:name="P1391" style:parent-style-name="Normal" style:family="paragraph">
      <style:text-properties fo:font-weight="bold" style:font-weight-asian="bold" style:font-weight-complex="bold"/>
    </style:style>
    <style:style style:name="TableCell1392" style:family="table-cell">
      <style:table-cell-properties fo:border="0.0104in solid #DDDDDD" fo:background-color="#F5F5F5" style:writing-mode="lr-tb" style:vertical-align="middle" fo:padding-top="0.0104in" fo:padding-left="0.0104in" fo:padding-bottom="0.0104in" fo:padding-right="0.0104in"/>
    </style:style>
    <style:style style:name="P1393" style:parent-style-name="Normal" style:family="paragraph">
      <style:text-properties fo:font-weight="bold" style:font-weight-asian="bold" style:font-weight-complex="bold"/>
    </style:style>
    <style:style style:name="TableCell1394" style:family="table-cell">
      <style:table-cell-properties fo:border="0.0104in solid #DDDDDD" fo:background-color="#F5F5F5" style:writing-mode="lr-tb" style:vertical-align="middle" fo:padding-top="0.0104in" fo:padding-left="0.0104in" fo:padding-bottom="0.0104in" fo:padding-right="0.0104in"/>
    </style:style>
    <style:style style:name="P1395" style:parent-style-name="Normal" style:family="paragraph">
      <style:text-properties fo:font-weight="bold" style:font-weight-asian="bold" style:font-weight-complex="bold"/>
    </style:style>
    <style:style style:name="TableRow1396" style:family="table-row">
      <style:table-row-properties style:min-row-height="0.2687in"/>
    </style:style>
    <style:style style:name="TableCell1397" style:family="table-cell">
      <style:table-cell-properties fo:border="0.0104in solid #DDDDDD" style:writing-mode="lr-tb" style:vertical-align="middle" fo:padding-top="0.0104in" fo:padding-left="0.0104in" fo:padding-bottom="0.0104in" fo:padding-right="0.0104in"/>
    </style:style>
    <style:style style:name="TableCell1398" style:family="table-cell">
      <style:table-cell-properties fo:border="0.0104in solid #DDDDDD" style:writing-mode="lr-tb" style:vertical-align="middle" fo:padding-top="0.0104in" fo:padding-left="0.0104in" fo:padding-bottom="0.0104in" fo:padding-right="0.0104in"/>
    </style:style>
    <style:style style:name="TableCell1399" style:family="table-cell">
      <style:table-cell-properties fo:border="0.0104in solid #DDDDDD" style:writing-mode="lr-tb" style:vertical-align="middle" fo:padding-top="0.0104in" fo:padding-left="0.0104in" fo:padding-bottom="0.0104in" fo:padding-right="0.0104in"/>
    </style:style>
    <style:style style:name="TableCell1400" style:family="table-cell">
      <style:table-cell-properties fo:border="0.0104in solid #DDDDDD" style:writing-mode="lr-tb" style:vertical-align="middle" fo:padding-top="0.0104in" fo:padding-left="0.0104in" fo:padding-bottom="0.0104in" fo:padding-right="0.0104in"/>
    </style:style>
    <style:style style:name="TableRow1401" style:family="table-row">
      <style:table-row-properties style:min-row-height="0.2916in"/>
    </style:style>
    <style:style style:name="TableCell1402" style:family="table-cell">
      <style:table-cell-properties fo:border="0.0104in solid #DDDDDD" fo:background-color="#F9F9F9" style:writing-mode="lr-tb" style:vertical-align="middle" fo:padding-top="0.0104in" fo:padding-left="0.0104in" fo:padding-bottom="0.0104in" fo:padding-right="0.0104in"/>
    </style:style>
    <style:style style:name="TableCell1403" style:family="table-cell">
      <style:table-cell-properties fo:border="0.0104in solid #DDDDDD" fo:background-color="#F9F9F9" style:writing-mode="lr-tb" style:vertical-align="middle" fo:padding-top="0.0104in" fo:padding-left="0.0104in" fo:padding-bottom="0.0104in" fo:padding-right="0.0104in"/>
    </style:style>
    <style:style style:name="TableCell1404" style:family="table-cell">
      <style:table-cell-properties fo:border="0.0104in solid #DDDDDD" fo:background-color="#F9F9F9" style:writing-mode="lr-tb" style:vertical-align="middle" fo:padding-top="0.0104in" fo:padding-left="0.0104in" fo:padding-bottom="0.0104in" fo:padding-right="0.0104in"/>
    </style:style>
    <style:style style:name="TableCell1405" style:family="table-cell">
      <style:table-cell-properties fo:border="0.0104in solid #DDDDDD" fo:background-color="#F9F9F9" style:writing-mode="lr-tb" style:vertical-align="middle" fo:padding-top="0.0104in" fo:padding-left="0.0104in" fo:padding-bottom="0.0104in" fo:padding-right="0.0104in"/>
    </style:style>
    <style:style style:name="TableRow1406" style:family="table-row">
      <style:table-row-properties style:min-row-height="0.2687in"/>
    </style:style>
    <style:style style:name="TableCell1407" style:family="table-cell">
      <style:table-cell-properties fo:border="0.0104in solid #DDDDDD" style:writing-mode="lr-tb" style:vertical-align="middle" fo:padding-top="0.0104in" fo:padding-left="0.0104in" fo:padding-bottom="0.0104in" fo:padding-right="0.0104in"/>
    </style:style>
    <style:style style:name="TableCell1408" style:family="table-cell">
      <style:table-cell-properties fo:border="0.0104in solid #DDDDDD" style:writing-mode="lr-tb" style:vertical-align="middle" fo:padding-top="0.0104in" fo:padding-left="0.0104in" fo:padding-bottom="0.0104in" fo:padding-right="0.0104in"/>
    </style:style>
    <style:style style:name="TableCell1409" style:family="table-cell">
      <style:table-cell-properties fo:border="0.0104in solid #DDDDDD" style:writing-mode="lr-tb" style:vertical-align="middle" fo:padding-top="0.0104in" fo:padding-left="0.0104in" fo:padding-bottom="0.0104in" fo:padding-right="0.0104in"/>
    </style:style>
    <style:style style:name="TableCell1410" style:family="table-cell">
      <style:table-cell-properties fo:border="0.0104in solid #DDDDDD" style:writing-mode="lr-tb" style:vertical-align="middle" fo:padding-top="0.0104in" fo:padding-left="0.0104in" fo:padding-bottom="0.0104in" fo:padding-right="0.0104in"/>
    </style:style>
    <style:style style:name="TableRow1411" style:family="table-row">
      <style:table-row-properties style:min-row-height="0.2916in"/>
    </style:style>
    <style:style style:name="TableCell1412" style:family="table-cell">
      <style:table-cell-properties fo:border="0.0104in solid #DDDDDD" fo:background-color="#F9F9F9" style:writing-mode="lr-tb" style:vertical-align="middle" fo:padding-top="0.0104in" fo:padding-left="0.0104in" fo:padding-bottom="0.0104in" fo:padding-right="0.0104in"/>
    </style:style>
    <style:style style:name="TableCell1413" style:family="table-cell">
      <style:table-cell-properties fo:border="0.0104in solid #DDDDDD" fo:background-color="#F9F9F9" style:writing-mode="lr-tb" style:vertical-align="middle" fo:padding-top="0.0104in" fo:padding-left="0.0104in" fo:padding-bottom="0.0104in" fo:padding-right="0.0104in"/>
    </style:style>
    <style:style style:name="TableCell1414" style:family="table-cell">
      <style:table-cell-properties fo:border="0.0104in solid #DDDDDD" fo:background-color="#F9F9F9" style:writing-mode="lr-tb" style:vertical-align="middle" fo:padding-top="0.0104in" fo:padding-left="0.0104in" fo:padding-bottom="0.0104in" fo:padding-right="0.0104in"/>
    </style:style>
    <style:style style:name="TableCell1415" style:family="table-cell">
      <style:table-cell-properties fo:border="0.0104in solid #DDDDDD" fo:background-color="#F9F9F9" style:writing-mode="lr-tb" style:vertical-align="middle" fo:padding-top="0.0104in" fo:padding-left="0.0104in" fo:padding-bottom="0.0104in" fo:padding-right="0.0104in"/>
    </style:style>
    <style:style style:name="TableRow1416" style:family="table-row">
      <style:table-row-properties style:min-row-height="0.2916in"/>
    </style:style>
    <style:style style:name="TableCell1417" style:family="table-cell">
      <style:table-cell-properties fo:border="0.0104in solid #DDDDDD" style:writing-mode="lr-tb" style:vertical-align="middle" fo:padding-top="0.0104in" fo:padding-left="0.0104in" fo:padding-bottom="0.0104in" fo:padding-right="0.0104in"/>
    </style:style>
    <style:style style:name="TableCell1418" style:family="table-cell">
      <style:table-cell-properties fo:border="0.0104in solid #DDDDDD" style:writing-mode="lr-tb" style:vertical-align="middle" fo:padding-top="0.0104in" fo:padding-left="0.0104in" fo:padding-bottom="0.0104in" fo:padding-right="0.0104in"/>
    </style:style>
    <style:style style:name="TableCell1419" style:family="table-cell">
      <style:table-cell-properties fo:border="0.0104in solid #DDDDDD" style:writing-mode="lr-tb" style:vertical-align="middle" fo:padding-top="0.0104in" fo:padding-left="0.0104in" fo:padding-bottom="0.0104in" fo:padding-right="0.0104in"/>
    </style:style>
    <style:style style:name="TableCell1420" style:family="table-cell">
      <style:table-cell-properties fo:border="0.0104in solid #DDDDDD" style:writing-mode="lr-tb" style:vertical-align="middle" fo:padding-top="0.0104in" fo:padding-left="0.0104in" fo:padding-bottom="0.0104in" fo:padding-right="0.0104in"/>
    </style:style>
    <style:style style:name="TableRow1421" style:family="table-row">
      <style:table-row-properties style:min-row-height="0.2687in"/>
    </style:style>
    <style:style style:name="TableCell1422" style:family="table-cell">
      <style:table-cell-properties fo:border="0.0104in solid #DDDDDD" fo:background-color="#F9F9F9" style:writing-mode="lr-tb" style:vertical-align="middle" fo:padding-top="0.0104in" fo:padding-left="0.0104in" fo:padding-bottom="0.0104in" fo:padding-right="0.0104in"/>
    </style:style>
    <style:style style:name="TableCell1423" style:family="table-cell">
      <style:table-cell-properties fo:border="0.0104in solid #DDDDDD" fo:background-color="#F9F9F9" style:writing-mode="lr-tb" style:vertical-align="middle" fo:padding-top="0.0104in" fo:padding-left="0.0104in" fo:padding-bottom="0.0104in" fo:padding-right="0.0104in"/>
    </style:style>
    <style:style style:name="TableCell1424" style:family="table-cell">
      <style:table-cell-properties fo:border="0.0104in solid #DDDDDD" fo:background-color="#F9F9F9" style:writing-mode="lr-tb" style:vertical-align="middle" fo:padding-top="0.0104in" fo:padding-left="0.0104in" fo:padding-bottom="0.0104in" fo:padding-right="0.0104in"/>
    </style:style>
    <style:style style:name="TableCell1425" style:family="table-cell">
      <style:table-cell-properties fo:border="0.0104in solid #DDDDDD" fo:background-color="#F9F9F9" style:writing-mode="lr-tb" style:vertical-align="middle" fo:padding-top="0.0104in" fo:padding-left="0.0104in" fo:padding-bottom="0.0104in" fo:padding-right="0.0104in"/>
    </style:style>
    <style:style style:name="TableRow1426" style:family="table-row">
      <style:table-row-properties style:min-row-height="0.2916in"/>
    </style:style>
    <style:style style:name="TableCell1427" style:family="table-cell">
      <style:table-cell-properties fo:border="none" fo:background-color="#F5F5F5" style:writing-mode="lr-tb" style:vertical-align="middle" fo:padding-top="0.0104in" fo:padding-left="0.0104in" fo:padding-bottom="0.0104in" fo:padding-right="0.0104in"/>
    </style:style>
    <style:style style:name="T1428" style:parent-style-name="DefaultParagraphFont" style:family="text">
      <style:text-properties fo:font-weight="bold" style:font-weight-asian="bold" style:font-weight-complex="bold" fo:language="sv" fo:country="SE"/>
    </style:style>
    <style:style style:name="TableRow1429" style:family="table-row">
      <style:table-row-properties style:min-row-height="0.2916in"/>
    </style:style>
    <style:style style:name="TableCell1430" style:family="table-cell">
      <style:table-cell-properties fo:border="0.0104in solid #DDDDDD" fo:background-color="#F5F5F5" style:writing-mode="lr-tb" style:vertical-align="middle" fo:padding-top="0.0104in" fo:padding-left="0.0104in" fo:padding-bottom="0.0104in" fo:padding-right="0.0104in"/>
    </style:style>
    <style:style style:name="P1431" style:parent-style-name="Normal" style:family="paragraph">
      <style:text-properties fo:font-weight="bold" style:font-weight-asian="bold" style:font-weight-complex="bold"/>
    </style:style>
    <style:style style:name="TableCell1432" style:family="table-cell">
      <style:table-cell-properties fo:border="0.0104in solid #DDDDDD" fo:background-color="#F5F5F5" style:writing-mode="lr-tb" style:vertical-align="middle" fo:padding-top="0.0104in" fo:padding-left="0.0104in" fo:padding-bottom="0.0104in" fo:padding-right="0.0104in"/>
    </style:style>
    <style:style style:name="P1433" style:parent-style-name="Normal" style:family="paragraph">
      <style:text-properties fo:font-weight="bold" style:font-weight-asian="bold" style:font-weight-complex="bold"/>
    </style:style>
    <style:style style:name="TableCell1434" style:family="table-cell">
      <style:table-cell-properties fo:border="0.0104in solid #DDDDDD" fo:background-color="#F5F5F5" style:writing-mode="lr-tb" style:vertical-align="middle" fo:padding-top="0.0104in" fo:padding-left="0.0104in" fo:padding-bottom="0.0104in" fo:padding-right="0.0104in"/>
    </style:style>
    <style:style style:name="P1435" style:parent-style-name="Normal" style:family="paragraph">
      <style:text-properties fo:font-weight="bold" style:font-weight-asian="bold" style:font-weight-complex="bold"/>
    </style:style>
    <style:style style:name="TableCell1436" style:family="table-cell">
      <style:table-cell-properties fo:border="0.0104in solid #DDDDDD" fo:background-color="#F5F5F5" style:writing-mode="lr-tb" style:vertical-align="middle" fo:padding-top="0.0104in" fo:padding-left="0.0104in" fo:padding-bottom="0.0104in" fo:padding-right="0.0104in"/>
    </style:style>
    <style:style style:name="P1437" style:parent-style-name="Normal" style:family="paragraph">
      <style:text-properties fo:font-weight="bold" style:font-weight-asian="bold" style:font-weight-complex="bold"/>
    </style:style>
    <style:style style:name="TableRow1438" style:family="table-row">
      <style:table-row-properties style:min-row-height="0.2916in"/>
    </style:style>
    <style:style style:name="TableCell1439" style:family="table-cell">
      <style:table-cell-properties fo:border="0.0104in solid #DDDDDD" style:writing-mode="lr-tb" style:vertical-align="middle" fo:padding-top="0.0104in" fo:padding-left="0.0104in" fo:padding-bottom="0.0104in" fo:padding-right="0.0104in"/>
    </style:style>
    <style:style style:name="TableCell1440" style:family="table-cell">
      <style:table-cell-properties fo:border="0.0104in solid #DDDDDD" style:writing-mode="lr-tb" style:vertical-align="middle" fo:padding-top="0.0104in" fo:padding-left="0.0104in" fo:padding-bottom="0.0104in" fo:padding-right="0.0104in"/>
    </style:style>
    <style:style style:name="TableCell1441" style:family="table-cell">
      <style:table-cell-properties fo:border="0.0104in solid #DDDDDD" style:writing-mode="lr-tb" style:vertical-align="middle" fo:padding-top="0.0104in" fo:padding-left="0.0104in" fo:padding-bottom="0.0104in" fo:padding-right="0.0104in"/>
    </style:style>
    <style:style style:name="TableCell1442" style:family="table-cell">
      <style:table-cell-properties fo:border="0.0104in solid #DDDDDD" style:writing-mode="lr-tb" style:vertical-align="middle" fo:padding-top="0.0104in" fo:padding-left="0.0104in" fo:padding-bottom="0.0104in" fo:padding-right="0.0104in"/>
    </style:style>
    <style:style style:name="TableRow1443" style:family="table-row">
      <style:table-row-properties style:min-row-height="0.2687in"/>
    </style:style>
    <style:style style:name="TableCell1444" style:family="table-cell">
      <style:table-cell-properties fo:border="0.0104in solid #DDDDDD" fo:background-color="#F9F9F9" style:writing-mode="lr-tb" style:vertical-align="middle" fo:padding-top="0.0104in" fo:padding-left="0.0104in" fo:padding-bottom="0.0104in" fo:padding-right="0.0104in"/>
    </style:style>
    <style:style style:name="TableCell1445" style:family="table-cell">
      <style:table-cell-properties fo:border="0.0104in solid #DDDDDD" fo:background-color="#F9F9F9" style:writing-mode="lr-tb" style:vertical-align="middle" fo:padding-top="0.0104in" fo:padding-left="0.0104in" fo:padding-bottom="0.0104in" fo:padding-right="0.0104in"/>
    </style:style>
    <style:style style:name="TableCell1446" style:family="table-cell">
      <style:table-cell-properties fo:border="0.0104in solid #DDDDDD" fo:background-color="#F9F9F9" style:writing-mode="lr-tb" style:vertical-align="middle" fo:padding-top="0.0104in" fo:padding-left="0.0104in" fo:padding-bottom="0.0104in" fo:padding-right="0.0104in"/>
    </style:style>
    <style:style style:name="TableCell1447" style:family="table-cell">
      <style:table-cell-properties fo:border="0.0104in solid #DDDDDD" fo:background-color="#F9F9F9" style:writing-mode="lr-tb" style:vertical-align="middle" fo:padding-top="0.0104in" fo:padding-left="0.0104in" fo:padding-bottom="0.0104in" fo:padding-right="0.0104in"/>
    </style:style>
    <style:style style:name="TableRow1448" style:family="table-row">
      <style:table-row-properties style:min-row-height="0.2916in"/>
    </style:style>
    <style:style style:name="TableCell1449" style:family="table-cell">
      <style:table-cell-properties fo:border="0.0104in solid #DDDDDD" style:writing-mode="lr-tb" style:vertical-align="middle" fo:padding-top="0.0104in" fo:padding-left="0.0104in" fo:padding-bottom="0.0104in" fo:padding-right="0.0104in"/>
    </style:style>
    <style:style style:name="TableCell1450" style:family="table-cell">
      <style:table-cell-properties fo:border="0.0104in solid #DDDDDD" style:writing-mode="lr-tb" style:vertical-align="middle" fo:padding-top="0.0104in" fo:padding-left="0.0104in" fo:padding-bottom="0.0104in" fo:padding-right="0.0104in"/>
    </style:style>
    <style:style style:name="TableCell1451" style:family="table-cell">
      <style:table-cell-properties fo:border="0.0104in solid #DDDDDD" style:writing-mode="lr-tb" style:vertical-align="middle" fo:padding-top="0.0104in" fo:padding-left="0.0104in" fo:padding-bottom="0.0104in" fo:padding-right="0.0104in"/>
    </style:style>
    <style:style style:name="TableCell1452" style:family="table-cell">
      <style:table-cell-properties fo:border="0.0104in solid #DDDDDD" style:writing-mode="lr-tb" style:vertical-align="middle" fo:padding-top="0.0104in" fo:padding-left="0.0104in" fo:padding-bottom="0.0104in" fo:padding-right="0.0104in"/>
    </style:style>
    <style:style style:name="TableRow1453" style:family="table-row">
      <style:table-row-properties style:min-row-height="0.2916in"/>
    </style:style>
    <style:style style:name="TableCell1454" style:family="table-cell">
      <style:table-cell-properties fo:border="0.0104in solid #DDDDDD" fo:background-color="#F9F9F9" style:writing-mode="lr-tb" style:vertical-align="middle" fo:padding-top="0.0104in" fo:padding-left="0.0104in" fo:padding-bottom="0.0104in" fo:padding-right="0.0104in"/>
    </style:style>
    <style:style style:name="TableCell1455" style:family="table-cell">
      <style:table-cell-properties fo:border="0.0104in solid #DDDDDD" fo:background-color="#F9F9F9" style:writing-mode="lr-tb" style:vertical-align="middle" fo:padding-top="0.0104in" fo:padding-left="0.0104in" fo:padding-bottom="0.0104in" fo:padding-right="0.0104in"/>
    </style:style>
    <style:style style:name="TableCell1456" style:family="table-cell">
      <style:table-cell-properties fo:border="0.0104in solid #DDDDDD" fo:background-color="#F9F9F9" style:writing-mode="lr-tb" style:vertical-align="middle" fo:padding-top="0.0104in" fo:padding-left="0.0104in" fo:padding-bottom="0.0104in" fo:padding-right="0.0104in"/>
    </style:style>
    <style:style style:name="TableCell1457" style:family="table-cell">
      <style:table-cell-properties fo:border="0.0104in solid #DDDDDD" fo:background-color="#F9F9F9" style:writing-mode="lr-tb" style:vertical-align="middle" fo:padding-top="0.0104in" fo:padding-left="0.0104in" fo:padding-bottom="0.0104in" fo:padding-right="0.0104in"/>
    </style:style>
    <style:style style:name="TableRow1458" style:family="table-row">
      <style:table-row-properties style:min-row-height="0.2687in"/>
    </style:style>
    <style:style style:name="TableCell1459" style:family="table-cell">
      <style:table-cell-properties fo:border="0.0104in solid #DDDDDD" style:writing-mode="lr-tb" style:vertical-align="middle" fo:padding-top="0.0104in" fo:padding-left="0.0104in" fo:padding-bottom="0.0104in" fo:padding-right="0.0104in"/>
    </style:style>
    <style:style style:name="TableCell1460" style:family="table-cell">
      <style:table-cell-properties fo:border="0.0104in solid #DDDDDD" style:writing-mode="lr-tb" style:vertical-align="middle" fo:padding-top="0.0104in" fo:padding-left="0.0104in" fo:padding-bottom="0.0104in" fo:padding-right="0.0104in"/>
    </style:style>
    <style:style style:name="TableCell1461" style:family="table-cell">
      <style:table-cell-properties fo:border="0.0104in solid #DDDDDD" style:writing-mode="lr-tb" style:vertical-align="middle" fo:padding-top="0.0104in" fo:padding-left="0.0104in" fo:padding-bottom="0.0104in" fo:padding-right="0.0104in"/>
    </style:style>
    <style:style style:name="TableCell1462" style:family="table-cell">
      <style:table-cell-properties fo:border="0.0104in solid #DDDDDD" style:writing-mode="lr-tb" style:vertical-align="middle" fo:padding-top="0.0104in" fo:padding-left="0.0104in" fo:padding-bottom="0.0104in" fo:padding-right="0.0104in"/>
    </style:style>
    <style:style style:name="TableRow1463" style:family="table-row">
      <style:table-row-properties style:min-row-height="0.2687in"/>
    </style:style>
    <style:style style:name="TableCell1464" style:family="table-cell">
      <style:table-cell-properties fo:border="0.0104in solid #DDDDDD" fo:background-color="#F9F9F9" style:writing-mode="lr-tb" style:vertical-align="middle" fo:padding-top="0.0104in" fo:padding-left="0.0104in" fo:padding-bottom="0.0104in" fo:padding-right="0.0104in"/>
    </style:style>
    <style:style style:name="TableCell1465" style:family="table-cell">
      <style:table-cell-properties fo:border="0.0104in solid #DDDDDD" fo:background-color="#F9F9F9" style:writing-mode="lr-tb" style:vertical-align="middle" fo:padding-top="0.0104in" fo:padding-left="0.0104in" fo:padding-bottom="0.0104in" fo:padding-right="0.0104in"/>
    </style:style>
    <style:style style:name="TableCell1466" style:family="table-cell">
      <style:table-cell-properties fo:border="0.0104in solid #DDDDDD" fo:background-color="#F9F9F9" style:writing-mode="lr-tb" style:vertical-align="middle" fo:padding-top="0.0104in" fo:padding-left="0.0104in" fo:padding-bottom="0.0104in" fo:padding-right="0.0104in"/>
    </style:style>
    <style:style style:name="TableCell1467" style:family="table-cell">
      <style:table-cell-properties fo:border="0.0104in solid #DDDDDD" fo:background-color="#F9F9F9" style:writing-mode="lr-tb" style:vertical-align="middle" fo:padding-top="0.0104in" fo:padding-left="0.0104in" fo:padding-bottom="0.0104in" fo:padding-right="0.0104in"/>
    </style:style>
    <style:style style:name="P1468" style:parent-style-name="Normal" style:family="paragraph">
      <style:text-properties fo:language="sv" fo:country="SE"/>
    </style:style>
    <style:style style:name="P1469" style:parent-style-name="Normal" style:family="paragraph">
      <style:text-properties fo:font-weight="bold" style:font-weight-asian="bold" style:font-weight-complex="bold" fo:language="sv" fo:country="SE"/>
    </style:style>
    <style:style style:name="P1470" style:parent-style-name="Normal" style:family="paragraph">
      <style:text-properties fo:language="sv" fo:country="SE"/>
    </style:style>
    <style:style style:name="T1471" style:parent-style-name="Hyperlink" style:family="text">
      <style:text-properties fo:language="sv" fo:country="SE"/>
    </style:style>
    <style:style style:name="P1472" style:parent-style-name="Normal" style:family="paragraph">
      <style:text-properties fo:font-weight="bold" style:font-weight-asian="bold" style:font-weight-complex="bold" fo:language="sv" fo:country="SE"/>
    </style:style>
    <style:style style:name="P1473" style:parent-style-name="Normal" style:family="paragraph">
      <style:text-properties fo:language="sv" fo:country="SE"/>
    </style:style>
    <style:style style:name="P1474" style:parent-style-name="Normal" style:family="paragraph">
      <style:text-properties fo:language="sv" fo:country="SE"/>
    </style:style>
    <style:style style:name="P1475" style:parent-style-name="Normal" style:family="paragraph">
      <style:text-properties fo:font-weight="bold" style:font-weight-asian="bold" style:font-weight-complex="bold" fo:language="sv" fo:country="SE"/>
    </style:style>
    <style:style style:name="P1476" style:parent-style-name="Normal" style:family="paragraph">
      <style:text-properties fo:language="sv" fo:country="SE"/>
    </style:style>
    <style:style style:name="P1477" style:parent-style-name="Normal" style:family="paragraph">
      <style:text-properties fo:font-weight="bold" style:font-weight-asian="bold" style:font-weight-complex="bold" fo:language="sv" fo:country="SE"/>
    </style:style>
    <style:style style:name="P1478" style:parent-style-name="Normal" style:family="paragraph">
      <style:text-properties fo:language="sv" fo:country="SE"/>
    </style:style>
    <style:style style:name="P1479" style:parent-style-name="Normal" style:family="paragraph">
      <style:text-properties fo:language="sv" fo:country="SE"/>
    </style:style>
    <style:style style:name="P1480" style:parent-style-name="Normal" style:family="paragraph">
      <style:text-properties fo:language="sv" fo:country="SE"/>
    </style:style>
    <style:style style:name="T1481" style:parent-style-name="Hyperlink" style:family="text">
      <style:text-properties fo:language="sv" fo:country="SE"/>
    </style:style>
    <style:style style:name="P1482" style:parent-style-name="Normal" style:family="paragraph">
      <style:text-properties fo:font-weight="bold" style:font-weight-asian="bold" style:font-weight-complex="bold" fo:language="sv" fo:country="SE"/>
    </style:style>
    <style:style style:name="P1483" style:parent-style-name="Normal" style:family="paragraph">
      <style:text-properties fo:language="sv" fo:country="SE"/>
    </style:style>
    <style:style style:name="P1484" style:parent-style-name="Normal" style:list-style-name="LFO48" style:family="paragraph"/>
    <style:style style:name="P1485" style:parent-style-name="Normal" style:list-style-name="LFO48" style:family="paragraph"/>
    <style:style style:name="P1486" style:parent-style-name="Normal" style:list-style-name="LFO48" style:family="paragraph"/>
    <style:style style:name="P1487" style:parent-style-name="Normal" style:family="paragraph">
      <style:text-properties fo:language="sv" fo:country="SE"/>
    </style:style>
    <style:style style:name="P1488" style:parent-style-name="Normal" style:family="paragraph">
      <style:text-properties fo:language="sv" fo:country="SE"/>
    </style:style>
    <style:style style:name="P1489" style:parent-style-name="Normal" style:family="paragraph">
      <style:text-properties fo:font-weight="bold" style:font-weight-asian="bold" style:font-weight-complex="bold" fo:language="sv" fo:country="SE"/>
    </style:style>
    <style:style style:name="P1490" style:parent-style-name="Normal" style:family="paragraph">
      <style:text-properties fo:language="sv" fo:country="SE"/>
    </style:style>
    <style:style style:name="P1491" style:parent-style-name="Normal" style:family="paragraph">
      <style:text-properties fo:language="sv" fo:country="SE"/>
    </style:style>
    <style:style style:name="P1492" style:parent-style-name="Normal" style:family="paragraph">
      <style:text-properties fo:font-weight="bold" style:font-weight-asian="bold" style:font-weight-complex="bold" fo:language="sv" fo:country="SE"/>
    </style:style>
    <style:style style:name="T1493" style:parent-style-name="DefaultParagraphFont" style:family="text">
      <style:text-properties fo:language="sv" fo:country="SE"/>
    </style:style>
    <style:style style:name="T1494" style:parent-style-name="DefaultParagraphFont" style:family="text">
      <style:text-properties fo:font-weight="bold" style:font-weight-asian="bold" style:font-weight-complex="bold" fo:language="sv" fo:country="SE"/>
    </style:style>
    <style:style style:name="P1495" style:parent-style-name="Normal" style:family="paragraph">
      <style:text-properties fo:language="sv" fo:country="SE"/>
    </style:style>
    <style:style style:name="P1496" style:parent-style-name="Normal" style:family="paragraph">
      <style:text-properties fo:language="sv" fo:country="SE"/>
    </style:style>
    <style:style style:name="P1497" style:parent-style-name="Normal" style:family="paragraph">
      <style:text-properties fo:font-weight="bold" style:font-weight-asian="bold" style:font-weight-complex="bold" fo:language="sv" fo:country="SE"/>
    </style:style>
    <style:style style:name="P1498" style:parent-style-name="Normal" style:family="paragraph">
      <style:text-properties fo:language="sv" fo:country="SE"/>
    </style:style>
    <style:style style:name="P1499" style:parent-style-name="Normal" style:family="paragraph">
      <style:text-properties fo:language="sv" fo:country="SE"/>
    </style:style>
    <style:style style:name="P1500" style:parent-style-name="Normal" style:family="paragraph">
      <style:text-properties fo:font-weight="bold" style:font-weight-asian="bold" style:font-weight-complex="bold" fo:language="sv" fo:country="SE"/>
    </style:style>
    <style:style style:name="P1501" style:parent-style-name="Normal" style:family="paragraph">
      <style:text-properties fo:language="sv" fo:country="SE"/>
    </style:style>
    <style:style style:name="P1502" style:parent-style-name="Normal" style:family="paragraph">
      <style:text-properties fo:language="sv" fo:country="SE"/>
    </style:style>
    <style:style style:name="P1503" style:parent-style-name="Normal" style:family="paragraph">
      <style:text-properties fo:language="sv" fo:country="SE"/>
    </style:style>
    <style:style style:name="P1504" style:parent-style-name="Normal" style:family="paragraph">
      <style:text-properties fo:font-weight="bold" style:font-weight-asian="bold" style:font-weight-complex="bold" fo:language="sv" fo:country="SE"/>
    </style:style>
    <style:style style:name="P1505" style:parent-style-name="Normal" style:family="paragraph">
      <style:text-properties fo:language="sv" fo:country="SE"/>
    </style:style>
    <style:style style:name="P1506" style:parent-style-name="Normal" style:family="paragraph">
      <style:text-properties fo:language="sv" fo:country="SE"/>
    </style:style>
    <style:style style:name="P1507" style:parent-style-name="Normal" style:family="paragraph">
      <style:text-properties fo:language="sv" fo:country="SE"/>
    </style:style>
    <style:style style:name="P1508" style:parent-style-name="Normal" style:family="paragraph">
      <style:text-properties fo:language="sv" fo:country="SE"/>
    </style:style>
    <style:style style:name="P1509" style:parent-style-name="Normal" style:list-style-name="LFO49" style:family="paragraph"/>
    <style:style style:name="P1510" style:parent-style-name="Normal" style:list-style-name="LFO49" style:family="paragraph">
      <style:text-properties fo:language="sv" fo:country="SE"/>
    </style:style>
    <style:style style:name="P1511" style:parent-style-name="Normal" style:list-style-name="LFO49" style:family="paragraph">
      <style:text-properties fo:language="sv" fo:country="SE"/>
    </style:style>
    <style:style style:name="P1512" style:parent-style-name="Normal" style:list-style-name="LFO49" style:family="paragraph"/>
    <style:style style:name="P1513" style:parent-style-name="Normal" style:list-style-name="LFO49" style:family="paragraph">
      <style:text-properties fo:language="sv" fo:country="SE"/>
    </style:style>
    <style:style style:name="P1514" style:parent-style-name="Normal" style:family="paragraph">
      <style:paragraph-properties fo:margin-left="0.5in">
        <style:tab-stops/>
      </style:paragraph-properties>
      <style:text-properties fo:language="sv" fo:country="SE"/>
    </style:style>
    <style:style style:name="P1515" style:parent-style-name="Heading3" style:family="paragraph">
      <style:text-properties fo:language="sv" fo:country="SE"/>
    </style:style>
    <style:style style:name="P1516" style:parent-style-name="Normal" style:family="paragraph">
      <style:text-properties fo:font-weight="bold" style:font-weight-asian="bold" style:font-weight-complex="bold" fo:language="sv" fo:country="SE"/>
    </style:style>
    <style:style style:name="P1517" style:parent-style-name="Normal" style:family="paragraph">
      <style:text-properties fo:language="sv" fo:country="SE"/>
    </style:style>
    <style:style style:name="P1518" style:parent-style-name="Normal" style:family="paragraph">
      <style:text-properties fo:language="sv" fo:country="SE"/>
    </style:style>
    <style:style style:name="P1519" style:parent-style-name="Normal" style:family="paragraph">
      <style:text-properties fo:font-weight="bold" style:font-weight-asian="bold" style:font-weight-complex="bold" fo:language="sv" fo:country="SE"/>
    </style:style>
    <style:style style:name="P1520" style:parent-style-name="Normal" style:family="paragraph">
      <style:text-properties fo:language="sv" fo:country="SE"/>
    </style:style>
    <style:style style:name="T1521" style:parent-style-name="Hyperlink" style:family="text">
      <style:text-properties fo:language="sv" fo:country="SE"/>
    </style:style>
    <style:style style:name="P1522" style:parent-style-name="Normal" style:family="paragraph">
      <style:text-properties fo:language="sv" fo:country="SE"/>
    </style:style>
    <style:style style:name="P1523" style:parent-style-name="Normal" style:family="paragraph">
      <style:text-properties fo:language="sv" fo:country="SE"/>
    </style:style>
    <style:style style:name="P1524" style:parent-style-name="Normal" style:family="paragraph">
      <style:text-properties fo:font-weight="bold" style:font-weight-asian="bold" style:font-weight-complex="bold" fo:language="sv" fo:country="SE"/>
    </style:style>
    <style:style style:name="P1525" style:parent-style-name="Normal" style:family="paragraph">
      <style:text-properties fo:language="sv" fo:country="SE"/>
    </style:style>
    <style:style style:name="P1526" style:parent-style-name="Normal" style:family="paragraph">
      <style:text-properties fo:language="sv" fo:country="SE"/>
    </style:style>
    <style:style style:name="P1527" style:parent-style-name="Normal" style:family="paragraph">
      <style:text-properties fo:font-weight="bold" style:font-weight-asian="bold" style:font-weight-complex="bold" fo:language="sv" fo:country="SE"/>
    </style:style>
    <style:style style:name="P1528" style:parent-style-name="Normal" style:family="paragraph">
      <style:text-properties fo:language="sv" fo:country="SE"/>
    </style:style>
    <style:style style:name="P1529" style:parent-style-name="Normal" style:family="paragraph">
      <style:text-properties fo:language="sv" fo:country="SE"/>
    </style:style>
    <style:style style:name="P1530" style:parent-style-name="Normal" style:family="paragraph">
      <style:text-properties fo:font-weight="bold" style:font-weight-asian="bold" style:font-weight-complex="bold" fo:language="sv" fo:country="SE"/>
    </style:style>
    <style:style style:name="P1531" style:parent-style-name="Normal" style:family="paragraph">
      <style:text-properties fo:language="sv" fo:country="SE"/>
    </style:style>
    <style:style style:name="P1532" style:parent-style-name="Normal" style:family="paragraph">
      <style:text-properties fo:language="sv" fo:country="SE"/>
    </style:style>
    <style:style style:name="P1533" style:parent-style-name="Normal" style:family="paragraph">
      <style:text-properties fo:font-weight="bold" style:font-weight-asian="bold" style:font-weight-complex="bold" fo:language="sv" fo:country="SE"/>
    </style:style>
    <style:style style:name="P1534" style:parent-style-name="Normal" style:family="paragraph">
      <style:text-properties fo:language="sv" fo:country="SE"/>
    </style:style>
    <style:style style:name="P1535" style:parent-style-name="Normal" style:family="paragraph">
      <style:text-properties fo:language="sv" fo:country="SE"/>
    </style:style>
    <style:style style:name="T1536" style:parent-style-name="Hyperlink" style:family="text">
      <style:text-properties fo:language="sv" fo:country="SE"/>
    </style:style>
    <style:style style:name="P1537" style:parent-style-name="Normal" style:family="paragraph">
      <style:text-properties fo:language="sv" fo:country="SE"/>
    </style:style>
    <style:style style:name="P1538" style:parent-style-name="Normal" style:family="paragraph">
      <style:text-properties fo:language="sv" fo:country="SE"/>
    </style:style>
    <style:style style:name="T1539" style:parent-style-name="Hyperlink" style:family="text">
      <style:text-properties fo:language="sv" fo:country="SE"/>
    </style:style>
    <style:style style:name="P1540" style:parent-style-name="Normal" style:family="paragraph">
      <style:text-properties fo:language="sv" fo:country="SE"/>
    </style:style>
    <style:style style:name="P1541" style:parent-style-name="Normal" style:family="paragraph">
      <style:text-properties fo:font-weight="bold" style:font-weight-asian="bold" style:font-weight-complex="bold" fo:language="sv" fo:country="SE"/>
    </style:style>
    <style:style style:name="P1542" style:parent-style-name="Normal" style:family="paragraph">
      <style:text-properties fo:language="sv" fo:country="SE"/>
    </style:style>
    <style:style style:name="T1543" style:parent-style-name="Hyperlink" style:family="text">
      <style:text-properties fo:language="sv" fo:country="SE"/>
    </style:style>
    <style:style style:name="T1544" style:parent-style-name="Hyperlink" style:family="text">
      <style:text-properties fo:language="sv" fo:country="SE"/>
    </style:style>
    <style:style style:name="P1545" style:parent-style-name="Normal" style:family="paragraph">
      <style:text-properties fo:language="sv" fo:country="SE"/>
    </style:style>
    <style:style style:name="P1546" style:parent-style-name="Normal" style:family="paragraph">
      <style:text-properties fo:font-weight="bold" style:font-weight-asian="bold" style:font-weight-complex="bold" fo:language="sv" fo:country="SE"/>
    </style:style>
    <style:style style:name="P1547" style:parent-style-name="Normal" style:family="paragraph">
      <style:text-properties fo:language="sv" fo:country="SE"/>
    </style:style>
    <style:style style:name="P1548" style:parent-style-name="Normal" style:family="paragraph">
      <style:text-properties fo:language="sv" fo:country="SE"/>
    </style:style>
    <style:style style:name="T1549" style:parent-style-name="Hyperlink" style:family="text">
      <style:text-properties fo:language="sv" fo:country="SE"/>
    </style:style>
    <style:style style:name="T1550" style:parent-style-name="Hyperlink" style:family="text">
      <style:text-properties fo:language="sv" fo:country="SE"/>
    </style:style>
    <style:style style:name="P1551" style:parent-style-name="Normal" style:family="paragraph">
      <style:text-properties fo:language="sv" fo:country="SE"/>
    </style:style>
    <style:style style:name="P1552" style:parent-style-name="Normal" style:family="paragraph">
      <style:text-properties fo:language="sv" fo:country="SE"/>
    </style:style>
    <style:style style:name="T1553" style:parent-style-name="Hyperlink" style:family="text">
      <style:text-properties fo:language="sv" fo:country="SE"/>
    </style:style>
    <style:style style:name="P1554" style:parent-style-name="Normal" style:family="paragraph">
      <style:text-properties fo:language="sv" fo:country="SE"/>
    </style:style>
    <style:style style:name="P1555" style:parent-style-name="Normal" style:family="paragraph">
      <style:text-properties fo:font-weight="bold" style:font-weight-asian="bold" style:font-weight-complex="bold" fo:language="sv" fo:country="SE"/>
    </style:style>
    <style:style style:name="P1556" style:parent-style-name="Normal" style:family="paragraph">
      <style:text-properties fo:language="sv" fo:country="SE"/>
    </style:style>
    <style:style style:name="P1557" style:parent-style-name="Normal" style:family="paragraph">
      <style:text-properties fo:language="sv" fo:country="SE"/>
    </style:style>
    <style:style style:name="T1558" style:parent-style-name="Hyperlink" style:family="text">
      <style:text-properties fo:language="sv" fo:country="SE"/>
    </style:style>
    <style:style style:name="P1559" style:parent-style-name="Normal" style:family="paragraph">
      <style:text-properties fo:language="sv" fo:country="SE"/>
    </style:style>
    <style:style style:name="P1560" style:parent-style-name="Normal" style:family="paragraph">
      <style:text-properties fo:language="sv" fo:country="SE"/>
    </style:style>
    <style:style style:name="T1561" style:parent-style-name="Hyperlink" style:family="text">
      <style:text-properties fo:font-weight="bold" style:font-weight-asian="bold" style:font-weight-complex="bold" fo:language="sv" fo:country="SE"/>
    </style:style>
    <style:style style:name="P1562" style:parent-style-name="Normal" style:family="paragraph">
      <style:text-properties fo:language="sv" fo:country="SE"/>
    </style:style>
    <style:style style:name="P1563" style:parent-style-name="Normal" style:family="paragraph">
      <style:text-properties fo:language="sv" fo:country="SE"/>
    </style:style>
    <style:style style:name="P1564" style:parent-style-name="Normal" style:family="paragraph">
      <style:text-properties fo:font-weight="bold" style:font-weight-asian="bold" style:font-weight-complex="bold" fo:language="sv" fo:country="SE"/>
    </style:style>
    <style:style style:name="P1565" style:parent-style-name="Normal" style:family="paragraph">
      <style:text-properties fo:language="sv" fo:country="SE"/>
    </style:style>
    <style:style style:name="P1566" style:parent-style-name="Normal" style:list-style-name="LFO50" style:family="paragraph">
      <style:text-properties fo:language="sv" fo:country="SE"/>
    </style:style>
    <style:style style:name="P1567" style:parent-style-name="Normal" style:list-style-name="LFO50" style:family="paragraph">
      <style:text-properties fo:language="sv" fo:country="SE"/>
    </style:style>
    <style:style style:name="P1568" style:parent-style-name="Normal" style:list-style-name="LFO50" style:family="paragraph">
      <style:text-properties fo:language="sv" fo:country="SE"/>
    </style:style>
    <style:style style:name="P1569" style:parent-style-name="Normal" style:list-style-name="LFO50" style:family="paragraph">
      <style:text-properties fo:language="sv" fo:country="SE"/>
    </style:style>
    <style:style style:name="P1570" style:parent-style-name="Normal" style:family="paragraph">
      <style:text-properties fo:language="sv" fo:country="SE"/>
    </style:style>
    <style:style style:name="P1571" style:parent-style-name="Normal" style:family="paragraph">
      <style:text-properties fo:language="sv" fo:country="SE"/>
    </style:style>
    <style:style style:name="T1572" style:parent-style-name="Hyperlink" style:family="text">
      <style:text-properties fo:language="sv" fo:country="SE"/>
    </style:style>
    <style:style style:name="P1573" style:parent-style-name="Normal" style:family="paragraph">
      <style:text-properties fo:font-weight="bold" style:font-weight-asian="bold" style:font-weight-complex="bold" fo:language="sv" fo:country="SE"/>
    </style:style>
    <style:style style:name="P1574" style:parent-style-name="Normal" style:family="paragraph">
      <style:text-properties fo:language="sv" fo:country="SE"/>
    </style:style>
    <style:style style:name="P1575" style:parent-style-name="Normal" style:family="paragraph">
      <style:text-properties fo:language="sv" fo:country="SE"/>
    </style:style>
    <style:style style:name="T1576" style:parent-style-name="Hyperlink" style:family="text">
      <style:text-properties fo:language="sv" fo:country="SE"/>
    </style:style>
    <style:style style:name="P1577" style:parent-style-name="Normal" style:family="paragraph">
      <style:text-properties fo:font-weight="bold" style:font-weight-asian="bold" style:font-weight-complex="bold" fo:language="sv" fo:country="SE"/>
    </style:style>
    <style:style style:name="P1578" style:parent-style-name="Normal" style:family="paragraph">
      <style:text-properties fo:language="sv" fo:country="SE"/>
    </style:style>
    <style:style style:name="P1579" style:parent-style-name="Normal" style:family="paragraph">
      <style:text-properties fo:font-weight="bold" style:font-weight-asian="bold" style:font-weight-complex="bold" fo:language="sv" fo:country="SE"/>
    </style:style>
    <style:style style:name="P1580" style:parent-style-name="Normal" style:family="paragraph">
      <style:text-properties fo:language="sv" fo:country="SE"/>
    </style:style>
    <style:style style:name="T1581" style:parent-style-name="DefaultParagraphFont" style:family="text">
      <style:text-properties fo:language="sv" fo:country="SE"/>
    </style:style>
    <style:style style:name="T1582" style:parent-style-name="Hyperlink" style:family="text">
      <style:text-properties fo:language="sv" fo:country="SE"/>
    </style:style>
    <style:style style:name="T1583" style:parent-style-name="Hyperlink" style:family="text">
      <style:text-properties fo:language="sv" fo:country="SE"/>
    </style:style>
    <style:style style:name="T1584" style:parent-style-name="DefaultParagraphFont" style:family="text">
      <style:text-properties fo:language="sv" fo:country="SE"/>
    </style:style>
    <style:style style:name="P1585" style:parent-style-name="Normal" style:family="paragraph">
      <style:text-properties fo:language="sv" fo:country="SE"/>
    </style:style>
    <style:style style:name="P1586" style:parent-style-name="Normal" style:list-style-name="LFO51" style:family="paragraph">
      <style:text-properties fo:language="sv" fo:country="SE"/>
    </style:style>
    <style:style style:name="P1587" style:parent-style-name="Normal" style:list-style-name="LFO51" style:family="paragraph"/>
    <style:style style:name="P1588" style:parent-style-name="Normal" style:list-style-name="LFO51" style:family="paragraph">
      <style:text-properties fo:language="sv" fo:country="SE"/>
    </style:style>
    <style:style style:name="P1589" style:parent-style-name="Normal" style:list-style-name="LFO51" style:family="paragraph">
      <style:text-properties fo:language="sv" fo:country="SE"/>
    </style:style>
    <style:style style:name="T1590" style:parent-style-name="Hyperlink" style:family="text">
      <style:text-properties fo:language="sv" fo:country="SE"/>
    </style:style>
    <style:style style:name="P1591" style:parent-style-name="Normal" style:family="paragraph">
      <style:text-properties fo:font-weight="bold" style:font-weight-asian="bold" style:font-weight-complex="bold" fo:language="sv" fo:country="SE"/>
    </style:style>
    <style:style style:name="P1592" style:parent-style-name="Normal" style:family="paragraph">
      <style:text-properties fo:language="sv" fo:country="SE"/>
    </style:style>
    <style:style style:name="T1593" style:parent-style-name="DefaultParagraphFont" style:family="text">
      <style:text-properties fo:language="sv" fo:country="SE"/>
    </style:style>
    <style:style style:name="T1594" style:parent-style-name="Hyperlink" style:family="text">
      <style:text-properties fo:language="sv" fo:country="SE"/>
    </style:style>
    <style:style style:name="T1595" style:parent-style-name="Hyperlink" style:family="text">
      <style:text-properties fo:language="sv" fo:country="SE"/>
    </style:style>
    <style:style style:name="T1596" style:parent-style-name="DefaultParagraphFont" style:family="text">
      <style:text-properties fo:language="sv" fo:country="SE"/>
    </style:style>
    <style:style style:name="T1597" style:parent-style-name="Hyperlink" style:family="text">
      <style:text-properties fo:language="sv" fo:country="SE"/>
    </style:style>
    <style:style style:name="P1598" style:parent-style-name="Normal" style:family="paragraph">
      <style:text-properties fo:language="sv" fo:country="SE"/>
    </style:style>
    <style:style style:name="P1599" style:parent-style-name="Normal" style:family="paragraph">
      <style:text-properties fo:language="sv" fo:country="SE"/>
    </style:style>
    <style:style style:name="P1600" style:parent-style-name="Normal" style:family="paragraph">
      <style:text-properties fo:font-weight="bold" style:font-weight-asian="bold" style:font-weight-complex="bold" fo:language="sv" fo:country="SE"/>
    </style:style>
    <style:style style:name="P1601" style:parent-style-name="Normal" style:family="paragraph">
      <style:text-properties fo:language="sv" fo:country="SE"/>
    </style:style>
    <style:style style:name="P1602" style:parent-style-name="Normal" style:family="paragraph">
      <style:text-properties fo:language="sv" fo:country="SE"/>
    </style:style>
    <style:style style:name="P1603" style:parent-style-name="Normal" style:family="paragraph">
      <style:text-properties fo:font-weight="bold" style:font-weight-asian="bold" style:font-weight-complex="bold" fo:language="sv" fo:country="SE"/>
    </style:style>
    <style:style style:name="P1604" style:parent-style-name="Normal" style:family="paragraph">
      <style:text-properties fo:language="sv" fo:country="SE"/>
    </style:style>
    <style:style style:name="P1605" style:parent-style-name="Normal" style:list-style-name="LFO52" style:family="paragraph">
      <style:text-properties fo:language="sv" fo:country="SE"/>
    </style:style>
    <style:style style:name="P1606" style:parent-style-name="Normal" style:list-style-name="LFO52" style:family="paragraph"/>
    <style:style style:name="T1607" style:parent-style-name="DefaultParagraphFont" style:family="text">
      <style:text-properties fo:language="sv" fo:country="SE"/>
    </style:style>
    <style:style style:name="P1608" style:parent-style-name="Normal" style:family="paragraph">
      <style:text-properties fo:language="sv" fo:country="SE"/>
    </style:style>
    <style:style style:name="P1609" style:parent-style-name="Normal" style:family="paragraph">
      <style:text-properties fo:font-weight="bold" style:font-weight-asian="bold" style:font-weight-complex="bold" fo:language="sv" fo:country="SE"/>
    </style:style>
    <style:style style:name="P1610" style:parent-style-name="Normal" style:family="paragraph">
      <style:text-properties fo:language="sv" fo:country="SE"/>
    </style:style>
    <style:style style:name="P1611" style:parent-style-name="Normal" style:list-style-name="LFO53" style:family="paragraph"/>
    <style:style style:name="T1612" style:parent-style-name="DefaultParagraphFont" style:family="text">
      <style:text-properties fo:language="sv" fo:country="SE"/>
    </style:style>
    <style:style style:name="P1613" style:parent-style-name="Normal" style:list-style-name="LFO53" style:family="paragraph">
      <style:text-properties fo:language="sv" fo:country="SE"/>
    </style:style>
    <style:style style:name="P1614" style:parent-style-name="Normal" style:list-style-name="LFO53" style:family="paragraph">
      <style:text-properties fo:language="sv" fo:country="SE"/>
    </style:style>
    <style:style style:name="P1615" style:parent-style-name="Normal" style:family="paragraph">
      <style:text-properties fo:language="sv" fo:country="SE"/>
    </style:style>
    <style:style style:name="P1616" style:parent-style-name="Normal" style:family="paragraph">
      <style:text-properties fo:font-weight="bold" style:font-weight-asian="bold" style:font-weight-complex="bold"/>
    </style:style>
    <style:style style:name="P1617" style:parent-style-name="Normal" style:family="paragraph">
      <style:text-properties fo:language="sv" fo:country="SE"/>
    </style:style>
    <style:style style:name="P1618" style:parent-style-name="Normal" style:family="paragraph">
      <style:text-properties fo:language="sv" fo:country="SE"/>
    </style:style>
    <style:style style:name="P1619" style:parent-style-name="Normal" style:list-style-name="LFO54" style:family="paragraph"/>
    <style:style style:name="P1620" style:parent-style-name="Normal" style:list-style-name="LFO54" style:family="paragraph">
      <style:text-properties fo:language="sv" fo:country="SE"/>
    </style:style>
    <style:style style:name="P1621" style:parent-style-name="Normal" style:family="paragraph">
      <style:text-properties fo:language="sv" fo:country="SE"/>
    </style:style>
    <style:style style:name="P1622" style:parent-style-name="Normal" style:family="paragraph">
      <style:text-properties fo:language="sv" fo:country="SE"/>
    </style:style>
    <style:style style:name="P1623" style:parent-style-name="Normal" style:family="paragraph">
      <style:text-properties fo:language="sv" fo:country="SE"/>
    </style:style>
    <style:style style:name="P1624" style:parent-style-name="Normal" style:family="paragraph">
      <style:text-properties fo:font-weight="bold" style:font-weight-asian="bold" style:font-weight-complex="bold" fo:language="sv" fo:country="SE"/>
    </style:style>
    <style:style style:name="P1625" style:parent-style-name="Normal" style:family="paragraph">
      <style:text-properties fo:language="sv" fo:country="SE"/>
    </style:style>
    <style:style style:name="P1626" style:parent-style-name="Normal" style:family="paragraph">
      <style:text-properties fo:language="sv" fo:country="SE"/>
    </style:style>
    <style:style style:name="P1627" style:parent-style-name="Normal" style:family="paragraph">
      <style:text-properties fo:font-weight="bold" style:font-weight-asian="bold" style:font-weight-complex="bold" fo:language="sv" fo:country="SE"/>
    </style:style>
    <style:style style:name="P1628" style:parent-style-name="Normal" style:family="paragraph">
      <style:text-properties fo:language="sv" fo:country="SE"/>
    </style:style>
    <style:style style:name="P1629" style:parent-style-name="Normal" style:family="paragraph">
      <style:text-properties fo:language="sv" fo:country="SE"/>
    </style:style>
    <style:style style:name="P1630" style:parent-style-name="Normal" style:family="paragraph">
      <style:text-properties fo:language="sv" fo:country="SE"/>
    </style:style>
    <style:style style:name="P1631" style:parent-style-name="Normal" style:family="paragraph">
      <style:text-properties fo:font-weight="bold" style:font-weight-asian="bold" style:font-weight-complex="bold" fo:language="sv" fo:country="SE"/>
    </style:style>
    <style:style style:name="P1632" style:parent-style-name="Normal" style:family="paragraph">
      <style:text-properties fo:language="sv" fo:country="SE"/>
    </style:style>
    <style:style style:name="P1633" style:parent-style-name="Normal" style:family="paragraph">
      <style:text-properties fo:font-weight="bold" style:font-weight-asian="bold" style:font-weight-complex="bold" fo:language="sv" fo:country="SE"/>
    </style:style>
    <style:style style:name="P1634" style:parent-style-name="Normal" style:family="paragraph">
      <style:text-properties fo:language="sv" fo:country="SE"/>
    </style:style>
    <style:style style:name="P1635" style:parent-style-name="Normal" style:family="paragraph">
      <style:text-properties fo:language="sv" fo:country="SE"/>
    </style:style>
    <style:style style:name="P1636" style:parent-style-name="Normal" style:family="paragraph">
      <style:text-properties fo:font-weight="bold" style:font-weight-asian="bold" style:font-weight-complex="bold" fo:language="sv" fo:country="SE"/>
    </style:style>
    <style:style style:name="P1637" style:parent-style-name="Normal" style:family="paragraph">
      <style:text-properties fo:language="sv" fo:country="SE"/>
    </style:style>
    <style:style style:name="P1638" style:parent-style-name="Normal" style:family="paragraph">
      <style:text-properties fo:language="sv" fo:country="SE"/>
    </style:style>
    <style:style style:name="P1639" style:parent-style-name="Normal" style:family="paragraph">
      <style:text-properties fo:font-weight="bold" style:font-weight-asian="bold" style:font-weight-complex="bold" fo:language="sv" fo:country="SE"/>
    </style:style>
    <style:style style:name="P1640" style:parent-style-name="Normal" style:family="paragraph">
      <style:text-properties fo:language="sv" fo:country="SE"/>
    </style:style>
    <style:style style:name="P1641" style:parent-style-name="Normal" style:family="paragraph">
      <style:text-properties fo:language="sv" fo:country="SE"/>
    </style:style>
    <style:style style:name="P1642" style:parent-style-name="Normal" style:family="paragraph">
      <style:text-properties fo:language="sv" fo:country="SE"/>
    </style:style>
    <style:style style:name="P1643" style:parent-style-name="Normal" style:family="paragraph">
      <style:text-properties fo:font-weight="bold" style:font-weight-asian="bold" style:font-weight-complex="bold" fo:language="sv" fo:country="SE"/>
    </style:style>
    <style:style style:name="P1644" style:parent-style-name="Normal" style:family="paragraph">
      <style:text-properties fo:language="sv" fo:country="SE"/>
    </style:style>
    <style:style style:name="T1645" style:parent-style-name="Hyperlink" style:family="text">
      <style:text-properties fo:language="sv" fo:country="SE"/>
    </style:style>
    <style:style style:name="P1646" style:parent-style-name="Normal" style:family="paragraph">
      <style:text-properties fo:language="sv" fo:country="SE"/>
    </style:style>
    <style:style style:name="P1647" style:parent-style-name="Normal" style:family="paragraph">
      <style:text-properties fo:language="sv" fo:country="SE"/>
    </style:style>
    <style:style style:name="P1648" style:parent-style-name="Normal" style:family="paragraph">
      <style:text-properties fo:font-weight="bold" style:font-weight-asian="bold" style:font-weight-complex="bold" fo:language="sv" fo:country="SE"/>
    </style:style>
    <style:style style:name="P1649" style:parent-style-name="Normal" style:family="paragraph">
      <style:text-properties fo:language="sv" fo:country="SE"/>
    </style:style>
    <style:style style:name="T1650" style:parent-style-name="Hyperlink" style:family="text">
      <style:text-properties fo:language="sv" fo:country="SE"/>
    </style:style>
    <style:style style:name="T1651" style:parent-style-name="Hyperlink" style:family="text">
      <style:text-properties fo:language="sv" fo:country="SE"/>
    </style:style>
    <style:style style:name="P1652" style:parent-style-name="Normal" style:family="paragraph">
      <style:text-properties fo:font-weight="bold" style:font-weight-asian="bold" style:font-weight-complex="bold" fo:language="sv" fo:country="SE"/>
    </style:style>
    <style:style style:name="P1653" style:parent-style-name="Normal" style:family="paragraph">
      <style:text-properties fo:language="sv" fo:country="SE"/>
    </style:style>
    <style:style style:name="P1654" style:parent-style-name="Normal" style:family="paragraph">
      <style:text-properties fo:language="sv" fo:country="SE"/>
    </style:style>
    <style:style style:name="T1655" style:parent-style-name="Hyperlink" style:family="text">
      <style:text-properties fo:language="sv" fo:country="SE"/>
    </style:style>
    <style:style style:name="P1656" style:parent-style-name="Normal" style:family="paragraph">
      <style:text-properties fo:font-weight="bold" style:font-weight-asian="bold" style:font-weight-complex="bold" fo:language="sv" fo:country="SE"/>
    </style:style>
    <style:style style:name="P1657" style:parent-style-name="Normal" style:list-style-name="LFO55" style:family="paragraph">
      <style:text-properties fo:language="sv" fo:country="SE"/>
    </style:style>
    <style:style style:name="P1658" style:parent-style-name="Normal" style:list-style-name="LFO55" style:family="paragraph">
      <style:text-properties fo:language="sv" fo:country="SE"/>
    </style:style>
    <style:style style:name="P1659" style:parent-style-name="Normal" style:list-style-name="LFO55" style:family="paragraph">
      <style:text-properties fo:language="sv" fo:country="SE"/>
    </style:style>
    <style:style style:name="P1660" style:parent-style-name="Normal" style:list-style-name="LFO55" style:family="paragraph"/>
    <style:style style:name="T1661" style:parent-style-name="DefaultParagraphFont" style:family="text">
      <style:text-properties fo:language="sv" fo:country="SE"/>
    </style:style>
    <style:style style:name="P1662" style:parent-style-name="Normal" style:list-style-name="LFO55" style:family="paragraph">
      <style:text-properties fo:language="sv" fo:country="SE"/>
    </style:style>
    <style:style style:name="T1663" style:parent-style-name="Hyperlink" style:family="text">
      <style:text-properties fo:language="sv" fo:country="SE"/>
    </style:style>
    <style:style style:name="P1664" style:parent-style-name="Normal" style:family="paragraph">
      <style:text-properties fo:font-weight="bold" style:font-weight-asian="bold" style:font-weight-complex="bold" fo:language="sv" fo:country="SE"/>
    </style:style>
    <style:style style:name="P1665" style:parent-style-name="Normal" style:family="paragraph">
      <style:text-properties fo:language="sv" fo:country="SE"/>
    </style:style>
    <style:style style:name="T1666" style:parent-style-name="Hyperlink" style:family="text">
      <style:text-properties fo:language="sv" fo:country="SE"/>
    </style:style>
    <style:style style:name="P1667" style:parent-style-name="Normal" style:family="paragraph">
      <style:text-properties fo:font-weight="bold" style:font-weight-asian="bold" style:font-weight-complex="bold" fo:language="sv" fo:country="SE"/>
    </style:style>
    <style:style style:name="P1668" style:parent-style-name="Normal" style:family="paragraph">
      <style:text-properties fo:language="sv" fo:country="SE"/>
    </style:style>
    <style:style style:name="T1669" style:parent-style-name="Hyperlink" style:family="text">
      <style:text-properties fo:language="sv" fo:country="SE"/>
    </style:style>
    <style:style style:name="P1670" style:parent-style-name="Normal" style:family="paragraph">
      <style:text-properties fo:language="sv" fo:country="SE"/>
    </style:style>
    <style:style style:name="P1671" style:parent-style-name="Normal" style:list-style-name="LFO56" style:family="paragraph">
      <style:text-properties fo:language="sv" fo:country="SE"/>
    </style:style>
    <style:style style:name="P1672" style:parent-style-name="Normal" style:list-style-name="LFO56" style:family="paragraph">
      <style:text-properties fo:language="sv" fo:country="SE"/>
    </style:style>
    <style:style style:name="P1673" style:parent-style-name="Normal" style:list-style-name="LFO56" style:family="paragraph">
      <style:text-properties fo:language="sv" fo:country="SE"/>
    </style:style>
    <style:style style:name="P1674" style:parent-style-name="Normal" style:list-style-name="LFO56" style:family="paragraph">
      <style:text-properties fo:language="sv" fo:country="SE"/>
    </style:style>
    <style:style style:name="P1675" style:parent-style-name="Normal" style:family="paragraph">
      <style:text-properties fo:font-weight="bold" style:font-weight-asian="bold" style:font-weight-complex="bold" fo:language="sv" fo:country="SE"/>
    </style:style>
    <style:style style:name="P1676" style:parent-style-name="Normal" style:family="paragraph">
      <style:text-properties fo:language="sv" fo:country="SE"/>
    </style:style>
    <style:style style:name="P1677" style:parent-style-name="Normal" style:family="paragraph">
      <style:text-properties fo:language="sv" fo:country="SE"/>
    </style:style>
    <style:style style:name="P1678" style:parent-style-name="Normal" style:family="paragraph">
      <style:text-properties fo:language="sv" fo:country="SE"/>
    </style:style>
    <style:style style:name="P1679" style:parent-style-name="Normal" style:list-style-name="LFO57" style:family="paragraph"/>
    <style:style style:name="T1680" style:parent-style-name="DefaultParagraphFont" style:family="text">
      <style:text-properties fo:font-weight="bold" style:font-weight-asian="bold" style:font-weight-complex="bold" fo:language="sv" fo:country="SE"/>
    </style:style>
    <style:style style:name="T1681" style:parent-style-name="DefaultParagraphFont" style:family="text">
      <style:text-properties fo:font-weight="bold" style:font-weight-asian="bold" style:font-weight-complex="bold" fo:language="sv" fo:country="SE"/>
    </style:style>
    <style:style style:name="T1682" style:parent-style-name="DefaultParagraphFont" style:family="text">
      <style:text-properties fo:font-weight="bold" style:font-weight-asian="bold" style:font-weight-complex="bold"/>
    </style:style>
    <style:style style:name="P1683" style:parent-style-name="Normal" style:family="paragraph">
      <style:text-properties fo:language="sv" fo:country="SE"/>
    </style:style>
    <style:style style:name="P1684" style:parent-style-name="Normal" style:family="paragraph">
      <style:text-properties fo:language="sv" fo:country="SE"/>
    </style:style>
    <style:style style:name="P1685" style:parent-style-name="Normal" style:family="paragraph">
      <style:text-properties fo:language="sv" fo:country="SE"/>
    </style:style>
    <style:style style:name="P1686" style:parent-style-name="Normal" style:family="paragraph">
      <style:text-properties fo:language="sv" fo:country="SE"/>
    </style:style>
    <style:style style:name="P1687" style:parent-style-name="Normal" style:list-style-name="LFO57" style:family="paragraph">
      <style:text-properties fo:font-weight="bold" style:font-weight-asian="bold" style:font-weight-complex="bold" fo:language="sv" fo:country="SE"/>
    </style:style>
    <style:style style:name="P1688" style:parent-style-name="Normal" style:family="paragraph">
      <style:text-properties fo:language="sv" fo:country="SE"/>
    </style:style>
    <style:style style:name="P1689" style:parent-style-name="Normal" style:list-style-name="LFO57" style:family="paragraph">
      <style:text-properties fo:font-weight="bold" style:font-weight-asian="bold" style:font-weight-complex="bold" fo:language="sv" fo:country="SE"/>
    </style:style>
    <style:style style:name="P1690" style:parent-style-name="Normal" style:family="paragraph">
      <style:text-properties fo:language="sv" fo:country="SE"/>
    </style:style>
    <style:style style:name="P1691" style:parent-style-name="Normal" style:list-style-name="LFO57" style:family="paragraph">
      <style:text-properties fo:font-weight="bold" style:font-weight-asian="bold" style:font-weight-complex="bold" fo:language="sv" fo:country="SE"/>
    </style:style>
    <style:style style:name="T1692" style:parent-style-name="DefaultParagraphFont" style:family="text">
      <style:text-properties fo:language="sv" fo:country="SE"/>
    </style:style>
    <style:style style:name="T1693" style:parent-style-name="DefaultParagraphFont" style:family="text">
      <style:text-properties fo:font-weight="bold" style:font-weight-asian="bold" style:font-weight-complex="bold" fo:language="sv" fo:country="SE"/>
    </style:style>
    <style:style style:name="P1694" style:parent-style-name="Normal" style:list-style-name="LFO57" style:family="paragraph">
      <style:text-properties fo:font-weight="bold" style:font-weight-asian="bold" style:font-weight-complex="bold" fo:language="sv" fo:country="SE"/>
    </style:style>
    <style:style style:name="P1695" style:parent-style-name="Normal" style:family="paragraph">
      <style:text-properties fo:language="sv" fo:country="SE"/>
    </style:style>
    <style:style style:name="P1696" style:parent-style-name="Normal" style:list-style-name="LFO57" style:family="paragraph">
      <style:text-properties fo:font-weight="bold" style:font-weight-asian="bold" style:font-weight-complex="bold" fo:language="sv" fo:country="SE"/>
    </style:style>
    <style:style style:name="P1697" style:parent-style-name="Normal" style:family="paragraph">
      <style:text-properties fo:language="sv" fo:country="SE"/>
    </style:style>
    <style:style style:name="P1698" style:parent-style-name="Normal" style:list-style-name="LFO57" style:family="paragraph">
      <style:text-properties fo:font-weight="bold" style:font-weight-asian="bold" style:font-weight-complex="bold" fo:language="sv" fo:country="SE"/>
    </style:style>
    <style:style style:name="P1699" style:parent-style-name="Normal" style:family="paragraph">
      <style:text-properties fo:language="sv" fo:country="SE"/>
    </style:style>
    <style:style style:name="P1700" style:parent-style-name="Normal" style:list-style-name="LFO57" style:family="paragraph">
      <style:text-properties fo:font-weight="bold" style:font-weight-asian="bold" style:font-weight-complex="bold" fo:language="sv" fo:country="SE"/>
    </style:style>
    <style:style style:name="P1701" style:parent-style-name="Normal" style:family="paragraph">
      <style:text-properties fo:language="sv" fo:country="SE"/>
    </style:style>
    <style:style style:name="P1702" style:parent-style-name="Normal" style:list-style-name="LFO57" style:family="paragraph">
      <style:text-properties fo:font-weight="bold" style:font-weight-asian="bold" style:font-weight-complex="bold" fo:language="sv" fo:country="SE"/>
    </style:style>
    <style:style style:name="P1703" style:parent-style-name="Normal" style:list-style-name="LFO57" style:family="paragraph"/>
    <style:style style:name="T1704" style:parent-style-name="DefaultParagraphFont" style:family="text">
      <style:text-properties fo:language="sv" fo:country="SE"/>
    </style:style>
    <style:style style:name="T1705" style:parent-style-name="DefaultParagraphFont" style:family="text">
      <style:text-properties fo:language="sv" fo:country="SE"/>
    </style:style>
    <style:style style:name="T1706" style:parent-style-name="Hyperlink" style:family="text">
      <style:text-properties fo:language="sv" fo:country="SE"/>
    </style:style>
    <style:style style:name="P1707" style:parent-style-name="Normal" style:list-style-name="LFO57" style:family="paragraph">
      <style:text-properties fo:language="sv" fo:country="SE"/>
    </style:style>
    <style:style style:name="P1708" style:parent-style-name="Normal" style:list-style-name="LFO57" style:family="paragraph">
      <style:text-properties fo:language="sv" fo:country="SE"/>
    </style:style>
    <style:style style:name="P1709" style:parent-style-name="Normal" style:family="paragraph">
      <style:text-properties fo:language="sv" fo:country="SE"/>
    </style:style>
    <style:style style:name="P1710" style:parent-style-name="Normal" style:list-style-name="LFO57" style:family="paragraph">
      <style:text-properties fo:font-weight="bold" style:font-weight-asian="bold" style:font-weight-complex="bold" fo:language="sv" fo:country="SE"/>
    </style:style>
    <style:style style:name="P1711" style:parent-style-name="Normal" style:family="paragraph">
      <style:text-properties fo:language="sv" fo:country="SE"/>
    </style:style>
    <style:style style:name="P1712" style:parent-style-name="Normal" style:list-style-name="LFO57" style:family="paragraph">
      <style:text-properties fo:font-weight="bold" style:font-weight-asian="bold" style:font-weight-complex="bold" fo:language="sv" fo:country="SE"/>
    </style:style>
    <style:style style:name="P1713" style:parent-style-name="Normal" style:family="paragraph">
      <style:text-properties fo:language="sv" fo:country="SE"/>
    </style:style>
    <style:style style:name="T1714" style:parent-style-name="Hyperlink" style:family="text">
      <style:text-properties fo:language="sv" fo:country="SE"/>
    </style:style>
    <style:style style:name="P1715" style:parent-style-name="Normal" style:list-style-name="LFO57" style:family="paragraph">
      <style:text-properties fo:font-weight="bold" style:font-weight-asian="bold" style:font-weight-complex="bold" fo:language="sv" fo:country="SE"/>
    </style:style>
    <style:style style:name="T1716" style:parent-style-name="DefaultParagraphFont" style:family="text">
      <style:text-properties fo:language="sv" fo:country="SE"/>
    </style:style>
    <style:style style:name="T1717" style:parent-style-name="Hyperlink" style:family="text">
      <style:text-properties fo:language="sv" fo:country="SE"/>
    </style:style>
    <style:style style:name="T1718" style:parent-style-name="DefaultParagraphFont" style:family="text">
      <style:text-properties fo:language="sv" fo:country="SE"/>
    </style:style>
    <style:style style:name="P1719" style:parent-style-name="Normal" style:list-style-name="LFO57" style:family="paragraph"/>
    <style:style style:name="T1720" style:parent-style-name="DefaultParagraphFont" style:family="text">
      <style:text-properties fo:font-weight="bold" style:font-weight-asian="bold" style:font-weight-complex="bold" fo:language="sv" fo:country="SE"/>
    </style:style>
    <style:style style:name="P1721" style:parent-style-name="Normal" style:family="paragraph">
      <style:text-properties fo:language="sv" fo:country="SE"/>
    </style:style>
    <style:style style:name="T1722" style:parent-style-name="Hyperlink" style:family="text">
      <style:text-properties fo:language="sv" fo:country="SE"/>
    </style:style>
    <style:style style:name="P1723" style:parent-style-name="Normal" style:family="paragraph">
      <style:text-properties fo:language="sv" fo:country="SE"/>
    </style:style>
    <style:style style:name="P1724" style:parent-style-name="Normal" style:list-style-name="LFO57" style:family="paragraph"/>
    <style:style style:name="T1725" style:parent-style-name="DefaultParagraphFont" style:family="text">
      <style:text-properties fo:font-weight="bold" style:font-weight-asian="bold" style:font-weight-complex="bold" fo:language="sv" fo:country="SE"/>
    </style:style>
    <style:style style:name="T1726" style:parent-style-name="DefaultParagraphFont" style:family="text">
      <style:text-properties fo:font-weight="bold" style:font-weight-asian="bold" style:font-weight-complex="bold"/>
    </style:style>
    <style:style style:name="P1727" style:parent-style-name="Normal" style:family="paragraph">
      <style:text-properties fo:language="sv" fo:country="SE"/>
    </style:style>
    <style:style style:name="P1728" style:parent-style-name="Normal" style:list-style-name="LFO57" style:family="paragraph"/>
    <style:style style:name="T1729" style:parent-style-name="DefaultParagraphFont" style:family="text">
      <style:text-properties fo:font-weight="bold" style:font-weight-asian="bold" style:font-weight-complex="bold" fo:language="sv" fo:country="SE"/>
    </style:style>
    <style:style style:name="T1730" style:parent-style-name="DefaultParagraphFont" style:family="text">
      <style:text-properties fo:font-weight="bold" style:font-weight-asian="bold" style:font-weight-complex="bold"/>
    </style:style>
    <style:style style:name="P1731" style:parent-style-name="Normal" style:family="paragraph">
      <style:text-properties fo:language="sv" fo:country="SE"/>
    </style:style>
    <style:style style:name="P1732" style:parent-style-name="Normal" style:list-style-name="LFO57" style:family="paragraph">
      <style:text-properties fo:font-weight="bold" style:font-weight-asian="bold" style:font-weight-complex="bold" fo:language="sv" fo:country="SE"/>
    </style:style>
    <style:style style:name="P1733" style:parent-style-name="Normal" style:family="paragraph">
      <style:text-properties fo:language="sv" fo:country="SE"/>
    </style:style>
    <style:style style:name="P1734" style:parent-style-name="Normal" style:family="paragraph">
      <style:text-properties fo:language="sv" fo:country="SE"/>
    </style:style>
    <style:style style:name="P1735" style:parent-style-name="Normal" style:family="paragraph">
      <style:text-properties fo:language="sv" fo:country="SE"/>
    </style:style>
    <style:style style:name="T1736" style:parent-style-name="Hyperlink" style:family="text">
      <style:text-properties fo:font-weight="bold" style:font-weight-asian="bold" style:font-weight-complex="bold" fo:language="sv" fo:country="SE"/>
    </style:style>
    <style:style style:name="T1737" style:parent-style-name="Hyperlink" style:family="text">
      <style:text-properties fo:font-weight="bold" style:font-weight-asian="bold" style:font-weight-complex="bold" fo:language="sv" fo:country="SE"/>
    </style:style>
    <style:style style:name="P1738" style:parent-style-name="Normal" style:family="paragraph">
      <style:text-properties fo:language="sv" fo:country="SE"/>
    </style:style>
    <style:style style:name="T1739" style:parent-style-name="Hyperlink" style:family="text">
      <style:text-properties fo:font-weight="bold" style:font-weight-asian="bold" style:font-weight-complex="bold" fo:language="sv" fo:country="SE"/>
    </style:style>
    <style:style style:name="P1740" style:parent-style-name="Normal" style:family="paragraph">
      <style:text-properties fo:language="sv" fo:country="SE"/>
    </style:style>
    <style:style style:name="P1741" style:parent-style-name="Normal" style:family="paragraph">
      <style:text-properties fo:language="sv" fo:country="SE"/>
    </style:style>
    <style:style style:name="P1742" style:parent-style-name="Normal" style:family="paragraph">
      <style:text-properties fo:font-weight="bold" style:font-weight-asian="bold" style:font-weight-complex="bold" fo:language="sv" fo:country="SE"/>
    </style:style>
    <style:style style:name="P1743" style:parent-style-name="Normal" style:family="paragraph">
      <style:text-properties fo:language="sv" fo:country="SE"/>
    </style:style>
    <style:style style:name="P1744" style:parent-style-name="Normal" style:list-style-name="LFO58" style:family="paragraph"/>
    <style:style style:name="P1745" style:parent-style-name="Normal" style:list-style-name="LFO58" style:family="paragraph"/>
    <style:style style:name="P1746" style:parent-style-name="Normal" style:list-style-name="LFO58" style:family="paragraph"/>
    <style:style style:name="P1747" style:parent-style-name="Normal" style:list-style-name="LFO58" style:family="paragraph"/>
    <style:style style:name="P1748" style:parent-style-name="Normal" style:list-style-name="LFO58" style:family="paragraph"/>
    <style:style style:name="P1749" style:parent-style-name="Normal" style:list-style-name="LFO58" style:family="paragraph">
      <style:text-properties fo:language="sv" fo:country="SE"/>
    </style:style>
    <style:style style:name="P1750" style:parent-style-name="Normal" style:list-style-name="LFO58" style:family="paragraph">
      <style:text-properties fo:language="sv" fo:country="SE"/>
    </style:style>
    <style:style style:name="P1751" style:parent-style-name="Normal" style:family="paragraph">
      <style:text-properties fo:language="sv" fo:country="SE"/>
    </style:style>
    <style:style style:name="P1752" style:parent-style-name="Normal" style:family="paragraph">
      <style:text-properties fo:font-weight="bold" style:font-weight-asian="bold" style:font-weight-complex="bold" fo:language="sv" fo:country="SE"/>
    </style:style>
    <style:style style:name="P1753" style:parent-style-name="Normal" style:family="paragraph">
      <style:text-properties fo:language="sv" fo:country="SE"/>
    </style:style>
    <style:style style:name="P1754" style:parent-style-name="Normal" style:family="paragraph">
      <style:text-properties fo:font-weight="bold" style:font-weight-asian="bold" style:font-weight-complex="bold" fo:language="sv" fo:country="SE"/>
    </style:style>
    <style:style style:name="P1755" style:parent-style-name="Normal" style:family="paragraph">
      <style:text-properties fo:language="sv" fo:country="SE"/>
    </style:style>
    <style:style style:name="P1756" style:parent-style-name="Normal" style:family="paragraph">
      <style:text-properties fo:font-weight="bold" style:font-weight-asian="bold" style:font-weight-complex="bold" fo:language="sv" fo:country="SE"/>
    </style:style>
    <style:style style:name="P1757" style:parent-style-name="Normal" style:family="paragraph">
      <style:text-properties fo:language="sv" fo:country="SE"/>
    </style:style>
    <style:style style:name="P1758" style:parent-style-name="Normal" style:family="paragraph">
      <style:text-properties fo:font-weight="bold" style:font-weight-asian="bold" style:font-weight-complex="bold" fo:language="sv" fo:country="SE"/>
    </style:style>
    <style:style style:name="P1759" style:parent-style-name="Normal" style:family="paragraph">
      <style:text-properties fo:language="sv" fo:country="SE"/>
    </style:style>
    <style:style style:name="P1760" style:parent-style-name="Normal" style:family="paragraph">
      <style:text-properties fo:font-weight="bold" style:font-weight-asian="bold" style:font-weight-complex="bold" fo:language="sv" fo:country="SE"/>
    </style:style>
    <style:style style:name="P1761" style:parent-style-name="Normal" style:family="paragraph">
      <style:text-properties fo:language="sv" fo:country="SE"/>
    </style:style>
    <style:style style:name="P1762" style:parent-style-name="Normal" style:family="paragraph">
      <style:text-properties fo:font-weight="bold" style:font-weight-asian="bold" style:font-weight-complex="bold" fo:language="sv" fo:country="SE"/>
    </style:style>
    <style:style style:name="P1763" style:parent-style-name="Normal" style:family="paragraph">
      <style:text-properties fo:language="sv" fo:country="SE"/>
    </style:style>
    <style:style style:name="P1764" style:parent-style-name="Normal" style:family="paragraph">
      <style:text-properties fo:font-weight="bold" style:font-weight-asian="bold" style:font-weight-complex="bold" fo:language="sv" fo:country="SE"/>
    </style:style>
    <style:style style:name="P1765" style:parent-style-name="Normal" style:family="paragraph">
      <style:text-properties fo:language="sv" fo:country="SE"/>
    </style:style>
    <style:style style:name="P1766" style:parent-style-name="Normal" style:family="paragraph">
      <style:text-properties fo:font-weight="bold" style:font-weight-asian="bold" style:font-weight-complex="bold" fo:language="sv" fo:country="SE"/>
    </style:style>
    <style:style style:name="P1767" style:parent-style-name="Normal" style:family="paragraph">
      <style:text-properties fo:language="sv" fo:country="SE"/>
    </style:style>
    <style:style style:name="P1768" style:parent-style-name="Normal" style:family="paragraph">
      <style:text-properties fo:font-weight="bold" style:font-weight-asian="bold" style:font-weight-complex="bold" fo:language="sv" fo:country="SE"/>
    </style:style>
    <style:style style:name="P1769" style:parent-style-name="Normal" style:family="paragraph">
      <style:text-properties fo:language="sv" fo:country="SE"/>
    </style:style>
    <style:style style:name="P1770" style:parent-style-name="Normal" style:list-style-name="LFO59" style:family="paragraph">
      <style:text-properties fo:language="sv" fo:country="SE"/>
    </style:style>
    <style:style style:name="P1771" style:parent-style-name="Normal" style:list-style-name="LFO59" style:family="paragraph">
      <style:text-properties fo:language="sv" fo:country="SE"/>
    </style:style>
    <style:style style:name="P1772" style:parent-style-name="Normal" style:family="paragraph">
      <style:text-properties fo:font-weight="bold" style:font-weight-asian="bold" style:font-weight-complex="bold" fo:language="sv" fo:country="SE"/>
    </style:style>
    <style:style style:name="P1773" style:parent-style-name="Normal" style:family="paragraph">
      <style:text-properties fo:language="sv" fo:country="SE"/>
    </style:style>
    <style:style style:name="P1774" style:parent-style-name="Normal" style:family="paragraph">
      <style:text-properties fo:language="sv" fo:country="SE"/>
    </style:style>
    <style:style style:name="P1775" style:parent-style-name="Normal" style:family="paragraph">
      <style:text-properties fo:font-weight="bold" style:font-weight-asian="bold" style:font-weight-complex="bold" fo:language="sv" fo:country="SE"/>
    </style:style>
    <style:style style:name="P1776" style:parent-style-name="Normal" style:family="paragraph">
      <style:text-properties fo:language="sv" fo:country="SE"/>
    </style:style>
    <style:style style:name="P1777" style:parent-style-name="Normal" style:list-style-name="LFO60" style:family="paragraph">
      <style:text-properties fo:language="sv" fo:country="SE"/>
    </style:style>
    <style:style style:name="P1778" style:parent-style-name="Normal" style:list-style-name="LFO60" style:family="paragraph">
      <style:text-properties fo:language="sv" fo:country="SE"/>
    </style:style>
    <style:style style:name="P1779" style:parent-style-name="Normal" style:list-style-name="LFO60" style:family="paragraph">
      <style:text-properties fo:language="sv" fo:country="SE"/>
    </style:style>
    <style:style style:name="P1780" style:parent-style-name="Normal" style:family="paragraph">
      <style:text-properties fo:font-weight="bold" style:font-weight-asian="bold" style:font-weight-complex="bold" fo:language="sv" fo:country="SE"/>
    </style:style>
    <style:style style:name="P1781" style:parent-style-name="Normal" style:family="paragraph">
      <style:text-properties fo:language="sv" fo:country="SE"/>
    </style:style>
    <style:style style:name="P1782" style:parent-style-name="Normal" style:family="paragraph">
      <style:text-properties fo:font-weight="bold" style:font-weight-asian="bold" style:font-weight-complex="bold" fo:language="sv" fo:country="SE"/>
    </style:style>
    <style:style style:name="P1783" style:parent-style-name="Normal" style:family="paragraph">
      <style:text-properties fo:language="sv" fo:country="SE"/>
    </style:style>
    <style:style style:name="P1784" style:parent-style-name="Normal" style:family="paragraph">
      <style:text-properties fo:language="sv" fo:country="SE"/>
    </style:style>
    <style:style style:name="P1785" style:parent-style-name="Normal" style:list-style-name="LFO61" style:family="paragraph">
      <style:text-properties fo:language="sv" fo:country="SE"/>
    </style:style>
    <style:style style:name="P1786" style:parent-style-name="Normal" style:list-style-name="LFO61" style:family="paragraph">
      <style:text-properties fo:language="sv" fo:country="SE"/>
    </style:style>
    <style:style style:name="P1787" style:parent-style-name="Normal" style:list-style-name="LFO61" style:family="paragraph">
      <style:text-properties fo:language="sv" fo:country="SE"/>
    </style:style>
    <style:style style:name="P1788" style:parent-style-name="Normal" style:list-style-name="LFO61" style:family="paragraph">
      <style:text-properties fo:language="sv" fo:country="SE"/>
    </style:style>
    <style:style style:name="P1789" style:parent-style-name="Normal" style:family="paragraph">
      <style:text-properties fo:font-weight="bold" style:font-weight-asian="bold" style:font-weight-complex="bold" fo:language="sv" fo:country="SE"/>
    </style:style>
    <style:style style:name="P1790" style:parent-style-name="Normal" style:family="paragraph">
      <style:text-properties fo:language="sv" fo:country="SE"/>
    </style:style>
    <style:style style:name="P1791" style:parent-style-name="Normal" style:family="paragraph">
      <style:text-properties fo:language="sv" fo:country="SE"/>
    </style:style>
    <style:style style:name="P1792" style:parent-style-name="Normal" style:list-style-name="LFO62" style:family="paragraph">
      <style:text-properties fo:language="sv" fo:country="SE"/>
    </style:style>
    <style:style style:name="P1793" style:parent-style-name="Normal" style:list-style-name="LFO62" style:family="paragraph">
      <style:text-properties fo:language="sv" fo:country="SE"/>
    </style:style>
    <style:style style:name="P1794" style:parent-style-name="Normal" style:list-style-name="LFO62" style:family="paragraph">
      <style:text-properties fo:language="sv" fo:country="SE"/>
    </style:style>
    <style:style style:name="P1795" style:parent-style-name="Normal" style:list-style-name="LFO62" style:family="paragraph">
      <style:text-properties fo:language="sv" fo:country="SE"/>
    </style:style>
    <style:style style:name="P1796" style:parent-style-name="Normal" style:family="paragraph">
      <style:text-properties fo:font-weight="bold" style:font-weight-asian="bold" style:font-weight-complex="bold" fo:language="sv" fo:country="SE"/>
    </style:style>
    <style:style style:name="P1797" style:parent-style-name="Normal" style:family="paragraph">
      <style:text-properties fo:language="sv" fo:country="SE"/>
    </style:style>
    <style:style style:name="P1798" style:parent-style-name="Normal" style:family="paragraph">
      <style:text-properties fo:font-weight="bold" style:font-weight-asian="bold" style:font-weight-complex="bold" fo:language="sv" fo:country="SE"/>
    </style:style>
    <style:style style:name="P1799" style:parent-style-name="Normal" style:family="paragraph">
      <style:text-properties fo:font-weight="bold" style:font-weight-asian="bold" style:font-weight-complex="bold" fo:language="sv" fo:country="SE"/>
    </style:style>
    <style:style style:name="P1800" style:parent-style-name="Normal" style:family="paragraph">
      <style:text-properties fo:language="sv" fo:country="SE"/>
    </style:style>
    <style:style style:name="P1801" style:parent-style-name="Normal" style:family="paragraph">
      <style:text-properties fo:language="sv" fo:country="SE"/>
    </style:style>
    <style:style style:name="P1802" style:parent-style-name="Normal" style:family="paragraph">
      <style:text-properties fo:font-weight="bold" style:font-weight-asian="bold" style:font-weight-complex="bold" fo:language="sv" fo:country="SE"/>
    </style:style>
    <style:style style:name="P1803" style:parent-style-name="Normal" style:family="paragraph">
      <style:text-properties fo:language="sv" fo:country="SE"/>
    </style:style>
    <style:style style:name="T1804" style:parent-style-name="Hyperlink" style:family="text">
      <style:text-properties fo:language="sv" fo:country="SE"/>
    </style:style>
    <style:style style:name="T1805" style:parent-style-name="Hyperlink" style:family="text">
      <style:text-properties fo:language="sv" fo:country="SE"/>
    </style:style>
    <style:style style:name="P1806" style:parent-style-name="Normal" style:family="paragraph">
      <style:text-properties fo:language="sv" fo:country="SE"/>
    </style:style>
    <style:style style:name="P1807" style:parent-style-name="Normal" style:family="paragraph">
      <style:text-properties fo:language="sv" fo:country="SE"/>
    </style:style>
    <style:style style:name="P1808" style:parent-style-name="Normal" style:family="paragraph">
      <style:text-properties fo:font-weight="bold" style:font-weight-asian="bold" style:font-weight-complex="bold" fo:language="sv" fo:country="SE"/>
    </style:style>
    <style:style style:name="P1809" style:parent-style-name="Normal" style:family="paragraph">
      <style:text-properties fo:language="sv" fo:country="SE"/>
    </style:style>
    <style:style style:name="P1810" style:parent-style-name="Normal" style:family="paragraph">
      <style:text-properties fo:language="sv" fo:country="SE"/>
    </style:style>
    <style:style style:name="P1811" style:parent-style-name="Normal" style:family="paragraph">
      <style:text-properties fo:language="sv" fo:country="SE"/>
    </style:style>
    <style:style style:name="P1812" style:parent-style-name="Normal" style:list-style-name="LFO63" style:family="paragraph"/>
    <style:style style:name="P1813" style:parent-style-name="Normal" style:list-style-name="LFO63" style:family="paragraph">
      <style:text-properties fo:language="sv" fo:country="SE"/>
    </style:style>
    <style:style style:name="P1814" style:parent-style-name="Normal" style:family="paragraph">
      <style:text-properties fo:language="sv" fo:country="SE"/>
    </style:style>
    <style:style style:name="P1815" style:parent-style-name="Normal" style:family="paragraph">
      <style:text-properties fo:language="sv" fo:country="SE"/>
    </style:style>
    <style:style style:name="P1816" style:parent-style-name="Normal" style:family="paragraph">
      <style:text-properties fo:font-weight="bold" style:font-weight-asian="bold" style:font-weight-complex="bold" fo:language="sv" fo:country="SE"/>
    </style:style>
    <style:style style:name="P1817" style:parent-style-name="Normal" style:family="paragraph">
      <style:text-properties fo:font-weight="bold" style:font-weight-asian="bold" style:font-weight-complex="bold" fo:language="sv" fo:country="SE"/>
    </style:style>
    <style:style style:name="P1818" style:parent-style-name="Normal" style:family="paragraph">
      <style:text-properties fo:language="sv" fo:country="SE"/>
    </style:style>
    <style:style style:name="P1819" style:parent-style-name="Normal" style:family="paragraph">
      <style:text-properties fo:language="sv" fo:country="SE"/>
    </style:style>
    <style:style style:name="P1820" style:parent-style-name="Normal" style:family="paragraph">
      <style:text-properties fo:language="sv" fo:country="SE"/>
    </style:style>
    <style:style style:name="P1821" style:parent-style-name="Normal" style:family="paragraph">
      <style:text-properties fo:font-weight="bold" style:font-weight-asian="bold" style:font-weight-complex="bold" fo:language="sv" fo:country="SE"/>
    </style:style>
    <style:style style:name="P1822" style:parent-style-name="Normal" style:family="paragraph">
      <style:text-properties fo:language="sv" fo:country="SE"/>
    </style:style>
    <style:style style:name="P1823" style:parent-style-name="Normal" style:family="paragraph">
      <style:text-properties fo:language="sv" fo:country="SE"/>
    </style:style>
    <style:style style:name="P1824" style:parent-style-name="Normal" style:family="paragraph">
      <style:text-properties fo:font-weight="bold" style:font-weight-asian="bold" style:font-weight-complex="bold" fo:language="sv" fo:country="SE"/>
    </style:style>
    <style:style style:name="P1825" style:parent-style-name="Normal" style:family="paragraph">
      <style:text-properties fo:language="sv" fo:country="SE"/>
    </style:style>
    <style:style style:name="P1826" style:parent-style-name="Normal" style:family="paragraph">
      <style:text-properties fo:font-weight="bold" style:font-weight-asian="bold" style:font-weight-complex="bold" fo:language="sv" fo:country="SE"/>
    </style:style>
    <style:style style:name="P1827" style:parent-style-name="Normal" style:family="paragraph">
      <style:text-properties fo:language="sv" fo:country="SE"/>
    </style:style>
    <style:style style:name="P1828" style:parent-style-name="Normal" style:family="paragraph">
      <style:text-properties fo:language="sv" fo:country="SE"/>
    </style:style>
    <style:style style:name="P1829" style:parent-style-name="Normal" style:family="paragraph">
      <style:text-properties fo:language="sv" fo:country="SE"/>
    </style:style>
    <style:style style:name="P1830" style:parent-style-name="Normal" style:family="paragraph">
      <style:text-properties fo:font-weight="bold" style:font-weight-asian="bold" style:font-weight-complex="bold" fo:language="sv" fo:country="SE"/>
    </style:style>
    <style:style style:name="P1831" style:parent-style-name="Normal" style:family="paragraph">
      <style:text-properties fo:language="sv" fo:country="SE"/>
    </style:style>
    <style:style style:name="P1832" style:parent-style-name="Normal" style:family="paragraph">
      <style:text-properties fo:language="sv" fo:country="SE"/>
    </style:style>
    <style:style style:name="P1833" style:parent-style-name="Normal" style:list-style-name="LFO64" style:family="paragraph"/>
    <style:style style:name="P1834" style:parent-style-name="Normal" style:list-style-name="LFO64" style:family="paragraph"/>
    <style:style style:name="P1835" style:parent-style-name="Normal" style:list-style-name="LFO64" style:family="paragraph"/>
    <style:style style:name="P1836" style:parent-style-name="Normal" style:family="paragraph">
      <style:text-properties fo:language="sv" fo:country="SE"/>
    </style:style>
    <style:style style:name="P1837" style:parent-style-name="Normal" style:family="paragraph">
      <style:text-properties fo:language="sv" fo:country="SE"/>
    </style:style>
    <style:style style:name="P1838" style:parent-style-name="Normal" style:family="paragraph">
      <style:text-properties fo:font-weight="bold" style:font-weight-asian="bold" style:font-weight-complex="bold" fo:language="sv" fo:country="SE"/>
    </style:style>
    <style:style style:name="P1839" style:parent-style-name="Normal" style:family="paragraph">
      <style:text-properties fo:language="sv" fo:country="SE"/>
    </style:style>
    <style:style style:name="P1840" style:parent-style-name="Normal" style:family="paragraph">
      <style:text-properties fo:language="sv" fo:country="SE"/>
    </style:style>
    <style:style style:name="P1841" style:parent-style-name="Normal" style:family="paragraph">
      <style:text-properties fo:language="sv" fo:country="SE"/>
    </style:style>
    <style:style style:name="P1842" style:parent-style-name="Normal" style:list-style-name="LFO65" style:family="paragraph">
      <style:text-properties fo:language="sv" fo:country="SE"/>
    </style:style>
    <style:style style:name="P1843" style:parent-style-name="Normal" style:list-style-name="LFO65" style:family="paragraph">
      <style:text-properties fo:language="sv" fo:country="SE"/>
    </style:style>
    <style:style style:name="P1844" style:parent-style-name="Normal" style:list-style-name="LFO65" style:family="paragraph">
      <style:text-properties fo:language="sv" fo:country="SE"/>
    </style:style>
    <style:style style:name="P1845" style:parent-style-name="Normal" style:list-style-name="LFO65" style:family="paragraph">
      <style:text-properties fo:language="sv" fo:country="SE"/>
    </style:style>
    <style:style style:name="P1846" style:parent-style-name="Normal" style:list-style-name="LFO65" style:family="paragraph">
      <style:text-properties fo:language="sv" fo:country="SE"/>
    </style:style>
    <style:style style:name="P1847" style:parent-style-name="Normal" style:family="paragraph">
      <style:text-properties fo:font-weight="bold" style:font-weight-asian="bold" style:font-weight-complex="bold" fo:language="sv" fo:country="SE"/>
    </style:style>
    <style:style style:name="P1848" style:parent-style-name="Normal" style:family="paragraph">
      <style:text-properties fo:language="sv" fo:country="SE"/>
    </style:style>
    <style:style style:name="P1849" style:parent-style-name="Normal" style:family="paragraph">
      <style:text-properties fo:font-weight="bold" style:font-weight-asian="bold" style:font-weight-complex="bold" fo:language="sv" fo:country="SE"/>
    </style:style>
    <style:style style:name="P1850" style:parent-style-name="Normal" style:family="paragraph">
      <style:text-properties fo:language="sv" fo:country="SE"/>
    </style:style>
    <style:style style:name="P1851" style:parent-style-name="Normal" style:family="paragraph">
      <style:text-properties fo:language="sv" fo:country="SE"/>
    </style:style>
    <style:style style:name="T1852" style:parent-style-name="Hyperlink" style:family="text">
      <style:text-properties fo:language="sv" fo:country="SE"/>
    </style:style>
    <style:style style:name="T1853" style:parent-style-name="Hyperlink" style:family="text">
      <style:text-properties fo:language="sv" fo:country="SE"/>
    </style:style>
    <style:style style:name="P1854" style:parent-style-name="Normal" style:family="paragraph">
      <style:text-properties fo:font-weight="bold" style:font-weight-asian="bold" style:font-weight-complex="bold" fo:language="sv" fo:country="SE"/>
    </style:style>
    <style:style style:name="P1855" style:parent-style-name="Normal" style:family="paragraph">
      <style:text-properties fo:language="sv" fo:country="SE"/>
    </style:style>
    <style:style style:name="P1856" style:parent-style-name="Normal" style:family="paragraph">
      <style:text-properties fo:font-weight="bold" style:font-weight-asian="bold" style:font-weight-complex="bold" fo:language="sv" fo:country="SE"/>
    </style:style>
    <style:style style:name="P1857" style:parent-style-name="Normal" style:family="paragraph">
      <style:text-properties fo:language="sv" fo:country="SE"/>
    </style:style>
    <style:style style:name="T1858" style:parent-style-name="Hyperlink" style:family="text">
      <style:text-properties fo:language="sv" fo:country="SE"/>
    </style:style>
    <style:style style:name="P1859" style:parent-style-name="Normal" style:family="paragraph">
      <style:text-properties fo:font-weight="bold" style:font-weight-asian="bold" style:font-weight-complex="bold" fo:language="sv" fo:country="SE"/>
    </style:style>
    <style:style style:name="P1860" style:parent-style-name="Normal" style:family="paragraph">
      <style:text-properties fo:language="sv" fo:country="SE"/>
    </style:style>
    <style:style style:name="T1861" style:parent-style-name="Hyperlink" style:family="text">
      <style:text-properties fo:language="sv" fo:country="SE"/>
    </style:style>
    <style:style style:name="P1862" style:parent-style-name="Normal" style:family="paragraph">
      <style:text-properties fo:language="sv" fo:country="SE"/>
    </style:style>
    <style:style style:name="P1863" style:parent-style-name="Normal" style:family="paragraph">
      <style:text-properties fo:font-weight="bold" style:font-weight-asian="bold" style:font-weight-complex="bold"/>
    </style:style>
    <style:style style:name="P1864" style:parent-style-name="Normal" style:list-style-name="LFO66" style:family="paragraph">
      <style:text-properties fo:font-weight="bold" style:font-weight-asian="bold" style:font-weight-complex="bold" fo:language="sv" fo:country="SE"/>
    </style:style>
    <style:style style:name="P1865" style:parent-style-name="Normal" style:family="paragraph">
      <style:text-properties fo:language="sv" fo:country="SE"/>
    </style:style>
    <style:style style:name="P1866" style:parent-style-name="Normal" style:list-style-name="LFO66" style:family="paragraph"/>
    <style:style style:name="T1867" style:parent-style-name="DefaultParagraphFont" style:family="text">
      <style:text-properties fo:font-weight="bold" style:font-weight-asian="bold" style:font-weight-complex="bold" fo:language="sv" fo:country="SE"/>
    </style:style>
    <style:style style:name="T1868" style:parent-style-name="DefaultParagraphFont" style:family="text">
      <style:text-properties fo:font-weight="bold" style:font-weight-asian="bold" style:font-weight-complex="bold"/>
    </style:style>
    <style:style style:name="T1869" style:parent-style-name="DefaultParagraphFont" style:family="text">
      <style:text-properties fo:language="sv" fo:country="SE"/>
    </style:style>
    <style:style style:name="P1870" style:parent-style-name="Normal" style:list-style-name="LFO66" style:family="paragraph">
      <style:text-properties fo:font-weight="bold" style:font-weight-asian="bold" style:font-weight-complex="bold" fo:language="sv" fo:country="SE"/>
    </style:style>
    <style:style style:name="P1871" style:parent-style-name="Normal" style:family="paragraph">
      <style:text-properties fo:language="sv" fo:country="SE"/>
    </style:style>
    <style:style style:name="P1872" style:parent-style-name="Normal" style:list-style-name="LFO66" style:family="paragraph">
      <style:text-properties fo:font-weight="bold" style:font-weight-asian="bold" style:font-weight-complex="bold" fo:language="sv" fo:country="SE"/>
    </style:style>
    <style:style style:name="P1873" style:parent-style-name="Normal" style:family="paragraph">
      <style:text-properties fo:language="sv" fo:country="SE"/>
    </style:style>
    <style:style style:name="P1874" style:parent-style-name="Normal" style:list-style-name="LFO66" style:family="paragraph">
      <style:text-properties fo:font-weight="bold" style:font-weight-asian="bold" style:font-weight-complex="bold" fo:language="sv" fo:country="SE"/>
    </style:style>
    <style:style style:name="P1875" style:parent-style-name="Normal" style:family="paragraph">
      <style:text-properties fo:language="sv" fo:country="SE"/>
    </style:style>
    <style:style style:name="T1876" style:parent-style-name="DefaultParagraphFont" style:family="text">
      <style:text-properties fo:language="sv" fo:country="SE"/>
    </style:style>
    <style:style style:name="P1877" style:parent-style-name="Normal" style:list-style-name="LFO66" style:family="paragraph">
      <style:text-properties fo:font-weight="bold" style:font-weight-asian="bold" style:font-weight-complex="bold" fo:language="sv" fo:country="SE"/>
    </style:style>
    <style:style style:name="P1878" style:parent-style-name="Normal" style:family="paragraph">
      <style:text-properties fo:language="sv" fo:country="SE"/>
    </style:style>
    <style:style style:name="P1879" style:parent-style-name="Normal" style:list-style-name="LFO66" style:family="paragraph">
      <style:text-properties fo:font-weight="bold" style:font-weight-asian="bold" style:font-weight-complex="bold" fo:language="sv" fo:country="SE"/>
    </style:style>
    <style:style style:name="P1880" style:parent-style-name="Normal" style:family="paragraph">
      <style:text-properties fo:language="sv" fo:country="SE"/>
    </style:style>
    <style:style style:name="P1881" style:parent-style-name="Normal" style:family="paragraph">
      <style:text-properties fo:language="sv" fo:country="SE"/>
    </style:style>
    <style:style style:name="P1882" style:parent-style-name="Normal" style:list-style-name="LFO66" style:family="paragraph">
      <style:text-properties fo:language="sv" fo:country="SE"/>
    </style:style>
    <style:style style:name="P1883" style:parent-style-name="Normal" style:list-style-name="LFO66" style:family="paragraph">
      <style:text-properties fo:language="sv" fo:country="SE"/>
    </style:style>
    <style:style style:name="P1884" style:parent-style-name="Normal" style:list-style-name="LFO66" style:family="paragraph">
      <style:text-properties fo:language="sv" fo:country="SE"/>
    </style:style>
    <style:style style:name="P1885" style:parent-style-name="Normal" style:list-style-name="LFO66" style:family="paragraph">
      <style:text-properties fo:language="sv" fo:country="SE"/>
    </style:style>
    <style:style style:name="P1886" style:parent-style-name="Normal" style:list-style-name="LFO66" style:family="paragraph"/>
    <style:style style:name="P1887" style:parent-style-name="Normal" style:family="paragraph">
      <style:text-properties fo:language="sv" fo:country="SE"/>
    </style:style>
    <style:style style:name="P1888" style:parent-style-name="Normal" style:list-style-name="LFO66" style:family="paragraph">
      <style:text-properties fo:font-weight="bold" style:font-weight-asian="bold" style:font-weight-complex="bold" fo:language="sv" fo:country="SE"/>
    </style:style>
    <style:style style:name="P1889" style:parent-style-name="Normal" style:family="paragraph">
      <style:text-properties fo:language="sv" fo:country="SE"/>
    </style:style>
    <style:style style:name="P1890" style:parent-style-name="Normal" style:family="paragraph">
      <style:text-properties fo:language="sv" fo:country="SE"/>
    </style:style>
    <style:style style:name="P1891" style:parent-style-name="Normal" style:family="paragraph">
      <style:text-properties fo:language="sv" fo:country="SE"/>
    </style:style>
    <style:style style:name="P1892" style:parent-style-name="Normal" style:family="paragraph">
      <style:text-properties fo:language="sv" fo:country="SE"/>
    </style:style>
    <style:style style:name="P1893" style:parent-style-name="Normal" style:list-style-name="LFO66" style:family="paragraph">
      <style:text-properties fo:font-weight="bold" style:font-weight-asian="bold" style:font-weight-complex="bold" fo:language="sv" fo:country="SE"/>
    </style:style>
    <style:style style:name="P1894" style:parent-style-name="Normal" style:family="paragraph">
      <style:text-properties fo:language="sv" fo:country="SE"/>
    </style:style>
    <style:style style:name="P1895" style:parent-style-name="Normal" style:family="paragraph">
      <style:text-properties fo:language="sv" fo:country="SE"/>
    </style:style>
    <style:style style:name="T1896" style:parent-style-name="Hyperlink" style:family="text">
      <style:text-properties fo:font-weight="bold" style:font-weight-asian="bold" style:font-weight-complex="bold" fo:language="sv" fo:country="SE"/>
    </style:style>
    <style:style style:name="P1897" style:parent-style-name="Normal" style:family="paragraph">
      <style:text-properties fo:language="sv" fo:country="SE"/>
    </style:style>
    <style:style style:name="P1898" style:parent-style-name="Normal" style:family="paragraph">
      <style:text-properties fo:language="sv" fo:country="SE"/>
    </style:style>
    <style:style style:name="P1899" style:parent-style-name="Normal" style:family="paragraph">
      <style:text-properties fo:font-weight="bold" style:font-weight-asian="bold" style:font-weight-complex="bold" fo:language="sv" fo:country="SE"/>
    </style:style>
    <style:style style:name="P1900" style:parent-style-name="Normal" style:family="paragraph">
      <style:text-properties fo:language="sv" fo:country="SE"/>
    </style:style>
    <style:style style:name="P1901" style:parent-style-name="Normal" style:list-style-name="LFO67" style:family="paragraph"/>
    <style:style style:name="P1902" style:parent-style-name="Normal" style:list-style-name="LFO67" style:family="paragraph">
      <style:text-properties fo:language="sv" fo:country="SE"/>
    </style:style>
    <style:style style:name="P1903" style:parent-style-name="Normal" style:list-style-name="LFO67" style:family="paragraph">
      <style:text-properties fo:language="sv" fo:country="SE"/>
    </style:style>
    <style:style style:name="P1904" style:parent-style-name="Normal" style:list-style-name="LFO67" style:family="paragraph">
      <style:text-properties fo:language="sv" fo:country="SE"/>
    </style:style>
    <style:style style:name="P1905" style:parent-style-name="Normal" style:family="paragraph">
      <style:text-properties fo:language="sv" fo:country="SE"/>
    </style:style>
    <style:style style:name="T1906" style:parent-style-name="Hyperlink" style:family="text">
      <style:text-properties fo:language="sv" fo:country="SE"/>
    </style:style>
    <style:style style:name="P1907" style:parent-style-name="Normal" style:family="paragraph">
      <style:text-properties fo:font-weight="bold" style:font-weight-asian="bold" style:font-weight-complex="bold" fo:language="sv" fo:country="SE"/>
    </style:style>
    <style:style style:name="P1908" style:parent-style-name="Normal" style:family="paragraph">
      <style:text-properties fo:language="sv" fo:country="SE"/>
    </style:style>
    <style:style style:name="P1909" style:parent-style-name="Normal" style:list-style-name="LFO68" style:family="paragraph">
      <style:text-properties fo:language="sv" fo:country="SE"/>
    </style:style>
    <style:style style:name="P1910" style:parent-style-name="Normal" style:list-style-name="LFO68" style:family="paragraph">
      <style:text-properties fo:language="sv" fo:country="SE"/>
    </style:style>
    <style:style style:name="P1911" style:parent-style-name="Normal" style:list-style-name="LFO68" style:family="paragraph">
      <style:text-properties fo:language="sv" fo:country="SE"/>
    </style:style>
    <style:style style:name="P1912" style:parent-style-name="Normal" style:family="paragraph">
      <style:text-properties fo:font-weight="bold" style:font-weight-asian="bold" style:font-weight-complex="bold" fo:language="sv" fo:country="SE"/>
    </style:style>
    <style:style style:name="T1913" style:parent-style-name="DefaultParagraphFont" style:family="text">
      <style:text-properties fo:language="sv" fo:country="SE"/>
    </style:style>
    <style:style style:name="T1914" style:parent-style-name="DefaultParagraphFont" style:family="text">
      <style:text-properties fo:language="sv" fo:country="SE"/>
    </style:style>
    <style:style style:name="P1915" style:parent-style-name="Normal" style:list-style-name="LFO69" style:family="paragraph">
      <style:text-properties fo:language="sv" fo:country="SE"/>
    </style:style>
    <style:style style:name="P1916" style:parent-style-name="Normal" style:list-style-name="LFO69" style:family="paragraph">
      <style:text-properties fo:language="sv" fo:country="SE"/>
    </style:style>
    <style:style style:name="P1917" style:parent-style-name="Normal" style:list-style-name="LFO69" style:family="paragraph">
      <style:text-properties fo:language="sv" fo:country="SE"/>
    </style:style>
    <style:style style:name="P1918" style:parent-style-name="Normal" style:list-style-name="LFO69" style:family="paragraph">
      <style:text-properties fo:language="sv" fo:country="SE"/>
    </style:style>
    <style:style style:name="P1919" style:parent-style-name="Normal" style:list-style-name="LFO69" style:family="paragraph">
      <style:text-properties fo:language="sv" fo:country="SE"/>
    </style:style>
    <style:style style:name="P1920" style:parent-style-name="Normal" style:family="paragraph">
      <style:text-properties fo:language="sv" fo:country="SE"/>
    </style:style>
    <style:style style:name="P1921" style:parent-style-name="Normal" style:family="paragraph">
      <style:text-properties fo:language="sv" fo:country="SE"/>
    </style:style>
    <style:style style:name="P1922" style:parent-style-name="Normal" style:family="paragraph">
      <style:text-properties fo:font-weight="bold" style:font-weight-asian="bold" style:font-weight-complex="bold" fo:language="sv" fo:country="SE"/>
    </style:style>
    <style:style style:name="P1923" style:parent-style-name="Normal" style:family="paragraph">
      <style:text-properties fo:language="sv" fo:country="SE"/>
    </style:style>
    <style:style style:name="T1924" style:parent-style-name="DefaultParagraphFont" style:family="text">
      <style:text-properties fo:language="sv" fo:country="SE"/>
    </style:style>
    <style:style style:name="P1925" style:parent-style-name="Normal" style:list-style-name="LFO70" style:family="paragraph">
      <style:text-properties fo:language="sv" fo:country="SE"/>
    </style:style>
    <style:style style:name="P1926" style:parent-style-name="Normal" style:list-style-name="LFO70" style:family="paragraph"/>
    <style:style style:name="P1927" style:parent-style-name="Normal" style:list-style-name="LFO70" style:family="paragraph">
      <style:text-properties fo:language="sv" fo:country="SE"/>
    </style:style>
    <style:style style:name="P1928" style:parent-style-name="Normal" style:list-style-name="LFO70" style:family="paragraph"/>
    <style:style style:name="P1929" style:parent-style-name="Normal" style:family="paragraph">
      <style:paragraph-properties fo:margin-left="0.5in">
        <style:tab-stops/>
      </style:paragraph-properties>
    </style:style>
    <style:style style:name="P1930" style:parent-style-name="Heading3" style:family="paragraph">
      <style:paragraph-properties fo:margin-top="0in" fo:margin-bottom="0in" fo:background-color="#FFFFFF"/>
      <style:text-properties style:font-name="Helvetica" fo:color="#1B1E23"/>
    </style:style>
    <style:style style:name="P1931" style:parent-style-name="sv-font-normal" style:family="paragraph">
      <style:paragraph-properties fo:background-color="#FFFFFF"/>
      <style:text-properties style:font-name="Helvetica" fo:color="#1B1E23" fo:language="sv" fo:country="SE"/>
    </style:style>
    <style:style style:name="P1932" style:parent-style-name="Normal" style:family="paragraph">
      <style:text-properties fo:language="sv" fo:country="SE"/>
    </style:style>
    <style:style style:name="P1933" style:parent-style-name="Normal" style:family="paragraph">
      <style:text-properties fo:font-weight="bold" style:font-weight-asian="bold" style:font-weight-complex="bold" fo:language="sv" fo:country="SE"/>
    </style:style>
    <style:style style:name="P1934" style:parent-style-name="Normal" style:family="paragraph">
      <style:text-properties fo:font-weight="bold" style:font-weight-asian="bold" style:font-weight-complex="bold" fo:language="sv" fo:country="SE"/>
    </style:style>
    <style:style style:name="P1935" style:parent-style-name="Normal" style:family="paragraph">
      <style:text-properties fo:language="sv" fo:country="SE"/>
    </style:style>
    <style:style style:name="T1936" style:parent-style-name="Hyperlink" style:family="text">
      <style:text-properties fo:language="sv" fo:country="SE"/>
    </style:style>
    <style:style style:name="P1937" style:parent-style-name="Normal" style:family="paragraph">
      <style:text-properties fo:font-weight="bold" style:font-weight-asian="bold" style:font-weight-complex="bold" fo:language="sv" fo:country="SE"/>
    </style:style>
    <style:style style:name="P1938" style:parent-style-name="Normal" style:family="paragraph">
      <style:text-properties fo:language="sv" fo:country="SE"/>
    </style:style>
    <style:style style:name="P1939" style:parent-style-name="Normal" style:family="paragraph">
      <style:text-properties fo:language="sv" fo:country="SE"/>
    </style:style>
    <style:style style:name="P1940" style:parent-style-name="Normal" style:family="paragraph">
      <style:text-properties fo:font-weight="bold" style:font-weight-asian="bold" style:font-weight-complex="bold" fo:language="sv" fo:country="SE"/>
    </style:style>
    <style:style style:name="P1941" style:parent-style-name="Normal" style:family="paragraph">
      <style:text-properties fo:language="sv" fo:country="SE"/>
    </style:style>
    <style:style style:name="P1942" style:parent-style-name="Normal" style:family="paragraph">
      <style:text-properties fo:language="sv" fo:country="SE"/>
    </style:style>
    <style:style style:name="P1943" style:parent-style-name="Normal" style:family="paragraph">
      <style:text-properties fo:language="sv" fo:country="SE"/>
    </style:style>
    <style:style style:name="P1944" style:parent-style-name="Normal" style:family="paragraph">
      <style:text-properties fo:font-weight="bold" style:font-weight-asian="bold" style:font-weight-complex="bold" fo:language="sv" fo:country="SE"/>
    </style:style>
    <style:style style:name="P1945" style:parent-style-name="Normal" style:family="paragraph">
      <style:text-properties fo:language="sv" fo:country="SE"/>
    </style:style>
    <style:style style:name="P1946" style:parent-style-name="Normal" style:family="paragraph">
      <style:text-properties fo:language="sv" fo:country="SE"/>
    </style:style>
    <style:style style:name="P1947" style:parent-style-name="Normal" style:family="paragraph">
      <style:text-properties fo:font-weight="bold" style:font-weight-asian="bold" style:font-weight-complex="bold" fo:language="sv" fo:country="SE"/>
    </style:style>
    <style:style style:name="P1948" style:parent-style-name="Normal" style:family="paragraph">
      <style:text-properties fo:language="sv" fo:country="SE"/>
    </style:style>
    <style:style style:name="P1949" style:parent-style-name="Normal" style:family="paragraph">
      <style:text-properties fo:language="sv" fo:country="SE"/>
    </style:style>
    <style:style style:name="P1950" style:parent-style-name="Normal" style:family="paragraph">
      <style:text-properties fo:font-weight="bold" style:font-weight-asian="bold" style:font-weight-complex="bold" fo:language="sv" fo:country="SE"/>
    </style:style>
    <style:style style:name="P1951" style:parent-style-name="Normal" style:family="paragraph">
      <style:text-properties fo:language="sv" fo:country="SE"/>
    </style:style>
    <style:style style:name="T1952" style:parent-style-name="Hyperlink" style:family="text">
      <style:text-properties fo:language="sv" fo:country="SE"/>
    </style:style>
    <style:style style:name="P1953" style:parent-style-name="Normal" style:family="paragraph">
      <style:text-properties fo:font-weight="bold" style:font-weight-asian="bold" style:font-weight-complex="bold" fo:language="sv" fo:country="SE"/>
    </style:style>
    <style:style style:name="P1954" style:parent-style-name="Normal" style:list-style-name="LFO71" style:family="paragraph"/>
    <style:style style:name="P1955" style:parent-style-name="Normal" style:list-style-name="LFO71" style:family="paragraph">
      <style:text-properties fo:language="sv" fo:country="SE"/>
    </style:style>
    <style:style style:name="P1956" style:parent-style-name="Normal" style:list-style-name="LFO71" style:family="paragraph">
      <style:text-properties fo:language="sv" fo:country="SE"/>
    </style:style>
    <style:style style:name="P1957" style:parent-style-name="Normal" style:list-style-name="LFO71" style:family="paragraph">
      <style:text-properties fo:language="sv" fo:country="SE"/>
    </style:style>
    <style:style style:name="P1958" style:parent-style-name="Normal" style:list-style-name="LFO71" style:family="paragraph"/>
    <style:style style:name="T1959" style:parent-style-name="DefaultParagraphFont" style:family="text">
      <style:text-properties fo:language="sv" fo:country="SE"/>
    </style:style>
    <style:style style:name="P1960" style:parent-style-name="Normal" style:family="paragraph">
      <style:text-properties fo:language="sv" fo:country="SE"/>
    </style:style>
    <style:style style:name="P1961" style:parent-style-name="Normal" style:family="paragraph">
      <style:text-properties fo:font-weight="bold" style:font-weight-asian="bold" style:font-weight-complex="bold" fo:language="sv" fo:country="SE"/>
    </style:style>
    <style:style style:name="P1962" style:parent-style-name="Normal" style:list-style-name="LFO72" style:family="paragraph">
      <style:text-properties fo:font-weight="bold" style:font-weight-asian="bold" style:font-weight-complex="bold" fo:language="sv" fo:country="SE"/>
    </style:style>
    <style:style style:name="P1963" style:parent-style-name="Normal" style:family="paragraph">
      <style:text-properties fo:language="sv" fo:country="SE"/>
    </style:style>
    <style:style style:name="P1964" style:parent-style-name="Normal" style:list-style-name="LFO72" style:family="paragraph">
      <style:text-properties fo:font-weight="bold" style:font-weight-asian="bold" style:font-weight-complex="bold" fo:language="sv" fo:country="SE"/>
    </style:style>
    <style:style style:name="P1965" style:parent-style-name="Normal" style:family="paragraph">
      <style:text-properties fo:language="sv" fo:country="SE"/>
    </style:style>
    <style:style style:name="P1966" style:parent-style-name="Normal" style:list-style-name="LFO72" style:family="paragraph">
      <style:text-properties fo:font-weight="bold" style:font-weight-asian="bold" style:font-weight-complex="bold" fo:language="sv" fo:country="SE"/>
    </style:style>
    <style:style style:name="T1967" style:parent-style-name="DefaultParagraphFont" style:family="text">
      <style:text-properties fo:language="sv" fo:country="SE"/>
    </style:style>
    <style:style style:name="P1968" style:parent-style-name="Normal" style:list-style-name="LFO72" style:family="paragraph">
      <style:text-properties fo:font-weight="bold" style:font-weight-asian="bold" style:font-weight-complex="bold" fo:language="sv" fo:country="SE"/>
    </style:style>
    <style:style style:name="P1969" style:parent-style-name="Normal" style:family="paragraph">
      <style:text-properties fo:language="sv" fo:country="SE"/>
    </style:style>
    <style:style style:name="P1970" style:parent-style-name="Normal" style:family="paragraph">
      <style:text-properties fo:language="sv" fo:country="SE"/>
    </style:style>
    <style:style style:name="P1971" style:parent-style-name="Normal" style:family="paragraph">
      <style:text-properties fo:language="sv" fo:country="SE"/>
    </style:style>
    <style:style style:name="P1972" style:parent-style-name="Normal" style:list-style-name="LFO72" style:family="paragraph">
      <style:text-properties fo:font-weight="bold" style:font-weight-asian="bold" style:font-weight-complex="bold" fo:language="sv" fo:country="SE"/>
    </style:style>
    <style:style style:name="P1973" style:parent-style-name="Normal" style:family="paragraph">
      <style:text-properties fo:language="sv" fo:country="SE"/>
    </style:style>
    <style:style style:name="P1974" style:parent-style-name="Normal" style:family="paragraph">
      <style:text-properties fo:language="sv" fo:country="SE"/>
    </style:style>
    <style:style style:name="P1975" style:parent-style-name="Normal" style:list-style-name="LFO72" style:family="paragraph">
      <style:text-properties fo:font-weight="bold" style:font-weight-asian="bold" style:font-weight-complex="bold" fo:language="sv" fo:country="SE"/>
    </style:style>
    <style:style style:name="P1976" style:parent-style-name="Normal" style:family="paragraph">
      <style:text-properties fo:language="sv" fo:country="SE"/>
    </style:style>
    <style:style style:name="P1977" style:parent-style-name="Normal" style:list-style-name="LFO72" style:family="paragraph">
      <style:text-properties fo:language="sv" fo:country="SE"/>
    </style:style>
    <style:style style:name="P1978" style:parent-style-name="Normal" style:list-style-name="LFO72" style:family="paragraph">
      <style:text-properties fo:language="sv" fo:country="SE"/>
    </style:style>
    <style:style style:name="P1979" style:parent-style-name="Normal" style:list-style-name="LFO72" style:family="paragraph">
      <style:text-properties fo:language="sv" fo:country="SE"/>
    </style:style>
    <style:style style:name="P1980" style:parent-style-name="Normal" style:list-style-name="LFO72" style:family="paragraph">
      <style:text-properties fo:language="sv" fo:country="SE"/>
    </style:style>
    <style:style style:name="P1981" style:parent-style-name="Normal" style:family="paragraph">
      <style:text-properties fo:language="sv" fo:country="SE"/>
    </style:style>
    <style:style style:name="P1982" style:parent-style-name="Normal" style:list-style-name="LFO72" style:family="paragraph">
      <style:text-properties fo:font-weight="bold" style:font-weight-asian="bold" style:font-weight-complex="bold" fo:language="sv" fo:country="SE"/>
    </style:style>
    <style:style style:name="P1983" style:parent-style-name="Normal" style:family="paragraph">
      <style:text-properties fo:language="sv" fo:country="SE"/>
    </style:style>
    <style:style style:name="P1984" style:parent-style-name="Normal" style:family="paragraph">
      <style:text-properties fo:language="sv" fo:country="SE"/>
    </style:style>
    <style:style style:name="P1985" style:parent-style-name="Normal" style:list-style-name="LFO72" style:family="paragraph">
      <style:text-properties fo:font-weight="bold" style:font-weight-asian="bold" style:font-weight-complex="bold" fo:language="sv" fo:country="SE"/>
    </style:style>
    <style:style style:name="T1986" style:parent-style-name="DefaultParagraphFont" style:family="text">
      <style:text-properties fo:language="sv" fo:country="SE"/>
    </style:style>
    <style:style style:name="P1987" style:parent-style-name="Normal" style:list-style-name="LFO72" style:family="paragraph">
      <style:text-properties fo:font-weight="bold" style:font-weight-asian="bold" style:font-weight-complex="bold" fo:language="sv" fo:country="SE"/>
    </style:style>
    <style:style style:name="P1988" style:parent-style-name="Normal" style:family="paragraph">
      <style:text-properties fo:language="sv" fo:country="SE"/>
    </style:style>
    <style:style style:name="T1989" style:parent-style-name="Hyperlink" style:family="text">
      <style:text-properties fo:language="sv" fo:country="SE"/>
    </style:style>
    <style:style style:name="P1990" style:parent-style-name="Normal" style:family="paragraph">
      <style:text-properties fo:language="sv" fo:country="SE"/>
    </style:style>
    <style:style style:name="P1991" style:parent-style-name="Normal" style:family="paragraph">
      <style:text-properties fo:language="sv" fo:country="SE"/>
    </style:style>
    <style:style style:name="T1992" style:parent-style-name="Hyperlink" style:family="text">
      <style:text-properties fo:font-weight="bold" style:font-weight-asian="bold" style:font-weight-complex="bold" fo:language="sv" fo:country="SE"/>
    </style:style>
    <style:style style:name="P1993" style:parent-style-name="Normal" style:family="paragraph">
      <style:text-properties fo:language="sv" fo:country="SE"/>
    </style:style>
    <style:style style:name="P1994" style:parent-style-name="Normal" style:family="paragraph">
      <style:text-properties fo:language="sv" fo:country="SE"/>
    </style:style>
    <style:style style:name="P1995" style:parent-style-name="Normal" style:family="paragraph">
      <style:text-properties fo:font-weight="bold" style:font-weight-asian="bold" style:font-weight-complex="bold" fo:language="sv" fo:country="SE"/>
    </style:style>
    <style:style style:name="P1996" style:parent-style-name="Normal" style:list-style-name="LFO73" style:family="paragraph">
      <style:text-properties fo:language="sv" fo:country="SE"/>
    </style:style>
    <style:style style:name="P1997" style:parent-style-name="Normal" style:list-style-name="LFO73" style:family="paragraph">
      <style:text-properties fo:language="sv" fo:country="SE"/>
    </style:style>
    <style:style style:name="P1998" style:parent-style-name="Normal" style:list-style-name="LFO73" style:family="paragraph">
      <style:text-properties fo:language="sv" fo:country="SE"/>
    </style:style>
    <style:style style:name="P1999" style:parent-style-name="Normal" style:list-style-name="LFO73" style:family="paragraph">
      <style:text-properties fo:language="sv" fo:country="SE"/>
    </style:style>
    <style:style style:name="P2000" style:parent-style-name="Normal" style:family="paragraph">
      <style:text-properties fo:language="sv" fo:country="SE"/>
    </style:style>
    <style:style style:name="T2001" style:parent-style-name="Hyperlink" style:family="text">
      <style:text-properties fo:language="sv" fo:country="SE"/>
    </style:style>
    <style:style style:name="P2002" style:parent-style-name="Normal" style:family="paragraph">
      <style:text-properties fo:language="sv" fo:country="SE"/>
    </style:style>
    <style:style style:name="P2003" style:parent-style-name="Normal" style:family="paragraph">
      <style:text-properties fo:font-weight="bold" style:font-weight-asian="bold" style:font-weight-complex="bold" fo:language="sv" fo:country="SE"/>
    </style:style>
    <style:style style:name="P2004" style:parent-style-name="Normal" style:family="paragraph">
      <style:text-properties fo:language="sv" fo:country="SE"/>
    </style:style>
    <style:style style:name="P2005" style:parent-style-name="Normal" style:family="paragraph">
      <style:text-properties fo:font-weight="bold" style:font-weight-asian="bold" style:font-weight-complex="bold" fo:language="sv" fo:country="SE"/>
    </style:style>
    <style:style style:name="P2006" style:parent-style-name="Normal" style:family="paragraph">
      <style:text-properties fo:language="sv" fo:country="SE"/>
    </style:style>
    <style:style style:name="P2007" style:parent-style-name="Normal" style:family="paragraph">
      <style:text-properties fo:language="sv" fo:country="SE"/>
    </style:style>
    <style:style style:name="P2008" style:parent-style-name="Normal" style:family="paragraph">
      <style:text-properties fo:language="sv" fo:country="SE"/>
    </style:style>
    <style:style style:name="P2009" style:parent-style-name="Normal" style:family="paragraph">
      <style:text-properties fo:font-weight="bold" style:font-weight-asian="bold" style:font-weight-complex="bold" fo:language="sv" fo:country="SE"/>
    </style:style>
    <style:style style:name="P2010" style:parent-style-name="Normal" style:family="paragraph">
      <style:text-properties fo:language="sv" fo:country="SE"/>
    </style:style>
    <style:style style:name="P2011" style:parent-style-name="Normal" style:family="paragraph">
      <style:text-properties fo:language="sv" fo:country="SE"/>
    </style:style>
    <style:style style:name="P2012" style:parent-style-name="Normal" style:family="paragraph">
      <style:text-properties fo:language="sv" fo:country="SE"/>
    </style:style>
    <style:style style:name="P2013" style:parent-style-name="Normal" style:family="paragraph">
      <style:text-properties fo:language="sv" fo:country="SE"/>
    </style:style>
    <style:style style:name="P2014" style:parent-style-name="Normal" style:list-style-name="LFO74" style:family="paragraph">
      <style:text-properties fo:language="sv" fo:country="SE"/>
    </style:style>
    <style:style style:name="P2015" style:parent-style-name="Normal" style:list-style-name="LFO74" style:family="paragraph">
      <style:text-properties fo:language="sv" fo:country="SE"/>
    </style:style>
    <style:style style:name="P2016" style:parent-style-name="Normal" style:list-style-name="LFO74" style:family="paragraph">
      <style:text-properties fo:language="sv" fo:country="SE"/>
    </style:style>
    <style:style style:name="P2017" style:parent-style-name="Normal" style:list-style-name="LFO74" style:family="paragraph">
      <style:text-properties fo:language="sv" fo:country="SE"/>
    </style:style>
    <style:style style:name="P2018" style:parent-style-name="Normal" style:list-style-name="LFO74" style:family="paragraph">
      <style:text-properties fo:language="sv" fo:country="SE"/>
    </style:style>
    <style:style style:name="P2019" style:parent-style-name="Normal" style:list-style-name="LFO74" style:family="paragraph">
      <style:text-properties fo:language="sv" fo:country="SE"/>
    </style:style>
    <style:style style:name="P2020" style:parent-style-name="Normal" style:list-style-name="LFO74" style:family="paragraph">
      <style:text-properties fo:language="sv" fo:country="SE"/>
    </style:style>
    <style:style style:name="P2021" style:parent-style-name="Normal" style:family="paragraph">
      <style:text-properties fo:font-weight="bold" style:font-weight-asian="bold" style:font-weight-complex="bold" fo:language="sv" fo:country="SE"/>
    </style:style>
    <style:style style:name="P2022" style:parent-style-name="Normal" style:family="paragraph">
      <style:text-properties fo:language="sv" fo:country="SE"/>
    </style:style>
    <style:style style:name="P2023" style:parent-style-name="Normal" style:family="paragraph">
      <style:text-properties fo:language="sv" fo:country="SE"/>
    </style:style>
    <style:style style:name="P2024" style:parent-style-name="Normal" style:family="paragraph">
      <style:text-properties fo:font-weight="bold" style:font-weight-asian="bold" style:font-weight-complex="bold" fo:language="sv" fo:country="SE"/>
    </style:style>
    <style:style style:name="P2025" style:parent-style-name="Normal" style:family="paragraph">
      <style:text-properties fo:language="sv" fo:country="SE"/>
    </style:style>
    <style:style style:name="P2026" style:parent-style-name="Normal" style:family="paragraph">
      <style:text-properties fo:language="sv" fo:country="SE"/>
    </style:style>
    <style:style style:name="P2027" style:parent-style-name="Normal" style:family="paragraph">
      <style:text-properties fo:font-weight="bold" style:font-weight-asian="bold" style:font-weight-complex="bold" fo:language="sv" fo:country="SE"/>
    </style:style>
    <style:style style:name="P2028" style:parent-style-name="Normal" style:family="paragraph">
      <style:text-properties fo:language="sv" fo:country="SE"/>
    </style:style>
    <style:style style:name="P2029" style:parent-style-name="Normal" style:family="paragraph">
      <style:text-properties fo:font-weight="bold" style:font-weight-asian="bold" style:font-weight-complex="bold" fo:language="sv" fo:country="SE"/>
    </style:style>
    <style:style style:name="P2030" style:parent-style-name="Normal" style:family="paragraph">
      <style:text-properties fo:language="sv" fo:country="SE"/>
    </style:style>
    <style:style style:name="P2031" style:parent-style-name="Normal" style:family="paragraph">
      <style:text-properties fo:font-weight="bold" style:font-weight-asian="bold" style:font-weight-complex="bold" fo:language="sv" fo:country="SE"/>
    </style:style>
    <style:style style:name="P2032" style:parent-style-name="Normal" style:family="paragraph">
      <style:text-properties fo:language="sv" fo:country="SE"/>
    </style:style>
    <style:style style:name="P2033" style:parent-style-name="Normal" style:family="paragraph">
      <style:text-properties fo:language="sv" fo:country="SE"/>
    </style:style>
    <style:style style:name="P2034" style:parent-style-name="Normal" style:family="paragraph">
      <style:text-properties fo:font-weight="bold" style:font-weight-asian="bold" style:font-weight-complex="bold" fo:language="sv" fo:country="SE"/>
    </style:style>
    <style:style style:name="P2035" style:parent-style-name="Normal" style:family="paragraph">
      <style:text-properties fo:language="sv" fo:country="SE"/>
    </style:style>
    <style:style style:name="P2036" style:parent-style-name="Normal" style:family="paragraph">
      <style:text-properties fo:language="sv" fo:country="SE"/>
    </style:style>
    <style:style style:name="P2037" style:parent-style-name="Normal" style:family="paragraph">
      <style:text-properties fo:font-weight="bold" style:font-weight-asian="bold" style:font-weight-complex="bold" fo:language="sv" fo:country="SE"/>
    </style:style>
    <style:style style:name="P2038" style:parent-style-name="Normal" style:family="paragraph">
      <style:text-properties fo:language="sv" fo:country="SE"/>
    </style:style>
    <style:style style:name="P2039" style:parent-style-name="Normal" style:family="paragraph">
      <style:text-properties fo:language="sv" fo:country="SE"/>
    </style:style>
    <style:style style:name="P2040" style:parent-style-name="Normal" style:family="paragraph">
      <style:text-properties fo:font-weight="bold" style:font-weight-asian="bold" style:font-weight-complex="bold" fo:language="sv" fo:country="SE"/>
    </style:style>
    <style:style style:name="P2041" style:parent-style-name="Normal" style:family="paragraph">
      <style:text-properties fo:language="sv" fo:country="SE"/>
    </style:style>
    <style:style style:name="T2042" style:parent-style-name="Hyperlink" style:family="text">
      <style:text-properties fo:language="sv" fo:country="SE"/>
    </style:style>
    <style:style style:name="T2043" style:parent-style-name="Hyperlink" style:family="text">
      <style:text-properties fo:language="sv" fo:country="SE"/>
    </style:style>
    <style:style style:name="T2044" style:parent-style-name="Hyperlink" style:family="text">
      <style:text-properties fo:language="sv" fo:country="SE"/>
    </style:style>
    <style:style style:name="T2045" style:parent-style-name="Hyperlink" style:family="text">
      <style:text-properties fo:language="sv" fo:country="SE"/>
    </style:style>
    <style:style style:name="P2046" style:parent-style-name="Normal" style:family="paragraph">
      <style:text-properties fo:font-weight="bold" style:font-weight-asian="bold" style:font-weight-complex="bold" fo:language="sv" fo:country="SE"/>
    </style:style>
    <style:style style:name="P2047" style:parent-style-name="Normal" style:family="paragraph">
      <style:text-properties fo:language="sv" fo:country="SE"/>
    </style:style>
    <style:style style:name="T2048" style:parent-style-name="Hyperlink" style:family="text">
      <style:text-properties fo:language="sv" fo:country="SE"/>
    </style:style>
    <style:style style:name="T2049" style:parent-style-name="Hyperlink" style:family="text">
      <style:text-properties fo:language="sv" fo:country="SE"/>
    </style:style>
    <style:style style:name="T2050" style:parent-style-name="Hyperlink" style:family="text">
      <style:text-properties fo:language="sv" fo:country="SE"/>
    </style:style>
    <style:style style:name="T2051" style:parent-style-name="Hyperlink" style:family="text">
      <style:text-properties fo:language="sv" fo:country="SE"/>
    </style:style>
    <style:style style:name="P2052" style:parent-style-name="Normal" style:family="paragraph">
      <style:text-properties fo:language="sv" fo:country="SE"/>
    </style:style>
    <style:style style:name="T2053" style:parent-style-name="Hyperlink" style:family="text">
      <style:text-properties fo:language="sv" fo:country="SE"/>
    </style:style>
    <style:style style:name="P2054" style:parent-style-name="Normal" style:family="paragraph">
      <style:text-properties fo:language="sv" fo:country="SE"/>
    </style:style>
    <style:style style:name="P2055" style:parent-style-name="Normal" style:family="paragraph">
      <style:text-properties fo:language="sv" fo:country="SE"/>
    </style:style>
    <style:style style:name="P2056" style:parent-style-name="Normal" style:family="paragraph">
      <style:text-properties fo:language="sv" fo:country="SE"/>
    </style:style>
    <style:style style:name="P2057" style:parent-style-name="Normal" style:family="paragraph">
      <style:text-properties fo:font-weight="bold" style:font-weight-asian="bold" style:font-weight-complex="bold" fo:language="sv" fo:country="SE"/>
    </style:style>
    <style:style style:name="P2058" style:parent-style-name="Normal" style:family="paragraph">
      <style:text-properties fo:language="sv" fo:country="SE"/>
    </style:style>
    <style:style style:name="P2059" style:parent-style-name="Normal" style:family="paragraph">
      <style:text-properties fo:language="sv" fo:country="SE"/>
    </style:style>
    <style:style style:name="T2060" style:parent-style-name="Hyperlink" style:family="text">
      <style:text-properties fo:language="sv" fo:country="SE"/>
    </style:style>
    <style:style style:name="P2061" style:parent-style-name="Normal" style:family="paragraph">
      <style:text-properties fo:font-weight="bold" style:font-weight-asian="bold" style:font-weight-complex="bold" fo:language="sv" fo:country="SE"/>
    </style:style>
    <style:style style:name="P2062" style:parent-style-name="Normal" style:list-style-name="LFO75" style:family="paragraph">
      <style:text-properties fo:language="sv" fo:country="SE"/>
    </style:style>
    <style:style style:name="P2063" style:parent-style-name="Normal" style:list-style-name="LFO75" style:family="paragraph">
      <style:text-properties fo:language="sv" fo:country="SE"/>
    </style:style>
    <style:style style:name="P2064" style:parent-style-name="Normal" style:list-style-name="LFO75" style:family="paragraph">
      <style:text-properties fo:language="sv" fo:country="SE"/>
    </style:style>
    <style:style style:name="P2065" style:parent-style-name="Normal" style:list-style-name="LFO75" style:family="paragraph">
      <style:text-properties fo:language="sv" fo:country="SE"/>
    </style:style>
    <style:style style:name="P2066" style:parent-style-name="Normal" style:list-style-name="LFO75" style:family="paragraph">
      <style:text-properties fo:language="sv" fo:country="SE"/>
    </style:style>
    <style:style style:name="P2067" style:parent-style-name="Normal" style:family="paragraph">
      <style:text-properties fo:language="sv" fo:country="SE"/>
    </style:style>
    <style:style style:name="P2068" style:parent-style-name="Normal" style:family="paragraph">
      <style:text-properties fo:font-weight="bold" style:font-weight-asian="bold" style:font-weight-complex="bold" fo:language="sv" fo:country="SE"/>
    </style:style>
    <style:style style:name="P2069" style:parent-style-name="Normal" style:family="paragraph">
      <style:text-properties fo:font-weight="bold" style:font-weight-asian="bold" style:font-weight-complex="bold" fo:language="sv" fo:country="SE"/>
    </style:style>
    <style:style style:name="P2070" style:parent-style-name="Normal" style:family="paragraph">
      <style:text-properties fo:language="sv" fo:country="SE"/>
    </style:style>
    <style:style style:name="P2071" style:parent-style-name="Normal" style:family="paragraph">
      <style:text-properties fo:language="sv" fo:country="SE"/>
    </style:style>
    <style:style style:name="P2072" style:parent-style-name="Normal" style:family="paragraph">
      <style:text-properties fo:language="sv" fo:country="SE"/>
    </style:style>
    <style:style style:name="T2073" style:parent-style-name="Hyperlink" style:family="text">
      <style:text-properties fo:language="sv" fo:country="SE"/>
    </style:style>
    <style:style style:name="P2074" style:parent-style-name="Normal" style:family="paragraph">
      <style:text-properties fo:font-weight="bold" style:font-weight-asian="bold" style:font-weight-complex="bold" fo:language="sv" fo:country="SE"/>
    </style:style>
    <style:style style:name="P2075" style:parent-style-name="Normal" style:family="paragraph">
      <style:text-properties fo:language="sv" fo:country="SE"/>
    </style:style>
    <style:style style:name="P2076" style:parent-style-name="Normal" style:family="paragraph">
      <style:text-properties fo:language="sv" fo:country="SE"/>
    </style:style>
    <style:style style:name="P2077" style:parent-style-name="Normal" style:family="paragraph">
      <style:text-properties fo:font-weight="bold" style:font-weight-asian="bold" style:font-weight-complex="bold" fo:language="sv" fo:country="SE"/>
    </style:style>
    <style:style style:name="P2078" style:parent-style-name="Normal" style:family="paragraph">
      <style:text-properties fo:language="sv" fo:country="SE"/>
    </style:style>
    <style:style style:name="P2079" style:parent-style-name="Normal" style:family="paragraph">
      <style:text-properties fo:language="sv" fo:country="SE"/>
    </style:style>
    <style:style style:name="P2080" style:parent-style-name="Normal" style:family="paragraph">
      <style:text-properties fo:language="sv" fo:country="SE"/>
    </style:style>
    <style:style style:name="P2081" style:parent-style-name="Normal" style:family="paragraph">
      <style:text-properties fo:font-weight="bold" style:font-weight-asian="bold" style:font-weight-complex="bold" fo:language="sv" fo:country="SE"/>
    </style:style>
    <style:style style:name="P2082" style:parent-style-name="Normal" style:family="paragraph">
      <style:text-properties fo:language="sv" fo:country="SE"/>
    </style:style>
    <style:style style:name="P2083" style:parent-style-name="Normal" style:family="paragraph">
      <style:text-properties fo:language="sv" fo:country="SE"/>
    </style:style>
    <style:style style:name="P2084" style:parent-style-name="Normal" style:family="paragraph">
      <style:text-properties fo:language="sv" fo:country="SE"/>
    </style:style>
    <style:style style:name="P2085" style:parent-style-name="Normal" style:family="paragraph">
      <style:text-properties fo:font-weight="bold" style:font-weight-asian="bold" style:font-weight-complex="bold" fo:language="sv" fo:country="SE"/>
    </style:style>
    <style:style style:name="P2086" style:parent-style-name="Normal" style:family="paragraph">
      <style:text-properties fo:language="sv" fo:country="SE"/>
    </style:style>
    <style:style style:name="P2087" style:parent-style-name="Normal" style:family="paragraph">
      <style:text-properties fo:language="sv" fo:country="SE"/>
    </style:style>
    <style:style style:name="P2088" style:parent-style-name="Normal" style:family="paragraph">
      <style:text-properties fo:font-weight="bold" style:font-weight-asian="bold" style:font-weight-complex="bold" fo:language="sv" fo:country="SE"/>
    </style:style>
    <style:style style:name="P2089" style:parent-style-name="Normal" style:family="paragraph">
      <style:text-properties fo:language="sv" fo:country="SE"/>
    </style:style>
    <style:style style:name="T2090" style:parent-style-name="Hyperlink" style:family="text">
      <style:text-properties fo:language="sv" fo:country="SE"/>
    </style:style>
    <style:style style:name="P2091" style:parent-style-name="Normal" style:family="paragraph">
      <style:text-properties fo:font-weight="bold" style:font-weight-asian="bold" style:font-weight-complex="bold" fo:language="sv" fo:country="SE"/>
    </style:style>
    <style:style style:name="P2092" style:parent-style-name="Normal" style:family="paragraph">
      <style:text-properties fo:language="sv" fo:country="SE"/>
    </style:style>
    <style:style style:name="P2093" style:parent-style-name="Normal" style:family="paragraph">
      <style:text-properties fo:language="sv" fo:country="SE"/>
    </style:style>
    <style:style style:name="P2094" style:parent-style-name="Normal" style:family="paragraph">
      <style:text-properties fo:font-weight="bold" style:font-weight-asian="bold" style:font-weight-complex="bold" fo:language="sv" fo:country="SE"/>
    </style:style>
    <style:style style:name="P2095" style:parent-style-name="Normal" style:list-style-name="LFO76" style:family="paragraph">
      <style:text-properties fo:font-weight="bold" style:font-weight-asian="bold" style:font-weight-complex="bold" fo:language="sv" fo:country="SE"/>
    </style:style>
    <style:style style:name="P2096" style:parent-style-name="Normal" style:family="paragraph">
      <style:text-properties fo:language="sv" fo:country="SE"/>
    </style:style>
    <style:style style:name="P2097" style:parent-style-name="Normal" style:list-style-name="LFO76" style:family="paragraph">
      <style:text-properties fo:font-weight="bold" style:font-weight-asian="bold" style:font-weight-complex="bold" fo:language="sv" fo:country="SE"/>
    </style:style>
    <style:style style:name="P2098" style:parent-style-name="Normal" style:family="paragraph">
      <style:text-properties fo:language="sv" fo:country="SE"/>
    </style:style>
    <style:style style:name="P2099" style:parent-style-name="Normal" style:list-style-name="LFO76" style:family="paragraph">
      <style:text-properties fo:font-weight="bold" style:font-weight-asian="bold" style:font-weight-complex="bold" fo:language="sv" fo:country="SE"/>
    </style:style>
    <style:style style:name="P2100" style:parent-style-name="Normal" style:family="paragraph">
      <style:text-properties fo:language="sv" fo:country="SE"/>
    </style:style>
    <style:style style:name="P2101" style:parent-style-name="Normal" style:list-style-name="LFO76" style:family="paragraph">
      <style:text-properties fo:font-weight="bold" style:font-weight-asian="bold" style:font-weight-complex="bold" fo:language="sv" fo:country="SE"/>
    </style:style>
    <style:style style:name="P2102" style:parent-style-name="Normal" style:family="paragraph">
      <style:text-properties fo:language="sv" fo:country="SE"/>
    </style:style>
    <style:style style:name="P2103" style:parent-style-name="Normal" style:list-style-name="LFO76" style:family="paragraph">
      <style:text-properties fo:font-weight="bold" style:font-weight-asian="bold" style:font-weight-complex="bold" fo:language="sv" fo:country="SE"/>
    </style:style>
    <style:style style:name="P2104" style:parent-style-name="Normal" style:family="paragraph">
      <style:text-properties fo:language="sv" fo:country="SE"/>
    </style:style>
    <style:style style:name="P2105" style:parent-style-name="Normal" style:list-style-name="LFO76" style:family="paragraph">
      <style:text-properties fo:font-weight="bold" style:font-weight-asian="bold" style:font-weight-complex="bold" fo:language="sv" fo:country="SE"/>
    </style:style>
    <style:style style:name="P2106" style:parent-style-name="Normal" style:family="paragraph">
      <style:text-properties fo:language="sv" fo:country="SE"/>
    </style:style>
    <style:style style:name="P2107" style:parent-style-name="Normal" style:list-style-name="LFO76" style:family="paragraph">
      <style:text-properties fo:font-weight="bold" style:font-weight-asian="bold" style:font-weight-complex="bold" fo:language="sv" fo:country="SE"/>
    </style:style>
    <style:style style:name="P2108" style:parent-style-name="Normal" style:family="paragraph">
      <style:text-properties fo:language="sv" fo:country="SE"/>
    </style:style>
    <style:style style:name="P2109" style:parent-style-name="Normal" style:list-style-name="LFO76" style:family="paragraph">
      <style:text-properties fo:font-weight="bold" style:font-weight-asian="bold" style:font-weight-complex="bold" fo:language="sv" fo:country="SE"/>
    </style:style>
    <style:style style:name="P2110" style:parent-style-name="Normal" style:family="paragraph">
      <style:text-properties fo:language="sv" fo:country="SE"/>
    </style:style>
    <style:style style:name="P2111" style:parent-style-name="Normal" style:list-style-name="LFO76" style:family="paragraph">
      <style:text-properties fo:language="sv" fo:country="SE"/>
    </style:style>
    <style:style style:name="P2112" style:parent-style-name="Normal" style:list-style-name="LFO76" style:family="paragraph">
      <style:text-properties fo:language="sv" fo:country="SE"/>
    </style:style>
    <style:style style:name="P2113" style:parent-style-name="Normal" style:list-style-name="LFO76" style:family="paragraph">
      <style:text-properties fo:font-weight="bold" style:font-weight-asian="bold" style:font-weight-complex="bold" fo:language="sv" fo:country="SE"/>
    </style:style>
    <style:style style:name="P2114" style:parent-style-name="Normal" style:family="paragraph">
      <style:text-properties fo:language="sv" fo:country="SE"/>
    </style:style>
    <style:style style:name="P2115" style:parent-style-name="Normal" style:list-style-name="LFO76" style:family="paragraph"/>
    <style:style style:name="T2116" style:parent-style-name="DefaultParagraphFont" style:family="text">
      <style:text-properties fo:font-weight="bold" style:font-weight-asian="bold" style:font-weight-complex="bold" fo:language="sv" fo:country="SE"/>
    </style:style>
    <style:style style:name="T2117" style:parent-style-name="DefaultParagraphFont" style:family="text">
      <style:text-properties fo:font-weight="bold" style:font-weight-asian="bold" style:font-weight-complex="bold"/>
    </style:style>
    <style:style style:name="P2118" style:parent-style-name="Normal" style:family="paragraph">
      <style:text-properties fo:language="sv" fo:country="SE"/>
    </style:style>
    <style:style style:name="P2119" style:parent-style-name="Normal" style:list-style-name="LFO76" style:family="paragraph">
      <style:text-properties fo:font-weight="bold" style:font-weight-asian="bold" style:font-weight-complex="bold" fo:language="sv" fo:country="SE"/>
    </style:style>
    <style:style style:name="P2120" style:parent-style-name="Normal" style:family="paragraph">
      <style:text-properties fo:language="sv" fo:country="SE"/>
    </style:style>
    <style:style style:name="P2121" style:parent-style-name="Normal" style:list-style-name="LFO76" style:family="paragraph">
      <style:text-properties fo:font-weight="bold" style:font-weight-asian="bold" style:font-weight-complex="bold" fo:language="sv" fo:country="SE"/>
    </style:style>
    <style:style style:name="P2122" style:parent-style-name="Normal" style:family="paragraph">
      <style:text-properties fo:language="sv" fo:country="SE"/>
    </style:style>
    <style:style style:name="P2123" style:parent-style-name="Normal" style:family="paragraph">
      <style:text-properties fo:language="sv" fo:country="SE"/>
    </style:style>
    <style:style style:name="P2124" style:parent-style-name="Normal" style:list-style-name="LFO76" style:family="paragraph"/>
    <style:style style:name="T2125" style:parent-style-name="DefaultParagraphFont" style:family="text">
      <style:text-properties fo:font-weight="bold" style:font-weight-asian="bold" style:font-weight-complex="bold" fo:language="sv" fo:country="SE"/>
    </style:style>
    <style:style style:name="T2126" style:parent-style-name="DefaultParagraphFont" style:family="text">
      <style:text-properties fo:font-weight="bold" style:font-weight-asian="bold" style:font-weight-complex="bold"/>
    </style:style>
    <style:style style:name="P2127" style:parent-style-name="Normal" style:family="paragraph">
      <style:text-properties fo:language="sv" fo:country="SE"/>
    </style:style>
    <style:style style:name="P2128" style:parent-style-name="Normal" style:family="paragraph">
      <style:text-properties fo:language="sv" fo:country="SE"/>
    </style:style>
    <style:style style:name="P2129" style:parent-style-name="Normal" style:list-style-name="LFO76" style:family="paragraph">
      <style:text-properties fo:font-weight="bold" style:font-weight-asian="bold" style:font-weight-complex="bold" fo:language="sv" fo:country="SE"/>
    </style:style>
    <style:style style:name="P2130" style:parent-style-name="Normal" style:family="paragraph">
      <style:text-properties fo:language="sv" fo:country="SE"/>
    </style:style>
    <style:style style:name="P2131" style:parent-style-name="Normal" style:list-style-name="LFO76" style:family="paragraph">
      <style:text-properties fo:font-weight="bold" style:font-weight-asian="bold" style:font-weight-complex="bold" fo:language="sv" fo:country="SE"/>
    </style:style>
    <style:style style:name="P2132" style:parent-style-name="Normal" style:family="paragraph">
      <style:text-properties fo:language="sv" fo:country="SE"/>
    </style:style>
    <style:style style:name="P2133" style:parent-style-name="Normal" style:list-style-name="LFO76" style:family="paragraph">
      <style:text-properties fo:font-weight="bold" style:font-weight-asian="bold" style:font-weight-complex="bold" fo:language="sv" fo:country="SE"/>
    </style:style>
    <style:style style:name="P2134" style:parent-style-name="Normal" style:family="paragraph">
      <style:text-properties fo:language="sv" fo:country="SE"/>
    </style:style>
    <style:style style:name="P2135" style:parent-style-name="Normal" style:list-style-name="LFO76" style:family="paragraph">
      <style:text-properties fo:font-weight="bold" style:font-weight-asian="bold" style:font-weight-complex="bold" fo:language="sv" fo:country="SE"/>
    </style:style>
    <style:style style:name="P2136" style:parent-style-name="Normal" style:family="paragraph">
      <style:text-properties fo:language="sv" fo:country="SE"/>
    </style:style>
    <style:style style:name="P2137" style:parent-style-name="Normal" style:family="paragraph">
      <style:text-properties fo:language="sv" fo:country="SE"/>
    </style:style>
    <style:style style:name="P2138" style:parent-style-name="Normal" style:family="paragraph">
      <style:text-properties fo:language="sv" fo:country="SE"/>
    </style:style>
    <style:style style:name="T2139" style:parent-style-name="Hyperlink" style:family="text">
      <style:text-properties fo:font-weight="bold" style:font-weight-asian="bold" style:font-weight-complex="bold" fo:language="sv" fo:country="SE"/>
    </style:style>
    <style:style style:name="P2140" style:parent-style-name="Normal" style:family="paragraph">
      <style:text-properties fo:language="sv" fo:country="SE"/>
    </style:style>
    <style:style style:name="P2141" style:parent-style-name="Normal" style:family="paragraph">
      <style:text-properties fo:language="sv" fo:country="SE"/>
    </style:style>
    <style:style style:name="P2142" style:parent-style-name="Normal" style:family="paragraph">
      <style:text-properties fo:font-weight="bold" style:font-weight-asian="bold" style:font-weight-complex="bold" fo:language="sv" fo:country="SE"/>
    </style:style>
    <style:style style:name="P2143" style:parent-style-name="Normal" style:family="paragraph">
      <style:text-properties fo:language="sv" fo:country="SE"/>
    </style:style>
    <style:style style:name="P2144" style:parent-style-name="Normal" style:list-style-name="LFO77" style:family="paragraph">
      <style:text-properties fo:language="sv" fo:country="SE"/>
    </style:style>
    <style:style style:name="P2145" style:parent-style-name="Normal" style:list-style-name="LFO77" style:family="paragraph">
      <style:text-properties fo:language="sv" fo:country="SE"/>
    </style:style>
    <style:style style:name="P2146" style:parent-style-name="Normal" style:list-style-name="LFO77" style:family="paragraph">
      <style:text-properties fo:language="sv" fo:country="SE"/>
    </style:style>
    <style:style style:name="P2147" style:parent-style-name="Normal" style:list-style-name="LFO77" style:family="paragraph"/>
    <style:style style:name="P2148" style:parent-style-name="Normal" style:family="paragraph">
      <style:text-properties fo:language="sv" fo:country="SE"/>
    </style:style>
    <style:style style:name="T2149" style:parent-style-name="Hyperlink" style:family="text">
      <style:text-properties fo:language="sv" fo:country="SE"/>
    </style:style>
    <style:style style:name="P2150" style:parent-style-name="Normal" style:family="paragraph">
      <style:text-properties fo:font-weight="bold" style:font-weight-asian="bold" style:font-weight-complex="bold" fo:language="sv" fo:country="SE"/>
    </style:style>
    <style:style style:name="P2151" style:parent-style-name="Normal" style:family="paragraph">
      <style:text-properties fo:language="sv" fo:country="SE"/>
    </style:style>
    <style:style style:name="P2152" style:parent-style-name="Normal" style:list-style-name="LFO78" style:family="paragraph">
      <style:text-properties fo:language="sv" fo:country="SE"/>
    </style:style>
    <style:style style:name="P2153" style:parent-style-name="Normal" style:list-style-name="LFO78" style:family="paragraph">
      <style:text-properties fo:language="sv" fo:country="SE"/>
    </style:style>
    <style:style style:name="P2154" style:parent-style-name="Normal" style:list-style-name="LFO78" style:family="paragraph">
      <style:text-properties fo:language="sv" fo:country="SE"/>
    </style:style>
    <style:style style:name="P2155" style:parent-style-name="Normal" style:family="paragraph">
      <style:text-properties fo:language="sv" fo:country="SE"/>
    </style:style>
    <style:style style:name="P2156" style:parent-style-name="Normal" style:family="paragraph">
      <style:text-properties fo:font-weight="bold" style:font-weight-asian="bold" style:font-weight-complex="bold" fo:language="sv" fo:country="SE"/>
    </style:style>
    <style:style style:name="P2157" style:parent-style-name="Normal" style:family="paragraph">
      <style:text-properties fo:language="sv" fo:country="SE"/>
    </style:style>
    <style:style style:name="P2158" style:parent-style-name="Normal" style:family="paragraph">
      <style:text-properties fo:font-weight="bold" style:font-weight-asian="bold" style:font-weight-complex="bold" fo:language="sv" fo:country="SE"/>
    </style:style>
    <style:style style:name="P2159" style:parent-style-name="Normal" style:family="paragraph">
      <style:text-properties fo:language="sv" fo:country="SE"/>
    </style:style>
    <style:style style:name="T2160" style:parent-style-name="Hyperlink" style:family="text">
      <style:text-properties fo:language="sv" fo:country="SE"/>
    </style:style>
    <style:style style:name="P2161" style:parent-style-name="Normal" style:family="paragraph">
      <style:text-properties fo:font-weight="bold" style:font-weight-asian="bold" style:font-weight-complex="bold" fo:language="sv" fo:country="SE"/>
    </style:style>
    <style:style style:name="P2162" style:parent-style-name="Normal" style:family="paragraph">
      <style:text-properties fo:language="sv" fo:country="SE"/>
    </style:style>
    <style:style style:name="T2163" style:parent-style-name="Hyperlink" style:family="text">
      <style:text-properties fo:language="sv" fo:country="SE"/>
    </style:style>
    <style:style style:name="T2164" style:parent-style-name="Hyperlink" style:family="text">
      <style:text-properties fo:language="sv" fo:country="SE"/>
    </style:style>
    <style:style style:name="P2165" style:parent-style-name="Normal" style:family="paragraph">
      <style:text-properties fo:font-weight="bold" style:font-weight-asian="bold" style:font-weight-complex="bold" fo:language="sv" fo:country="SE"/>
    </style:style>
    <style:style style:name="T2166" style:parent-style-name="Hyperlink" style:family="text">
      <style:text-properties fo:language="sv" fo:country="SE"/>
    </style:style>
    <style:style style:name="P2167" style:parent-style-name="Normal" style:family="paragraph">
      <style:text-properties fo:font-weight="bold" style:font-weight-asian="bold" style:font-weight-complex="bold" fo:language="sv" fo:country="SE"/>
    </style:style>
    <style:style style:name="P2168" style:parent-style-name="Normal" style:list-style-name="LFO79" style:family="paragraph">
      <style:text-properties fo:font-weight="bold" style:font-weight-asian="bold" style:font-weight-complex="bold" fo:language="sv" fo:country="SE"/>
    </style:style>
    <style:style style:name="P2169" style:parent-style-name="Normal" style:family="paragraph">
      <style:text-properties fo:language="sv" fo:country="SE"/>
    </style:style>
    <style:style style:name="P2170" style:parent-style-name="Normal" style:list-style-name="LFO79" style:family="paragraph">
      <style:text-properties fo:font-weight="bold" style:font-weight-asian="bold" style:font-weight-complex="bold" fo:language="sv" fo:country="SE"/>
    </style:style>
    <style:style style:name="P2171" style:parent-style-name="Normal" style:family="paragraph">
      <style:text-properties fo:language="sv" fo:country="SE"/>
    </style:style>
    <style:style style:name="TableColumn2173" style:family="table-column">
      <style:table-column-properties style:column-width="6.8111in"/>
    </style:style>
    <style:style style:name="Table2172" style:family="table">
      <style:table-properties style:width="6.8111in" fo:margin-left="0.5in" table:align="left"/>
    </style:style>
    <style:style style:name="TableRow2174" style:family="table-row">
      <style:table-row-properties/>
    </style:style>
    <style:style style:name="TableCell2175" style:family="table-cell">
      <style:table-cell-properties fo:border="none" fo:background-color="#F5F5F5" style:writing-mode="lr-tb" style:vertical-align="middle" fo:padding-top="0.0104in" fo:padding-left="0.0104in" fo:padding-bottom="0.0104in" fo:padding-right="0.0104in"/>
    </style:style>
    <style:style style:name="P2176" style:parent-style-name="Normal" style:family="paragraph">
      <style:text-properties fo:language="sv" fo:country="SE"/>
    </style:style>
    <style:style style:name="TableRow2177" style:family="table-row">
      <style:table-row-properties/>
    </style:style>
    <style:style style:name="TableCell2178" style:family="table-cell">
      <style:table-cell-properties fo:border="0.0104in solid #DDDDDD" fo:background-color="#F5F5F5" style:writing-mode="lr-tb" style:vertical-align="middle" fo:padding-top="0.0104in" fo:padding-left="0.0104in" fo:padding-bottom="0.0104in" fo:padding-right="0.0104in"/>
    </style:style>
    <style:style style:name="P2179" style:parent-style-name="Normal" style:family="paragraph">
      <style:text-properties fo:font-weight="bold" style:font-weight-asian="bold" style:font-weight-complex="bold"/>
    </style:style>
    <style:style style:name="TableRow2180" style:family="table-row">
      <style:table-row-properties/>
    </style:style>
    <style:style style:name="TableCell2181" style:family="table-cell">
      <style:table-cell-properties fo:border="0.0104in solid #DDDDDD" fo:background-color="#F9F9F9" style:writing-mode="lr-tb" style:vertical-align="middle" fo:padding-top="0.0104in" fo:padding-left="0.0104in" fo:padding-bottom="0.0104in" fo:padding-right="0.0104in"/>
    </style:style>
    <style:style style:name="P2182" style:parent-style-name="Normal" style:family="paragraph">
      <style:text-properties fo:font-weight="bold" style:font-weight-asian="bold" style:font-weight-complex="bold"/>
    </style:style>
    <style:style style:name="TableRow2183" style:family="table-row">
      <style:table-row-properties/>
    </style:style>
    <style:style style:name="TableCell2184" style:family="table-cell">
      <style:table-cell-properties fo:border="0.0104in solid #DDDDDD" style:writing-mode="lr-tb" style:vertical-align="middle" fo:padding-top="0.0104in" fo:padding-left="0.0104in" fo:padding-bottom="0.0104in" fo:padding-right="0.0104in"/>
    </style:style>
    <style:style style:name="P2185" style:parent-style-name="Normal" style:family="paragraph">
      <style:text-properties fo:font-weight="bold" style:font-weight-asian="bold" style:font-weight-complex="bold"/>
    </style:style>
    <style:style style:name="TableRow2186" style:family="table-row">
      <style:table-row-properties/>
    </style:style>
    <style:style style:name="TableCell2187" style:family="table-cell">
      <style:table-cell-properties fo:border="0.0104in solid #DDDDDD" fo:background-color="#F9F9F9" style:writing-mode="lr-tb" style:vertical-align="middle" fo:padding-top="0.0104in" fo:padding-left="0.0104in" fo:padding-bottom="0.0104in" fo:padding-right="0.0104in"/>
    </style:style>
    <style:style style:name="P2188" style:parent-style-name="Normal" style:family="paragraph">
      <style:text-properties fo:font-weight="bold" style:font-weight-asian="bold" style:font-weight-complex="bold"/>
    </style:style>
    <style:style style:name="TableRow2189" style:family="table-row">
      <style:table-row-properties/>
    </style:style>
    <style:style style:name="TableCell2190" style:family="table-cell">
      <style:table-cell-properties fo:border="0.0104in solid #DDDDDD" style:writing-mode="lr-tb" style:vertical-align="middle" fo:padding-top="0.0104in" fo:padding-left="0.0104in" fo:padding-bottom="0.0104in" fo:padding-right="0.0104in"/>
    </style:style>
    <style:style style:name="P2191" style:parent-style-name="Normal" style:family="paragraph">
      <style:text-properties fo:font-weight="bold" style:font-weight-asian="bold" style:font-weight-complex="bold"/>
    </style:style>
    <style:style style:name="TableRow2192" style:family="table-row">
      <style:table-row-properties/>
    </style:style>
    <style:style style:name="TableCell2193" style:family="table-cell">
      <style:table-cell-properties fo:border="0.0104in solid #DDDDDD" fo:background-color="#F9F9F9" style:writing-mode="lr-tb" style:vertical-align="middle" fo:padding-top="0.0104in" fo:padding-left="0.0104in" fo:padding-bottom="0.0104in" fo:padding-right="0.0104in"/>
    </style:style>
    <style:style style:name="P2194" style:parent-style-name="Normal" style:family="paragraph">
      <style:text-properties fo:font-weight="bold" style:font-weight-asian="bold" style:font-weight-complex="bold"/>
    </style:style>
    <style:style style:name="P2195" style:parent-style-name="Normal" style:family="paragraph">
      <style:text-properties fo:language="sv" fo:country="SE"/>
    </style:style>
    <style:style style:name="P2196" style:parent-style-name="Normal" style:list-style-name="LFO79" style:family="paragraph">
      <style:text-properties fo:font-weight="bold" style:font-weight-asian="bold" style:font-weight-complex="bold" fo:language="sv" fo:country="SE"/>
    </style:style>
    <style:style style:name="P2197" style:parent-style-name="Normal" style:family="paragraph">
      <style:text-properties fo:language="sv" fo:country="SE"/>
    </style:style>
    <style:style style:name="P2198" style:parent-style-name="Normal" style:list-style-name="LFO79" style:family="paragraph">
      <style:text-properties fo:language="sv" fo:country="SE"/>
    </style:style>
    <style:style style:name="P2199" style:parent-style-name="Normal" style:list-style-name="LFO79" style:family="paragraph"/>
    <style:style style:name="P2200" style:parent-style-name="Normal" style:list-style-name="LFO79" style:family="paragraph">
      <style:text-properties fo:language="sv" fo:country="SE"/>
    </style:style>
    <style:style style:name="P2201" style:parent-style-name="Normal" style:list-style-name="LFO79" style:family="paragraph">
      <style:text-properties fo:language="sv" fo:country="SE"/>
    </style:style>
    <style:style style:name="P2202" style:parent-style-name="Normal" style:list-style-name="LFO79" style:family="paragraph">
      <style:text-properties fo:font-weight="bold" style:font-weight-asian="bold" style:font-weight-complex="bold" fo:language="sv" fo:country="SE"/>
    </style:style>
    <style:style style:name="P2203" style:parent-style-name="Normal" style:family="paragraph">
      <style:text-properties fo:language="sv" fo:country="SE"/>
    </style:style>
    <style:style style:name="P2204" style:parent-style-name="Normal" style:list-style-name="LFO79" style:family="paragraph">
      <style:text-properties fo:font-weight="bold" style:font-weight-asian="bold" style:font-weight-complex="bold"/>
    </style:style>
    <style:style style:name="P2205" style:parent-style-name="Normal" style:family="paragraph">
      <style:text-properties fo:language="sv" fo:country="SE"/>
    </style:style>
    <style:style style:name="T2206" style:parent-style-name="Hyperlink" style:family="text">
      <style:text-properties fo:language="sv" fo:country="SE"/>
    </style:style>
    <style:style style:name="P2207" style:parent-style-name="Normal" style:family="paragraph">
      <style:text-properties fo:language="sv" fo:country="SE"/>
    </style:style>
    <style:style style:name="P2208" style:parent-style-name="Normal" style:family="paragraph">
      <style:text-properties fo:language="sv" fo:country="SE"/>
    </style:style>
    <style:style style:name="T2209" style:parent-style-name="Hyperlink" style:family="text">
      <style:text-properties fo:font-weight="bold" style:font-weight-asian="bold" style:font-weight-complex="bold" fo:language="sv" fo:country="SE"/>
    </style:style>
    <style:style style:name="P2210" style:parent-style-name="Normal" style:family="paragraph">
      <style:text-properties fo:language="sv" fo:country="SE"/>
    </style:style>
    <style:style style:name="P2211" style:parent-style-name="Normal" style:family="paragraph">
      <style:text-properties fo:language="sv" fo:country="SE"/>
    </style:style>
    <style:style style:name="P2212" style:parent-style-name="Normal" style:family="paragraph">
      <style:text-properties fo:language="sv" fo:country="SE"/>
    </style:style>
    <style:style style:name="P2213" style:parent-style-name="Normal" style:family="paragraph">
      <style:text-properties fo:font-weight="bold" style:font-weight-asian="bold" style:font-weight-complex="bold" fo:language="sv" fo:country="SE"/>
    </style:style>
    <style:style style:name="P2214" style:parent-style-name="Normal" style:list-style-name="LFO80" style:family="paragraph">
      <style:text-properties fo:language="sv" fo:country="SE"/>
    </style:style>
    <style:style style:name="P2215" style:parent-style-name="Normal" style:list-style-name="LFO80" style:family="paragraph">
      <style:text-properties fo:language="sv" fo:country="SE"/>
    </style:style>
    <style:style style:name="P2216" style:parent-style-name="Normal" style:list-style-name="LFO80" style:family="paragraph">
      <style:text-properties fo:language="sv" fo:country="SE"/>
    </style:style>
    <style:style style:name="P2217" style:parent-style-name="Normal" style:list-style-name="LFO80" style:family="paragraph">
      <style:text-properties fo:language="sv" fo:country="SE"/>
    </style:style>
    <style:style style:name="P2218" style:parent-style-name="Normal" style:list-style-name="LFO80" style:family="paragraph">
      <style:text-properties fo:language="sv" fo:country="SE"/>
    </style:style>
    <style:style style:name="P2219" style:parent-style-name="Normal" style:list-style-name="LFO80" style:family="paragraph">
      <style:text-properties fo:language="sv" fo:country="SE"/>
    </style:style>
    <style:style style:name="P2220" style:parent-style-name="Normal" style:family="paragraph">
      <style:text-properties fo:language="sv" fo:country="SE"/>
    </style:style>
    <style:style style:name="T2221" style:parent-style-name="Hyperlink" style:family="text">
      <style:text-properties fo:language="sv" fo:country="SE"/>
    </style:style>
    <style:style style:name="P2222" style:parent-style-name="Normal" style:family="paragraph">
      <style:text-properties fo:font-weight="bold" style:font-weight-asian="bold" style:font-weight-complex="bold" fo:language="sv" fo:country="SE"/>
    </style:style>
    <style:style style:name="P2223" style:parent-style-name="Normal" style:family="paragraph">
      <style:text-properties fo:font-weight="bold" style:font-weight-asian="bold" style:font-weight-complex="bold" fo:language="sv" fo:country="SE"/>
    </style:style>
    <style:style style:name="T2224" style:parent-style-name="DefaultParagraphFont" style:family="text">
      <style:text-properties fo:language="sv" fo:country="SE"/>
    </style:style>
    <style:style style:name="P2225" style:parent-style-name="Normal" style:list-style-name="LFO81" style:family="paragraph"/>
    <style:style style:name="P2226" style:parent-style-name="Normal" style:list-style-name="LFO81" style:family="paragraph">
      <style:text-properties fo:language="sv" fo:country="SE"/>
    </style:style>
    <style:style style:name="P2227" style:parent-style-name="Normal" style:list-style-name="LFO81" style:family="paragraph">
      <style:text-properties fo:language="sv" fo:country="SE"/>
    </style:style>
    <style:style style:name="P2228" style:parent-style-name="Normal" style:list-style-name="LFO81" style:family="paragraph">
      <style:text-properties fo:language="sv" fo:country="SE"/>
    </style:style>
    <style:style style:name="P2229" style:parent-style-name="Normal" style:family="paragraph">
      <style:text-properties fo:language="sv" fo:country="SE"/>
    </style:style>
    <style:style style:name="P2230" style:parent-style-name="Normal" style:family="paragraph">
      <style:text-properties fo:font-weight="bold" style:font-weight-asian="bold" style:font-weight-complex="bold" fo:language="sv" fo:country="SE"/>
    </style:style>
    <style:style style:name="P2231" style:parent-style-name="Normal" style:family="paragraph">
      <style:text-properties fo:language="sv" fo:country="SE"/>
    </style:style>
    <style:style style:name="P2232" style:parent-style-name="Normal" style:list-style-name="LFO82" style:family="paragraph"/>
    <style:style style:name="P2233" style:parent-style-name="Normal" style:list-style-name="LFO82" style:family="paragraph"/>
    <style:style style:name="P2234" style:parent-style-name="Normal" style:list-style-name="LFO82" style:family="paragraph"/>
    <style:style style:name="P2235" style:parent-style-name="Normal" style:family="paragraph">
      <style:text-properties fo:font-weight="bold" style:font-weight-asian="bold" style:font-weight-complex="bold"/>
    </style:style>
    <style:style style:name="P2236" style:parent-style-name="Normal" style:family="paragraph">
      <style:text-properties fo:language="sv" fo:country="SE"/>
    </style:style>
    <style:style style:name="P2237" style:parent-style-name="Normal" style:family="paragraph">
      <style:text-properties fo:font-weight="bold" style:font-weight-asian="bold" style:font-weight-complex="bold" fo:language="sv" fo:country="SE"/>
    </style:style>
    <style:style style:name="P2238" style:parent-style-name="Normal" style:family="paragraph">
      <style:text-properties fo:language="sv" fo:country="SE"/>
    </style:style>
    <style:style style:name="P2239" style:parent-style-name="Normal" style:list-style-name="LFO83" style:family="paragraph">
      <style:text-properties fo:language="sv" fo:country="SE"/>
    </style:style>
    <style:style style:name="P2240" style:parent-style-name="Normal" style:list-style-name="LFO83" style:family="paragraph">
      <style:text-properties fo:language="sv" fo:country="SE"/>
    </style:style>
    <style:style style:name="P2241" style:parent-style-name="Normal" style:list-style-name="LFO83" style:family="paragraph">
      <style:text-properties fo:language="sv" fo:country="SE"/>
    </style:style>
    <style:style style:name="P2242" style:parent-style-name="Normal" style:family="paragraph">
      <style:text-properties fo:font-weight="bold" style:font-weight-asian="bold" style:font-weight-complex="bold" fo:language="sv" fo:country="SE"/>
    </style:style>
    <style:style style:name="P2243" style:parent-style-name="Normal" style:family="paragraph">
      <style:text-properties fo:language="sv" fo:country="SE"/>
    </style:style>
    <style:style style:name="P2244" style:parent-style-name="Normal" style:family="paragraph">
      <style:text-properties fo:font-weight="bold" style:font-weight-asian="bold" style:font-weight-complex="bold" fo:language="sv" fo:country="SE"/>
    </style:style>
    <style:style style:name="P2245" style:parent-style-name="Normal" style:family="paragraph">
      <style:text-properties fo:language="sv" fo:country="SE"/>
    </style:style>
    <style:style style:name="P2246" style:parent-style-name="Normal" style:family="paragraph">
      <style:text-properties fo:language="sv" fo:country="SE"/>
    </style:style>
    <style:style style:name="P2247" style:parent-style-name="Normal" style:family="paragraph">
      <style:text-properties fo:font-weight="bold" style:font-weight-asian="bold" style:font-weight-complex="bold" fo:language="sv" fo:country="SE"/>
    </style:style>
    <style:style style:name="P2248" style:parent-style-name="Normal" style:family="paragraph">
      <style:text-properties fo:font-weight="bold" style:font-weight-asian="bold" style:font-weight-complex="bold" fo:language="sv" fo:country="SE"/>
    </style:style>
    <style:style style:name="P2249" style:parent-style-name="Normal" style:family="paragraph">
      <style:text-properties fo:language="sv" fo:country="SE"/>
    </style:style>
    <style:style style:name="P2250" style:parent-style-name="Normal" style:list-style-name="LFO84" style:family="paragraph">
      <style:text-properties fo:language="sv" fo:country="SE"/>
    </style:style>
    <style:style style:name="P2251" style:parent-style-name="Normal" style:list-style-name="LFO84" style:family="paragraph">
      <style:text-properties fo:language="sv" fo:country="SE"/>
    </style:style>
    <style:style style:name="P2252" style:parent-style-name="Normal" style:family="paragraph">
      <style:text-properties fo:language="sv" fo:country="SE"/>
    </style:style>
    <style:style style:name="T2253" style:parent-style-name="Hyperlink" style:family="text">
      <style:text-properties fo:language="sv" fo:country="SE"/>
    </style:style>
    <style:style style:name="T2254" style:parent-style-name="Hyperlink" style:family="text">
      <style:text-properties fo:language="sv" fo:country="SE"/>
    </style:style>
    <style:style style:name="P2255" style:parent-style-name="Normal" style:family="paragraph">
      <style:text-properties fo:font-weight="bold" style:font-weight-asian="bold" style:font-weight-complex="bold" fo:language="sv" fo:country="SE"/>
    </style:style>
    <style:style style:name="T2256" style:parent-style-name="Hyperlink" style:family="text">
      <style:text-properties fo:language="sv" fo:country="SE"/>
    </style:style>
    <style:style style:name="P2257" style:parent-style-name="Normal" style:family="paragraph">
      <style:text-properties fo:font-weight="bold" style:font-weight-asian="bold" style:font-weight-complex="bold" fo:language="sv" fo:country="SE"/>
    </style:style>
    <style:style style:name="P2258" style:parent-style-name="Normal" style:family="paragraph">
      <style:text-properties fo:language="sv" fo:country="SE"/>
    </style:style>
    <style:style style:name="P2259" style:parent-style-name="Normal" style:family="paragraph">
      <style:text-properties fo:language="sv" fo:country="SE"/>
    </style:style>
    <style:style style:name="P2260" style:parent-style-name="Normal" style:family="paragraph">
      <style:text-properties fo:language="sv" fo:country="SE"/>
    </style:style>
    <style:style style:name="P2261" style:parent-style-name="Normal" style:family="paragraph">
      <style:text-properties fo:font-weight="bold" style:font-weight-asian="bold" style:font-weight-complex="bold" fo:language="sv" fo:country="SE"/>
    </style:style>
    <style:style style:name="P2262" style:parent-style-name="Normal" style:family="paragraph">
      <style:text-properties fo:language="sv" fo:country="SE"/>
    </style:style>
    <style:style style:name="P2263" style:parent-style-name="Normal" style:family="paragraph">
      <style:text-properties fo:font-weight="bold" style:font-weight-asian="bold" style:font-weight-complex="bold"/>
    </style:style>
    <style:style style:name="P2264" style:parent-style-name="Normal" style:list-style-name="LFO85" style:family="paragraph">
      <style:text-properties fo:font-weight="bold" style:font-weight-asian="bold" style:font-weight-complex="bold" fo:language="sv" fo:country="SE"/>
    </style:style>
    <style:style style:name="P2265" style:parent-style-name="Normal" style:family="paragraph">
      <style:text-properties fo:language="sv" fo:country="SE"/>
    </style:style>
    <style:style style:name="P2266" style:parent-style-name="Normal" style:list-style-name="LFO85" style:family="paragraph">
      <style:text-properties fo:font-weight="bold" style:font-weight-asian="bold" style:font-weight-complex="bold" fo:language="sv" fo:country="SE"/>
    </style:style>
    <style:style style:name="P2267" style:parent-style-name="Normal" style:family="paragraph">
      <style:text-properties fo:language="sv" fo:country="SE"/>
    </style:style>
    <style:style style:name="P2268" style:parent-style-name="Normal" style:list-style-name="LFO85" style:family="paragraph">
      <style:text-properties fo:font-weight="bold" style:font-weight-asian="bold" style:font-weight-complex="bold" fo:language="sv" fo:country="SE"/>
    </style:style>
    <style:style style:name="P2269" style:parent-style-name="Normal" style:family="paragraph">
      <style:text-properties fo:language="sv" fo:country="SE"/>
    </style:style>
    <style:style style:name="P2270" style:parent-style-name="Normal" style:family="paragraph">
      <style:text-properties fo:language="sv" fo:country="SE"/>
    </style:style>
    <style:style style:name="P2271" style:parent-style-name="Normal" style:list-style-name="LFO85" style:family="paragraph">
      <style:text-properties fo:font-weight="bold" style:font-weight-asian="bold" style:font-weight-complex="bold" fo:language="sv" fo:country="SE"/>
    </style:style>
    <style:style style:name="P2272" style:parent-style-name="Normal" style:family="paragraph">
      <style:text-properties fo:language="sv" fo:country="SE"/>
    </style:style>
    <style:style style:name="T2273" style:parent-style-name="Hyperlink" style:family="text">
      <style:text-properties fo:language="sv" fo:country="SE"/>
    </style:style>
    <style:style style:name="P2274" style:parent-style-name="Normal" style:list-style-name="LFO85" style:family="paragraph">
      <style:text-properties fo:font-weight="bold" style:font-weight-asian="bold" style:font-weight-complex="bold" fo:language="sv" fo:country="SE"/>
    </style:style>
    <style:style style:name="P2275" style:parent-style-name="Normal" style:family="paragraph">
      <style:text-properties fo:language="sv" fo:country="SE"/>
    </style:style>
    <style:style style:name="P2276" style:parent-style-name="Normal" style:list-style-name="LFO85" style:family="paragraph">
      <style:text-properties fo:font-weight="bold" style:font-weight-asian="bold" style:font-weight-complex="bold" fo:language="sv" fo:country="SE"/>
    </style:style>
    <style:style style:name="P2277" style:parent-style-name="Normal" style:family="paragraph">
      <style:text-properties fo:language="sv" fo:country="SE"/>
    </style:style>
    <style:style style:name="T2278" style:parent-style-name="DefaultParagraphFont" style:family="text">
      <style:text-properties fo:language="sv" fo:country="SE"/>
    </style:style>
    <style:style style:name="T2279" style:parent-style-name="Hyperlink" style:family="text">
      <style:text-properties fo:language="sv" fo:country="SE"/>
    </style:style>
    <style:style style:name="T2280" style:parent-style-name="Hyperlink" style:family="text">
      <style:text-properties fo:language="sv" fo:country="SE"/>
    </style:style>
    <style:style style:name="T2281" style:parent-style-name="DefaultParagraphFont" style:family="text">
      <style:text-properties fo:language="sv" fo:country="SE"/>
    </style:style>
    <style:style style:name="P2282" style:parent-style-name="Normal" style:list-style-name="LFO85" style:family="paragraph"/>
    <style:style style:name="P2283" style:parent-style-name="Normal" style:list-style-name="LFO85" style:family="paragraph">
      <style:text-properties fo:language="sv" fo:country="SE"/>
    </style:style>
    <style:style style:name="P2284" style:parent-style-name="Normal" style:list-style-name="LFO85" style:family="paragraph">
      <style:text-properties fo:language="sv" fo:country="SE"/>
    </style:style>
    <style:style style:name="P2285" style:parent-style-name="Normal" style:list-style-name="LFO85" style:family="paragraph"/>
    <style:style style:name="P2286" style:parent-style-name="Normal" style:list-style-name="LFO85" style:family="paragraph">
      <style:text-properties fo:language="sv" fo:country="SE"/>
    </style:style>
    <style:style style:name="P2287" style:parent-style-name="Normal" style:list-style-name="LFO85" style:family="paragraph">
      <style:text-properties fo:language="sv" fo:country="SE"/>
    </style:style>
    <style:style style:name="P2288" style:parent-style-name="Normal" style:list-style-name="LFO85" style:family="paragraph">
      <style:text-properties fo:language="sv" fo:country="SE"/>
    </style:style>
    <style:style style:name="P2289" style:parent-style-name="Normal" style:list-style-name="LFO85" style:family="paragraph">
      <style:text-properties fo:font-weight="bold" style:font-weight-asian="bold" style:font-weight-complex="bold" fo:language="sv" fo:country="SE"/>
    </style:style>
    <style:style style:name="T2290" style:parent-style-name="DefaultParagraphFont" style:family="text">
      <style:text-properties fo:language="sv" fo:country="SE"/>
    </style:style>
    <style:style style:name="T2291" style:parent-style-name="Hyperlink" style:family="text">
      <style:text-properties fo:language="sv" fo:country="SE"/>
    </style:style>
    <style:style style:name="T2292" style:parent-style-name="Hyperlink" style:family="text">
      <style:text-properties fo:language="sv" fo:country="SE"/>
    </style:style>
    <style:style style:name="T2293" style:parent-style-name="DefaultParagraphFont" style:family="text">
      <style:text-properties fo:language="sv" fo:country="SE"/>
    </style:style>
    <style:style style:name="P2294" style:parent-style-name="Normal" style:list-style-name="LFO85" style:family="paragraph">
      <style:text-properties fo:font-weight="bold" style:font-weight-asian="bold" style:font-weight-complex="bold" fo:language="sv" fo:country="SE"/>
    </style:style>
    <style:style style:name="P2295" style:parent-style-name="Normal" style:family="paragraph">
      <style:text-properties fo:language="sv" fo:country="SE"/>
    </style:style>
    <style:style style:name="P2296" style:parent-style-name="Normal" style:list-style-name="LFO85" style:family="paragraph">
      <style:text-properties fo:font-weight="bold" style:font-weight-asian="bold" style:font-weight-complex="bold" fo:language="sv" fo:country="SE"/>
    </style:style>
    <style:style style:name="P2297" style:parent-style-name="Normal" style:family="paragraph">
      <style:text-properties fo:language="sv" fo:country="SE"/>
    </style:style>
    <style:style style:name="P2298" style:parent-style-name="Normal" style:list-style-name="LFO85" style:family="paragraph">
      <style:text-properties fo:font-weight="bold" style:font-weight-asian="bold" style:font-weight-complex="bold" fo:language="sv" fo:country="SE"/>
    </style:style>
    <style:style style:name="P2299" style:parent-style-name="Normal" style:family="paragraph">
      <style:text-properties fo:language="sv" fo:country="SE"/>
    </style:style>
    <style:style style:name="P2300" style:parent-style-name="Normal" style:family="paragraph">
      <style:text-properties fo:language="sv" fo:country="SE"/>
    </style:style>
    <style:style style:name="P2301" style:parent-style-name="Normal" style:list-style-name="LFO85" style:family="paragraph">
      <style:text-properties fo:font-weight="bold" style:font-weight-asian="bold" style:font-weight-complex="bold" fo:language="sv" fo:country="SE"/>
    </style:style>
    <style:style style:name="P2302" style:parent-style-name="Normal" style:family="paragraph">
      <style:text-properties fo:language="sv" fo:country="SE"/>
    </style:style>
    <style:style style:name="P2303" style:parent-style-name="Normal" style:family="paragraph">
      <style:text-properties fo:language="sv" fo:country="SE"/>
    </style:style>
    <style:style style:name="P2304" style:parent-style-name="Normal" style:list-style-name="LFO85" style:family="paragraph">
      <style:text-properties fo:font-weight="bold" style:font-weight-asian="bold" style:font-weight-complex="bold" fo:language="sv" fo:country="SE"/>
    </style:style>
    <style:style style:name="P2305" style:parent-style-name="Normal" style:family="paragraph">
      <style:text-properties fo:language="sv" fo:country="SE"/>
    </style:style>
    <style:style style:name="P2306" style:parent-style-name="Normal" style:list-style-name="LFO85" style:family="paragraph">
      <style:text-properties fo:font-weight="bold" style:font-weight-asian="bold" style:font-weight-complex="bold" fo:language="sv" fo:country="SE"/>
    </style:style>
    <style:style style:name="P2307" style:parent-style-name="Normal" style:family="paragraph">
      <style:text-properties fo:language="sv" fo:country="SE"/>
    </style:style>
    <style:style style:name="T2308" style:parent-style-name="Hyperlink" style:family="text">
      <style:text-properties fo:language="sv" fo:country="SE"/>
    </style:style>
    <style:style style:name="P2309" style:parent-style-name="Normal" style:family="paragraph">
      <style:text-properties fo:language="sv" fo:country="SE"/>
    </style:style>
    <style:style style:name="T2310" style:parent-style-name="Hyperlink" style:family="text">
      <style:text-properties fo:language="sv" fo:country="SE"/>
    </style:style>
    <style:style style:name="P2311" style:parent-style-name="Normal" style:family="paragraph">
      <style:text-properties fo:language="sv" fo:country="SE"/>
    </style:style>
    <style:style style:name="T2312" style:parent-style-name="Hyperlink" style:family="text">
      <style:text-properties fo:font-weight="bold" style:font-weight-asian="bold" style:font-weight-complex="bold" fo:language="sv" fo:country="SE"/>
    </style:style>
    <style:style style:name="P2313" style:parent-style-name="Normal" style:family="paragraph">
      <style:text-properties fo:language="sv" fo:country="SE"/>
    </style:style>
    <style:style style:name="P2314" style:parent-style-name="Normal" style:family="paragraph">
      <style:text-properties fo:language="sv" fo:country="SE"/>
    </style:style>
    <style:style style:name="P2315" style:parent-style-name="Normal" style:family="paragraph">
      <style:text-properties fo:font-weight="bold" style:font-weight-asian="bold" style:font-weight-complex="bold" fo:language="sv" fo:country="SE"/>
    </style:style>
    <style:style style:name="P2316" style:parent-style-name="Normal" style:family="paragraph">
      <style:text-properties fo:language="sv" fo:country="SE"/>
    </style:style>
    <style:style style:name="T2317" style:parent-style-name="Hyperlink" style:family="text">
      <style:text-properties fo:language="sv" fo:country="SE"/>
    </style:style>
    <style:style style:name="P2318" style:parent-style-name="Normal" style:family="paragraph">
      <style:text-properties fo:language="sv" fo:country="SE"/>
    </style:style>
    <style:style style:name="P2319" style:parent-style-name="Normal" style:family="paragraph">
      <style:text-properties fo:font-weight="bold" style:font-weight-asian="bold" style:font-weight-complex="bold" fo:language="sv" fo:country="SE"/>
    </style:style>
    <style:style style:name="P2320" style:parent-style-name="Normal" style:family="paragraph">
      <style:text-properties fo:language="sv" fo:country="SE"/>
    </style:style>
    <style:style style:name="P2321" style:parent-style-name="Normal" style:family="paragraph">
      <style:text-properties fo:language="sv" fo:country="SE"/>
    </style:style>
    <style:style style:name="P2322" style:parent-style-name="Normal" style:family="paragraph">
      <style:text-properties fo:language="sv" fo:country="SE"/>
    </style:style>
    <style:style style:name="T2323" style:parent-style-name="Hyperlink" style:family="text">
      <style:text-properties fo:language="sv" fo:country="SE"/>
    </style:style>
    <style:style style:name="P2324" style:parent-style-name="Normal" style:family="paragraph">
      <style:text-properties fo:font-weight="bold" style:font-weight-asian="bold" style:font-weight-complex="bold" fo:language="sv" fo:country="SE"/>
    </style:style>
    <style:style style:name="P2325" style:parent-style-name="Normal" style:family="paragraph">
      <style:text-properties fo:language="sv" fo:country="SE"/>
    </style:style>
    <style:style style:name="P2326" style:parent-style-name="Normal" style:family="paragraph">
      <style:text-properties fo:language="sv" fo:country="SE"/>
    </style:style>
    <style:style style:name="P2327" style:parent-style-name="Normal" style:list-style-name="LFO86" style:family="paragraph">
      <style:text-properties fo:language="sv" fo:country="SE"/>
    </style:style>
    <style:style style:name="P2328" style:parent-style-name="Normal" style:list-style-name="LFO86" style:family="paragraph">
      <style:text-properties fo:language="sv" fo:country="SE"/>
    </style:style>
    <style:style style:name="P2329" style:parent-style-name="Normal" style:list-style-name="LFO86" style:family="paragraph">
      <style:text-properties fo:language="sv" fo:country="SE"/>
    </style:style>
    <style:style style:name="P2330" style:parent-style-name="Normal" style:list-style-name="LFO86" style:family="paragraph">
      <style:text-properties fo:language="sv" fo:country="SE"/>
    </style:style>
    <style:style style:name="P2331" style:parent-style-name="Normal" style:list-style-name="LFO86" style:family="paragraph"/>
    <style:style style:name="P2332" style:parent-style-name="Normal" style:family="paragraph">
      <style:text-properties fo:font-weight="bold" style:font-weight-asian="bold" style:font-weight-complex="bold" fo:language="sv" fo:country="SE"/>
    </style:style>
    <style:style style:name="P2333" style:parent-style-name="Normal" style:family="paragraph">
      <style:text-properties fo:language="sv" fo:country="SE"/>
    </style:style>
    <style:style style:name="T2334" style:parent-style-name="Hyperlink" style:family="text">
      <style:text-properties fo:language="sv" fo:country="SE"/>
    </style:style>
    <style:style style:name="P2335" style:parent-style-name="Normal" style:family="paragraph">
      <style:text-properties fo:font-weight="bold" style:font-weight-asian="bold" style:font-weight-complex="bold" fo:language="sv" fo:country="SE"/>
    </style:style>
    <style:style style:name="P2336" style:parent-style-name="Normal" style:family="paragraph">
      <style:text-properties fo:language="sv" fo:country="SE"/>
    </style:style>
    <style:style style:name="T2337" style:parent-style-name="Hyperlink" style:family="text">
      <style:text-properties fo:language="sv" fo:country="SE"/>
    </style:style>
    <style:style style:name="T2338" style:parent-style-name="Hyperlink" style:family="text">
      <style:text-properties fo:language="sv" fo:country="SE"/>
    </style:style>
    <style:style style:name="P2339" style:parent-style-name="Normal" style:family="paragraph">
      <style:text-properties fo:font-weight="bold" style:font-weight-asian="bold" style:font-weight-complex="bold" fo:language="sv" fo:country="SE"/>
    </style:style>
    <style:style style:name="P2340" style:parent-style-name="Normal" style:family="paragraph">
      <style:text-properties fo:language="sv" fo:country="SE"/>
    </style:style>
    <style:style style:name="P2341" style:parent-style-name="Normal" style:family="paragraph">
      <style:text-properties fo:language="sv" fo:country="SE"/>
    </style:style>
    <style:style style:name="P2342" style:parent-style-name="Normal" style:family="paragraph">
      <style:text-properties fo:language="sv" fo:country="SE"/>
    </style:style>
    <style:style style:name="P2343" style:parent-style-name="Normal" style:family="paragraph">
      <style:text-properties fo:font-weight="bold" style:font-weight-asian="bold" style:font-weight-complex="bold" fo:language="sv" fo:country="SE"/>
    </style:style>
    <style:style style:name="P2344" style:parent-style-name="Normal" style:family="paragraph">
      <style:text-properties fo:font-weight="bold" style:font-weight-asian="bold" style:font-weight-complex="bold" fo:language="sv" fo:country="SE"/>
    </style:style>
    <style:style style:name="P2345" style:parent-style-name="Normal" style:family="paragraph">
      <style:text-properties fo:language="sv" fo:country="SE"/>
    </style:style>
    <style:style style:name="P2346" style:parent-style-name="Normal" style:family="paragraph">
      <style:text-properties fo:language="sv" fo:country="SE"/>
    </style:style>
    <style:style style:name="P2347" style:parent-style-name="Normal" style:family="paragraph">
      <style:text-properties fo:font-weight="bold" style:font-weight-asian="bold" style:font-weight-complex="bold" fo:language="sv" fo:country="SE"/>
    </style:style>
    <style:style style:name="P2348" style:parent-style-name="Normal" style:family="paragraph">
      <style:text-properties fo:language="sv" fo:country="SE"/>
    </style:style>
    <style:style style:name="P2349" style:parent-style-name="Normal" style:family="paragraph">
      <style:text-properties fo:language="sv" fo:country="SE"/>
    </style:style>
    <style:style style:name="P2350" style:parent-style-name="Normal" style:family="paragraph">
      <style:text-properties fo:language="sv" fo:country="SE"/>
    </style:style>
    <style:style style:name="P2351" style:parent-style-name="Normal" style:family="paragraph">
      <style:text-properties fo:language="sv" fo:country="SE"/>
    </style:style>
    <style:style style:name="P2352" style:parent-style-name="Normal" style:family="paragraph">
      <style:text-properties fo:language="sv" fo:country="SE"/>
    </style:style>
    <style:style style:name="T2353" style:parent-style-name="Hyperlink" style:family="text">
      <style:text-properties fo:language="sv" fo:country="SE"/>
    </style:style>
    <style:style style:name="T2354" style:parent-style-name="Hyperlink" style:family="text">
      <style:text-properties fo:language="sv" fo:country="SE"/>
    </style:style>
    <style:style style:name="P2355" style:parent-style-name="Normal" style:family="paragraph">
      <style:text-properties fo:font-weight="bold" style:font-weight-asian="bold" style:font-weight-complex="bold" fo:language="sv" fo:country="SE"/>
    </style:style>
    <style:style style:name="P2356" style:parent-style-name="Normal" style:family="paragraph">
      <style:text-properties fo:font-weight="bold" style:font-weight-asian="bold" style:font-weight-complex="bold" fo:language="sv" fo:country="SE"/>
    </style:style>
    <style:style style:name="P2357" style:parent-style-name="Normal" style:family="paragraph">
      <style:text-properties fo:language="sv" fo:country="SE"/>
    </style:style>
    <style:style style:name="P2358" style:parent-style-name="Normal" style:family="paragraph">
      <style:text-properties fo:language="sv" fo:country="SE"/>
    </style:style>
    <style:style style:name="P2359" style:parent-style-name="Normal" style:family="paragraph">
      <style:text-properties fo:language="sv" fo:country="SE"/>
    </style:style>
    <style:style style:name="P2360" style:parent-style-name="Normal" style:family="paragraph">
      <style:text-properties fo:font-weight="bold" style:font-weight-asian="bold" style:font-weight-complex="bold" fo:language="sv" fo:country="SE"/>
    </style:style>
    <style:style style:name="P2361" style:parent-style-name="Normal" style:family="paragraph">
      <style:text-properties fo:language="sv" fo:country="SE"/>
    </style:style>
    <style:style style:name="P2362" style:parent-style-name="Normal" style:family="paragraph">
      <style:text-properties fo:language="sv" fo:country="SE"/>
    </style:style>
    <style:style style:name="P2363" style:parent-style-name="Normal" style:list-style-name="LFO87" style:family="paragraph">
      <style:text-properties fo:language="sv" fo:country="SE"/>
    </style:style>
    <style:style style:name="P2364" style:parent-style-name="Normal" style:list-style-name="LFO87" style:family="paragraph">
      <style:text-properties fo:language="sv" fo:country="SE"/>
    </style:style>
    <style:style style:name="P2365" style:parent-style-name="Normal" style:family="paragraph">
      <style:text-properties fo:font-weight="bold" style:font-weight-asian="bold" style:font-weight-complex="bold" fo:language="sv" fo:country="SE"/>
    </style:style>
    <style:style style:name="P2366" style:parent-style-name="Normal" style:family="paragraph">
      <style:text-properties fo:language="sv" fo:country="SE"/>
    </style:style>
    <style:style style:name="P2367" style:parent-style-name="Normal" style:family="paragraph">
      <style:text-properties fo:language="sv" fo:country="SE"/>
    </style:style>
    <style:style style:name="P2368" style:parent-style-name="Normal" style:list-style-name="LFO88" style:family="paragraph">
      <style:text-properties fo:language="sv" fo:country="SE"/>
    </style:style>
    <style:style style:name="P2369" style:parent-style-name="Normal" style:list-style-name="LFO88" style:family="paragraph">
      <style:text-properties fo:language="sv" fo:country="SE"/>
    </style:style>
    <style:style style:name="P2370" style:parent-style-name="Normal" style:family="paragraph">
      <style:text-properties fo:language="sv" fo:country="SE"/>
    </style:style>
    <style:style style:name="P2371" style:parent-style-name="Normal" style:family="paragraph">
      <style:text-properties fo:font-weight="bold" style:font-weight-asian="bold" style:font-weight-complex="bold" fo:language="sv" fo:country="SE"/>
    </style:style>
    <style:style style:name="P2372" style:parent-style-name="Normal" style:family="paragraph">
      <style:text-properties fo:language="sv" fo:country="SE"/>
    </style:style>
    <style:style style:name="P2373" style:parent-style-name="Normal" style:family="paragraph">
      <style:text-properties fo:language="sv" fo:country="SE"/>
    </style:style>
    <style:style style:name="P2374" style:parent-style-name="Normal" style:list-style-name="LFO89" style:family="paragraph">
      <style:text-properties fo:language="sv" fo:country="SE"/>
    </style:style>
    <style:style style:name="P2375" style:parent-style-name="Normal" style:list-style-name="LFO89" style:family="paragraph">
      <style:text-properties fo:language="sv" fo:country="SE"/>
    </style:style>
    <style:style style:name="P2376" style:parent-style-name="Normal" style:family="paragraph">
      <style:text-properties fo:language="sv" fo:country="SE"/>
    </style:style>
    <style:style style:name="P2377" style:parent-style-name="Normal" style:family="paragraph">
      <style:text-properties fo:font-weight="bold" style:font-weight-asian="bold" style:font-weight-complex="bold" fo:language="sv" fo:country="SE"/>
    </style:style>
    <style:style style:name="P2378" style:parent-style-name="Normal" style:family="paragraph">
      <style:text-properties fo:language="sv" fo:country="SE"/>
    </style:style>
    <style:style style:name="P2379" style:parent-style-name="Normal" style:family="paragraph">
      <style:text-properties fo:font-weight="bold" style:font-weight-asian="bold" style:font-weight-complex="bold" fo:language="sv" fo:country="SE"/>
    </style:style>
    <style:style style:name="P2380" style:parent-style-name="Normal" style:family="paragraph">
      <style:text-properties fo:language="sv" fo:country="SE"/>
    </style:style>
    <style:style style:name="P2381" style:parent-style-name="Normal" style:list-style-name="LFO90" style:family="paragraph">
      <style:text-properties fo:language="sv" fo:country="SE"/>
    </style:style>
    <style:style style:name="P2382" style:parent-style-name="Normal" style:list-style-name="LFO90" style:family="paragraph"/>
    <style:style style:name="P2383" style:parent-style-name="Normal" style:list-style-name="LFO90" style:family="paragraph">
      <style:text-properties fo:language="sv" fo:country="SE"/>
    </style:style>
    <style:style style:name="P2384" style:parent-style-name="Normal" style:list-style-name="LFO90" style:family="paragraph">
      <style:text-properties fo:language="sv" fo:country="SE"/>
    </style:style>
    <style:style style:name="P2385" style:parent-style-name="Normal" style:list-style-name="LFO90" style:family="paragraph">
      <style:text-properties fo:language="sv" fo:country="SE"/>
    </style:style>
    <style:style style:name="P2386" style:parent-style-name="Normal" style:family="paragraph">
      <style:text-properties fo:font-weight="bold" style:font-weight-asian="bold" style:font-weight-complex="bold" fo:language="sv" fo:country="SE"/>
    </style:style>
    <style:style style:name="P2387" style:parent-style-name="Normal" style:family="paragraph">
      <style:text-properties fo:font-weight="bold" style:font-weight-asian="bold" style:font-weight-complex="bold" fo:language="sv" fo:country="SE"/>
    </style:style>
    <style:style style:name="P2388" style:parent-style-name="Normal" style:family="paragraph">
      <style:text-properties fo:language="sv" fo:country="SE"/>
    </style:style>
    <style:style style:name="T2389" style:parent-style-name="Hyperlink" style:family="text">
      <style:text-properties fo:language="sv" fo:country="SE"/>
    </style:style>
    <style:style style:name="T2390" style:parent-style-name="DefaultParagraphFont" style:family="text">
      <style:text-properties fo:language="sv" fo:country="SE"/>
    </style:style>
    <style:style style:name="T2391" style:parent-style-name="DefaultParagraphFont" style:family="text">
      <style:text-properties fo:font-weight="bold" style:font-weight-asian="bold" style:font-weight-complex="bold" fo:language="sv" fo:country="SE"/>
    </style:style>
    <style:style style:name="T2392" style:parent-style-name="DefaultParagraphFont" style:family="text">
      <style:text-properties fo:language="sv" fo:country="SE"/>
    </style:style>
    <style:style style:name="T2393" style:parent-style-name="DefaultParagraphFont" style:family="text">
      <style:text-properties fo:font-weight="bold" style:font-weight-asian="bold" style:font-weight-complex="bold" fo:language="sv" fo:country="SE"/>
    </style:style>
    <style:style style:name="T2394" style:parent-style-name="DefaultParagraphFont" style:family="text">
      <style:text-properties fo:language="sv" fo:country="SE"/>
    </style:style>
    <style:style style:name="P2395" style:parent-style-name="Normal" style:family="paragraph">
      <style:text-properties fo:font-weight="bold" style:font-weight-asian="bold" style:font-weight-complex="bold" fo:language="sv" fo:country="SE"/>
    </style:style>
    <style:style style:name="P2396" style:parent-style-name="Normal" style:family="paragraph">
      <style:text-properties fo:language="sv" fo:country="SE"/>
    </style:style>
    <style:style style:name="T2397" style:parent-style-name="Hyperlink" style:family="text">
      <style:text-properties fo:language="sv" fo:country="SE"/>
    </style:style>
    <style:style style:name="T2398" style:parent-style-name="Hyperlink" style:family="text">
      <style:text-properties fo:language="sv" fo:country="SE"/>
    </style:style>
    <style:style style:name="P2399" style:parent-style-name="Normal" style:family="paragraph">
      <style:text-properties fo:language="sv" fo:country="SE"/>
    </style:style>
    <style:style style:name="P2400" style:parent-style-name="Normal" style:family="paragraph">
      <style:text-properties fo:font-weight="bold" style:font-weight-asian="bold" style:font-weight-complex="bold" fo:language="sv" fo:country="SE"/>
    </style:style>
    <style:style style:name="P2401" style:parent-style-name="Normal" style:family="paragraph">
      <style:text-properties fo:language="sv" fo:country="SE"/>
    </style:style>
    <style:style style:name="P2402" style:parent-style-name="Normal" style:family="paragraph">
      <style:text-properties fo:font-weight="bold" style:font-weight-asian="bold" style:font-weight-complex="bold" fo:language="sv" fo:country="SE"/>
    </style:style>
    <style:style style:name="P2403" style:parent-style-name="Normal" style:family="paragraph">
      <style:text-properties fo:language="sv" fo:country="SE"/>
    </style:style>
    <style:style style:name="P2404" style:parent-style-name="Normal" style:family="paragraph">
      <style:text-properties fo:language="sv" fo:country="SE"/>
    </style:style>
    <style:style style:name="P2405" style:parent-style-name="Normal" style:family="paragraph">
      <style:text-properties fo:font-weight="bold" style:font-weight-asian="bold" style:font-weight-complex="bold" fo:language="sv" fo:country="SE"/>
    </style:style>
    <style:style style:name="P2406" style:parent-style-name="Normal" style:family="paragraph">
      <style:text-properties fo:language="sv" fo:country="SE"/>
    </style:style>
    <style:style style:name="P2407" style:parent-style-name="Normal" style:family="paragraph">
      <style:text-properties fo:language="sv" fo:country="SE"/>
    </style:style>
    <style:style style:name="P2408" style:parent-style-name="Normal" style:family="paragraph">
      <style:text-properties fo:font-weight="bold" style:font-weight-asian="bold" style:font-weight-complex="bold"/>
    </style:style>
    <style:style style:name="P2409" style:parent-style-name="Normal" style:list-style-name="LFO91" style:family="paragraph">
      <style:text-properties fo:font-weight="bold" style:font-weight-asian="bold" style:font-weight-complex="bold" fo:language="sv" fo:country="SE"/>
    </style:style>
    <style:style style:name="P2410" style:parent-style-name="Normal" style:family="paragraph">
      <style:text-properties fo:language="sv" fo:country="SE"/>
    </style:style>
    <style:style style:name="T2411" style:parent-style-name="Hyperlink" style:family="text">
      <style:text-properties fo:language="sv" fo:country="SE"/>
    </style:style>
    <style:style style:name="T2412" style:parent-style-name="Hyperlink" style:family="text">
      <style:text-properties fo:language="sv" fo:country="SE"/>
    </style:style>
    <style:style style:name="P2413" style:parent-style-name="Normal" style:list-style-name="LFO91" style:family="paragraph">
      <style:text-properties fo:font-weight="bold" style:font-weight-asian="bold" style:font-weight-complex="bold" fo:language="sv" fo:country="SE"/>
    </style:style>
    <style:style style:name="T2414" style:parent-style-name="DefaultParagraphFont" style:family="text">
      <style:text-properties fo:language="sv" fo:country="SE"/>
    </style:style>
    <style:style style:name="T2415" style:parent-style-name="DefaultParagraphFont" style:family="text">
      <style:text-properties fo:language="sv" fo:country="SE"/>
    </style:style>
    <style:style style:name="T2416" style:parent-style-name="Hyperlink" style:family="text">
      <style:text-properties fo:language="sv" fo:country="SE"/>
    </style:style>
    <style:style style:name="T2417" style:parent-style-name="Hyperlink" style:family="text">
      <style:text-properties fo:language="sv" fo:country="SE"/>
    </style:style>
    <style:style style:name="T2418" style:parent-style-name="DefaultParagraphFont" style:family="text">
      <style:text-properties fo:language="sv" fo:country="SE"/>
    </style:style>
    <style:style style:name="P2419" style:parent-style-name="Normal" style:family="paragraph">
      <style:text-properties fo:language="sv" fo:country="SE"/>
    </style:style>
    <style:style style:name="P2420" style:parent-style-name="Normal" style:list-style-name="LFO91" style:family="paragraph">
      <style:text-properties fo:font-weight="bold" style:font-weight-asian="bold" style:font-weight-complex="bold" fo:language="sv" fo:country="SE"/>
    </style:style>
    <style:style style:name="P2421" style:parent-style-name="Normal" style:family="paragraph">
      <style:text-properties fo:language="sv" fo:country="SE"/>
    </style:style>
    <style:style style:name="P2422" style:parent-style-name="Normal" style:list-style-name="LFO91" style:family="paragraph">
      <style:text-properties fo:font-weight="bold" style:font-weight-asian="bold" style:font-weight-complex="bold" fo:language="sv" fo:country="SE"/>
    </style:style>
    <style:style style:name="P2423" style:parent-style-name="Normal" style:family="paragraph">
      <style:text-properties fo:language="sv" fo:country="SE"/>
    </style:style>
    <style:style style:name="P2424" style:parent-style-name="Normal" style:list-style-name="LFO91" style:family="paragraph">
      <style:text-properties fo:language="sv" fo:country="SE"/>
    </style:style>
    <style:style style:name="P2425" style:parent-style-name="Normal" style:list-style-name="LFO91" style:family="paragraph">
      <style:text-properties fo:language="sv" fo:country="SE"/>
    </style:style>
    <style:style style:name="P2426" style:parent-style-name="Normal" style:list-style-name="LFO91" style:family="paragraph">
      <style:text-properties fo:language="sv" fo:country="SE"/>
    </style:style>
    <style:style style:name="P2427" style:parent-style-name="Normal" style:family="paragraph">
      <style:text-properties fo:language="sv" fo:country="SE"/>
    </style:style>
    <style:style style:name="P2428" style:parent-style-name="Normal" style:list-style-name="LFO91" style:family="paragraph">
      <style:text-properties fo:font-weight="bold" style:font-weight-asian="bold" style:font-weight-complex="bold" fo:language="sv" fo:country="SE"/>
    </style:style>
    <style:style style:name="T2429" style:parent-style-name="DefaultParagraphFont" style:family="text">
      <style:text-properties fo:language="sv" fo:country="SE"/>
    </style:style>
    <style:style style:name="P2430" style:parent-style-name="Normal" style:list-style-name="LFO91" style:family="paragraph">
      <style:text-properties fo:language="sv" fo:country="SE"/>
    </style:style>
    <style:style style:name="P2431" style:parent-style-name="Normal" style:list-style-name="LFO91" style:family="paragraph">
      <style:text-properties fo:language="sv" fo:country="SE"/>
    </style:style>
    <style:style style:name="P2432" style:parent-style-name="Normal" style:family="paragraph">
      <style:text-properties fo:language="sv" fo:country="SE"/>
    </style:style>
    <style:style style:name="P2433" style:parent-style-name="Normal" style:list-style-name="LFO91" style:family="paragraph">
      <style:text-properties fo:font-weight="bold" style:font-weight-asian="bold" style:font-weight-complex="bold" fo:language="sv" fo:country="SE"/>
    </style:style>
    <style:style style:name="P2434" style:parent-style-name="Normal" style:family="paragraph">
      <style:text-properties fo:language="sv" fo:country="SE"/>
    </style:style>
    <style:style style:name="P2435" style:parent-style-name="Normal" style:list-style-name="LFO91" style:family="paragraph"/>
    <style:style style:name="P2436" style:parent-style-name="Normal" style:list-style-name="LFO91" style:family="paragraph"/>
    <style:style style:name="P2437" style:parent-style-name="Normal" style:list-style-name="LFO91" style:family="paragraph">
      <style:text-properties fo:language="sv" fo:country="SE"/>
    </style:style>
    <style:style style:name="P2438" style:parent-style-name="Normal" style:family="paragraph">
      <style:text-properties fo:language="sv" fo:country="SE"/>
    </style:style>
    <style:style style:name="P2439" style:parent-style-name="Normal" style:family="paragraph">
      <style:text-properties fo:language="sv" fo:country="SE"/>
    </style:style>
    <style:style style:name="P2440" style:parent-style-name="Normal" style:list-style-name="LFO91" style:family="paragraph">
      <style:text-properties fo:font-weight="bold" style:font-weight-asian="bold" style:font-weight-complex="bold" fo:language="sv" fo:country="SE"/>
    </style:style>
    <style:style style:name="P2441" style:parent-style-name="Normal" style:family="paragraph">
      <style:text-properties fo:language="sv" fo:country="SE"/>
    </style:style>
    <style:style style:name="P2442" style:parent-style-name="Normal" style:list-style-name="LFO91" style:family="paragraph">
      <style:text-properties fo:font-weight="bold" style:font-weight-asian="bold" style:font-weight-complex="bold" fo:language="sv" fo:country="SE"/>
    </style:style>
    <style:style style:name="P2443" style:parent-style-name="Normal" style:family="paragraph">
      <style:text-properties fo:language="sv" fo:country="SE"/>
    </style:style>
    <style:style style:name="T2444" style:parent-style-name="DefaultParagraphFont" style:family="text">
      <style:text-properties fo:language="sv" fo:country="SE"/>
    </style:style>
    <style:style style:name="T2445" style:parent-style-name="Hyperlink" style:family="text">
      <style:text-properties fo:language="sv" fo:country="SE"/>
    </style:style>
    <style:style style:name="T2446" style:parent-style-name="Hyperlink" style:family="text">
      <style:text-properties fo:language="sv" fo:country="SE"/>
    </style:style>
    <style:style style:name="T2447" style:parent-style-name="DefaultParagraphFont" style:family="text">
      <style:text-properties fo:language="sv" fo:country="SE"/>
    </style:style>
    <style:style style:name="P2448" style:parent-style-name="Normal" style:list-style-name="LFO91" style:family="paragraph">
      <style:text-properties fo:font-weight="bold" style:font-weight-asian="bold" style:font-weight-complex="bold" fo:language="sv" fo:country="SE"/>
    </style:style>
    <style:style style:name="P2449" style:parent-style-name="Normal" style:family="paragraph">
      <style:text-properties fo:language="sv" fo:country="SE"/>
    </style:style>
    <style:style style:name="P2450" style:parent-style-name="Normal" style:list-style-name="LFO91" style:family="paragraph">
      <style:text-properties fo:font-weight="bold" style:font-weight-asian="bold" style:font-weight-complex="bold" fo:language="sv" fo:country="SE"/>
    </style:style>
    <style:style style:name="P2451" style:parent-style-name="Normal" style:family="paragraph">
      <style:text-properties fo:language="sv" fo:country="SE"/>
    </style:style>
    <style:style style:name="P2452" style:parent-style-name="Normal" style:family="paragraph">
      <style:text-properties fo:language="sv" fo:country="SE"/>
    </style:style>
    <style:style style:name="P2453" style:parent-style-name="Normal" style:family="paragraph">
      <style:text-properties fo:language="sv" fo:country="SE"/>
    </style:style>
    <style:style style:name="T2454" style:parent-style-name="Hyperlink" style:family="text">
      <style:text-properties fo:font-weight="bold" style:font-weight-asian="bold" style:font-weight-complex="bold" fo:language="sv" fo:country="SE"/>
    </style:style>
    <style:style style:name="P2455" style:parent-style-name="Normal" style:family="paragraph">
      <style:text-properties fo:language="sv" fo:country="SE"/>
    </style:style>
    <style:style style:name="P2456" style:parent-style-name="Normal" style:family="paragraph">
      <style:text-properties fo:language="sv" fo:country="SE"/>
    </style:style>
    <style:style style:name="P2457" style:parent-style-name="Heading3" style:family="paragraph">
      <style:text-properties fo:language="sv" fo:country="SE"/>
    </style:style>
    <style:style style:name="T2458" style:parent-style-name="Hyperlink" style:family="text">
      <style:text-properties fo:language="sv" fo:country="SE"/>
    </style:style>
    <style:style style:name="P2459" style:parent-style-name="Normal" style:family="paragraph">
      <style:text-properties fo:font-weight="bold" style:font-weight-asian="bold" style:font-weight-complex="bold" fo:language="sv" fo:country="SE"/>
    </style:style>
    <style:style style:name="T2460" style:parent-style-name="DefaultParagraphFont" style:family="text">
      <style:text-properties fo:font-weight="bold" style:font-weight-asian="bold" style:font-weight-complex="bold" fo:language="sv" fo:country="SE"/>
    </style:style>
    <style:style style:name="T2461" style:parent-style-name="DefaultParagraphFont" style:family="text">
      <style:text-properties fo:language="sv" fo:country="SE"/>
    </style:style>
    <style:style style:name="T2462" style:parent-style-name="DefaultParagraphFont" style:family="text">
      <style:text-properties fo:font-weight="bold" style:font-weight-asian="bold" style:font-weight-complex="bold" fo:language="sv" fo:country="SE"/>
    </style:style>
    <style:style style:name="P2463" style:parent-style-name="Normal" style:family="paragraph">
      <style:text-properties fo:font-weight="bold" style:font-weight-asian="bold" style:font-weight-complex="bold" fo:language="sv" fo:country="SE"/>
    </style:style>
    <style:style style:name="P2464" style:parent-style-name="Normal" style:family="paragraph">
      <style:text-properties fo:language="sv" fo:country="SE"/>
    </style:style>
    <style:style style:name="P2465" style:parent-style-name="Normal" style:family="paragraph">
      <style:text-properties fo:language="sv" fo:country="SE"/>
    </style:style>
    <style:style style:name="P2466" style:parent-style-name="Normal" style:family="paragraph">
      <style:text-properties fo:language="sv" fo:country="SE"/>
    </style:style>
    <style:style style:name="P2467" style:parent-style-name="Normal" style:family="paragraph">
      <style:text-properties fo:font-weight="bold" style:font-weight-asian="bold" style:font-weight-complex="bold" fo:language="sv" fo:country="SE"/>
    </style:style>
    <style:style style:name="P2468" style:parent-style-name="Normal" style:family="paragraph">
      <style:text-properties fo:language="sv" fo:country="SE"/>
    </style:style>
    <style:style style:name="P2469" style:parent-style-name="Normal" style:family="paragraph">
      <style:text-properties fo:language="sv" fo:country="SE"/>
    </style:style>
    <style:style style:name="P2470" style:parent-style-name="Normal" style:family="paragraph">
      <style:text-properties fo:font-weight="bold" style:font-weight-asian="bold" style:font-weight-complex="bold" fo:language="sv" fo:country="SE"/>
    </style:style>
    <style:style style:name="P2471" style:parent-style-name="Normal" style:family="paragraph">
      <style:text-properties fo:language="sv" fo:country="SE"/>
    </style:style>
    <style:style style:name="P2472" style:parent-style-name="Normal" style:family="paragraph">
      <style:text-properties fo:language="sv" fo:country="SE"/>
    </style:style>
    <style:style style:name="P2473" style:parent-style-name="Normal" style:family="paragraph">
      <style:text-properties fo:font-weight="bold" style:font-weight-asian="bold" style:font-weight-complex="bold" fo:language="sv" fo:country="SE"/>
    </style:style>
    <style:style style:name="P2474" style:parent-style-name="Normal" style:family="paragraph">
      <style:text-properties fo:language="sv" fo:country="SE"/>
    </style:style>
    <style:style style:name="T2475" style:parent-style-name="Hyperlink" style:family="text">
      <style:text-properties fo:font-weight="bold" style:font-weight-asian="bold" style:font-weight-complex="bold" fo:language="sv" fo:country="SE"/>
    </style:style>
    <style:style style:name="P2476" style:parent-style-name="Normal" style:family="paragraph">
      <style:text-properties fo:font-weight="bold" style:font-weight-asian="bold" style:font-weight-complex="bold" fo:language="sv" fo:country="SE"/>
    </style:style>
    <style:style style:name="P2477" style:parent-style-name="Normal" style:family="paragraph">
      <style:text-properties fo:language="sv" fo:country="SE"/>
    </style:style>
    <style:style style:name="P2478" style:parent-style-name="Normal" style:family="paragraph">
      <style:text-properties fo:language="sv" fo:country="SE"/>
    </style:style>
    <style:style style:name="P2479" style:parent-style-name="Normal" style:family="paragraph">
      <style:text-properties fo:language="sv" fo:country="SE"/>
    </style:style>
    <style:style style:name="P2480" style:parent-style-name="Normal" style:family="paragraph">
      <style:text-properties fo:font-weight="bold" style:font-weight-asian="bold" style:font-weight-complex="bold" fo:language="sv" fo:country="SE"/>
    </style:style>
    <style:style style:name="T2481" style:parent-style-name="Hyperlink" style:family="text">
      <style:text-properties fo:font-weight="bold" style:font-weight-asian="bold" style:font-weight-complex="bold" fo:language="sv" fo:country="SE"/>
    </style:style>
    <style:style style:name="T2482" style:parent-style-name="Hyperlink" style:family="text">
      <style:text-properties fo:font-weight="bold" style:font-weight-asian="bold" style:font-weight-complex="bold" fo:language="sv" fo:country="SE"/>
    </style:style>
    <style:style style:name="P2483" style:parent-style-name="Normal" style:family="paragraph">
      <style:text-properties fo:language="sv" fo:country="SE"/>
    </style:style>
    <style:style style:name="P2484" style:parent-style-name="Normal" style:family="paragraph">
      <style:text-properties fo:font-weight="bold" style:font-weight-asian="bold" style:font-weight-complex="bold" fo:language="sv" fo:country="SE"/>
    </style:style>
    <style:style style:name="P2485" style:parent-style-name="Normal" style:family="paragraph">
      <style:text-properties fo:language="sv" fo:country="SE"/>
    </style:style>
    <style:style style:name="P2486" style:parent-style-name="Normal" style:family="paragraph">
      <style:text-properties fo:language="sv" fo:country="SE"/>
    </style:style>
    <style:style style:name="T2487" style:parent-style-name="Hyperlink" style:family="text">
      <style:text-properties fo:font-weight="bold" style:font-weight-asian="bold" style:font-weight-complex="bold" fo:language="sv" fo:country="SE"/>
    </style:style>
    <style:style style:name="P2488" style:parent-style-name="Normal" style:family="paragraph">
      <style:text-properties fo:language="sv" fo:country="SE"/>
    </style:style>
    <style:style style:name="P2489" style:parent-style-name="Normal" style:family="paragraph">
      <style:text-properties fo:language="sv" fo:country="SE"/>
    </style:style>
    <style:style style:name="P2490" style:parent-style-name="Normal" style:family="paragraph">
      <style:text-properties fo:font-weight="bold" style:font-weight-asian="bold" style:font-weight-complex="bold" fo:language="sv" fo:country="SE"/>
    </style:style>
    <style:style style:name="P2491" style:parent-style-name="Normal" style:family="paragraph">
      <style:text-properties fo:language="sv" fo:country="SE"/>
    </style:style>
    <style:style style:name="P2492" style:parent-style-name="Normal" style:family="paragraph">
      <style:text-properties fo:language="sv" fo:country="SE"/>
    </style:style>
    <style:style style:name="T2493" style:parent-style-name="Hyperlink" style:family="text">
      <style:text-properties fo:language="sv" fo:country="SE"/>
    </style:style>
    <style:style style:name="T2494" style:parent-style-name="Hyperlink" style:family="text">
      <style:text-properties fo:language="sv" fo:country="SE"/>
    </style:style>
    <style:style style:name="P2495" style:parent-style-name="Normal" style:family="paragraph">
      <style:text-properties fo:font-weight="bold" style:font-weight-asian="bold" style:font-weight-complex="bold" fo:language="sv" fo:country="SE"/>
    </style:style>
    <style:style style:name="P2496" style:parent-style-name="Normal" style:family="paragraph">
      <style:text-properties fo:language="sv" fo:country="SE"/>
    </style:style>
    <style:style style:name="T2497" style:parent-style-name="Hyperlink" style:family="text">
      <style:text-properties fo:language="sv" fo:country="SE"/>
    </style:style>
    <style:style style:name="T2498" style:parent-style-name="Hyperlink" style:family="text">
      <style:text-properties fo:language="sv" fo:country="SE"/>
    </style:style>
    <style:style style:name="P2499" style:parent-style-name="Normal" style:family="paragraph">
      <style:text-properties fo:font-weight="bold" style:font-weight-asian="bold" style:font-weight-complex="bold" fo:language="sv" fo:country="SE"/>
    </style:style>
    <style:style style:name="P2500" style:parent-style-name="Normal" style:family="paragraph">
      <style:text-properties fo:language="sv" fo:country="SE"/>
    </style:style>
    <style:style style:name="P2501" style:parent-style-name="Normal" style:family="paragraph">
      <style:text-properties fo:language="sv" fo:country="SE"/>
    </style:style>
    <style:style style:name="P2502" style:parent-style-name="Normal" style:family="paragraph">
      <style:text-properties fo:language="sv" fo:country="SE"/>
    </style:style>
    <style:style style:name="P2503" style:parent-style-name="Normal" style:family="paragraph">
      <style:text-properties fo:language="sv" fo:country="SE"/>
    </style:style>
    <style:style style:name="T2504" style:parent-style-name="Hyperlink" style:family="text">
      <style:text-properties fo:language="sv" fo:country="SE"/>
    </style:style>
    <style:style style:name="P2505" style:parent-style-name="Normal" style:family="paragraph">
      <style:text-properties fo:font-weight="bold" style:font-weight-asian="bold" style:font-weight-complex="bold" fo:language="sv" fo:country="SE"/>
    </style:style>
    <style:style style:name="P2506" style:parent-style-name="Normal" style:family="paragraph">
      <style:text-properties fo:language="sv" fo:country="SE"/>
    </style:style>
    <style:style style:name="P2507" style:parent-style-name="Normal" style:family="paragraph">
      <style:text-properties fo:language="sv" fo:country="SE"/>
    </style:style>
    <style:style style:name="T2508" style:parent-style-name="Hyperlink" style:family="text">
      <style:text-properties fo:language="sv" fo:country="SE"/>
    </style:style>
    <style:style style:name="T2509" style:parent-style-name="Hyperlink" style:family="text">
      <style:text-properties fo:language="sv" fo:country="SE"/>
    </style:style>
    <style:style style:name="P2510" style:parent-style-name="Normal" style:family="paragraph">
      <style:text-properties fo:font-weight="bold" style:font-weight-asian="bold" style:font-weight-complex="bold"/>
    </style:style>
    <style:style style:name="P2511" style:parent-style-name="Normal" style:family="paragraph">
      <style:text-properties fo:language="sv" fo:country="SE"/>
    </style:style>
    <style:style style:name="P2512" style:parent-style-name="Normal" style:family="paragraph">
      <style:text-properties fo:language="sv" fo:country="SE"/>
    </style:style>
    <style:style style:name="P2513" style:parent-style-name="Normal" style:family="paragraph">
      <style:text-properties fo:language="sv" fo:country="SE"/>
    </style:style>
    <style:style style:name="T2514" style:parent-style-name="Hyperlink" style:family="text">
      <style:text-properties fo:language="sv" fo:country="SE"/>
    </style:style>
    <style:style style:name="P2515" style:parent-style-name="Normal" style:family="paragraph">
      <style:text-properties fo:font-weight="bold" style:font-weight-asian="bold" style:font-weight-complex="bold" fo:language="sv" fo:country="SE"/>
    </style:style>
    <style:style style:name="P2516" style:parent-style-name="Normal" style:family="paragraph">
      <style:text-properties fo:language="sv" fo:country="SE"/>
    </style:style>
    <style:style style:name="T2517" style:parent-style-name="Hyperlink" style:family="text">
      <style:text-properties fo:language="sv" fo:country="SE"/>
    </style:style>
    <style:style style:name="P2518" style:parent-style-name="Normal" style:family="paragraph">
      <style:text-properties fo:font-weight="bold" style:font-weight-asian="bold" style:font-weight-complex="bold" fo:language="sv" fo:country="SE"/>
    </style:style>
    <style:style style:name="P2519" style:parent-style-name="Normal" style:list-style-name="LFO92" style:family="paragraph">
      <style:text-properties fo:font-weight="bold" style:font-weight-asian="bold" style:font-weight-complex="bold" fo:language="sv" fo:country="SE"/>
    </style:style>
    <style:style style:name="P2520" style:parent-style-name="Normal" style:family="paragraph">
      <style:text-properties fo:language="sv" fo:country="SE"/>
    </style:style>
    <style:style style:name="T2521" style:parent-style-name="Hyperlink" style:family="text">
      <style:text-properties fo:language="sv" fo:country="SE"/>
    </style:style>
    <style:style style:name="P2522" style:parent-style-name="Normal" style:list-style-name="LFO92" style:family="paragraph">
      <style:text-properties fo:font-weight="bold" style:font-weight-asian="bold" style:font-weight-complex="bold" fo:language="sv" fo:country="SE"/>
    </style:style>
    <style:style style:name="P2523" style:parent-style-name="Normal" style:family="paragraph">
      <style:text-properties fo:language="sv" fo:country="SE"/>
    </style:style>
    <style:style style:name="P2524" style:parent-style-name="Normal" style:list-style-name="LFO92" style:family="paragraph">
      <style:text-properties fo:font-weight="bold" style:font-weight-asian="bold" style:font-weight-complex="bold" fo:language="sv" fo:country="SE"/>
    </style:style>
    <style:style style:name="P2525" style:parent-style-name="Normal" style:family="paragraph">
      <style:text-properties fo:language="sv" fo:country="SE"/>
    </style:style>
    <style:style style:name="P2526" style:parent-style-name="Normal" style:family="paragraph">
      <style:text-properties fo:language="sv" fo:country="SE"/>
    </style:style>
    <style:style style:name="T2527" style:parent-style-name="Hyperlink" style:family="text">
      <style:text-properties fo:language="sv" fo:country="SE"/>
    </style:style>
    <style:style style:name="P2528" style:parent-style-name="Normal" style:list-style-name="LFO92" style:family="paragraph"/>
    <style:style style:name="T2529" style:parent-style-name="DefaultParagraphFont" style:family="text">
      <style:text-properties fo:font-weight="bold" style:font-weight-asian="bold" style:font-weight-complex="bold" fo:language="sv" fo:country="SE"/>
    </style:style>
    <style:style style:name="T2530" style:parent-style-name="DefaultParagraphFont" style:family="text">
      <style:text-properties fo:font-weight="bold" style:font-weight-asian="bold" style:font-weight-complex="bold"/>
    </style:style>
    <style:style style:name="T2531" style:parent-style-name="DefaultParagraphFont" style:family="text">
      <style:text-properties fo:language="sv" fo:country="SE"/>
    </style:style>
    <style:style style:name="P2532" style:parent-style-name="Normal" style:list-style-name="LFO92" style:family="paragraph"/>
    <style:style style:name="T2533" style:parent-style-name="DefaultParagraphFont" style:family="text">
      <style:text-properties fo:font-weight="bold" style:font-weight-asian="bold" style:font-weight-complex="bold" fo:language="sv" fo:country="SE"/>
    </style:style>
    <style:style style:name="T2534" style:parent-style-name="DefaultParagraphFont" style:family="text">
      <style:text-properties fo:font-weight="bold" style:font-weight-asian="bold" style:font-weight-complex="bold"/>
    </style:style>
    <style:style style:name="T2535" style:parent-style-name="DefaultParagraphFont" style:family="text">
      <style:text-properties fo:language="sv" fo:country="SE"/>
    </style:style>
    <style:style style:name="T2536" style:parent-style-name="Hyperlink" style:family="text">
      <style:text-properties fo:language="sv" fo:country="SE"/>
    </style:style>
    <style:style style:name="T2537" style:parent-style-name="Hyperlink" style:family="text">
      <style:text-properties fo:language="sv" fo:country="SE"/>
    </style:style>
    <style:style style:name="T2538" style:parent-style-name="DefaultParagraphFont" style:family="text">
      <style:text-properties fo:language="sv" fo:country="SE"/>
    </style:style>
    <style:style style:name="P2539" style:parent-style-name="Normal" style:list-style-name="LFO92" style:family="paragraph">
      <style:text-properties fo:font-weight="bold" style:font-weight-asian="bold" style:font-weight-complex="bold" fo:language="sv" fo:country="SE"/>
    </style:style>
    <style:style style:name="P2540" style:parent-style-name="Normal" style:family="paragraph">
      <style:text-properties fo:language="sv" fo:country="SE"/>
    </style:style>
    <style:style style:name="P2541" style:parent-style-name="Normal" style:family="paragraph">
      <style:text-properties fo:language="sv" fo:country="SE"/>
    </style:style>
    <style:style style:name="T2542" style:parent-style-name="Hyperlink" style:family="text">
      <style:text-properties fo:font-weight="bold" style:font-weight-asian="bold" style:font-weight-complex="bold" fo:language="sv" fo:country="SE"/>
    </style:style>
    <style:style style:name="P2543" style:parent-style-name="Normal" style:family="paragraph">
      <style:text-properties fo:language="sv" fo:country="SE"/>
    </style:style>
    <style:style style:name="P2544" style:parent-style-name="Normal" style:family="paragraph">
      <style:text-properties fo:font-weight="bold" style:font-weight-asian="bold" style:font-weight-complex="bold" fo:language="sv" fo:country="SE"/>
    </style:style>
    <style:style style:name="T2545" style:parent-style-name="DefaultParagraphFont" style:family="text">
      <style:text-properties fo:language="sv" fo:country="SE"/>
    </style:style>
    <style:style style:name="P2546" style:parent-style-name="Normal" style:family="paragraph">
      <style:text-properties fo:language="sv" fo:country="SE"/>
    </style:style>
    <style:style style:name="P2547" style:parent-style-name="Normal" style:family="paragraph">
      <style:text-properties fo:font-weight="bold" style:font-weight-asian="bold" style:font-weight-complex="bold" fo:language="sv" fo:country="SE"/>
    </style:style>
    <style:style style:name="P2548" style:parent-style-name="Normal" style:family="paragraph">
      <style:text-properties fo:language="sv" fo:country="SE"/>
    </style:style>
    <style:style style:name="P2549" style:parent-style-name="Normal" style:family="paragraph">
      <style:text-properties fo:language="sv" fo:country="SE"/>
    </style:style>
    <style:style style:name="T2550" style:parent-style-name="Hyperlink" style:family="text">
      <style:text-properties fo:language="sv" fo:country="SE"/>
    </style:style>
    <style:style style:name="P2551" style:parent-style-name="Normal" style:family="paragraph">
      <style:text-properties fo:font-weight="bold" style:font-weight-asian="bold" style:font-weight-complex="bold" fo:language="sv" fo:country="SE"/>
    </style:style>
    <style:style style:name="P2552" style:parent-style-name="Normal" style:family="paragraph">
      <style:text-properties fo:font-weight="bold" style:font-weight-asian="bold" style:font-weight-complex="bold" fo:language="sv" fo:country="SE"/>
    </style:style>
    <style:style style:name="P2553" style:parent-style-name="Normal" style:family="paragraph">
      <style:text-properties fo:language="sv" fo:country="SE"/>
    </style:style>
    <style:style style:name="T2554" style:parent-style-name="Hyperlink" style:family="text">
      <style:text-properties fo:font-weight="bold" style:font-weight-asian="bold" style:font-weight-complex="bold" fo:language="sv" fo:country="SE"/>
    </style:style>
    <style:style style:name="T2555" style:parent-style-name="Hyperlink" style:family="text">
      <style:text-properties fo:language="sv" fo:country="SE"/>
    </style:style>
    <style:style style:name="T2556" style:parent-style-name="Hyperlink" style:family="text">
      <style:text-properties fo:font-weight="bold" style:font-weight-asian="bold" style:font-weight-complex="bold" fo:language="sv" fo:country="SE"/>
    </style:style>
    <style:style style:name="T2557" style:parent-style-name="Hyperlink" style:family="text">
      <style:text-properties fo:language="sv" fo:country="SE"/>
    </style:style>
    <style:style style:name="P2558" style:parent-style-name="Normal" style:family="paragraph">
      <style:text-properties fo:font-weight="bold" style:font-weight-asian="bold" style:font-weight-complex="bold" fo:language="sv" fo:country="SE"/>
    </style:style>
    <style:style style:name="P2559" style:parent-style-name="Normal" style:family="paragraph">
      <style:text-properties fo:language="sv" fo:country="SE"/>
    </style:style>
    <style:style style:name="P2560" style:parent-style-name="Normal" style:family="paragraph">
      <style:text-properties fo:language="sv" fo:country="SE"/>
    </style:style>
    <style:style style:name="P2561" style:parent-style-name="Normal" style:family="paragraph">
      <style:text-properties fo:language="sv" fo:country="SE"/>
    </style:style>
    <style:style style:name="P2562" style:parent-style-name="Normal" style:family="paragraph">
      <style:text-properties fo:language="sv" fo:country="SE"/>
    </style:style>
    <style:style style:name="T2563" style:parent-style-name="Hyperlink" style:family="text">
      <style:text-properties fo:language="sv" fo:country="SE"/>
    </style:style>
    <style:style style:name="P2564" style:parent-style-name="Normal" style:family="paragraph">
      <style:text-properties fo:font-weight="bold" style:font-weight-asian="bold" style:font-weight-complex="bold" fo:language="sv" fo:country="SE"/>
    </style:style>
    <style:style style:name="P2565" style:parent-style-name="Normal" style:family="paragraph">
      <style:text-properties fo:language="sv" fo:country="SE"/>
    </style:style>
    <style:style style:name="T2566" style:parent-style-name="Hyperlink" style:family="text">
      <style:text-properties fo:font-weight="bold" style:font-weight-asian="bold" style:font-weight-complex="bold" fo:language="sv" fo:country="SE"/>
    </style:style>
    <style:style style:name="P2567" style:parent-style-name="Normal" style:family="paragraph">
      <style:text-properties fo:language="sv" fo:country="SE"/>
    </style:style>
    <style:style style:name="P2568" style:parent-style-name="Normal" style:family="paragraph">
      <style:text-properties fo:language="sv" fo:country="SE"/>
    </style:style>
    <style:style style:name="T2569" style:parent-style-name="Hyperlink" style:family="text">
      <style:text-properties fo:font-weight="bold" style:font-weight-asian="bold" style:font-weight-complex="bold" fo:language="sv" fo:country="SE"/>
    </style:style>
    <style:style style:name="P2570" style:parent-style-name="Normal" style:family="paragraph">
      <style:text-properties fo:language="sv" fo:country="SE"/>
    </style:style>
    <style:style style:name="T2571" style:parent-style-name="Hyperlink" style:family="text">
      <style:text-properties fo:font-weight="bold" style:font-weight-asian="bold" style:font-weight-complex="bold" fo:language="sv" fo:country="SE"/>
    </style:style>
    <style:style style:name="P2572" style:parent-style-name="Normal" style:family="paragraph">
      <style:text-properties fo:language="sv" fo:country="SE"/>
    </style:style>
    <style:style style:name="P2573" style:parent-style-name="Normal" style:family="paragraph">
      <style:text-properties fo:language="sv" fo:country="SE"/>
    </style:style>
    <style:style style:name="P2574" style:parent-style-name="Normal" style:family="paragraph">
      <style:text-properties fo:language="sv" fo:country="SE"/>
    </style:style>
    <style:style style:name="P2575" style:parent-style-name="Normal" style:family="paragraph">
      <style:text-properties fo:font-weight="bold" style:font-weight-asian="bold" style:font-weight-complex="bold" fo:language="sv" fo:country="SE"/>
    </style:style>
    <style:style style:name="P2576" style:parent-style-name="Normal" style:family="paragraph">
      <style:text-properties fo:language="sv" fo:country="SE"/>
    </style:style>
    <style:style style:name="P2577" style:parent-style-name="Normal" style:family="paragraph">
      <style:text-properties fo:language="sv" fo:country="SE"/>
    </style:style>
    <style:style style:name="P2578" style:parent-style-name="Normal" style:family="paragraph">
      <style:text-properties fo:language="sv" fo:country="SE"/>
    </style:style>
    <style:style style:name="P2579" style:parent-style-name="Normal" style:family="paragraph">
      <style:text-properties fo:language="sv" fo:country="SE"/>
    </style:style>
    <style:style style:name="T2580" style:parent-style-name="Hyperlink" style:family="text">
      <style:text-properties fo:language="sv" fo:country="SE"/>
    </style:style>
    <style:style style:name="P2581" style:parent-style-name="Normal" style:family="paragraph">
      <style:text-properties fo:font-weight="bold" style:font-weight-asian="bold" style:font-weight-complex="bold" fo:language="sv" fo:country="SE"/>
    </style:style>
    <style:style style:name="P2582" style:parent-style-name="Normal" style:family="paragraph">
      <style:text-properties fo:language="sv" fo:country="SE"/>
    </style:style>
    <style:style style:name="T2583" style:parent-style-name="Hyperlink" style:family="text">
      <style:text-properties fo:language="sv" fo:country="SE"/>
    </style:style>
    <style:style style:name="T2584" style:parent-style-name="Hyperlink" style:family="text">
      <style:text-properties fo:language="sv" fo:country="SE"/>
    </style:style>
    <style:style style:name="P2585" style:parent-style-name="Normal" style:family="paragraph">
      <style:text-properties fo:font-weight="bold" style:font-weight-asian="bold" style:font-weight-complex="bold" fo:language="sv" fo:country="SE"/>
    </style:style>
    <style:style style:name="P2586" style:parent-style-name="Normal" style:family="paragraph">
      <style:text-properties fo:language="sv" fo:country="SE"/>
    </style:style>
    <style:style style:name="T2587" style:parent-style-name="Hyperlink" style:family="text">
      <style:text-properties fo:language="sv" fo:country="SE"/>
    </style:style>
    <style:style style:name="T2588" style:parent-style-name="Hyperlink" style:family="text">
      <style:text-properties fo:language="sv" fo:country="SE"/>
    </style:style>
    <style:style style:name="T2589" style:parent-style-name="Hyperlink" style:family="text">
      <style:text-properties fo:language="sv" fo:country="SE"/>
    </style:style>
    <style:style style:name="T2590" style:parent-style-name="Hyperlink" style:family="text">
      <style:text-properties fo:language="sv" fo:country="SE"/>
    </style:style>
    <style:style style:name="P2591" style:parent-style-name="Normal" style:family="paragraph">
      <style:text-properties fo:font-weight="bold" style:font-weight-asian="bold" style:font-weight-complex="bold" fo:language="sv" fo:country="SE"/>
    </style:style>
    <style:style style:name="P2592" style:parent-style-name="Normal" style:family="paragraph">
      <style:text-properties fo:language="sv" fo:country="SE"/>
    </style:style>
    <style:style style:name="P2593" style:parent-style-name="Normal" style:list-style-name="LFO93" style:family="paragraph">
      <style:text-properties fo:language="sv" fo:country="SE"/>
    </style:style>
    <style:style style:name="P2594" style:parent-style-name="Normal" style:list-style-name="LFO93" style:family="paragraph">
      <style:text-properties fo:language="sv" fo:country="SE"/>
    </style:style>
    <style:style style:name="P2595" style:parent-style-name="Normal" style:family="paragraph">
      <style:text-properties fo:language="sv" fo:country="SE"/>
    </style:style>
    <style:style style:name="P2596" style:parent-style-name="Normal" style:family="paragraph">
      <style:text-properties fo:language="sv" fo:country="SE"/>
    </style:style>
    <style:style style:name="P2597" style:parent-style-name="Normal" style:family="paragraph">
      <style:text-properties fo:font-weight="bold" style:font-weight-asian="bold" style:font-weight-complex="bold" fo:language="sv" fo:country="SE"/>
    </style:style>
    <style:style style:name="P2598" style:parent-style-name="Normal" style:family="paragraph">
      <style:text-properties fo:language="sv" fo:country="SE"/>
    </style:style>
    <style:style style:name="T2599" style:parent-style-name="Hyperlink" style:family="text">
      <style:text-properties fo:language="sv" fo:country="SE"/>
    </style:style>
    <style:style style:name="T2600" style:parent-style-name="Hyperlink" style:family="text">
      <style:text-properties fo:language="sv" fo:country="SE"/>
    </style:style>
    <style:style style:name="P2601" style:parent-style-name="Normal" style:family="paragraph">
      <style:text-properties fo:language="sv" fo:country="SE"/>
    </style:style>
    <style:style style:name="T2602" style:parent-style-name="DefaultParagraphFont" style:family="text">
      <style:text-properties fo:language="sv" fo:country="SE"/>
    </style:style>
    <style:style style:name="P2603" style:parent-style-name="Normal" style:list-style-name="LFO94" style:family="paragraph">
      <style:text-properties fo:language="sv" fo:country="SE"/>
    </style:style>
    <style:style style:name="P2604" style:parent-style-name="Normal" style:list-style-name="LFO94" style:family="paragraph">
      <style:text-properties fo:language="sv" fo:country="SE"/>
    </style:style>
    <style:style style:name="P2605" style:parent-style-name="Normal" style:list-style-name="LFO94" style:family="paragraph"/>
    <style:style style:name="P2606" style:parent-style-name="Normal" style:family="paragraph">
      <style:text-properties fo:language="sv" fo:country="SE"/>
    </style:style>
    <style:style style:name="P2607" style:parent-style-name="Normal" style:family="paragraph">
      <style:text-properties fo:language="sv" fo:country="SE"/>
    </style:style>
    <style:style style:name="P2608" style:parent-style-name="Normal" style:family="paragraph">
      <style:text-properties fo:font-weight="bold" style:font-weight-asian="bold" style:font-weight-complex="bold" fo:language="sv" fo:country="SE"/>
    </style:style>
    <style:style style:name="P2609" style:parent-style-name="Normal" style:family="paragraph">
      <style:text-properties fo:language="sv" fo:country="SE"/>
    </style:style>
    <style:style style:name="P2610" style:parent-style-name="Normal" style:family="paragraph">
      <style:text-properties fo:language="sv" fo:country="SE"/>
    </style:style>
    <style:style style:name="P2611" style:parent-style-name="Normal" style:family="paragraph">
      <style:text-properties fo:language="sv" fo:country="SE"/>
    </style:style>
    <style:style style:name="P2612" style:parent-style-name="Normal" style:family="paragraph">
      <style:text-properties fo:language="sv" fo:country="SE"/>
    </style:style>
    <style:style style:name="T2613" style:parent-style-name="Hyperlink" style:family="text">
      <style:text-properties fo:language="sv" fo:country="SE"/>
    </style:style>
    <style:style style:name="P2614" style:parent-style-name="Normal" style:family="paragraph">
      <style:text-properties fo:font-weight="bold" style:font-weight-asian="bold" style:font-weight-complex="bold" fo:language="sv" fo:country="SE"/>
    </style:style>
    <style:style style:name="P2615" style:parent-style-name="Normal" style:family="paragraph">
      <style:text-properties fo:font-weight="bold" style:font-weight-asian="bold" style:font-weight-complex="bold" fo:language="sv" fo:country="SE"/>
    </style:style>
    <style:style style:name="P2616" style:parent-style-name="Normal" style:family="paragraph">
      <style:text-properties fo:language="sv" fo:country="SE"/>
    </style:style>
    <style:style style:name="P2617" style:parent-style-name="Normal" style:family="paragraph">
      <style:text-properties fo:language="sv" fo:country="SE"/>
    </style:style>
    <style:style style:name="P2618" style:parent-style-name="Normal" style:family="paragraph">
      <style:text-properties fo:font-weight="bold" style:font-weight-asian="bold" style:font-weight-complex="bold" fo:language="sv" fo:country="SE"/>
    </style:style>
    <style:style style:name="P2619" style:parent-style-name="Normal" style:family="paragraph">
      <style:text-properties fo:language="sv" fo:country="SE"/>
    </style:style>
    <style:style style:name="P2620" style:parent-style-name="Normal" style:family="paragraph">
      <style:text-properties fo:font-weight="bold" style:font-weight-asian="bold" style:font-weight-complex="bold" fo:language="sv" fo:country="SE"/>
    </style:style>
    <style:style style:name="P2621" style:parent-style-name="Normal" style:family="paragraph">
      <style:text-properties fo:language="sv" fo:country="SE"/>
    </style:style>
    <style:style style:name="P2622" style:parent-style-name="Normal" style:family="paragraph">
      <style:text-properties fo:language="sv" fo:country="SE"/>
    </style:style>
    <style:style style:name="P2623" style:parent-style-name="Normal" style:family="paragraph">
      <style:text-properties fo:language="sv" fo:country="SE"/>
    </style:style>
    <style:style style:name="T2624" style:parent-style-name="DefaultParagraphFont" style:family="text">
      <style:text-properties fo:language="sv" fo:country="SE"/>
    </style:style>
    <style:style style:name="T2625" style:parent-style-name="Hyperlink" style:family="text">
      <style:text-properties fo:language="sv" fo:country="SE"/>
    </style:style>
    <style:style style:name="T2626" style:parent-style-name="Hyperlink" style:family="text">
      <style:text-properties fo:language="sv" fo:country="SE"/>
    </style:style>
    <style:style style:name="T2627" style:parent-style-name="DefaultParagraphFont" style:family="text">
      <style:text-properties fo:language="sv" fo:country="SE"/>
    </style:style>
    <style:style style:name="P2628" style:parent-style-name="Normal" style:family="paragraph">
      <style:text-properties fo:font-weight="bold" style:font-weight-asian="bold" style:font-weight-complex="bold" fo:language="sv" fo:country="SE"/>
    </style:style>
    <style:style style:name="P2629" style:parent-style-name="Normal" style:family="paragraph">
      <style:text-properties fo:language="sv" fo:country="SE"/>
    </style:style>
    <style:style style:name="P2630" style:parent-style-name="Normal" style:family="paragraph">
      <style:text-properties fo:language="sv" fo:country="SE"/>
    </style:style>
    <style:style style:name="P2631" style:parent-style-name="Normal" style:family="paragraph">
      <style:text-properties fo:font-weight="bold" style:font-weight-asian="bold" style:font-weight-complex="bold"/>
    </style:style>
    <style:style style:name="P2632" style:parent-style-name="Normal" style:list-style-name="LFO95" style:family="paragraph">
      <style:text-properties fo:font-weight="bold" style:font-weight-asian="bold" style:font-weight-complex="bold" fo:language="sv" fo:country="SE"/>
    </style:style>
    <style:style style:name="P2633" style:parent-style-name="Normal" style:family="paragraph">
      <style:text-properties fo:language="sv" fo:country="SE"/>
    </style:style>
    <style:style style:name="P2634" style:parent-style-name="Normal" style:family="paragraph">
      <style:text-properties fo:language="sv" fo:country="SE"/>
    </style:style>
    <style:style style:name="P2635" style:parent-style-name="Normal" style:family="paragraph">
      <style:text-properties fo:language="sv" fo:country="SE"/>
    </style:style>
    <style:style style:name="P2636" style:parent-style-name="Normal" style:family="paragraph">
      <style:text-properties fo:language="sv" fo:country="SE"/>
    </style:style>
    <style:style style:name="T2637" style:parent-style-name="Hyperlink" style:family="text">
      <style:text-properties fo:language="sv" fo:country="SE"/>
    </style:style>
    <style:style style:name="P2638" style:parent-style-name="Normal" style:list-style-name="LFO95" style:family="paragraph">
      <style:text-properties fo:font-weight="bold" style:font-weight-asian="bold" style:font-weight-complex="bold" fo:language="sv" fo:country="SE"/>
    </style:style>
    <style:style style:name="P2639" style:parent-style-name="Normal" style:family="paragraph">
      <style:text-properties fo:language="sv" fo:country="SE"/>
    </style:style>
    <style:style style:name="P2640" style:parent-style-name="Normal" style:family="paragraph">
      <style:text-properties fo:language="sv" fo:country="SE"/>
    </style:style>
    <style:style style:name="T2641" style:parent-style-name="Hyperlink" style:family="text">
      <style:text-properties fo:language="sv" fo:country="SE"/>
    </style:style>
    <style:style style:name="P2642" style:parent-style-name="Normal" style:list-style-name="LFO95" style:family="paragraph">
      <style:text-properties fo:font-weight="bold" style:font-weight-asian="bold" style:font-weight-complex="bold" fo:language="sv" fo:country="SE"/>
    </style:style>
    <style:style style:name="P2643" style:parent-style-name="Normal" style:family="paragraph">
      <style:text-properties fo:language="sv" fo:country="SE"/>
    </style:style>
    <style:style style:name="T2644" style:parent-style-name="Hyperlink" style:family="text">
      <style:text-properties fo:language="sv" fo:country="SE"/>
    </style:style>
    <style:style style:name="P2645" style:parent-style-name="Normal" style:list-style-name="LFO95" style:family="paragraph">
      <style:text-properties fo:font-weight="bold" style:font-weight-asian="bold" style:font-weight-complex="bold" fo:language="sv" fo:country="SE"/>
    </style:style>
    <style:style style:name="P2646" style:parent-style-name="Normal" style:family="paragraph">
      <style:text-properties fo:language="sv" fo:country="SE"/>
    </style:style>
    <style:style style:name="T2647" style:parent-style-name="Hyperlink" style:family="text">
      <style:text-properties fo:language="sv" fo:country="SE"/>
    </style:style>
    <style:style style:name="P2648" style:parent-style-name="Normal" style:list-style-name="LFO95" style:family="paragraph">
      <style:text-properties fo:font-weight="bold" style:font-weight-asian="bold" style:font-weight-complex="bold" fo:language="sv" fo:country="SE"/>
    </style:style>
    <style:style style:name="P2649" style:parent-style-name="Normal" style:family="paragraph">
      <style:text-properties fo:language="sv" fo:country="SE"/>
    </style:style>
    <style:style style:name="P2650" style:parent-style-name="Normal" style:family="paragraph">
      <style:text-properties fo:language="sv" fo:country="SE"/>
    </style:style>
    <style:style style:name="P2651" style:parent-style-name="Normal" style:list-style-name="LFO95" style:family="paragraph"/>
    <style:style style:name="T2652" style:parent-style-name="DefaultParagraphFont" style:family="text">
      <style:text-properties fo:font-weight="bold" style:font-weight-asian="bold" style:font-weight-complex="bold" fo:language="sv" fo:country="SE"/>
    </style:style>
    <style:style style:name="T2653" style:parent-style-name="DefaultParagraphFont" style:family="text">
      <style:text-properties fo:font-weight="bold" style:font-weight-asian="bold" style:font-weight-complex="bold"/>
    </style:style>
    <style:style style:name="P2654" style:parent-style-name="Normal" style:family="paragraph">
      <style:text-properties fo:language="sv" fo:country="SE"/>
    </style:style>
    <style:style style:name="T2655" style:parent-style-name="Hyperlink" style:family="text">
      <style:text-properties fo:language="sv" fo:country="SE"/>
    </style:style>
    <style:style style:name="P2656" style:parent-style-name="Normal" style:list-style-name="LFO95" style:family="paragraph"/>
    <style:style style:name="T2657" style:parent-style-name="DefaultParagraphFont" style:family="text">
      <style:text-properties fo:font-weight="bold" style:font-weight-asian="bold" style:font-weight-complex="bold" fo:language="sv" fo:country="SE"/>
    </style:style>
    <style:style style:name="T2658" style:parent-style-name="DefaultParagraphFont" style:family="text">
      <style:text-properties fo:font-weight="bold" style:font-weight-asian="bold" style:font-weight-complex="bold"/>
    </style:style>
    <style:style style:name="T2659" style:parent-style-name="DefaultParagraphFont" style:family="text">
      <style:text-properties fo:language="sv" fo:country="SE"/>
    </style:style>
    <style:style style:name="T2660" style:parent-style-name="Hyperlink" style:family="text">
      <style:text-properties fo:language="sv" fo:country="SE"/>
    </style:style>
    <style:style style:name="T2661" style:parent-style-name="Hyperlink" style:family="text">
      <style:text-properties fo:language="sv" fo:country="SE"/>
    </style:style>
    <style:style style:name="T2662" style:parent-style-name="DefaultParagraphFont" style:family="text">
      <style:text-properties fo:language="sv" fo:country="SE"/>
    </style:style>
    <style:style style:name="P2663" style:parent-style-name="Normal" style:list-style-name="LFO95" style:family="paragraph">
      <style:text-properties fo:font-weight="bold" style:font-weight-asian="bold" style:font-weight-complex="bold" fo:language="sv" fo:country="SE"/>
    </style:style>
    <style:style style:name="P2664" style:parent-style-name="Normal" style:family="paragraph">
      <style:text-properties fo:language="sv" fo:country="SE"/>
    </style:style>
    <style:style style:name="T2665" style:parent-style-name="Hyperlink" style:family="text">
      <style:text-properties fo:language="sv" fo:country="SE"/>
    </style:style>
    <style:style style:name="T2666" style:parent-style-name="Hyperlink" style:family="text">
      <style:text-properties fo:language="sv" fo:country="SE"/>
    </style:style>
    <style:style style:name="P2667" style:parent-style-name="Normal" style:family="paragraph">
      <style:text-properties fo:language="sv" fo:country="SE"/>
    </style:style>
    <style:style style:name="P2668" style:parent-style-name="Normal" style:family="paragraph">
      <style:text-properties fo:language="sv" fo:country="SE"/>
    </style:style>
    <style:style style:name="T2669" style:parent-style-name="Hyperlink" style:family="text">
      <style:text-properties fo:font-weight="bold" style:font-weight-asian="bold" style:font-weight-complex="bold" fo:language="sv" fo:country="SE"/>
    </style:style>
    <style:style style:name="P2670" style:parent-style-name="Normal" style:family="paragraph">
      <style:text-properties fo:language="sv" fo:country="SE"/>
    </style:style>
    <style:style style:name="P2671" style:parent-style-name="Normal" style:family="paragraph">
      <style:text-properties fo:language="sv" fo:country="SE"/>
    </style:style>
    <style:style style:name="P2672" style:parent-style-name="Normal" style:family="paragraph">
      <style:text-properties fo:font-weight="bold" style:font-weight-asian="bold" style:font-weight-complex="bold" fo:language="sv" fo:country="SE"/>
    </style:style>
    <style:style style:name="T2673" style:parent-style-name="DefaultParagraphFont" style:family="text">
      <style:text-properties fo:language="sv" fo:country="SE"/>
    </style:style>
    <style:style style:name="T2674" style:parent-style-name="Hyperlink" style:family="text">
      <style:text-properties fo:language="sv" fo:country="SE"/>
    </style:style>
    <style:style style:name="P2675" style:parent-style-name="Normal" style:family="paragraph">
      <style:text-properties fo:language="sv" fo:country="SE"/>
    </style:style>
    <style:style style:name="P2676" style:parent-style-name="Normal" style:family="paragraph">
      <style:text-properties fo:font-weight="bold" style:font-weight-asian="bold" style:font-weight-complex="bold" fo:language="sv" fo:country="SE"/>
    </style:style>
    <style:style style:name="P2677" style:parent-style-name="Normal" style:family="paragraph">
      <style:text-properties fo:language="sv" fo:country="SE"/>
    </style:style>
    <style:style style:name="P2678" style:parent-style-name="Normal" style:list-style-name="LFO96" style:family="paragraph">
      <style:text-properties fo:language="sv" fo:country="SE"/>
    </style:style>
    <style:style style:name="P2679" style:parent-style-name="Normal" style:list-style-name="LFO96" style:family="paragraph">
      <style:text-properties fo:language="sv" fo:country="SE"/>
    </style:style>
    <style:style style:name="P2680" style:parent-style-name="Normal" style:family="paragraph">
      <style:text-properties fo:language="sv" fo:country="SE"/>
    </style:style>
    <style:style style:name="P2681" style:parent-style-name="Normal" style:list-style-name="LFO97" style:family="paragraph">
      <style:text-properties fo:language="sv" fo:country="SE"/>
    </style:style>
    <style:style style:name="P2682" style:parent-style-name="Normal" style:list-style-name="LFO97" style:family="paragraph">
      <style:text-properties fo:language="sv" fo:country="SE"/>
    </style:style>
    <style:style style:name="P2683" style:parent-style-name="Normal" style:list-style-name="LFO97" style:family="paragraph">
      <style:text-properties fo:language="sv" fo:country="SE"/>
    </style:style>
    <style:style style:name="P2684" style:parent-style-name="Normal" style:list-style-name="LFO97" style:family="paragraph">
      <style:text-properties fo:language="sv" fo:country="SE"/>
    </style:style>
    <style:style style:name="P2685" style:parent-style-name="Normal" style:family="paragraph">
      <style:text-properties fo:language="sv" fo:country="SE"/>
    </style:style>
    <style:style style:name="T2686" style:parent-style-name="Hyperlink" style:family="text">
      <style:text-properties fo:language="sv" fo:country="SE"/>
    </style:style>
    <style:style style:name="P2687" style:parent-style-name="Normal" style:family="paragraph">
      <style:text-properties fo:font-weight="bold" style:font-weight-asian="bold" style:font-weight-complex="bold" fo:language="sv" fo:country="SE"/>
    </style:style>
    <style:style style:name="P2688" style:parent-style-name="Normal" style:family="paragraph">
      <style:text-properties fo:language="sv" fo:country="SE"/>
    </style:style>
    <style:style style:name="P2689" style:parent-style-name="Normal" style:family="paragraph">
      <style:text-properties fo:language="sv" fo:country="SE"/>
    </style:style>
    <style:style style:name="T2690" style:parent-style-name="DefaultParagraphFont" style:family="text">
      <style:text-properties fo:language="sv" fo:country="SE"/>
    </style:style>
    <style:style style:name="T2691" style:parent-style-name="Hyperlink" style:family="text">
      <style:text-properties fo:language="sv" fo:country="SE"/>
    </style:style>
    <style:style style:name="T2692" style:parent-style-name="Hyperlink" style:family="text">
      <style:text-properties fo:language="sv" fo:country="SE"/>
    </style:style>
    <style:style style:name="T2693" style:parent-style-name="DefaultParagraphFont" style:family="text">
      <style:text-properties fo:language="sv" fo:country="SE"/>
    </style:style>
    <style:style style:name="P2694" style:parent-style-name="Normal" style:family="paragraph">
      <style:text-properties fo:font-weight="bold" style:font-weight-asian="bold" style:font-weight-complex="bold" fo:language="sv" fo:country="SE"/>
    </style:style>
    <style:style style:name="P2695" style:parent-style-name="Normal" style:family="paragraph">
      <style:text-properties fo:language="sv" fo:country="SE"/>
    </style:style>
    <style:style style:name="T2696" style:parent-style-name="Hyperlink" style:family="text">
      <style:text-properties fo:language="sv" fo:country="SE"/>
    </style:style>
    <style:style style:name="P2697" style:parent-style-name="Normal" style:family="paragraph">
      <style:text-properties fo:font-weight="bold" style:font-weight-asian="bold" style:font-weight-complex="bold" fo:language="sv" fo:country="SE"/>
    </style:style>
    <style:style style:name="P2698" style:parent-style-name="Normal" style:family="paragraph">
      <style:text-properties fo:language="sv" fo:country="SE"/>
    </style:style>
    <style:style style:name="T2699" style:parent-style-name="DefaultParagraphFont" style:family="text">
      <style:text-properties fo:language="sv" fo:country="SE"/>
    </style:style>
    <style:style style:name="T2700" style:parent-style-name="Hyperlink" style:family="text">
      <style:text-properties fo:language="sv" fo:country="SE"/>
    </style:style>
    <style:style style:name="T2701" style:parent-style-name="Hyperlink" style:family="text">
      <style:text-properties fo:language="sv" fo:country="SE"/>
    </style:style>
    <style:style style:name="T2702" style:parent-style-name="DefaultParagraphFont" style:family="text">
      <style:text-properties fo:language="sv" fo:country="SE"/>
    </style:style>
    <style:style style:name="P2703" style:parent-style-name="Normal" style:family="paragraph">
      <style:text-properties fo:font-weight="bold" style:font-weight-asian="bold" style:font-weight-complex="bold" fo:language="sv" fo:country="SE"/>
    </style:style>
    <style:style style:name="P2704" style:parent-style-name="Normal" style:family="paragraph">
      <style:text-properties fo:language="sv" fo:country="SE"/>
    </style:style>
    <style:style style:name="P2705" style:parent-style-name="Normal" style:family="paragraph">
      <style:text-properties fo:language="sv" fo:country="SE"/>
    </style:style>
    <style:style style:name="P2706" style:parent-style-name="Normal" style:list-style-name="LFO98" style:family="paragraph">
      <style:text-properties fo:language="sv" fo:country="SE"/>
    </style:style>
    <style:style style:name="P2707" style:parent-style-name="Normal" style:list-style-name="LFO98" style:family="paragraph">
      <style:text-properties fo:language="sv" fo:country="SE"/>
    </style:style>
    <style:style style:name="P2708" style:parent-style-name="Normal" style:list-style-name="LFO98" style:family="paragraph">
      <style:text-properties fo:language="sv" fo:country="SE"/>
    </style:style>
    <style:style style:name="P2709" style:parent-style-name="Normal" style:family="paragraph">
      <style:text-properties fo:language="sv" fo:country="SE"/>
    </style:style>
    <style:style style:name="P2710" style:parent-style-name="Normal" style:family="paragraph">
      <style:text-properties fo:language="sv" fo:country="SE"/>
    </style:style>
    <style:style style:name="T2711" style:parent-style-name="Hyperlink" style:family="text">
      <style:text-properties fo:language="sv" fo:country="SE"/>
    </style:style>
    <style:style style:name="P2712" style:parent-style-name="Normal" style:family="paragraph">
      <style:text-properties fo:language="sv" fo:country="SE"/>
    </style:style>
    <style:style style:name="T2713" style:parent-style-name="Hyperlink" style:family="text">
      <style:text-properties fo:language="sv" fo:country="SE"/>
    </style:style>
    <style:style style:name="T2714" style:parent-style-name="Hyperlink" style:family="text">
      <style:text-properties fo:language="sv" fo:country="SE"/>
    </style:style>
    <style:style style:name="P2715" style:parent-style-name="Normal" style:family="paragraph">
      <style:text-properties fo:language="sv" fo:country="SE"/>
    </style:style>
    <style:style style:name="T2716" style:parent-style-name="Hyperlink" style:family="text">
      <style:text-properties fo:language="sv" fo:country="SE"/>
    </style:style>
    <style:style style:name="P2717" style:parent-style-name="Normal" style:family="paragraph">
      <style:text-properties fo:font-weight="bold" style:font-weight-asian="bold" style:font-weight-complex="bold" fo:language="sv" fo:country="SE"/>
    </style:style>
    <style:style style:name="P2718" style:parent-style-name="Normal" style:family="paragraph">
      <style:text-properties fo:font-weight="bold" style:font-weight-asian="bold" style:font-weight-complex="bold"/>
    </style:style>
    <style:style style:name="T2719" style:parent-style-name="DefaultParagraphFont" style:family="text">
      <style:text-properties fo:language="sv" fo:country="SE"/>
    </style:style>
    <style:style style:name="P2720" style:parent-style-name="Normal" style:list-style-name="LFO99" style:family="paragraph">
      <style:text-properties fo:language="sv" fo:country="SE"/>
    </style:style>
    <style:style style:name="P2721" style:parent-style-name="Normal" style:list-style-name="LFO100" style:family="paragraph">
      <style:text-properties fo:language="sv" fo:country="SE"/>
    </style:style>
    <style:style style:name="P2722" style:parent-style-name="Normal" style:list-style-name="LFO101" style:family="paragraph">
      <style:text-properties fo:language="sv" fo:country="SE"/>
    </style:style>
    <style:style style:name="P2723" style:parent-style-name="Normal" style:family="paragraph">
      <style:text-properties fo:font-weight="bold" style:font-weight-asian="bold" style:font-weight-complex="bold" fo:language="sv" fo:country="SE"/>
    </style:style>
    <style:style style:name="P2724" style:parent-style-name="Normal" style:family="paragraph">
      <style:text-properties fo:language="sv" fo:country="SE"/>
    </style:style>
    <style:style style:name="P2725" style:parent-style-name="Normal" style:family="paragraph">
      <style:text-properties fo:font-weight="bold" style:font-weight-asian="bold" style:font-weight-complex="bold" fo:language="sv" fo:country="SE"/>
    </style:style>
    <style:style style:name="P2726" style:parent-style-name="Normal" style:family="paragraph">
      <style:text-properties fo:language="sv" fo:country="SE"/>
    </style:style>
    <style:style style:name="P2727" style:parent-style-name="Normal" style:family="paragraph">
      <style:text-properties fo:language="sv" fo:country="SE"/>
    </style:style>
    <style:style style:name="P2728" style:parent-style-name="Normal" style:family="paragraph">
      <style:text-properties fo:font-weight="bold" style:font-weight-asian="bold" style:font-weight-complex="bold" fo:language="sv" fo:country="SE"/>
    </style:style>
    <style:style style:name="P2729" style:parent-style-name="Normal" style:family="paragraph">
      <style:text-properties fo:language="sv" fo:country="SE"/>
    </style:style>
    <style:style style:name="P2730" style:parent-style-name="Normal" style:family="paragraph">
      <style:text-properties fo:font-weight="bold" style:font-weight-asian="bold" style:font-weight-complex="bold" fo:language="sv" fo:country="SE"/>
    </style:style>
    <style:style style:name="P2731" style:parent-style-name="Normal" style:family="paragraph">
      <style:text-properties fo:language="sv" fo:country="SE"/>
    </style:style>
    <style:style style:name="P2732" style:parent-style-name="Normal" style:family="paragraph">
      <style:text-properties fo:font-weight="bold" style:font-weight-asian="bold" style:font-weight-complex="bold" fo:language="sv" fo:country="SE"/>
    </style:style>
    <style:style style:name="P2733" style:parent-style-name="Normal" style:family="paragraph">
      <style:text-properties fo:language="sv" fo:country="SE"/>
    </style:style>
    <style:style style:name="T2734" style:parent-style-name="Hyperlink" style:family="text">
      <style:text-properties fo:language="sv" fo:country="SE"/>
    </style:style>
    <style:style style:name="P2735" style:parent-style-name="Normal" style:family="paragraph">
      <style:text-properties fo:language="sv" fo:country="SE"/>
    </style:style>
    <style:style style:name="P2736" style:parent-style-name="Normal" style:family="paragraph">
      <style:text-properties fo:language="sv" fo:country="SE"/>
    </style:style>
    <style:style style:name="P2737" style:parent-style-name="Normal" style:family="paragraph">
      <style:text-properties fo:language="sv" fo:country="SE"/>
    </style:style>
    <style:style style:name="P2738" style:parent-style-name="Normal" style:family="paragraph">
      <style:text-properties fo:font-weight="bold" style:font-weight-asian="bold" style:font-weight-complex="bold" fo:language="sv" fo:country="SE"/>
    </style:style>
    <style:style style:name="P2739" style:parent-style-name="Normal" style:family="paragraph">
      <style:text-properties fo:language="sv" fo:country="SE"/>
    </style:style>
    <style:style style:name="P2740" style:parent-style-name="Normal" style:family="paragraph">
      <style:text-properties fo:language="sv" fo:country="SE"/>
    </style:style>
    <style:style style:name="T2741" style:parent-style-name="Hyperlink" style:family="text">
      <style:text-properties fo:language="sv" fo:country="SE"/>
    </style:style>
    <style:style style:name="T2742" style:parent-style-name="Hyperlink" style:family="text">
      <style:text-properties fo:language="sv" fo:country="SE"/>
    </style:style>
    <style:style style:name="P2743" style:parent-style-name="Normal" style:family="paragraph">
      <style:text-properties fo:font-weight="bold" style:font-weight-asian="bold" style:font-weight-complex="bold"/>
    </style:style>
    <style:style style:name="P2744" style:parent-style-name="Normal" style:family="paragraph">
      <style:text-properties fo:language="sv" fo:country="SE"/>
    </style:style>
    <style:style style:name="T2745" style:parent-style-name="Hyperlink" style:family="text">
      <style:text-properties fo:language="sv" fo:country="SE"/>
    </style:style>
    <style:style style:name="P2746" style:parent-style-name="Normal" style:family="paragraph">
      <style:text-properties fo:font-weight="bold" style:font-weight-asian="bold" style:font-weight-complex="bold" fo:language="sv" fo:country="SE"/>
    </style:style>
    <style:style style:name="P2747" style:parent-style-name="Normal" style:family="paragraph">
      <style:text-properties fo:language="sv" fo:country="SE"/>
    </style:style>
    <style:style style:name="P2748" style:parent-style-name="Normal" style:family="paragraph">
      <style:text-properties fo:language="sv" fo:country="SE"/>
    </style:style>
    <style:style style:name="P2749" style:parent-style-name="Normal" style:list-style-name="LFO102" style:family="paragraph">
      <style:text-properties fo:language="sv" fo:country="SE"/>
    </style:style>
    <style:style style:name="P2750" style:parent-style-name="Normal" style:list-style-name="LFO102" style:family="paragraph">
      <style:text-properties fo:language="sv" fo:country="SE"/>
    </style:style>
    <style:style style:name="P2751" style:parent-style-name="Normal" style:list-style-name="LFO102" style:family="paragraph">
      <style:text-properties fo:language="sv" fo:country="SE"/>
    </style:style>
    <style:style style:name="P2752" style:parent-style-name="Normal" style:list-style-name="LFO102" style:family="paragraph"/>
    <style:style style:name="P2753" style:parent-style-name="Normal" style:list-style-name="LFO102" style:family="paragraph">
      <style:text-properties fo:language="sv" fo:country="SE"/>
    </style:style>
    <style:style style:name="P2754" style:parent-style-name="Normal" style:list-style-name="LFO102" style:family="paragraph">
      <style:text-properties fo:language="sv" fo:country="SE"/>
    </style:style>
    <style:style style:name="P2755" style:parent-style-name="Normal" style:list-style-name="LFO102" style:family="paragraph">
      <style:text-properties fo:language="sv" fo:country="SE"/>
    </style:style>
    <style:style style:name="T2756" style:parent-style-name="DefaultParagraphFont" style:family="text">
      <style:text-properties fo:language="sv" fo:country="SE"/>
    </style:style>
    <style:style style:name="T2757" style:parent-style-name="Hyperlink" style:family="text">
      <style:text-properties fo:language="sv" fo:country="SE"/>
    </style:style>
    <style:style style:name="T2758" style:parent-style-name="Hyperlink" style:family="text">
      <style:text-properties fo:language="sv" fo:country="SE"/>
    </style:style>
    <style:style style:name="T2759" style:parent-style-name="DefaultParagraphFont" style:family="text">
      <style:text-properties fo:language="sv" fo:country="SE"/>
    </style:style>
    <style:style style:name="P2760" style:parent-style-name="Normal" style:family="paragraph">
      <style:text-properties fo:font-weight="bold" style:font-weight-asian="bold" style:font-weight-complex="bold" fo:language="sv" fo:country="SE"/>
    </style:style>
    <style:style style:name="P2761" style:parent-style-name="Normal" style:family="paragraph">
      <style:text-properties fo:language="sv" fo:country="SE"/>
    </style:style>
    <style:style style:name="P2762" style:parent-style-name="Normal" style:family="paragraph">
      <style:text-properties fo:font-weight="bold" style:font-weight-asian="bold" style:font-weight-complex="bold" fo:language="sv" fo:country="SE"/>
    </style:style>
    <style:style style:name="P2763" style:parent-style-name="Normal" style:family="paragraph">
      <style:text-properties fo:language="sv" fo:country="SE"/>
    </style:style>
    <style:style style:name="P2764" style:parent-style-name="Normal" style:family="paragraph">
      <style:text-properties fo:language="sv" fo:country="SE"/>
    </style:style>
    <style:style style:name="P2765" style:parent-style-name="Normal" style:family="paragraph">
      <style:text-properties fo:font-weight="bold" style:font-weight-asian="bold" style:font-weight-complex="bold"/>
    </style:style>
    <style:style style:name="P2766" style:parent-style-name="Normal" style:list-style-name="LFO103" style:family="paragraph">
      <style:text-properties fo:font-weight="bold" style:font-weight-asian="bold" style:font-weight-complex="bold" fo:language="sv" fo:country="SE"/>
    </style:style>
    <style:style style:name="P2767" style:parent-style-name="Normal" style:family="paragraph">
      <style:text-properties fo:language="sv" fo:country="SE"/>
    </style:style>
    <style:style style:name="P2768" style:parent-style-name="Normal" style:family="paragraph">
      <style:text-properties fo:language="sv" fo:country="SE"/>
    </style:style>
    <style:style style:name="P2769" style:parent-style-name="Normal" style:family="paragraph">
      <style:text-properties fo:language="sv" fo:country="SE"/>
    </style:style>
    <style:style style:name="P2770" style:parent-style-name="Normal" style:family="paragraph">
      <style:text-properties fo:language="sv" fo:country="SE"/>
    </style:style>
    <style:style style:name="P2771" style:parent-style-name="Normal" style:list-style-name="LFO103" style:family="paragraph">
      <style:text-properties fo:font-weight="bold" style:font-weight-asian="bold" style:font-weight-complex="bold" fo:language="sv" fo:country="SE"/>
    </style:style>
    <style:style style:name="P2772" style:parent-style-name="Normal" style:family="paragraph">
      <style:text-properties fo:language="sv" fo:country="SE"/>
    </style:style>
    <style:style style:name="P2773" style:parent-style-name="Normal" style:list-style-name="LFO103" style:family="paragraph">
      <style:text-properties fo:font-weight="bold" style:font-weight-asian="bold" style:font-weight-complex="bold" fo:language="sv" fo:country="SE"/>
    </style:style>
    <style:style style:name="P2774" style:parent-style-name="Normal" style:family="paragraph">
      <style:text-properties fo:language="sv" fo:country="SE"/>
    </style:style>
    <style:style style:name="P2775" style:parent-style-name="Normal" style:family="paragraph">
      <style:text-properties fo:language="sv" fo:country="SE"/>
    </style:style>
    <style:style style:name="T2776" style:parent-style-name="Hyperlink" style:family="text">
      <style:text-properties fo:font-weight="bold" style:font-weight-asian="bold" style:font-weight-complex="bold" fo:language="sv" fo:country="SE"/>
    </style:style>
    <style:style style:name="P2777" style:parent-style-name="Normal" style:family="paragraph">
      <style:text-properties fo:language="sv" fo:country="SE"/>
    </style:style>
    <style:style style:name="P2778" style:parent-style-name="Normal" style:family="paragraph">
      <style:text-properties fo:language="sv" fo:country="SE"/>
    </style:style>
    <style:style style:name="T2779" style:parent-style-name="Hyperlink" style:family="text">
      <style:text-properties fo:font-weight="bold" style:font-weight-asian="bold" style:font-weight-complex="bold" fo:language="sv" fo:country="SE"/>
    </style:style>
    <style:style style:name="P2780" style:parent-style-name="Normal" style:family="paragraph">
      <style:text-properties fo:language="sv" fo:country="SE"/>
    </style:style>
    <style:style style:name="P2781" style:parent-style-name="Normal" style:family="paragraph">
      <style:text-properties fo:language="sv" fo:country="SE"/>
    </style:style>
    <style:style style:name="P2782" style:parent-style-name="Normal" style:family="paragraph">
      <style:text-properties fo:language="sv" fo:country="SE"/>
    </style:style>
    <style:style style:name="P2783" style:parent-style-name="Normal" style:family="paragraph">
      <style:text-properties fo:language="sv" fo:country="SE"/>
    </style:style>
    <style:style style:name="T2784" style:parent-style-name="Hyperlink" style:family="text">
      <style:text-properties fo:language="sv" fo:country="SE"/>
    </style:style>
    <style:style style:name="P2785" style:parent-style-name="Normal" style:family="paragraph">
      <style:text-properties fo:font-weight="bold" style:font-weight-asian="bold" style:font-weight-complex="bold" fo:language="sv" fo:country="SE"/>
    </style:style>
    <style:style style:name="P2786" style:parent-style-name="Normal" style:family="paragraph">
      <style:text-properties fo:language="sv" fo:country="SE"/>
    </style:style>
    <style:style style:name="T2787" style:parent-style-name="Hyperlink" style:family="text">
      <style:text-properties fo:language="sv" fo:country="SE"/>
    </style:style>
    <style:style style:name="T2788" style:parent-style-name="Hyperlink" style:family="text">
      <style:text-properties fo:language="sv" fo:country="SE"/>
    </style:style>
    <style:style style:name="P2789" style:parent-style-name="Normal" style:family="paragraph">
      <style:text-properties fo:font-weight="bold" style:font-weight-asian="bold" style:font-weight-complex="bold" fo:language="sv" fo:country="SE"/>
    </style:style>
    <style:style style:name="P2790" style:parent-style-name="Normal" style:family="paragraph">
      <style:text-properties fo:language="sv" fo:country="SE"/>
    </style:style>
    <style:style style:name="T2791" style:parent-style-name="Hyperlink" style:family="text">
      <style:text-properties fo:language="sv" fo:country="SE"/>
    </style:style>
    <style:style style:name="T2792" style:parent-style-name="Hyperlink" style:family="text">
      <style:text-properties fo:language="sv" fo:country="SE"/>
    </style:style>
    <style:style style:name="P2793" style:parent-style-name="Normal" style:family="paragraph">
      <style:text-properties fo:font-weight="bold" style:font-weight-asian="bold" style:font-weight-complex="bold" fo:language="sv" fo:country="SE"/>
    </style:style>
    <style:style style:name="P2794" style:parent-style-name="Normal" style:family="paragraph">
      <style:text-properties fo:language="sv" fo:country="SE"/>
    </style:style>
    <style:style style:name="T2795" style:parent-style-name="Hyperlink" style:family="text">
      <style:text-properties fo:language="sv" fo:country="SE"/>
    </style:style>
    <style:style style:name="T2796" style:parent-style-name="Hyperlink" style:family="text">
      <style:text-properties fo:language="sv" fo:country="SE"/>
    </style:style>
    <style:style style:name="T2797" style:parent-style-name="Hyperlink" style:family="text">
      <style:text-properties fo:language="sv" fo:country="SE"/>
    </style:style>
    <style:style style:name="T2798" style:parent-style-name="Hyperlink" style:family="text">
      <style:text-properties fo:language="sv" fo:country="SE"/>
    </style:style>
    <style:style style:name="P2799" style:parent-style-name="Normal" style:family="paragraph">
      <style:text-properties fo:font-weight="bold" style:font-weight-asian="bold" style:font-weight-complex="bold" fo:language="sv" fo:country="SE"/>
    </style:style>
    <style:style style:name="P2800" style:parent-style-name="Normal" style:family="paragraph">
      <style:text-properties fo:language="sv" fo:country="SE"/>
    </style:style>
    <style:style style:name="P2801" style:parent-style-name="Normal" style:list-style-name="LFO104" style:family="paragraph">
      <style:text-properties fo:language="sv" fo:country="SE"/>
    </style:style>
    <style:style style:name="P2802" style:parent-style-name="Normal" style:list-style-name="LFO104" style:family="paragraph">
      <style:text-properties fo:language="sv" fo:country="SE"/>
    </style:style>
    <style:style style:name="P2803" style:parent-style-name="Normal" style:family="paragraph">
      <style:text-properties fo:language="sv" fo:country="SE"/>
    </style:style>
    <style:style style:name="P2804" style:parent-style-name="Normal" style:family="paragraph">
      <style:text-properties fo:font-weight="bold" style:font-weight-asian="bold" style:font-weight-complex="bold" fo:language="sv" fo:country="SE"/>
    </style:style>
    <style:style style:name="P2805" style:parent-style-name="Normal" style:family="paragraph">
      <style:text-properties fo:language="sv" fo:country="SE"/>
    </style:style>
    <style:style style:name="P2806" style:parent-style-name="Normal" style:family="paragraph">
      <style:text-properties fo:language="sv" fo:country="SE"/>
    </style:style>
    <style:style style:name="T2807" style:parent-style-name="Hyperlink" style:family="text">
      <style:text-properties fo:language="sv" fo:country="SE"/>
    </style:style>
    <style:style style:name="T2808" style:parent-style-name="Hyperlink" style:family="text">
      <style:text-properties fo:language="sv" fo:country="SE"/>
    </style:style>
    <style:style style:name="P2809" style:parent-style-name="Normal" style:family="paragraph">
      <style:text-properties fo:language="sv" fo:country="SE"/>
    </style:style>
    <style:style style:name="P2810" style:parent-style-name="Normal" style:family="paragraph">
      <style:text-properties fo:language="sv" fo:country="SE"/>
    </style:style>
    <style:style style:name="P2811" style:parent-style-name="Normal" style:list-style-name="LFO105" style:family="paragraph">
      <style:text-properties fo:language="sv" fo:country="SE"/>
    </style:style>
    <style:style style:name="P2812" style:parent-style-name="Normal" style:list-style-name="LFO105" style:family="paragraph">
      <style:text-properties fo:language="sv" fo:country="SE"/>
    </style:style>
    <style:style style:name="P2813" style:parent-style-name="Normal" style:list-style-name="LFO105" style:family="paragraph"/>
    <style:style style:name="P2814" style:parent-style-name="Normal" style:family="paragraph">
      <style:text-properties fo:language="sv" fo:country="SE"/>
    </style:style>
    <style:style style:name="P2815" style:parent-style-name="Normal" style:family="paragraph">
      <style:text-properties fo:language="sv" fo:country="SE"/>
    </style:style>
    <style:style style:name="P2816" style:parent-style-name="Normal" style:family="paragraph">
      <style:text-properties fo:font-weight="bold" style:font-weight-asian="bold" style:font-weight-complex="bold" fo:language="sv" fo:country="SE"/>
    </style:style>
    <style:style style:name="P2817" style:parent-style-name="Normal" style:family="paragraph">
      <style:text-properties fo:language="sv" fo:country="SE"/>
    </style:style>
    <style:style style:name="P2818" style:parent-style-name="Normal" style:family="paragraph">
      <style:text-properties fo:language="sv" fo:country="SE"/>
    </style:style>
    <style:style style:name="P2819" style:parent-style-name="Normal" style:family="paragraph">
      <style:text-properties fo:language="sv" fo:country="SE"/>
    </style:style>
    <style:style style:name="P2820" style:parent-style-name="Normal" style:family="paragraph">
      <style:text-properties fo:language="sv" fo:country="SE"/>
    </style:style>
    <style:style style:name="T2821" style:parent-style-name="Hyperlink" style:family="text">
      <style:text-properties fo:language="sv" fo:country="SE"/>
    </style:style>
    <style:style style:name="P2822" style:parent-style-name="Normal" style:family="paragraph">
      <style:text-properties fo:font-weight="bold" style:font-weight-asian="bold" style:font-weight-complex="bold" fo:language="sv" fo:country="SE"/>
    </style:style>
    <style:style style:name="P2823" style:parent-style-name="Normal" style:family="paragraph">
      <style:text-properties fo:font-weight="bold" style:font-weight-asian="bold" style:font-weight-complex="bold" fo:language="sv" fo:country="SE"/>
    </style:style>
    <style:style style:name="P2824" style:parent-style-name="Normal" style:family="paragraph">
      <style:text-properties fo:language="sv" fo:country="SE"/>
    </style:style>
    <style:style style:name="P2825" style:parent-style-name="Normal" style:family="paragraph">
      <style:text-properties fo:language="sv" fo:country="SE"/>
    </style:style>
    <style:style style:name="P2826" style:parent-style-name="Normal" style:family="paragraph">
      <style:text-properties fo:language="sv" fo:country="SE"/>
    </style:style>
    <style:style style:name="P2827" style:parent-style-name="Normal" style:family="paragraph">
      <style:text-properties fo:font-weight="bold" style:font-weight-asian="bold" style:font-weight-complex="bold" fo:language="sv" fo:country="SE"/>
    </style:style>
    <style:style style:name="P2828" style:parent-style-name="Normal" style:family="paragraph">
      <style:text-properties fo:language="sv" fo:country="SE"/>
    </style:style>
    <style:style style:name="P2829" style:parent-style-name="Normal" style:family="paragraph">
      <style:text-properties fo:language="sv" fo:country="SE"/>
    </style:style>
    <style:style style:name="P2830" style:parent-style-name="Normal" style:family="paragraph">
      <style:text-properties fo:font-weight="bold" style:font-weight-asian="bold" style:font-weight-complex="bold" fo:language="sv" fo:country="SE"/>
    </style:style>
    <style:style style:name="P2831" style:parent-style-name="Normal" style:family="paragraph">
      <style:text-properties fo:language="sv" fo:country="SE"/>
    </style:style>
    <style:style style:name="P2832" style:parent-style-name="Normal" style:family="paragraph">
      <style:text-properties fo:language="sv" fo:country="SE"/>
    </style:style>
    <style:style style:name="P2833" style:parent-style-name="Normal" style:family="paragraph">
      <style:text-properties fo:language="sv" fo:country="SE"/>
    </style:style>
    <style:style style:name="T2834" style:parent-style-name="DefaultParagraphFont" style:family="text">
      <style:text-properties fo:language="sv" fo:country="SE"/>
    </style:style>
    <style:style style:name="T2835" style:parent-style-name="Hyperlink" style:family="text">
      <style:text-properties fo:language="sv" fo:country="SE"/>
    </style:style>
    <style:style style:name="T2836" style:parent-style-name="Hyperlink" style:family="text">
      <style:text-properties fo:language="sv" fo:country="SE"/>
    </style:style>
    <style:style style:name="T2837" style:parent-style-name="DefaultParagraphFont" style:family="text">
      <style:text-properties fo:language="sv" fo:country="SE"/>
    </style:style>
    <style:style style:name="P2838" style:parent-style-name="Normal" style:family="paragraph">
      <style:text-properties fo:font-weight="bold" style:font-weight-asian="bold" style:font-weight-complex="bold" fo:language="sv" fo:country="SE"/>
    </style:style>
    <style:style style:name="P2839" style:parent-style-name="Normal" style:family="paragraph">
      <style:text-properties fo:language="sv" fo:country="SE"/>
    </style:style>
    <style:style style:name="P2840" style:parent-style-name="Normal" style:family="paragraph">
      <style:text-properties fo:language="sv" fo:country="SE"/>
    </style:style>
    <style:style style:name="P2841" style:parent-style-name="Normal" style:family="paragraph">
      <style:text-properties fo:language="sv" fo:country="SE"/>
    </style:style>
    <style:style style:name="T2842" style:parent-style-name="Hyperlink" style:family="text">
      <style:text-properties fo:font-weight="bold" style:font-weight-asian="bold" style:font-weight-complex="bold" fo:language="sv" fo:country="SE"/>
    </style:style>
    <style:style style:name="P2843" style:parent-style-name="Normal" style:family="paragraph">
      <style:text-properties fo:language="sv" fo:country="SE"/>
    </style:style>
    <style:style style:name="P2844" style:parent-style-name="Normal" style:family="paragraph">
      <style:text-properties fo:language="sv" fo:country="SE"/>
    </style:style>
    <style:style style:name="T2845" style:parent-style-name="Hyperlink" style:family="text">
      <style:text-properties fo:font-weight="bold" style:font-weight-asian="bold" style:font-weight-complex="bold" fo:language="sv" fo:country="SE"/>
    </style:style>
    <style:style style:name="P2846" style:parent-style-name="Normal" style:family="paragraph">
      <style:text-properties fo:language="sv" fo:country="SE"/>
    </style:style>
    <style:style style:name="P2847" style:parent-style-name="Normal" style:family="paragraph">
      <style:text-properties fo:font-weight="bold" style:font-weight-asian="bold" style:font-weight-complex="bold"/>
    </style:style>
    <style:style style:name="P2848" style:parent-style-name="Normal" style:list-style-name="LFO106" style:family="paragraph">
      <style:text-properties fo:font-weight="bold" style:font-weight-asian="bold" style:font-weight-complex="bold" fo:language="sv" fo:country="SE"/>
    </style:style>
    <style:style style:name="P2849" style:parent-style-name="Normal" style:family="paragraph">
      <style:text-properties fo:language="sv" fo:country="SE"/>
    </style:style>
    <style:style style:name="T2850" style:parent-style-name="Hyperlink" style:family="text">
      <style:text-properties fo:language="sv" fo:country="SE"/>
    </style:style>
    <style:style style:name="P2851" style:parent-style-name="Normal" style:list-style-name="LFO106" style:family="paragraph">
      <style:text-properties fo:font-weight="bold" style:font-weight-asian="bold" style:font-weight-complex="bold" fo:language="sv" fo:country="SE"/>
    </style:style>
    <style:style style:name="P2852" style:parent-style-name="Normal" style:family="paragraph">
      <style:text-properties fo:language="sv" fo:country="SE"/>
    </style:style>
    <style:style style:name="P2853" style:parent-style-name="Normal" style:family="paragraph">
      <style:text-properties fo:language="sv" fo:country="SE"/>
    </style:style>
    <style:style style:name="P2854" style:parent-style-name="Normal" style:family="paragraph">
      <style:text-properties fo:language="sv" fo:country="SE"/>
    </style:style>
    <style:style style:name="T2855" style:parent-style-name="DefaultParagraphFont" style:family="text">
      <style:text-properties fo:language="sv" fo:country="SE"/>
    </style:style>
    <style:style style:name="T2856" style:parent-style-name="Hyperlink" style:family="text">
      <style:text-properties fo:language="sv" fo:country="SE"/>
    </style:style>
    <style:style style:name="T2857" style:parent-style-name="DefaultParagraphFont" style:family="text">
      <style:text-properties fo:language="sv" fo:country="SE"/>
    </style:style>
    <style:style style:name="P2858" style:parent-style-name="Normal" style:list-style-name="LFO106" style:family="paragraph">
      <style:text-properties fo:font-weight="bold" style:font-weight-asian="bold" style:font-weight-complex="bold" fo:language="sv" fo:country="SE"/>
    </style:style>
    <style:style style:name="P2859" style:parent-style-name="Normal" style:family="paragraph">
      <style:text-properties fo:language="sv" fo:country="SE"/>
    </style:style>
    <style:style style:name="T2860" style:parent-style-name="Hyperlink" style:family="text">
      <style:text-properties fo:language="sv" fo:country="SE"/>
    </style:style>
    <style:style style:name="P2861" style:parent-style-name="Normal" style:list-style-name="LFO106" style:family="paragraph"/>
    <style:style style:name="T2862" style:parent-style-name="DefaultParagraphFont" style:family="text">
      <style:text-properties fo:font-weight="bold" style:font-weight-asian="bold" style:font-weight-complex="bold" fo:language="sv" fo:country="SE"/>
    </style:style>
    <style:style style:name="T2863" style:parent-style-name="DefaultParagraphFont" style:family="text">
      <style:text-properties fo:font-weight="bold" style:font-weight-asian="bold" style:font-weight-complex="bold"/>
    </style:style>
    <style:style style:name="T2864" style:parent-style-name="DefaultParagraphFont" style:family="text">
      <style:text-properties fo:language="sv" fo:country="SE"/>
    </style:style>
    <style:style style:name="P2865" style:parent-style-name="Normal" style:list-style-name="LFO106" style:family="paragraph">
      <style:text-properties fo:font-weight="bold" style:font-weight-asian="bold" style:font-weight-complex="bold" fo:language="sv" fo:country="SE"/>
    </style:style>
    <style:style style:name="T2866" style:parent-style-name="DefaultParagraphFont" style:family="text">
      <style:text-properties fo:language="sv" fo:country="SE"/>
    </style:style>
    <style:style style:name="P2867" style:parent-style-name="Normal" style:list-style-name="LFO106" style:family="paragraph"/>
    <style:style style:name="T2868" style:parent-style-name="DefaultParagraphFont" style:family="text">
      <style:text-properties fo:font-weight="bold" style:font-weight-asian="bold" style:font-weight-complex="bold" fo:language="sv" fo:country="SE"/>
    </style:style>
    <style:style style:name="T2869" style:parent-style-name="DefaultParagraphFont" style:family="text">
      <style:text-properties fo:font-weight="bold" style:font-weight-asian="bold" style:font-weight-complex="bold"/>
    </style:style>
    <style:style style:name="T2870" style:parent-style-name="DefaultParagraphFont" style:family="text">
      <style:text-properties fo:language="sv" fo:country="SE"/>
    </style:style>
    <style:style style:name="T2871" style:parent-style-name="Hyperlink" style:family="text">
      <style:text-properties fo:language="sv" fo:country="SE"/>
    </style:style>
    <style:style style:name="T2872" style:parent-style-name="DefaultParagraphFont" style:family="text">
      <style:text-properties fo:language="sv" fo:country="SE"/>
    </style:style>
    <style:style style:name="P2873" style:parent-style-name="Normal" style:list-style-name="LFO106" style:family="paragraph"/>
    <style:style style:name="T2874" style:parent-style-name="DefaultParagraphFont" style:family="text">
      <style:text-properties fo:font-weight="bold" style:font-weight-asian="bold" style:font-weight-complex="bold" fo:language="sv" fo:country="SE"/>
    </style:style>
    <style:style style:name="T2875" style:parent-style-name="DefaultParagraphFont" style:family="text">
      <style:text-properties fo:font-weight="bold" style:font-weight-asian="bold" style:font-weight-complex="bold"/>
    </style:style>
    <style:style style:name="T2876" style:parent-style-name="DefaultParagraphFont" style:family="text">
      <style:text-properties fo:language="sv" fo:country="SE"/>
    </style:style>
    <style:style style:name="P2877" style:parent-style-name="Normal" style:list-style-name="LFO106" style:family="paragraph">
      <style:text-properties fo:font-weight="bold" style:font-weight-asian="bold" style:font-weight-complex="bold" fo:language="sv" fo:country="SE"/>
    </style:style>
    <style:style style:name="P2878" style:parent-style-name="Normal" style:family="paragraph">
      <style:text-properties fo:language="sv" fo:country="SE"/>
    </style:style>
    <style:style style:name="P2879" style:parent-style-name="Normal" style:family="paragraph">
      <style:text-properties fo:language="sv" fo:country="SE"/>
    </style:style>
    <style:style style:name="P2880" style:parent-style-name="Normal" style:family="paragraph">
      <style:text-properties fo:language="sv" fo:country="SE"/>
    </style:style>
    <style:style style:name="P2881" style:parent-style-name="Normal" style:family="paragraph">
      <style:text-properties fo:language="sv" fo:country="SE"/>
    </style:style>
    <style:style style:name="P2882" style:parent-style-name="Normal" style:family="paragraph">
      <style:text-properties fo:language="sv" fo:country="SE"/>
    </style:style>
    <style:style style:name="P2883" style:parent-style-name="Normal" style:family="paragraph">
      <style:text-properties fo:language="sv" fo:country="SE"/>
    </style:style>
    <style:style style:family="graphic" style:name="a37">
      <style:graphic-properties draw:fill="none" draw:stroke="none"/>
    </style:style>
    <style:style style:family="graphic" style:name="a20">
      <style:graphic-properties draw:fill="none" draw:stroke="none"/>
    </style:style>
    <style:style style:family="graphic" style:name="a21">
      <style:graphic-properties draw:fill="none" draw:stroke="none"/>
    </style:style>
    <style:style style:family="graphic" style:name="a22">
      <style:graphic-properties draw:fill="none" draw:stroke="none"/>
    </style:style>
    <style:style style:family="graphic" style:name="a23">
      <style:graphic-properties draw:fill="none" draw:stroke="none"/>
    </style:style>
    <style:style style:family="graphic" style:name="a24">
      <style:graphic-properties draw:fill="none" draw:stroke="none"/>
    </style:style>
    <style:style style:family="graphic" style:name="a25">
      <style:graphic-properties draw:fill="none" draw:stroke="none"/>
    </style:style>
    <style:style style:family="graphic" style:name="a26">
      <style:graphic-properties draw:fill="none" draw:stroke="none"/>
    </style:style>
    <style:style style:family="graphic" style:name="a27">
      <style:graphic-properties draw:fill="none" draw:stroke="none"/>
    </style:style>
    <style:style style:family="graphic" style:name="a28">
      <style:graphic-properties draw:fill="none" draw:stroke="none"/>
    </style:style>
    <style:style style:family="graphic" style:name="a29">
      <style:graphic-properties draw:fill="none" draw:stroke="none"/>
    </style:style>
    <style:style style:family="graphic" style:name="a10">
      <style:graphic-properties draw:fill="none" draw:stroke="none"/>
    </style:style>
    <style:style style:family="graphic" style:name="a11">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draw:fill="none" draw:stroke="none"/>
    </style:style>
    <style:style style:family="graphic" style:name="a16">
      <style:graphic-properties draw:fill="none" draw:stroke="none"/>
    </style:style>
    <style:style style:family="graphic" style:name="a17">
      <style:graphic-properties draw:fill="none" draw:stroke="none"/>
    </style:style>
    <style:style style:family="graphic" style:name="a18">
      <style:graphic-properties draw:fill="none" draw:stroke="none"/>
    </style:style>
    <style:style style:family="graphic" style:name="a19">
      <style:graphic-properties draw:fill="none" draw:stroke="non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style:style style:family="graphic" style:name="a5">
      <style:graphic-properties draw:fill="none" draw:stroke="none"/>
    </style:style>
    <style:style style:family="graphic" style:name="a6">
      <style:graphic-properties draw:fill="none" draw:stroke="none"/>
    </style:style>
    <style:style style:family="graphic" style:name="a7">
      <style:graphic-properties draw:fill="none" draw:stroke="none"/>
    </style:style>
    <style:style style:family="graphic" style:name="a8">
      <style:graphic-properties draw:fill="none" draw:stroke="none"/>
    </style:style>
    <style:style style:family="graphic" style:name="a9">
      <style:graphic-properties draw:fill="none" draw:stroke="none"/>
    </style:style>
    <style:style style:family="graphic" style:name="a30">
      <style:graphic-properties draw:fill="none" draw:stroke="none"/>
    </style:style>
    <style:style style:family="graphic" style:name="a31">
      <style:graphic-properties draw:fill="none" draw:stroke="none"/>
    </style:style>
    <style:style style:family="graphic" style:name="a32">
      <style:graphic-properties draw:fill="none" draw:stroke="none"/>
    </style:style>
    <style:style style:family="graphic" style:name="a33">
      <style:graphic-properties draw:fill="none" draw:stroke="none"/>
    </style:style>
    <style:style style:family="graphic" style:name="a34">
      <style:graphic-properties draw:fill="none" draw:stroke="none"/>
    </style:style>
    <style:style style:family="graphic" style:name="a35">
      <style:graphic-properties draw:fill="none" draw:stroke="none"/>
    </style:style>
    <style:style style:family="graphic" style:name="a36">
      <style:graphic-properties draw:fill="none" draw:stroke="none"/>
    </style:style>
  </office:automatic-styles>
  <office:body>
    <office:text text:use-soft-page-breaks="true">
      <text:h text:style-name="P1" text:outline-level="1"><text:span text:style-name="T2">Försäkringskassan-</text:span>Förälder</text:h>
      <text:p text:style-name="P3">Information om alla ersättningar som gäller barn, både sådana man kan få före och efter barnets födelse.</text:p>
      <text:h text:style-name="Heading2" text:outline-level="2"><text:a xlink:href="https://www.forsakringskassan.se/privatperson/foralder/vantar-barn" office:target-frame-name="_top" xlink:show="replace"><text:span text:style-name="T4">Väntar barn</text:span></text:a></text:h>
      <text:p text:style-name="P5">Information om ersättningar du kan få innan barnet föds, samt tjänster och verktyg för att planera föräldraledigheten.</text:p>
      <text:h text:style-name="P6" text:outline-level="3">Väntar barn</text:h>
      <text:p text:style-name="P7">Information om ersättningar du kan få innan barnet föds, samt tjänster och verktyg för att planera föräldraledigheten.</text:p>
      <text:h text:style-name="P8" text:outline-level="4">Vänta barn-guiden</text:h>
      <text:p text:style-name="P9">Här får du koll på vad du behöver veta och göra inför din föräldraledighet. Informationen i guiden anpassas efter om du är blivande pappa, gravid eller partner till den gravida samt om du är anställd, arbetssökande, studerande eller företagare (det påverkar nämligen hur vi räknar ut din föräldrapenning).</text:p>
      <text:p text:style-name="Normal">Du får:</text:p>
      <text:list text:style-name="LFO6" text:continue-numbering="true">
        <text:list-item>
          <text:p text:style-name="P10">information om vilken inkomstuppgift vi har registrerat på dig.</text:p>
        </text:list-item>
        <text:list-item>
          <text:p text:style-name="P11">en Att göra-lista där du bland annat ser om du behöver skicka in nya inkomstuppgifter till oss.</text:p>
        </text:list-item>
        <text:list-item>
          <text:p text:style-name="P12">lättlästa artiklar och tips om till exempel föräldrapenning, barnbidrag och 10‑dagar.</text:p>
        </text:list-item>
        <text:list-item>
          <text:p text:style-name="P13">fördjupad information om de ersättningar du kan ha rätt till som förälder.</text:p>
        </text:list-item>
      </text:list>
      <text:p text:style-name="P14"/>
      <text:h text:style-name="Heading3" text:outline-level="3"><text:a xlink:href="https://www.forsakringskassan.se/privatperson/foralder/vantar-barn/verktyg-och-tjanster-for-blivande-foraldrar" office:target-frame-name="_top" xlink:show="replace"><text:span text:style-name="T15">Verktyg och tjänster för blivande föräldrar</text:span></text:a></text:h>
      <text:p text:style-name="P16">Här hittar du guider, planeringsverktyg och andra tjänster som hjälper dig att planera och förbereda föräldraledigheten.</text:p>
      <text:h text:style-name="P17" text:outline-level="4">Verktyg och tjänster för blivande föräldrar</text:h>
      <text:p text:style-name="P18">Förbered din föräldraledighet med Försäkringskassans guider, planeringsverktyg och e-tjänster.</text:p>
      <text:h text:style-name="P19" text:outline-level="5">Vänta barn-guiden</text:h>
      <text:p text:style-name="P20">Få en personlig att göra-lista där du bland annat ser om du behöver skicka in nya inkomstuppgifter till oss. Guiden innehåller fördjupad information och tips om till exempel föräldrapenning, barnbidrag och så kallade 10-dagar. Guiden ger dig påminnelser om när du behöver anmäla och ansöka, för både gravid och partner.</text:p>
      <text:p text:style-name="P21"/>
      <text:h text:style-name="P22" text:outline-level="5">Försäkringskassans app</text:h>
      <text:p text:style-name="P23">Med vår app kan du</text:p>
      <text:list text:style-name="LFO7" text:continue-numbering="true">
        <text:list-item>
          <text:p text:style-name="P24">ansöka om ersättning för vab med hjälp av en enkel och smidig design</text:p>
        </text:list-item>
        <text:list-item>
          <text:p text:style-name="P25">se dina tidigare vab dagar</text:p>
        </text:list-item>
        <text:list-item>
          <text:p text:style-name="P26">följa vad som händer i alla dina ärenden.</text:p>
        </text:list-item>
        <text:list-item>
          <text:p text:style-name="P27">se kommande utbetalningar.</text:p>
        </text:list-item>
      </text:list>
      <text:p text:style-name="Normal"><text:a xlink:href="https://www.forsakringskassan.se/om-webbplatsen/forsakringskassans-app" office:target-frame-name="_top" xlink:show="replace"><text:span text:style-name="Hyperlink">Försäkringskassans app</text:span></text:a></text:p>
      <text:p text:style-name="Normal"/>
      <text:h text:style-name="Heading5" text:outline-level="5">Checklista för blivande föräldrar</text:h>
      <text:p text:style-name="P28">En enkel checklista med information för dig som ska få barn.</text:p>
      <text:h text:style-name="Heading6" text:outline-level="6"><text:a xlink:href="https://www.forsakringskassan.se/privatperson/foralder/vantar-barn/verktyg-och-tjanster-for-blivande-foraldrar/checklista-for-blivande-foraldrar" office:target-frame-name="_top" xlink:show="replace"><text:span text:style-name="Hyperlink">Checklista<text:s/></text:span><text:span text:style-name="T29">för</text:span><text:span text:style-name="Hyperlink"><text:s/>blivande föräldrar</text:span></text:a></text:h>
      <text:p text:style-name="P30">En enkel checklista på vad som kan vara bra att tänka på inför föräldraledigheten.</text:p>
      <text:h text:style-name="P31" text:outline-level="7">Att göra för båda föräldrar</text:h>
      <text:p text:style-name="P32">1. Vänta barn-guiden</text:p>
      <text:p text:style-name="P33">I Vänta barn‑guiden får du en personlig att göra-lista, lättlästa artiklar och tips samt fördjupad information om till exempel föräldrapenning, barnbidrag och 10‑dagar. Du får även veta om du behöver uppdatera din inkomst hos oss och när du behöver anmäla och ansöka. Informationen i guiden anpassas efter om du är gravid eller partner till den gravida, samt om du jobbar, är arbetssökande, studerande eller har eget företag. Din sysselsättning påverkar nämligen hur vi räknar ut din föräldrapenning.</text:p>
      <text:p text:style-name="P34">2. Planera föräldraledigheten och ansök om föräldrapenning</text:p>
      <text:p text:style-name="P35">Du planerar din föräldraledighet med hjälp av e-tjänsten för att planera och ansöka om föräldrapenning. Där kan du också se hur mycket pengar du får. När du är klar med din planering kan du ansöka om föräldrapenning.</text:p>
      <text:p text:style-name="P36">Om du inte kan använda e-tjänsten för att planera, kan du använda Räkna på föräldrapenning i stället. Där kan du se hur mycket du kan få i föräldrapenning.</text:p>
      <text:p text:style-name="Normal"><text:span text:style-name="T37">Om du inte kan logga in i e-tjänsten för att ansöka om föräldrapenning, ska du ringa till kundcenter på<text:s/></text:span><text:a xlink:href="tel:+46771524524" office:target-frame-name="_top" xlink:show="replace"><text:span text:style-name="T38">0771</text:span><text:span text:style-name="T39">‑524 524</text:span></text:a><text:span text:style-name="T40"><text:s/>och beställa en pappersblankett.</text:span></text:p>
      <text:h text:style-name="P41" text:outline-level="7">Tips</text:h>
      <text:h text:style-name="P42" text:outline-level="8">Lär dig om SGI (sjukpenninggrundande inkomst)</text:h>
      <text:p text:style-name="P43">SGI är ett belopp som räknas fram av Försäkringskassan utifrån hur mycket pengar du tjänar. Beloppet ligger till grund för hur mycket pengar du kan få i föräldrapenning. I SGI-guiden kan du läsa om SGI och hur det påverkar hur mycket pengar du får i ersättning.</text:p>
      <text:h text:style-name="P44" text:outline-level="8">Bekräfta föräldraskap</text:h>
      <text:p text:style-name="P45">Om ni inte är gifta när barnet föds kommer den gravida föräldern att få alla dagar med föräldrapenning och ensam vårdnad om barnet. För att den andra föräldern också ska kunna bli vårdnadshavare och få sina föräldrapenningdagar måste ni bekräfta faderskapet eller föräldraskapet. Under barnets första 14 dagar kan ni göra det digitalt via en e‑tjänst hos Skatteverket. Om ni inte kan använda e‑tjänsten, eller om barnet har hunnit bli äldre än 14 dagar, måste ni kontakta kommunen där ni bor.</text:p>
      <text:p text:style-name="Normal"><text:a xlink:href="https://www.skatteverket.se/bekr%C3%A4ftaf%C3%B6r%C3%A4ldraskap" office:target-frame-name="_top" xlink:show="replace"><text:span text:style-name="T46">Bekräfta att du blivit förälder (skatteverket.se)</text:span></text:a></text:p>
      <text:h text:style-name="P47" text:outline-level="8">Meddela arbetsgivaren</text:h>
      <text:p text:style-name="P48">När du har bestämt dig för att vara föräldraledig ska du anmäla det till din arbetsgivare senast två månader innan din ledighet. Om det finns kollektivavtal på din arbetsplats kan andra tider gälla så kolla upp vad som gäller på just ditt jobb.</text:p>
      <text:h text:style-name="P49" text:outline-level="8">Barnbidraget kommer automatiskt</text:h>
      <text:p text:style-name="P50">Barnbidraget betalas automatiskt ut till dig om du är vårdnadshavare. Den första utbetalningen kommer månaden efter att barnet har fötts. Därefter kommer barnbidraget den 20:e varje månad.</text:p>
      <text:p text:style-name="Normal"><text:a xlink:href="https://www.forsakringskassan.se/privatperson/foralder/barnbidrag-och-flerbarnstillagg" office:target-frame-name="_top" xlink:show="replace"><text:span text:style-name="T51">Barnbidrag och flerbarnstillägg</text:span></text:a></text:p>
      <text:h text:style-name="P52" text:outline-level="8">Ställ frågor till handläggare</text:h>
      <text:p text:style-name="P53">På Facebook svarar våra handläggare på dina frågor om föräldraledighet och annat som rör dig som är blivande förälder.</text:p>
      <text:p text:style-name="Normal"><text:a xlink:href="https://www.facebook.com/foralder?sk=app_223102864371253" office:target-frame-name="_top" xlink:show="replace"><text:span text:style-name="T54">Försäkringskassan – förälder (facebook.com)Länk till annan webbplats, öppnas i nytt fönster.</text:span></text:a></text:p>
      <text:h text:style-name="P55" text:outline-level="8">Dela jämställt</text:h>
      <text:p text:style-name="P56">Att dela lika på föräldrapenningdagarna bidrar till att båda föräldrarna får en bättre förankring på arbetsmarknaden, högre lön och pension.</text:p>
      <text:p text:style-name="Normal"><text:a xlink:href="https://www.forsakringskassan.se/privatperson/foralder/det-som-ar-bra-delar-man-lika-pa" office:target-frame-name="_top" xlink:show="replace"><text:span text:style-name="T57">Det som är bra delar man lika på</text:span></text:a></text:p>
      <text:h text:style-name="P58" text:outline-level="8">Bostadsbidrag</text:h>
      <text:p text:style-name="P59">Om du har barn och en låg inkomst kan du ha rätt till bostadsbidrag. Använd vår tjänst Räkna på bostadsbidrag för att se om du kan ha rätt till bostadsbidrag.</text:p>
      <text:h text:style-name="P60" text:outline-level="8">Glöm inte bort pensionen</text:h>
      <text:p text:style-name="P61">När du blir förälder och tar föräldraledigt, eller eventuellt jobbar deltid under småbarnsåren, kan din pension påverkas.</text:p>
      <text:p text:style-name="Normal"><text:a xlink:href="https://www.pensionsmyndigheten.se/" office:target-frame-name="_top" xlink:show="replace"><text:span text:style-name="T62">Pensionsmyndigheten (pensionsmyndigheten.se)</text:span></text:a></text:p>
      <text:h text:style-name="P63" text:outline-level="8">Att göra om du är gravid</text:h>
      <text:p text:style-name="P64">Skicka in intyg om graviditet</text:p>
      <text:p text:style-name="P65">Om din barnmorska inte skickar in intyg om graviditet till Försäkringskassan så ska du göra det. Du skickar i så fall ditt intyg om graviditet till:</text:p>
      <text:p text:style-name="P66">Försäkringskassans inläsningscentral<text:line-break/>839 88 Östersund</text:p>
      <text:p text:style-name="P67">Intyget fungerar som din anmälan om att du kommer att vilja ha föräldrapenning senare. Din barnmorska skriver intyget ungefär i vecka 20.</text:p>
      <text:h text:style-name="P68" text:outline-level="8">Att göra om du är den andra föräldern</text:h>
      <text:p text:style-name="P69">10-dagar</text:p>
      <text:p text:style-name="P70">Du har rätt att vara ledig från jobbet i 10 dagar i samband med barnets födsel. Dagarna ska ge dig möjlighet att vara med vid förlossningen, lära känna barnet och ta hand om andra barn i familjen.</text:p>
      <text:p text:style-name="Normal"><text:a xlink:href="https://www.forsakringskassan.se/privatperson/foralder/10-dagar-vid-barns-fodelse" office:target-frame-name="_top" xlink:show="replace"><text:span text:style-name="T71">10</text:span><text:span text:style-name="T72">‑dagar vid barns födelse</text:span></text:a></text:p>
      <text:p text:style-name="P73">Anmäl föräldrapenning om du ska vara föräldraledig</text:p>
      <text:p text:style-name="P74">Om du ska vara föräldraledig när barnet har fötts ska du anmäla att du vill ha föräldrapenning. Du kan anmäla när du vill men senast samma dag som du vill ha ersättning för.</text:p>
      <text:p text:style-name="P75"/>
      <text:p text:style-name="P76"/>
      <text:h text:style-name="P77" text:outline-level="5">Räkna på föräldrapenning</text:h>
      <text:p text:style-name="P78">Se hur länge du kan vara ledig och hur mycket pengar du får varje månad.</text:p>
      <text:p text:style-name="Normal"><text:a xlink:href="https://www.forsakringskassan.se/privatperson/foralder/rakna-pa-foraldrapenning#/" office:target-frame-name="_top" xlink:show="replace"><text:span text:style-name="T79">https://www.forsakringskassan.se/privatperson/foralder/rakna-pa-foraldrapenning#/</text:span></text:a></text:p>
      <text:h text:style-name="P80" text:outline-level="6">Här kan du testa och se</text:h>
      <text:list text:style-name="LFO8" text:continue-numbering="true">
        <text:list-item>
          <text:p text:style-name="P81">ungefär hur mycket du kan få i föräldrapenning</text:p>
        </text:list-item>
        <text:list-item>
          <text:p text:style-name="P82">hur länge dina dagar räcker.</text:p>
        </text:list-item>
      </text:list>
      <text:h text:style-name="P83" text:outline-level="6">Du kan preliminärt få</text:h>
      <text:p text:style-name="P84">Du behöver svara på frågorna ovan för att se hur mycket du kan få per månad beroende på hur du fördelar dina dagar.</text:p>
      <text:p text:style-name="P85">* Preliminära belopp före skatt, gäller för dagar på sjukpenningnivå. För att få ersättning behöver du även uppfylla övriga krav för föräldrapenning.</text:p>
      <text:h text:style-name="P86" text:outline-level="6">90 extra dagar och barnbidrag</text:h>
      <text:p text:style-name="P87">Utöver dagarna som baseras på inkomst kan man ta ut 90 dagar med 180 kronor per dag. Det kallas dagar på lägstanivå. Vid gemensam vårdnad delas dagarna lika mellan föräldrarna. De här dagarna kan användas om du till exempel vill vara ledig längre på sommaren eller när barnet ska skolas in på förskolan.</text:p>
      <text:p text:style-name="P88">Barnbidraget är på 1 250 kronor per månad och betalas ut till och med det kvartal barnet fyller 16 år. Har ni fler barn får ni också flerbarnstillägg.</text:p>
      <text:h text:style-name="P89" text:outline-level="6">Du kan ha rätt till mer pengar</text:h>
      <text:p text:style-name="P90">Kollektivavtal, privata sjukförsäkringar eller försäkringar via din arbetsgivare kan ge dig mer ersättning när du är föräldraledig.</text:p>
      <text:p text:style-name="P91"/>
      <text:h text:style-name="P92" text:outline-level="5">Planera och ansök om föräldrapenning</text:h>
      <text:p text:style-name="P93">Gör en planering av din föräldraledighet och ansök sedan om föräldrapenning</text:p>
      <text:p text:style-name="P94"/>
      <text:h text:style-name="P95" text:outline-level="5">SGI-guiden</text:h>
      <text:p text:style-name="P96">https://www.forsakringskassan.se/privatperson/sgi-guiden#/?steg=occupation</text:p>
      <text:p text:style-name="P97">Information om hur din föräldrapenning påverkas av dina tidigare inkomster och hur du kan skydda din SGI när du är föräldraledig.</text:p>
      <text:p text:style-name="P98">SGI betyder sjukpenninggrundande inkomst. Det är ett belopp som räknas fram av Försäkringskassan som ligger till grund för hur mycket pengar du kan få, om du till exempel blir sjuk eller ska vara föräldraledig. Om du inte har en SGI kan du bli utan ersättning eller få mindre pengar. Därför är det viktigt att du har koll på din SGI och vet hur du kan påverka den.</text:p>
      <text:h text:style-name="P99" text:outline-level="6">Vem ska använda guiden?</text:h>
      <text:p text:style-name="P100">Du som har ansökt eller ska ansöka om till exempel sjukpenning, föräldrapenning eller vab. Guiden kan även användas av dig som vill veta hur SGI påverkas i olika situationer.</text:p>
      <text:h text:style-name="P101" text:outline-level="6">Hur funkar den?</text:h>
      <text:p text:style-name="P102">Du svarar på fyra frågor om din sysselsättning och situation, och vi berättar det viktigaste om SGI för just dig. Till exempel hur SGI beräknas och hur den påverkar din ersättning samt hur du kan skydda den i olika situationer.</text:p>
      <text:p text:style-name="P103"/>
      <text:p text:style-name="P104"/>
      <text:h text:style-name="P105" text:outline-level="5">Webbinarium för blivande föräldrar</text:h>
      <text:p text:style-name="P106">Vi går igenom hur föräldraförsäkringen fungerar, vad du som förälder eller blivande förälder behöver veta och tänka på för att kunna göra bra val för er familj. Vi visar Försäkringskassans guider, planeringsverktyg och andra tjänster som hjälper dig att planera och förbereda föräldraledigheten.</text:p>
      <text:h text:style-name="Heading6" text:outline-level="6"><text:a xlink:href="https://www.forsakringskassan.se/privatperson/foralder/vantar-barn/webbinarium-for-blivande-foraldrar" office:target-frame-name="_top" xlink:show="replace"><text:span text:style-name="T107">Webbinarium för blivande föräldrar</text:span></text:a></text:h>
      <text:p text:style-name="P108">Ska du bli förälder och har frågor om hur föräldraförsäkringen fungerar? Då kan du se vårt inspelade webbinarium som riktar sig till blivande och nyblivna föräldrar.</text:p>
      <text:p text:style-name="P109">Vi går igenom hur föräldraförsäkringen fungerar, vad du som förälder eller blivande förälder behöver veta och tänka på för att kunna göra bra val för er familj. Vi berätta också om Försäkringskassans guider, planeringsverktyg och andra tjänster som hjälper dig att planera och förbereda föräldraledigheten.</text:p>
      <text:h text:style-name="P110" text:outline-level="7">Den totala guiden: Allt du behöver veta om föräldraförsäkringen och föräldrapenning </text:h>
      <text:p text:style-name="P111">Du har säkert mängder med frågor inför din föräldraledighet, här ger Försäkringskassans experter dig alla svaren i ett webbinarium för föräldrar.</text:p>
      <text:p text:style-name="P112"/>
      <text:h text:style-name="P113" text:outline-level="5">Dela jämställt</text:h>
      <text:p text:style-name="P114">Att dela lika på föräldrapenningdagarna bidrar till att båda föräldrarna får en bättre förankring på arbetsmarknaden, högre lön och pension.</text:p>
      <text:h text:style-name="Heading6" text:outline-level="6"><text:a xlink:href="https://www.forsakringskassan.se/privatperson/foralder/det-som-ar-bra-delar-man-lika-pa" office:target-frame-name="_top" xlink:show="replace"><text:span text:style-name="T115">Det som är bra delar man lika på</text:span></text:a></text:h>
      <text:p text:style-name="Normal"><text:a xlink:href="https://www.forsakringskassan.se/privatperson/foralder/det-som-ar-bra-delar-man-lika-pa" office:target-frame-name="_top" xlink:show="replace"><text:span text:style-name="T116">https://www.forsakringskassan.se/privatperson/foralder/det-som-ar-bra-delar-man-lika-pa</text:span></text:a></text:p>
      <text:p text:style-name="P117">På den här sidan kan du läsa om hur fler och fler delar mer lika på föräldraledigheten och vad som kan påverka föräldrars val.</text:p>
      <text:h text:style-name="Heading6" text:outline-level="6">Fler delar lika</text:h>
      <text:p text:style-name="P118">Föräldraförsäkringen har funnits i över 50 år. Redan från början hade båda föräldrarna rätt till lika många dagar med föräldrapenning och man kunde avstå dagar till varandra. 1974 tog mammor ut 99,5 procent av alla föräldrapenningdagar medan pappor tog ut 0,5 procent. 2016 tog mammor ut cirka 75 procent av de utbetalda föräldrapenningdagarna medan pappor tog ut cirka 25 procent. 2022 hade mammornas andel av dagarna sjunkit till cirka 70 procent papporna ökat sitt uttag till cirka 30 procent.</text:p>
      <text:p text:style-name="P119"/>
      <text:p text:style-name="P120">Utvecklingen mot att dela lika på föräldrapenningen går alltså långsamt. Därför har regeringar genom åren gjort förändringar i reglerna i föräldraförsäkringen för att få fler att dela på ansvaret. 1995 kom den så kallade mamma- eller pappamånaden. Då reserverades en månad av föräldrapenningen till vardera föräldern. 2002 infördes den andra reserverade månaden och från och med 2016 är tre månader reserverade för vardera föräldern.</text:p>
      <text:h text:style-name="P121" text:outline-level="6">Normer, lön, yrke och utbildningsnivå kan påverka hur mycket pappor är föräldralediga</text:h>
      <text:p text:style-name="P122">Föräldrars ålder, utbildning, inkomst, födelseland och arbetsmarknadssektor har stor betydelse för hur mycket föräldrapenning pappor använder. Det visar en rapport från Expertgruppen för studier i offentlig ekonomi. Pappor med hög utbildning har till exempel ett högre föräldrapenninguttag än andra grupper av pappor.</text:p>
      <text:p text:style-name="P123">Även faktorer på arbetsplatsen tycks påverka pappors beslut att vara föräldralediga. Pappor som arbetar på kvinnodominerade arbetsplatser, eller på arbetsplatser där andra män tidigare varit föräldralediga, tenderar att ta ut mer föräldrapenning än andra pappor.</text:p>
      <text:p text:style-name="P124">Men även normer utanför arbetslivet har betydelse för hur mammor och pappor delar på föräldrapenning och föräldraledighet. En intervjustudie med blivande förstagångsföräldrar visade att traditionella och jämställda ideal existerar sida vid sida, men att det finns en stark moderskapsnorm som kan begränsa pappornas uttag av föräldraledighet. I intervjuerna framkommer även att kvinnors och mäns arbete verkar värderas olika och ekonomiska argument för hur man delar på föräldraledigheten används olika beroende på vem av föräldrarna som har högst inkomst. I par där mamman har en högre inkomst än pappan kan paret avstå från en betydande del av hennes inkomst för att hon ska vara föräldraledig en längre tid. Men när det istället är papporna som har en hög inkomst är paren inte alls lika beredda att avstå från hans inkomst.</text:p>
      <text:h text:style-name="P125" text:outline-level="6">Långsiktiga konsekvenser av ett ojämnställt föräldraskap</text:h>
      <text:p text:style-name="P126">När du som föräldrar planerar din föräldraledighet är det viktigt att du gör medvetna val. Då kan det vara bra att veta vilka de långsiktiga konsekvenserna kan bli om den ena föräldern är borta mer och längre från arbetsmarknaden. Den som tar större delen av föräldraledigheten brukar även vara den som vabbar mer och arbetar mer deltid. Längre frånvaro från arbetsmarknaden kan påverka din karriär och din löneutveckling negativt.</text:p>
      <text:p text:style-name="P127">Pensionsmyndigheten har räknat på hur föräldraledighet, vab och deltidsarbete kan påverka pensionen.</text:p>
      <text:p text:style-name="P128">Hur påverkar småbarnstiden din pension?</text:p>
      <text:h text:style-name="Heading7" text:outline-level="7"><text:a xlink:href="https://www.pensionsmyndigheten.se/forsta-din-pension/vad-paverkar-din-pension/smabarnstiden-kan-paverka-din-pension" office:target-frame-name="_top" xlink:show="replace"><text:span text:style-name="T129">Småbarnstiden kan påverka din pension (pensionsmyndigheten.se)</text:span></text:a></text:h>
      <text:p text:style-name="P130">De flesta som arbetar i Sverige tjänar in pengar både till sin allmänna pension och till sin tjänstepension. Under småbarnstiden fortsätter du att tjäna in pengar till din allmänna pension. Du behöver fråga din arbetsgivare vad som gäller för din tjänstepension. Om du jobbar deltid under lång tid så påverkar det din pension negativt. </text:p>
      <text:p text:style-name="P131">När du börjar ta ut föräldrapenning från Försäkringskassan fortsätter du att tjäna in till din allmänna pension, precis som under tiden du jobbar.</text:p>
      <text:p text:style-name="P132">De flesta arbetsgivare betalar också in till tjänstepensionen under tiden du är föräldraledig. I vissa fall måste du själv ansöka om det. Fråga din arbetsgivare vad som gäller på din arbetsplats. </text:p>
      <text:p text:style-name="P133">Störst påverkan får det på pensionen om du ensam tar hela föräldraledigheten och sedan arbetar deltid under många år. Pensionsrätter för barnår och vissa förmåner inom några av tjänstepensionsavtalen gör ibland att påverkan inte blir lika stor.</text:p>
      <text:p text:style-name="P134">Förenklat är det så att minst påverkan på pensionen får de med låg inkomst som arbetar inom stat, kommun eller region och störst påverkan får de med hög inkomst i privat sektor.</text:p>
      <text:h text:style-name="P135" text:outline-level="8">Extra pengar till pensionen under barnets första år</text:h>
      <text:p text:style-name="P136">Förutom det du tjänar in till din allmänna pension genom att ta ut föräldrapenning så kan du också få extra pengar till din allmänna pension under barnets fyra första år. Det kallas pensionsrätt för barnår. Har du adopterat ditt barn kan du få pensionsrätt för barnår för de första fyra åren som du har haft barnet i din vård. Som längst är till det år barnet fyller 10 år.</text:p>
      <text:p text:style-name="P137">För att pensionsrätten för barnår ska kunna räknas med i din framtida pension ska du sammanlagt genom livet ha minst fem år med deklarerade inkomster. Inkomsterna ska motsvara minst två inkomstbasbelopp för varje aktuellt år.  </text:p>
      <text:p text:style-name="Normal"><text:span text:style-name="T138">Om du loggar in på Mina sidor kan du se din pensionsrätt för barnår från föregående år i ditt Orange kuvert. Om vill du se alla dina barnår kan du välja tjänsten Mina pensionskonton och se tidigare förändringar på dina konton.</text:span><text:a xlink:href="https://www.pensionsmyndigheten.se/service/overview/" office:target-frame-name="_self" xlink:show="replace"><text:span text:style-name="T139">Logga in på Mina sidor</text:span></text:a></text:p>
      <text:h text:style-name="P140" text:outline-level="9">Du kan få extra pengar till pensionen</text:h>
      <text:list text:style-name="LFO11" text:continue-numbering="true">
        <text:list-item>
          <text:p text:style-name="P141"><text:span text:style-name="T142">Den förälder som tjänar minst får extra pengar till sin allmänna pension under barnets fyra första år. Det gäller oavsett föräldraledighet och hur den fördelas. Det kallas pensionsrätt för barnår och beräknas automatiskt och syns i orange kuvert för aktuellt inkomstår.<text:s/></text:span>Det är inget du själv behöver ansöka om.</text:p>
        </text:list-item>
        <text:list-item>
          <text:p text:style-name="P143">Du får inga pensionsrätter för barnår om din årsinkomst överstiger 650 000 (2025). Inkomster som är högre än så ger ingen allmän pension.</text:p>
        </text:list-item>
        <text:list-item>
          <text:p text:style-name="P144"><text:span text:style-name="T145">Vill ni ändra vem av er föräldrar som ska få pensionsrätten så kan ni anmäla det till oss på Pensionsmyndigheten.</text:span><text:a xlink:href="https://www.pensionsmyndigheten.se/om-pensionsmyndigheten/blanketter-och-broschyrer/blanketter" office:target-frame-name="_self" xlink:show="replace"><text:span text:style-name="Hyperlink">Använd blankett för anmälan om överföring av barnår</text:span></text:a></text:p>
        </text:list-item>
      </text:list>
      <text:h text:style-name="P146" text:outline-level="9">Varför finns  pensionsrätt för barnår?</text:h>
      <text:p text:style-name="P147">Anledningen till att det finns pensionsrätt för barnår är att se till att småbarnsföräldrar inte förlorar allmän pension på att vara hemma med sina barn. För många kan därför den allmänna pensionen vara oförändrad trots föräldraledighet och deltid under de första fyra åren med barn jämfört med vad pensionen hade varit utan barn, föräldraledighet och deltid.</text:p>
      <text:p text:style-name="P148">Om du fortsätter att jobba deltid efter de första fyra åren minskar dock intjänandet till din allmänna pension.</text:p>
      <text:p text:style-name="P149"/>
      <text:h text:style-name="P150" text:outline-level="9">Vård av barn (vab) och pension</text:h>
      <text:p text:style-name="P151">Du kan få ersättning för vård av barn (vab) från Försäkringskassan. Ersättningen kallas tillfällig föräldrapenning och är pensionsgrundande för den allmänna pensionen, precis som andra skattepliktiga ersättningar. När du vabbar fortsätter du också att tjäna in till din kollektivavtalade tjänstepension. Fråga din arbetsgivare vad som gäller för dig om du har en individuell tjänstepension.</text:p>
      <text:p text:style-name="P152"/>
      <text:h text:style-name="P153" text:outline-level="9">Tjänstepension vid föräldraledighet och deltid</text:h>
      <text:p text:style-name="P154">När det gäller tjänstepensionen så ser den olika ut beroende på om du jobbar inom stat, kommun, region eller privat. Hur mycket deltidsarbete och föräldraledighet påverkar tjänstepensionen skiljer sig därför åt.</text:p>
      <text:p text:style-name="P155"/>
      <text:h text:style-name="P156" text:outline-level="9">Se på vilket sätt tjänstepensionerna kan påverkas</text:h>
      <text:p text:style-name="P157">Om du arbetar inom den privata sektorn minskar inbetalningen till din tjänstepension ju mer du arbetar deltid eller om du är hemma utan föräldrapenning.</text:p>
      <text:p text:style-name="P158">Inom det statliga avtalet ges tjänstepensionsinsättning även vid obetald föräldraledighet och deltidsarbete tills dess att barnen fyller åtta år förutom för flexpensionen. Anställda i kommuner och regioner får full insättning till tjänstepensionen vid obetald föräldraledighet och deltid tills dess att barnet fyller åtta år.</text:p>
      <text:p text:style-name="P159"/>
      <text:h text:style-name="P160" text:outline-level="9">Så påverkas tjänstepensionen om du jobbar deltid eller är föräldraledig</text:h>
      <text:p text:style-name="P161">Vad arbetsgivaren betalar in till din tjänstepension under tiden du arbetar deltid skiljer sig åt mellan tjänstepensionsavtalen.</text:p>
      <text:p text:style-name="P162">Om du arbetar inom den privata sektorn minskar inbetalningen till din tjänstepension ju mer du arbetar deltid eller om du är hemma utan föräldrapenning.</text:p>
      <text:p text:style-name="P163">Inom det statliga avtalet ges tjänstepensionsinsättning även vid obetald föräldraledighet och deltidsarbete tills dess att barnen fyller 8 år förutom för flexpensionen. Anställda i kommuner och regioner får full insättning till tjänstepensionen vid obetald föräldraledighet och deltid tills dess att barnet fyller åtta år.</text:p>
      <text:p text:style-name="P164"/>
      <text:p text:style-name="P165">Föräldraledighet och deltid under kortare perioder har inte så stor påverkan på den framtida pensionen, men det är bra att ta reda på hur det ser ut för just dig.</text:p>
      <text:p text:style-name="P166"/>
      <text:h text:style-name="P167" text:outline-level="9">Deltidsarbete under lång tid påverkar pensionen<text:s/>–<text:s/>räkneexempel</text:h>
      <text:p text:style-name="P168">En person som jobbar inom stat, kommun eller region och har en heltidslön på 41 000 kronor per månad före skatt, får cirka 800 kronor mindre i total pension per månad livet ut, om hen jobbar 75 procent under barnets första 8 år.</text:p>
      <text:p text:style-name="P169">En person som jobbar inom privat sektor men annars har samma förutsättningar förlorar istället cirka 1 000 kronor per månad i pension livet ut genom att jobba 75 procent under barnets första 8 år.</text:p>
      <text:p text:style-name="P170"/>
      <text:h text:style-name="P171" text:outline-level="9">Två sätt att jämna ut pensionsinkomsterna i ett parförhållande</text:h>
      <text:p text:style-name="P172">För över premiepension</text:p>
      <text:p text:style-name="P173">Premiepensionen är den mindre delen av den allmänna pensionen. Om ni är gifta eller registrerade partners så kan partnern kompensera genom att föra över sina framtida premiepensionsrätter till den som förlorar på att vara föräldraledig eller som jobbar deltid en längre period.</text:p>
      <text:p text:style-name="Normal"><text:span text:style-name="T174">Du kan bara föra över premiepensionsrätter du tjänar in under det år du begär överföringen och åren därefter. Du väljer själv under hur lång tid överföringen ska gälla. </text:span><text:a xlink:href="https://www.pensionsmyndigheten.se/forsta-din-pension/sa-fungerar-pensionen/overforing-av-premiepensionsratt" office:target-frame-name="_top" xlink:show="replace"><text:span text:style-name="T175">För över premiepension till din partner</text:span></text:a></text:p>
      <text:p text:style-name="Normal"><text:a xlink:href="https://www.pensionsmyndigheten.se/content/pensionsmyndigheten/forsta-din-pension/sa-fungerar-pensionen/overforing-av-premiepensionsratt.html#exempel_overforing" office:target-frame-name="_top" xlink:show="replace"><text:span text:style-name="T176">Exempel på hur mycket överföring av premiepension betyder för den slutliga pensionen</text:span></text:a></text:p>
      <text:p text:style-name="P177">Starta ett separat sparande till den som jobbar deltid under långa perioder</text:p>
      <text:p text:style-name="P178">Ett annat alternativ är att starta ett eget sparande för att kompensera den som jobbar deltid under en längre period. Det är viktigt att sparandet är skrivet till den person det gäller så att pengarna inte kan delas vid en eventuell skilsmässa. För gifta kallas detta enskild egendom och är något som skrivs i ett äktenskapsförord. För sambos räcker det att sparandet står i rätt namn eftersom pengarna inte delas lika vid en separation. </text:p>
      <text:p text:style-name="P179">Hur mycket behöver vi spara?</text:p>
      <text:p text:style-name="P180">Här kommer ett förenklat exempel på hur mycket som behöver sparas för att fullt ut kompensera en part för förlorad inkomst under småbarnsåren.</text:p>
      <text:p text:style-name="P181">En person med en heltidslön på 41 000 kronor per månad före skatt som går ner i arbetstid och jobbar 75 procent, tjänar istället 30 750 kronor per månad.<text:line-break/><text:line-break/>Om deltidsarbetet endast pågår under ett år i 30-års åldern räcker det med att fondspara mellan ungefär 700 och 800 kronor per månad på ett investeringssparkonto (ISK) under det året för att i slutändan få samma inkomst att leva på som pensionär som fortsatt heltid hade gett. Om deltidsarbete sker senare i livet eller pågår under en längre tid kan det behövas ett högre månadssparande för att täcka upp för det minskade intjänandet som deltidsarbetet ger. </text:p>
      <text:p text:style-name="P182">Eftersom pensionsgrundande belopp för barnår inte är medräknat i exemplet så gäller siffrorna för deltidsarbete som sker efter att barnet har fyllt fyra år. Exemplet räknar heller inte med vissa förmåner inom en del tjänstepensionsavtal som ibland gör att deltidsarbetets påverkan på tjänstepensionen inte blir lika stor. </text:p>
      <text:p text:style-name="P183"/>
      <text:h text:style-name="P184" text:outline-level="9">Se exempel på hur föräldraledighet och deltid påverkar din pension</text:h>
      <text:p text:style-name="P185">I räkneexemplen nedan kan du se ungefär hur mycket föräldraledighet och deltid kan påverka din framtida pension. De två första exemplen förutsätter att du har kollektivavtalad tjänstepension på din arbetsplats utöver den pension du får av Pensionsmyndigheten. </text:p>
      <text:p text:style-name="Normal"><text:span text:style-name="T186">Alla belopp är avrundade till närmaste 100-tal. När det gäller deltidsarbete visar beloppen effekten av deltidsarbete om föräldraledigheten tas ut under barnets första år. Detta innebär att om föräldraledighet har gett +200 kronor på pensionen och deltiden -300 kronor blir den totala effekten på pensionen av föräldraledighet och deltid alltså -100 kronor. </text:span><text:a xlink:href="https://www.pensionsmyndigheten.se/content/pensionsmyndigheten/forsta-din-pension/vad-paverkar-din-pension/smabarnstiden-kan-paverka-din-pension1.html#utrakning" office:target-frame-name="_top" xlink:show="replace"><text:span text:style-name="T187">Så här har vi räknat</text:span></text:a></text:p>
      <text:p text:style-name="P188"/>
      <text:h text:style-name="P189" text:outline-level="9">Räkneexempel för dig som jobbar inom stat, kommun eller region</text:h>
      <text:p text:style-name="P190">Eftersom tjänstepensionen inte påverkas av föräldraledighet (eller endast påverkas marginellt) så blir påverkan på den totala pensionen relativt låg för den som arbetar inom stat, kommun eller region.</text:p>
      <text:p text:style-name="P191">Vid deltidsarbete inom staten får du full insättning av tjänstepension upp till att barnet är åtta år, om du är född 1988 eller senare. Är du född tidigare hör du till andra kollektivavtal och får inte full tjänstepension när du jobbar deltid och det kan påverka din pension negativt.</text:p>
      <text:p text:style-name="P192">Anställda i kommuner och regioner får insättning till tjänstepensionen vid obetald föräldraledighet och deltid tills dess att barnet fyller åtta år oavsett när föräldern är född. </text:p>
      <text:p text:style-name="P193">Pensionsgrundande belopp för barnår på den allmänna pensionen gör att den totala effekten vid föräldraledighet till och med kan bli positiv för dem med lägre och medelhöga inkomster. För dem med högre inkomst blir effekten däremot tydligt negativ.</text:p>
      <table:table table:style-name="Table194">
        <table:table-columns>
          <table:table-column table:style-name="TableColumn195"/>
        </table:table-columns>
        <table:table-row table:style-name="TableRow196">
          <table:table-cell table:style-name="TableCell197">
            <text:p text:style-name="P198">Månadsinkomst 29 000 kronor (beräknad total pension 21 700 kronor)</text:p>
          </table:table-cell>
        </table:table-row>
        <table:table-row table:style-name="TableRow199">
          <table:table-cell table:style-name="TableCell200">
            <text:p text:style-name="P201"/>
          </table:table-cell>
        </table:table-row>
      </table:table>
      <text:p text:style-name="P202">Månadsinkomst 41 000 kronor (beräknad total pension 27 900 kronor)</text:p>
      <text:p text:style-name="P203">Månadsinkomst 58 000 kronor (beräknad total pension 43 800 kronor)</text:p>
      <text:p text:style-name="P204"/>
      <text:h text:style-name="P205" text:outline-level="9">Räkneexempel för dig som jobbar i privat sektor</text:h>
      <text:p text:style-name="P206">Inom privat sektor betalas det inte in någon tjänstepension vid obetald föräldraledighet och jobbar du deltid så minskar insättningen till din tjänstepension.</text:p>
      <text:p text:style-name="P207">Detta gör att pensionen påverkas mer jämfört med om du arbetat inom stat, kommun eller region. Pensionsrätter för barnår räcker normalt inte till för att kompensera för den minskade tjänstepensionen.  </text:p>
      <table:table table:style-name="Table208">
        <table:table-columns>
          <table:table-column table:style-name="TableColumn209"/>
        </table:table-columns>
        <table:table-row table:style-name="TableRow210">
          <table:table-cell table:style-name="TableCell211">
            <text:p text:style-name="P212">Månadsinkomst 29 000 kronor (beräknad total pension 20 300 kronor)</text:p>
          </table:table-cell>
        </table:table-row>
        <table:table-row table:style-name="TableRow213">
          <table:table-cell table:style-name="TableCell214">
            <text:p text:style-name="P215"/>
          </table:table-cell>
        </table:table-row>
      </table:table>
      <text:p text:style-name="P216">Månadsinkomst 41 000 kronor (beräknad total pension 25 900 kronor)</text:p>
      <text:p text:style-name="P217">Månadsinkomst 58 000 kronor (beräknad total pension 40 500 kronor)</text:p>
      <text:p text:style-name="P218"/>
      <text:h text:style-name="P219" text:outline-level="9">Räkneexempel för dig som saknar tjänstepension</text:h>
      <text:p text:style-name="P220">Om du får pensionsrätt för barnår så minskar din allmänna pension inte lika mycket under föräldraledigheten. (Notera att vid samma månadsinkomst blir den totala pensionen lägre för dig som saknar tjänstepension jämfört med pensionen för dig som har tjänstepension).</text:p>
      <table:table table:style-name="Table221">
        <table:table-columns>
          <table:table-column table:style-name="TableColumn222"/>
        </table:table-columns>
        <table:table-row table:style-name="TableRow223">
          <table:table-cell table:style-name="TableCell224">
            <text:p text:style-name="P225">Månadsinkomst 29 000 (beräknad total pension 16 000 kronor)</text:p>
          </table:table-cell>
        </table:table-row>
        <table:table-row table:style-name="TableRow226">
          <table:table-cell table:style-name="TableCell227">
            <text:p text:style-name="P228"/>
          </table:table-cell>
        </table:table-row>
      </table:table>
      <text:p text:style-name="P229">Månadsinkomst 41 000 kronor (beräknad total pension 19 800 kronor)</text:p>
      <text:p text:style-name="P230">Månadsinkomst 58 000 kronor (beräknad total pension 25 800 kronor)</text:p>
      <text:p text:style-name="P231"/>
      <text:h text:style-name="Heading9" text:outline-level="9">Så här har vi räknat</text:h>
      <text:list text:style-name="LFO12" text:continue-numbering="true">
        <text:list-item>
          <text:p text:style-name="P232">Exempelpersonen är född 1995 och tillhör de nya tjänstepensionsavtalen.</text:p>
        </text:list-item>
        <text:list-item>
          <text:p text:style-name="P233">Har två barn.</text:p>
        </text:list-item>
        <text:list-item>
          <text:p text:style-name="P234">Exempelpersonen börjar arbeta vid 25 år och går i pension vid 69 år, så kallad riktålder. </text:p>
        </text:list-item>
        <text:list-item>
          <text:p text:style-name="P235"><text:span text:style-name="T236">Har kollektivavtalad tjänstepension via sin arbetsgivare.<text:s/></text:span>Privat sektor: Avtalspension SAF-LO eller ITP1, Offentlig sektor: PA16 avd.1 eller AKAP-KR. </text:p>
        </text:list-item>
        <text:list-item>
          <text:p text:style-name="P237">14 månaders och 9 månaders föräldraledighet per barn (snitt för kvinnor eller delar lika på 18 månader)</text:p>
        </text:list-item>
        <text:list-item>
          <text:p text:style-name="P238">75% deltidsarbete eller 90% deltidsarbete tills yngsta barnet är 8 år.</text:p>
        </text:list-item>
        <text:list-item>
          <text:p text:style-name="P239"><text:span text:style-name="T240">Vi antar att 1 års ledighet ger 1 % lägre löneutveckling samma år. Vi antar att den som varit föräldraledig kommer ikapp lönemässigt efter 15 år. Både det första och det andra barnet ger en minskning av lönen.<text:s/></text:span>Återhämtning på lönen börjar först efter andra barnet. </text:p>
        </text:list-item>
        <text:list-item>
          <text:p text:style-name="P241">Vi har inte räknat med någon effekt på löneutvecklingen vid deltidsarbete. </text:p>
        </text:list-item>
        <text:list-item>
          <text:p text:style-name="P242">Vi antar samma procentuella löneutveckling för samtliga exempel. </text:p>
        </text:list-item>
        <text:list-item>
          <text:p text:style-name="P243">Vi antar att exempelpersonen får pensionsgrundande belopp för barnår (fyra år per barn) för samtliga exempel. Eftersom barnen kommer så pass tätt så blir det totalt 6 år med pensionsgrundande belopp för barnår.</text:p>
        </text:list-item>
      </text:list>
      <text:p text:style-name="P244">Detaljerad information om hur vi har räknat</text:p>
      <text:list text:style-name="LFO13" text:continue-numbering="true">
        <text:list-item>
          <text:p text:style-name="P245"><text:a xlink:href="https://www.pensionsmyndigheten.se/content/dam/pensionsmyndigheten/blanketter---broschyrer---faktablad/f%C3%B6rst%C3%A5-din-pension/sm%C3%A5barn/S%C3%A5h%C3%A4r%20har%20vi%20r%C3%A4knat.docx" office:target-frame-name="_top" xlink:show="replace"><text:span text:style-name="T246">Såhär har vi räknat - småbarnstiden kan påverka din pension (docx, 20kB)</text:span></text:a></text:p>
        </text:list-item>
      </text:list>
      <text:p text:style-name="P247"/>
      <text:p text:style-name="P248"/>
      <text:h text:style-name="P249" text:outline-level="6">Ta vara på möjligheten att vara föräldraledig </text:h>
      <text:p text:style-name="P250">Den här filmen uppmanar till att ta vara på möjligheten att vara föräldraledig eftersom den viktigaste tiden i livet inte kommer tillbaka.</text:p>
      <text:h text:style-name="P251" text:outline-level="6">Rapporter och analyser</text:h>
      <text:p text:style-name="P252">Innehållet på den här sidan kommer dels från analyser som Försäkringskassan gjort och dels från forskning.</text:p>
      <text:h text:style-name="Heading6" text:outline-level="6">Försäkringskassans rapporter</text:h>
      <text:list text:style-name="LFO9" text:continue-numbering="true">
        <text:list-item>
          <text:p text:style-name="P253"><text:a xlink:href="https://www.forsakringskassan.se/download/18.55c9e2a718ec99c311a46/1713244153025/en-historisk-oversikt-av-foraldrapenning-korta-analyser-2024-2.pdf" office:target-frame-name="_top" xlink:show="replace"><text:span text:style-name="T254">En historisk översikt av föräldrapenning (Korta analyser 2024:2)</text:span><text:span text:style-name="Hyperlink"><draw:custom-shape svg:x="0in" svg:y="0in" svg:width="0.33333in" svg:height="0.33333in" draw:id="id0" draw:style-name="a0" draw:name="Rectangle 24" text:anchor-type="as-char"><svg:title/><svg:desc/><draw:enhanced-geometry draw:type="non-primitive" svg:viewBox="0 0 21600 21600" draw:enhanced-path="M 0 0 L 21600 0 21600 21600 0 21600 Z N"/></draw:custom-shape></text:span><text:span text:style-name="T255">Pdf, 468 kB, öppnas i nytt fönster.</text:span></text:a></text:p>
        </text:list-item>
        <text:list-item>
          <text:p text:style-name="P256"><text:a xlink:href="https://www.forsakringskassan.se/download/18.2605949619320105ae518a/1732710963789/en-nordisk-jamforelse-av-foraldraforsakringen-korta-analyser-2024-4.pdf" office:target-frame-name="_top" xlink:show="replace"><text:span text:style-name="T257">En nordisk jämförelse av föräldraförsäkringen</text:span><text:span text:style-name="Hyperlink"><draw:custom-shape svg:x="0in" svg:y="0in" svg:width="0.33333in" svg:height="0.33333in" draw:id="id1" draw:style-name="a1" draw:name="Rectangle 23" text:anchor-type="as-char"><svg:title/><svg:desc/><draw:enhanced-geometry draw:type="non-primitive" svg:viewBox="0 0 21600 21600" draw:enhanced-path="M 0 0 L 21600 0 21600 21600 0 21600 Z N"/></draw:custom-shape></text:span><text:span text:style-name="T258">Pdf, 535 kB, öppnas i nytt fönster.</text:span></text:a></text:p>
        </text:list-item>
        <text:list-item>
          <text:p text:style-name="P259"><text:a xlink:href="https://www.forsakringskassan.se/download/18.21e4089719320208e581b5/1733720949676/vagar-mot-en-mer-jamstalld-foraldraledighet-socialforsakringsrapport-2024-2.pdf" office:target-frame-name="_top" xlink:show="replace"><text:span text:style-name="T260">Vägar mot en mer jämställd föräldraledighet Socialförsäkringsrapport 2024.2</text:span><text:span text:style-name="Hyperlink"><draw:custom-shape svg:x="0in" svg:y="0in" svg:width="0.33333in" svg:height="0.33333in" draw:id="id2" draw:style-name="a2" draw:name="Rectangle 22" text:anchor-type="as-char"><svg:title/><svg:desc/><draw:enhanced-geometry draw:type="non-primitive" svg:viewBox="0 0 21600 21600" draw:enhanced-path="M 0 0 L 21600 0 21600 21600 0 21600 Z N"/></draw:custom-shape></text:span><text:span text:style-name="T261">Pdf, 1 MB, öppnas i nytt fönster.</text:span></text:a></text:p>
        </text:list-item>
        <text:list-item>
          <text:p text:style-name="P262"><text:a xlink:href="https://www.forsakringskassan.se/download/18.3ab4e9fc17db121eae6153/1641805911610/foraldrapenning-bland-samkonade-och-olikkonade-foraldrar-korta-analyser-2021-4.pdf" office:target-frame-name="_top" xlink:show="replace"><text:span text:style-name="T263">Föräldrapenning bland samkönade och olikkönade föräldrar (Korta analyser 2021:4)</text:span><text:span text:style-name="Hyperlink"><draw:custom-shape svg:x="0in" svg:y="0in" svg:width="0.33333in" svg:height="0.33333in" draw:id="id3" draw:style-name="a3" draw:name="Rectangle 21" text:anchor-type="as-char"><svg:title/><svg:desc/><draw:enhanced-geometry draw:type="non-primitive" svg:viewBox="0 0 21600 21600" draw:enhanced-path="M 0 0 L 21600 0 21600 21600 0 21600 Z N"/></draw:custom-shape></text:span><text:span text:style-name="T264">Pdf, 416 kB, öppnas i nytt fönster.</text:span></text:a></text:p>
        </text:list-item>
        <text:list-item>
          <text:p text:style-name="P265"><text:a xlink:href="https://www.forsakringskassan.se/download/18.3ab4e9fc17db121eae64514/1649666070838/inkomstutveckling-efter-barnafodande-korta-analyser-2020-3.pdf" office:target-frame-name="_top" xlink:show="replace"><text:span text:style-name="T266">Inkomstutveckling efter barnafödande (Korta analyser 2020:3)</text:span><text:span text:style-name="Hyperlink"><draw:custom-shape svg:x="0in" svg:y="0in" svg:width="0.33333in" svg:height="0.33333in" draw:id="id4" draw:style-name="a4" draw:name="Rectangle 20" text:anchor-type="as-char"><svg:title/><svg:desc/><draw:enhanced-geometry draw:type="non-primitive" svg:viewBox="0 0 21600 21600" draw:enhanced-path="M 0 0 L 21600 0 21600 21600 0 21600 Z N"/></draw:custom-shape></text:span><text:span text:style-name="T267">Pdf, 232 kB, öppnas i nytt fönster.</text:span></text:a></text:p>
        </text:list-item>
        <text:list-item>
          <text:p text:style-name="P268"><text:a xlink:href="https://www.forsakringskassan.se/download/18.3b0dc6ef17db11eab724bb7/1649071616954/de-jamstallda-foraldrarna-socialforsakringsrapport-2013-8.pdf" office:target-frame-name="_top" xlink:show="replace"><text:span text:style-name="T269">De jämställda föräldrarna (Socialförsäkringsrapport 2013:8)<text:s/></text:span><text:span text:style-name="Hyperlink"><draw:custom-shape svg:x="0in" svg:y="0in" svg:width="0.33333in" svg:height="0.33333in" draw:id="id5" draw:style-name="a5" draw:name="Rectangle 19" text:anchor-type="as-char"><svg:title/><svg:desc/><draw:enhanced-geometry draw:type="non-primitive" svg:viewBox="0 0 21600 21600" draw:enhanced-path="M 0 0 L 21600 0 21600 21600 0 21600 Z N"/></draw:custom-shape></text:span><text:span text:style-name="T270">Pdf, 814 kB, öppnas i nytt fönster.</text:span></text:a></text:p>
        </text:list-item>
        <text:list-item>
          <text:p text:style-name="P271"><text:a xlink:href="https://www.forsakringskassan.se/download/18.3ab4e9fc17db121eae631bd/1661267866546/foraldrapenning-och-yrke-orta%20analyser%202016-1.pdf" office:target-frame-name="_top" xlink:show="replace"><text:span text:style-name="T272">Akademiker delar mest lika (Korta analyser 2016:1)</text:span><text:span text:style-name="Hyperlink"><draw:custom-shape svg:x="0in" svg:y="0in" svg:width="0.33333in" svg:height="0.33333in" draw:id="id6" draw:style-name="a6" draw:name="Rectangle 18" text:anchor-type="as-char"><svg:title/><svg:desc/><draw:enhanced-geometry draw:type="non-primitive" svg:viewBox="0 0 21600 21600" draw:enhanced-path="M 0 0 L 21600 0 21600 21600 0 21600 Z N"/></draw:custom-shape></text:span><text:span text:style-name="T273">Pdf, 439 kB, öppnas i nytt fönster.</text:span></text:a></text:p>
        </text:list-item>
        <text:list-item>
          <text:p text:style-name="P274"><text:a xlink:href="https://www.forsakringskassan.se/download/18.3b0dc6ef17db11eab724bbb/1649071912160/foraldraskapsideal-och-deras-forverkligande-socialforsakringsrapport-2018-3.pdf" office:target-frame-name="_top" xlink:show="replace"><text:span text:style-name="T275">Föräldraskapsideal och deras förverkligande (Socialförsäkringsrapport 2018:3)<text:s/></text:span><text:span text:style-name="Hyperlink"><draw:custom-shape svg:x="0in" svg:y="0in" svg:width="0.33333in" svg:height="0.33333in" draw:id="id7" draw:style-name="a7" draw:name="Rectangle 17" text:anchor-type="as-char"><svg:title/><svg:desc/><draw:enhanced-geometry draw:type="non-primitive" svg:viewBox="0 0 21600 21600" draw:enhanced-path="M 0 0 L 21600 0 21600 21600 0 21600 Z N"/></draw:custom-shape></text:span><text:span text:style-name="T276">Pdf, 617 kB, öppnas i nytt fönster.</text:span></text:a></text:p>
        </text:list-item>
        <text:list-item>
          <text:p text:style-name="P277"><text:a xlink:href="https://www.forsakringskassan.se/download/18.478013d3186931516583c1/1678873600504/jamstalldhet-och-sjukfranvaro-socialforsakringsrapport-2015-3.pdf" office:target-frame-name="_top" xlink:show="replace"><text:span text:style-name="Hyperlink">Jämställdhet och sjukfrånvaro (Socialförsäkringsrapport 2015:3)</text:span></text:a></text:p>
        </text:list-item>
      </text:list>
      <text:p text:style-name="P278"/>
      <text:h text:style-name="Heading6" text:outline-level="6">Andra myndigheters rapporter</text:h>
      <text:p text:style-name="P279">Expertgruppen för studier i offentlig ekonomi.</text:p>
      <text:p text:style-name="P280"><text:a xlink:href="https://eso.expertgrupp.se/rapporter/familjepolitiken/" office:target-frame-name="_top" xlink:show="replace"><text:span text:style-name="T281">2015:5 Familjepolitik för alla? En ESO-rapport om föräldrapenning och jämställdhet(eso.expertgrupp.se)<text:s/></text:span></text:a></text:p>
      <text:h text:style-name="P282" text:outline-level="6">Forskningsrapporter</text:h>
      <text:p text:style-name="Normal"><text:span text:style-name="T283">Aldén &amp; Boschini 2023</text:span><text:span text:style-name="T284"><text:line-break/></text:span><text:a xlink:href="https://www.sns.se/artiklar/sns-analys-99-den-moderna-papparollen-ett-faderskap-i-forandring/" office:target-frame-name="_top" xlink:show="replace"><text:span text:style-name="T285">SNS Analys 99. Den moderna papparollen – ett faderskap i förändring - SNSLänk till annan webbplats, öppnas i nytt fönster.</text:span></text:a></text:p>
      <text:p text:style-name="Normal">Backhans, M. C., B. Burstrom, m.fl. 2009<text:line-break/>Soc Sci Med 68(8): 1388-1395</text:p>
      <text:p text:style-name="Normal"><text:a xlink:href="https://pubmed.ncbi.nlm.nih.gov/19243869/" office:target-frame-name="_top" xlink:show="replace"><text:span text:style-name="Hyperlink">Pioneers and laggards – is the effect of gender equality on health dependent on context? - PubMed (nih.gov)Länk till annan webbplats, öppnas i nytt fönster.</text:span></text:a></text:p>
      <text:p text:style-name="Normal">Bygren &amp; Duvander 2006<text:s/><text:line-break/>Journal of Marriage and the Family 68:363–372</text:p>
      <text:p text:style-name="Normal"><text:a xlink:href="https://onlinelibrary.wiley.com/doi/abs/10.1111/j.1741-3737.2006.00258.x" office:target-frame-name="_top" xlink:show="replace"><text:span text:style-name="Hyperlink">Parents’ Workplace Situation and Fathers’ Parental Leave Use (onlinelibrary.wiley.com)Länk till annan webbplats, öppnas i nytt fönster.</text:span></text:a></text:p>
      <text:p text:style-name="Normal">Evertsson, Boye och Erman 2015<text:line-break/>Working paper 27 (2015) Families and Societies. See familiesandSocieties.eu</text:p>
      <text:p text:style-name="Normal"><text:a xlink:href="http://www.diva-portal.org/smash/record.jsf?dswid=-82&amp;pid=diva2%3A790644" office:target-frame-name="_top" xlink:show="replace"><text:span text:style-name="Hyperlink">Fathers on call: a study on the sharing of care work among parents in Sweden.<text:s/></text:span><text:span text:style-name="T286">A mixed methods approach (diva-portal.org)Länk till annan webbplats, öppnas i nytt fönster.</text:span></text:a></text:p>
      <text:p text:style-name="Normal">Haas och Hwang 2008<text:s/><text:line-break/>Community, Work and Family 11(1):85-104</text:p>
      <text:p text:style-name="Normal"><text:a xlink:href="https://www.tandfonline.com/doi/abs/10.1080/13668800701785346" office:target-frame-name="_top" xlink:show="replace"><text:span text:style-name="Hyperlink">The Impact of Taking Parental Leave on Fathers’ Participation In Childcare And Relationships With Children: Lessons from Sweden (tandfonline.com) Länk till annan webbplats, öppnas i nytt fönster.</text:span></text:a></text:p>
      <text:p text:style-name="Normal">Lidwall U, Voss M 2020<text:line-break/>Scandinavian journal of public health 48(2):164-171</text:p>
      <text:p text:style-name="Normal"><text:a xlink:href="https://journals.sagepub.com/doi/10.1177/1403494819837791" office:target-frame-name="_top" xlink:show="replace"><text:span text:style-name="Hyperlink">Gender equality and sick leave among first-time parents in Sweden – Ulrik Lidwall, Margaretha Voss, 2020 (sagepub.com)Länk till annan webbplats, öppnas i nytt fönster.</text:span></text:a></text:p>
      <text:p text:style-name="Normal">Månsdotter, A., L. Lindholm, m.fl. 2006<text:line-break/>Journal of Epidemiology and Community Health 60(7): 616-620</text:p>
      <text:p text:style-name="Normal"><text:a xlink:href="https://www.researchgate.net/publication/6993280_Parental_share_in_public_and_domestic_spheres_A_population_study_on_gender_equality_death_and_sickness" office:target-frame-name="_top" xlink:show="replace"><text:span text:style-name="Hyperlink">Parental share in public and domestic spheres: A population study on gender equality, death, and sickness (researchgate.net)</text:span></text:a></text:p>
      <text:p text:style-name="P287"/>
      <text:h text:style-name="Heading6" text:outline-level="6">Frågor och svar</text:h>
      <text:list text:style-name="LFO10" text:continue-numbering="true">
        <text:list-item>
          <text:p text:style-name="P288">Varför informerar Försäkringskassan om detta?</text:p>
        </text:list-item>
      </text:list>
      <text:p text:style-name="P289">Regeringen har gett Försäkringskassan i uppdrag att uppmuntra till att dela lika och att informera om eventuella konsekvenser av olika val som föräldrar gör när det gäller föräldraledighet och vab.</text:p>
      <text:p text:style-name="P290">Vi talar inte om för er föräldrar hur ni ska använda era föräldrapenningdagar, utan informerar er så att ni kan göra medvetna val.</text:p>
      <text:p text:style-name="P291"/>
      <text:list text:style-name="LFO10" text:continue-numbering="true">
        <text:list-item>
          <text:p text:style-name="P292">Det går ju bra att vara föräldraledig utan ersättning. Hur påverkar det Försäkringskassans statistik?</text:p>
        </text:list-item>
      </text:list>
      <text:p text:style-name="P293">Ja, föräldrar har möjlighet att vara föräldralediga utan att ta ut föräldrapenning. Det innebär att statistiken över hur män och kvinnor delar på föräldrapenningdagarna inte ger hela bilden av hur man delar på föräldraledigheten. Ett exempel på detta är att kvinnor som fick sitt första barn 2009 var i genomsnitt var föräldralediga på hel- eller deltid under 15,3 månader samtidigt som de tog ut föräldrapenning för 9,5 månader, medan män i genomsnitt var föräldralediga under 3,8 månader och tog ut föräldrapenning för 2,2 månader.</text:p>
      <text:p text:style-name="P294"/>
      <text:list text:style-name="LFO10" text:continue-numbering="true">
        <text:list-item>
          <text:p text:style-name="P295">Menar ni att män som inte tar ut sina föräldradagar är sämre föräldrar? Många män kanske är hemma med barnet, trots att de inte tar ut föräldradagar.</text:p>
        </text:list-item>
      </text:list>
      <text:p text:style-name="P296">Nej, självklart är män inte sämre föräldrar än kvinnor. Det är fullt möjligt att ha en bra relation med och ta stort ansvar för sitt barn även om man inte är föräldraledig.</text:p>
      <text:p text:style-name="P297">Däremot visar undersökningar som vi har gjort att män som har tagit ut en större del av föräldraledigheten också tar ett större ansvar för hem och barn. Alltså verkar fördelningen av föräldraledigheten påverka hur ansvaret för barnet fördelas mellan föräldrarna.</text:p>
      <text:p text:style-name="P298"/>
      <text:list text:style-name="LFO10" text:continue-numbering="true">
        <text:list-item>
          <text:p text:style-name="P299">Varför pratar ni så mycket om att man måste dela lika på föräldrarledighet? Får inte varje familj bestämma det själva?</text:p>
        </text:list-item>
      </text:list>
      <text:p text:style-name="P300">Föräldraförsäkringen är flexibel och ni kan fördela dagarna som ni vill, förutom de dagar som är reserverade för varje förälder.</text:p>
      <text:p text:style-name="P301">Regeringen har gett Försäkringskassan i uppdrag att informera om eventuella konsekvenser av att inte dela lika på föräldraledigheten. Det beror dels på att arbetsmarknaden ännu inte är jämställd när det gäller föräldraledighet, dels på att FN:s barnkonvention säger att barn har rätt till omsorg från båda sina föräldrar (artikel 9), samt att båda föräldrarna har ett ansvar för barns uppfostran och utveckling (artikel 18).</text:p>
      <text:p text:style-name="P302"/>
      <text:list text:style-name="LFO10" text:continue-numbering="true">
        <text:list-item>
          <text:p text:style-name="P303">Vi har inte råd att dela på dagarna, ändå säger ni att vi ska dela jämställt?</text:p>
        </text:list-item>
      </text:list>
      <text:p text:style-name="P304">Arbetsgivare med kollektivavtal betalar ofta ut en så kallad föräldralön, något som många föräldrar inte känner till. Föräldralönen täcker en del av inkomstbortfallet när man är föräldraledig. På så sätt skulle många familjer tjäna på att dela mer lika, även om en av er tjänar mer än den andra. Dessutom visar statistiken från Försäkringskassan att kvinnor tar ut merparten av föräldrapenningen, även om de tjänar mer.</text:p>
      <text:p text:style-name="P305">Om du vill räkna på just din ekonomi så finns det ett planeringsverktyg på Mina sidor eller i Räkna på föräldrapenning.</text:p>
      <text:p text:style-name="P306"/>
      <text:list text:style-name="LFO10" text:continue-numbering="true">
        <text:list-item>
          <text:p text:style-name="P307">Blir verkligen kvinors pension lägre än mäns på grund av en lång föräldraledighet?</text:p>
        </text:list-item>
      </text:list>
      <text:p text:style-name="P308">Ja, det stämmer. Kvinnor får i genomsnitt 5 500 kronor mindre i pension per månad än män. Det beror inte bara på grund av längden på föräldraledigheten, utan också på att kvinnor både jobbar deltid oftare och vabbar mer.</text:p>
      <text:p text:style-name="P309"/>
      <text:list text:style-name="LFO10" text:continue-numbering="true">
        <text:list-item>
          <text:p text:style-name="P310">Ni pratar bara om kvinnor och män. Har ni inte tänkt på att det finns samkönade par?</text:p>
        </text:list-item>
      </text:list>
      <text:p text:style-name="P311">Självklart är vi medvetna om att familjer ser olika ut. Det finns dock inte lika mycket statistik över samkönade par. Den statistik som finns visar att kvinnor som har barn med en annan kvinna delar mer jämställt på föräldrapenningen än kvinnor som har barn med en man. Tyvärr har vi för lite statistiskt underlag kring hur män som har barn med en annan man för att kunna dra slutsatser av hur de fördelar föräldrapenningen. Vi tror att många föräldrapar, oavsett kön, vinner på att dela föräldradagarna mer lika.</text:p>
      <text:p text:style-name="P312"/>
      <text:h text:style-name="P313" text:outline-level="5">Facebook för föräldrar</text:h>
      <text:p text:style-name="P314">På Facebook svarar våra handläggare på dina frågor om föräldraledighet och annat som rör dig som är blivande förälder.</text:p>
      <text:p text:style-name="Normal"><text:a xlink:href="https://www.facebook.com/foralder?sk=app_223102864371253" office:target-frame-name="_top" xlink:show="replace"><text:span text:style-name="T315">Försäkringskassan – förälder (facebook.com)</text:span></text:a></text:p>
      <text:p text:style-name="P316"/>
      <text:h text:style-name="P317" text:outline-level="5">Beräkna bostadsbidrag</text:h>
      <text:p text:style-name="P318">Barnfamiljer med låga inkomster kan ha rätt till bostadsbidrag.</text:p>
      <text:h text:style-name="Heading6" text:outline-level="6"><text:a xlink:href="https://www.forsakringskassan.se/privatperson/foralder/bostadsbidrag-till-barnfamiljer" office:target-frame-name="_top" xlink:show="replace"><text:span text:style-name="T319">Bostadsbidrag till barnfamiljer</text:span></text:a></text:h>
      <text:p text:style-name="P320">Du som har barn som bor hos dig kan ha rätt till bostadsbidrag. Hur stort bidrag du kan få beror bland annat på dina inkomster och kostnader. Du kan få bostadsbidrag om du hyr eller äger din bostad och även om du hyr i andra hand.</text:p>
      <text:p text:style-name="P321">Vem kan få bostadsbidrag?</text:p>
      <text:p text:style-name="P322">Ta reda på om du kan ha rätt till bostadsbidrag och hur mycket genom att använda tjänsten Räkna på bostadsbidrag.</text:p>
      <text:p text:style-name="P323">Du kan få bostadsbidrag till och med den månad ditt barn fyller 18 år, eller har avslutat sina studier på gymnasiet. Ditt barn måste bo hos dig för att du ska ha rätt till bostadsbidrag.</text:p>
      <text:p text:style-name="P324">Så funkar bostadsbidraget</text:p>
      <text:p text:style-name="P325">Ett beslut om bostadsbidrag gäller i högst 12 månader. Sedan måste du ansöka igen.</text:p>
      <text:p text:style-name="P326">Försäkringskassan beräknar ditt bostadsbidrag utifrån de uppgifter om inkomst, boende och familjesituation som du har lämnat i din ansökan. Året efter att du fått bidrag kontrollerar vi med Skatteverket om uppgifterna stämde. Om du hade högre inkomster än du skrev i ansökan blir du skyldig att betala tillbaka pengar. Om du däremot hade en lägre inkomst kan du få en tilläggsutbetalning.</text:p>
      <text:p text:style-name="P327">Barnfamiljer som har bostadsbidrag får även ett tillfälligt tilläggsbidrag till och med 30 juni 2025.</text:p>
      <text:p text:style-name="Normal"><text:a xlink:href="https://www.forsakringskassan.se/privatperson/foralder/bostadsbidrag-till-barnfamiljer/tillfalligt-tillaggsbidrag-till-barnfamiljer-med-bostadsbidrag" office:target-frame-name="_top" xlink:show="replace"><text:span text:style-name="T328">Tillfälligt tilläggsbidrag till barnfamiljer med bostadsbidrag</text:span></text:a></text:p>
      <text:p text:style-name="P329">Kom ihåg att anmäla förändringar så snart som möjligt</text:p>
      <text:p text:style-name="P330">För att du ska få rätt bidrag är det viktigt att du så snart som möjligt anmäler förändringar. Framför allt för att minska risken för att du ska bli skyldig att betala tillbaka pengar. Men också för att du inte ska behöva vänta på pengarna till nästa år om du har rätt till ett högre bidrag.</text:p>
      <text:p text:style-name="P331">Förändringar som kan påverka bostadsbidraget:</text:p>
      <text:list text:style-name="LFO14" text:continue-numbering="true">
        <text:list-item>
          <text:p text:style-name="P332">Dina inkomster ändras och du tjänar mer eller mindre än vad du har uppgett.</text:p>
        </text:list-item>
        <text:list-item>
          <text:p text:style-name="P333">Du flyttar eller om någon flyttar in eller flyttar ut.</text:p>
        </text:list-item>
        <text:list-item>
          <text:p text:style-name="P334">Ett barn börjar bo hos dig en större eller en mindre del av tiden.</text:p>
        </text:list-item>
        <text:list-item>
          <text:p text:style-name="P335">Ett barn som har fyllt 18 år och bor hos dig, men som inte längre får studiebidrag eller barnbidrag.</text:p>
        </text:list-item>
        <text:list-item>
          <text:p text:style-name="P336">Dina boendekostnader ändras.</text:p>
        </text:list-item>
      </text:list>
      <text:p text:style-name="P337">Anmäl förändringar – för dig som är ensamstående</text:p>
      <text:p text:style-name="P338">Du som är ensamstående kan använda e-tjänsten för att anmäla förändringar:</text:p>
      <text:p text:style-name="P339">Anmäl förändringar – för dig som är gift eller sambo</text:p>
      <text:p text:style-name="P340">Om du är gift eller sambo eller inte kan använda e-tjänsten ska du anmäla förändringar på en blankett:</text:p>
      <text:p text:style-name="Normal"><text:a xlink:href="https://www.forsakringskassan.se/download/18.6ee1b669175da6fd958ba1/1735541211057/5098-anmal-andrade-uppgifter-for-dig-med-bostadsbidrag.pdf" office:target-frame-name="_top" xlink:show="replace"><text:span text:style-name="T341">5098 Anmäl ändrade uppgifter – för dig med bostadsbidrag</text:span><text:span text:style-name="Hyperlink"><draw:custom-shape svg:x="0in" svg:y="0in" svg:width="0.33333in" svg:height="0.33333in" draw:id="id8" draw:style-name="a8" draw:name="Rectangle 26" text:anchor-type="as-char"><svg:title/><svg:desc/><draw:enhanced-geometry draw:type="non-primitive" svg:viewBox="0 0 21600 21600" draw:enhanced-path="M 0 0 L 21600 0 21600 21600 0 21600 Z N"/></draw:custom-shape></text:span><text:span text:style-name="T342">Pdf, 1 MB.</text:span></text:a></text:p>
      <text:p text:style-name="P343">Om barnet inte bor hos dig på heltid</text:p>
      <text:p text:style-name="P344"> </text:p>
      <text:p text:style-name="P345">Så ansöker du om bostadsbidrag</text:p>
      <text:p text:style-name="P346">1. Förbered digitala dokument om din bostad</text:p>
      <text:p text:style-name="P347">Du behöver bifoga kopior av dokument som visar dina boendekostnader. Du kan ladda upp dem på Mina sidor direkt när du ansöker, eller inom sju dagar efter att du skickat in ansökan. Om du dröjer längre kommer det också att ta längre tid innan du kan få besked om du får bostadsbidrag.</text:p>
      <text:p text:style-name="P348">Om du inte redan har dokumenten som filer på din dator eller telefon kan du ta foton på dem med din telefon eller skanna in dem.</text:p>
      <text:p text:style-name="P349">Om du inte kan ladda upp dokument</text:p>
      <text:p text:style-name="P350"> </text:p>
      <text:p text:style-name="P351">Dokument du behöver bifoga om:</text:p>
      <text:p text:style-name="P352">Du bor i hyresrätt med förstahandskontrakt</text:p>
      <text:p text:style-name="P353"> </text:p>
      <text:p text:style-name="P354">Du hyr i andra hand</text:p>
      <text:p text:style-name="P355"> </text:p>
      <text:p text:style-name="P356">Du bor i bostadsrätt</text:p>
      <text:p text:style-name="P357"> </text:p>
      <text:p text:style-name="P358">Du bor i eget hus</text:p>
      <text:p text:style-name="P359"> </text:p>
      <text:p text:style-name="P360">2. Ta fram uppgifter om din inkomst</text:p>
      <text:p text:style-name="P361">Du kan logga in på Skatteverket för att se vad du har för inkomst av tjänst. Tänk på att det som räknas är inkomsten före skatt.</text:p>
      <text:p text:style-name="P362">Inkomster som räknas med för bostadsbidrag</text:p>
      <text:p text:style-name="P363"> </text:p>
      <text:p text:style-name="P364">3. Ansök</text:p>
      <text:p text:style-name="P365">Om du är ensamstående eller sammanboende</text:p>
      <text:p text:style-name="P366">Du som är ensamstående eller sammanboende kan ansöka via vår e-tjänst Ansök om bostadsbidrag. Om ni är två som bor tillsammans ska ni ansöka gemensamt.</text:p>
      <text:p text:style-name="Normal"><text:span text:style-name="T367">När du ansökt kan du följa ditt ärende genom att logga in på Mina sidor. Där kan du se utbetalningar i förväg och anmäla förändringar som kan påverka bostadsbidraget. Kom ihåg att aktivera aviseringar så får du veta när något händer i ditt ärende. Logga in på<text:s/></text:span><text:span text:style-name="T368">Mina sidor</text:span><text:span text:style-name="T369">, klicka på<text:s/></text:span><text:span text:style-name="T370">Mina uppgifter</text:span><text:span text:style-name="T371"><text:s/>och välj att få aviseringar via mejl eller sms.</text:span></text:p>
      <text:p text:style-name="P372">Om du inte kan ansöka via e-tjänsten eller har skyddade personuppgifter</text:p>
      <text:p text:style-name="P373">Om du inte kan använda e-tjänsten, ansök på blankett:</text:p>
      <text:p text:style-name="Normal"><text:a xlink:href="https://www.forsakringskassan.se/download/18.1a01ba2a17c1f02608a29b/1735562231348/5096-ansok-om-bostadsbidrag.pdf" office:target-frame-name="_top" xlink:show="replace"><text:span text:style-name="T374">5096 Ansök om bostadsbidrag</text:span><text:span text:style-name="Hyperlink"><draw:custom-shape svg:x="0in" svg:y="0in" svg:width="0.33333in" svg:height="0.33333in" draw:id="id9" draw:style-name="a9" draw:name="Rectangle 28" text:anchor-type="as-char"><svg:title/><svg:desc/><draw:enhanced-geometry draw:type="non-primitive" svg:viewBox="0 0 21600 21600" draw:enhanced-path="M 0 0 L 21600 0 21600 21600 0 21600 Z N"/></draw:custom-shape></text:span><text:span text:style-name="T375">Pdf, 916 kB.</text:span></text:a></text:p>
      <text:p text:style-name="P376">Du som har skyddade personuppgifter ska alltid ansöka via blanketten.</text:p>
      <text:p text:style-name="P377">Instruktion om hur man ansöker gemensamt</text:p>
      <text:p text:style-name="P378"> </text:p>
      <text:p text:style-name="P379">Utbetalning</text:p>
      <text:p text:style-name="P380">Information om när bostadsbidraget betalas ut:</text:p>
      <text:p text:style-name="Normal"><text:a xlink:href="https://www.forsakringskassan.se/privatperson/utbetalningsdatum-och-handlaggningstider" office:target-frame-name="_top" xlink:show="replace"><text:span text:style-name="Hyperlink">Utbetalningsdatum och handläggningstider</text:span></text:a></text:p>
      <text:p text:style-name="P381"/>
      <text:p text:style-name="P382"/>
      <text:h text:style-name="P383" text:outline-level="5">Föräldraledigheten kan påverka din pension</text:h>
      <text:p text:style-name="P384">När du tar föräldraledigt eller eventuellt går ner på deltid under småbarnsåren kan din pension påverkas. På Pensionsmyndighetens webbplats kan du få tips på saker som kan vara bra att tänka på när det gäller din pension.</text:p>
      <text:p text:style-name="Normal"><text:a xlink:href="https://www.pensionsmyndigheten.se/forsta-din-pension/vad-paverkar-din-pension/smabarnstiden-kan-paverka-din-pension" office:target-frame-name="_top" xlink:show="replace"><text:span text:style-name="T385">Småbarnstiden kan påverka din pension (pensionsmyndigheten.se)</text:span></text:a></text:p>
      <text:p text:style-name="P386"/>
      <text:p text:style-name="Normal">Senast uppdaterad 13 januari 2025</text:p>
      <text:p text:style-name="P387"/>
      <text:p text:style-name="P388"/>
      <text:h text:style-name="Heading3" text:outline-level="3"><text:a xlink:href="https://www.forsakringskassan.se/privatperson/foralder/vantar-barn/foraldrapenning-innan-barnet-fods" office:target-frame-name="_top" xlink:show="replace"><text:span text:style-name="T389">Föräldrapenning innan barnet föds</text:span></text:a></text:h>
      <text:p text:style-name="P390">Redan innan barnets föds kan du ta ut föräldrapenning för att förbereda dig inför barnets ankomst.</text:p>
      <text:h text:style-name="Heading3" text:outline-level="3"><text:a xlink:href="https://www.forsakringskassan.se/privatperson/foralder/vantar-barn/10-dagar-vid-barnets-fodelse" office:target-frame-name="_top" xlink:show="replace"><text:span text:style-name="T391">10</text:span><text:span text:style-name="T392">‑dagar vid barnets födelse</text:span></text:a></text:h>
      <text:p text:style-name="P393">I samband med att barnets föds, kan den förälder som inte är gravid vara ledig för att vara med vid förlossningen, lära känna barnet och ta hand om andra barn i familjen. Ersättningen kallas för 10‑dagar.</text:p>
      <text:h text:style-name="Heading3" text:outline-level="3"><text:a xlink:href="https://www.forsakringskassan.se/privatperson/foralder/vantar-barn/sjuk-under-graviditeten" office:target-frame-name="_top" xlink:show="replace"><text:span text:style-name="T394">Sjuk under graviditeten</text:span></text:a></text:h>
      <text:p text:style-name="P395">Om du blir sjuk under graviditeten.</text:p>
      <text:h text:style-name="Heading3" text:outline-level="3"><text:a xlink:href="https://www.forsakringskassan.se/privatperson/foralder/vantar-barn/graviditetspenning" office:target-frame-name="_top" xlink:show="replace"><text:span text:style-name="T396">Graviditetspenning</text:span></text:a></text:h>
      <text:p text:style-name="P397">Du som är gravid kan ha rätt till graviditetspenning om du har ett fysiskt ansträngande arbete eller utsätts för risker i arbetsmiljön.</text:p>
      <text:p text:style-name="P398"/>
      <text:p text:style-name="P399"/>
      <text:h text:style-name="Heading2" text:outline-level="2"><text:a xlink:href="https://www.forsakringskassan.se/privatperson/foralder/foraldrapenning" office:target-frame-name="_top" xlink:show="replace"><text:span text:style-name="T400">Föräldrapenning</text:span></text:a></text:h>
      <text:p text:style-name="P401">Du som är hemma med ditt barn i stället för att arbeta, söka arbete eller studera kan få föräldrapenning.</text:p>
      <text:p text:style-name="P402">När du är ledig från ditt jobb för att ta hand om ett barn kan du få föräldrapenning. Du kan få föräldrapenning även om du är arbetslös och avstår från att söka arbete, om du studerar och gör studieuppehåll, eller om du är pensionär.</text:p>
      <text:h text:style-name="P403" text:outline-level="3">Vem kan få föräldrapenning?</text:h>
      <text:p text:style-name="P404">Du kan få föräldrapenning om</text:p>
      <text:list text:style-name="LFO15" text:continue-numbering="true">
        <text:list-item>
          <text:p text:style-name="P405">du tar hand om ett barn</text:p>
        </text:list-item>
        <text:list-item>
          <text:p text:style-name="P406">du inte jobbar, söker arbete eller studerar</text:p>
        </text:list-item>
        <text:list-item>
          <text:p text:style-name="P407">barnet bor i Sverige, i ett annat land inom EU/EES, eller i Schweiz</text:p>
        </text:list-item>
        <text:list-item>
          <text:p text:style-name="P408">du är försäkrad i Sverige.</text:p>
        </text:list-item>
      </text:list>
      <text:p text:style-name="P409">Du är i regel försäkrad i Sverige om du bor eller jobbar här. Om du bor eller arbetar i olika länder kan det finnas undantag, liksom om du nyligen flyttat hit.</text:p>
      <text:p text:style-name="Normal"><text:a xlink:href="https://www.forsakringskassan.se/om-forsakringskassan/forsakrad-i-sverige" office:target-frame-name="_top" xlink:show="replace"><text:span text:style-name="T410">Försäkrad i Sverige</text:span></text:a></text:p>
      <text:p text:style-name="P411">Om du har uppehållstillstånd enligt EU:s massflyktsdirektiv gäller särskilda regler.</text:p>
      <text:p text:style-name="Normal"><text:a xlink:href="https://www.forsakringskassan.se/privatperson/flytta-till-jobba-i-studera-i-eller-vara-nyanland-i-sverige/nyanland-i-sverige/fatt-uppehallstillstand-i-sverige/nar-du-har-fatt-uppehallstillstand-i-sverige" office:target-frame-name="_top" xlink:show="replace"><text:span text:style-name="T412">När du har fått uppehållstillstånd i Sverige</text:span></text:a></text:p>
      <text:p text:style-name="P413">Du kan ta ut hel, tre fjärdedels, halv, en fjärdedel eller en åttondels föräldrapenning.</text:p>
      <text:h text:style-name="P414" text:outline-level="3">Föräldrapenning till andra än en förälder</text:h>
      <text:p text:style-name="P415">Du kan föra över upp till 45 föräldrapenningdagar till någon som inte är vårdnadshavare för ditt barn. Hen kan sen ansöka om föräldrapenning.</text:p>
      <text:p text:style-name="P416">Om du är ensam vårdnadshavare kan du föra över 90 dagar per barn.</text:p>
      <text:p text:style-name="P417">Ersättningen som personen får baseras på hens egen sjukpenninggrundande inkomst. Det betyder att vi räknar ut hens föräldrapenning utifrån hur mycket hen tjänar per år. Även pensionärer och andra som inte har någon SGI kan få föräldrapenning.</text:p>
      <text:p text:style-name="P418">Du kan inte föra över de föräldrapenningdagar som är reserverade för den andra föräldern.</text:p>
      <text:p text:style-name="P419">Du kan föra över alla dagar, förutom de reserverade dagarna, till barnets andra vårdnadshavare eller till din sambo.</text:p>
      <text:h text:style-name="Heading3" text:outline-level="3"><text:a xlink:href="https://www.forsakringskassan.se/privatperson/foralder/foraldrapenning/foraldraledig-med-nagon-annans-barn" office:target-frame-name="_top" xlink:show="replace"><text:span text:style-name="T420">Föräldraledig med någon annans barn</text:span></text:a></text:h>
      <text:p text:style-name="P421">En förälder kan överföra en eller flera av sina föräldrapenningdagar till en person som är föräldraledig med barnet. Det kan vara en släkting eller någon annan som står barnet nära.</text:p>
      <text:p text:style-name="P422">Du kan föra över upp till 45 dagar av dina föräldrapenningdagar till någon som är föräldraledig istället för dig.</text:p>
      <text:p text:style-name="P423">Du kan inte föra över de föräldrapenningdagar som är reserverade för den andra föräldern.</text:p>
      <text:p text:style-name="P424">Du kan föra av över alla dagar, förutom de reserverade dagarna, till barnets andra vårdnadshavare eller till din sambo.</text:p>
      <text:p text:style-name="P425">Om du är ensam vårdnadshavare kan du föra över 90 dagar per barn.</text:p>
      <text:h text:style-name="P426" text:outline-level="3">Vem kan jag föra över föräldrapenningdagar till?</text:h>
      <text:p text:style-name="P427">Den du för över dagar till måste vara försäkrad i Sverige för att få föräldrapenning.</text:p>
      <text:p text:style-name="Normal"><text:a xlink:href="https://www.forsakringskassan.se/om-forsakringskassan/forsakrad-i-sverige" office:target-frame-name="_top" xlink:show="replace"><text:span text:style-name="T428">Försäkrad i Sverige</text:span></text:a></text:p>
      <text:p text:style-name="P429">Hen får inte arbeta, söka arbete eller studera under tiden som hen får föräldrapenning.</text:p>
      <text:p text:style-name="P430">Ersättningen som personen får baseras på hens egen sjukpenninggrundande inkomst. Det betyder att vi räknar ut hens föräldrapenning utifrån hur mycket hen tjänar per år.</text:p>
      <text:p text:style-name="P431">Även pensionärer och andra som inte har någon SGI kan få föräldrapenning.</text:p>
      <text:h text:style-name="P432" text:outline-level="3">Hur gör jag om jag ska vara föräldraledig med någon annans barn?</text:h>
      <text:p text:style-name="P433">När du har fört över en eller flera dagar kan personen själv ansöka om föräldrapenning.</text:p>
      <text:p text:style-name="P434">Först måste föräldern föra över en eller flera dagar till dig.</text:p>
      <text:p text:style-name="P435"/>
      <text:h text:style-name="P436" text:outline-level="3">Hur många dagar med föräldrapenning kan man få?</text:h>
      <text:h text:style-name="P437" text:outline-level="4">Om ni är två föräldrar som ska dela på dagarna</text:h>
      <text:h text:style-name="P438" text:outline-level="4">Dubbeldagar – om ni vill vara föräldralediga samtidigt</text:h>
      <text:p text:style-name="P439">Om ditt barn är fött före den 1 april 2023 kan du bara ta ut 30 dubbeldagar fram till barnets 1-årsdag. Det här beror på att barnet har hunnit bli 15 månader innan den 1 juli 2024 när de nya reglerna om 60 dagar började gälla.<text:line-break/><text:line-break/>Logga in för att se hur många dubbeldagar som finns för ditt barn, så att din ansökan blir rätt från början:<text:s/></text:p>
      <text:p text:style-name="P440">Under barnets första 15 månader kan båda föräldrarna ta ut föräldrapenning för samma barn och dag. Men ni måste även ta ut i samma omfattning – en hel, trefjärdedels, halv, fjärdedels eller en åttondels dag. Det kallas dubbeldagar. Ni kan som mest ta ut 60 dubbeldagar. De reserverade dagarna kan inte användas till dubbeldagar. Om ni bara har reserverade dagar kvar kan ni inte ta ut några dubbeldagar.</text:p>
      <text:p text:style-name="P441">När ni tar ut en dubbeldag så räknas två dagar av, en för varje förälder. Om ni tar ut alla 60 dubbeldagarna har ni alltså utnyttjat 120 dagar med föräldrapenning.</text:p>
      <text:p text:style-name="P442">Det går att ta ut dubbeldagar på olika nivåer. Det betyder att en förälder kan ta ut dagar på sjukpenningnivå samtidigt som den andra tar ut dagar på lägstanivå, men ni måste fortfarande ta ut dagarna i samma omfattning. Tänk på att ni måste ha tagit ut 180 dagar på sjukpenningnivå för barnet innan ni kan börja ta ut dagar på lägstanivå.</text:p>
      <text:p text:style-name="P443">När du och den andra föräldern ansöker om dubbeldagar ska ni välja anledningen ”dubbeldagar” i er ansökan.</text:p>
      <text:p text:style-name="P444">Ni kan även ta ut föräldrapenning för var sitt barn och på det sättet vara lediga samtidigt.</text:p>
      <text:p text:style-name="P445">Föräldrapenningdagar som du för över till någon annan än barnets andra förälder kan också användas som dubbeldagar.</text:p>
      <text:p text:style-name="P446"/>
      <text:h text:style-name="Heading4" text:outline-level="4">Om du har ensam vårdnad</text:h>
      <text:p text:style-name="P447">Föräldrapenning betalas ut i 480 dagar för ett barn. I 390 dagar baseras ersättningen på den inkomst du har (dagar på sjukpenningnivå). De övriga 90 dagarna är ersättningen 180 kronor per dag (dagar på lägstanivå).</text:p>
      <text:p text:style-name="P448">Om du har ensam vårdnad om barnet har du rätt till alla 480 dagarna. De första 180 dagarna som tas ut för barnet måste vara dagar på sjukpenningnivå.</text:p>
      <text:p text:style-name="P449"/>
      <text:h text:style-name="P450" text:outline-level="4">Om du får flera barn (tvillingar, trillingar)</text:h>
      <text:p text:style-name="P451">Om du får flera barn får du och den andra föräldern ytterligare 90 dagar på sjukpenning­nivå och 90 dagar på lägsta­nivå per barn.</text:p>
      <text:p text:style-name="P452">Om ni är två föräldrar kan ni också ta ut föräldrapenning för varsitt barn och på så sätt vara hemma samtidigt. Har du ensam vårdnad har du rätt till alla dagar.</text:p>
      <text:p text:style-name="P453"/>
      <text:h text:style-name="P454" text:outline-level="3">När kan man ta ut sin föräldrapenning?</text:h>
      <text:h text:style-name="P455" text:outline-level="4">Hur länge kan jag ta ut föräldrapenning?</text:h>
      <text:p text:style-name="P456">Du kan ta ut föräldrapenning till och med den dag barnet fyller 12 år eller när barnet slutar i årskurs 5 i grundskolan. Men från och med barnets 4‑årsdag kan ni bara spara 96 dagar sammanlagt. Om du har tvillingar kan ni spara 132 dagar sammanlagt.</text:p>
      <text:p text:style-name="P457">Om ditt barn föddes före 1 januari 2014 gäller andra regler. Du som förälder kunde ta ut föräldrapenning till och med att barnet fyllde 8 år eller avslutade första året i grundskolan.</text:p>
      <text:p text:style-name="P458">I tjänsten Min föräldrapenning kan du se hur många föräldrapenningdagar du har kvar.</text:p>
      <text:p text:style-name="Normal"><text:a xlink:href="https://www.forsakringskassan.se/privatperson/logga-in-pa-mina-sidor#?goto=%2Fprivatperson%2Fmina-sidor%2Falla-e-tjanster%2Fmin-foraldrapenning" office:target-frame-name="_top" xlink:show="replace"><text:span text:style-name="T459">Min föräldrapenningTill e-tjänsten</text:span></text:a></text:p>
      <text:p text:style-name="P460"/>
      <text:h text:style-name="P461" text:outline-level="4">Kan jag ta ut föräldrapenning för dagar jag inte skulle ha jobbat?</text:h>
      <text:p text:style-name="P462">Om du vill ta ut föräldrapenning för dagar du inte skulle ha jobbat, så måste du ta ut föräldrapenning i minst samma omfattning en dag direkt före eller efter de dagar du inte skulle ha jobbat. Detta gäller även för föräldrapenning på helgdagar mitt i veckan, om du inte skulle ha jobbat då.</text:p>
      <text:p text:style-name="P463">Du som till exempel jobbar måndag till fredag, och vill ta ut föräldrapenning på lördag eller söndag, måste också ta ut föräldrapenning i minst samma omfattning på fredag eller måndag.</text:p>
      <text:p text:style-name="P464">Är du arbetssökande eller om du studerar så kan du ta ut föräldrapenning under veckans alla dagar. Det gäller inte om du jobbar vid sidan av dina studier eller om du både jobbar och är arbetssökande.</text:p>
      <text:p text:style-name="P465"/>
      <text:h text:style-name="P466" text:outline-level="3">Hur mycket pengar kan jag få?</text:h>
      <text:h text:style-name="Heading4" text:outline-level="4">Om du har eller har haft en inkomst</text:h>
      <text:p text:style-name="P467">Du får knappt 80 procent av din inkomst om du tar ut föräldrapenning 7 dagar i veckan, men maximalt 1 250 kronor per dag.</text:p>
      <text:p text:style-name="P468">Om du har arbetat minst 240 dagar i följd före den beräknade förlossningen</text:p>
      <text:p text:style-name="P469">Föräldrapenning som baseras på din inkomst kallas för föräldrapenning på sjukpenningnivå.</text:p>
      <text:p text:style-name="P470">För att få föräldrapenning på sjukpenningnivå måste du ha haft rätt till en ersättning som överstiger 180 kronor per dag i minst 240 dagar i följd före den beräknade förlossningen.</text:p>
      <text:p text:style-name="P471">Du behöver inte ha arbetat på samma arbetsplats eller ha haft samma inkomst hela tiden, utan det är antalet dagar med inkomst som är det viktiga.</text:p>
      <text:p text:style-name="P472">Om du inte har arbetat minst 240 dagar i följd före den beräknade förlossningen</text:p>
      <text:p text:style-name="P473">Om du har arbetat kortare tid än 240 dagar i följd innan barnets föds får du 250 kronor per dag på sjukpenningnivå under de första 180 dagarna som tas ut för barnet. Det motsvarar cirka 7 500 kronor i månaden om du tar ut föräldrapenning 7 dagar i veckan.</text:p>
      <text:p text:style-name="P474">Efter att du, den andra föräldern eller ni tillsammans har tagit 180 föräldrapenningdagar får du föräldrapenning som är baserad på din inkomst.</text:p>
      <text:p text:style-name="P475"/>
      <text:h text:style-name="P476" text:outline-level="4">Om du inte har haft inkomst eller har en låg inkomst</text:h>
      <text:p text:style-name="P477">Om du inte har en inkomst eller har tjänat mindre än 117 590 kronor på ett år får du 250 kronor per dag på sjukpenningnivå. Det motsvarar cirka 7 500 kronor i månaden om du tar ut föräldrapenning 7 dagar i veckan.</text:p>
      <text:p text:style-name="P478"/>
      <text:h text:style-name="P479" text:outline-level="4">Om du är arbetssökande</text:h>
      <text:p text:style-name="P480">Du som hade ett arbete innan du blev arbetssökande kan få föräldrapenning som grundas på de inkomster du hade då, det vill säga på sjukpenningnivå. Det gäller under förutsättning att du anmälde dig hos Arbetsförmedlingen första vardagen som du var arbetslös och fortfarande är anmäld.</text:p>
      <text:p text:style-name="P481">Om du arbetade 6 månader eller mer innan du blev arbetslös så räcker det om du anmälde dig till Arbetsförmedlingen inom tre månader efter att du blev arbetslös.</text:p>
      <text:p text:style-name="P482">Om du inte kan få föräldrapenning utifrån din inkomst får du föräldrapenning med 250 kronor per dag för dagarna på sjukpenningnivå.</text:p>
      <text:p text:style-name="P483"/>
      <text:h text:style-name="P484" text:outline-level="4">Om du har aktiebolag eller enskild firma</text:h>
      <text:p text:style-name="P485">Du som har ett aktiebolag räknas som anställd i ditt eget bolag. Det innebär att din föräldrapenning kommer att grundas på den lön du har tagit ut från bolaget.</text:p>
      <text:p text:style-name="P486">I vårt beräkningsverktyg Räkna på föräldrapenning kan du enkelt och snabbt se ungefär hur mycket du kan få i föräldrapenning. Du kan högst få 1 250 kronor per dag på sjukpenningnivå.</text:p>
      <text:p text:style-name="Normal"><text:a xlink:href="https://www.forsakringskassan.se/privatperson/foralder/rakna-pa-foraldrapenning" office:target-frame-name="_top" xlink:show="replace"><text:span text:style-name="T487">Räkna på föräldrapenningTill e-tjänsten</text:span></text:a></text:p>
      <text:p text:style-name="P488">Tar du inte ut någon lön alls eller lägre än 117 590 kronor per år får du 250 kronor per dag på sjukpenningnivå.</text:p>
      <text:p text:style-name="P489">Du som har enskild firma kan få föräldrapenning som grundas på din beräknade inkomst av näringsverksamhet.</text:p>
      <text:p text:style-name="P490">Du som har ett nyregistrerat företag kanske inte hunnit få så mycket i beräknad inkomst. Därför får du under de första 36 månaderna lika mycket i föräldrapenning som en anställd med samma arbetsuppgifter, utbildning och erfarenhet skulle ha haft. Detta gäller oavsett bolagsform.</text:p>
      <text:p text:style-name="P491">I lönedatabasen hos SCB kan du se hur mycket en anställd inom ditt yrke har i inkomst.</text:p>
      <text:p text:style-name="Normal"><text:a xlink:href="https://www.scb.se/hitta-statistik/sverige-i-siffror/lonesok/" office:target-frame-name="_top" xlink:show="replace"><text:span text:style-name="T492">Lönestatistik (scb.se)Länk till annan webbplats, öppnas i nytt fönster.</text:span></text:a></text:p>
      <text:p text:style-name="P493">Har du ingen beräknad inkomst alls och inte är i uppstartsfasen får du 250 kronor per dag på sjukpenningnivå.</text:p>
      <text:p text:style-name="Normal"><text:a xlink:href="https://www.forsakringskassan.se/privatperson/foretagare/foraldraledighet-och-vab-for-dig-som-ar-foretagare" office:target-frame-name="_top" xlink:show="replace"><text:span text:style-name="T494">Föräldraledighet och vab för dig som är företagare</text:span></text:a></text:p>
      <text:p text:style-name="P495"/>
      <text:h text:style-name="P496" text:outline-level="4">Om du är studerande</text:h>
      <text:p text:style-name="P497">Om du inte har en inkomst från arbete får du 250 kronor per dag. Det motsvarar cirka 7 500 kronor i månaden, om du tar ut föräldrapenning sju dagar i veckan.</text:p>
      <text:p text:style-name="P498">Om du arbetade innan du började studera kan du få föräldrapenning som är baserad på din senaste lön.</text:p>
      <text:p text:style-name="P499"/>
      <text:h text:style-name="P500" text:outline-level="3">Så ansöker du om föräldrapenning</text:h>
      <text:p text:style-name="P501">Först ska du anmäla att du kommer att vara ledig och sedan ansöker du om föräldrapenning.</text:p>
      <text:h text:style-name="P502" text:outline-level="4">1. Anmäl föräldrapenning</text:h>
      <text:p text:style-name="P503">Du kan anmäla när du vill men senast samma dag som du vill ha ersättning för.</text:p>
      <text:h text:style-name="P504" text:outline-level="5">Om du är gravid och ska anmäla för första gången</text:h>
      <text:p text:style-name="P505">Om din barnmorska inte skickar in ditt intyg om graviditet till oss så ska du göra det själv. Skicka i så fall intyget till:</text:p>
      <text:p text:style-name="P506">Försäkringskassans inläsningscentral<text:line-break/>839 88 Östersund.</text:p>
      <text:p text:style-name="P507">Det fungerar som din anmälan och du kan planera och ansöka om föräldrapenning i nästa steg.</text:p>
      <text:p text:style-name="P508"/>
      <text:h text:style-name="P509" text:outline-level="5">Om du är sambo till barnets förälder</text:h>
      <text:p text:style-name="P510">Din sambo kan föra över föräldrapenningdagar till dig. Du kan anmäla och ansöka om föräldrapenning när din sambo har fört över föräldrapenningdagar till dig.</text:p>
      <text:p text:style-name="P511"/>
      <text:h text:style-name="P512" text:outline-level="4">2. Ansök om föräldrapenning</text:h>
      <text:p text:style-name="P513">Kom ihåg att ansöka senast 90 dagar efter att du varit hemma med barnet.</text:p>
      <text:p text:style-name="P514">Om du vet att du ska vara föräldraledig en längre period så är det bra ifall du ansöker om föräldrapenning för hela perioden du planerar att vara ledig. Då rullar utbetalningarna på smidigt.</text:p>
      <text:p text:style-name="P515">Om du ansöker om föräldrapenning i efterhand, och du glömde att göra en anmälan, skriver du varför du glömde</text:p>
      <text:p text:style-name="P516"/>
      <text:h text:style-name="P517" text:outline-level="4">3. Utbetalning</text:h>
      <text:p text:style-name="P518">Information om när föräldrapenning betalas ut:</text:p>
      <text:h text:style-name="Heading5" text:outline-level="5"><text:a xlink:href="https://www.forsakringskassan.se/privatperson/utbetalningsdatum-och-handlaggningstider" office:target-frame-name="_top" xlink:show="replace"><text:span text:style-name="T519">Utbetalningsdatum och handläggningstider</text:span></text:a></text:h>
      <text:p text:style-name="P520">Olika ersättningar har olika lång handläggningstid och för tillfället har vi längre handläggningstider än vanligt. Se vad som gäller för den ersättning du har ansökt om.</text:p>
      <text:h text:style-name="P521" text:outline-level="6">När utbetalningsdagen är på en helg</text:h>
      <text:p text:style-name="Normal">Om du skulle ha fått din utbetalning på</text:p>
      <text:list text:style-name="LFO16" text:continue-numbering="true">
        <text:list-item>
          <text:p text:style-name="P522">en lördag, så får du pengarna på fredagen</text:p>
        </text:list-item>
        <text:list-item>
          <text:p text:style-name="P523">en söndag, så får du pengarna på måndagen</text:p>
        </text:list-item>
        <text:list-item>
          <text:p text:style-name="P524">en helgdag (röd dag), så får du pengarna den närmast följande vardagen.</text:p>
        </text:list-item>
      </text:list>
      <text:h text:style-name="P525" text:outline-level="6">Information om varje ersättning</text:h>
      <text:h text:style-name="P526" text:outline-level="7">10-dagar</text:h>
      <text:p text:style-name="P527">När kommer pengarna?</text:p>
      <text:p text:style-name="P528">Ditt föräldraskap måste vara fastställt innan du kan få ersättning för 10‑dagar. Om du är gift med den som födde barnet behöver du inte bekräfta föräldraskapet.</text:p>
      <text:p text:style-name="P529">Vi fattar vanligtvis beslut inom 30 dagar om vi har den information vi behöver, och vi handlägger ärendena i den ordning de kom in. På Mina sidor och i appen kan du se när vi har fattat ett beslut i ditt ärende och när pengarna kommer.</text:p>
      <text:p text:style-name="P530">Handläggnings­tiden kan bli längre om vi behöver utreda ditt ärende mer. Om vi behöver mer information från dig så hör vi av oss.</text:p>
      <text:p text:style-name="P531">När kan jag se utbetalningen?</text:p>
      <text:p text:style-name="P532">Under Utbetalningar på Mina sidor kan du se din utbetalning 1 bankdag innan pengarna kommer.</text:p>
      <text:p text:style-name="P533"/>
      <text:h text:style-name="P534" text:outline-level="7">Aktivitetsersättning</text:h>
      <text:p text:style-name="P535">Det tar vanligtvis 4 månader innan du får ett beslut om aktivitetsersättning. Men det kan ta längre tid om det saknas nödvändiga underlag, till exempel ett läkarutlåtande.</text:p>
      <text:p text:style-name="P536">När kommer pengarna?</text:p>
      <text:p text:style-name="P537">Du som har blivit beviljad aktivitetsersättning får pengarna</text:p>
      <text:list text:style-name="LFO20" text:continue-numbering="true">
        <text:list-item>
          <text:p text:style-name="P538">den 18:e varje månad om du är född dag 1–15</text:p>
        </text:list-item>
        <text:list-item>
          <text:p text:style-name="P539">den 19:e varje månad om du är född dag 16–31.</text:p>
        </text:list-item>
      </text:list>
      <text:p text:style-name="P540">Om du bor utanför Sverige så skickar vi din aktivitetsersättning från Sverige på utbetalningsdagen.</text:p>
      <text:p text:style-name="P541">På Mina sidor kan du se din utbetalning senast 5 dagar innan pengarna kommer.</text:p>
      <text:p text:style-name="P542"/>
      <text:h text:style-name="P543" text:outline-level="7">Aktivitetsstöd</text:h>
      <text:p text:style-name="P544">När kommer pengarna?</text:p>
      <text:p text:style-name="P545">Om du har ansökt senast den 7:e i månaden och din ansökan är komplett så får du vanligtvis pengar den 26:e samma månad. Om någon information saknas på din ansökan eller om något är oklart så kontaktar vi dig. Du kan se alla dina utbetalningar om du loggar in på Mina sidor.</text:p>
      <text:p text:style-name="P546">När kan jag se utbetalningen?</text:p>
      <text:p text:style-name="P547">På Mina sidor kan du se din preliminära utbetalning så snart vi har handlagt din ansökan. Den faktiska utbetalningen syns en bankdag innan pengarna kommer.</text:p>
      <text:p text:style-name="P548">Du kan även välja att få ett sms om din utbetalning. Sms‑aviseringar från Försäkrings­kassan lägger du till på Mina sidor under post och aviseringar.</text:p>
      <text:p text:style-name="P549"/>
      <text:h text:style-name="P550" text:outline-level="7">Arbetshjälpmedel</text:h>
      <text:p text:style-name="P551">Det tar vanligtvis 2 månader innan du får ett beslut om arbetshjälpmedel. Men det kan ta längre tid om det saknas nödvändiga underlag.</text:p>
      <text:h text:style-name="P552" text:outline-level="7">Arbetsskadesjukpenning</text:h>
      <text:p text:style-name="P553">Det tar ungefär 2 månader innan du får ett beslut om arbetsskadesjukpenning. Men det kan ta längre tid om det saknas nödvändiga underlag.</text:p>
      <text:p text:style-name="P554">När kommer pengarna?</text:p>
      <text:p text:style-name="P555">Om du blir beviljad arbetsskadesjukpenning så får du pengarna i samband med beslutet.</text:p>
      <text:p text:style-name="P556"/>
      <text:h text:style-name="P557" text:outline-level="7">Assistansersättning</text:h>
      <text:p text:style-name="P558">Hur lång tid tar handläggningen?</text:p>
      <text:p text:style-name="P559">Det tar vanligtvis 5 månader innan du får ett beslut om assistansersättning. Men det kan ta längre tid om det saknas nödvändiga underlag.</text:p>
      <text:p text:style-name="P560">När kommer pengarna?</text:p>
      <text:p text:style-name="P561">Assistansersättningen betalas ut till dig eller din assistansanordnare den 20:e eller den 5:e varje månad.</text:p>
      <text:p text:style-name="P562">På Mina sidor kan du se din utbetalning innan pengarna kommer.</text:p>
      <text:p text:style-name="P563"/>
      <text:h text:style-name="P564" text:outline-level="7">Barnbidrag och flerbarnstillägg</text:h>
      <text:p text:style-name="P565">Hur lång tid tar handläggningen?</text:p>
      <text:p text:style-name="P566">Barnbidrag och eventuellt flerbarnstillägg betalas ut automatiskt. Du behöver inte ansöka.</text:p>
      <text:p text:style-name="P567">När kommer pengarna?</text:p>
      <text:p text:style-name="P568">Den första utbetalningen kommer månaden efter att barnet har fötts.</text:p>
      <text:p text:style-name="P569">Om du har adopterat kommer den första utbetalningen månaden efter att du fått barnet i din vård.</text:p>
      <text:p text:style-name="P570">Pengarna kommer senast den 20:e varje månad.</text:p>
      <text:p text:style-name="P571">Om du eller ditt barn flyttar till Sverige, måste vi först utreda om du är försäkrad i Sverige innan du kan få barnbidrag. Det gäller även dig som är svensk medborgare och som flyttar tillbaka till Sverige.</text:p>
      <text:p text:style-name="Normal"><text:a xlink:href="https://www.forsakringskassan.se/om-forsakringskassan/forsakrad-i-sverige" office:target-frame-name="_top" xlink:show="replace"><text:span text:style-name="T572">Försäkrad i Sverige</text:span></text:a></text:p>
      <text:p text:style-name="P573">Avvikande utbetalningsdagar</text:p>
      <text:p text:style-name="P574">Om utbetalningsdagen är en lördag eller söndag kommer pengarna på fredagen.</text:p>
      <text:p text:style-name="P575">När kan jag se utbetalningen?</text:p>
      <text:p text:style-name="P576">Under Utbetalningar på Mina sidor kan du se din utbetalning 8 dagar innan pengarna kommer.</text:p>
      <text:p text:style-name="P577"/>
      <text:h text:style-name="P578" text:outline-level="7">Bilstöd</text:h>
      <text:p text:style-name="Normal">Handläggningstiden är cirka</text:p>
      <text:list text:style-name="LFO21" text:continue-numbering="true">
        <text:list-item>
          <text:p text:style-name="P579">4 månader om du har ansökt om bilstöd för att köpa en bil</text:p>
        </text:list-item>
        <text:list-item>
          <text:p text:style-name="P580">6 månader om du har ansökt om bilstöd för anpassning</text:p>
        </text:list-item>
        <text:list-item>
          <text:p text:style-name="P581">10 månader om du har ansökt om bilstöd för att både köpa en bil och anpassa den.</text:p>
        </text:list-item>
      </text:list>
      <text:p text:style-name="P582">På Mina sidor kan du se din utbetalning 3 dagar innan pengarna kommer.</text:p>
      <text:p text:style-name="P583"/>
      <text:h text:style-name="P584" text:outline-level="7">Boendetillägg</text:h>
      <text:p text:style-name="P585">Hur lång tid tar handläggningen?</text:p>
      <text:p text:style-name="P586">Från att din ansökan kommer in tar det vanligtvis 30 dagar att handlägga ditt ärende. Om vi behöver fler uppgifter kan det ta längre tid.</text:p>
      <text:p text:style-name="P587">När kommer pengarna?</text:p>
      <text:p text:style-name="P588">Utbetalning av boendetillägg görs månadsvis och betalas ut i efterskott. Vilket datum som pengarna kommer beror på när i månaden du är född:</text:p>
      <text:list text:style-name="LFO22" text:continue-numbering="true">
        <text:list-item>
          <text:p text:style-name="P589">Om du är född dag 1–10: den 25:e varje månad.</text:p>
        </text:list-item>
        <text:list-item>
          <text:p text:style-name="P590">Om du är född dag 11–20: den 26:e varje månad.</text:p>
        </text:list-item>
        <text:list-item>
          <text:p text:style-name="P591">Om du är född dag 21–31: den 27:e varje månad.</text:p>
        </text:list-item>
      </text:list>
      <text:p text:style-name="P592">När kan jag se utbetalningen?</text:p>
      <text:p text:style-name="P593">Den faktiska utbetalningen kan du se 1 bankdag innan pengarna kommer.</text:p>
      <text:p text:style-name="P594"/>
      <text:h text:style-name="P595" text:outline-level="7">Bostadsbidrag</text:h>
      <text:p text:style-name="P596">Hur lång tid tar handläggningen?</text:p>
      <text:p text:style-name="P597">Just nu har vi långa handläggningstider för bostadsbidrag. Om din ansökan innehåller alla uppgifter och bilagor som vi behöver tar det upp till 3 månader innan du får beslut. Vi handlägger ärenden i tur och ordning. Du kan inte ringa för att påskynda ditt ärende.</text:p>
      <text:p text:style-name="P598">Det kan ta längre tid om det saknas uppgifter i din ansökan, eller om inte alla bilagor kommer in i tid.</text:p>
      <text:p text:style-name="P599">På Mina sidor och i appen kan du se när vi börjar handlägga och när vi har fattat ett beslut i ditt ärende.</text:p>
      <text:p text:style-name="P600">När kommer pengarna?</text:p>
      <text:p text:style-name="P601">Pengarna kommer den 27:e varje månad och betalas ut i efterskott.</text:p>
      <text:p text:style-name="P602">Avvikande utbetalningsdagar</text:p>
      <text:p text:style-name="P603">Är utbetalningsdagen en lördag eller söndag kommer pengarna på fredagen.</text:p>
      <text:p text:style-name="P604">När kan jag se utbetalningen?</text:p>
      <text:p text:style-name="P605">Under Utbetalningar på Mina sidor kan du se din utbetalning 5 dagar innan pengarna kommer.</text:p>
      <text:p text:style-name="P606"/>
      <text:h text:style-name="P607" text:outline-level="7">Bostadsersättning</text:h>
      <text:p text:style-name="P608">När kommer pengarna till dig som deltar i etableringsprogrammet?</text:p>
      <text:p text:style-name="P609">Pengarna betalas ut den 26:e varje månad i efterskott.</text:p>
      <text:p text:style-name="P610">När kan jag se utbetalningen?</text:p>
      <text:p text:style-name="Normal"><text:span text:style-name="T611">På Mina sidor, under Utbetalningar, kan du se din utbetalning senast 3 dagar innan pengarna kommer.<text:s/></text:span>Du kan välja att få ett sms om det.</text:p>
      <text:p text:style-name="P612"/>
      <text:h text:style-name="P613" text:outline-level="7">Bostadstillägg</text:h>
      <text:p text:style-name="P614">Det kan ta upp till 4 månader innan du får beslut om bostadstillägg. Det kan ta längre tid om vi behöver fler uppgifter från dig, eller om vi behöver utreda ditt ärende mer.</text:p>
      <text:p text:style-name="P615">Om du har ansökt om aktivitetsersättning eller sjukersättning men inte fått beslut om det ännu, så måste vi vänta på att det beslutet blir klart innan vi beslutar om bostadstillägget.</text:p>
      <text:p text:style-name="P616">När kommer pengarna?</text:p>
      <text:p text:style-name="P617">Du som har blivit beviljad bostadstillägg får pengarna</text:p>
      <text:list text:style-name="LFO23" text:continue-numbering="true">
        <text:list-item>
          <text:p text:style-name="P618">en 18:e varje månad om du är född dag 1–15</text:p>
        </text:list-item>
        <text:list-item>
          <text:p text:style-name="P619">den 19:e varje månad om du är född dag 16–31.</text:p>
        </text:list-item>
      </text:list>
      <text:p text:style-name="P620">På Mina sidor kan du se din utbetalning 14 dagar innan pengarna kommer.</text:p>
      <text:p text:style-name="P621"/>
      <text:h text:style-name="P622" text:outline-level="7">Dagpenning för tjänstgöring i totalförsvaret</text:h>
      <text:p text:style-name="P623">När kommer pengarna?</text:p>
      <text:p text:style-name="P624">Det finns inga fasta utbetalningsdagar för dagpenningen. Utbetalningarna görs löpande inom två bakdagar, men inte oftare än var fjortonde dag.</text:p>
      <text:p text:style-name="P625">Innan du kan få någon utbetalning måste Försäkringskassan har fått information om din tjänstgöring från Försvarsmakten eller Plikt‑<text:s/>och prövningsverket och ha uppgifter om din aktuella inkomst. Om du har anmält en ny inkomst måste Försäkringskassan fastställa den innan du kan få ersättning utbetalt.</text:p>
      <text:p text:style-name="P626"/>
      <text:h text:style-name="P627" text:outline-level="7">Ersättning för kostnader vid arbetsskada</text:h>
      <text:p text:style-name="P628">Det tar ungefär 4–6 månader innan du får ett beslut om ersättning för kostnader vid arbetsskada. Men det kan ta längre tid om det saknas nödvändiga underlag.</text:p>
      <text:p text:style-name="P629">När kommer pengarna?</text:p>
      <text:p text:style-name="P630">Om du blir beviljad ersättning för kostnader vid arbetsskada så får du pengarna i samband med beslutet.</text:p>
      <text:p text:style-name="P631"/>
      <text:h text:style-name="P632" text:outline-level="7">Etableringsersättning</text:h>
      <text:p text:style-name="P633">När kommer pengarna till dig som deltar i etableringsprogrammet?</text:p>
      <text:p text:style-name="P634">Om du har ansökt senast den 7:e i månaden och din ansökan är komplett så får du vanligtvis pengar den 26:e samma månad. Om någon information saknas på din ansökan eller om något är oklart så kontaktar vi dig. Du kan se alla dina utbetalningar om du loggar in på Mina sidor.</text:p>
      <text:p text:style-name="P635">När kan jag se utbetalningen?</text:p>
      <text:p text:style-name="P636">På Mina sidor kan du se din preliminära utbetalning så snart vi har handlagt din ansökan. Den faktiska utbetalningen syns en bankdag innan pengarna kommer.</text:p>
      <text:p text:style-name="P637">Du kan även välja att få ett sms om din utbetalning. Sms‑aviseringar från Försäkrings­kassan lägger du till på Mina sidor under post och aviseringar.</text:p>
      <text:p text:style-name="P638"/>
      <text:h text:style-name="P639" text:outline-level="7">Etableringstillägg</text:h>
      <text:p text:style-name="P640">När kommer pengarna till dig som deltar i etableringsprogrammet?</text:p>
      <text:p text:style-name="P641">Pengarna betalas ut den 26:e varje månad i efterskott.</text:p>
      <text:p text:style-name="P642">När kan jag se utbetalningen?</text:p>
      <text:p text:style-name="P643">På Mina sidor, under utbetalningar, kan du se din utbetalning senast tre dagar innan pengarna kommer.</text:p>
      <text:p text:style-name="P644"/>
      <text:h text:style-name="P645" text:outline-level="7">Familjebidrag till rekryter</text:h>
      <text:p text:style-name="P646">När kommer pengarna?</text:p>
      <text:p text:style-name="P647">Om du har fått familjebidrag beviljat får du pengarna senast inom två veckor från den dag du påbörjar din militära utbildning eller senast den 21:a i en månad.</text:p>
      <text:p text:style-name="P648">När kan jag se utbetalningen?</text:p>
      <text:p text:style-name="P649">Under Utbetalningar på Mina sidor kan du se din utbetalning 6 dagar innan pengarna kommer.</text:p>
      <text:p text:style-name="P650"/>
      <text:h text:style-name="P651" text:outline-level="7">Föräldrapenning</text:h>
      <text:p text:style-name="P652">Hur lång tid tar handläggningen?</text:p>
      <text:p text:style-name="P653">Vi fattar vanligtvis beslut inom 30 dagar från att din ansökan kommit in. Vi handlägger ärenden i tur och ordning. Du kan inte ringa för att påskynda ditt ärende.</text:p>
      <text:p text:style-name="P654">Handläggningstiden kan bli längre om vi behöver utreda ditt ärende lite mer. Om vi behöver mer information från dig så hör vi av oss.</text:p>
      <text:p text:style-name="P655">När kommer pengarna?</text:p>
      <text:p text:style-name="P656">Föräldrapenning betalas ut i efterskott, den 25: e varje månad. Hur mycket du får i föräldrapenning kan variera beroende på hur många dagar det är i månaden.</text:p>
      <text:p text:style-name="P657">När kan jag se hur mycket föräldrapenning jag får?</text:p>
      <text:p text:style-name="P658">Under Utbetalningar på Mina sidor eller i appen, kan du se dina preliminära utbetalningar så snart vi har handlagt din ansökan.</text:p>
      <text:p text:style-name="P659">Den faktiska utbetalningen kan du se 1 bankdag innan pengarna kommer.</text:p>
      <text:p text:style-name="P660">Om du har ansökt om föräldrapenning för dagar som redan passerat, kommer pengarna 2‑3 bankdagar efter att vi fattat beslut i ditt ärende.</text:p>
      <text:p text:style-name="P661"/>
      <text:h text:style-name="P662" text:outline-level="7">Graviditetspenning</text:h>
      <text:p text:style-name="P663">När kommer pengarna?</text:p>
      <text:p text:style-name="P664">När du har fått beslut om graviditetspenning och du har lämnat in din försäkran kommer pengarna att betalas ut den 25:e varje månad.</text:p>
      <text:p text:style-name="P665">Så här betalas pengarna ut</text:p>
      <text:p text:style-name="P666">Exempel: Om du ska få graviditetspenning för januari och februari så kommer pengarna för den 1‑20 januari att betalas ut 25 januari. Pengarna för 21 januari‑20 februari betalas ut den 25 februari.</text:p>
      <text:p text:style-name="P667">När kan jag se utbetalningen?</text:p>
      <text:p text:style-name="P668">Under Utbetalningar på Mina sidor kan du se dina preliminära utbetalningar så snart vi har handlagt din försäkran.</text:p>
      <text:p text:style-name="P669">Den faktiska utbetalningen kan du se 1 bankdag innan pengarna kommer.</text:p>
      <text:p text:style-name="P670"/>
      <text:h text:style-name="P671" text:outline-level="7">Livränta vid arbetsskada</text:h>
      <text:p text:style-name="P672">Det tar vanligtvis 10 månader innan du får ett beslut om livränta.</text:p>
      <text:p text:style-name="P673">När kommer pengarna?</text:p>
      <text:p text:style-name="P674">Du som har blivit beviljad livränta får pengarna</text:p>
      <text:list text:style-name="LFO24" text:continue-numbering="true">
        <text:list-item>
          <text:p text:style-name="P675">den 18:e varje månad om du är född dag 1–15</text:p>
        </text:list-item>
        <text:list-item>
          <text:p text:style-name="P676">den 19:e varje månad om du är född dag 16–31.</text:p>
        </text:list-item>
      </text:list>
      <text:p text:style-name="P677">På Mina sidor kan du se utbetalningen 14 dagar innan pengarna kommer.</text:p>
      <text:p text:style-name="P678"/>
      <text:h text:style-name="P679" text:outline-level="7">Merkostnadsersättning</text:h>
      <text:p text:style-name="P680">Det tar ungefär 4 månader innan du får ett beslut om merkostnadsersättning. Men det kan ta längre tid om det saknas nödvändiga underlag.</text:p>
      <text:p text:style-name="P681">När kommer pengarna?</text:p>
      <text:p text:style-name="P682">Du som har blivit beviljad merkostnadsersättning får pengarna</text:p>
      <text:list text:style-name="LFO25" text:continue-numbering="true">
        <text:list-item>
          <text:p text:style-name="P683">den 18:e varje månad om du är född dag 1–15</text:p>
        </text:list-item>
        <text:list-item>
          <text:p text:style-name="P684">den 19:e varje månad om du är född dag 16–31.</text:p>
        </text:list-item>
      </text:list>
      <text:p text:style-name="P685">Du går inte miste om några pengar medan vi handlägger din ansökan. Om du har rätt till ersättning får du pengarna i efterskott, efter att vi har fattat beslutet.</text:p>
      <text:p text:style-name="P686">På Mina sidor kan du se din utbetalning 14 dagar innan pengarna kommer.</text:p>
      <text:p text:style-name="P687"/>
      <text:h text:style-name="P688" text:outline-level="7">Närståendepenning</text:h>
      <text:p text:style-name="P689">Det tar ungefär 30 dagar innan du får ett beslut om närståendepenning. Om vi behöver mer information från dig kan det ta längre tid.</text:p>
      <text:p text:style-name="P690">När kommer pengarna?</text:p>
      <text:p text:style-name="P691">Om du blir beviljad närståendepenning så får du pengarna så fort vi har beslutat om att du får ersättning.</text:p>
      <text:p text:style-name="P692">På Mina sidor kan du se din utbetalning 1 bankdag innan pengarna kommer.</text:p>
      <text:p text:style-name="P693"/>
      <text:h text:style-name="P694" text:outline-level="7">Omvårdnadsbidrag</text:h>
      <text:p text:style-name="P695">Hur lång tid tar handläggningen?</text:p>
      <text:p text:style-name="P696">Det tar vanligtvis 4 månader innan du får ett beslut om omvårdnadsbidrag. Men det kan ta längre tid om det saknas nödvändiga underlag. Du går inte miste om några pengar medan vi handlägger din ansökan, har du rätt till ersättning får du pengarna i efterskott då vi fattat beslutet.</text:p>
      <text:p text:style-name="P697">När kommer pengarna?</text:p>
      <text:p text:style-name="P698">Omvårdnadsbidraget betalas ut den 18:e eller 19:e varje månad.</text:p>
      <text:list text:style-name="LFO26" text:continue-numbering="true">
        <text:list-item>
          <text:p text:style-name="P699">Om du är född dag 1‑15 får du pengarna den 18:e i varje månad.</text:p>
        </text:list-item>
        <text:list-item>
          <text:p text:style-name="P700">Om du är född dag 16‑31 får du pengarna den 19:e i varje månad.</text:p>
        </text:list-item>
      </text:list>
      <text:p text:style-name="P701">När kan jag se utbetalningen?</text:p>
      <text:p text:style-name="P702">Under Utbetalningar på Mina sidor kan du se din utbetalning 14 dagar innan pengarna kommer.</text:p>
      <text:p text:style-name="P703"/>
      <text:h text:style-name="P704" text:outline-level="7">Rehabiliteringsersättning</text:h>
      <text:p text:style-name="P705">Hur lång tid tar handläggningen?</text:p>
      <text:p text:style-name="P706">Från att din ansökan kommer in tar det vanligtvis 30 dagar att handlägga ditt ärende. Om vi behöver fler uppgifter kan det ta längre tid.</text:p>
      <text:p text:style-name="P707">När kommer pengarna?</text:p>
      <text:p text:style-name="P708">Den första utbetalningen har inte ett fast datum utan kommer så fort vi är färdiga med handläggningen.</text:p>
      <text:p text:style-name="P709">Efter den första utbetalningen betalas rehabiliteringsersättningen ut ett bestämt datum varje månad. Vilket datum beror på när i månaden du är född:</text:p>
      <text:list text:style-name="LFO27" text:continue-numbering="true">
        <text:list-item>
          <text:p text:style-name="P710">Om du är född dag 1‑10: den 25:e varje månad.</text:p>
        </text:list-item>
        <text:list-item>
          <text:p text:style-name="P711">Om du är född dag 11‑20: den 26:e varje månad.</text:p>
        </text:list-item>
        <text:list-item>
          <text:p text:style-name="P712">Om du är född dag 21‑31: den 27:e varje månad.</text:p>
        </text:list-item>
      </text:list>
      <text:p text:style-name="P713">När kan jag se utbetalningen?</text:p>
      <text:p text:style-name="P714">Under Utbetalningar på Mina sidor kan du se dina preliminära utbetalningar så snart vi har handlagt din ansökan.</text:p>
      <text:p text:style-name="P715">Den faktiska utbetalningen kan du se 1 bankdag innan pengarna kommer.</text:p>
      <text:p text:style-name="P716"/>
      <text:h text:style-name="P717" text:outline-level="7">Sjukersättning</text:h>
      <text:p text:style-name="P718">Det tar ungefär 5 månader innan du får ett beslut om sjukersättning. Men det kan ta längre tid om det saknas nödvändiga underlag, till exempel ett läkarutlåtande.</text:p>
      <text:p text:style-name="P719">När kommer pengarna?</text:p>
      <text:p text:style-name="P720">Du som har blivit beviljad sjukersättning får pengarna</text:p>
      <text:list text:style-name="LFO28" text:continue-numbering="true">
        <text:list-item>
          <text:p text:style-name="P721">den 18:e varje månad om du är född dag 1–15</text:p>
        </text:list-item>
        <text:list-item>
          <text:p text:style-name="P722">den 19:e varje månad om du är född dag 16–31.</text:p>
        </text:list-item>
      </text:list>
      <text:p text:style-name="P723">Om du bor utanför Sverige så skickar vi din aktivitetsersättning från Sverige på utbetalningsdagen.</text:p>
      <text:p text:style-name="P724">På Mina sidor kan du se din utbetalning senast 5 dagar innan pengarna kommer.</text:p>
      <text:p text:style-name="P725"/>
      <text:h text:style-name="P726" text:outline-level="7">Sjuklönegaranti</text:h>
      <text:p text:style-name="P727">Från att din ansökan kommer in tar det vanligtvis 30 dagar att handlägga ditt ärende. Om vi behöver fler uppgifter kan det ta längre tid.</text:p>
      <text:p text:style-name="P728">När kommer pengarna?</text:p>
      <text:p text:style-name="P729">Om du blir beviljad ersättning så får du pengarna så fort vi har fattat beslutet.</text:p>
      <text:p text:style-name="P730"/>
      <text:h text:style-name="P731" text:outline-level="7">Sjukpenning</text:h>
      <text:p text:style-name="P732">Vi handlägger de flesta ärenden inom 30 dagar. Men det kan ta upp till 70 dagar innan du får beslut, om vi till exempel behöver utreda din inkomst.</text:p>
      <text:p text:style-name="P733">På Mina sidor och i appen kan du se när beslutet är klart i ditt ärende.</text:p>
      <text:p text:style-name="P734">När kommer pengarna?</text:p>
      <text:p text:style-name="P735">Om du blir beviljad sjukpenning så kommer den första utbetalningen så fort vi är färdiga med handläggningen. Pengarna finns då på ditt konto cirka 3 dagar efter att vi har fattat beslutet.</text:p>
      <text:p text:style-name="P736">Resten av utbetalningarna kommer på bestämda datum, beroende på när du är född:</text:p>
      <text:list text:style-name="LFO29" text:continue-numbering="true">
        <text:list-item>
          <text:p text:style-name="P737">den 25:e varje månad, om du är född dag 1–10</text:p>
        </text:list-item>
        <text:list-item>
          <text:p text:style-name="P738">den 26:e varje månad, om du är född dag 11–20</text:p>
        </text:list-item>
        <text:list-item>
          <text:p text:style-name="P739">den 27:e varje månad, om du är född dag 21–31.</text:p>
        </text:list-item>
      </text:list>
      <text:p text:style-name="P740">Du kan se utbetalningen 1 bankdag innan pengarna kommer.</text:p>
      <text:p text:style-name="P741"/>
      <text:h text:style-name="P742" text:outline-level="7">Sjukpenning i förebyggande syfte</text:h>
      <text:p text:style-name="P743">Från att din ansökan kommer in tar det vanligtvis 30 dagar att handlägga ditt ärende. Om vi behöver mer information kan det ta längre tid.</text:p>
      <text:p text:style-name="P744">När kommer pengarna?</text:p>
      <text:p text:style-name="P745">Om du blir beviljad ersättning så kommer pengarna på ett bestämt datum varje månad, beroende på när du är född:</text:p>
      <text:list text:style-name="LFO30" text:continue-numbering="true">
        <text:list-item>
          <text:p text:style-name="P746">den 25:e varje månad, om du är född dag 1–10</text:p>
        </text:list-item>
        <text:list-item>
          <text:p text:style-name="P747">den 26:e varje månad, om du är född dag 11–20</text:p>
        </text:list-item>
        <text:list-item>
          <text:p text:style-name="P748">den 27:e varje månad, om du är född dag 21–31.</text:p>
        </text:list-item>
      </text:list>
      <text:p text:style-name="P749">Du kan se alla dina utbetalningar på Mina sidor.</text:p>
      <text:h text:style-name="P750" text:outline-level="7">Smittbärarpenning</text:h>
      <text:p text:style-name="P751">Från att din ansökan kommer in tar det vanligtvis 30 dagar att handlägga ditt ärende.</text:p>
      <text:p text:style-name="P752">När kommer pengarna?</text:p>
      <text:p text:style-name="P753">Om du blir beviljad ersättning så kommer utbetalningen så fort vi är färdiga med handläggningen. När handläggaren har fattat ett beslut kan du se ditt ärende på Mina sidor. Där kan du också se när pengarna kommer.</text:p>
      <text:p text:style-name="P754"/>
      <text:h text:style-name="P755" text:outline-level="7">Statlig ersättning för arbete i etableringsjobb</text:h>
      <text:p text:style-name="P756">När kommer pengarna?</text:p>
      <text:p text:style-name="P757">Försäkringskassan behöver först få information från Skatteverket om hur mycket lön din arbetsgivare har betalat ut till dig. Du får utbetalning av den statliga ersättningen den 26: e månaden efter att vi har fått informationen från Skatteverket.<text:line-break/><text:line-break/>Om du har varit frånvarande, till exempel på grund av sjukdom, minskar vi din statliga ersättning, vilket kan göra att det tar längre tid innan du får ersättningen.<text:s/></text:p>
      <text:p text:style-name="P758">När kan jag se utbetalningen?</text:p>
      <text:p text:style-name="P759">På Mina sidor kan du se din utbetalning en bankdag innan pengarna kommer. Du kan också välja att få ett sms om din utbetalning. Sms‑aviseringar från Försäkringskassan lägger du till på Mina sidor under Post och aviseringar</text:p>
      <text:h text:style-name="P760" text:outline-level="7">Särskilt högriskskydd</text:h>
      <text:p text:style-name="P761">Det tar mellan 2 och 3 månader att handlägga ditt ärende, räknat från att din ansökan och ditt läkarutlåtande kommer in. Om vi behöver mer information kan det ta längre tid. Beslutet gäller tidigast från och med den månad du ansökte.</text:p>
      <text:h text:style-name="P762" text:outline-level="7">Tandvård utomlands</text:h>
      <text:p text:style-name="P763">För dig som fått tandvård i ett EU/EES-land.</text:p>
      <text:p text:style-name="P764">Hur lång tid tar handläggningen?</text:p>
      <text:p text:style-name="P765">Det tar cirka 6 månader innan vi börjar handlägga din ansökan, då kötiden inom internationella vårdärenden dessvärre är mycket lång. Om ditt ärende är komplett fattas beslut vanligtvis inom en månad från det att handläggningen påbörjats. Observera att det kommer ta längre tid om det saknas nödvändiga underlag, exempelvis fakturor/kvitton. Vilka underlag som krävs går att läsa i utsänt bekräftelsebrev.<text:line-break/><text:line-break/>Försäkringskassan betalar inte ut ersättning för tandvård i länder utanför EU eller EES-länder.</text:p>
      <text:p text:style-name="P766">När får jag pengarna?</text:p>
      <text:p text:style-name="P767">Utbetalningen har inte ett fast datum, utan kommer så fort vi är färdiga med handläggningen. Pengarna finns på ditt konto en till två veckor efter att beslut har fattats. </text:p>
      <text:h text:style-name="P768" text:outline-level="7">Underhållsstöd</text:h>
      <text:p text:style-name="P769">Hur lång tid tar handläggningen?</text:p>
      <text:p text:style-name="P770">Aktuell handläggningstid för underhållsstöd är cirka 3 månader.</text:p>
      <text:p text:style-name="P771">Om någon av er bor utomlands är handläggningstiden vanligtvis två till tre månader längre. Det beror på att vi kan behöver kontakta myndigheter i det andra landet för att få de uppgifter vi behöver.</text:p>
      <text:p text:style-name="P772">Vi handlägger ärenden i tur och ordning. Om vi behöver mer information från dig hör vi av oss.</text:p>
      <text:p text:style-name="P773">När kommer pengarna?</text:p>
      <text:p text:style-name="P774">När beslutet är fattat får du den första utbetalningen inom 10 dagar. Efter det betalas underhållsstödet ut den 25:e varje månad. Pengarna betalas ut i förskott för den kommande månaden.</text:p>
      <text:p text:style-name="P775">Avvikande utbetalningsdagar</text:p>
      <text:p text:style-name="P776">Är utbetalningsdagen en lördag eller söndag kommer pengarna på fredagen.</text:p>
      <text:p text:style-name="P777">Utbetalning som skulle skett den 25 december sker den 23 december 2024.</text:p>
      <text:p text:style-name="P778">När kan jag se utbetalningen?</text:p>
      <text:p text:style-name="P779">Under Utbetalningar på Mina sidor kan du se din utbetalning 6 dagar innan pengarna kommer. </text:p>
      <text:h text:style-name="P780" text:outline-level="7">Utvecklingsersättning</text:h>
      <text:p text:style-name="P781">När kommer pengarna?</text:p>
      <text:p text:style-name="P782">Om du har ansökt senast den 7:e i månaden och din ansökan är komplett så får du vanligtvis pengar den 26:e samma månad. Om någon information saknas på din ansökan eller om något är oklart så kontaktar vi dig. Du kan se alla dina utbetalningar om du loggar in på Mina sidor.</text:p>
      <text:p text:style-name="P783">När kan jag se utbetalningen?</text:p>
      <text:p text:style-name="P784">På Mina sidor kan du se din preliminära utbetalning så snart vi har handlagt din ansökan. Den faktiska utbetalningen syns en bankdag innan pengarna kommer.</text:p>
      <text:p text:style-name="P785">Du kan även välja att få ett sms om din utbetalning. Sms-aviseringar från Försäkringskassan lägger du till på Mina sidor under post och aviseringar.</text:p>
      <text:h text:style-name="P786" text:outline-level="7">Vab (tillfällig föräldrapenning)</text:h>
      <text:p text:style-name="P787">När ska jag ansöka om vab?</text:p>
      <text:p text:style-name="P788">Du ansöker först när barnet är friskt och för de dagar du vabbat vid ett tillfälle.</text:p>
      <text:p text:style-name="P789">Du måste ansöka senast 90 dagar efter den första dagen som du var hemma med barnet.</text:p>
      <text:p text:style-name="P790">Hur lång tid tar handläggningen?</text:p>
      <text:p text:style-name="P791">Vi fattar vanligtvis beslut inom 30 dagar från att din ansökan kommit in. Vi handlägger ärenden i tur och ordning. Du kan inte ringa för att påskynda ditt ärende. Handläggningstiden kan bli längre om vi behöver utreda ditt ärende lite mer. Om vi behöver mer information från dig så hör vi av oss.</text:p>
      <text:p text:style-name="P792">På Mina sidor och i appen kan du se när beslutet är klart i ditt ärende och hur mycket pengar du får.</text:p>
      <text:p text:style-name="P793">När kommer pengarna?</text:p>
      <text:p text:style-name="P794">Försäkringskassan betalar ut ersättning för vab den 25:e varje månad.</text:p>
      <text:p text:style-name="P795"> </text:p>
      <text:h text:style-name="P796" text:outline-level="6">Om du har väntat i mer än 6 månader</text:h>
      <text:p text:style-name="P797">Ibland kan det dröja innan du får ditt beslut. Om vi behöver göra en mer omfattande utredning av ditt ärende det kan ta lite längre tid.</text:p>
      <text:p text:style-name="P798">Om det har gått mer än 6 månader sedan du ansökte om ersättning, så kan du skriva till oss och kräva att vi fattar ett beslut. Då måste vi fatta beslut inom 4 veckor.</text:p>
      <text:p text:style-name="P799">När vi har all information kan vi fatta ett beslut i ditt ärende. Om vi inte har det, så fattar vi beslut om att det inte går att besluta i ditt ärende.</text:p>
      <text:p text:style-name="P800">Skicka ditt brev till:<text:line-break/>Försäkringskassans Inläsningscentral<text:line-break/>839 88 Östersund</text:p>
      <text:p text:style-name="P801">Kom ihåg att skriva ditt namn, personnummer, adress och telefonnummer i brevet.</text:p>
      <text:p text:style-name="P802">Relaterade länkar</text:p>
      <text:p text:style-name="P803">Bra att veta</text:p>
      <text:list text:style-name="LFO17" text:continue-numbering="true">
        <text:list-item>
          <text:p text:style-name="P804"><text:a xlink:href="https://www.forsakringskassan.se/om-forsakringskassan/meddela-oss-om-nagot-andras" office:target-frame-name="_top" xlink:show="replace"><text:span text:style-name="Hyperlink">Om något ändras – meddela oss</text:span></text:a></text:p>
        </text:list-item>
        <text:list-item>
          <text:p text:style-name="P805"><text:a xlink:href="https://www.forsakringskassan.se/om-forsakringskassan/om-du-har-fatt-for-mycket-pengar" office:target-frame-name="_top" xlink:show="replace"><text:span text:style-name="T806">Om du har fått för mycket pengar</text:span></text:a></text:p>
        </text:list-item>
        <text:list-item>
          <text:p text:style-name="P807"><text:a xlink:href="https://www.forsakringskassan.se/om-forsakringskassan/ersattning-fran-forsakringskassan---steg-for-steg" office:target-frame-name="_top" xlink:show="replace"><text:span text:style-name="T808">Ersättning från Försäkringskassan – steg för steg</text:span></text:a></text:p>
        </text:list-item>
      </text:list>
      <text:p text:style-name="P809">Kontakta oss</text:p>
      <text:list text:style-name="LFO18" text:continue-numbering="true">
        <text:list-item>
          <text:p text:style-name="P810"><text:a xlink:href="https://www.forsakringskassan.se/kontakta-forsakringskassan" office:target-frame-name="_top" xlink:show="replace"><text:span text:style-name="Hyperlink">Kontakta Försäkringskassan</text:span></text:a></text:p>
        </text:list-item>
      </text:list>
      <text:p text:style-name="P811">Våra ersättningar</text:p>
      <text:list text:style-name="LFO19" text:continue-numbering="true">
        <text:list-item>
          <text:p text:style-name="P812"><text:a xlink:href="https://www.forsakringskassan.se/privatperson/ersattningar-a-o" office:target-frame-name="_top" xlink:show="replace"><text:span text:style-name="Hyperlink">Ersättningar A–Ö</text:span></text:a></text:p>
        </text:list-item>
      </text:list>
      <text:p text:style-name="Normal">Senast uppdaterad 22 maj 2025</text:p>
      <text:p text:style-name="P813"/>
      <text:p text:style-name="P814"/>
      <text:p text:style-name="P815"/>
      <text:h text:style-name="P816" text:outline-level="4">När syns utbetalningen på Mina sidor?</text:h>
      <text:p text:style-name="P817">Under Utbetalningar på Mina sidor, eller i appen kan du se dina preliminära utbetalningar så snart vi har handlagt din ansökan.</text:p>
      <text:p text:style-name="P818">Den faktiska utbetalningen kan du se 1 bankdag innan pengarna kommer.</text:p>
      <text:h text:style-name="P819" text:outline-level="4">Om du behöver ändra din ansökan</text:h>
      <text:p text:style-name="P820">Om du behöver ändra din ansökan, till exempel om din arbetsgivare säger att du måste ta ut semester, ska du göra en ny ansökan. Den nya ansökan ersätter då den tidigare. Om du inte skickar in en ny ansökan riskerar du att få en felaktig utbetalning.</text:p>
      <text:p text:style-name="Normal"><text:a xlink:href="https://www.forsakringskassan.se/privatperson/logga-in-pa-mina-sidor#?goto=%2Fprivatperson%2Fmina-sidor%2Falla-e-tjanster%2Fansok-och-planera-foraldrapenning" office:target-frame-name="_top" xlink:show="replace"><text:span text:style-name="T821">Ansök och planera föräldrapenningTill e-tjänsten</text:span></text:a></text:p>
      <text:h text:style-name="P822" text:outline-level="4">Om du får höjd inkomst under tiden du har föräldrapenning</text:h>
      <text:p text:style-name="Normal"><text:a xlink:href="https://www.forsakringskassan.se/privatperson/logga-in-pa-mina-sidor#?goto=%2Fprivatperson%2Fmina-sidor%2Falla-e-tjanster%2Fanmal-hojd-lon-om-du-far-foraldrapenning-eller-sjukpenning" office:target-frame-name="_top" xlink:show="replace"><text:span text:style-name="T823">Anmäl höjd lön om du får föräldrapenning eller sjukpenningTill e-tjänsten</text:span></text:a></text:p>
      <text:h text:style-name="P824" text:outline-level="4">Om du blir sjuk när du är föräldraledig</text:h>
      <text:p text:style-name="P825"/>
      <text:p text:style-name="P826"/>
      <text:h text:style-name="P827" text:outline-level="3">Vad ska man tänka på när det gäller SGI?</text:h>
      <text:p text:style-name="P828">Många småbarnsföräldrar väljer att gå ner i arbetstid under och efter föräldraledigheten. Det kan leda till lägre inkomster, vilket kan påverka din sjukpenninggrundande inkomst (SGI).</text:p>
      <text:p text:style-name="P829">SGI är ett belopp som räknas fram av Försäkringskassan utifrån din inkomst. Försäkringskassan använder sig av beloppet för att räkna ut hur mycket ersättning du kan få om du blir sjuk, vabbar eller får föräldrapenning. Du kan skydda din SGI på olika sätt beroende på hur gammalt ditt barn är och vad du har för sysselsättning.</text:p>
      <text:h text:style-name="P830" text:outline-level="4">När ditt barn är under 1 år</text:h>
      <text:p text:style-name="P831">Om du är helt eller delvis föräldraledig</text:p>
      <text:p text:style-name="P832">Om du är helt eller delvis föräldraledig (eller avstår från att söka arbete om du är arbetssökande) behöver du inte göra något för att skydda din SGI. Du behåller samma SGI som du hade vid barnets födelse, även om du inte tar ut föräldrapenning.</text:p>
      <text:p text:style-name="Normal"><text:span text:style-name="T833">Det här gäller om du är blir sjuk under föräldraledigheten:<text:s/></text:span><text:a xlink:href="https://www.forsakringskassan.se/privatperson/sjuk/foraldraledig-och-sjuk" office:target-frame-name="_top" xlink:show="replace"><text:span text:style-name="T834">Föräldraledig och sjuk</text:span></text:a></text:p>
      <text:p text:style-name="P835"> </text:p>
      <text:p text:style-name="P836">Om du börjar arbeta helt</text:p>
      <text:p text:style-name="P837">Din SGI kommer att räknas om och baseras på den lön du har när du arbetar helt. Det betyder att om du har samma lön som tidigare har du samma SGI som innan barnet föddes.</text:p>
      <text:p text:style-name="P838">Men om du har en lägre lön än innan du var föräldraledig, om du till exempel arbetar dag istället för natt och inte längre har ob‑tillägg, kommer din SGI att bli lägre. Det innebär att din föräldrapenning kan bli lägre och att du kan få en lägre ersättning om du blir sjuk eller vabbar.</text:p>
      <text:p text:style-name="P839"/>
      <text:p text:style-name="P840"> </text:p>
      <text:h text:style-name="P841" text:outline-level="4">När ditt barn fyller 1 år</text:h>
      <text:p text:style-name="P842">Om du är helt föräldraledig</text:p>
      <text:p text:style-name="P843">Du får behålla din tidigare SGI om du tar ut minst 5 hela föräldrapenningdagar per vecka. Det gäller både vardagar och helgdagar.</text:p>
      <text:p text:style-name="P844">Du måste även ta ut föräldrapenning på röda dagar för att få ett uttag av 5 föräldrapenningdagar per vecka.</text:p>
      <text:p text:style-name="P845"> </text:p>
      <text:p text:style-name="P846">Om du börjar arbeta på heltid</text:p>
      <text:p text:style-name="P847">Din SGI kommer att räknas om och baseras på den lön du har när du arbetar. Det betyder att om du har samma lön som tidigare har du samma SGI som innan barnet föddes.</text:p>
      <text:p text:style-name="P848">Men om du har en lägre lön än innan du var föräldraledig, om du till exempel arbetar dag istället för natt och inte längre har ob‑tillägg, kommer din SGI att bli lägre. Då kan du få en lägre ersättning om du blir sjuk eller vabbar.</text:p>
      <text:p text:style-name="P849"> </text:p>
      <text:p text:style-name="P850">Om du börjar arbeta deltid</text:p>
      <text:p text:style-name="P851">Din SGI kommer att räknas om och baseras på den lön du har när du arbetar.</text:p>
      <text:p text:style-name="P852">Om du har en lägre lön än innan du var föräldraledig kommer din SGI att bli lägre. Då kommer du få en lägre ersättning om du blir sjuk eller vabbar.</text:p>
      <text:p text:style-name="P853">Om du inte vill ha sänkt ersättning för vab och sjukpenning på grund av att du har minskat din arbetstid, kan du skydda din tidigare SGI genom att ta ut föräldrapenning för den tid som motsvarar minskningen i arbetstid.</text:p>
      <text:p text:style-name="P854">Exempel på hur du skyddar din SGI:</text:p>
      <text:list text:style-name="LFO31" text:continue-numbering="true">
        <text:list-item>
          <text:p text:style-name="P855">Minskar du din arbetstid med hälften från heltid till halvtid, måste du ta ut minst två och en halv dagar med föräldrapenning per vecka.</text:p>
        </text:list-item>
        <text:list-item>
          <text:p text:style-name="P856">Minskar du din arbetstid med hälften från 50 procent till 25 procent, måste du ta ut minst två och en halv dagar med föräldrapenning per vecka.</text:p>
        </text:list-item>
        <text:list-item>
          <text:p text:style-name="P857">Minskar du din arbetstid med en fjärdedel från heltid till 75 procent, måste du ta ut en och en fjärdedels dagar med föräldrapenning per vecka.</text:p>
        </text:list-item>
      </text:list>
      <text:p text:style-name="P858">För att skydda din SGI måste du ta ut föräldrapenning även på röda dagar som infaller under den del av veckan du är föräldraledig från ditt arbete.</text:p>
      <text:p text:style-name="P859">Din SGI kan påverkas om du tar ut semester när du arbetar deltid, eftersom du inte kan fylla ut med föräldrapenning under din semesterledighet.</text:p>
      <text:p text:style-name="P860">Om du till exempel arbetar 75 procent och tar ut föräldrapenning på 25 procent, så baseras din SGI på ditt deltidsarbete ifall du tar semester.</text:p>
      <text:p text:style-name="P861"/>
      <text:h text:style-name="P862" text:outline-level="4">Du kan ha rätt till samma föräldrapenning även om din SGI sänks</text:h>
      <text:p text:style-name="P863">Föräldrapenningen är skyddad under barnets första två år. Det betyder att även om du får en sänkt SGI, för att du till exempel går ner i arbetstid, kan du få samma föräldrapenning som tidigare om du tar föräldraledigt igen innan barnet fyllt två år.</text:p>
      <text:p text:style-name="P864">Samma sak gäller om du eller din partner väntar barn på nytt innan syskonet fyllt ett år och nio månader. Då får du också föräldrapenning beräknad på samma SGI som innan den sänktes.</text:p>
      <text:p text:style-name="P865"/>
      <text:h text:style-name="P866" text:outline-level="3">SGI-guiden</text:h>
      <text:p text:style-name="P867">Svara på ett par korta frågor och få svar på:</text:p>
      <text:list text:style-name="LFO33" text:continue-numbering="true">
        <text:list-item>
          <text:p text:style-name="P868">Hur du får rätt till en SGI.</text:p>
        </text:list-item>
        <text:list-item>
          <text:p text:style-name="P869">Hur den beräknas på dina inkomster.</text:p>
        </text:list-item>
        <text:list-item>
          <text:p text:style-name="P870">Hur din SGI påverkar den ersättning du får.</text:p>
        </text:list-item>
        <text:list-item>
          <text:p text:style-name="P871">Att det är viktigt att skydda din SGI om du slutar arbeta eller arbetar mindre.</text:p>
        </text:list-item>
      </text:list>
      <text:p text:style-name="P872"/>
      <text:h text:style-name="Heading3" text:outline-level="3">Frågor och svar</text:h>
      <text:h text:style-name="P873" text:outline-level="4">Jag jobbar vanligtvis 8 timmar och är föräldraledig 1 timme. Kan jag ta ut en hel dag med föräldrapenning på lägstanivå då?</text:h>
      <text:p text:style-name="P874">Nej, från 1 april 2025 kan du inte längre göra det men du kan ta 1/8 föräldrapenning.</text:p>
      <text:p text:style-name="P875"/>
      <text:h text:style-name="P876" text:outline-level="4">Jag jobbar 80<text:s/>procent och är föräldraledig med föräldrapenning på fredagar. Vad gäller om fredagen är en röd dag?</text:h>
      <text:p text:style-name="P877">Om du inte skulle ha jobbat på den röda dagen så behöver du ta ut föräldrapenning även på torsdagen eller måndagen.</text:p>
      <text:p text:style-name="P878"/>
      <text:h text:style-name="P879" text:outline-level="4">Kan jag få föräldrapenning när jag studerar?</text:h>
      <text:p text:style-name="P880">Ja. Du kan ha rätt till föräldrapenning samtidigt som du studerar om du tar hand om barnet under en del av dagen.</text:p>
      <text:p text:style-name="P881">Exempel - rätt till föräldrapenning<text:line-break/>Du pluggar på distans, tar hand om ditt barn på dagarna och pluggar på helger och kvällar. Du kan få föräldrapenning.</text:p>
      <text:p text:style-name="P882">Exempel – inte rätt till föräldrapenning<text:line-break/>Du pluggar och är i skolan varje dag mellan 8–16. Eftersom du inte är tillsammans med barnet under dagen kan du inte få föräldrapenning.</text:p>
      <text:h text:style-name="P883" text:outline-level="4"/>
      <text:h text:style-name="P884" text:outline-level="4">Jag jobbar natt, men är hemma med mitt barn på dagtid. Kan jag ta ut föräldrapenning?</text:h>
      <text:p text:style-name="P885">Så länge du jobbar mindre än din ordinarie arbetstid under ett dygn, så kan du ta ut föräldrapenning för den delen du inte arbetar. Tänk på att du inte får ta ut föräldrapenning för den tid du arbetar. Det gäller oavsett vilken tid på dygnet du utför arbetet.</text:p>
      <text:p text:style-name="P886"/>
      <text:h text:style-name="P887" text:outline-level="4">Jag är nybliven förälder, varför har jag inte fått några föräldrapenningdagar?</text:h>
      <text:p text:style-name="P888">Föräldrapenningdagarna fördelas först när det finns två registrerade vårdnadshavare för barnet. Det är Skatteverket som registrerar vårdnadshavare. Det sker automatiskt om du och barnets andra förälder är gifta med varandra.</text:p>
      <text:p text:style-name="P889">Om du inte är gift med den som födde barnet så måste du bekräfta att du har blivit förälder.</text:p>
      <text:p text:style-name="P890">Det kan du göra digitalt hos Skatteverket under barnets första 14 dagar.</text:p>
      <text:p text:style-name="Normal"><text:a xlink:href="https://skatteverket.se/privat/folkbokforing/nyblivenforalder/bekraftaattdublivitforalder.4.339cd9fe17d1714c0771747.html" office:target-frame-name="_top" xlink:show="replace"><text:span text:style-name="T891">Bekräfta att du blivit förälder | SkatteverketLänk till annan webbplats, öppnas i nytt fönster.</text:span></text:a></text:p>
      <text:p text:style-name="P892">Om det har gått längre tid än 14 dagar från ditt barns födelse kan du istället göra en föräldraskapsbekräftelse hos socialnämnden i den kommun där barnet är folkbokfört.</text:p>
      <text:h text:style-name="P893" text:outline-level="4">Kan jag jobba extra under tiden jag tar ut föräldrapenning?</text:h>
      <text:p text:style-name="P894">Ja, men tiden du jobbar och tar föräldrapenning får inte överstiga den tid du jobbar i vanliga fall. Om du i vanliga fall jobbar 8 timmar kan du exempelvis jobba 4 timmar och ta halv föräldrapenning. Detta gäller oavsett vilken tid på dygnet du utför arbetet.</text:p>
      <text:p text:style-name="P895">Du behöver prata med din arbetsgivare om vad som gäller vid extraarbete under din föräldraledighet från ditt ordinarie arbete.</text:p>
      <text:p text:style-name="P896"/>
      <text:h text:style-name="P897" text:outline-level="4">Får jag ta ut föräldrapenning under min semester?</text:h>
      <text:p text:style-name="P898">Nej. Du har inte rätt till föräldrapenning samtidigt som du har semester. Det gäller även om du inte får någon semesterlön.</text:p>
      <text:p text:style-name="P899">Tänk på att din SGI kan påverkas om du tar ut semester när du arbetar deltid, eftersom du inte kan fylla ut med föräldrapenning under semesterledigheten.</text:p>
      <text:p text:style-name="P900">Om du till exempel arbetar 75 procent och tar ut föräldrapenning på 25 procent, så baseras din SGI på ditt deltidsarbete ifall du tar semester.</text:p>
      <text:p text:style-name="Normal"><text:span text:style-name="T901">Det innebär att vissa ersättningar från Försäkringskassan kan bli lägre, till exempel sjukpenning och vab.</text:span><text:span text:style-name="T902"><text:s/></text:span></text:p>
      <text:h text:style-name="P903" text:outline-level="4">Jag har fått föräldrapenning för en dag då jag inte tagit hand om barnet. Vad gör jag nu?</text:h>
      <text:p text:style-name="P904">Du kan anmäla den felaktiga utbetalningen på Mina Sidor. Gå in på Utbetalningar och klicka på plustecknet bredvid Tidigare. Längst ner på sidan finns Relaterade tjänster – Anmäl felaktig utbetalning. Där fyller du i vilket datum som blivit fel och varför.</text:p>
      <text:p text:style-name="P905"/>
      <text:h text:style-name="P906" text:outline-level="4">Kan jag få föräldrapenning när jag skolar in barnet på förskolan?</text:h>
      <text:p text:style-name="P907">Ja, du kan ta ut föräldrapenning på både sjukpenning- och lägstanivå.</text:p>
      <text:p text:style-name="Normal"><text:a xlink:href="https://www.forsakringskassan.se/privatperson/foralder/foraldrapenning/ska-du-skola-in-ditt-barn-pa-forskola-eller-i-forskoleklass" office:target-frame-name="_top" xlink:show="replace"><text:span text:style-name="T908">Ska du skola in ditt barn på förskola eller i förskoleklass?<text:s/></text:span></text:a></text:p>
      <text:h text:style-name="P909" text:outline-level="4">Jag arbetar i Sverige men den andra föräldern bor i ett annat land inom EU/EES eller Schweiz. Kan hen få föräldrapenning från Sverige?</text:h>
      <text:p text:style-name="P910">Ja, men först behöver vi utreda i vilket land du och barnets andra förälder är försäkrade. Om ni är försäkrade i var sitt land kan ni ha rätt till föräldrapenning från båda länderna.</text:p>
      <text:p text:style-name="P911">Den förälder som vårdar barnet ska i första hand ansöka om föräldrapenning från det land där föräldern och barnet bor men det kan även finnas möjlighet att få föräldrapenning från Sverige.</text:p>
      <text:p text:style-name="Normal"><text:span text:style-name="T912">Ring oss på<text:s/></text:span><text:a xlink:href="tel:+46771524524" office:target-frame-name="_top" xlink:show="replace"><text:span text:style-name="T913">0771</text:span><text:span text:style-name="T914">‑524 524</text:span></text:a><text:span text:style-name="T915"><text:s/>om du vill veta vad som gäller för din familj.</text:span></text:p>
      <text:h text:style-name="P916" text:outline-level="4"/>
      <text:h text:style-name="P917" text:outline-level="4">Jag ska vara utomlands en period. Vad gäller för mig?</text:h>
      <text:p text:style-name="P918">Om du ska vara utomlands en längre tid kan det påverka din rätt till föräldrapenning.</text:p>
      <text:p text:style-name="Normal"><text:a xlink:href="https://www.forsakringskassan.se/privatperson/flytta-jobba-studera-eller-fa-vard-utomlands/utomlands-med-barn" office:target-frame-name="_top" xlink:show="replace"><text:span text:style-name="Hyperlink">Utomlands med barn</text:span></text:a></text:p>
      <text:h text:style-name="P919" text:outline-level="4"/>
      <text:h text:style-name="P920" text:outline-level="4">Vi är fler än två föräldrar. Går det att föra över dagar med föräldrapenning till dem som inte är juridiska föräldrar?</text:h>
      <text:p text:style-name="P921">Ja, det kan ni göra.</text:p>
      <text:p text:style-name="P922"/>
      <text:h text:style-name="P923" text:outline-level="4">Om ett samkönat par är gifta och skaffar barn genom assisterad befruktning utomlands, hur funkar det med föräldradagar innan närståendeadoptionen är klar?</text:h>
      <text:p text:style-name="P924">Den som föder barnet räknas som juridisk förälder och kan därmed föra över dagar med föräldrapenning till den andra föräldern.</text:p>
      <text:p text:style-name="P925"/>
      <text:h text:style-name="P926" text:outline-level="4">Hur funkar det med dubbeldagar om man är fler än två föräldrar?</text:h>
      <text:p text:style-name="P927">Det är bara två föräldrar som samtidigt kan ta ut dubbeldagar. Är ni till exempel 4 föräldrar kan ni turas om att ta ut dubbeldagar.</text:p>
      <text:p text:style-name="P928">Man kan som mest ta ut 60 dubbeldagar. Man kan inte ta ut dubbeldagar från de 90 dagarna som är reserverade.</text:p>
      <text:h text:style-name="P929" text:outline-level="4"/>
      <text:h text:style-name="P930" text:outline-level="4">Kan min arbetsgivare hindra mig från att vara föräldraledig?</text:h>
      <text:p text:style-name="P931">Ja, din arbetsgivare kan hindra dig från att vara föräldraledig, men det finns undantag.</text:p>
      <text:p text:style-name="P932">Om det är du som ska föda barnet har du rätt att vara helt ledig från ditt arbete i samband med att du föder barnet. Du har rätt till det under en sammanhängande period av minst sju veckor före den beräknade förlossningen och sju veckor efter förlossningen.</text:p>
      <text:p text:style-name="P933">Fram till att barnet är 18 månader har du rätt att vara helt ledig från ditt arbete.</text:p>
      <text:p text:style-name="P934">Fram till att barnet är 12 år, eller slutat femte klass, har du rätt att vara föräldraledig för den tid du tar ut föräldrapenning.</text:p>
      <text:p text:style-name="P935">Fram till att barnet fyller åtta år, eller slutar första klass, har du rätt att förkorta din arbetstid även om du inte tar ut föräldrapenning.</text:p>
      <text:p text:style-name="P936">Du har rätt att dela upp ledigheten på högst tre perioder varje kalenderår. Om du och din arbetsgivare är överens kan du dela upp ledigheten på flera perioder.</text:p>
      <text:h text:style-name="P937" text:outline-level="4"/>
      <text:h text:style-name="P938" text:outline-level="4">Eftersom du är ledig från ditt jobb minst fem dagar i rad gäller särskilda regler. Du kan ta ut föräldrapenning under dina lediga dagar utan att behöva ta ut någon dag före eller efter.</text:h>
      <text:p text:style-name="P939">Eftersom du är ledig från ditt jobb minst fem dagar i rad gäller särskilda regler. Du kan ta ut föräldrapenning under dina lediga dagar utan att behöva ta ut någon dag före eller efter.</text:p>
      <text:p text:style-name="P940"/>
      <text:h text:style-name="Heading2" text:outline-level="2"><text:a xlink:href="https://www.forsakringskassan.se/privatperson/foralder/10-dagar-vid-barns-fodelse" office:target-frame-name="_top" xlink:show="replace"><text:span text:style-name="T941">10</text:span><text:span text:style-name="T942">‑dagar vid barns födelse</text:span></text:a></text:h>
      <text:p text:style-name="P943">I samband med barnets födelse, kan den förälder som inte är gravid vara ledig för att vara med vid förlossningen, lära känna barnet och ta hand om andra barn i familjen.</text:p>
      <text:p text:style-name="P944">Den förälder som inte föder barnet har rätt att vara ledig från arbetet och få ersättning för 10 dagar i samband med att barnet föds. Det gäller även dig som avstår från a‑kassa eller egenföretagare. Ersättningen kallas 10-dagar eller tillfällig föräldrapenning i samband med barns födelse.</text:p>
      <text:p text:style-name="P945">Vem kan få ersättning för 10‑dagar?</text:p>
      <text:p text:style-name="P946">Ersättningen betalas i första hand ut till den förälder som inte föder barnet. Även andra närstående personer kan ha rätt till ersättning. Ett exempel är om du är ensamstående. Ett annat är om den andra föräldern vårdas på sjukhus och inte har möjlighet att använda dagarna innan det gått 60 dagar sen du och barnet kom hem från förlossningen.</text:p>
      <text:p text:style-name="P947">Du som tar ut 10‑dagar måste vara försäkrad i Sverige. Det är du i regel om du bor och arbetar här. Om du bor eller arbetar i olika länder kan det finnas undantag, liksom om du nyligen flyttat hit. Barnet måste bo i Sverige, inom EU/EES eller i Schweiz.</text:p>
      <text:p text:style-name="Normal"><text:a xlink:href="https://www.forsakringskassan.se/om-forsakringskassan/forsakrad-i-sverige" office:target-frame-name="_top" xlink:show="replace"><text:span text:style-name="T948">Försäkrad i Sverige</text:span></text:a></text:p>
      <text:p text:style-name="P949">Hur mycket pengar kan jag få?</text:p>
      <text:p text:style-name="P950">Ersättningen för 10 dagar är lite mindre än 80 procent av din vanliga inkomst, men det finns ett tak för hur mycket pengar du kan få. Om du tjänar mer än 7,5 prisbasbelopp så får du inte ersättning för den del av din inkomst som ligger över taket.</text:p>
      <text:p text:style-name="P951">Så ansöker du om ersättning för 10‑dagar</text:p>
      <text:p text:style-name="P952">Ansök</text:p>
      <text:p text:style-name="P953">När du har börjat arbeta eller söka arbete igen använder du e-tjänsten Ansök om 10-dagar för att ansöka om pengar för de dagar du skulle ha arbetat. Du måste ta ut 10‑dagarna innan det har gått 60 dagar sedan hemkomsten efter förlossningen. Kom ihåg att ansöka senast 90 dagar efter den första dagen som du var hemma med barnet.</text:p>
      <text:p text:style-name="Normal"><text:a xlink:href="https://www.forsakringskassan.se/privatperson/logga-in-pa-mina-sidor#?goto=%2Fprivatperson%2Fmina-sidor%2Falla-e-tjanster%2Fansok-om-10-dagar" office:target-frame-name="_top" xlink:show="replace"><text:span text:style-name="T954">Ansök om 10-dagarTill e-tjänsten</text:span></text:a></text:p>
      <text:p text:style-name="P955">Utbetalning</text:p>
      <text:p text:style-name="P956">Ditt föräldraskap måste vara fastställt innan du kan få ersättning för 10-dagar, men kom ihåg att du måste ansöka senast 90 dagar efter den första dagen som du var hemma med barnet. Om du är gift med den som födde barnet behöver du inte bekräfta föräldraskapet.</text:p>
      <text:p text:style-name="P957">Under barnets första 14 dagar kan du bekräfta föräldraskapet digitalt på Skatteverkets webbplats. Detta gäller för barn födda 1 januari 2022 eller senare.</text:p>
      <text:p text:style-name="Normal"><text:a xlink:href="https://www.skatteverket.se/bekr%C3%A4ftaf%C3%B6r%C3%A4ldraskap" office:target-frame-name="_top" xlink:show="replace"><text:span text:style-name="T958">Bekräfta att du blivit förälder (skatteverket.se)Länk till annan webbplats, öppnas i nytt fönster.</text:span></text:a></text:p>
      <text:p text:style-name="Normal"><text:a xlink:href="https://www.forsakringskassan.se/privatperson/utbetalningsdatum-och-handlaggningstider" office:target-frame-name="_top" xlink:show="replace"><text:span text:style-name="T959">Utbetalningsdatum och handläggningstider</text:span></text:a></text:p>
      <text:p text:style-name="P960">När syns utbetalningen på Mina sidor?</text:p>
      <text:p text:style-name="P961">Du kan se din utbetalning en bankdag innan pengarna kommer.</text:p>
      <text:p text:style-name="P962"/>
      <text:p text:style-name="P963">Frågor och svar</text:p>
      <text:h text:style-name="P964" text:outline-level="3">Vi har fått tvillingar – får vi fler än 10 dagar då?</text:h>
      <text:p text:style-name="P965">Ja, du får alltid ersättning för 10 dagar per barn. Vid tvillingfödsel får du 20 dagar, vid trillingfödsel 30 dagar, och så vidare.</text:p>
      <text:p text:style-name="P966"/>
      <text:h text:style-name="P967" text:outline-level="3">Kan jag vara hemma halva dagar?</text:h>
      <text:p text:style-name="P968">Ja, det går bra. Du kan ansöka om ersättning för 25, 50 eller 75 procent av din vanliga arbetstid. Du kan alltså ta ut 20 halva dagar istället för 10 hela. Du kan även ta ut 1/8-dels dagar, som motsvarar 12,5 procent av normalarbetstiden.</text:p>
      <text:h text:style-name="P969" text:outline-level="3">Kan jag ansöka på webben om jag har skyddade personuppgifter?</text:h>
      <text:p text:style-name="P970">Nej, du kan inte ansöka eftersom det kräver inloggning med personnummer. Ring till Försäkringskassan så skickar vi hem en blankett till dig. Tänk på att Försäkringskassan måste få din ansökan senast 90 dagar efter den första dagen som du var hemma med barnet.</text:p>
      <text:h text:style-name="P971" text:outline-level="3">Kan jag ansöka på Mina sidor om jag eller den andra föräldern har ett utländskt personnummer?</text:h>
      <text:p text:style-name="P972">Nej, båda föräldrarna måste ha svenska personnummer eller samordningsnummer för att kunna ansöka på Mina sidor.</text:p>
      <text:p text:style-name="Normal"><text:span text:style-name="T973">Om du har svenskt personnummer eller samordningsnummer men inte den andra föräldern kan du istället ansöka på blankett. Ring kundcenter på<text:s/></text:span><text:a xlink:href="tel:+46771524524" office:target-frame-name="_top" xlink:show="replace"><text:span text:style-name="T974">0771</text:span><text:span text:style-name="T975">‑524 524</text:span></text:a><text:span text:style-name="T976"><text:s/>för att beställa en blankett. Du kan inte ladda ner blanketten här på webbplatsen.</text:span></text:p>
      <text:p text:style-name="P977">Om ingen av er har svenskt person­nummer eller samordnings­nummer kan ni inte få ersättning för 10‑dagar.</text:p>
      <text:p text:style-name="P978"/>
      <text:h text:style-name="P979" text:outline-level="3">Jag ska bli förälder på egen hand. Kan en närstående få ersättning för 10-dagar?</text:h>
      <text:p text:style-name="P980">Om föräldern som varit gravid är ensamstående kan Försäkringskassan bevilja en annan person de tio dagarna istället. En förutsättning för att kunna få ersättning för dessa dagar är att man avstår från sitt arbete. För att en närstående ska få rätt till ersättning måste du kontakta Försäkringskassan.</text:p>
      <text:p text:style-name="P981"/>
      <text:h text:style-name="P982" text:outline-level="3">Jag är förälder till ett barn som ska få ett yngre syskon men jag är inte förälder till det nyfödda barnet. Kan jag få ersättning för 10-dgar för att ta hand om mitt barn?</text:h>
      <text:p text:style-name="P983">Ja. Om du är förälder till ett äldre barn i familjen men inte förälder till det nyfödda barnet, kan du använda dagarna för att vårda det äldre barnet. Du och det nyfödda barnets förälder måste vara överens. Barnets förälder måste kontakta Försäkringskassan för att du ska få rätt till ersättning.</text:p>
      <text:p text:style-name="P984"/>
      <text:h text:style-name="Heading2" text:outline-level="2"><text:a xlink:href="https://www.forsakringskassan.se/privatperson/foralder/adoption" office:target-frame-name="_top" xlink:show="replace"><text:span text:style-name="T985">Adoption</text:span></text:a></text:h>
      <text:p text:style-name="P986">Information om vad som gäller för dig som adopterar barn. Förutom ett speciellt adoptionsbidrag har du rätt till samma ersättningar och bidrag som andra föräldrar.</text:p>
      <text:h text:style-name="Heading3" text:outline-level="3"><text:a xlink:href="https://www.forsakringskassan.se/privatperson/foralder/adoption/verktyg-och-tjanster-for-dig-som-ska-adoptera" office:target-frame-name="_top" xlink:show="replace"><text:span text:style-name="T987">Verktyg och tjänster för dig som ska adoptera</text:span></text:a></text:h>
      <text:p text:style-name="P988">Tjänster och verktyg som hjälper dig att planera och förbereda inför barnets ankomst.</text:p>
      <text:p text:style-name="P989">Här har vi samlat tjänster och verktyg som hjälper dig som ska adoptera att planera och förbereda inför barnets ankomst.</text:p>
      <text:p text:style-name="P990">Checklista för blivande adoptivföräldrar</text:p>
      <text:p text:style-name="P991">En enkel checklista med information för dig som ska adoptera.</text:p>
      <text:p text:style-name="Normal"><text:a xlink:href="https://www.forsakringskassan.se/privatperson/foralder/adoption/verktyg-och-tjanster-for-dig-som-ska-adoptera/checklista-for-blivande-adoptivforaldrar" office:target-frame-name="_top" xlink:show="replace"><text:span text:style-name="T992">Checklista för blivande adoptivföräldrar</text:span></text:a></text:p>
      <text:p text:style-name="P993">Räkna på föräldrapenning</text:p>
      <text:p text:style-name="P994">Se hur länge du kan vara ledig och hur mycket pengar du får varje månad.</text:p>
      <text:p text:style-name="P995">Anmäl, ansök och planera föräldrapenning</text:p>
      <text:p text:style-name="Normal"><text:a xlink:href="https://www.forsakringskassan.se/privatperson/foralder/anmal-foraldrapenning" office:target-frame-name="_top" xlink:show="replace"><text:span text:style-name="T996">Anmäl föräldrapenningTill e-tjänsten</text:span></text:a></text:p>
      <text:p text:style-name="Normal"><text:a xlink:href="https://www.forsakringskassan.se/privatperson/logga-in-pa-mina-sidor#?goto=%2Fprivatperson%2Fmina-sidor%2Falla-e-tjanster%2Fansok-och-planera-foraldrapenning" office:target-frame-name="_top" xlink:show="replace"><text:span text:style-name="T997">Ansök och planera föräldrapenningTill e-tjänsten</text:span></text:a></text:p>
      <text:p text:style-name="P998">Facebook för föräldrar</text:p>
      <text:p text:style-name="P999">På Facebook svarar våra handläggare på dina frågor om föräldraledighet och annat som rör dig som är blivande förälder.</text:p>
      <text:p text:style-name="Normal"><text:a xlink:href="https://www.facebook.com/foralder?sk=app_223102864371253" office:target-frame-name="_top" xlink:show="replace"><text:span text:style-name="T1000">Försäkringskassan – förälder (facebook.com)Länk till annan webbplats, öppnas i nytt fönster.</text:span></text:a></text:p>
      <text:p text:style-name="P1001">Beräkna bostadsbidrag</text:p>
      <text:p text:style-name="P1002">Barnfamiljer med låga inkomster kan ha rätt till bostadsbidrag. Kolla om det gäller dig.</text:p>
      <text:p text:style-name="Normal"><text:a xlink:href="https://www.forsakringskassan.se/privatperson/foralder/bostadsbidrag-till-barnfamiljer" office:target-frame-name="_top" xlink:show="replace"><text:span text:style-name="T1003">Bostadsbidrag till barnfamiljer</text:span></text:a></text:p>
      <text:p text:style-name="P1004">Senast uppdaterad 19 november 2024</text:p>
      <text:p text:style-name="P1005"/>
      <text:h text:style-name="Heading3" text:outline-level="3"><text:a xlink:href="https://www.forsakringskassan.se/privatperson/foralder/adoption/foraldrapenning-vid-adoption" office:target-frame-name="_top" xlink:show="replace"><text:span text:style-name="T1006">Föräldrapenning vid adoption</text:span></text:a></text:h>
      <text:p text:style-name="P1007">Anmäl, planera och ansök om föräldrapenning vid adoption.</text:p>
      <text:p text:style-name="P1008">När du avstår från att jobba för att ta hand om ditt barn kan du få föräldrapenning. Du kan också få föräldrapenning om du är arbetslös och avstår från att söka jobb, eller om du studerar och gör studieuppehåll.</text:p>
      <text:h text:style-name="P1009" text:outline-level="3">Vem kan få föräldrapenning vid adoption?</text:h>
      <text:p text:style-name="Normal">Du kan få föräldrapenning om</text:p>
      <text:list text:style-name="LFO34" text:continue-numbering="true">
        <text:list-item>
          <text:p text:style-name="P1010">du ska adoptera eller har adopterat ett barn</text:p>
        </text:list-item>
        <text:list-item>
          <text:p text:style-name="P1011">du avstår från att jobba, söka jobb eller studera för att ta hand om ditt barn</text:p>
        </text:list-item>
        <text:list-item>
          <text:p text:style-name="P1012">du är försäkrad i Sverige.</text:p>
        </text:list-item>
      </text:list>
      <text:p text:style-name="P1013">Du är i regel försäkrad i Sverige om du bor eller jobbar i landet. Om du bor eller jobbar i olika länder kan det finnas undantag, liksom om du nyligen flyttat till Sverige.</text:p>
      <text:p text:style-name="Normal"><text:a xlink:href="https://www.forsakringskassan.se/om-forsakringskassan/forsakrad-i-sverige" office:target-frame-name="_top" xlink:show="replace"><text:span text:style-name="T1014">Försäkrad i Sverige</text:span></text:a></text:p>
      <text:h text:style-name="P1015" text:outline-level="3">Föräldrapenning till andra än barnets adoptivföräldrar</text:h>
      <text:p text:style-name="P1016">Föräldrapenning kan dessutom betalas ut till</text:p>
      <text:list text:style-name="LFO35" text:continue-numbering="true">
        <text:list-item>
          <text:p text:style-name="P1017">den som är gift eller sambo med barnets adoptivförälder</text:p>
        </text:list-item>
        <text:list-item>
          <text:p text:style-name="P1018">en särskilt förordnad vårdnadshavare.</text:p>
        </text:list-item>
      </text:list>
      <text:h text:style-name="P1019" text:outline-level="3">Hur många dagar med föräldrapenning får man?</text:h>
      <text:p text:style-name="P1020">Föräldrapenning kan betalas ut i 480 dagar (cirka 16 månader) för ett barn. I 390 dagar grundas ersättningen på den inkomst du har (dagar på sjukpenningnivå).</text:p>
      <text:p text:style-name="P1021">De övriga 90 dagarna är ersättningen 180 kronor per dag (dagar på lägstanivå).</text:p>
      <text:p text:style-name="P1022"/>
      <text:h text:style-name="P1023" text:outline-level="4">Om ni är två föräldrar som ska dela på dagarna</text:h>
      <text:p text:style-name="P1024"> De första 180 dagarna som tas ut för barnet måste vara dagar på sjukpenningnivå. Om ni är två föräldrar är det ert gemensamma uttag av dagar på sjukpenningnivå för barnet som räknas. När ni har tagit ut 180 dagar på sjukpenningnivå kan ni börja ta ut dagar på lägstanivå också.</text:p>
      <text:soft-page-break/>
      <text:p text:style-name="P1025">Ni kan ta ut föräldrapenning till och med den dag barnet fyller 12 år eller tills barnet slutar i årskurs 5 i grundskolan. Men efter att du har haft barnet i din vård i 4 år kan ni bara spara 96 dagar sammanlagt. Om det finns fler än 96 dagar kvar för barnet försvinner de dagarna.</text:p>
      <text:p text:style-name="P1026"/>
      <text:h text:style-name="P1027" text:outline-level="4">Om du har ensam vårdnad</text:h>
      <text:p text:style-name="P1028"> Om du har ensam vårdnad om barnet har du rätt till alla 480 dagarna. De första 180 dagarna du tar ut måste vara dagar på sjukpenningnivå.</text:p>
      <text:p text:style-name="P1029"/>
      <text:h text:style-name="P1030" text:outline-level="4">Om du adopterar fler än ett barn samtidigt</text:h>
      <text:p text:style-name="P1031">Adopterar du två eller fler barn samtidigt får du ytterligare 90 dagar på sjukpenningnivå och 90 dagar på lägstanivå per barn.</text:p>
      <text:p text:style-name="P1032">Om ni är två föräldrar kan ni också ta ut föräldrapenning för varsitt barn och på så sätt vara hemma samtidigt.</text:p>
      <text:p text:style-name="P1033"/>
      <text:h text:style-name="P1034" text:outline-level="4">Om du adopterar din makas, makes eller sambos barn (närståendeadoption)</text:h>
      <text:p text:style-name="P1035">Om du adopterar din makas, makes eller sambos barn (en närståendeadoption) får du inga fler dagar, men du får ta del av de dagar som finns kvar.</text:p>
      <text:p text:style-name="P1036"/>
      <text:h text:style-name="P1037" text:outline-level="3">Hur mycket pengar kan jag få?</text:h>
      <text:p text:style-name="P1038">I beräkningsverktyget Räkna på föräldrapenning kan du enkelt och snabbt se ungefär hur mycket du kan få i föräldrapenning.</text:p>
      <text:p text:style-name="P1039"/>
      <text:h text:style-name="P1040" text:outline-level="4">Om du har eller har haft en inkomst</text:h>
      <text:p text:style-name="P1041">Du får knappt 80 procent av din inkomst om du tar ut föräldrapenning 7 dagar i veckan, men maximalt 1 250 kronor per dag.</text:p>
      <text:p text:style-name="P1042">Om du har arbetat minst 240 dagar i följd innan du får barnet i din vård</text:p>
      <text:p text:style-name="Normal"><text:span text:style-name="T1043">Föräldrapenning som baseras på din inkomst kallas för föräldrapenning på sjukpenningnivå. För att få det måste du ha haft en årsinkomst på minst 85 000 kronor i minst 240 dagar i följd innan du får barnet i din vård. Du behöver inte ha arbetat på samma arbetsplats eller ha haft samma inkomst hela tiden, utan det är antalet dagar med inkomst som är det viktiga. Ring kundcenter på<text:s/></text:span><text:a xlink:href="tel:+46771524524" office:target-frame-name="_top" xlink:show="replace"><text:span text:style-name="T1044">0771</text:span><text:span text:style-name="T1045">‑524 524</text:span></text:a><text:span text:style-name="T1046"><text:s/>om du är osäker på om du uppfyller villkoren.</text:span></text:p>
      <text:soft-page-break/>
      <text:p text:style-name="P1047">Om du inte har arbetat minst 240 dagar i följd innan du får barnet i din vård</text:p>
      <text:p text:style-name="P1048">Om du har arbetat kortare tid än 240 dagar i följd innan du får barnet i din vård får du 250 kronor per dag under de första 180 dagarna du tar ut. Det motsvarar cirka 7 500 kronor i månaden.</text:p>
      <text:p text:style-name="P1049">Efter att du, den andra föräldern eller ni tillsammans har tagit 180 föräldrapenningdagar får du föräldrapenning som är baserad på din inkomst, men minst 250 kronor per dag.</text:p>
      <text:h text:style-name="P1050" text:outline-level="4"/>
      <text:h text:style-name="P1051" text:outline-level="4">Om du inte har haft en inkomst eller en låg inkomst</text:h>
      <text:p text:style-name="Normal"><text:span text:style-name="T1052">Om du inte har en inkomst eller har tjänat mindre än 117 590 kronor på ett år får du 250 kronor per dag.<text:s/></text:span>Det motsvarar cirka 7 500 kronor i månaden.</text:p>
      <text:h text:style-name="P1053" text:outline-level="4"> </text:h>
      <text:h text:style-name="P1054" text:outline-level="4">Om du är arbetssökande</text:h>
      <text:p text:style-name="P1055">Du som hade ett jobb innan du blev arbetssökande kan få föräldrapenning som grundas på inkomster från det jobb du hade, det vill säga på sjukpenninggrundande nivå. Det gäller under förutsättning att du anmälde dig hos Arbetsförmedlingen första vardagen som du var arbetslös och fortfarande är anmäld.</text:p>
      <text:p text:style-name="P1056">Om du jobbade 6 månader eller mer innan du blev arbetslös så räcker det om du anmälde dig till Arbetsförmedlingen inom tre månader efter att du blev arbetslös.</text:p>
      <text:p text:style-name="Normal"><text:span text:style-name="T1057">Om du inte kan få föräldrapenning på sjukpenninggrundande nivå får du 250 kronor per dag.<text:s/></text:span>Det motsvarar cirka 7 500 kronor i månaden.</text:p>
      <text:h text:style-name="P1058" text:outline-level="4"/>
      <text:h text:style-name="P1059" text:outline-level="4">Om du har aktiebolag eller enskild firma</text:h>
      <text:p text:style-name="P1060">Du som har ett aktiebolag räknas som anställd i ditt eget bolag. Det innebär att din föräldrapenning kommer att grundas på den lön du har tagit ut från bolaget. I tjänsten Räkna på föräldrapenning kan du enkelt se hur mycket pengar du får. Men du kan högst få 1 250 kronor per dag.</text:p>
      <text:p text:style-name="Normal"><text:a xlink:href="https://www.forsakringskassan.se/privatperson/foralder/rakna-pa-foraldrapenning" office:target-frame-name="_top" xlink:show="replace"><text:span text:style-name="T1061">Räkna på föräldrapenningTill e-tjänsten</text:span></text:a></text:p>
      <text:p text:style-name="P1062">Tar du inte ut någon lön alls får du 250 kronor per dag. Det motsvarar cirka 7 500 kronor i månaden.</text:p>
      <text:p text:style-name="P1063">Du som har enskild firma kan få föräldrapenning som grundas på din beräknade inkomst av näringsverksamhet. Är ditt företag i uppstartsfasen så har du kanske inte hunnit få så mycket i beräknad inkomst. Därför får du under de 24 första månaderna minst lika mycket i sjukpenning som en anställd med samma arbetsuppgifter, utbildning och erfarenhet skulle ha haft. I lönedatabasen på www.scb.se kan du hur mycket en anställd inom ditt yrke har i inkomst.</text:p>
      <text:p text:style-name="Normal"><text:a xlink:href="https://www.scb.se/hitta-statistik/sverige-i-siffror/lonesok/" office:target-frame-name="_top" xlink:show="replace"><text:span text:style-name="T1064">Lönestatistik — Hur mycket tjänar...? (scb.se)Länk till annan webbplats, öppnas i nytt fönster.</text:span></text:a></text:p>
      <text:p text:style-name="Normal"><text:span text:style-name="T1065">Har du ingen beräknad inkomst alls och inte är i uppstartsfasen får du 250 kronor per dag.<text:s/></text:span>Det motsvarar cirka 7 500 kronor i månaden.</text:p>
      <text:h text:style-name="P1066" text:outline-level="4"/>
      <text:h text:style-name="Heading4" text:outline-level="4">Om du är studerande</text:h>
      <text:p text:style-name="P1067">Om du inte har en inkomst från arbete får du 250 kronor per dag. Det motsvarar cirka 7 500 kronor i månaden.</text:p>
      <text:p text:style-name="Normal"><text:span text:style-name="T1068">Om du arbetade innan du började studera kan du få föräldrapenning som är baserad på din senaste lön. Ring kundcenter på<text:s/></text:span><text:a xlink:href="tel:+46771524524" office:target-frame-name="_top" xlink:show="replace"><text:span text:style-name="T1069">0771-524 524</text:span></text:a><text:span text:style-name="T1070"><text:s/>för att få veta vad som gäller för dig.</text:span></text:p>
      <text:p text:style-name="P1071"/>
      <text:h text:style-name="P1072" text:outline-level="3">När kan man ta ut föräldrapenning vid adoption</text:h>
      <text:p text:style-name="P1073">Du som adopterar barn kan börja ta ut föräldrapenning från och med det datum du får barnet i din vård.</text:p>
      <text:p text:style-name="P1074">Du kan ta ut föräldrapenning till och med den dag att barnet fyller 12 år eller när barnet slutar i årskurs 5 i grundskolan. Men efter att du har haft barnet i din vård i 4 år kan du bara spara 96 dagar med föräldrapenning för barnet. Om du har tvillingar kan ni spara 132 dagar sammanlagt.</text:p>
      <text:p text:style-name="P1075">Vid adoption av din makas, makes eller sambos barn (en närståendeadoption) utgår regelverket däremot från barnets faktiska födelsedatum, eller det datum då din maka, make eller sambo fick barnet i sin vård om hen adopterat barnet. Det innebär att från och med 4 år efter det datumet kan ni bara spara 96 dagar sammanlagt.</text:p>
      <text:h text:style-name="P1076" text:outline-level="3">Kan jag ta ut föräldrapenning bara för dagar jag inte skulle ha jobbat?</text:h>
      <text:p text:style-name="P1077">Du kan ta ut föräldrapenning på lägstanivå för vilka dagar som helst. För att få föräldrapenning på sjukpenningnivå en arbetsfri dag måste du ta ut föräldrapenning i samma omfattning även för dagar direkt före eller efter dagar du inte skulle ha jobbat.</text:p>
      <text:p text:style-name="P1078"/>
      <text:h text:style-name="P1079" text:outline-level="4">Om du fått barnet i din vård innan 1 januari 2014</text:h>
      <text:p text:style-name="P1080">Om du fick barnet i din vård före 1 januari 2014 gäller andra regler. Du som förälder kunde ta ut föräldrapenning i 8 år från den dag du fick barnet i din vård. Du kan inte ta ut föräldrapenning efter att barnet har fyllt 10 år.</text:p>
      <text:p text:style-name="P1081"/>
      <text:soft-page-break/>
      <text:h text:style-name="P1082" text:outline-level="3">Så ansöker du om föräldrapenning</text:h>
      <text:p text:style-name="P1083">I vår e-tjänst kan du planera vilka dagar du vill ansöka om föräldrapenning.</text:p>
      <text:p text:style-name="Normal"><text:a xlink:href="https://www.forsakringskassan.se/privatperson/logga-in-pa-mina-sidor#?goto=%2Fprivatperson%2Fmina-sidor%2Falla-e-tjanster%2Fansok-och-planera-foraldrapenning" office:target-frame-name="_top" xlink:show="replace"><text:span text:style-name="T1084">Ansök och planera föräldrapenningTill e-tjänsten</text:span></text:a></text:p>
      <text:p text:style-name="P1085">Innan du kan ansöka om föräldrapenning måste du anmäla att du kommer att vara ledig.</text:p>
      <text:p text:style-name="Normal"><text:a xlink:href="https://www.forsakringskassan.se/privatperson/foralder/anmal-foraldrapenning" office:target-frame-name="_top" xlink:show="replace"><text:span text:style-name="T1086">Anmäl föräldrapenningTill e-tjänsten</text:span></text:a></text:p>
      <text:p text:style-name="P1087"><text:line-break/>Om du ska adoptera ett barn utomlands</text:p>
      <text:p text:style-name="P1088">Du som ska adoptera ett barn utomlands ska skicka in en kopia av beslutet om medgivande från socialnämnden till Försäkringskassan, innan du reser för att hämta barnet.</text:p>
      <text:p text:style-name="P1089">Du eller ni som är adoptivföräldrar, behöver bara skicka in beslutet med ditt eller era namn, personnummer och datumet när socialnämnden fattade beslut om medgivande.</text:p>
      <text:p text:style-name="P1090">Skicka det till:</text:p>
      <text:p text:style-name="P1091">Försäkringskassans inläsningscentral<text:line-break/>839 88 Östersund</text:p>
      <text:p text:style-name="P1092">Du behöver sedan meddela Försäkringskassan när du får barnet i din vård.</text:p>
      <text:p text:style-name="P1093">1. Anmäl föräldrapenning</text:p>
      <text:p text:style-name="P1094">Om du adopterar ett barn utomlands och har skickat in medgivandet från socialnämnden till Försäkringskassan så registrerar vi en anmälan om föräldrapenning när vi tar emot medgivandet.</text:p>
      <text:p text:style-name="P1095">Om barnet redan har ett personnummer i Sverige ska du anmäla själv, senast samma dag som du vill ha ersättning för:</text:p>
      <text:p text:style-name="Normal"><text:a xlink:href="https://www.forsakringskassan.se/privatperson/foralder/anmal-foraldrapenning" office:target-frame-name="_top" xlink:show="replace"><text:span text:style-name="T1096">Anmäl föräldrapenningTill e-tjänsten</text:span></text:a></text:p>
      <text:p text:style-name="P1097">2. Ansök om föräldrapenning</text:p>
      <text:p text:style-name="P1098">När anmälan har blivit registrerad kan du använda Försäkringskassans e‑tjänster.</text:p>
      <text:p text:style-name="P1099">Kom ihåg att ansöka senast 90 dagar efter att du tagit ut den första dagen med föräldrapenning.</text:p>
      <text:p text:style-name="P1100">Ansök gärna för en så lång period som möjligt.</text:p>
      <text:p text:style-name="Normal"><text:span text:style-name="T1101">Hör av dig till kundcenter<text:s/></text:span><text:a xlink:href="tel:+46771524524" office:target-frame-name="_top" xlink:show="replace"><text:span text:style-name="T1102">0771</text:span><text:span text:style-name="T1103">‑524 524</text:span></text:a><text:span text:style-name="T1104"><text:s/>om du har några frågor.</text:span></text:p>
      <text:p text:style-name="Normal"><text:a xlink:href="https://www.forsakringskassan.se/privatperson/logga-in-pa-mina-sidor#?goto=%2Fprivatperson%2Fmina-sidor%2Falla-e-tjanster%2Fansok-och-planera-foraldrapenning" office:target-frame-name="_top" xlink:show="replace"><text:span text:style-name="T1105">Ansök och planera föräldrapenningTill e-tjänsten</text:span></text:a></text:p>
      <text:p text:style-name="P1106">3. Utbetalning</text:p>
      <text:soft-page-break/>
      <text:p text:style-name="P1107">Information om när föräldrapenning betalas ut:</text:p>
      <text:p text:style-name="Normal"><text:a xlink:href="https://www.forsakringskassan.se/privatperson/utbetalningsdatum-och-handlaggningstider" office:target-frame-name="_top" xlink:show="replace"><text:span text:style-name="T1108">Utbetalningsdatum och handläggningstider</text:span></text:a></text:p>
      <text:p text:style-name="P1109">Om du vill ändra din ansökan</text:p>
      <text:p text:style-name="P1110">Om du behöver ändra din ansökan ska du göra en ny. Om du gör din nya ansökan med ändringen senaste den 15:e i månaden får du rätt belopp vid nästa utbetalning.</text:p>
      <text:p text:style-name="P1111"/>
      <text:p text:style-name="P1112">Vad ska man tänka på när det gäller SGI?</text:p>
      <text:p text:style-name="P1113">Många småbarnsföräldrar väljer att gå ner i arbetstid under och efter föräldraledigheten. Det kan leda till lägre inkomster, vilket kan påverka din sjukpenninggrundande inkomst (SGI).</text:p>
      <text:p text:style-name="P1114">SGI baseras på din årsinkomst och är det belopp Försäkringskassan använder sig av för att räkna ut hur mycket ersättning du kan få om du blir sjuk, vabbar eller får föräldrapenning. Du kan skydda din SGI på olika sätt beroende på hur gammalt ditt barn är och vad du har för sysselsättning.</text:p>
      <text:h text:style-name="P1115" text:outline-level="3">Innan du haft barnet i din vård i 1 år</text:h>
      <text:h text:style-name="P1116" text:outline-level="4">Om du är helt eller delvis föräldraledig</text:h>
      <text:p text:style-name="P1117">Om du är helt eller delvis föräldraledig behöver du inte göra något för att skydda din SGI. Du behåller samma SGI som du hade när du fick barnet i din vård, även om du inte tar ut föräldrapenning.</text:p>
      <text:p text:style-name="P1118"/>
      <text:h text:style-name="P1119" text:outline-level="4">Om du börjar arbeta helt</text:h>
      <text:p text:style-name="P1120">Din SGI kommer att räknas om och baseras på den lön du har när du arbetar helt. Det betyder att om du har samma lön som tidigare har du samma SGI som innan du fick barnet i din vård.</text:p>
      <text:p text:style-name="P1121">Men om du har en lägre lön än innan du var föräldraledig, om du till exempel arbetar dag istället för natt och inte längre har ob‑tillägg, kommer din SGI att bli lägre. Då kommer du få en lägre ersättning om du blir sjuk eller vabbar.</text:p>
      <text:p text:style-name="P1122"/>
      <text:p text:style-name="P1123"> </text:p>
      <text:soft-page-break/>
      <text:h text:style-name="P1124" text:outline-level="3">När du haft barnet i din vård i 1 år</text:h>
      <text:h text:style-name="P1125" text:outline-level="4">Om du är helt föräldraledig</text:h>
      <text:p text:style-name="P1126">Du som är helt föräldraledig från ditt arbete (eller avstår från att söka arbete om du är arbetssökande) får behålla din tidigare SGI om du tar ut minst fem hela föräldrapenningdagar per vecka.</text:p>
      <text:p text:style-name="P1127"/>
      <text:h text:style-name="P1128" text:outline-level="4">Om du börjar arbeta helt eller delvis</text:h>
      <text:p text:style-name="P1129">Din SGI kommer att räknas om och baseras på den lön du har när du arbetar. Det betyder att om du har samma lön som tidigare har du samma SGI som innan du fick barnet i din vård.</text:p>
      <text:p text:style-name="P1130">Men om du har en lägre lön än innan du var föräldraledig, om du till exempel arbetar dag istället för natt och inte längre har ob‑tillägg, kommer din SGI att bli lägre. Då kommer du att få en lägre ersättning om du blir sjuk eller vabbar.</text:p>
      <text:p text:style-name="P1131">Föräldrapenningen påverkas inte om din SGI sänks</text:p>
      <text:p text:style-name="P1132">Din föräldrapenning påverkas inte av att din SGI sänks. Det betyder att även om du får en sänkt SGI, för att du till exempel går ner i arbetstid, kan du få samma föräldrapenning som tidigare om du tar föräldraledigt igen innan du har haft barnet i din vård i 2 år.</text:p>
      <text:p text:style-name="P1133">Samma gäller om ni adopterar ytterligare ett barn innan syskonet varit i er vård i 2 år och 6 månader, eller om du eller din partner blir gravid innan ni haft syskonet i er vård i 1 år och 9 månader. Då får ni också föräldrapenning beräknad på samma SGI som innan den sänktes.</text:p>
      <text:p text:style-name="P1134">Så här skyddar du din SGI om du minskat din arbetstid</text:p>
      <text:p text:style-name="P1135">Om du inte vill ha sänkt ersättning för vab och sjukpenning på grund av att du har minskat din arbetstid, kan du skydda din tidigare SGI genom att ta ut föräldrapenning för den tid som motsvarar minskningen i arbetstid.</text:p>
      <text:p text:style-name="P1136">Exempel på hur du skyddar din SGI:</text:p>
      <text:list text:style-name="LFO37" text:continue-numbering="true">
        <text:list-item>
          <text:p text:style-name="P1137">Minskar du din arbetstid med hälften från heltid till halvtid, måste du ta ut minst två och en halv dagar (gäller både vardagar och helgdagar) med föräldrapenning per vecka.</text:p>
        </text:list-item>
        <text:list-item>
          <text:p text:style-name="P1138">Minskar du din arbetstid med hälften från 50 procent till 25 procent, måste du ta ut minst två och en halv dagar (gäller både vardagar och helgdagar) med föräldrapenning per vecka.</text:p>
        </text:list-item>
        <text:list-item>
          <text:p text:style-name="P1139">Minskar du din arbetstid med en fjärdedel från heltid till 75 procent, måste du ta ut en och en fjärdedels dagar (gäller både vardagar och helgdagar) med föräldrapenning per vecka.</text:p>
        </text:list-item>
      </text:list>
      <text:p text:style-name="P1140"/>
      <text:p text:style-name="P1141"/>
      <text:h text:style-name="P1142" text:outline-level="3">SGI‑guiden</text:h>
      <text:p text:style-name="P1143">Svara på ett par korta frågor och få svar på:</text:p>
      <text:list text:style-name="LFO36" text:continue-numbering="true">
        <text:list-item>
          <text:p text:style-name="P1144">Hur du får rätt till en SGI.</text:p>
        </text:list-item>
        <text:list-item>
          <text:p text:style-name="P1145">Hur den beräknas på dina inkomster.</text:p>
        </text:list-item>
        <text:list-item>
          <text:p text:style-name="P1146">Hur din SGI påverkar den ersättning du får.</text:p>
        </text:list-item>
        <text:list-item>
          <text:p text:style-name="P1147">Att det är viktigt att skydda din SGI om du slutar arbeta eller arbetar mindre.</text:p>
        </text:list-item>
      </text:list>
      <text:p text:style-name="P1148"/>
      <text:h text:style-name="P1149" text:outline-level="3">Frågor och svar</text:h>
      <text:h text:style-name="P1150" text:outline-level="4">Hur kan vi fördela dagarna mellan oss?</text:h>
      <text:p text:style-name="P1151">Om ni är två föräldrar får ni 195 dagar var på sjukpenningnivå och 45 dagar var på lägstanivå. Om du adopterar din makas, makes eller sambos barn (en närståendeadoption) får du ta del av de eventuella dagar som kvarstår på barnet. Ni kan fördela dagarna mellan er genom att föra över dagar till varandra. Men 90 dagar på sjukpenningnivå är reserverade för var och en av er och kan inte föras över.</text:p>
      <text:p text:style-name="P1152">Den som har fört över föräldrapenningdagar kan också ta tillbaka dagar som det ännu inte betalats ut ersättning för. Logga in på Mina sidor för att föra över och ta tillbaka dagar.</text:p>
      <text:p text:style-name="Normal"><text:a xlink:href="https://www.forsakringskassan.se/privatperson/logga-in-pa-mina-sidor#?goto=%2Fprivatperson%2Fmina-sidor%2Falla-e-tjanster%2Ffor-over-dagar-med-foraldrapenning" office:target-frame-name="_top" xlink:show="replace"><text:span text:style-name="T1153">För över dagar med föräldrapenningTill e-tjänsten</text:span></text:a></text:p>
      <text:p text:style-name="Normal"><text:a xlink:href="https://www.forsakringskassan.se/privatperson/logga-in-pa-mina-sidor#?goto=%2Fprivatperson%2Fmina-sidor%2Falla-e-tjanster%2Fta-tillbaka-dagar-med-foraldrapenning" office:target-frame-name="_top" xlink:show="replace"><text:span text:style-name="T1154">Ta tillbaka dagar med föräldrapenningTill e-tjänsten</text:span></text:a></text:p>
      <text:p text:style-name="P1155">Om du inte kan använda Mina sidor kan du istället skicka in en blankett.</text:p>
      <text:p text:style-name="Normal"><text:a xlink:href="https://www.forsakringskassan.se/download/18.3ab4e9fc17db121eae62922/1719813353642/7470-for-over-dagar-med-foraldrapenning.pdf" office:target-frame-name="_top" xlink:show="replace"><text:span text:style-name="T1156">7470 För över dagar med föräldrapenning</text:span><text:span text:style-name="Hyperlink"><draw:custom-shape svg:x="0in" svg:y="0in" svg:width="0.33333in" svg:height="0.33333in" draw:id="id10" draw:style-name="a10" draw:name="Rectangle 30" text:anchor-type="as-char"><svg:title/><svg:desc/><draw:enhanced-geometry draw:type="non-primitive" svg:viewBox="0 0 21600 21600" draw:enhanced-path="M 0 0 L 21600 0 21600 21600 0 21600 Z N"/></draw:custom-shape></text:span><text:span text:style-name="T1157">Pdf, 767 kB.</text:span></text:a></text:p>
      <text:p text:style-name="Normal"><text:a xlink:href="https://www.forsakringskassan.se/download/18.3ab4e9fc17db121eae62923/1719813113822/7471-ta-tillbaka-dagar-med-foraldrapenning.pdf" office:target-frame-name="_top" xlink:show="replace"><text:span text:style-name="Hyperlink">7471 Ta tillbaka dagar med föräldrapenning</text:span></text:a></text:p>
      <text:p text:style-name="P1158"/>
      <text:p text:style-name="P1159"/>
      <text:soft-page-break/>
      <text:h text:style-name="P1160" text:outline-level="4">Kan jag vara hemma halva dagar?</text:h>
      <text:p text:style-name="P1161">Ja, föräldrapenningen kan betalas ut som hel (100 procent), tre fjärdedels (75 procent), halv (50 procent), en fjärdedels (25 procent) eller en åttondels ersättning (12,5 procent). Men du kan inte välja att ta ut föräldrapenning i någon annan omfattning än just dessa.</text:p>
      <text:p text:style-name="P1162">Det betyder att du till exempel kan jobba 50 procent och ta ut föräldrapenning på 50 procent. Däremot kan du inte jobba 80 procent och ta ut föräldrapenning med 20 procent.</text:p>
      <text:p text:style-name="P1163"/>
      <text:h text:style-name="P1164" text:outline-level="4">Hur gör jag om jag är ensamstående och blir för sjuk för att kunna ta hand om mitt barn?</text:h>
      <text:p text:style-name="Normal"><text:span text:style-name="T1165">Om du är ensamstående och blir så sjuk att du inte kan ta hand om ditt barn, kan en vän eller släkting ta hand om barnet. Hen får då pengar från Försäkringskassan för att ersätta inkomsten som hen går miste om.<text:s/></text:span>Det kallas för utvidgad tillfällig föräldrapenning.</text:p>
      <text:list text:style-name="LFO38" text:continue-numbering="true">
        <text:list-item>
          <text:p text:style-name="P1166">För att få utvidgad tillfällig föräldrapenning ska barnet vara yngre än 3 år.</text:p>
        </text:list-item>
        <text:list-item>
          <text:p text:style-name="P1167">Du ska vara ensam vårdnadshavare eller om ni har gemensam vårdnad ska den andra föräldern inte kunna ta hand om barnet för att hen inte bor i Sverige eller själv är för sjuk för att kunna ta hand barnet.</text:p>
        </text:list-item>
        <text:list-item>
          <text:p text:style-name="P1168">Inte bo ihop med en annan förälder som det går att avstå föräldrapenningdagar till personen som tar hand om barnet ska vara försäkrad i Sverige och avstå från arbete.</text:p>
        </text:list-item>
      </text:list>
      <text:p text:style-name="P1169">Den som tar hand om barnet får lika som hen skulle ha fått i VAB-ersättning. Hen får lite mindre än 80 procent av sin vanliga inkomst men högst 946 kronor per dag om hen arbetar heltid 5 dagar i veckan.</text:p>
      <text:p text:style-name="P1170"/>
      <text:h text:style-name="P1171" text:outline-level="4">Om jag som har föräldrapenning blir sjuk, kan den andra föräldern vabba då?</text:h>
      <text:p text:style-name="P1172">Ja. Om barnet är äldre än 240 dagar (8 månader) kan den andre föräldern ansöka om ersättning för vab. Kan den andre föräldern inte vårda barnet på grund av arbete så kan till exempel en släkting, granne eller vän vabba istället.</text:p>
      <text:p text:style-name="P1173">Är barnet yngre än 240 dagar kan den andre föräldern ta ut föräldrapenning istället för dig.</text:p>
      <text:p text:style-name="P1174">Kom ihåg att sjukanmäla dig första sjukdagen om du blir sjuk och inte kan ta hand om ditt barn under föräldraledigheten.</text:p>
      <text:p text:style-name="P1175"/>
      <text:soft-page-break/>
      <text:h text:style-name="P1176" text:outline-level="4">Jag har fått ändrad inkomst – hur ändrar jag den?</text:h>
      <text:p text:style-name="P1177">Om du har ett pågående föräldrapenningärende kan du anmäla att du har fått en ny inkomst på Mina sidor. Om du inte har ett ärende just nu behöver du inte anmäla alls.</text:p>
      <text:p text:style-name="P1178"/>
      <text:h text:style-name="P1179" text:outline-level="4">Kan jag få föräldrapenning när jag skolar in barnet på förskolan?</text:h>
      <text:p text:style-name="P1180">Ja det kan du. Men reglerna ser lite olika ut beroende på om du vill använda dagar på lägstanivå eller dagar på sjukpenningnivå.</text:p>
      <text:p text:style-name="P1181">Du kan alltid ta ut föräldrapenning på lägstanivå</text:p>
      <text:p text:style-name="P1182">Om du är med barnet på förskolan, eller finns tillgänglig medan barnet är på inskolning, mer än en åttondel (12,5 %) av dagen kan du ta ut en hel dag med föräldrapenning på lägstanivå.</text:p>
      <text:p text:style-name="P1183">I vissa fall kan du ta ut föräldrapenning på sjukpenningnivå</text:p>
      <text:p text:style-name="P1184">Huvudregeln är att du bara kan få föräldrapenning för den tiden du har rumslig kontakt med barnet. Alltså att du är i närheten av barnet. Så om du lämnar förskolan under inskolningen kan du inte få föräldrapenning för den tiden.</text:p>
      <text:p text:style-name="P1185">Exempel:<text:line-break/>Om du lämnar barnet på förskola för inskolning i 4 timmar och är tillsammans med barnet resten av dagen kan du bara ta ut halv föräldrapenning på sjukpenningnivå. Det gäller även om du måste finnas tillgänglig för förskolan (exemplet utgår ifrån att du arbetar 8 timmar).</text:p>
      <text:p text:style-name="P1186">Om du är med barnet mer än 75 % av en dag</text:p>
      <text:p text:style-name="P1187">Om du är med barnet mer än 75 % av en arbetsdag kan du ta ut hel föräldrapenning för den dagen, oavsett om du skolar in barnet på förskola eller inte.</text:p>
      <text:p text:style-name="P1188">Vi får ofta synpunkter från er om att det blir krångligt i inskolningen eftersom det ibland är så att man måste finnas tillgänglig för förskolan och därför inte kan arbeta samtidigt som man inte får ha rumslig kontakt och därför inte kan få föräldrapenning. Vi håller med om att det kan bli krångligt och har därför fört fram era åsikter till lagstiftaren i vår antikrångelkatalog.</text:p>
      <text:p text:style-name="P1189"/>
      <text:h text:style-name="P1190" text:outline-level="4">När måste jag meddela min arbetsgivare att jag vill vara ledig?</text:h>
      <text:p text:style-name="P1191">Om du meddelar din arbetsgivare minst två månader innan du ska vara föräldraledig så måste arbetsgivaren godkänna din föräldraledighet. På en del arbetsplatser finns det kollektivavtal som gör att du ska anmäla tidigare eller senare. Fråga din arbetsgivare om du vill veta vad som gäller för dig.</text:p>
      <text:soft-page-break/>
      <text:h text:style-name="P1192" text:outline-level="4">Kan jag ansöka om föräldrapenning i efterhand?</text:h>
      <text:p text:style-name="P1193">Ja, det kan du göra. Men du kan bara få föräldrapenning för högst 90 dagar tillbaka i tiden.</text:p>
      <text:p text:style-name="P1194"/>
      <text:h text:style-name="P1195" text:outline-level="4">Vad händer om jag vill avbryta föräldraledigheten?<text:tab/></text:h>
      <text:p text:style-name="P1196">Om du har varit ledig en månad eller längre har arbetsgivaren rätt att låta dig vänta i högst en månad innan du får börja jobba igen. Det gäller också om du varit ledig kortare tid en månad, men planerat att vara ledig minst en månad.</text:p>
      <text:p text:style-name="P1197">Om du vill stoppa utbetalningarna av föräldrapenning från Försäkringskassan ska du skicka in en ny ansökan där du bara begär ersättning fram till och med det datumet som du vill ha föräldrapenning för. Det är alltid den senast inkomna ansökan som gäller.</text:p>
      <text:p text:style-name="Normal"><text:span text:style-name="T1198">Du kan också ringa kundcenter på<text:s/></text:span><text:a xlink:href="tel:+46771524524" office:target-frame-name="_top" xlink:show="replace"><text:span text:style-name="T1199">0771</text:span><text:span text:style-name="T1200">‑524 524</text:span></text:a><text:span text:style-name="T1201">. Det går bara att stoppa utbetalningarna för dagar som det ännu inte betalats ut någon föräldrapenning för.</text:span></text:p>
      <text:p text:style-name="P1202"/>
      <text:h text:style-name="P1203" text:outline-level="4">Kan min arbetsgivare hindra mig från att vara föräldraledig?</text:h>
      <text:p text:style-name="P1204">Ja, din arbetsgivare kan hindra dig från att vara föräldraledig, men inte i de här fallen:</text:p>
      <text:list text:style-name="LFO39" text:continue-numbering="true">
        <text:list-item>
          <text:p text:style-name="P1205">Om det är du som ska föda barnet har du rätt att vara helt ledig från ditt arbete i samband med att du föder barnet. Du har rätt till det under en sammanhängande period av minst sju veckor före den beräknade förlossningen och sju veckor efter förlossningen.</text:p>
        </text:list-item>
        <text:list-item>
          <text:p text:style-name="P1206">Fram till att barnet är 18 månader har du rätt att vara helt ledig från ditt arbete.</text:p>
        </text:list-item>
        <text:list-item>
          <text:p text:style-name="P1207">Fram till att barnet fyller åtta år eller slutar första klass har du rätt att vara ledig om du tar ut föräldraledighet. Du har också rätt att förkorta din arbetstid med upp till en fjärdedel.</text:p>
        </text:list-item>
      </text:list>
      <text:p text:style-name="P1208">Du har rätt att dela upp ledigheten på högst tre perioder varje kalenderår. Om du och din arbetsgivare är överens kan du dela upp ledigheten på flera perioder.</text:p>
      <text:p text:style-name="P1209"/>
      <text:p text:style-name="P1210"/>
      <text:h text:style-name="Heading3" text:outline-level="3"><text:a xlink:href="https://www.forsakringskassan.se/privatperson/foralder/adoption/10-dagar-vid-barns-adoption" office:target-frame-name="_top" xlink:show="replace"><text:span text:style-name="T1211">10</text:span><text:span text:style-name="T1212">‑dagar vid barns adoption</text:span></text:a></text:h>
      <text:p text:style-name="P1213">I samband med adoptionen, kan du få vara ledig för att lära känna barnet. Ersättningen kallas för 10-dagar</text:p>
      <text:soft-page-break/>
      <text:p text:style-name="P1214">Du som förälder kan få 10 dagar i samband med adoption av ett barn som är yngre än 10 år. De är till för att du ska lära känna ditt barn. Ersättningen du får när du tar ut dina 10‑dagar heter tillfällig föräldrapenning.</text:p>
      <text:p text:style-name="P1215">Kan man få ersättning för 10‑dagar?</text:p>
      <text:p text:style-name="P1216">Om du är försäkrad i Sverige kan du få ersättningen. Du är oftast försäkrad om du bor eller arbetar i landet.</text:p>
      <text:p text:style-name="P1217">Hur mycket pengar kan man få?</text:p>
      <text:p text:style-name="P1218">Ersättningen för 10‑dagar är lite mindre än 80 procent av din vanliga inkomst, men det finns ett tak för hur mycket pengar du kan få. Om du tjänar mer än 7,5 prisbasbelopp så får du inte ersättning för den del av din inkomst som ligger över taket.</text:p>
      <text:p text:style-name="P1219">När kan man ta ut dagarna?</text:p>
      <text:p text:style-name="P1220">Du kan ta ut dagarna när du har fått barnet i din vård. Sedan går det bra att ta ut dagarna antingen under resan eller efteråt när ni är tillbaka hemma. Du kan som längst ta ut de 10 dagarna fram till 60 dagar sedan du fick barnet i din vård.</text:p>
      <text:p text:style-name="P1221">Om du ska ta ut dagarna i ett land som inte är ett EU/EES‑land eller Schweiz</text:p>
      <text:p text:style-name="P1222">Om du vill ta ut de 10 dagarna i ett land som inte är ett EU/EES‑land eller Schweiz ska du kontakta Försäkringskassan innan du reser för att få ett medgivande vid utlandsvistelse. Medgivandet kan vara skriftligt eller muntligt. Ett skriftligt meddelande får du genom att ansöka med e-tjänsten:</text:p>
      <text:p text:style-name="Normal"><text:a xlink:href="https://www.forsakringskassan.se/privatperson/logga-in-pa-mina-sidor#?goto=%2Fprivatperson%2Fmina-sidor%2Falla-e-tjanster%2Fbegar-medgivande-for-ersattning-vid-utlandsvistelse" office:target-frame-name="_top" xlink:show="replace"><text:span text:style-name="T1223">Begär medgivande för ersättning vid utlandsvistelseTill e-tjänsten</text:span></text:a></text:p>
      <text:p text:style-name="P1224">Om du inte kan använda e-tjänsten kan du ansöka på blankett:</text:p>
      <text:p text:style-name="Normal"><text:a xlink:href="https://www.forsakringskassan.se/download/18.6ee1b669175da6fd958b9b/1705324804148/7430-begar-medgivande-for-ersattning-vid-utlandsvistelse.pdf" office:target-frame-name="_top" xlink:show="replace"><text:span text:style-name="T1225">7430 Begär medgivande för ersättning vid utlandsvistelse</text:span><text:span text:style-name="Hyperlink"><draw:custom-shape svg:x="0in" svg:y="0in" svg:width="0.33333in" svg:height="0.33333in" draw:id="id11" draw:style-name="a11" draw:name="Rectangle 32" text:anchor-type="as-char"><svg:title/><svg:desc/><draw:enhanced-geometry draw:type="non-primitive" svg:viewBox="0 0 21600 21600" draw:enhanced-path="M 0 0 L 21600 0 21600 21600 0 21600 Z N"/></draw:custom-shape></text:span><text:span text:style-name="T1226">Pdf, 132 kB.</text:span></text:a></text:p>
      <text:p text:style-name="P1227">Om du vill ta ut dagarna i ett EU/EES-land eller i Schweiz behöver du inget medgivande.</text:p>
      <text:p text:style-name="P1228">Så ansöker du om ersättning för 10‑dagar</text:p>
      <text:p text:style-name="P1229">Ansök</text:p>
      <text:p text:style-name="P1230">När tiden du vill ha ersättning för har passerat, loggar du in i e-tjänsten för att ansöka om pengar för de dagar du varit ledig.</text:p>
      <text:p text:style-name="P1231">Kom ihåg att ansöka senast 90 dagar efter den första dagen som du vill ha ersättning för.</text:p>
      <text:p text:style-name="P1232">Om du vill ansöka om dagar för tid som du är utomlands behöver du meddela Försäkringskassan barnets födelsedatum så att vi kan registrera ett samband mellan dig och barnet. Det kan du göra redan innan du reser.</text:p>
      <text:soft-page-break/>
      <text:p text:style-name="P1233">Om vi har registrerat ett samband mellan dig och barnet kan du ansöka om 10‑dagarna via e-tjänsten. Du behöver skicka in en kopia av beslutet om medgivande från socialnämnden till Försäkringskassan.</text:p>
      <text:p text:style-name="Normal"><text:a xlink:href="https://www.forsakringskassan.se/privatperson/logga-in-pa-mina-sidor#?goto=%2Fprivatperson%2Fmina-sidor%2Falla-e-tjanster%2Fansok-om-10-dagar" office:target-frame-name="_top" xlink:show="replace"><text:span text:style-name="T1234">Ansök om 10-dagarTill e-tjänsten</text:span></text:a></text:p>
      <text:p text:style-name="P1235">Utbetalning</text:p>
      <text:p text:style-name="P1236">Du måste vara registrerad som barnets vårdnadshavare och barnet måste vara bosatt i Sverige innan du kan få ersättningen för 10 dagar i samband med adoption utbetald.</text:p>
      <text:p text:style-name="Normal"><text:a xlink:href="https://www.forsakringskassan.se/privatperson/utbetalningsdatum-och-handlaggningstider" office:target-frame-name="_top" xlink:show="replace"><text:span text:style-name="T1237">Utbetalningsdatum och handläggningstider</text:span></text:a></text:p>
      <text:p text:style-name="P1238"/>
      <text:h text:style-name="P1239" text:outline-level="3">Frågor och svar</text:h>
      <text:h text:style-name="P1240" text:outline-level="4">Vi har adopterat tvillingar – får vi fler än 10 dagar då?</text:h>
      <text:p text:style-name="P1241">Ja, du får alltid ersättning för 10 dagar per barn. Vid tvillingadoption får du 20 dagar, vid trillingadoption 30 dagar, och så vidare.</text:p>
      <text:p text:style-name="P1242"/>
      <text:h text:style-name="P1243" text:outline-level="4">Får jag pengar för lördagar och söndagar?</text:h>
      <text:p text:style-name="P1244">Ja, om du skulle ha arbetat lördag och söndag så kan du få ersättning även för lördagar och söndagar.</text:p>
      <text:p text:style-name="P1245"/>
      <text:h text:style-name="P1246" text:outline-level="4">Kan jag vara hemma halva dagar?</text:h>
      <text:p text:style-name="P1247">Ja, det går bra. Du kan ta ut ersättning för 25, 50 eller 75 procent av din vanliga arbetstid. Du kan alltså ta ut 20 halva dagar istället för 10 hela. Du kan även ta ut 1/8‑dels dagar, som motsvarar 12,5 % av normalarbetstiden.</text:p>
      <text:p text:style-name="P1248"/>
      <text:h text:style-name="P1249" text:outline-level="4">Kan jag ansöka på webben om jag har skyddade personuppgifter?</text:h>
      <text:p text:style-name="P1250">Nej, du kan inte ansöka eftersom det kräver inloggning med personnummer. Ring till Försäkringskassan så skickar vi hem en blankett till dig. Tänk på att Försäkringskassan måste få din ansökan senast 90 dagar efter den första dagen som du var hemma med barnet.</text:p>
      <text:p text:style-name="P1251"/>
      <text:h text:style-name="P1252" text:outline-level="4">Vem kan ta ut de 10 dagarna?</text:h>
      <text:p text:style-name="P1253">Om ni är två föräldrar har ni rätt till 5 dagar var, men ni kan fördela dagarna som det passar er. En av er kan till exempel ta ut alla 10 dagar.</text:p>
      <text:soft-page-break/>
      <text:p text:style-name="Normal"><text:span text:style-name="T1254">Om du adopterar som ensamstående har du rätt till alla 10 dagar. Om du vill att någon närstående ska ta ut 10</text:span><text:span text:style-name="T1255">‑dagarna, eller om du vill dela de 10 dagarna med en närstående, behöver du ringa till oss på<text:s/></text:span><text:a xlink:href="tel:+46771524524" office:target-frame-name="_top" xlink:show="replace"><text:span text:style-name="T1256">0771</text:span><text:span text:style-name="T1257">‑524 524</text:span></text:a><text:span text:style-name="T1258">.</text:span></text:p>
      <text:p text:style-name="P1259"/>
      <text:h text:style-name="Heading3" text:outline-level="3"><text:a xlink:href="https://www.forsakringskassan.se/privatperson/foralder/adoption/adoptionsbidrag" office:target-frame-name="_top" xlink:show="replace"><text:span text:style-name="T1260">Adoptionsbidrag</text:span></text:a></text:h>
      <text:p text:style-name="P1261">Du som adopterar ett barn kan få adoptionsbidrag. Bidraget ska täcka en del av kostnaderna för att adoptera ett barn från ett annat land.</text:p>
      <text:p text:style-name="P1262">När du adopterar barn från ett annat land kan du få adoptionsbidrag.</text:p>
      <text:p text:style-name="P1263">Vem kan få adoptionsbidrag?</text:p>
      <text:p text:style-name="Normal">Du kan få adoptionsbidrag om</text:p>
      <text:list text:style-name="LFO40" text:continue-numbering="true">
        <text:list-item>
          <text:p text:style-name="P1264">adoptionen är godkänd av Myndigheten för familjerätt och föräldraskapsstöd (MFoF) av en svensk domstol eller en utländsk domstol i ett land som är anslutet till Haagkonventionen</text:p>
        </text:list-item>
        <text:list-item>
          <text:p text:style-name="P1265">adoptionen är förmedlad av en organisation som är auktoriserad av Myndigheten för familjerätt och föräldraskapsstöd</text:p>
        </text:list-item>
        <text:list-item>
          <text:p text:style-name="P1266">barnet är utländsk medborgare</text:p>
        </text:list-item>
        <text:list-item>
          <text:p text:style-name="P1267">barnet inte är bosatt i Sverige när ni får barnet i er vård</text:p>
        </text:list-item>
        <text:list-item>
          <text:p text:style-name="P1268">barnet inte har fyllt 10 år</text:p>
        </text:list-item>
        <text:list-item>
          <text:p text:style-name="P1269"><text:span text:style-name="T1270">du är bosatt i Sverige både när du får barnet i din vård och när adoptionen blir giltig i Sverige.<text:s/></text:span>Är ni två föräldrar gäller det er båda.</text:p>
        </text:list-item>
      </text:list>
      <text:p text:style-name="P1271">Hur mycket pengar kan jag få?</text:p>
      <text:p text:style-name="P1272">Du får 75 000 kronor per barn. Bidraget är skattefritt.</text:p>
      <text:p text:style-name="P1273">Så ansöker du om adoptionsbidrag</text:p>
      <text:p text:style-name="P1274">När din adoption har blivit giltig i Sverige kan du ansöka om adoptionsbidraget. Du måste ansöka inom ett år från den dag då adoptionen blev giltig.</text:p>
      <text:p text:style-name="P1275">1. Ansök</text:p>
      <text:p text:style-name="P1276">Du ansöker på blankett:</text:p>
      <text:p text:style-name="Normal"><text:a xlink:href="https://www.forsakringskassan.se/download/18.6ee1b669175da6fd958ba4/1747636977326/2540-ansok-om-bidrag-vid-adoption-av-barn-fran-utlandet.pdf" office:target-frame-name="_top" xlink:show="replace"><text:span text:style-name="T1277">2540 Ansökan om bidrag vid adoption av barn från utlandet<text:s/></text:span><text:span text:style-name="Hyperlink"><draw:custom-shape svg:x="0in" svg:y="0in" svg:width="0.33333in" svg:height="0.33333in" draw:id="id12" draw:style-name="a12" draw:name="Rectangle 35" text:anchor-type="as-char"><svg:title/><svg:desc/><draw:enhanced-geometry draw:type="non-primitive" svg:viewBox="0 0 21600 21600" draw:enhanced-path="M 0 0 L 21600 0 21600 21600 0 21600 Z N"/></draw:custom-shape></text:span><text:span text:style-name="T1278">Pdf, 736 kB.</text:span></text:a></text:p>
      <text:p text:style-name="Normal">Skicka in blanketten tillsammans med</text:p>
      <text:list text:style-name="LFO41" text:continue-numbering="true">
        <text:list-item>
          <text:p text:style-name="P1279">en kopia av adoptionsbeslutet eller av en handling som styrker adoptionen</text:p>
        </text:list-item>
        <text:list-item>
          <text:p text:style-name="P1280">en kopia av handling som styrker vilken organisation som har förmedlat adoptionen.</text:p>
        </text:list-item>
      </text:list>
      <text:p text:style-name="P1281">2. Utbetalning</text:p>
      <text:p text:style-name="P1282">Pengarna kan betalas ut när Försäkringskassan har bedömt att ditt barn omfattas av den svenska socialförsäkringen.</text:p>
      <text:p text:style-name="P1283"/>
      <text:h text:style-name="P1284" text:outline-level="3">Frågor och svar</text:h>
      <text:h text:style-name="P1285" text:outline-level="4">Kan jag få adoptionsbidrag för att adoptera min partners barn?</text:h>
      <text:p text:style-name="P1286">Nej. Du kan bara få adoptionsbidrag för att adoptera ett barn från ett annat land.</text:p>
      <text:p text:style-name="P1287"/>
      <text:h text:style-name="P1288" text:outline-level="4">Behöver jag visa vilka kostnader adoptionen har inneburit?</text:h>
      <text:p text:style-name="P1289">Nej. Det räcker att du uppfyller villkoren för att få bidraget.</text:p>
      <text:p text:style-name="P1290"/>
      <text:h text:style-name="P1291" text:outline-level="4">Vi är två föräldrar. Kan min partner få 50 000 kronor och jag 25 000 kronor?</text:h>
      <text:p text:style-name="P1292">Ja. Ni väljer själva hur stor del av bidraget ni vill ha till respektive konto.</text:p>
      <text:p text:style-name="P1293"/>
      <text:h text:style-name="P1294" text:outline-level="4">Vi adopterar två barn samtidigt. Får vi dubbelt adoptionsbidrag då?</text:h>
      <text:p text:style-name="P1295">Ja. Ni får 75 000 kronor för varje barn.</text:p>
      <text:p text:style-name="P1296"/>
      <text:p text:style-name="P1297"/>
      <text:h text:style-name="Heading3" text:outline-level="3"><text:a xlink:href="https://www.forsakringskassan.se/privatperson/foralder/adoption/underhallsstod-vid-adoption" office:target-frame-name="_top" xlink:show="replace"><text:span text:style-name="T1298">Underhållsstöd vid adoption</text:span></text:a></text:h>
      <text:p text:style-name="P1299">Du som adopterar ensam kan ansöka om underhållsstöd. Stödet ska kompensera det som barnet annars skulle ha fått av en andra förälder.</text:p>
      <text:p text:style-name="P1300">Du som har adopterat ett barn ensam kan få underhållsstöd från Försäkringskassan från och med den månad som du har fått vårdnad om barnet. Underhållsstödet ska kompensera barnet ekonomiskt för det underhållsbidrag det annars skulle ha fått av en andra förälder.</text:p>
      <text:p text:style-name="P1301">Hur stort underhåll barnet har rätt till varje månad beror på barnets ålder:</text:p>
      <text:list text:style-name="LFO42" text:continue-numbering="true">
        <text:list-item>
          <text:p text:style-name="P1302">Till och med den månad då barnet fyller 7 år är fullt underhållsstöd 1 623 kronor i månaden.</text:p>
        </text:list-item>
      </text:list>
      <text:list text:style-name="LFO43" text:continue-numbering="true">
        <text:list-item>
          <text:p text:style-name="P1303">Från och med månaden efter att barnet har fyllt 7 år är beloppet 1 823 kronor.</text:p>
        </text:list-item>
      </text:list>
      <text:soft-page-break/>
      <text:list text:style-name="LFO44" text:continue-numbering="true">
        <text:list-item>
          <text:p text:style-name="P1304">Från och med månaden efter att barnet har fyllt 15 år är beloppet 2 223 kronor i månaden.</text:p>
        </text:list-item>
      </text:list>
      <text:p text:style-name="P1305">Så ansöker du om underhållsstöd vid adoption</text:p>
      <text:p text:style-name="P1306">Om ansökan innehåller alla uppgifter vi behöver tar det högst 6 veckor innan du får ett beslut.</text:p>
      <text:p text:style-name="P1307"/>
      <text:h text:style-name="P1308" text:outline-level="4">Om du inte kan ansöka via e-tjänsten</text:h>
      <text:p text:style-name="P1309">Ansök med blankett:</text:p>
      <text:p text:style-name="Normal"><text:a xlink:href="https://www.forsakringskassan.se/download/18.6ee1b669175da6fd958bc5/1701779134887/5012-ansok-om-underhallsstod.pdf" office:target-frame-name="_top" xlink:show="replace"><text:span text:style-name="T1310">5012 Ansökan om underhållsstöd</text:span></text:a></text:p>
      <text:p text:style-name="P1311"/>
      <text:h text:style-name="P1312" text:outline-level="4">När barnet är över 18 år</text:h>
      <text:p text:style-name="P1313">Barn över 18 år kan få förlängt underhållsstöd från Försäkringskassan om de</text:p>
      <text:list text:style-name="LFO45" text:continue-numbering="true">
        <text:list-item>
          <text:p text:style-name="P1314">studerar på heltid i gymnasiet, grundskolan eller motsvarande och studierna ger rätt till studiehjälp eller barnbidrag</text:p>
        </text:list-item>
        <text:list-item>
          <text:p text:style-name="P1315">bor och är folkbokförda hos en av föräldrarna eller någon annan som var vårdnadshavare när barnet fyllde 18 år</text:p>
        </text:list-item>
        <text:list-item>
          <text:p text:style-name="P1316">inte är eller har varit gifta.</text:p>
        </text:list-item>
      </text:list>
      <text:p text:style-name="P1317">När barnet har fyllt 18 år betalas underhållsstödet ut direkt till barnet. Barnet ansöker själv.</text:p>
      <text:p text:style-name="P1318">Som längst kan barnet få förlängt underhållsstöd till och med juni det år som han eller hon fyller 20 år.</text:p>
      <text:p text:style-name="Normal"><text:a xlink:href="https://www.forsakringskassan.se/privatperson/logga-in-pa-mina-sidor#?goto=%2Fprivatperson%2Fmina-sidor%2Falla-e-tjanster%2Fansok-om-forlangt-underhallsstod" office:target-frame-name="_top" xlink:show="replace"><text:span text:style-name="T1319">Ansök om förlängt underhållsstödTill e-tjänsten</text:span></text:a></text:p>
      <text:p text:style-name="P1320">Om barnet inte kan använda Mina sidor går det att ansöka med blankett:</text:p>
      <text:p text:style-name="Normal"><text:a xlink:href="https://www.forsakringskassan.se/download/18.398e2a521762d534987542/1701779106938/5010-ansok-om-forlangt-underhallsstod.pdf" office:target-frame-name="_top" xlink:show="replace"><text:span text:style-name="T1321">5010 Ansökan förlängt underhållsstöd</text:span><text:span text:style-name="Hyperlink"><draw:custom-shape svg:x="0in" svg:y="0in" svg:width="0.33333in" svg:height="0.33333in" draw:id="id13" draw:style-name="a13" draw:name="Rectangle 38" text:anchor-type="as-char"><svg:title/><svg:desc/><draw:enhanced-geometry draw:type="non-primitive" svg:viewBox="0 0 21600 21600" draw:enhanced-path="M 0 0 L 21600 0 21600 21600 0 21600 Z N"/></draw:custom-shape></text:span><text:span text:style-name="T1322">Pdf, 828 kB.</text:span></text:a></text:p>
      <text:p text:style-name="P1323">Det finns information riktad till barnet på den här sidan:</text:p>
      <text:p text:style-name="P1324">Underhållsbidrag och förlängt underhållsstöd för dig som är över 18 år och studerar.</text:p>
      <text:p text:style-name="P1325"/>
      <text:p text:style-name="P1326">Utbetalning</text:p>
      <text:p text:style-name="P1327">När beslutet är klart får du den första utbetalningen inom 10 dagar. Därefter betalas underhållet ut den 25 varje månad i förskott för den kommande månaden. Är utbetalningsdagen en lördag eller söndag kommer pengarna på fredagen.</text:p>
      <text:p text:style-name="P1328">Under Utbetalningar på Mina sidor kan du se din utbetalning 8 dagar innan pengarna kommer.</text:p>
      <text:p text:style-name="P1329">Anmäl förändringar som kan påverka underhållsstödet</text:p>
      <text:soft-page-break/>
      <text:p text:style-name="P1330">Det är viktigt att du anmäler om det händer något som kan påverka barnets rätt till underhållsstöd från Försäkringskassan. Om du får för mycket underhållsstöd utbetalt kan du bli skyldig att betala tillbaka pengar.</text:p>
      <text:p text:style-name="P1331">Förändringar som kan påverka barnets rätt till underhållsstöd från Försäkringskassan är till exempel om</text:p>
      <text:list text:style-name="LFO46" text:continue-numbering="true">
        <text:list-item>
          <text:p text:style-name="P1332">har en partner som adopterar barnet</text:p>
        </text:list-item>
        <text:list-item>
          <text:p text:style-name="P1333">du, barnet eller ni båda reser utomlands och stannar längre än sex månader</text:p>
        </text:list-item>
        <text:list-item>
          <text:p text:style-name="P1334">du inte längre har vårdnaden om barnet</text:p>
        </text:list-item>
        <text:list-item>
          <text:p text:style-name="P1335">ett barn som är över 18 år och får förlängt underhållsstöd avbryter sina studier.</text:p>
        </text:list-item>
      </text:list>
      <text:p text:style-name="Normal"><text:span text:style-name="T1336">Anmäl förändringar genom att ringa till kundcenter på<text:s/></text:span><text:a xlink:href="tel:+46771524524" office:target-frame-name="_top" xlink:show="replace"><text:span text:style-name="T1337">0771</text:span><text:span text:style-name="T1338">‑524 524</text:span></text:a><text:span text:style-name="T1339">.</text:span></text:p>
      <text:p text:style-name="P1340"/>
      <text:h text:style-name="P1341" text:outline-level="3">Frågor och svar</text:h>
      <text:h text:style-name="P1342" text:outline-level="4">Kan jag få underhållsstöd för tidigare månader?</text:h>
      <text:p text:style-name="P1343">Ja, men bara för en månad tillbaka i tiden.</text:p>
      <text:p text:style-name="P1344"/>
      <text:p text:style-name="P1345"/>
      <text:h text:style-name="Heading2" text:outline-level="2"><text:a xlink:href="https://www.forsakringskassan.se/privatperson/foralder/barnbidrag-och-flerbarnstillagg" office:target-frame-name="_top" xlink:show="replace"><text:span text:style-name="T1346">Barnbidrag och flerbarnstillägg</text:span></text:a></text:h>
      <text:p text:style-name="P1347">Föräldrar som bor och har barn i Sverige får barnbidrag. Det finns också ett flerbarnstillägg för den som har två barn eller fler.</text:p>
      <text:p text:style-name="P1348">Föräldrar som bor och har barn i Sverige får barnbidrag. Du behöver inte ansöka om barnbidrag, utan det betalas ut automatiskt och kommer en gång i månaden. Det finns också ett flerbarnstillägg för den som har två barn eller fler.</text:p>
      <text:p text:style-name="P1349">Vem kan få barnbidrag?</text:p>
      <text:p text:style-name="P1350">Du kan få barnbidrag om</text:p>
      <text:list text:style-name="LFO47" text:continue-numbering="true">
        <text:list-item>
          <text:p text:style-name="P1351">du är vårdnadshavare för ett barn som är yngre än 16 år, eller ett barn som är äldre och går i grundskolan eller i anpassad skola.</text:p>
        </text:list-item>
        <text:list-item>
          <text:p text:style-name="P1352">både du och barnet är försäkrade i Sverige.</text:p>
        </text:list-item>
      </text:list>
      <text:p text:style-name="P1353">Du och barnet är normalt försäkrade i Sverige om ni bor här och har svenskt medborgarskap eller uppehållstillstånd.</text:p>
      <text:p text:style-name="Normal"><text:a xlink:href="https://www.forsakringskassan.se/om-forsakringskassan/forsakrad-i-sverige" office:target-frame-name="_top" xlink:show="replace"><text:span text:style-name="T1354">Försäkrad i Sverige</text:span></text:a></text:p>
      <text:p text:style-name="P1355">Vem kan få flerbarnstillägg?</text:p>
      <text:soft-page-break/>
      <text:p text:style-name="P1356">Du får flerbarnstillägg om du har barnbidrag eller studiebidrag för två barn eller fler. Du behåller flerbarnstillägget även efter att ett barn har fyllt 18 år och får studiebidraget utbetalt till sig själv.</text:p>
      <text:p text:style-name="P1357">Barnbidrag om du eller en familjemedlem bor eller arbetar utomlands</text:p>
      <text:p text:style-name="P1358">Om någon i familjen bor eller arbetar i ett annat EU/EES-land eller Schweiz kan det påverka barnbidraget. Det gäller även om någon i familjen får pension från de länderna.</text:p>
      <text:p text:style-name="Normal"><text:a xlink:href="https://www.forsakringskassan.se/privatperson/foralder/barnbidrag-och-flerbarnstillagg/eu-familjeformaner" office:target-frame-name="_top" xlink:show="replace"><text:span text:style-name="T1359">EU-familjeförmåner</text:span></text:a></text:p>
      <text:p text:style-name="Normal"><text:span text:style-name="T1360">Om du eller någon i familjen flyttar utomlands, eller börjar arbeta i ett annat land, måste du anmäla det till oss. Annars kan du få bidrag som du inte har rätt till och bli återbetalningsskyldig.</text:span><text:span text:style-name="T1361"><text:line-break/></text:span><text:a xlink:href="https://www.forsakringskassan.se/privatperson/flytta-jobba-studera-eller-fa-vard-utomlands/utomlands-med-barn" office:target-frame-name="_top" xlink:show="replace"><text:span text:style-name="T1362">Utomlands med barn</text:span></text:a></text:p>
      <text:p text:style-name="P1363">Vem betalas barnbidraget ut till?</text:p>
      <text:p text:style-name="P1364">Om barnet är fött den 1 mars 2014 eller senare betalas barnbidrag och flerbarnstillägg ut med hälften var till båda vårdnadshavarna.</text:p>
      <text:p text:style-name="P1365">För äldre barn betalas barnbidraget ut till en av vårdnadshavarna. Om ni vill dela på bidraget eller ändra vem som får det måste ni anmäla det till Försäkringskassan.</text:p>
      <text:p text:style-name="P1366">Om du är ensam vårdnadshavare får du hela bidraget med eventuellt flerbarnstillägg.</text:p>
      <text:p text:style-name="P1367">Ändra vem som ska få barnbidraget</text:p>
      <text:p text:style-name="P1368">Om du vill ändra hur barnbidraget betalas ut kan du göra det i e-tjänsten Ändra vem som ska få barnbidraget. Ändringen går snabbare om barnets andra förälder också loggar in i e-tjänsten och godkänner ändringen. Vi ändrar vem som får barnbidraget tidigast månaden efter att ni båda har signerat anmälan.</text:p>
      <text:p text:style-name="Normal"><text:a xlink:href="https://www.forsakringskassan.se/privatperson/logga-in-pa-mina-sidor#?goto=%2Fprivatperson%2Fmina-sidor%2Falla-e-tjanster%2Fandra-vem-som-ska-fa-barnbidraget" office:target-frame-name="_top" xlink:show="replace"><text:span text:style-name="T1369">Ändra vem som ska få barnbidragetTill e-tjänsten</text:span></text:a></text:p>
      <text:p text:style-name="P1370">Om du och den andra föräldern inte är överens så kan du anmäla ändringen utan att hen godkänner ändringen. Men då tar det längre tid, eftersom vi måste utreda var barnet bor. Vi kontaktar den andra föräldern och informerar om vilka uppgifter du har lämnat. Den andra föräldern har därefter två veckor på sig att lämna synpunkter.</text:p>
      <text:p text:style-name="P1371"/>
      <text:h text:style-name="P1372" text:outline-level="4">Ändra vem som ska få flerbarnstillägget</text:h>
      <text:p text:style-name="P1373"> Ni kan välja vem som ska få flerbarnstillägget om ni båda får helt barnbidrag eller studiebidrag från CSN för ett barn eller fler. Om någon av er får delat barnbidrag för ett barn fördelas flerbarnstillägget däremot automatiskt mellan er. Då kan ni inte välja vem som ska få flerbarnstillägget.</text:p>
      <text:p text:style-name="Normal"><text:a xlink:href="https://www.forsakringskassan.se/download/18.3b0dc6ef17db11eab723b83/1705391072087/5220-rakna-ihop-barn-i-hushallet-och-valj-betalningsmottagare-for-flerbarnstillagg.pdf" office:target-frame-name="_top" xlink:show="replace"><text:span text:style-name="T1374">5220 Anmälan – Räkna ihop barn i hushållet och välj betalningsmottagare – för flerbarnstillägg</text:span></text:a></text:p>
      <text:p text:style-name="P1375"/>
      <text:p text:style-name="P1376">Hur mycket pengar kan jag få?</text:p>
      <text:p text:style-name="P1377">Barnbidraget är 1 250 kronor i månaden per barn. Flerbarnstillägget är 150 kronor för två barn och blir högre om du har fler barn. Du betalar ingen skatt på barnbidrag eller på flerbarnstillägg.</text:p>
      <text:p text:style-name="P1378">Tabell som visar hur mycket du kan få i barnbidrag och flerbarnstillägg</text:p>
      <text:p text:style-name="Normal"><text:span text:style-name="T1379"> </text:span><text:span text:style-name="T1380">Om två föräldrar delar</text:span></text:p>
      <table:table table:style-name="Table1381">
        <table:table-columns>
          <table:table-column table:style-name="TableColumn1382"/>
          <table:table-column table:style-name="TableColumn1383"/>
          <table:table-column table:style-name="TableColumn1384"/>
          <table:table-column table:style-name="TableColumn1385"/>
          <table:table-column table:style-name="TableColumn1386"/>
        </table:table-columns>
        <table:table-header-rows>
          <table:table-row table:style-name="TableRow1387">
            <table:table-cell table:style-name="TableCell1388">
              <text:p text:style-name="P1389">Antal barn</text:p>
            </table:table-cell>
            <table:table-cell table:style-name="TableCell1390">
              <text:p text:style-name="P1391">Barnbidrag</text:p>
            </table:table-cell>
            <table:table-cell table:style-name="TableCell1392">
              <text:p text:style-name="P1393">Flerbarnstillägg</text:p>
            </table:table-cell>
            <table:table-cell table:style-name="TableCell1394">
              <text:p text:style-name="P1395">Sammanlagt</text:p>
            </table:table-cell>
            <table:table-cell>
              <text:p text:style-name="P1395"/>
            </table:table-cell>
          </table:table-row>
        </table:table-header-rows>
        <table:table-row table:style-name="TableRow1396">
          <table:table-cell table:style-name="TableCell1397">
            <text:p text:style-name="Normal">1</text:p>
          </table:table-cell>
          <table:table-cell table:style-name="TableCell1398">
            <text:p text:style-name="Normal">625 kronor</text:p>
          </table:table-cell>
          <table:table-cell table:style-name="TableCell1399">
            <text:p text:style-name="Normal">-</text:p>
          </table:table-cell>
          <table:table-cell table:style-name="TableCell1400">
            <text:p text:style-name="Normal">625 kronor</text:p>
          </table:table-cell>
          <table:table-cell>
            <text:p text:style-name="Normal"/>
          </table:table-cell>
        </table:table-row>
        <table:table-row table:style-name="TableRow1401">
          <table:table-cell table:style-name="TableCell1402">
            <text:p text:style-name="Normal">2</text:p>
          </table:table-cell>
          <table:table-cell table:style-name="TableCell1403">
            <text:p text:style-name="Normal">1 250 kronor</text:p>
          </table:table-cell>
          <table:table-cell table:style-name="TableCell1404">
            <text:p text:style-name="Normal">75 kronor</text:p>
          </table:table-cell>
          <table:table-cell table:style-name="TableCell1405">
            <text:p text:style-name="Normal">1 325 kronor</text:p>
          </table:table-cell>
          <table:table-cell>
            <text:p text:style-name="Normal"/>
          </table:table-cell>
        </table:table-row>
        <table:table-row table:style-name="TableRow1406">
          <table:table-cell table:style-name="TableCell1407">
            <text:p text:style-name="Normal">3</text:p>
          </table:table-cell>
          <table:table-cell table:style-name="TableCell1408">
            <text:p text:style-name="Normal">1 875 kronor</text:p>
          </table:table-cell>
          <table:table-cell table:style-name="TableCell1409">
            <text:p text:style-name="Normal">365 kronor</text:p>
          </table:table-cell>
          <table:table-cell table:style-name="TableCell1410">
            <text:p text:style-name="Normal">2 240 kronor</text:p>
          </table:table-cell>
          <table:table-cell>
            <text:p text:style-name="Normal"/>
          </table:table-cell>
        </table:table-row>
        <table:table-row table:style-name="TableRow1411">
          <table:table-cell table:style-name="TableCell1412">
            <text:p text:style-name="Normal">4</text:p>
          </table:table-cell>
          <table:table-cell table:style-name="TableCell1413">
            <text:p text:style-name="Normal">2 500 kronor</text:p>
          </table:table-cell>
          <table:table-cell table:style-name="TableCell1414">
            <text:p text:style-name="Normal">870 kronor</text:p>
          </table:table-cell>
          <table:table-cell table:style-name="TableCell1415">
            <text:p text:style-name="Normal">3 370 kronor</text:p>
          </table:table-cell>
          <table:table-cell>
            <text:p text:style-name="Normal"/>
          </table:table-cell>
        </table:table-row>
        <table:table-row table:style-name="TableRow1416">
          <table:table-cell table:style-name="TableCell1417">
            <text:p text:style-name="Normal">5</text:p>
          </table:table-cell>
          <table:table-cell table:style-name="TableCell1418">
            <text:p text:style-name="Normal">3 125 kronor</text:p>
          </table:table-cell>
          <table:table-cell table:style-name="TableCell1419">
            <text:p text:style-name="Normal">1 495 kronor</text:p>
          </table:table-cell>
          <table:table-cell table:style-name="TableCell1420">
            <text:p text:style-name="Normal">4 620 kronor</text:p>
          </table:table-cell>
          <table:table-cell>
            <text:p text:style-name="Normal"/>
          </table:table-cell>
        </table:table-row>
        <table:table-row table:style-name="TableRow1421">
          <table:table-cell table:style-name="TableCell1422">
            <text:p text:style-name="Normal">6</text:p>
          </table:table-cell>
          <table:table-cell table:style-name="TableCell1423">
            <text:p text:style-name="Normal">3 750 kronor</text:p>
          </table:table-cell>
          <table:table-cell table:style-name="TableCell1424">
            <text:p text:style-name="Normal">2 120 kronor</text:p>
          </table:table-cell>
          <table:table-cell table:style-name="TableCell1425">
            <text:p text:style-name="Normal">5 870 kronor</text:p>
          </table:table-cell>
          <table:table-cell>
            <text:p text:style-name="Normal"/>
          </table:table-cell>
        </table:table-row>
        <table:table-row table:style-name="TableRow1426">
          <table:table-cell table:style-name="TableCell1427" table:number-columns-spanned="5">
            <text:p text:style-name="Normal"><text:span text:style-name="T1428">Om hela bidraget betalas ut till en förälder</text:span></text:p>
          </table:table-cell>
          <table:covered-table-cell/>
          <table:covered-table-cell/>
          <table:covered-table-cell/>
          <table:covered-table-cell/>
        </table:table-row>
        <table:table-row table:style-name="TableRow1429">
          <table:table-cell table:style-name="TableCell1430">
            <text:p text:style-name="P1431">Antal barn</text:p>
          </table:table-cell>
          <table:table-cell table:style-name="TableCell1432">
            <text:p text:style-name="P1433">Barnbidrag</text:p>
          </table:table-cell>
          <table:table-cell table:style-name="TableCell1434">
            <text:p text:style-name="P1435">Flerbarnstillägg</text:p>
          </table:table-cell>
          <table:table-cell table:style-name="TableCell1436" table:number-columns-spanned="2">
            <text:p text:style-name="P1437">Sammanlagt</text:p>
          </table:table-cell>
          <table:covered-table-cell/>
        </table:table-row>
        <table:table-row table:style-name="TableRow1438">
          <table:table-cell table:style-name="TableCell1439">
            <text:p text:style-name="Normal">1</text:p>
          </table:table-cell>
          <table:table-cell table:style-name="TableCell1440">
            <text:p text:style-name="Normal">1 250 kronor</text:p>
          </table:table-cell>
          <table:table-cell table:style-name="TableCell1441">
            <text:p text:style-name="Normal">-</text:p>
          </table:table-cell>
          <table:table-cell table:style-name="TableCell1442" table:number-columns-spanned="2">
            <text:p text:style-name="Normal">1 250 kronor</text:p>
          </table:table-cell>
          <table:covered-table-cell/>
        </table:table-row>
        <table:table-row table:style-name="TableRow1443">
          <table:table-cell table:style-name="TableCell1444">
            <text:p text:style-name="Normal">2</text:p>
          </table:table-cell>
          <table:table-cell table:style-name="TableCell1445">
            <text:p text:style-name="Normal">2 500 kronor</text:p>
          </table:table-cell>
          <table:table-cell table:style-name="TableCell1446">
            <text:p text:style-name="Normal">150 kronor</text:p>
          </table:table-cell>
          <table:table-cell table:style-name="TableCell1447" table:number-columns-spanned="2">
            <text:p text:style-name="Normal">2 650 kronor</text:p>
          </table:table-cell>
          <table:covered-table-cell/>
        </table:table-row>
        <table:table-row table:style-name="TableRow1448">
          <table:table-cell table:style-name="TableCell1449">
            <text:p text:style-name="Normal">3</text:p>
          </table:table-cell>
          <table:table-cell table:style-name="TableCell1450">
            <text:p text:style-name="Normal">3 750 kronor</text:p>
          </table:table-cell>
          <table:table-cell table:style-name="TableCell1451">
            <text:p text:style-name="Normal">730 kronor</text:p>
          </table:table-cell>
          <table:table-cell table:style-name="TableCell1452" table:number-columns-spanned="2">
            <text:p text:style-name="Normal">4 480 kronor</text:p>
          </table:table-cell>
          <table:covered-table-cell/>
        </table:table-row>
        <table:table-row table:style-name="TableRow1453">
          <table:table-cell table:style-name="TableCell1454">
            <text:p text:style-name="Normal">4</text:p>
          </table:table-cell>
          <table:table-cell table:style-name="TableCell1455">
            <text:p text:style-name="Normal">5 000 kronor</text:p>
          </table:table-cell>
          <table:table-cell table:style-name="TableCell1456">
            <text:p text:style-name="Normal">1 740 kronor</text:p>
          </table:table-cell>
          <table:table-cell table:style-name="TableCell1457" table:number-columns-spanned="2">
            <text:p text:style-name="Normal">6 740 kronor</text:p>
          </table:table-cell>
          <table:covered-table-cell/>
        </table:table-row>
        <table:table-row table:style-name="TableRow1458">
          <table:table-cell table:style-name="TableCell1459">
            <text:p text:style-name="Normal">5</text:p>
          </table:table-cell>
          <table:table-cell table:style-name="TableCell1460">
            <text:p text:style-name="Normal">6 250 kronor</text:p>
          </table:table-cell>
          <table:table-cell table:style-name="TableCell1461">
            <text:p text:style-name="Normal">2 990 kronor</text:p>
          </table:table-cell>
          <table:table-cell table:style-name="TableCell1462" table:number-columns-spanned="2">
            <text:p text:style-name="Normal">9 240 kronor</text:p>
          </table:table-cell>
          <table:covered-table-cell/>
        </table:table-row>
        <table:table-row table:style-name="TableRow1463">
          <table:table-cell table:style-name="TableCell1464">
            <text:p text:style-name="Normal">6</text:p>
          </table:table-cell>
          <table:table-cell table:style-name="TableCell1465">
            <text:p text:style-name="Normal">7 500 kronor</text:p>
          </table:table-cell>
          <table:table-cell table:style-name="TableCell1466">
            <text:p text:style-name="Normal">4 240 kronor</text:p>
          </table:table-cell>
          <table:table-cell table:style-name="TableCell1467" table:number-columns-spanned="2">
            <text:p text:style-name="Normal">11 740 kronor</text:p>
          </table:table-cell>
          <table:covered-table-cell/>
        </table:table-row>
      </table:table>
      <text:p text:style-name="P1468"/>
      <text:p text:style-name="P1469">När kommer pengarna?</text:p>
      <text:soft-page-break/>
      <text:p text:style-name="P1470">Information om när barnbidrag och flerbarnstillägg betalas ut:</text:p>
      <text:p text:style-name="Normal"><text:a xlink:href="https://www.forsakringskassan.se/privatperson/utbetalningsdatum-och-handlaggningstider" office:target-frame-name="_top" xlink:show="replace"><text:span text:style-name="T1471">Utbetalningsdatum och handläggningstider</text:span></text:a></text:p>
      <text:p text:style-name="P1472">Barnbidrag om du har adopterat</text:p>
      <text:p text:style-name="P1473"> </text:p>
      <text:p text:style-name="P1474">Du som har adopterat ett barn kan få barnbidrag från och med månaden efter att du fick barnet i din vård. Du behöver skicka in ett medgivande om adoption till Försäkringskassan och meddela vilket datum du fick barnet i din vård.</text:p>
      <text:p text:style-name="P1475">När barnet fyller 16 år – studiebidrag eller förlängt barnbidrag</text:p>
      <text:p text:style-name="P1476">När barnet fyllt 16 år får du studiebidrag från CSN i stället för barnbidrag, förutsatt att barnet går på gymnasiet. Om barnet går kvar i grundskolan eller i anpassad skola förlängs barnbidraget. Det är skolan som ska anmäla att ett barn har rätt till förlängt barnbidrag, så vänd dig till barnets skola om du inte får förlängt barnbidrag.</text:p>
      <text:p text:style-name="P1477">Så fungerar studiebidraget</text:p>
      <text:p text:style-name="P1478">Studiebidraget är lika stort som barnbidraget, 1 250 kronor i månaden. Däremot får du inget studiebidrag för juli och augusti.</text:p>
      <text:p text:style-name="P1479">Det betyder att om ditt barn fyller 16 år före den 1 juli året när hen slutar grundskolan och börjar gymnasiet blir det ett glapp i juli och augusti. För de månaderna får du varken barnbidrag eller studiebidrag.</text:p>
      <text:p text:style-name="P1480">Om barnet fyller 16 år den 1 juli eller senare blir det inget glapp. Då kommer det första studiebidraget månaden efter det sista barnbidraget.</text:p>
      <text:p text:style-name="Normal"><text:a xlink:href="https://www.csn.se/bidrag-och-lan/studiestod/bidrag-for-gymnasiestudier-i-sverige.html" office:target-frame-name="_top" xlink:show="replace"><text:span text:style-name="T1481">Bidrag för gymnasiestudier i Sverige (csn.se)Länk till annan webbplats, öppnas i nytt fönster.</text:span></text:a></text:p>
      <text:p text:style-name="P1482">Flerbarnstillägg för barn som studera</text:p>
      <text:p text:style-name="P1483">Barn med studiebidrag räknas med för flerbarnstillägg om</text:p>
      <text:list text:style-name="LFO48" text:continue-numbering="true">
        <text:list-item>
          <text:p text:style-name="P1484">barnet bor hos dig</text:p>
        </text:list-item>
        <text:list-item>
          <text:p text:style-name="P1485">barnet studerar på heltid</text:p>
        </text:list-item>
        <text:list-item>
          <text:p text:style-name="P1486">barnet är ogift.</text:p>
        </text:list-item>
      </text:list>
      <text:p text:style-name="P1487">Du behöver inte anmäla att ditt barn går på gymnasiet om barnet har rätt till studiebidrag. Om barnet har tillfälligt uppehållstillstånd och studerar på gymnasiet behöver du kontakta oss.</text:p>
      <text:p text:style-name="P1488">Den första utbetalningen av flerbarnstillägg för ett barn som får studiebidrag kommer en månad i efterskott.</text:p>
      <text:soft-page-break/>
      <text:p text:style-name="P1489">Flerbarnstillägget för sommaren kommer i efterskott</text:p>
      <text:p text:style-name="P1490">Utbetalningen av flerbarnstillägget följer utbetalningen av studiebidraget. Därför betalas inget flerbarnstillägg ut i juli, augusti eller september. Flerbarnstillägget för de månaderna kommer först i mitten av oktober, efter den första utbetalningen av studiebidraget från CSN.</text:p>
      <text:p text:style-name="P1491"/>
      <text:p text:style-name="P1492">Flerbarnstillägg i efterskott – tre exempel</text:p>
      <text:p text:style-name="Normal"><text:span text:style-name="T1493"> </text:span><text:span text:style-name="T1494">Exempel 1</text:span></text:p>
      <text:p text:style-name="P1495">Du har två barn. Det ena går på gymnasiet och det andra går i grundskolan.</text:p>
      <text:p text:style-name="P1496">Du får inget flerbarnstillägg under sommaren. Flerbarnstillägget för juli, augusti och september betalas ut i mitten av oktober.</text:p>
      <text:p text:style-name="P1497">Exempel 2</text:p>
      <text:p text:style-name="P1498">Du har tre barn. Det äldsta går på gymnasiet, mellanbarnet har fyllt 16 år och ska börja till hösten. Det yngsta går fortfarande i grundskolan.</text:p>
      <text:p text:style-name="P1499">Flerbarnstillägget för alla tre barnen för juli, augusti och september betalas ut i mitten av oktober.</text:p>
      <text:p text:style-name="P1500">Exempel 3</text:p>
      <text:p text:style-name="P1501">Du har tre barn. Två går i grundskolan och ett går på gymnasiet.</text:p>
      <text:p text:style-name="P1502">Under juli och augusti får du flerbarnstillägg för de två barn som går i grundskolan. Flerbarnstillägget för det barn som går på gymnasiet betalas ut i mitten av oktober</text:p>
      <text:p text:style-name="P1503"/>
      <text:p text:style-name="P1504">Anmäl förändringar</text:p>
      <text:p text:style-name="P1505">Det är viktigt att du anmäler om något händer som kan påverka din rätt till barnbidrag eller flerbarnstillägg. Om du får ersättning som du inte har rätt till kan du bli skyldig att betala tillbaka. Vid misstanke om bidragsbrott gör Försäkringskassan en polisanmälan.</text:p>
      <text:p text:style-name="P1506">Om du, eller ditt barn ska vara utomlands i mer än sex månader ska du anmäla det till oss innan du lämnar Sverige. Du ska även kontakta oss om du förlänger en pågående vistelse utomlands så att den blir längre än sex månader.</text:p>
      <text:p text:style-name="P1507">Det finns också andra förändringar som du behöver anmäla.</text:p>
      <text:p text:style-name="P1508">Meddela oss inom 14 dagar om:</text:p>
      <text:list text:style-name="LFO49" text:continue-numbering="true">
        <text:list-item>
          <text:p text:style-name="P1509">barnet hoppar av gymnasiet</text:p>
        </text:list-item>
        <text:list-item>
          <text:p text:style-name="P1510">du har barn över 16 år som flyttar hemifrån</text:p>
        </text:list-item>
        <text:list-item>
          <text:p text:style-name="P1511">du får flerbarnstillägg för att du är sambo, men ska separera</text:p>
        </text:list-item>
        <text:list-item>
          <text:p text:style-name="P1512">vårdnaden av ditt barn ändras</text:p>
        </text:list-item>
        <text:list-item>
          <text:p text:style-name="P1513">du börjar arbeta i, eller får pension från, ett annat EU/EES-land eller från Schweiz.</text:p>
        </text:list-item>
      </text:list>
      <text:p text:style-name="P1514"/>
      <text:h text:style-name="P1515" text:outline-level="3">Frågor och svar</text:h>
      <text:p text:style-name="P1516">Jag har flyttat till Sverige. När kommer första utbetalningen av barnbidrag?</text:p>
      <text:p text:style-name="P1517">Det kan ta lite tid innan första utbetalningen, eftersom vi måste utreda om du och barnet är försäkrade i Sverige.</text:p>
      <text:p text:style-name="P1518"/>
      <text:p text:style-name="P1519">Jag har bytt bank. Hur gör jag för att ändra vilket konto pengarna kommer till?</text:p>
      <text:p text:style-name="P1520">Logga in på Mina sidor och gå till Mina uppgifter. Där kan du ändra vilket konto du vill att dina pengar ska till.</text:p>
      <text:p text:style-name="Normal"><text:a xlink:href="https://www.forsakringskassan.se/privatperson/logga-in-pa-mina-sidor#?goto=%2Fprivatperson%2Fmina-sidor" office:target-frame-name="_top" xlink:show="replace"><text:span text:style-name="T1521">Mina sidorTill e-tjänsten</text:span></text:a></text:p>
      <text:p text:style-name="P1522">Om du inte kan logga in på Mina sidor kan du i stället använda blanketten:</text:p>
      <text:p text:style-name="Normal"><text:a xlink:href="https://www.forsakringskassan.se/download/18.2807d9c217c1f0156732ac/1742193222240/5605-anmalan-om-konto.pdf" office:target-frame-name="_top" xlink:show="replace"><text:span text:style-name="Hyperlink">5605 Anmälan om konto</text:span></text:a></text:p>
      <text:p text:style-name="P1523"/>
      <text:p text:style-name="P1524">Jag bor i Sverige och har uppehållstillstånd. Nu väntar jag barn. Kommer jag att få barnbidrag för barnet?</text:p>
      <text:p text:style-name="P1525">Ja, om du har uppehållstillstånd i Sverige kommer du att få barnbidrag för barnet.</text:p>
      <text:p text:style-name="P1526"/>
      <text:p text:style-name="P1527">Jag har tillfälligt uppehållstillstånd och får barnbidrag men mitt uppehållstillstånd upphör snart. Vad händer med mitt barnbidrag?</text:p>
      <text:p text:style-name="P1528">Du måste ansöka om förlängt uppehållstillstånd hos Migrationsverket för dig och ditt barn innan era tidigare uppehållstillstånd slutar gälla. Ni måste ha samma skäl för att få uppehållstillstånd som du angett i tidigare ansökan. Om ditt barn är fött utomlands kan du få barnbidrag medan du väntar på beslutet.</text:p>
      <text:p text:style-name="P1529">Om ditt uppehållstillstånd går ut medan du väntar på beslut om ett nytt, så behöver du kontakta oss när du och ditt barn har fått nya uppehållstillstånd. Då kan vi besluta om barnbidrag för ditt barn igen.</text:p>
      <text:soft-page-break/>
      <text:p text:style-name="P1530">Vi har delat barnbidrag, kan vi välja vem flerbarnstillägget ska betalas ut till?</text:p>
      <text:p text:style-name="P1531">Nej, när ni delar på barnbidraget kan ni inte välja mottagare av flerbarnstillägget. Då betalas det ut med hälften var, eller i förhållande till hur mycket var och en av er får i barnbidrag, om det är olika.</text:p>
      <text:p text:style-name="P1532"/>
      <text:p text:style-name="P1533">Vi ska vara utomlands en period, vad händer med barnbidraget?</text:p>
      <text:p text:style-name="P1534">Det beror på för hur lång tid och vilket land. Om du och barnet eller bara barnet är utomlands kortare tid än sex månader händer inget. Planerar du att vara borta i mer än sex månader har du som regel inte rätt till barnbidrag under utlandsvistelsen. Anmäl att du ska vara utomlands innan du lämnar Sverige. Annars kan du behöva betala tillbaka pengar som du inte har haft rätt till.</text:p>
      <text:p text:style-name="P1535">Du ska även kontakta oss om du förlänger en vistelse utomlands och den blir längre än sex månader.</text:p>
      <text:p text:style-name="Normal"><text:a xlink:href="https://www.forsakringskassan.se/privatperson/flytta-jobba-studera-eller-fa-vard-utomlands/utomlands-med-barn" office:target-frame-name="_top" xlink:show="replace"><text:span text:style-name="T1536">Utomlands med barn</text:span></text:a></text:p>
      <text:p text:style-name="P1537">Om barnet är i ett land som inte tillhör EU/EES har du normalt inte rätt till barnbidrag. Men för dig som är biståndsarbetare, statsanställd eller utlandsstuderande gäller särskilda regler.</text:p>
      <text:p text:style-name="P1538">Om barnet är i ett EU/EES-land eller Schweiz kan du fortfarande ha rätt till barnbidrag från Sverige. Barnbidrag räknas som en familjeförmån inom EU och samordnas mellan medlemsländerna.</text:p>
      <text:p text:style-name="Normal"><text:a xlink:href="https://www.forsakringskassan.se/privatperson/foralder/barnbidrag-och-flerbarnstillagg/eu-familjeformaner" office:target-frame-name="_top" xlink:show="replace"><text:span text:style-name="T1539">EU-familjeförmåner</text:span></text:a></text:p>
      <text:p text:style-name="P1540"/>
      <text:p text:style-name="P1541">Jag vill ansöka om studiebidrag till mitt barn. Vart vänder jag mig?</text:p>
      <text:p text:style-name="P1542">Vänd dig till CSN som beslutar om studiebidrag. Men om ditt barn är svensk medborgare och går på gymnasiet i Sverige, så behöver du vanligtvis inte ansöka om studiebidrag. Ska barnet gå i gymnasiet i ett annat land behöver du däremot ansöka om studiebidrag.</text:p>
      <text:p text:style-name="Normal"><text:a xlink:href="https://www.csn.se/bidrag-och-lan/studiestod/gymnasiestudier-utanfor-sverige" office:target-frame-name="_top" xlink:show="replace"><text:span text:style-name="T1543">Gymnasiestudier utanför Sverige – Studiehjälp för dig under 20 år (csn.se)Länk till annan webbplats, öppnas i nytt fönster.</text:span></text:a></text:p>
      <text:p text:style-name="Normal"><text:a xlink:href="https://www.csn.se/bidrag-och-lan/studiestod/bidrag-for-gymnasiestudier-i-sverige" office:target-frame-name="_top" xlink:show="replace"><text:span text:style-name="T1544">Bidrag för gymnasiestudier i Sverige – Studiebidrag och andra bidrag (csn.se)</text:span></text:a></text:p>
      <text:p text:style-name="P1545"/>
      <text:p text:style-name="P1546">Jag kan inte använda Mina sidor. Hur ändrar jag vem som ska få barnbidraget?</text:p>
      <text:p text:style-name="P1547">Det går också att ansöka om ändring med pappersblankett.</text:p>
      <text:soft-page-break/>
      <text:p text:style-name="P1548">Om ni är överens om ändringen ska ni använda blanketten 5180 Barnbidrag – Ändra vem som ska få barnbidraget, vi är överens.</text:p>
      <text:p text:style-name="Normal"><text:a xlink:href="https://www.forsakringskassan.se/download/18.398e2a521762d5349872da/1704265893537/5180-barnbidrag-andra-vem-som-ska-fa-barnbidraget-vi-ar-overens.pdf" office:target-frame-name="_top" xlink:show="replace"><text:span text:style-name="T1549">5180 Barnbidrag – Ändra vem som ska få barnbidraget, vi är överens</text:span><text:span text:style-name="Hyperlink"><draw:custom-shape svg:x="0in" svg:y="0in" svg:width="0.33333in" svg:height="0.33333in" draw:id="id14" draw:style-name="a14" draw:name="Rectangle 40" text:anchor-type="as-char"><svg:title/><svg:desc/><draw:enhanced-geometry draw:type="non-primitive" svg:viewBox="0 0 21600 21600" draw:enhanced-path="M 0 0 L 21600 0 21600 21600 0 21600 Z N"/></draw:custom-shape></text:span><text:span text:style-name="T1550">Pdf, 782 kB.</text:span></text:a></text:p>
      <text:p text:style-name="P1551">Blanketten ska skrivas under av er båda.</text:p>
      <text:p text:style-name="P1552">Om ni inte är överens om ändringen kan du anmäla själv på blanketten 5227 Barnbidrag – Ändra vem som ska få barnbidraget, vi är inte överens.</text:p>
      <text:p text:style-name="Normal"><text:a xlink:href="https://www.forsakringskassan.se/download/18.3b0dc6ef17db11eab723bfb/1729489841657/5227-barnbidrag-andra-vem-som-ska-fa-barnbidraget-vi-ar-inte-overens.pdf" office:target-frame-name="_top" xlink:show="replace"><text:span text:style-name="T1553">5227 Barnbidrag – Ändra vem som ska få barnbidraget, vi är inte överens</text:span></text:a></text:p>
      <text:p text:style-name="P1554"/>
      <text:p text:style-name="P1555">Jag har flyttat ihop med en ny partner, som också har barn. Får vi räkna ihop våra barn från tidigare förhållande och få flerbarnstillägg för dem?</text:p>
      <text:p text:style-name="P1556">Ja, men bara om ni är gifta eller har gemensamma barn. Det räcker alltså inte med att ni bara är sambor.</text:p>
      <text:p text:style-name="P1557">Undantaget är om ni tidigare varit gifta med varandra eller tidigare har haft gemensamma barn. Då får ni räkna ihop barn från andra förhållanden, men i det fallet måste ni göra en anmälan till Försäkringskassan.</text:p>
      <text:p text:style-name="Normal"><text:a xlink:href="https://www.forsakringskassan.se/download/18.3b0dc6ef17db11eab723b83/1705391072087/5220-rakna-ihop-barn-i-hushallet-och-valj-betalningsmottagare-for-flerbarnstillagg.pdf" office:target-frame-name="_top" xlink:show="replace"><text:span text:style-name="T1558">5220 Anmälan – Räkna ihop barn i hushållet och välj betalningsmottagare – för flerbarnstillägg</text:span></text:a></text:p>
      <text:p text:style-name="P1559"/>
      <text:p text:style-name="P1560"/>
      <text:h text:style-name="Heading2" text:outline-level="2"><text:a xlink:href="https://www.forsakringskassan.se/privatperson/foralder/vard-av-barn-vab" office:target-frame-name="_top" xlink:show="replace"><text:span text:style-name="T1561">Vård av barn (vab)</text:span></text:a></text:h>
      <text:p text:style-name="P1562">Vård av barn (vab) är när du stannar hemma från jobbet eller går miste om a‑kassa för att ta hand om ett sjukt barn. Ersättningen du får när du vabbar kallas tillfällig föräldrapenning.</text:p>
      <text:p text:style-name="P1563">När du avstår från att arbeta eller går miste om a-kassa för att ta hand om ett sjukt barn kan du få ersättning för vab. Det gäller även dig som är egenföretagare. Ersättningen kallas tillfällig föräldrapenning.</text:p>
      <text:p text:style-name="P1564">När kan man få ersättning för vab?</text:p>
      <text:p text:style-name="P1565">Du kan få ersättning för vab när du</text:p>
      <text:list text:style-name="LFO50" text:continue-numbering="true">
        <text:list-item>
          <text:p text:style-name="P1566">tar hand om ett barn som inte kan gå till förskolan, skolan eller motsvarande på grund av sjukdom eller smitta</text:p>
        </text:list-item>
        <text:list-item>
          <text:p text:style-name="P1567">följer med ett barn till läkare, barnavårdscentralen (BVC), tandläkaren eller BUP</text:p>
        </text:list-item>
        <text:list-item>
          <text:p text:style-name="P1568">tar hand om ett barn på grund av att den ordinarie vårdaren är sjuk</text:p>
        </text:list-item>
        <text:list-item>
          <text:p text:style-name="P1569">deltar i en kurs som ordnas av en sjukvårdshuvudman för att du ska lära dig att sköta ditt barn.</text:p>
        </text:list-item>
      </text:list>
      <text:p text:style-name="P1570">Du kan vabba hela dagen eller en del av dagen. En del av dagen kan vara 75, 50, 25 eller 12,5 procent.</text:p>
      <text:p text:style-name="P1571">Om du har uppehållstillstånd enligt EU:s massflyktsdirektiv gäller särskilda regler.</text:p>
      <text:p text:style-name="Normal"><text:a xlink:href="https://www.forsakringskassan.se/privatperson/flytta-till-jobba-i-studera-i-eller-vara-nyanland-i-sverige/nyanland-i-sverige/fatt-uppehallstillstand-i-sverige/nar-du-har-fatt-uppehallstillstand-i-sverige" office:target-frame-name="_top" xlink:show="replace"><text:span text:style-name="T1572">När du har fått uppehållstillstånd i Sverige</text:span></text:a></text:p>
      <text:p text:style-name="P1573">Försäkrad i Sverige</text:p>
      <text:p text:style-name="P1574">Du måste vara försäkrad i Sverige och barnet måste bo i Sverige, i ett land inom EU/EES eller i Schweiz.</text:p>
      <text:p text:style-name="P1575">Du är i regel försäkrad i Sverige om du bor eller jobbar här. Du kan vara försäkrad i Sverige även om du bor i ett annat land, men tidigare har bott eller arbetat i Sverige. Om du bor eller arbetar i olika länder kan det finnas undantag, liksom om du nyligen flyttat till Sverige.</text:p>
      <text:p text:style-name="Normal"><text:a xlink:href="https://www.forsakringskassan.se/om-forsakringskassan/forsakrad-i-sverige" office:target-frame-name="_top" xlink:show="replace"><text:span text:style-name="T1576">Försäkrad i Sverige</text:span></text:a></text:p>
      <text:p text:style-name="P1577">Andra än föräldrar kan få ersättning för vab</text:p>
      <text:p text:style-name="P1578">Du måste inte vara förälder till barnet för att få ersättning. Andra personer kan också få ersättning för vab om villkoren är uppfyllda.</text:p>
      <text:p text:style-name="P1579">Om någon annan än en förälder ska vabba</text:p>
      <text:p text:style-name="P1580"> </text:p>
      <text:p text:style-name="Normal"><text:span text:style-name="T1581">Första gången en person som inte är förälder ska vabba måste hen ringa<text:s/></text:span><text:a xlink:href="tel:+460771524524" office:target-frame-name="_top" xlink:show="replace"><text:span text:style-name="T1582">0771</text:span><text:span text:style-name="T1583">‑524 524</text:span></text:a><text:span text:style-name="T1584"><text:s/>och anmäla det.</text:span></text:p>
      <text:p text:style-name="P1585">Hur man gör sedan beror på vem det är som ska vabba och vilket förhållande hen har till barnet. De här personerna kan ansöka om ersättning på Mina sidor:</text:p>
      <text:list text:style-name="LFO51" text:continue-numbering="true">
        <text:list-item>
          <text:p text:style-name="P1586">Den som bor tillsammans med någon av föräldrarna.</text:p>
        </text:list-item>
        <text:list-item>
          <text:p text:style-name="P1587">Den som är familjehemsförälder.</text:p>
        </text:list-item>
        <text:list-item>
          <text:p text:style-name="P1588">De som är blivande adoptivföräldrar.</text:p>
        </text:list-item>
        <text:list-item>
          <text:p text:style-name="P1589">Någon annan person som har den rättsliga vårdnaden om barnet.</text:p>
        </text:list-item>
      </text:list>
      <text:p text:style-name="Normal"><text:a xlink:href="https://www.forsakringskassan.se/privatperson/logga-in-pa-mina-sidor#?goto=%2Fprivatperson%2Fmina-sidor" office:target-frame-name="_top" xlink:show="replace"><text:span text:style-name="T1590">Mina sidorTill e-tjänsten</text:span></text:a></text:p>
      <text:p text:style-name="P1591">Om någon annan vabbar, till exempel en släkting, granne eller vän</text:p>
      <text:soft-page-break/>
      <text:p text:style-name="P1592">Andra personer som vabbar måste ansöka på blankett. När personen har ringt till oss får hen en ansökningsblankett med posten. Både föräldern och den som har vabbat måste skriva under blanketten.</text:p>
      <text:p text:style-name="Normal"><text:span text:style-name="T1593">Nästa gång personen ska vabba behöver hen inte ringa, utan kan beställa en ny ansökningsblankett direkt, antingen här på webben eller genom att ringa<text:s/></text:span><text:a xlink:href="tel:+46771524524" office:target-frame-name="_top" xlink:show="replace"><text:span text:style-name="T1594">0771</text:span><text:span text:style-name="T1595">‑524 524</text:span></text:a><text:span text:style-name="T1596">.</text:span></text:p>
      <text:p text:style-name="Normal"><text:a xlink:href="https://www.forsakringskassan.se/privatperson/bestall-blankett-for-att-ansoka-om-ersattning-for-vab" office:target-frame-name="_top" xlink:show="replace"><text:span text:style-name="T1597">Beställ blankett för vabTill e-tjänsten</text:span></text:a></text:p>
      <text:p text:style-name="P1598">Tänk på att du bara kan be en annan person vabba om du själv skulle ha behövt vabba. En annan person inte kan få ersättning för vab en dag om du som är förälder inte arbetar samma dag.</text:p>
      <text:p text:style-name="P1599"/>
      <text:p text:style-name="P1600">Vab i olika åldrar</text:p>
      <text:p text:style-name="P1601">Huvudregeln är att du kan få ersättning för vab om barnet inte har fyllt 12 år. Den undre åldersgränsen är 8 månader.</text:p>
      <text:p text:style-name="P1602">Men det finns också vissa situationer när du kan få ersättning även om barnet är yngre eller äldre.</text:p>
      <text:p text:style-name="P1603">0–7 månader</text:p>
      <text:p text:style-name="P1604">När barnet är yngre än 8 månader kan du få ersättning för vab i två situationer:</text:p>
      <text:list text:style-name="LFO52" text:continue-numbering="true">
        <text:list-item>
          <text:p text:style-name="P1605">Om barnet är inlagt på sjukhus, till exempel på neonatalavdelning.</text:p>
        </text:list-item>
        <text:list-item>
          <text:p text:style-name="P1606"><text:span text:style-name="T1607">Om barnet normalt har någon form av ordnad omsorg som inte fungerar därför att barnet är sjukt.<text:s/></text:span>Ordnad omsorg kan till exempel vara en dagbarnvårdare.</text:p>
        </text:list-item>
      </text:list>
      <text:p text:style-name="P1608">Om den andra föräldern blir sjuk under sin föräldraledighet så kan du inte få ersättning för vab om barnet är under 8 månader. Då kan du istället ta ut föräldrapenning.</text:p>
      <text:p text:style-name="P1609">12–15 år</text:p>
      <text:p text:style-name="P1610">Det finns några situationer när du kan få ersättning när barnet har fyllt 12 men inte 16 år.</text:p>
      <text:list text:style-name="LFO53" text:continue-numbering="true">
        <text:list-item>
          <text:p text:style-name="P1611"><text:span text:style-name="T1612">Läkarbesök: Om du behöver följa med barnet till läkare. Du behöver i så fall be läkaren att intyga att det var nödvändigt att du följde med barnet. Det kan läkaren göra på ett läkarvårdskvitto eller i ett intyg om sjukvård.<text:s/></text:span>Något utförligare intyg behövs inte.</text:p>
        </text:list-item>
        <text:list-item>
          <text:p text:style-name="P1613">Tillfällig sjukdom som gör att barnet inte klarar sig själv: Om ett annars friskt barn blir så sjukt att det inte klarar sig själv, till exempel på grund av att hen har hög feber. I det fallet behöver du ett läkarutlåtande från första dagen du inte arbetar.</text:p>
        </text:list-item>
        <text:list-item>
          <text:p text:style-name="P1614">Om ditt barn har en långvarig sjukdom eller funktionsnedsättning: Om sjukdomen eller funktionsnedsättningen gör att han eller hon behöver särskild<text:s/><text:soft-page-break/>tillsyn eller vård kan du få ett förhandsbeslut om att du har rätt till ersättning för vab. Med ett förhandsbeslut behöver du inte ha intyg förrän den åttonde sjukdomsdagen. För att kunna få ett förhandsbeslut behöver du ett utlåtande från en läkare.</text:p>
        </text:list-item>
      </text:list>
      <text:p text:style-name="P1615">Tänk på att om du får vårdbidrag eller omvårdnadsbidrag kan du inte få ersättning för vab om vårdbidraget eller omvårdnadsbidraget täcker samma behov av tillsyn och vård.</text:p>
      <text:p text:style-name="P1616">16 år och äldre</text:p>
      <text:p text:style-name="P1617">När barnet har fyllt 16 år kan du bara få ersättning för vab om barnet är allvarligt sjukt eller omfattas av lagen om stöd och service till vissa funktionshindrade (LSS).</text:p>
      <text:p text:style-name="P1618">Om ditt barn omfattas av LSS och har fyllt 16 år kan du få ersättning för vab om</text:p>
      <text:list text:style-name="LFO54" text:continue-numbering="true">
        <text:list-item>
          <text:p text:style-name="P1619">barnets grundsjukdom förvärras, eller</text:p>
        </text:list-item>
        <text:list-item>
          <text:p text:style-name="P1620">barnet blir akut sjukt i en annan sjukdom.</text:p>
        </text:list-item>
      </text:list>
      <text:p text:style-name="P1621">Om ditt barn går i den anpassade gymnasieskolan, eller är svårt rörelsehindrat och går i en Rh-anpassad gymnasieutbildning, kan du få ersättning ända till slutet av vårterminen det år då barnet fyller 23 år. Annars är åldersgränsen 21 år.</text:p>
      <text:p text:style-name="P1622">Om barnet har fyllt 18 år måste du ansöka på blankett.</text:p>
      <text:p text:style-name="P1623"/>
      <text:p text:style-name="P1624">Om du behöver vabba under en längre tid</text:p>
      <text:p text:style-name="P1625">Om barnet är sjukt längre än 7 dagar behöver du ett intyg från en sjuksköterska eller läkare.</text:p>
      <text:p text:style-name="P1626">Vabbar du under en längre period kan du behöva skicka in ansökning om ersättning för vab innan ditt barn är frisk och du är tillbaka på jobbet. Du avgör själv hur ofta du skickar in din ansökning. Det kan till exempel vara var tredje vecka. Du måste ansöka senast 90 dagar efter de dagar du ansöker om ersättning för.</text:p>
      <text:p text:style-name="P1627">Barn som är allvarligt sjuka</text:p>
      <text:p text:style-name="P1628">När ett barn är allvarligt sjuk kan föräldrarna få ersättning för vab för samma barn och tid i obegränsat antal dagar. Det gäller ända tills barnet har fyllt 18 år.</text:p>
      <text:p text:style-name="P1629">Med allvarligt sjuk menas att det är fara för barnets liv, eller att det vore fara för barnets liv utan behandling.</text:p>
      <text:p text:style-name="P1630">Du behöver ett läkarutlåtande med diagnos och beskrivning av barnets sjukdom och behandling.</text:p>
      <text:p text:style-name="P1631">Hur mycket pengar kan jag få?</text:p>
      <text:soft-page-break/>
      <text:p text:style-name="P1632">Ersättningen för vab är lite mindre än 80 procent av din vanliga inkomst, men det finns ett tak för hur mycket pengar du kan få. Om du tjänar mer än 7,5 prisbasbelopp så får du inte ersättning för den del av din inkomst som ligger över taket.</text:p>
      <text:p text:style-name="P1633">Hur många dagar kan man vabba?</text:p>
      <text:p text:style-name="P1634">Ersättning för vab kan betalas ut i 120 dagar per år för ett barn. Om ni är flera som vabbar delar ni alltså på dagarna. Ni kan till exempel ta 60 dagar var.</text:p>
      <text:p text:style-name="P1635">Om du och den andra föräldern redan har tagit ut 60 dagar under ett år, så kan ni inte få ersättning för vab om barnets ordinarie vårdare, till exempel en dagbarnvårdare, är sjuk.</text:p>
      <text:p text:style-name="P1636">Så ansöker du om ersättning för vab</text:p>
      <text:p text:style-name="P1637">När barnet är friskt ansöker du om ersättning för de dagar du vabbat. Kom ihåg att ansöka senast 90 dagar efter den första dagen som du var hemma med barnet.</text:p>
      <text:p text:style-name="P1638"/>
      <text:p text:style-name="P1639">Om du är arbetslös</text:p>
      <text:p text:style-name="P1640"> När du ansöker om ersättning för vab ska du alltid kryssa i att du är arbetssökande. Det gäller även dig som är delvis arbetssökande och skulle ha arbetat den tiden du vabbade.</text:p>
      <text:p text:style-name="P1641">Kom även ihåg att fylla i när du vabbat i din tidrapport till a‑kassan.</text:p>
      <text:p text:style-name="P1642"/>
      <text:p text:style-name="P1643">Om du deltar i ett program hos Arbetsförmedlingen</text:p>
      <text:p text:style-name="P1644"> Anmäl först till Arbetsförmedlingen att du vabbar och inte kan delta i ditt program.</text:p>
      <text:p text:style-name="Normal"><text:a xlink:href="https://arbetsformedlingen.se/for-arbetssokande/extra-stod/ersattning-och-franvaro/anmala-franvaro-for-vard-av-barn-vab" office:target-frame-name="_top" xlink:show="replace"><text:span text:style-name="T1645">Anmäl frånvaro för vård av barn (vab) (arbetsformedlingen.se)Länk till annan webbplats, öppnas i nytt fönster.</text:span></text:a></text:p>
      <text:p text:style-name="P1646">När du ansöker om ersättning fyller du i vilka dagar du har deltagit i programmet och vilka dagar du har frånvaro på grund av vab.</text:p>
      <text:p text:style-name="P1647"/>
      <text:p text:style-name="P1648">Ansöker du via mobilen – använd vår app</text:p>
      <text:p text:style-name="P1649">Ladda ner appen Försäkringskassan på Google play eller App store.</text:p>
      <text:p text:style-name="Normal"><text:a xlink:href="https://play.google.com/store/apps/details?id=se.forsakringskassan.android" office:target-frame-name="_top" xlink:show="replace"><text:span text:style-name="T1650">Google Play (play.google.com)Länk till annan webbplats, öppnas i nytt fönster.</text:span></text:a></text:p>
      <text:p text:style-name="Normal"><text:a xlink:href="https://apps.apple.com/se/app/f%C3%B6rs%C3%A4kringskassan/id554101146" office:target-frame-name="_top" xlink:show="replace"><text:span text:style-name="T1651">App Store (apps.apple.com)Länk till annan webbplats, öppnas i nytt fönster.</text:span></text:a></text:p>
      <text:p text:style-name="P1652">Om du inte kan ansöka på webben eller i appen</text:p>
      <text:soft-page-break/>
      <text:p text:style-name="P1653">Om du inte kan ansöka på webben eller i appen så kan du beställa hem en pappersblankett. Blanketten ska också användas om till exempel en släkting, vän eller granne vabbar i stället för dig.</text:p>
      <text:p text:style-name="P1654">Ansöker du mer än 90 dagar efter första dagen du var hemma med barnet, är det bara i undantagsfall som du kan få ersättning. Det gäller till exempel om du har varit så allvarligt sjuk eller skadad att du inte har kunnat ansöka i tid. Du måste i så fall ansöka på blankett direkt när du har blivit frisk eller mår bättre.</text:p>
      <text:p text:style-name="Normal"><text:a xlink:href="https://www.forsakringskassan.se/privatperson/bestall-blankett-for-att-ansoka-om-ersattning-for-vab" office:target-frame-name="_top" xlink:show="replace"><text:span text:style-name="T1655">Beställ blankett för att ansöka om ersättning för vab</text:span></text:a></text:p>
      <text:p text:style-name="P1656">Tänk på det här när du ansöker om vab</text:p>
      <text:list text:style-name="LFO55" text:continue-numbering="true">
        <text:list-item>
          <text:p text:style-name="P1657">Stämmer de förifyllda uppgifterna fortfarande? Det gäller till exempel din lön, arbetsgivare och vilken förskola eller skola ditt barn går i.</text:p>
        </text:list-item>
        <text:list-item>
          <text:p text:style-name="P1658">Har du fyllt i rätt timmar på rätt dag? Det är extra viktigt om du till exempel är sjukskriven på deltid eller får någon annan ersättning för samma dag.</text:p>
        </text:list-item>
        <text:list-item>
          <text:p text:style-name="P1659">Om du har flera barn, kolla att du ansöker om vab för rätt barn.</text:p>
        </text:list-item>
        <text:list-item>
          <text:p text:style-name="P1660"><text:span text:style-name="T1661">Stäm av med den som har vabbat för samma barn, så att ni inte ansöker om ersättning för samma dagar eller timmar.<text:s/></text:span>Håll koll med Föräldrakalendern.</text:p>
        </text:list-item>
        <text:list-item>
          <text:p text:style-name="P1662">Om du själv är sjuk, och har sjukanmält dig hos din arbetsgivare, har du inte rätt till ersättning för vab.</text:p>
        </text:list-item>
      </text:list>
      <text:p text:style-name="Normal"><text:a xlink:href="https://www.forsakringskassan.se/privatperson/foralder/vard-av-barn-vab/checklista-foraldrapenning-och-vab" office:target-frame-name="_top" xlink:show="replace"><text:span text:style-name="T1663">Vård av barn (vab) – Checklista<text:s/></text:span></text:a></text:p>
      <text:p text:style-name="P1664">Utbetalning</text:p>
      <text:p text:style-name="P1665">Information om när vab (tillfällig föräldrapenning) betalas ut:</text:p>
      <text:p text:style-name="Normal"><text:a xlink:href="https://www.forsakringskassan.se/privatperson/utbetalningsdatum-och-handlaggningstider" office:target-frame-name="_top" xlink:show="replace"><text:span text:style-name="T1666">Utbetalningsdatum och handläggningstider</text:span></text:a></text:p>
      <text:p text:style-name="P1667">Håll koll med Föräldrakalendern</text:p>
      <text:p text:style-name="P1668">På Mina sidor finns en Föräldrakalender. I kalendern kan du se hur många vab‑dagar du och andra personer har tagit ut för barnet.</text:p>
      <text:p text:style-name="Normal"><text:a xlink:href="https://www.forsakringskassan.se/privatperson/foralder/vard-av-barn-vab/battre-oversikt-med-foraldrakalendern" office:target-frame-name="_top" xlink:show="replace"><text:span text:style-name="T1669">Bättre översikt med Föräldrakalendern</text:span></text:a></text:p>
      <text:p text:style-name="P1670">Du kan</text:p>
      <text:list text:style-name="LFO56" text:continue-numbering="true">
        <text:list-item>
          <text:p text:style-name="P1671">dela kalender med barnets andra vårdnadshavare och se hur ni har fördelat vabdagarna mellan er</text:p>
        </text:list-item>
        <text:list-item>
          <text:p text:style-name="P1672">hålla koll på vems tur det är att vara hemma nästa gång barnet blir sjukt</text:p>
        </text:list-item>
        <text:list-item>
          <text:p text:style-name="P1673">se alla dagar som du ansökt om eller fått utbetalt för i år och förra året</text:p>
        </text:list-item>
        <text:list-item>
          <text:p text:style-name="P1674">välja om du vill titta på ett eller flera barn.</text:p>
        </text:list-item>
      </text:list>
      <text:p text:style-name="P1675">Om barnet är sjukt i mer än 7 dagar</text:p>
      <text:p text:style-name="P1676">Om barnet är sjukt längre än 7 dagar behöver du ett intyg från en sjuksköterska eller läkare. Även dagar när du inte tar ut ersättning för vab räknas in i 7‑dagarsperioden, till exempel lördagar och söndagar, eller om ni är fler som delar på vabbandet.</text:p>
      <text:p text:style-name="P1677">Sjukvårdsupplysningen 1177 kan inte skriva intyget.</text:p>
      <text:p text:style-name="P1678"/>
      <text:h text:style-name="Heading3" text:outline-level="3">Frågor och svar</text:h>
      <text:list text:style-name="LFO57" text:continue-numbering="true">
        <text:list-item>
          <text:p text:style-name="P1679"><text:span text:style-name="T1680">J</text:span><text:span text:style-name="T1681">ag har upptäckt att det blev fel i min vab-ansökan.<text:s/></text:span><text:span text:style-name="T1682">Vad ska jag göra?</text:span></text:p>
        </text:list-item>
      </text:list>
      <text:p text:style-name="P1683">Om du gjort fel i din ansökan, men du ännu inte fått pengarna, så ska du ringa oss för att rätta till felet.</text:p>
      <text:p text:style-name="P1684">Om du redan hunnit få en felaktig utbetalning så kan du logga in på Mina sidor och anmäla det.</text:p>
      <text:p text:style-name="P1685">Det gör du genom att gå in på Utbetalningar och sen klicka på plustecknet bredvid Tidigare. Längst ner på den sidan finns Relaterade tjänster – Anmäl felaktig utbetalning. Där fyller du i vilket datum som blivit fel och varför.</text:p>
      <text:p text:style-name="P1686">Om du inte kan använda Mina sidor så kan du istället ringa till oss.</text:p>
      <text:list text:style-name="LFO57" text:continue-numbering="true">
        <text:list-item>
          <text:p text:style-name="P1687">Kan jag vabba när den andra föräldern är föräldraledig med ett annat av våra barn?</text:p>
        </text:list-item>
      </text:list>
      <text:p text:style-name="P1688">Nej, men det finns undantag. Om det finns särskilda skäl som gör att ni båda måste vara hemma, så ska du uppge det i din ansökan om vab. Sedan är det Försäkringskassan som avgör om du får ersättning för vab.</text:p>
      <text:list text:style-name="LFO57" text:continue-numbering="true">
        <text:list-item>
          <text:p text:style-name="P1689">Jag är sjukskriven på deltid, hur fyller jag i min ansökan om vab?</text:p>
        </text:list-item>
      </text:list>
      <text:p text:style-name="P1690">Du kan få ersättning för den tid du har behövt avstå från att arbeta eller från a‑kassa för att ta hand om ditt sjuka barn. Om din normala arbetstid är 8 timmar per dag och du är sjukskriven 75 procent, så kan du ansöka om vab för som mest 2 timmar. I ansökan svarar du att du vabbade 2 timmar och skulle ha arbetat 8 timmar.</text:p>
      <text:list text:style-name="LFO57" text:continue-numbering="true">
        <text:list-item>
          <text:p text:style-name="P1691">Kan jag få ersättning för vab när jag skolar in mitt barn på förskolan?</text:p>
        </text:list-item>
      </text:list>
      <text:p text:style-name="Normal"><text:span text:style-name="T1692">Nej, men då kan du kan ta ut föräldrapenning</text:span><text:span text:style-name="T1693">.</text:span></text:p>
      <text:list text:style-name="LFO57" text:continue-numbering="true">
        <text:list-item>
          <text:p text:style-name="P1694">Vi ska åka till förlossningen och har ett äldre barn, kan någon annan vabba med hen då?</text:p>
        </text:list-item>
      </text:list>
      <text:soft-page-break/>
      <text:p text:style-name="P1695">Nej, ingen kan får ersättning för vab när ni är på förlossningen, men en annan person kan ansöka om föräldrapenning.</text:p>
      <text:list text:style-name="LFO57" text:continue-numbering="true">
        <text:list-item>
          <text:p text:style-name="P1696">Jag är föräldraledig och mitt barn har blivit sjuk. Kan jag få ersättning för vab istället för föräldrapenning?</text:p>
        </text:list-item>
      </text:list>
      <text:p text:style-name="P1697">Ja, men bara om barnet är inlagt på sjukhus. Då kan båda föräldrarna få ersättning för vab samtidigt.</text:p>
      <text:list text:style-name="LFO57" text:continue-numbering="true">
        <text:list-item>
          <text:p text:style-name="P1698">Jag är arbetslös och mitt barn är sjukt, kan jag vabba?</text:p>
        </text:list-item>
      </text:list>
      <text:p text:style-name="P1699">Ja, du kan få ersättning för vab om du avstår från a-kassa den dagen du är hemma och vårdar ett sjukt barn.</text:p>
      <text:list text:style-name="LFO57" text:continue-numbering="true">
        <text:list-item>
          <text:p text:style-name="P1700">Jag har semester och mitt barn är sjukt, kan jag vabba då?</text:p>
        </text:list-item>
      </text:list>
      <text:p text:style-name="P1701">Ja, du kan byta dina semesterdagar mot ersättning för vab. Men bara om ni semestrar i Sverige, i ett annat EU/EES-land eller Schweiz.</text:p>
      <text:p text:style-name="Normal"><text:a xlink:href="https://www.forsakringskassan.se/privatperson/foralder/vard-av-barn-vab/om-du-eller-ditt-barn-blir-sjuk-under-semestern" office:target-frame-name="_top" xlink:show="replace"><text:span text:style-name="Hyperlink">Om du eller ditt barn blir sjuk under semestern</text:span></text:a></text:p>
      <text:list text:style-name="LFO57" text:continue-numbering="true">
        <text:list-item>
          <text:p text:style-name="P1702">Jag studerar, vad gäller för mig när jag vabbar?</text:p>
          <text:list text:continue-numbering="true">
            <text:list-item>
              <text:p text:style-name="P1703"><text:span text:style-name="T1704">Om du har studiestöd ska du anmäla vab till CSN.</text:span><text:span text:style-name="T1705"><text:line-break/></text:span><text:a xlink:href="https://www.csn.se/om-nagot-hander-eller-andras/vard-av-barn.html" office:target-frame-name="_top" xlink:show="replace"><text:span text:style-name="T1706">Vård av barn – vab när du studerar med studiestöd (csn.se)Länk till annan webbplats, öppnas i nytt fönster.</text:span></text:a></text:p>
            </text:list-item>
            <text:list-item>
              <text:p text:style-name="P1707">Om du arbetar parallellt med dina studier, kan du få ersättning från Försäkringskassan för de timmar du skulle ha arbetat. Du måste ha en sjukpenninggrundande inkomst (SGI) för att ha rätt till ersättning för vab.</text:p>
            </text:list-item>
            <text:list-item>
              <text:p text:style-name="P1708">Om du varken har studiestöd eller arbetar parallellt med dina studier, så kan du inte få ersättning för vab.</text:p>
            </text:list-item>
          </text:list>
        </text:list-item>
      </text:list>
      <text:p text:style-name="P1709"><text:line-break/></text:p>
      <text:list text:style-name="LFO57" text:continue-numbering="true">
        <text:list-item>
          <text:p text:style-name="P1710">Vi vill stanna hemma båda två och vabba. Kan vi få ersättning för samma barn och tid?</text:p>
        </text:list-item>
      </text:list>
      <text:p text:style-name="P1711">Nej, båda föräldrarna kan inte få ersättning för samma barn och tid. Det finns undantag, till exempel om ditt barn är allvarligt sjukt eller om hen är inlagd på sjukhus.</text:p>
      <text:list text:style-name="LFO57" text:continue-numbering="true">
        <text:list-item>
          <text:p text:style-name="P1712">Kan jag ansöka på webben om jag eller mitt barn har skyddade personuppgifter?</text:p>
        </text:list-item>
      </text:list>
      <text:p text:style-name="P1713">Nej, du måste beställa hem och fylla i en ansökningsblankett.</text:p>
      <text:p text:style-name="Normal"><text:a xlink:href="https://www.forsakringskassan.se/privatperson/bestall-blankett-for-att-ansoka-om-ersattning-for-vab" office:target-frame-name="_top" xlink:show="replace"><text:span text:style-name="T1714">Beställ blankett för vabTill e-tjänsten</text:span></text:a></text:p>
      <text:soft-page-break/>
      <text:list text:style-name="LFO57" text:continue-numbering="true">
        <text:list-item>
          <text:p text:style-name="P1715">Hur gör jag om jag är ensamstående och blir för sjuk för att kunna ta hand om mitt barn?</text:p>
        </text:list-item>
      </text:list>
      <text:p text:style-name="Normal"><text:span text:style-name="T1716">Ring kundcenter på<text:s/></text:span><text:a xlink:href="tel:+46771524524" office:target-frame-name="_top" xlink:show="replace"><text:span text:style-name="T1717">0771 524 524</text:span></text:a><text:span text:style-name="T1718"><text:s/>så skickar vi hem en blankett till den som ska vårda barnet under tiden som du är sjuk.</text:span></text:p>
      <text:list text:style-name="LFO57" text:continue-numbering="true">
        <text:list-item>
          <text:p text:style-name="P1719"><text:span text:style-name="T1720">Kan jag ansöka om vab på Mina sidor fast en av oss föräldrar inte har något svenskt personnummer eller samordningsnummer?</text:span></text:p>
        </text:list-item>
      </text:list>
      <text:p text:style-name="P1721">Nej, båda föräldrarna måste ha svenska personnummer eller samordningsnummer för att kunna ansöka på Mina sidor. Om en av er har ett svenskt personnummer eller samordningsnummer kan du beställa hem en blankett för att ansöka.</text:p>
      <text:p text:style-name="Normal"><text:a xlink:href="https://www.forsakringskassan.se/privatperson/bestall-blankett-for-att-ansoka-om-ersattning-for-vab" office:target-frame-name="_top" xlink:show="replace"><text:span text:style-name="T1722">Beställ blankett för vabTill e-tjänsten</text:span></text:a></text:p>
      <text:p text:style-name="P1723">Om ingen av er har svenskt personnummer eller samordningsnummer kan ni inte få ersättning för vab.</text:p>
      <text:list text:style-name="LFO57" text:continue-numbering="true">
        <text:list-item>
          <text:p text:style-name="P1724"><text:span text:style-name="T1725">Mitt barn skulle ha varit hos sin mormor och morfar. Men nu har barnet blivit sjuk och jag måste vabba.<text:s/></text:span><text:span text:style-name="T1726">Hur fyller jag i ansökan?</text:span></text:p>
        </text:list-item>
      </text:list>
      <text:p text:style-name="P1727">Om du måste vabba för ett barn som inte skulle ha varit i skola, förskola eller på fritids så väljer du alternativet "Hos dagbarnvårdare eller privatperson" när du ansöker. Fyll i namn och adress för den som skulle ha tagit hand om barnet.</text:p>
      <text:list text:style-name="LFO57" text:continue-numbering="true">
        <text:list-item>
          <text:p text:style-name="P1728"><text:span text:style-name="T1729">Vi är två föräldrar och vi vill vabba varannan dag.<text:s/></text:span><text:span text:style-name="T1730">Går det?</text:span></text:p>
        </text:list-item>
      </text:list>
      <text:p text:style-name="Normal">Ja, det går bra.</text:p>
      <text:p text:style-name="P1731">För att se hur mycket du själv eller den andra föräldern har vabbat kan du använda Föräldrakalendern. Den hjälper till att hålla reda på vems tur det är att vara hemma med sjukt barn.</text:p>
      <text:p text:style-name="Normal"><text:a xlink:href="https://www.forsakringskassan.se/privatperson/logga-in-pa-mina-sidor#?goto=%2Ftrashcan%2Fnyaminasidor%2Fforaldrakalendern.4.7665215e184254864f9de6.html" office:target-frame-name="_top" xlink:show="replace"><text:span text:style-name="Hyperlink">FöräldrakalendernTill e-tjänsten</text:span></text:a></text:p>
      <text:list text:style-name="LFO57" text:continue-numbering="true">
        <text:list-item>
          <text:p text:style-name="P1732">Jag skulle ha jobbat natt men behövde vabba. Vilket datum ska jag fylla i när jag ansöker om vab?</text:p>
        </text:list-item>
      </text:list>
      <text:p text:style-name="P1733">Först behöver du räkna ut hur många timmar din arbetstid skulle ha varit. Kom ihåg att dra av de pauser du skulle ha haft. Sen väljer du det datum då flest timmar av nattpasset inträffade som datum för din ansökan om ersättning för vab.</text:p>
      <text:p text:style-name="P1734"/>
      <text:p text:style-name="P1735"/>
      <text:h text:style-name="Heading2" text:outline-level="2"><text:a xlink:href="https://www.forsakringskassan.se/privatperson/foralder/om-ditt-barn-har-en-funktionsnedsattning" office:target-frame-name="_top" xlink:show="replace"><text:span text:style-name="T1736">Om ditt barn har en funktions</text:span><text:span text:style-name="T1737">­nedsättning</text:span></text:a></text:h>
      <text:p text:style-name="P1738">Information om ersättningar till dig som har barn med funktionsnedsättning.</text:p>
      <text:h text:style-name="Heading3" text:outline-level="3"><text:a xlink:href="https://www.forsakringskassan.se/privatperson/foralder/om-ditt-barn-har-en-funktionsnedsattning/assistansersattning-for-barn" office:target-frame-name="_top" xlink:show="replace"><text:span text:style-name="T1739">Assistansersättning för barn</text:span></text:a></text:h>
      <text:p text:style-name="P1740">Du som har ett barn som behöver personliga assistenter på grund av en funktionsnedsättning kan få assistansersättning.</text:p>
      <text:p text:style-name="P1741">Ett barn som behöver mer personlig assistans än i genomsnitt 20 timmar per vecka har rätt till assistansersättning från Försäkringskassan.</text:p>
      <text:p text:style-name="P1742">Vem kan få assistansersättning?</text:p>
      <text:p text:style-name="P1743">Ditt barn kan ha rätt till assistansersättning från Försäkringskassan om hen har en funktionsnedsättning och behöver personlig assistans i genomsnitt mer än 20 timmar per vecka för att klara av ett antal behov. Vilka det är räknas upp i lagtexten där de kallas grundläggande behov.</text:p>
      <text:p text:style-name="Normal">De är:</text:p>
      <text:list text:style-name="LFO58" text:continue-numbering="true">
        <text:list-item>
          <text:p text:style-name="P1744">andning</text:p>
        </text:list-item>
        <text:list-item>
          <text:p text:style-name="P1745">personlig hygien</text:p>
        </text:list-item>
        <text:list-item>
          <text:p text:style-name="P1746">att äta och dricka</text:p>
        </text:list-item>
        <text:list-item>
          <text:p text:style-name="P1747">av och påklädning</text:p>
        </text:list-item>
        <text:list-item>
          <text:p text:style-name="P1748">kommunikation med andra</text:p>
        </text:list-item>
        <text:list-item>
          <text:p text:style-name="P1749">stöd för att förebygga skada vid en psykisk funktionsnedsättning</text:p>
        </text:list-item>
        <text:list-item>
          <text:p text:style-name="P1750">stöd som behöver ges löpande på grund av ett medicinskt tillstånd.</text:p>
        </text:list-item>
      </text:list>
      <text:p text:style-name="P1751">Du hittar mer utförlig beskrivning av de grundläggande behov under rubriken ”Vad krävs för att hjälp ska räknas som hjälp med grundläggande behov” lite längre ner på sidan.</text:p>
      <text:p text:style-name="P1752">Då kan barnet i stället få assistans från kommunen</text:p>
      <text:p text:style-name="P1753">Om ditt barn behöver personlig assistans för grundläggande behov i högst 20 timmar per vecka i genomsnitt, ska ni i stället ansöka hos er kommun. Kommunen kan också hjälpa till med annat stöd till barn med funktionsnedsättning.</text:p>
      <text:p text:style-name="P1754">Vad krävs för att hjälp ska räknas som hjälp med grundläggande behov?</text:p>
      <text:p text:style-name="P1755"> Här kan du läsa vad som krävs för att hjälp ska räknas som hjälp med grundläggande behov.</text:p>
      <text:p text:style-name="P1756">Andning</text:p>
      <text:p text:style-name="P1757">Hjälp med andning räknas som hjälp med ett grundläggande behov om barnet har en dokumenterad nedsättning av andningsfunktionen och det finns risker för hens hälsa, ytterst hens liv, om hen inte får hjälpen. Hjälp som mer allmänt ska förbättra barnets<text:s/><text:soft-page-break/>andningsförmåga, eller underlätta andningen, räknas däremot inte som hjälp med grundläggande behov.</text:p>
      <text:p text:style-name="P1758">Personlig hygien</text:p>
      <text:p text:style-name="P1759">Hjälp med personlig hygien räknas som hjälp med ett grundläggande behov om syftet är att hålla sig ren. Hjälp med till exempel sminkning eller hårinpackning räknas alltså inte. Hjälpen ska vara av mycket privat eller integritetskänslig karaktär.</text:p>
      <text:p text:style-name="P1760">Måltider</text:p>
      <text:p text:style-name="P1761">Hjälp med måltider räknas som ett grundläggande behov om barnet behöver hjälp för att kunna äta. Matlagning räknas alltså inte. Hjälpen ska också vara av mycket privat eller integritetskänslig karaktär. Måltider i form av sondmatning räknas alltid som hjälp med grundläggande behov.</text:p>
      <text:p text:style-name="P1762">Av- och påklädning</text:p>
      <text:p text:style-name="P1763">Hjälp med av- och påklädning ska vara av mycket privat eller integritetskänslig karaktär för att räknas som hjälp med ett grundläggande behov.</text:p>
      <text:p text:style-name="P1764">Kommunicera med andra</text:p>
      <text:p text:style-name="P1765">Hjälp att kommunicera med andra räknas som hjälp med ett grundläggande behov om det ställs speciella krav på den personliga assistenten. Hen ska behöva kunskap om hur barnet kommunicerar, barnets funktionsnedsättning och särskild kunskap om barnet som får hjälpen.</text:p>
      <text:p text:style-name="P1766">Stöd för att förebygga skada vid en psykisk funktionsnedsättning</text:p>
      <text:p text:style-name="P1767">För hjälp med att förebygga skada vid en psykisk funktionsnedsättning ska den som behöver hjälpen ha en psykisk funktionsnedsättning. Stödet ska syfta till att begränsa allvarliga konsekvenser av den enskildes riskbeteende. Det ska finnas en risk för att den enskilde fysiskt skadar sig själv, någon annan eller egendom om hen inte får hjälp.</text:p>
      <text:p text:style-name="P1768">Stöd som behöver ges löpande på grund av ett medicinskt tillstånd</text:p>
      <text:p text:style-name="P1769">För att löpande stöd vid ett medicinskt tillstånd ska bedömas som hjälp med grundläggande behov krävs att</text:p>
      <text:list text:style-name="LFO59" text:continue-numbering="true">
        <text:list-item>
          <text:p text:style-name="P1770">behovet finns löpande under större delen av dygnet, det vill säga utan avbrott i mer än 12 timmar</text:p>
        </text:list-item>
        <text:list-item>
          <text:p text:style-name="P1771">det medicinska tillståndet medför fara för den enskildes liv eller en överhängande och allvarlig risk för hens fysiska hälsa.</text:p>
        </text:list-item>
      </text:list>
      <text:p text:style-name="P1772">Kan mitt barn få assistans för sjukvård?</text:p>
      <text:soft-page-break/>
      <text:p text:style-name="P1773"> Nej, sjukvård utförs av sjukvårdspersonal och ditt barn kan inte få assistansersättning för det. Däremot kan hen få assistansersättning för vård som kan utföras som egenvård i hemmet med hjälp av en personlig assistent. Det kan till exempel handla om att din assistent hjälper barnet att ta sin medicin, hjälper med sondmatning eller skötsel av stomi, kateter eller trakeostomi.</text:p>
      <text:p text:style-name="P1774">Det är personal inom hälso- och sjukvården som bedömer vad som kan utföras som egenvård och vad som är sjukvård. Försäkringskassan behöver ta del av sjukvårdens bedömning, till exempel genom läkarutlåtandet. Det är viktigt att du meddelar oss om något som tidigare har utförts som egenvård börjar utföras som sjukvård.</text:p>
      <text:p text:style-name="P1775">Det här är LSS</text:p>
      <text:p text:style-name="P1776"> LSS är en förkortning av lagen om stöd och service till vissa funktionshindrade. Barnet omfattas av LSS om det tillhör någon av de här tre grupperna:</text:p>
      <text:list text:style-name="LFO60" text:continue-numbering="true">
        <text:list-item>
          <text:p text:style-name="P1777">Personer med utvecklingsstörning, autism eller autismliknande tillstånd.</text:p>
        </text:list-item>
        <text:list-item>
          <text:p text:style-name="P1778">Personer med stora och bestående begåvningsmässiga funktionshinder efter hjärnskada i vuxen ålder orsakad av yttre våld eller kroppslig sjukdom.</text:p>
        </text:list-item>
        <text:list-item>
          <text:p text:style-name="P1779">Personer med andra varaktiga fysiska eller psykiska funktionshinder som inte beror på normalt åldrande, om de är stora och ger betydande svårigheter i det dagliga livet och därmed skapar ett omfattande behov av stöd eller service.</text:p>
        </text:list-item>
      </text:list>
      <text:p text:style-name="P1780">Vi bortser från den hjälp som föräldrar normalt ska tillgodose</text:p>
      <text:p text:style-name="P1781"> </text:p>
      <text:p text:style-name="P1782">Föräldraansvar och föräldraavdrag</text:p>
      <text:p text:style-name="P1783">När vi bedömer behovet av personlig assistans ska vi bortse från det hjälpbehov som en vårdnadshavare normalt ska tillgodose enligt föräldrabalken med hänsyn till barnets ålder, utveckling och övriga omständigheter. Detta görs genom ett schablonavdrag (så kallat föräldraavdrag) från barnets behov av hjälp med grundläggande behov och andra personliga behov.</text:p>
      <text:p text:style-name="P1784">Dessa schabloner gäller från och med 1 januari 2025. Tidigare var föräldraavdraget större. Har du ett äldre beslut och vill ha det prövat med dessa istället behöver du göra en ny ansökan.</text:p>
      <text:list text:style-name="LFO61" text:continue-numbering="true">
        <text:list-item>
          <text:p text:style-name="P1785">För barn 0–1 år görs ett avdrag med 6 timmar per dygn för grundläggande behov.</text:p>
        </text:list-item>
        <text:list-item>
          <text:p text:style-name="P1786">För barn 1–6 år görs ett avdrag med 1 timme och 15 minuter per dygn för grundläggande behov och 15 minuter per dygn för andra personliga behov.</text:p>
        </text:list-item>
        <text:list-item>
          <text:p text:style-name="P1787">För barn 7–11 år görs ett avdrag med 30 minuter per dygn för grundläggande behov och 30 minuter per dygn för andra personliga behov.</text:p>
        </text:list-item>
        <text:list-item>
          <text:p text:style-name="P1788">För barn 12–17 år görs ett avdrag med 30 minuter per dygn för andra personliga behov.</text:p>
        </text:list-item>
      </text:list>
      <text:p text:style-name="P1789">Då kan ett barn få personlig assistans i barnomsorg eller skola</text:p>
      <text:p text:style-name="P1790"> Ett barn kan få personlig assistans när hen är i skola, förskola eller barnomsorg. Det är om barnet behöver hjälp med andning eller sondmatning och de bedöms vara grundläggande behov, eller om det finns särskilda skäl.</text:p>
      <text:p text:style-name="P1791">Särskilda skäl kan till exempel vara när</text:p>
      <text:list text:style-name="LFO62" text:continue-numbering="true">
        <text:list-item>
          <text:p text:style-name="P1792">barnet har svårt att kommunicera med någon annan än sina assistenter</text:p>
        </text:list-item>
        <text:list-item>
          <text:p text:style-name="P1793">barnet har ett hälsotillstånd som gör att det är viktigt att ha en assistent till hands</text:p>
        </text:list-item>
        <text:list-item>
          <text:p text:style-name="P1794">funktionsnedsättningen gör det särskilt angeläget att barnet har ett starkt begränsat antal personer knutna till sig</text:p>
        </text:list-item>
        <text:list-item>
          <text:p text:style-name="P1795">funktionsnedsättningen är sådan att barnet behöver ha någon med sig som har ingående kunskaper om det och hälsotillståndet.</text:p>
        </text:list-item>
      </text:list>
      <text:p text:style-name="Normal"/>
      <text:p text:style-name="P1796">Hur mycket pengar kan jag få?</text:p>
      <text:p text:style-name="P1797">Assistansersättning ges med ett schablonbelopp per timme. I vissa fall kan ersättningen bli lägre och om det finns särskilda skäl kan den bli högre. Ersättningen kan inte överstiga schablonbeloppet med mer än 12 procent.</text:p>
      <text:p text:style-name="P1798">Så ansöker du om assistansersättning från Försäkringskassan</text:p>
      <text:p text:style-name="P1799">1. Skaffa ett läkarutlåtande och skicka in det</text:p>
      <text:p text:style-name="P1800">Kontakta barnets läkare för att få ett läkarutlåtande som beskriver barnets funktionsnedsättning och hur den påverkar barnet. Läkarutlåtandet ska skickas till:</text:p>
      <text:p text:style-name="P1801">Försäkringskassans inläsningscentral<text:line-break/>839 88 Östersund</text:p>
      <text:p text:style-name="P1802">2. Fyll i en ansökningsblankett</text:p>
      <text:p text:style-name="P1803">Fyll i blankett:</text:p>
      <text:p text:style-name="Normal"><text:a xlink:href="https://www.forsakringskassan.se/download/18.398e2a521762d5349875b5/1702460384010/3062-ansok-om-assistansersattning.pdf" office:target-frame-name="_top" xlink:show="replace"><text:span text:style-name="T1804">3062 Ansökan om assistansersättning</text:span><text:span text:style-name="Hyperlink"><draw:custom-shape svg:x="0in" svg:y="0in" svg:width="0.33333in" svg:height="0.33333in" draw:id="id15" draw:style-name="a15" draw:name="Rectangle 47" text:anchor-type="as-char"><svg:title/><svg:desc/><draw:enhanced-geometry draw:type="non-primitive" svg:viewBox="0 0 21600 21600" draw:enhanced-path="M 0 0 L 21600 0 21600 21600 0 21600 Z N"/></draw:custom-shape></text:span><text:span text:style-name="T1805">Pdf, 785 kB.</text:span></text:a></text:p>
      <text:p text:style-name="P1806">Är ni två vårdnadshavare ska båda skriva under ansökan. Skicka ansökan till:</text:p>
      <text:p text:style-name="P1807">Försäkringskassans inläsningscentral<text:line-break/>839 88 Östersund</text:p>
      <text:p text:style-name="P1808">Skriv det här i ansökan</text:p>
      <text:soft-page-break/>
      <text:p text:style-name="P1809"> Det är bra om du skriver i ansökan vad ditt barn behöver hjälp med och vilken slags hjälp hen behöver. Behöver hen till exempel praktisk hjälp eller muntliga instruktioner? Skriv också gärna hur lång tid det tar att hjälpa barnet och hur ofta hen behöver hjälpen.</text:p>
      <text:p text:style-name="P1810">Du kan också skriva om barnet har några hjälpmedel, och om hen vistas i barnomsorg, skola eller är beviljad korttidsvistelse.</text:p>
      <text:p text:style-name="P1811">Det hjälper oss i vår utredning om du skriver om det finns situationer när barnet behöver hjälp av mer än en person under samma tid, och hur mycket tid hen behöver den typen av hjälp. Om ditt barn behöver hjälp av mer än en person under samma tid ska du bifoga</text:p>
      <text:list text:style-name="LFO63" text:continue-numbering="true">
        <text:list-item>
          <text:p text:style-name="P1812">ett beslut om bostadsanpassning, och</text:p>
        </text:list-item>
        <text:list-item>
          <text:p text:style-name="P1813">en bedömning av en arbetsterapeut eller en motsvarande utredning.</text:p>
        </text:list-item>
      </text:list>
      <text:p text:style-name="P1814">Skicka beslutet eller bedömningen till:</text:p>
      <text:p text:style-name="P1815">Försäkringskassans inläsningscentral<text:s/><text:line-break/>839 88 Östersund.</text:p>
      <text:p text:style-name="P1816">När du har ansökt</text:p>
      <text:p text:style-name="P1817">Vi tar en första kontakt</text:p>
      <text:p text:style-name="P1818">Vi kontaktar dig för att du ska få den information du behöver om utredningen. Du får även möjlighet att ställa frågor.</text:p>
      <text:p text:style-name="P1819">Om det behövs bokar vi ett utredningssamtal för att gå igenom vilken assistans ditt barn behöver och hur mycket. Samtalet kan vara på telefon, hemma hos er eller på Försäkringskassan.</text:p>
      <text:p text:style-name="P1820">Barn har enligt lag rätt att få information och uttrycka sina åsikter i frågor som rör dem själva. Ditt barn får därför gärna vara med vid samtalet och själv uttrycka sina åsikter. Om inte barnet själv kan bestämma om det kan delta, så avgör du som vårdnadshavare om och hur mycket ditt barn kan vara med. Berätta gärna för oss om det är något särskilt vi behöver tänka på inför samtalet.</text:p>
      <text:p text:style-name="P1821">Så kan du förbereda dig inför utredningssamtalet</text:p>
      <text:p text:style-name="P1822"> Inför samtalet kan du förbereda dig genom att tänka igenom vad ditt barn behöver hjälp med, till exempel grundläggande behov. Läs om dem under rubriken ”Vad krävs för att hjälp ska räknas som hjälp med grundläggande behov?” Fundera gärna på hur lång tid och hur ofta ditt barn behöver hjälpen.</text:p>
      <text:p text:style-name="P1823">Vid utredningssamtalet kommer vi att prata om vad ditt barn behöver hjälp med. Eftersom assistansersättning beviljas för behov som är privata och integritetsnära så kan vi även behöva prata om sådana behov.</text:p>
      <text:p text:style-name="P1824">Beslut efter cirka fem månader</text:p>
      <text:soft-page-break/>
      <text:p text:style-name="P1825">Det tar normalt cirka fem månader innan du får ett beslut. Det kan ta längre tid om vi inte får in all information som vi behöver i tid.</text:p>
      <text:p text:style-name="P1826">Det här gör vi när vi fått din ansökan</text:p>
      <text:p text:style-name="P1827"> Handläggaren utreder tills hen har den information som behövs för att bedöma om ditt barn har rätt till assistansersättning. Hen kan kontakta dig eller andra för att hämta in den information som behövs. Andra kan till exempel vara personal i skola, daglig verksamhet eller hälso- och sjukvården.</text:p>
      <text:p text:style-name="P1828">Handläggarens bedömning och förslag till beslut kvalitetssäkras av en beslutsfattare som fattar beslut om rätten till assistansersättning.</text:p>
      <text:p text:style-name="P1829">Innan beslutet fattas får du information om vilket underlag som kommer att ligga till grund för beslutet, och vilket beslut vi planerar att fatta. Du får också möjlighet att lämna synpunkter på det.</text:p>
      <text:p text:style-name="P1830">Om ditt barn har assistans innan du fått ett beslut</text:p>
      <text:p text:style-name="P1831"> Om ditt barn har fått personlig assistans innan beslutet är klart ska du redovisa assistansen till Försäkringskassan under tiden som vi handlägger din ansökan.</text:p>
      <text:p text:style-name="P1832">Du redovisar assistansen genom att lämna in:</text:p>
      <text:list text:style-name="LFO64" text:continue-numbering="true">
        <text:list-item>
          <text:p text:style-name="P1833">dokument om assistenternas anställning</text:p>
        </text:list-item>
        <text:list-item>
          <text:p text:style-name="P1834">tidsredovisningar</text:p>
        </text:list-item>
        <text:list-item>
          <text:p text:style-name="P1835">räkningar.</text:p>
        </text:list-item>
      </text:list>
      <text:p text:style-name="P1836">Om du ska köpa assistans ska du dessutom lämna in ett avtal mellan ditt barn och anordnaren.</text:p>
      <text:p text:style-name="P1837">Vi måste få in redovisningen senast den 5:e i månaden efter den månad som ditt barn började få assistans.</text:p>
      <text:p text:style-name="P1838">Meddela oss om något ändras</text:p>
      <text:p text:style-name="P1839">Ett beslut om assistansersättning gäller tills vidare. Men under den tid som ditt barn får ersättning kan något ändras så att det påverkar hur mycket hen kan få. Meddela därför oss om något i ditt barns situation ändras. Om du är osäker på om du behöver meddela oss är du alltid välkommen att höra av dig och fråga.</text:p>
      <text:p text:style-name="P1840">Vi vet att man kan vara orolig för att bli av med ersättningen om man meddelar att något ändras. Men vi går bara igenom de timmar som ändringen gäller. Vi ändrar inte heller något vi tidigare har beslutat på grund av nya regler. Om ditt barn behöver mer hjälp kan du ansöka om fler timmar genom att fylla i e-tjänsten eller blanketten som heter ansökan om assistansersättning.</text:p>
      <text:soft-page-break/>
      <text:p text:style-name="P1841">Du måste meddela ändringar senast 14 dagar efter att förändringen har inträffat, till exempel:</text:p>
      <text:list text:style-name="LFO65" text:continue-numbering="true">
        <text:list-item>
          <text:p text:style-name="P1842">Ditt barn ska börja, sluta eller byta förskola eller skola.</text:p>
        </text:list-item>
        <text:list-item>
          <text:p text:style-name="P1843">Ditt barn ska flytta till en annan bostad.</text:p>
        </text:list-item>
        <text:list-item>
          <text:p text:style-name="P1844">Ditt barns funktionsnedsättning har förändrats.</text:p>
        </text:list-item>
        <text:list-item>
          <text:p text:style-name="P1845">Ditt barn får stöd från till exempel kommunen eller regionen, eller det stöd som hen får förändras.</text:p>
        </text:list-item>
        <text:list-item>
          <text:p text:style-name="P1846">Om ditt barn är utomlands under en eller flera längre perioder. Hur lång period det rör sig om är svårt att säga på förhand, och du får gärna höra av dig till oss så kan vi berätta mer.</text:p>
        </text:list-item>
      </text:list>
      <text:p text:style-name="P1847">Vad händer om jag inte meddelar Försäkringskassan?</text:p>
      <text:p text:style-name="P1848">Om barnet får för mycket ersättning kan hen vara tvungen att betala tillbaka.</text:p>
      <text:p text:style-name="P1849">Välj hur barnets assistans ska anordnas</text:p>
      <text:p text:style-name="P1850">Du kan välja mellan att anställa assistenter till barnet själv eller att anlita en anordnare. Anordnaren kan vara din kommun eller en privat anordnare.</text:p>
      <text:p text:style-name="P1851">Ansök på blankett:</text:p>
      <text:p text:style-name="Normal"><text:a xlink:href="https://www.forsakringskassan.se/download/18.398e2a521762d5349875b7/1704178885281/3079-begaran-betalningsmottagare-och-anordnare-assistansersattning.pdf" office:target-frame-name="_top" xlink:show="replace"><text:span text:style-name="T1852">3079 Begär betalningsmottagare och anordnare för assistansersättning</text:span><text:span text:style-name="Hyperlink"><draw:custom-shape svg:x="0in" svg:y="0in" svg:width="0.33333in" svg:height="0.33333in" draw:id="id16" draw:style-name="a16" draw:name="Rectangle 46" text:anchor-type="as-char"><svg:title/><svg:desc/><draw:enhanced-geometry draw:type="non-primitive" svg:viewBox="0 0 21600 21600" draw:enhanced-path="M 0 0 L 21600 0 21600 21600 0 21600 Z N"/></draw:custom-shape></text:span><text:span text:style-name="T1853">Pdf, 788 kB.</text:span></text:a></text:p>
      <text:p text:style-name="P1854">Anlita en anordnare</text:p>
      <text:p text:style-name="P1855"> Om ni väljer att köpa assistans av en anordnare finns det några saker som ni behöver känna till innan assistansen börjar utföras.</text:p>
      <text:p text:style-name="P1856">Om du anställer barnets assistenter själv</text:p>
      <text:p text:style-name="P1857"> Om du som förälder väljer att anställa ditt barns assistenter själv finns det några saker som du behöver känna till innan assistansen börjar utföras.</text:p>
      <text:p text:style-name="Normal"><text:a xlink:href="https://www.forsakringskassan.se/privatperson/funktionsnedsattning/assistansersattning-for-vuxna/for-dig-som-anstaller-assistenter-sjalv" office:target-frame-name="_top" xlink:show="replace"><text:span text:style-name="T1858">För dig som anställer assistenter själv</text:span></text:a></text:p>
      <text:p text:style-name="P1859">Hjälpmedel på grund av funktionsnedsättning</text:p>
      <text:p text:style-name="P1860">Försäkringskassan har inte hand om hjälpmedel. Om ditt barn behöver hjälpmedel på grund av sin funktionsnedsättning kan du vända dig till din kommun eller region.</text:p>
      <text:p text:style-name="Normal"><text:a xlink:href="https://www.1177.se/Stockholm/behandling--hjalpmedel/hjalpmedel/sa-far-du-ett-hjalpmedel/att-fa-ett-hjalpmedel/" office:target-frame-name="_top" xlink:show="replace"><text:span text:style-name="T1861">Att få ett hjälpmedel – så går det till (1177.se)</text:span></text:a></text:p>
      <text:p text:style-name="P1862"/>
      <text:p text:style-name="P1863">Frågor och svar</text:p>
      <text:soft-page-break/>
      <text:list text:style-name="LFO66" text:continue-numbering="true">
        <text:list-item>
          <text:p text:style-name="P1864">Kan mitt barn få assistansersättning samtidigt som jag får vårdbidrag eller omvårdnadsbidrag eller merkostnadsersättning?</text:p>
        </text:list-item>
      </text:list>
      <text:p text:style-name="P1865">Ja. Ditt barn kan få assistansersättning samtidigt som du får vårdbidrag eller omvårdnadsbidrag, men inte för samma behov. Du kan också få merkostnadsersättning samtidigt som ditt barn har assistansersättning men inte för en kostnad som redan ersätts i barnets assistansersättning.</text:p>
      <text:list text:style-name="LFO66" text:continue-numbering="true">
        <text:list-item>
          <text:p text:style-name="P1866"><text:span text:style-name="T1867">Mitt barn behöver flera personliga assistenter samtidigt.<text:s/></text:span><text:span text:style-name="T1868">Går det?</text:span></text:p>
        </text:list-item>
      </text:list>
      <text:p text:style-name="Normal"><text:span text:style-name="T1869">Ja, i vissa fall går det. Innan vi på Försäkringskassan utreder barnets behov av flera assistenter samtidigt behöver vi ta del av en utredning om bostadsanpassning och vilka hjälpmedel ditt barn har.<text:s/></text:span>Ring ditt barns handläggare om du vill veta mer.</text:p>
      <text:list text:style-name="LFO66" text:continue-numbering="true">
        <text:list-item>
          <text:p text:style-name="P1870">Hur länge gäller beslutet om assistansersättning?</text:p>
        </text:list-item>
      </text:list>
      <text:p text:style-name="P1871">Beslut om assistansersättning gäller så länge ingenting ändras. Om inget ändras behöver du inte ansöka igen. När något ändras är det viktigt att du anmäler det så att du får rätt ersättning.</text:p>
      <text:list text:style-name="LFO66" text:continue-numbering="true">
        <text:list-item>
          <text:p text:style-name="P1872">Kan jag som förälder arbeta som personlig assistent åt mitt barn?</text:p>
        </text:list-item>
      </text:list>
      <text:p text:style-name="P1873">Ja. En familjemedlem kan anställas som personlig assistent.</text:p>
      <text:list text:style-name="LFO66" text:continue-numbering="true">
        <text:list-item>
          <text:p text:style-name="P1874">Kan mitt barn få mer hjälp under en period om det behövs?</text:p>
        </text:list-item>
      </text:list>
      <text:p text:style-name="P1875">Har ditt barn behov av mer assistans under en begränsad period kan du ansöka om fler timmar hos kommunen.</text:p>
      <text:p text:style-name="Normal"><text:span text:style-name="T1876">Är behovet inte tillfälligt kan du ansöka om fler timmar hos Försäkringskassan.<text:s/></text:span>Ring din handläggare för att få mer information.</text:p>
      <text:list text:style-name="LFO66" text:continue-numbering="true">
        <text:list-item>
          <text:p text:style-name="P1877">Vad händer när barnet fyller 18 år?</text:p>
        </text:list-item>
      </text:list>
      <text:p text:style-name="P1878">Då ska barnet själv ha kontakt med Försäkringskassan och själv skriva under sina handlingar. Har barnet inte förmågan kan ni vända er till kommunen och begära en god man.</text:p>
      <text:list text:style-name="LFO66" text:continue-numbering="true">
        <text:list-item>
          <text:p text:style-name="P1879">Vad gör jag om jag tycker att Försäkringskassans beslut är fel?</text:p>
        </text:list-item>
      </text:list>
      <text:p text:style-name="P1880">Om du tycker att beslutet är fel kan du begära att Försäkringskassan omprövar beslutet. Skicka ett brev till Försäkringskassan inom två månader från att du fick beslutet.</text:p>
      <text:p text:style-name="P1881">Din begäran om omprövning ska innehålla följande uppgifter:</text:p>
      <text:list text:style-name="LFO66" text:continue-numbering="true">
        <text:list-item>
          <text:list>
            <text:list-item>
              <text:p text:style-name="P1882">Vilket beslut som du vill att vi ska ompröva.</text:p>
            </text:list-item>
            <text:list-item>
              <text:p text:style-name="P1883">Hur du vill att beslutet ska ändras.</text:p>
            </text:list-item>
            <text:list-item>
              <text:p text:style-name="P1884">Varför du vill att beslutet ska ändras.</text:p>
            </text:list-item>
            <text:list-item>
              <text:p text:style-name="P1885">Barnets namn, personnummer, adress och telefonnummer.</text:p>
            </text:list-item>
            <text:list-item>
              <text:p text:style-name="P1886">Din namnteckning.</text:p>
            </text:list-item>
          </text:list>
        </text:list-item>
      </text:list>
      <text:p text:style-name="P1887">I beslutsbrevet står det vart du ska skicka din begäran om omprövning.</text:p>
      <text:list text:style-name="LFO66" text:continue-numbering="true">
        <text:list-item>
          <text:p text:style-name="P1888">Kan mitt barn få assistansersättning för sjukvård?</text:p>
        </text:list-item>
      </text:list>
      <text:p text:style-name="P1889">Nej, sjukvård utförs av sjukvårdspersonal och ditt barn kan inte få assistansersättning för det.</text:p>
      <text:p text:style-name="P1890">Däremot kan ditt barn få assistansersättning för vård som kan utföras som egenvård i hemmet med hjälp av en personlig assistent. Det kan till exempel handla om att barnets assistent hjälper ditt barn att ta sin medicin, hjälper hen med sondmatning eller skötsel av stomi, kateter eller trakeostomi.</text:p>
      <text:p text:style-name="P1891">Det är personal inom hälso- och sjukvården som bedömer vad som kan utföras som egenvård och vad som är sjukvård.</text:p>
      <text:p text:style-name="P1892">Det är viktigt att du meddelar oss om något som tidigare har utförts som egenvård börjar utföras som sjukvård. Det finns annars en risk att du får pengar som du inte har rätt till och då kan du behöva betala tillbaka pengarna.</text:p>
      <text:list text:style-name="LFO66" text:continue-numbering="true">
        <text:list-item>
          <text:p text:style-name="P1893">Påverkas mitt barns assistansersättning om vi reser utomlands?</text:p>
        </text:list-item>
      </text:list>
      <text:p text:style-name="P1894">Kontakta alltid oss om ni planerar att resa utomlands. Då kan vi hjälpa dig att ta reda på om barnet har rätt till assistansersättning när hen är utomlands.</text:p>
      <text:p text:style-name="P1895"/>
      <text:h text:style-name="Heading3" text:outline-level="3"><text:a xlink:href="https://www.forsakringskassan.se/privatperson/foralder/om-ditt-barn-har-en-funktionsnedsattning/omvardnadsbidrag" office:target-frame-name="_top" xlink:show="replace"><text:span text:style-name="T1896">Omvårdnadsbidrag</text:span></text:a></text:h>
      <text:p text:style-name="P1897">Om du har ett barn med funktionsnedsättning kan du ha rätt till omvårdnadsbidrag.</text:p>
      <text:p text:style-name="P1898">Om du har ett barn med funktionsnedsättning kan du få omvårdnadsbidrag. Bidraget baseras på den omvårdnad och tillsyn som ditt barn behöver utöver vad som är vanligt för barn i samma ålder utan funktionsnedsättning.</text:p>
      <text:p text:style-name="P1899">Vem kan få omvårdnadsbidrag?</text:p>
      <text:p text:style-name="P1900">Du kan få omvårdnadsbidrag om</text:p>
      <text:list text:style-name="LFO67" text:continue-numbering="true">
        <text:list-item>
          <text:p text:style-name="P1901">ditt barn har en funktionsnedsättning</text:p>
        </text:list-item>
        <text:list-item>
          <text:p text:style-name="P1902">du ger barnet omvårdnad och tillsyn till följd av funktionsnedsättningen i minst sex månader</text:p>
        </text:list-item>
        <text:list-item>
          <text:p text:style-name="P1903">du är barnets förälder eller kan likställas med barnets förälder</text:p>
        </text:list-item>
        <text:list-item>
          <text:p text:style-name="P1904">du och ditt barn är försäkrade i Sverige.</text:p>
        </text:list-item>
      </text:list>
      <text:soft-page-break/>
      <text:p text:style-name="P1905">Du och barnet är i regel försäkrade i Sverige om du bor eller jobbar här. Om du bor eller arbetar i olika länder kan det finnas undantag, liksom om du nyligen flyttat hit.</text:p>
      <text:p text:style-name="Normal"><text:a xlink:href="https://www.forsakringskassan.se/om-forsakringskassan/forsakrad-i-sverige" office:target-frame-name="_top" xlink:show="replace"><text:span text:style-name="T1906">Försäkrad i Sverige</text:span></text:a></text:p>
      <text:p text:style-name="P1907">Två föräldrar kan få omvårdnadsbidrag</text:p>
      <text:p text:style-name="P1908">Du och barnets andra förälder kan få omvårdnadsbidrag för samma barn.</text:p>
      <text:p text:style-name="Normal">Fördelning av bidraget:</text:p>
      <text:list text:style-name="LFO68" text:continue-numbering="true">
        <text:list-item>
          <text:p text:style-name="P1909">Huvudregeln är att ni får hälften var.</text:p>
        </text:list-item>
        <text:list-item>
          <text:p text:style-name="P1910">Om ni är överens kan ni själva avgöra hur ni fördelar bidraget.</text:p>
        </text:list-item>
        <text:list-item>
          <text:p text:style-name="P1911">Om ni inte kan komma överens gör Försäkringskassan fördelningen med hänsyn till var barnet bor och vistas.</text:p>
        </text:list-item>
      </text:list>
      <text:p text:style-name="P1912">Vad räknas som omvårdnad och tillsyn?</text:p>
      <text:p text:style-name="Normal"><text:span text:style-name="T1913">Omvårdnad handlar om alla de saker som du behöver hjälpa ditt barn med på grund av funktions</text:span><text:span text:style-name="T1914">­nedsättningen.<text:s/></text:span>Här listar vi några exempel.</text:p>
      <text:list text:style-name="LFO69" text:continue-numbering="true">
        <text:list-item>
          <text:p text:style-name="P1915">Vård-, behandlings- och träningsinsatser – som att hjälpa barnet med ett behandlingsprogram, ta sin medicin, eller med insmörjning.</text:p>
        </text:list-item>
        <text:list-item>
          <text:p text:style-name="P1916">Praktisk hjälp i vardagen – som att sköta barnets hygien, ta av och på kläder, eller att äta och laga mat.</text:p>
        </text:list-item>
        <text:list-item>
          <text:p text:style-name="P1917">Struktur och planering – som att barnet behöver aktiveras och stimuleras, scheman i vardagen, hjälpa barnet med förberedelser eller påminnelser.</text:p>
        </text:list-item>
        <text:list-item>
          <text:p text:style-name="P1918">Kommunikation och socialt samspel – som att hjälpa barnet att kommunicera med andra, hantera sociala situationer, lösa konflikter eller lugnas.</text:p>
        </text:list-item>
        <text:list-item>
          <text:p text:style-name="P1919">Stöd i samband med skolan – som att barnet behöver hämtas och lämnas eller få hjälp med läxor.</text:p>
        </text:list-item>
      </text:list>
      <text:p text:style-name="P1920">Tillsyn innebär att du behöver ha extra uppsikt över barnet, till exempel så att hen inte rymmer, hittar på farliga saker, råkar ut för eller orsakar olyckor. Tillsyn kan också innebära att du är extra tillgänglig för barnet via telefon.</text:p>
      <text:p text:style-name="P1921"/>
      <text:p text:style-name="P1922">Hur mycket pengar kan jag få?</text:p>
      <text:p text:style-name="P1923">Du får omvårdnadsbidrag på en av fyra nivåer och Försäkringskassan bedömer barnets totala behov av omvårdnad och tillsyn efter samtal med dig. Om du har flera barn med funktionsnedsättning kan du som mest få ett helt omvårdnadsbidrag per barn. Du betalar skatt på omvårdnadsbidraget.</text:p>
      <text:soft-page-break/>
      <text:p text:style-name="Normal"><text:span text:style-name="T1924">Beloppen räknas om vid varje årsskifte för att följa prisutvecklingen i samhället.<text:s/></text:span>För 2025 är de:</text:p>
      <text:list text:style-name="LFO70" text:continue-numbering="true">
        <text:list-item>
          <text:p text:style-name="P1925">3 063 kronor per månad (en fjärdedel)</text:p>
        </text:list-item>
        <text:list-item>
          <text:p text:style-name="P1926">6 125 kronor per månad (halvt)</text:p>
        </text:list-item>
        <text:list-item>
          <text:p text:style-name="P1927">9 188 kronor per månad (tre fjärdedelar)</text:p>
        </text:list-item>
        <text:list-item>
          <text:p text:style-name="P1928">12 250 kronor per månad (helt).</text:p>
        </text:list-item>
      </text:list>
      <text:p text:style-name="P1929"/>
      <text:h text:style-name="P1930" text:outline-level="3">Rätt till förkortad arbetstid</text:h>
      <text:p text:style-name="P1931">Enligt föräldraledighetslagen har du rätt att förkorta din arbetstid med upp till 25 procent om du eller en annan förälder får omvårdnadsbidrag för barnet. Det gäller även efter att barnet har fyllt åtta år eller avslutat sitt första skolår. Tänk på att om du går ner i arbetstid kan det leda till lägre inkomster vilket kan påverka din sjukpenninggrundande inkomst (SGI).</text:p>
      <text:p text:style-name="P1932"/>
      <text:p text:style-name="P1933">Så ansöker du om omvårdnadsbidrag</text:p>
      <text:p text:style-name="P1934">1. Ansök</text:p>
      <text:p text:style-name="P1935">Du använder samma ansökan för att ändra fördelningen av ersättningen mellan dig och den andra föräldern.</text:p>
      <text:p text:style-name="Normal"><text:a xlink:href="https://www.forsakringskassan.se/privatperson/logga-in-pa-mina-sidor#?goto=%2Fprivatperson%2Fmina-sidor%2Falla-e-tjanster%2Fansok-om-omvardnadsbidrag-eller-andra-fordelning" office:target-frame-name="_top" xlink:show="replace"><text:span text:style-name="T1936">Ansök om omvårdnadsbidrag eller ändra fördelningTill e-tjänsten</text:span></text:a></text:p>
      <text:p text:style-name="P1937">Om ni är två som vill ansöka gemensamt</text:p>
      <text:p text:style-name="P1938"> </text:p>
      <text:p text:style-name="P1939">Det går bra att ansöka gemensamt i e‑tjänsten. När en av er loggat in och fyllt i uppgifterna om sig, den andre föräldern och barnet samt signerat kommer er ansökan bli synlig i den andre förälderns Mina sidor. Där ska hen granska och själv signera ansökan. Det måste göras inom 14 dagar, annars raderas hela ansökan och ni behöver göra en ny.</text:p>
      <text:p text:style-name="P1940">2. Skicka in läkarutlåtande</text:p>
      <text:p text:style-name="P1941">När du har gjort din ansökan skickar du in ett läkarutlåtande som beskriver barnets funktionsnedsättning. Det är viktigt att utlåtandet är undertecknat av samma läkare som utfärdat det åt dig. Du som ansöker via vår e-tjänst kan skicka in läkarutlåtandet och andra bilagor digitalt via Mina sidor så snart vi har tagit emot din ansökan. Du kan se ditt ärende på Mina sidor inom ett dygn efter att du ansökt och klickar då på lägg till bilagor till din ansökan.</text:p>
      <text:soft-page-break/>
      <text:p text:style-name="P1942">Om du inte ansöker via e-tjänsten skickar du läkarutlåtandet och andra bilagor till:</text:p>
      <text:p text:style-name="P1943">Försäkringskassans inläsningscentral<text:line-break/>839 88 Östersund</text:p>
      <text:p text:style-name="P1944">3. Vi kontaktar dig</text:p>
      <text:p text:style-name="P1945">När vi börjat handlägga ditt ärende bokar vi en tid med dig där vi tillsammans går igenom din ansökan.</text:p>
      <text:p text:style-name="P1946">Om du har skrivit att du behöver tolk kommer handläggaren att boka det till samtalet.</text:p>
      <text:p text:style-name="P1947">4. Du får ett beslut</text:p>
      <text:p text:style-name="P1948">Om du beviljas omvårdnadsbidrag står det i beslutet hur länge du kommer att få ersättning och hur mycket du får per månad. Som längst kan ett beslut om omvårdnadsbidrag gälla till och med juni det år som barnet fyller 19 år, men ibland det kan vara begränsat till en kortare tid. I så fall står det i beslutet du får.</text:p>
      <text:p text:style-name="P1949">Vanligtvis får du beslut inom 4 månader. Handläggningstiden kan variera beroende på hur komplicerat ditt ärende är eller om vi behöver be dig komplettera din ansökan. Du går inte miste om några pengar medan vi handlägger din ansökan. Har du rätt till ersättning får du pengarna i efterskott, efter att vi har fattat beslutet.</text:p>
      <text:p text:style-name="P1950">5. Utbetalning</text:p>
      <text:p text:style-name="P1951">Information om när omvårdnadsbidrag betalas ut:</text:p>
      <text:p text:style-name="Normal"><text:a xlink:href="https://www.forsakringskassan.se/privatperson/utbetalningsdatum-och-handlaggningstider" office:target-frame-name="_top" xlink:show="replace"><text:span text:style-name="T1952">Utbetalningsdatum och handläggningstider</text:span></text:a></text:p>
      <text:p text:style-name="P1953">Meddela oss om något förändras</text:p>
      <text:p text:style-name="Normal">Meddela om till exempel:</text:p>
      <text:list text:style-name="LFO71" text:continue-numbering="true">
        <text:list-item>
          <text:p text:style-name="P1954">ditt barns funktionsnedsättning förändras</text:p>
        </text:list-item>
        <text:list-item>
          <text:p text:style-name="P1955">ditt barns behov av omvårdnad och tillsyn förändras</text:p>
        </text:list-item>
        <text:list-item>
          <text:p text:style-name="P1956">assistansersättningen för barnet ökar eller minskar</text:p>
        </text:list-item>
        <text:list-item>
          <text:p text:style-name="P1957">stödet från kommunen eller regionen ökar eller minskar.</text:p>
        </text:list-item>
        <text:list-item>
          <text:p text:style-name="P1958"><text:span text:style-name="T1959">ditt barn är utomlands under en eller flera längre perioder. Det är svårt att säga en exakt gräns för vad som räknas som en lång period.<text:s/></text:span>Hör av dig till kundcenter för mer information<text:s/><text:a xlink:href="tel:+46771524524" office:target-frame-name="_top" xlink:show="replace"><text:span text:style-name="Hyperlink">0771-524 524</text:span></text:a>.</text:p>
        </text:list-item>
      </text:list>
      <text:p text:style-name="P1960">Anmäl förändringen så snart som möjligt, men senast 14 dagar efter att du har fått reda på den. Annars riskerar du att behöva betala tillbaka pengar.</text:p>
      <text:p text:style-name="P1961">Frågor och svar</text:p>
      <text:soft-page-break/>
      <text:list text:style-name="LFO72" text:continue-numbering="true">
        <text:list-item>
          <text:p text:style-name="P1962">Från och med när kan jag få omvårdnadsbidrag?</text:p>
        </text:list-item>
      </text:list>
      <text:p text:style-name="P1963">Du kan få omvårdnads­bidrag upp till 3 månader bakåt i tiden från den månad då vi får din ansökan. Du kan ha rätt till omvårdnads­bidrag från och med ditt barns födelse och som längst till och med juni samma år som barnet fyller 19 år.</text:p>
      <text:list text:style-name="LFO72" text:continue-numbering="true">
        <text:list-item>
          <text:p text:style-name="P1964">Kan jag få omvårdnadsbidrag om mitt barn har assistansersättning?</text:p>
        </text:list-item>
      </text:list>
      <text:p text:style-name="P1965">Ja, men bara för de delar som assistansersättningen inte täcker.</text:p>
      <text:list text:style-name="LFO72" text:continue-numbering="true">
        <text:list-item>
          <text:p text:style-name="P1966">Går det att ansöka om omvårdnadsbidrag för flera barn?</text:p>
        </text:list-item>
      </text:list>
      <text:p text:style-name="Normal"><text:span text:style-name="T1967">Ja, vi utreder varje barns behov av omvårdnad och tillsyn, och väger i de flesta fall ihop deras behov.<text:s/></text:span>Beslutet du får gäller då för alla barn tillsammans.</text:p>
      <text:list text:style-name="LFO72" text:continue-numbering="true">
        <text:list-item>
          <text:p text:style-name="P1968">Får jag behålla omvårdnadsbidraget om mitt barn måste vårdas länge på sjukhus?</text:p>
        </text:list-item>
      </text:list>
      <text:p text:style-name="P1969">Ja, du får behålla omvårdnadsbidraget i upp till 6 månader.</text:p>
      <text:p text:style-name="P1970">Om du som förälder behöver vara på sjukhuset under tiden ditt barn vårdas, kan du få behålla omvårdnadsbidraget i upp till 12 månader.</text:p>
      <text:p text:style-name="P1971">Meddela alltid Försäkringskassan om ditt barn behöver vårdas på sjukhus under en längre tid.</text:p>
      <text:list text:style-name="LFO72" text:continue-numbering="true">
        <text:list-item>
          <text:p text:style-name="P1972">Kan jag få omvårdnadsbidrag om mitt barn är placerat i familjehem?</text:p>
        </text:list-item>
      </text:list>
      <text:p text:style-name="P1973">Ja, men bara om barnet är placerat i familjehem i högst 6 månader.</text:p>
      <text:p text:style-name="P1974">Om barnet är placerat i mer än 6 månader, men bor tillfälligt hos dig i minst 10 dagar per kalenderkvartal eller minst 10 dagar i följd, kan du ha rätt till ferieomvårdnads­bidrag. Ansök om omvårdnads­bidrag i e‑tjänsten så tar vi ställning till om du har rätt till ferieomvårdnads­bidrag.</text:p>
      <text:list text:style-name="LFO72" text:continue-numbering="true">
        <text:list-item>
          <text:p text:style-name="P1975">Kan jag få omvårdnadsbidrag även om jag inte är barnets förälder?</text:p>
        </text:list-item>
      </text:list>
      <text:p text:style-name="P1976">Ja, om något av följande påståenden stämmer in på dig:</text:p>
      <text:list text:style-name="LFO72" text:continue-numbering="true">
        <text:list-item>
          <text:list>
            <text:list-item>
              <text:p text:style-name="P1977">Du är gift med barnets förälder och bor tillsammans med hen.</text:p>
            </text:list-item>
            <text:list-item>
              <text:p text:style-name="P1978">Du är sambo med barnets förälder och du har tidigare varit gift med hen eller har barn med hen.</text:p>
            </text:list-item>
            <text:list-item>
              <text:p text:style-name="P1979">Du är barnets särskilt förordnade vårdnadshavare och har vård om barnet.</text:p>
            </text:list-item>
            <text:list-item>
              <text:p text:style-name="P1980">Du är adoptivförälder, men har ännu inte fått barnet i din vård.</text:p>
            </text:list-item>
          </text:list>
        </text:list-item>
      </text:list>
      <text:p text:style-name="P1981">Du kan inte få omvårdnadsbidrag om du är familjehemsförälder.</text:p>
      <text:soft-page-break/>
      <text:list text:style-name="LFO72" text:continue-numbering="true">
        <text:list-item>
          <text:p text:style-name="P1982">Behöver jag gå ner i arbetstid för att kunna få omvårdnadsbidrag?</text:p>
        </text:list-item>
      </text:list>
      <text:p text:style-name="P1983">Nej, det behöver du inte. Däremot har du rätt att gå ner i arbetstid med 25 procent om du eller den andra föräldern får omvårdnads­bidrag. Du ansöker om förkortad arbetstid hos din arbetsgivare.</text:p>
      <text:p text:style-name="P1984">Om du väljer att gå ner i arbetstid kan din sjukpenning­grundande inkomst (SGI) påverkas.</text:p>
      <text:list text:style-name="LFO72" text:continue-numbering="true">
        <text:list-item>
          <text:p text:style-name="P1985">Kan jag få ersättning för vård av barn (vab) samtidigt som jag får omvårdnadsbidrag?</text:p>
        </text:list-item>
      </text:list>
      <text:p text:style-name="Normal"><text:span text:style-name="T1986">Du kan som regel inte vabba för samma behov som du får omvårdnadsbidrag för.<text:s/></text:span>Men du kan vabba av andra anledningar.</text:p>
      <text:list text:style-name="LFO72" text:continue-numbering="true">
        <text:list-item>
          <text:p text:style-name="P1987">Påverkar omvårdnadsbidrag mönstring och värnplikt?</text:p>
        </text:list-item>
      </text:list>
      <text:p text:style-name="P1988">Det är Plikt- och prövningsverket som bestämmer om du ska kallas till mönstring och värnplikt. Det år du fyller 17 skickar Försäkringskassan information till dem om dina föräldrar får omvårdnadsbidrag för dig. Plikt- och prövningsverket avgör sedan om de ska kontakta dig för mönstring. Försäkringskassan kan inte påverka deras beslut. Om du har frågor om detta är det bästa att du pratar direkt med Plikt- och prövningsverket. Du kan också hitta mer information på deras hemsida.</text:p>
      <text:p text:style-name="Normal"><text:a xlink:href="https://pliktverket.se/" office:target-frame-name="_top" xlink:show="replace"><text:span text:style-name="T1989">pliktverket.se</text:span></text:a></text:p>
      <text:p text:style-name="P1990"/>
      <text:p text:style-name="P1991"/>
      <text:h text:style-name="Heading3" text:outline-level="3"><text:a xlink:href="https://www.forsakringskassan.se/privatperson/foralder/om-ditt-barn-har-en-funktionsnedsattning/merkostnadsersattning-for-barn" office:target-frame-name="_top" xlink:show="replace"><text:span text:style-name="T1992">Merkostnadsersättning för barn</text:span></text:a></text:h>
      <text:p text:style-name="P1993">Om du har kostnader till följd av ditt barns funktionsnedsättning kan du få merkostnadsersättning.</text:p>
      <text:p text:style-name="P1994">Om du har kostnader till följd av ditt barns funktionsnedsättning kan du få merkostnadsersättning.</text:p>
      <text:p text:style-name="P1995">Vem kan få merkostnadsersättning för barn?</text:p>
      <text:p text:style-name="Normal">Du kan få merkostnadsersättning om</text:p>
      <text:list text:style-name="LFO73" text:continue-numbering="true">
        <text:list-item>
          <text:p text:style-name="P1996">ditt barn har en funktionsnedsättning som kan antas bestå i minst sex månader</text:p>
        </text:list-item>
        <text:list-item>
          <text:p text:style-name="P1997">du har merkostnader på minst 14 700 kronor per år på grund av barnets funktionsnedsättning</text:p>
        </text:list-item>
        <text:list-item>
          <text:p text:style-name="P1998">du är förälder till barnet, blivande adoptivförälder eller har vårdnaden om barnet</text:p>
        </text:list-item>
        <text:list-item>
          <text:p text:style-name="P1999">du och barnet är försäkrade i Sverige.</text:p>
        </text:list-item>
      </text:list>
      <text:soft-page-break/>
      <text:p text:style-name="P2000">Du och barnet är i regel försäkrade i Sverige om du bor eller jobbar här. Om du bor eller arbetar i olika länder kan det finnas undantag, liksom om du nyligen flyttat hit.</text:p>
      <text:p text:style-name="Normal"><text:a xlink:href="https://www.forsakringskassan.se/om-forsakringskassan/forsakrad-i-sverige" office:target-frame-name="_top" xlink:show="replace"><text:span text:style-name="T2001">Försäkrad i Sverige</text:span></text:a></text:p>
      <text:p text:style-name="P2002">Om ni är två föräldrar som ansöker om merkostnadsersättning för samma barn räknar vi ihop era totala merkostnader för barnet eller barnen för att se om ni har rätt till merkostnadsersättning.</text:p>
      <text:p text:style-name="P2003">Två föräldrar kan få merkostnadsersättning</text:p>
      <text:p text:style-name="P2004">Du och den andra föräldern kan få merkostnadsersättning för samma barn om era totala merkostnader för barnet eller barnen är minst 14 700 kronor per år. Ni kan välja hur ersättningen ska fördelas mellan er. Om ni inte väljer får ni hälften var. Om ni inte är överens gör vi en fördelning i fjärdedelar utifrån hur stora merkostnader som var och en av er har.</text:p>
      <text:p text:style-name="P2005">Information till dig som haft vårdbidrag</text:p>
      <text:p text:style-name="P2006"> </text:p>
      <text:p text:style-name="P2007">Reglerna för vårdbidrag samt omvårdnadsbidrag och merkostnadsersättning skiljer sig åt. För att ha rätt till merkostnadsersättning krävs högre merkostnader än vad som tidigare krävdes för att få en skattefri merkostnadsdel av vårdbidraget.</text:p>
      <text:p text:style-name="P2008">För att få merkostnadsersättning måste godtagna merkostnader vara minst 14 700 kronor per år utifrån 2025 års prisbasbelopp.</text:p>
      <text:p text:style-name="P2009">Vad räknas som merkostnader?</text:p>
      <text:p text:style-name="P2010">Merkostnader är kostnader som du har på grund av ditt barns funktionsnedsättning, alltså kostnader utöver de som är vanliga för barn i samma ålder utan funktionsnedsättning. Merkostnader kan vara engångskostnader eller återkommande kostnader, till exempel för förbrukningsmaterial.</text:p>
      <text:p text:style-name="P2011">Försäkringskassan bestämmer vad som är merkostnader på grund av barnets funktionsnedsättning.</text:p>
      <text:p text:style-name="P2012">Ett exempel: Du kan normalt inte få ersättning för att köpa en cykel till ditt barn eftersom det är en kostnad man vanligtvis har. Men om du behöver anpassa cykeln för att ditt barn ska kunna cykla trots sin funktionsnedsättning så kan du ha rätt till merkostnadsersättning. I det fallet får du ersättning för kostnaden för att anpassa cykeln – du får inte ersättning för vad cykeln kostade utan anpassning.</text:p>
      <text:p text:style-name="P2013">Merkostnader är indelade i sju kategorier enligt lagstiftningen. Det går inte att räkna upp allt som kan vara merkostnader men här är några exempel:</text:p>
      <text:list text:style-name="LFO74" text:continue-numbering="true">
        <text:list-item>
          <text:p text:style-name="P2014">Hälsa, vård och kost – till exempel kostnader för mediciner och specialkost.</text:p>
        </text:list-item>
        <text:list-item>
          <text:p text:style-name="P2015">Slitage och rengöring – till exempel slitage av kläder, ökad tvätt och rengöring.</text:p>
        </text:list-item>
        <text:list-item>
          <text:p text:style-name="P2016">Resor – till exempel resor med egen bil om ditt barn inte kan åka kollektivt.</text:p>
        </text:list-item>
        <text:list-item>
          <text:p text:style-name="P2017">Hjälpmedel – till exempel inköp eller hyra och försäkring av hjälpmedel.</text:p>
        </text:list-item>
        <text:list-item>
          <text:p text:style-name="P2018">Hjälp i den dagliga livsföringen – till exempel kostnader för insatser som beviljas av kommunen.</text:p>
        </text:list-item>
        <text:list-item>
          <text:p text:style-name="P2019">Boende – vid till exempel byte av bostad kan kostnader för ett extra rum eller större bostadsyta som behövs för vårdutrustning, hjälpmedel eller som behandlingsrum vara en merkostnad om kostnaden inte täcks på annat sätt.</text:p>
        </text:list-item>
        <text:list-item>
          <text:p text:style-name="P2020">Övriga ändamål – kostnader på grund av en funktionsnedsättning som inte ryms inom kategorierna ovan.</text:p>
        </text:list-item>
      </text:list>
      <text:p text:style-name="P2021">Du kan bara få merkostnadsersättning för sådant du själv betalar</text:p>
      <text:p text:style-name="P2022">Det betyder att du inte kan få ersättning för sådant som staten, kommunen eller regionen bekostar. Om du till exempel har kostnader för sjukresor för ditt barn kan du bara få kostnaden upp till högkostnadsskyddet godkänt som merkostnad. Likaså kan du inte få merkostnadsersättning om det finns ett likvärdigt hjälpmedel att låna gratis från kommunen eller regionen.</text:p>
      <text:p text:style-name="P2023">Därför bör du kontakta kommunen eller regionen innan du köper hjälpmedel som barnet behöver på grund av sin funktionsnedsättning.</text:p>
      <text:p text:style-name="P2024">Hur Försäkringskassan bedömer din merkostnad</text:p>
      <text:p text:style-name="P2025"> </text:p>
      <text:p text:style-name="P2026">Vi bedömer om de kostnader du angett i ansökan kan godkännas som merkostnader. För att få merkostnadsersättning krävs att de villkor som beskrivs i lagstiftningen är uppfyllda. För detta krävs att:</text:p>
      <text:p text:style-name="P2027">Kostnaden uppstår på grund av funktionsnedsättningen</text:p>
      <text:p text:style-name="P2028">Kostnaden måste uppstå på grund av en funktionsnedsättning, det kan inte vara en kostnad som du skulle ha haft även om barnet inte hade en funktionsnedsättning. Vi bedömer med stöd av informationen i medicinska underlag om det finns ett samband mellan funktionsnedsättningen och kostnaden.</text:p>
      <text:p text:style-name="P2029">Kostnaden är utöver vad som är normalt för barn i motsvarande ålder utan funktionsnedsättning</text:p>
      <text:p text:style-name="P2030">Kostnaden måste vara utöver vad man vanligen har för kostnader för barn i samma ålder för att vara en merkostnad. Vi tar stöd av information från till exempel Konsumentverket för att avgöra vad som är normala kostnader även utan funktionsnedsättning. Därefter gör vi en bedömning av vad som är utöver det.</text:p>
      <text:soft-page-break/>
      <text:p text:style-name="P2031">Kostnaden är skälig eller rimlig</text:p>
      <text:p text:style-name="P2032">Kostnaden måste också vara skälig. Skälig är ett uttryck som används i lagstiftningen och skulle kunna jämföras med att kostnaden är rimlig.</text:p>
      <text:p text:style-name="P2033">Vi bedömer kostnadernas storlek med hänsyn till din individuella livssituation. Vad som är skäligt kan variera från fall till fall och vi utreder därför om merkostnaderna är skäliga. Vi använder information från olika källor, till exempel regioner, Konsumentverket, Energimyndigheten, FASS, arbetsterapeut, apotek och distriktssköterska.</text:p>
      <text:p text:style-name="P2034">Du betalar själv för kostnaden</text:p>
      <text:p text:style-name="P2035">Det måste vara du själv som betalar kostnaden. Om staten, kommunen eller regionen betalar räknas det inte som en merkostnad.</text:p>
      <text:p text:style-name="P2036">Om staten, kommunen eller regionen tillgodoser någon del av ditt barns behov kallas det annat samhällsstöd i lagstiftningen och godkänns inte som merkostnad. Därför behöver vi veta vad barnet har för eventuella insatser eller stöd. Det kan till exempel vara kommunen som bekostar ett stöd som barnet behöver eller att ett behov tillgodoses genom att vi betalar ut en annan ersättning för barnet.</text:p>
      <text:p text:style-name="P2037">Räkna ut de kostnader som du har till följd av ditt barns funktionsnedsättning</text:p>
      <text:p text:style-name="P2038">Alla föräldrar har kostnader för sina barn oavsett om barnet har en funktionsnedsättning eller inte. Sådana kostnader kallar vi normala kostnader och du kan inte få merkostnadsersättning för dem. Om du har högre kostnader på grund av barnets funktionsnedsättning är det en merkostnad och du kan ha rätt till merkostnadsersättning.</text:p>
      <text:p text:style-name="P2039">Du räknar ut hur stora kostnader du har per år för ditt barn. Du kan till exempel använda information från Konsumentverket för att ta reda på vilka kostnader man vanligtvis har för barn utan funktionsnedsättning. Om du inte vet skriver du det i din ansökan, så att du kan få stöd av din handläggare.</text:p>
      <text:p text:style-name="P2040">Individuella kostnader</text:p>
      <text:p text:style-name="P2041">I sammanställningarna av individuella kostnader för barn hittar du tabeller med Konsumentverkets beräkning av ett antal normala kostnader.</text:p>
      <text:p text:style-name="Normal"><text:a xlink:href="https://www.forsakringskassan.se/download/18.21e4089719320208e5834c/1744368806604/sammanstallning-av-individuella-kostnader-for-barn-2025.pdf" office:target-frame-name="_top" xlink:show="replace"><text:span text:style-name="T2042">Sammanställning av individuella kostnader för barn 2025</text:span><text:span text:style-name="Hyperlink"><draw:custom-shape svg:x="0in" svg:y="0in" svg:width="0.33333in" svg:height="0.33333in" draw:id="id17" draw:style-name="a17" draw:name="Rectangle 62" text:anchor-type="as-char"><svg:title/><svg:desc/><draw:enhanced-geometry draw:type="non-primitive" svg:viewBox="0 0 21600 21600" draw:enhanced-path="M 0 0 L 21600 0 21600 21600 0 21600 Z N"/></draw:custom-shape></text:span><text:span text:style-name="T2043">Pdf, 2 MB, öppnas i nytt fönster.</text:span></text:a></text:p>
      <text:p text:style-name="Normal"><text:a xlink:href="https://www.forsakringskassan.se/download/18.13d4e98f18b78648ac39cc/1737713076319/sammanstallning-av-individuella-kostnader-for-barn-2024.pdf" office:target-frame-name="_top" xlink:show="replace"><text:span text:style-name="T2044">Sammanställning av individuella kostnader för barn 2024</text:span><text:span text:style-name="Hyperlink"><draw:custom-shape svg:x="0in" svg:y="0in" svg:width="0.33333in" svg:height="0.33333in" draw:id="id18" draw:style-name="a18" draw:name="Rectangle 61" text:anchor-type="as-char"><svg:title/><svg:desc/><draw:enhanced-geometry draw:type="non-primitive" svg:viewBox="0 0 21600 21600" draw:enhanced-path="M 0 0 L 21600 0 21600 21600 0 21600 Z N"/></draw:custom-shape></text:span><text:span text:style-name="T2045">Pdf, 2 MB, öppnas i nytt fönster.</text:span></text:a></text:p>
      <text:p text:style-name="P2046">Hushållsgemensamma kostnader</text:p>
      <text:soft-page-break/>
      <text:p text:style-name="P2047">I sammanställningarna av hushållsgemensamma kostnader hittar du tabeller med Konsumentverkets beräkning av ett antal normala kostnader.</text:p>
      <text:p text:style-name="Normal"><text:a xlink:href="https://www.forsakringskassan.se/download/18.21e4089719320208e5834b/1744368963243/sammanstallning-av-hushallsgemensamma-kostnader-2025.pdf" office:target-frame-name="_top" xlink:show="replace"><text:span text:style-name="T2048">Sammanställning av hushållsgemensamma kostnader 2025</text:span><text:span text:style-name="Hyperlink"><draw:custom-shape svg:x="0in" svg:y="0in" svg:width="0.33333in" svg:height="0.33333in" draw:id="id19" draw:style-name="a19" draw:name="Rectangle 60" text:anchor-type="as-char"><svg:title/><svg:desc/><draw:enhanced-geometry draw:type="non-primitive" svg:viewBox="0 0 21600 21600" draw:enhanced-path="M 0 0 L 21600 0 21600 21600 0 21600 Z N"/></draw:custom-shape></text:span><text:span text:style-name="T2049">Pdf, 3 MB, öppnas i nytt fönster.</text:span></text:a></text:p>
      <text:p text:style-name="Normal"><text:a xlink:href="https://www.forsakringskassan.se/download/18.13d4e98f18b78648ac39cb/1737713717104/sammanstallning-av-hushallsgemensamma-kostnader-2024.pdf" office:target-frame-name="_top" xlink:show="replace"><text:span text:style-name="T2050">Sammanställning av hushållsgemensamma kostnader 2024</text:span><text:span text:style-name="Hyperlink"><draw:custom-shape svg:x="0in" svg:y="0in" svg:width="0.33333in" svg:height="0.33333in" draw:id="id20" draw:style-name="a20" draw:name="Rectangle 59" text:anchor-type="as-char"><svg:title/><svg:desc/><draw:enhanced-geometry draw:type="non-primitive" svg:viewBox="0 0 21600 21600" draw:enhanced-path="M 0 0 L 21600 0 21600 21600 0 21600 Z N"/></draw:custom-shape></text:span><text:span text:style-name="T2051">Pdf, 3 MB, öppnas i nytt fönster.</text:span></text:a></text:p>
      <text:p text:style-name="P2052">Om du behöver hjälpmedel finns information på 1177 vårdguiden.</text:p>
      <text:p text:style-name="Normal"><text:a xlink:href="https://www.1177.se/" office:target-frame-name="_top" xlink:show="replace"><text:span text:style-name="T2053">1177 vårdguiden (1177.se)Länk till annan webbplats, öppnas i nytt fönster.</text:span></text:a></text:p>
      <text:p text:style-name="P2054">Om staten, kommunen eller regionen ersätter någon del av dina kostnader behöver du räkna bort det när du beräknar hur stora merkostnader du har.</text:p>
      <text:p text:style-name="P2055">Om du har en merkostnad för en dyrare produkt med lång livslängd beräknar Försäkringskassan vad den årliga kostnaden blir. Det betyder att merkostnaden fördelas på det antal år produkten förväntas användas.</text:p>
      <text:p text:style-name="P2056"/>
      <text:p text:style-name="P2057">Hur mycket pengar kan jag få?</text:p>
      <text:p text:style-name="P2058">Du kan få mellan 1 470 och 3 430 kronor per månad för ett barn beroende på hur stora merkostnader du har. Om dina merkostnader är lägre än 14 700 kronor per år kan du inte få ersättning.</text:p>
      <text:p text:style-name="P2059">Beloppen gäller för 2025 och räknas om vid varje årsskifte för att följa prisutvecklingen i samhället. Du betalar ingen skatt på ersättningen.</text:p>
      <text:p text:style-name="Normal"><text:a xlink:href="https://www.forsakringskassan.se/privatperson/e-tjanster-blanketter-och-informationsmaterial/aktuella-belopp" office:target-frame-name="_top" xlink:show="replace"><text:span text:style-name="T2060">Aktuella belopp</text:span></text:a></text:p>
      <text:p text:style-name="P2061">Merkostnader per år och ersättning per månad</text:p>
      <text:list text:style-name="LFO75" text:continue-numbering="true">
        <text:list-item>
          <text:p text:style-name="P2062">Dina merkostnader är minst 14 700 kronor per år. Du kan få 1 470 kronor per månad.</text:p>
        </text:list-item>
        <text:list-item>
          <text:p text:style-name="P2063">Dina merkostnader är minst 20 580 kronor per år. Du kan få 1 960 kronor per månad.</text:p>
        </text:list-item>
        <text:list-item>
          <text:p text:style-name="P2064">Dina merkostnader är minst 26 460 kronor per år. Du kan få 2 450 kronor per månad.</text:p>
        </text:list-item>
        <text:list-item>
          <text:p text:style-name="P2065">Dina merkostnader är minst 32 340 kronor per år. Du kan få 2 940 kronor per månad.</text:p>
        </text:list-item>
        <text:list-item>
          <text:p text:style-name="P2066">Dina merkostnader är minst 38 220 kronor per år. Du kan få maxbeloppet 3 430 kronor per månad.</text:p>
        </text:list-item>
      </text:list>
      <text:p text:style-name="P2067">Om ni är två föräldrar som ansöker om merkostnadsersättning för samma barn räknar vi ihop era totala merkostnader för barnet eller barnen för att se om ni har rätt till merkostnadsersättning.</text:p>
      <text:p text:style-name="P2068">Så ansöker du om merkostnadsersättning</text:p>
      <text:p text:style-name="P2069">1. Ansök</text:p>
      <text:p text:style-name="P2070">Läs om hur du kan räkna ut dina merkostnader under rubriken Räkna ut din merkostnad.</text:p>
      <text:p text:style-name="P2071">Du använder samma ansökan för att ändra fördelningen av ersättningen mellan dig och den andra föräldern.</text:p>
      <text:p text:style-name="P2072">Skriv i ansökan om du hellre vill berätta om dina merkostnader muntligt än beskriva dem i ansökan.</text:p>
      <text:p text:style-name="Normal"><text:a xlink:href="https://www.forsakringskassan.se/privatperson/logga-in-pa-mina-sidor#?goto=%2Fprivatperson%2Fmina-sidor%2Falla-e-tjanster%2Fansok-om-merkostnadsersattning" office:target-frame-name="_top" xlink:show="replace"><text:span text:style-name="T2073">Ansök om merkostnadsersättning eller ändra fördelningTill e-tjänsten</text:span></text:a></text:p>
      <text:p text:style-name="P2074">Om ni är två som vill ansöka gemensamt</text:p>
      <text:p text:style-name="P2075"> </text:p>
      <text:p text:style-name="P2076">När ni ansöker gemensamt ska en av er logga in och fylla i alla uppgifter. Därefter blir ansökan synlig på den andra förälderns Mina sidor. Den andra föräldern måste granska och signera ansökan inom 14 dagar, annars raderas hela ansökan och ni behöver göra en ny.</text:p>
      <text:p text:style-name="P2077">2. Skicka in läkarutlåtande</text:p>
      <text:p text:style-name="P2078">När du har gjort din ansökan skickar du in ett läkarutlåtande som beskriver barnets funktionsnedsättning. Det är viktigt att läkarutlåtandet är undertecknat av samma läkare som utfärdat det åt dig. Du som ansöker via vår e-tjänst kan skicka in läkarintyget och andra bilagor digitalt via Mina sidor så snart vi har tagit emot din ansökan. Du kan se ditt ärende på Mina sidor inom ett dygn efter att du ansökt och klickar då på Lägg till bilagor till din ansökan.</text:p>
      <text:p text:style-name="P2079">Om du inte ansöker via e-tjänsten skickar du läkarintyget och andra bilagor till:</text:p>
      <text:p text:style-name="P2080">Försäkringskassans inläsningscentral<text:line-break/>839 88 Östersund</text:p>
      <text:p text:style-name="P2081">3. Vi kontaktar dig</text:p>
      <text:p text:style-name="P2082">När vi börjat handlägga ditt ärende bokar vi en tid med dig där vi tillsammans går igenom dina kostnader.</text:p>
      <text:soft-page-break/>
      <text:p text:style-name="P2083">Förbered dig inför samtalet så att du kan beskriva vilka kostnader du har på grund av ditt barns funktionsnedsättning, orsaken till kostnaderna och hur du har beräknat dem, om det inte redan framgår av din ansökan.</text:p>
      <text:p text:style-name="P2084">Om du har skrivit att du behöver tolk kommer handläggaren att boka det till samtalet.</text:p>
      <text:p text:style-name="P2085">4. Du får ett beslut</text:p>
      <text:p text:style-name="P2086">Vi bedömer vilka kostnader som är skäliga och kan godkännas. Om dina merkostnader är minst 14 700 kronor per år får du ett beslut om ett visst belopp per månad. Beslutet kan vara tidsbegränsat eller så länge du är underhållsskyldig för barnet.</text:p>
      <text:p text:style-name="P2087">Handläggningstiden kan variera beroende på hur komplicerat ditt ärende är, eller om vi behöver be dig komplettera din ansökan. Vi kan inte säga exakt, men i normalfallet kan du räkna med att få beslut inom cirka fyra månader. Du går inte miste om några pengar medan vi handlägger din ansökan. Om du har rätt till ersättning får du pengarna i efterskott, efter att vi har fattat beslutet.</text:p>
      <text:p text:style-name="P2088">5. Utbetalning</text:p>
      <text:p text:style-name="P2089">Information om när merkostnadsersättningen betalas ut:</text:p>
      <text:p text:style-name="Normal"><text:a xlink:href="https://www.forsakringskassan.se/privatperson/utbetalningsdatum-och-handlaggningstider" office:target-frame-name="_top" xlink:show="replace"><text:span text:style-name="T2090">Utbetalningsdatum och handläggningstider</text:span></text:a></text:p>
      <text:p text:style-name="P2091">6. Meddela oss om något förändras</text:p>
      <text:p text:style-name="P2092">Det är viktigt att du meddelar oss ifall de merkostnaderna du får ersättning för vad gäller ditt barn minskar eller upphör. Det måste du göra så snart som möjligt, men senast 14 dagar efter det förändrats. Det går bra att ringa oss på telefon 0771 – 524 524. Om du inte meddelar oss och vi betalar ut för hög ersättning riskerar du att få betala tillbaka pengar i efterhand.</text:p>
      <text:p text:style-name="P2093">Om merkostnaderna ökat måste du skicka in en ny ansökan. Om du vill kan du ringa oss innan så kan vi gå igenom om förändringen kan leda till att du får högre ersättning. Då ringer du på samma nummer som ovan.</text:p>
      <text:p text:style-name="P2094">Frågor och svar</text:p>
      <text:list text:style-name="LFO76" text:continue-numbering="true">
        <text:list-item>
          <text:p text:style-name="P2095">Från och med när kan jag få merkostnadsersättning?</text:p>
        </text:list-item>
      </text:list>
      <text:p text:style-name="P2096">Du kan få merkostnadsersättning från att ditt barn är nyfött om du har merkostnader till följd av ditt barns funktionsnedsättning.</text:p>
      <text:list text:style-name="LFO76" text:continue-numbering="true">
        <text:list-item>
          <text:p text:style-name="P2097">Kan jag få merkostnadsersättning för tid innan jag lämnade in min ansökan?</text:p>
        </text:list-item>
      </text:list>
      <text:p text:style-name="P2098">Ja, du kan få merkostnadsersättning tre månader bakåt i tiden från den månad då vi får din ansökan, om du redan då uppfyllde förutsättningarna för rätt till ersättning.</text:p>
      <text:list text:style-name="LFO76" text:continue-numbering="true">
        <text:list-item>
          <text:p text:style-name="P2099">Kan jag ansöka innan mitt barn har fått en diagnos?</text:p>
        </text:list-item>
      </text:list>
      <text:soft-page-break/>
      <text:p text:style-name="P2100">Ja, barnet behöver inte ha en fastställd diagnos. Det räcker att du skickar in ett intyg från en läkare som beskriver barnets medicinska tillstånd.</text:p>
      <text:list text:style-name="LFO76" text:continue-numbering="true">
        <text:list-item>
          <text:p text:style-name="P2101">Hur stor blir merkostnadsersättningen om jag har flera barn med funktionsnedsättning?</text:p>
        </text:list-item>
      </text:list>
      <text:p text:style-name="P2102">Vi bedömer de sammanlagda merkostnaderna för barnen. Om du har flera barn med funktionsnedsättning så kan varje barn kan ge rätt till som mest den högsta nivån på ersättningen. Du kan också få merkostnadsersättning även om dina merkostnader för barnen var för sig inte är tillräckligt höga, men de sammanlagt är så stora att de ger rätt till ersättning.</text:p>
      <text:list text:style-name="LFO76" text:continue-numbering="true">
        <text:list-item>
          <text:p text:style-name="P2103">Om jag beviljas merkostnadsersättning för mitt barn, hur länge gäller det då?</text:p>
        </text:list-item>
      </text:list>
      <text:p text:style-name="P2104">I beslutsbrevet som du får när du beviljas merkostnadsersättning står det hur länge beslutet gäller. Du kan få merkostnadsersättning för en viss tid eller utan tidsbegränsning. Du kan bara få merkostnadsersättning så länge som du är underhållsskyldig för ditt barn.</text:p>
      <text:list text:style-name="LFO76" text:continue-numbering="true">
        <text:list-item>
          <text:p text:style-name="P2105">När är jag underhållsskyldig för mitt barn?</text:p>
        </text:list-item>
      </text:list>
      <text:p text:style-name="P2106">Du som förälder är underhållsskyldig tills barnet fyller 18 år. Om barnet går i skolan är du underhållsskyldig så länge barnet går i grundskola, gymnasium eller motsvarande, men längst tills barnet fyller 21 år.</text:p>
      <text:list text:style-name="LFO76" text:continue-numbering="true">
        <text:list-item>
          <text:p text:style-name="P2107">Vad händer när jag inte är underhållsskyldig för mitt barn längre?</text:p>
        </text:list-item>
      </text:list>
      <text:p text:style-name="P2108">När du inte längre är underhållsskyldig för ditt barn kan du inte få merkostnadsersättning. Men om ditt vuxna barn har merkostnader på grund av en funktionsnedsättning kan han eller hon själv ansöka om merkostnadsersättning.</text:p>
      <text:p text:style-name="Normal"><text:a xlink:href="https://www.forsakringskassan.se/privatperson/funktionsnedsattning/merkostnadsersattning-for-vuxna" office:target-frame-name="_top" xlink:show="replace"><text:span text:style-name="Hyperlink">Merkostnadsersättning för vuxna</text:span></text:a></text:p>
      <text:list text:style-name="LFO76" text:continue-numbering="true">
        <text:list-item>
          <text:p text:style-name="P2109">Behöver jag vara barnets förälder för att få merkostnadsersättning?</text:p>
        </text:list-item>
      </text:list>
      <text:p text:style-name="P2110">Nej, du kan få merkostnadsersättning även om du kan likställas med barnets förälder, det kan du om något av följande stämmer in på dig:</text:p>
      <text:list text:style-name="LFO76" text:continue-numbering="true">
        <text:list-item>
          <text:list>
            <text:list-item>
              <text:p text:style-name="P2111">Du är barnets särskilt förordnade vårdnadshavare och har vård om barnet.</text:p>
            </text:list-item>
            <text:list-item>
              <text:p text:style-name="P2112">Du är blivande adoptivförälder till barnet som inte är svensk medborgare och inte är bosatt i Sverige när du får barnet i din vård.</text:p>
            </text:list-item>
          </text:list>
        </text:list-item>
        <text:list-item>
          <text:p text:style-name="P2113">Behöver jag redovisa mina merkostnader med kvitton?</text:p>
        </text:list-item>
      </text:list>
      <text:p text:style-name="P2114">Nej, du behöver inte redovisa dina kostnader med kvitton. Har du underlag, till exempel kvitton, kan det vara ett sätt för dig att visa att du har kostnaden, när du betalar den och<text:s/><text:soft-page-break/>hur mycket du betalar. Finns det ett underlag kan det alltså underlätta utredningen både för dig och för Försäkringskassan vid din ansökan om merkostnadsersättning.</text:p>
      <text:list text:style-name="LFO76" text:continue-numbering="true">
        <text:list-item>
          <text:p text:style-name="P2115"><text:span text:style-name="T2116">Mitt barn bor vanligtvis hemma men vårdas just nu på sjukhus.<text:s/></text:span><text:span text:style-name="T2117">Får jag behålla merkostnadsersättningen?</text:span></text:p>
        </text:list-item>
      </text:list>
      <text:p text:style-name="P2118">Ja, du får behålla merkostnadsersättningen om ditt barn vårdas på sjukhus eller en annan institution om vården kan beräknas pågå under högst sex månader.</text:p>
      <text:list text:style-name="LFO76" text:continue-numbering="true">
        <text:list-item>
          <text:p text:style-name="P2119">Mitt barns andra förälder har vårdbidrag, kan jag få merkostnadsersättning?</text:p>
        </text:list-item>
      </text:list>
      <text:p text:style-name="P2120">Nej, om den andra föräldern har vårdbidrag kan du inte beviljas merkostnadsersättning för samma barn samtidigt som vårdbidraget betalas ut.</text:p>
      <text:list text:style-name="LFO76" text:continue-numbering="true">
        <text:list-item>
          <text:p text:style-name="P2121">Jag har omvårdnadsbidrag. Påverkar det om jag kan få merkostnadsersättning?</text:p>
        </text:list-item>
      </text:list>
      <text:p text:style-name="P2122">Nej. Omvårdnadsbidrag och merkostnadsersättning är två ersättningar som Försäkringskassan handlägger var för sig.</text:p>
      <text:p text:style-name="P2123">Om du har ansökt om båda ersättningarna så utreder vi om du har rätt till ersättningarna och du får två separata beslut.</text:p>
      <text:list text:style-name="LFO76" text:continue-numbering="true">
        <text:list-item>
          <text:p text:style-name="P2124"><text:span text:style-name="T2125">Kommer Försäkringskassan att följa upp min merkostnadsersättning?<text:s/></text:span><text:span text:style-name="T2126">Och i så fall när?</text:span></text:p>
        </text:list-item>
      </text:list>
      <text:p text:style-name="P2127">Ja, ett beslut om merkostnadsersättning ska följas upp regelbundet, minst vart fjärde år om det inte finns skäl för uppföljning med längre mellanrum eller när förhållanden som påverkar rätten till ersättningen ändras.</text:p>
      <text:p text:style-name="P2128">Exempel på ändrade förhållanden är om en eller flera av dina merkostnader har upphört eller om ditt barns hälsotillstånd har blivit bättre.</text:p>
      <text:list text:style-name="LFO76" text:continue-numbering="true">
        <text:list-item>
          <text:p text:style-name="P2129">Kan jag få merkostnadsersättning när mitt barn har assistansersättning?</text:p>
        </text:list-item>
      </text:list>
      <text:p text:style-name="P2130">Ja. Du kan beviljas merkostnadsersättning även om ditt barn har assistansersättning men merkostnaderna kan inte vara kostnader som ersätts genom assistansersättningen.</text:p>
      <text:list text:style-name="LFO76" text:continue-numbering="true">
        <text:list-item>
          <text:p text:style-name="P2131">Jag har en pågående merkostnadsersättning för mitt barn, när behöver jag ansöka igen?</text:p>
        </text:list-item>
      </text:list>
      <text:p text:style-name="P2132">Vi har en viss handläggningstid och det är därför bra om du kommer in med din ansökan fyra månader innan ditt beslut upphör.</text:p>
      <text:list text:style-name="LFO76" text:continue-numbering="true">
        <text:list-item>
          <text:p text:style-name="P2133">Vad är de allmänna råden som finns för beräkning av merkostnader?</text:p>
        </text:list-item>
      </text:list>
      <text:p text:style-name="P2134">De allmänna råden innehåller rekommendationer för hur Försäkringskassan ska beräkna dina merkostnader under en period om tolv månader.</text:p>
      <text:soft-page-break/>
      <text:list text:style-name="LFO76" text:continue-numbering="true">
        <text:list-item>
          <text:p text:style-name="P2135">Påverkar de allmänna råden mig som har en pågående merkostnadsersättning?</text:p>
        </text:list-item>
      </text:list>
      <text:p text:style-name="P2136">De allmänna råden påverkar beslut som fattas från och med 15 juni 2022.</text:p>
      <text:p text:style-name="P2137"/>
      <text:p text:style-name="P2138"/>
      <text:h text:style-name="Heading3" text:outline-level="3"><text:a xlink:href="https://www.forsakringskassan.se/privatperson/foralder/om-ditt-barn-har-en-funktionsnedsattning/kontaktdagar" office:target-frame-name="_top" xlink:show="replace"><text:span text:style-name="T2139">Kontaktdagar</text:span></text:a></text:h>
      <text:p text:style-name="P2140">Du som har ett barn som omfattas av LSS har rätt att ta ut kontaktdagar.</text:p>
      <text:p text:style-name="P2141">Du som har ett barn som omfattas av LSS har rätt att ta ut kontaktdagar. Dagarna är till för att du som förälder ska få ökad kunskap om hur du kan stötta ditt barn. Du kan få ersättning för 10 kontaktdagar per barn och år.</text:p>
      <text:p text:style-name="P2142">Vem kan få ersättning för kontaktdagar?</text:p>
      <text:p text:style-name="P2143">Du kan få ersättning för kontaktdagar om du</text:p>
      <text:list text:style-name="LFO77" text:continue-numbering="true">
        <text:list-item>
          <text:p text:style-name="P2144">har barn yngre än 16 år som omfattas av LSS</text:p>
        </text:list-item>
        <text:list-item>
          <text:p text:style-name="P2145">har en sjukpenninggrundande inkomst (SGI)</text:p>
        </text:list-item>
        <text:list-item>
          <text:p text:style-name="P2146">avstår från att jobba eller går miste om a-kassa</text:p>
        </text:list-item>
        <text:list-item>
          <text:p text:style-name="P2147">är försäkrad i Sverige.</text:p>
        </text:list-item>
      </text:list>
      <text:p text:style-name="P2148">Du är i regel försäkrad i Sverige om du bor eller jobbar här. Om du bor eller arbetar i olika länder kan det finnas undantag, liksom om du nyligen flyttat hit.</text:p>
      <text:p text:style-name="Normal"><text:a xlink:href="https://www.forsakringskassan.se/om-forsakringskassan/forsakrad-i-sverige" office:target-frame-name="_top" xlink:show="replace"><text:span text:style-name="T2149">Försäkrad i Sverige</text:span></text:a></text:p>
      <text:p text:style-name="P2150">När kan man ta ut kontaktdagar?</text:p>
      <text:p text:style-name="P2151">Du kan ta ut kontaktdagar när du ska</text:p>
      <text:list text:style-name="LFO78" text:continue-numbering="true">
        <text:list-item>
          <text:p text:style-name="P2152">delta i föräldrautbildning, till exempel kurser som anordnas av ett funktionsrättsförbund</text:p>
        </text:list-item>
        <text:list-item>
          <text:p text:style-name="P2153">besöka eller vara med i barnets förskola eller skola</text:p>
        </text:list-item>
        <text:list-item>
          <text:p text:style-name="P2154">medverka i aktiviteter som anordnas av skolan.</text:p>
        </text:list-item>
      </text:list>
      <text:p text:style-name="P2155">Barnet behöver inte vara med vid till exempel skolbesök eller kurser för att du ska få ersättning. Båda föräldrarna kan få ersättning för samma barn och tid.</text:p>
      <text:p text:style-name="P2156">Hur mycket pengar kan jag få?</text:p>
      <text:p text:style-name="P2157">Du får samma ersättning som när du vabbar (tillfällig föräldrapenning). Det är lite mindre än 80 procent av din vanliga inkomst.</text:p>
      <text:soft-page-break/>
      <text:p text:style-name="P2158">Så ansöker du om ersättning för kontaktdagar</text:p>
      <text:p text:style-name="P2159">Du ansöker på samma sätt som när du vabbar, men kryssar i att du ansöker om ersättning för kontaktdagar.</text:p>
      <text:p text:style-name="Normal"><text:a xlink:href="https://www.forsakringskassan.se/privatperson/logga-in-pa-mina-sidor#?goto=%2Fprivatperson%2Fmina-sidor%2Falla-e-tjanster%2Fansok-om-vab" office:target-frame-name="_top" xlink:show="replace"><text:span text:style-name="T2160">Ansök om vabTill e-tjänsten</text:span></text:a></text:p>
      <text:p text:style-name="P2161">Ansöker du via mobilen – använd vår app</text:p>
      <text:p text:style-name="P2162">Ladda ner appen Försäkringskassan på Google play eller App store.</text:p>
      <text:p text:style-name="Normal"><text:a xlink:href="https://play.google.com/store/apps/details?id=se.forsakringskassan.android" office:target-frame-name="_top" xlink:show="replace"><text:span text:style-name="T2163">Google Play (play.google.com)Länk till annan webbplats, öppnas i nytt fönster.</text:span></text:a></text:p>
      <text:p text:style-name="Normal"><text:a xlink:href="https://apps.apple.com/se/app/f%C3%B6rs%C3%A4kringskassan/id554101146" office:target-frame-name="_top" xlink:show="replace"><text:span text:style-name="T2164">App Store (apps.apple.com)Länk till annan webbplats, öppnas i nytt fönster.</text:span></text:a></text:p>
      <text:p text:style-name="P2165">Utbetalning</text:p>
      <text:p text:style-name="Normal"><text:a xlink:href="https://www.forsakringskassan.se/privatperson/utbetalningsdatum-och-handlaggningstider" office:target-frame-name="_top" xlink:show="replace"><text:span text:style-name="T2166">Utbetalningsdatum och handläggningstider</text:span></text:a></text:p>
      <text:p text:style-name="P2167">Frågor och svar</text:p>
      <text:list text:style-name="LFO79" text:continue-numbering="true">
        <text:list-item>
          <text:p text:style-name="P2168">Kan jag spara kontaktdagar i år och ta ut dem nästa år?</text:p>
        </text:list-item>
      </text:list>
      <text:p text:style-name="P2169">Nej. Det går inte att spara dagar från ett år för att ta ut dem ett senare år.</text:p>
      <text:list text:style-name="LFO79" text:continue-numbering="true">
        <text:list-item>
          <text:p text:style-name="P2170">Kan jag få pengar för delar av arbetsdagen?</text:p>
        </text:list-item>
      </text:list>
      <text:p text:style-name="P2171">Ja. Du kan få pengar för hel, tre fjärdedels, halv, en fjärdedels eller en åttondels dag.</text:p>
      <table:table table:style-name="Table2172">
        <table:table-columns>
          <table:table-column table:style-name="TableColumn2173"/>
        </table:table-columns>
        <table:table-header-rows>
          <table:table-row table:style-name="TableRow2174">
            <table:table-cell table:style-name="TableCell2175">
              <text:p text:style-name="P2176">Dela antalet timmar som du avstått från att arbeta med antalet timmar som du skulle ha arbetat. Se i tabellen hur mycket tillfällig föräldrapenning du kan söka:</text:p>
            </table:table-cell>
          </table:table-row>
          <table:table-row table:style-name="TableRow2177">
            <table:table-cell table:style-name="TableCell2178">
              <text:p text:style-name="P2179">0 procent–12,4 procent = 0</text:p>
            </table:table-cell>
          </table:table-row>
          <table:table-row table:style-name="TableRow2180">
            <table:table-cell table:style-name="TableCell2181">
              <text:p text:style-name="P2182">12,5 procent–24 procent = 1/8</text:p>
            </table:table-cell>
          </table:table-row>
          <table:table-row table:style-name="TableRow2183">
            <table:table-cell table:style-name="TableCell2184">
              <text:p text:style-name="P2185">25 procent–49 procent = 1/4</text:p>
            </table:table-cell>
          </table:table-row>
          <table:table-row table:style-name="TableRow2186">
            <table:table-cell table:style-name="TableCell2187">
              <text:p text:style-name="P2188">50 procent–74 procent = 1/2</text:p>
            </table:table-cell>
          </table:table-row>
          <table:table-row table:style-name="TableRow2189">
            <table:table-cell table:style-name="TableCell2190">
              <text:p text:style-name="P2191">75 procent–99 procent = 3/4</text:p>
            </table:table-cell>
          </table:table-row>
          <table:table-row table:style-name="TableRow2192">
            <table:table-cell table:style-name="TableCell2193">
              <text:p text:style-name="P2194">100 procent = 1/1</text:p>
            </table:table-cell>
          </table:table-row>
        </table:table-header-rows>
      </table:table>
      <text:p text:style-name="P2195">Exempel: Kalle skulle ha arbetat 6 timmar men var på besök i skolan i 4 timmar. 4/6 = 0,66. Kalle var alltså borta 66 procent av sin arbetstid. Kalle kan ansöka om ersättning för kontaktdagar för en halv dag.</text:p>
      <text:list text:style-name="LFO79" text:continue-numbering="true">
        <text:list-item>
          <text:p text:style-name="P2196">Kan någon annan än föräldrarna få ersättning för kontaktdagar?</text:p>
        </text:list-item>
      </text:list>
      <text:p text:style-name="P2197">Ja. Kontaktdagar kan också användas av</text:p>
      <text:list text:style-name="LFO79" text:continue-numbering="true">
        <text:list-item>
          <text:list>
            <text:list-item>
              <text:p text:style-name="P2198">den som bor tillsammans med en förälder</text:p>
            </text:list-item>
            <text:list-item>
              <text:p text:style-name="P2199">familjehemsförälder (tidigare kallad fosterförälder)</text:p>
            </text:list-item>
            <text:list-item>
              <text:p text:style-name="P2200">den eller de som tar emot ett barn i syfte att adoptera det</text:p>
            </text:list-item>
            <text:list-item>
              <text:p text:style-name="P2201">någon annan person som har den rättsliga vårdnaden om barnet.</text:p>
            </text:list-item>
          </text:list>
        </text:list-item>
        <text:list-item>
          <text:p text:style-name="P2202">Kan jag överlåta kontaktdagar mellan mina barn?</text:p>
        </text:list-item>
      </text:list>
      <text:p text:style-name="P2203">Nej, det går inte att föra över dagar från ett barn till ett annat.</text:p>
      <text:list text:style-name="LFO79" text:continue-numbering="true">
        <text:list-item>
          <text:p text:style-name="P2204">Vad är LSS?</text:p>
        </text:list-item>
      </text:list>
      <text:p text:style-name="P2205">Lagen om stöd och service till vissa funktionshindrade (LSS), är en rättighetslag som ska garantera personer med omfattande och varaktiga funktionshinder goda levnadsvillkor, att de får den hjälp de behöver i det dagliga livet och att de kan påverka vilket stöd och vilken service de får. Målet är att den enskilde får möjlighet att leva som andra.</text:p>
      <text:p text:style-name="Normal"><text:a xlink:href="https://www.1177.se/Stockholm/sa-fungerar-varden/lagar-och-bestammelser/lagar-i-varden/lagen-om-stod-och-service-till-vissa-funktionshindrade---lss/" office:target-frame-name="_top" xlink:show="replace"><text:span text:style-name="T2206">Lagen om stöd och service till vissa funktionshindrade - LSS (1177.se)</text:span></text:a></text:p>
      <text:p text:style-name="P2207"/>
      <text:p text:style-name="P2208"/>
      <text:h text:style-name="Heading3" text:outline-level="3"><text:a xlink:href="https://www.forsakringskassan.se/privatperson/foralder/om-ditt-barn-har-en-funktionsnedsattning/bilstod-for-barn" office:target-frame-name="_top" xlink:show="replace"><text:span text:style-name="T2209">Bilstöd för barn</text:span></text:a></text:h>
      <text:p text:style-name="P2210">Du kan få bilstöd om ditt barn har en funktionsnedsättning som gör det svårt för er att åka kollektivt, eller som gör att ni behöver en anpassad bil.</text:p>
      <text:p text:style-name="P2211">Du kan få bilstöd om du har ett barn med funktionsnedsättning, som gör det svårt för barnet att förflytta sig, eller åka kollektivt tillsammans med dig.</text:p>
      <text:p text:style-name="P2212">Bilstödet består av flera olika bidrag för att du ska kunna köpa eller anpassa en bil efter barnets behov.</text:p>
      <text:p text:style-name="P2213">Vem kan få bilstöd för barn?</text:p>
      <text:p text:style-name="Normal">Du kan få bilstöd om:</text:p>
      <text:list text:style-name="LFO80" text:continue-numbering="true">
        <text:list-item>
          <text:p text:style-name="P2214">Ditt barn har en funktionsnedsättning som gör det svårt för hen att förflytta sig eller åka kollektivt tillsammans med dig.</text:p>
        </text:list-item>
        <text:list-item>
          <text:p text:style-name="P2215">Barnets svårigheter att förflytta sig kommer att finnas kvar i minst 9 år.</text:p>
        </text:list-item>
        <text:list-item>
          <text:p text:style-name="P2216">Du behöver bil för att kunna förflytta dig tillsammans med barnet.</text:p>
        </text:list-item>
        <text:list-item>
          <text:p text:style-name="P2217">Det är du som kör bilen.</text:p>
        </text:list-item>
        <text:list-item>
          <text:p text:style-name="P2218">Du och barnet bor tillsammans.</text:p>
        </text:list-item>
        <text:list-item>
          <text:p text:style-name="P2219">Du och barnet är försäkrade i Sverige.</text:p>
        </text:list-item>
      </text:list>
      <text:soft-page-break/>
      <text:p text:style-name="P2220">Du är i regel försäkrad i Sverige om du bor eller jobbar här. Om du bor eller arbetar i olika länder kan det finnas undantag, liksom om du nyligen flyttat hit.</text:p>
      <text:p text:style-name="Normal"><text:a xlink:href="https://www.forsakringskassan.se/om-forsakringskassan/forsakrad-i-sverige" office:target-frame-name="_top" xlink:show="replace"><text:span text:style-name="T2221">Försäkrad i Sverige</text:span></text:a></text:p>
      <text:p text:style-name="P2222">Hur mycket pengar kan jag få?</text:p>
      <text:p text:style-name="P2223">Bidrag för att köpa bil</text:p>
      <text:p text:style-name="Normal"><text:span text:style-name="T2224">Om du ansöker om bidrag för att köpa bil, så utreder Försäkringskassan hur mycket bidrag du kan få.<text:s/></text:span>Hur mycket du får beror på</text:p>
      <text:list text:style-name="LFO81" text:continue-numbering="true">
        <text:list-item>
          <text:p text:style-name="P2225">din inkomst</text:p>
        </text:list-item>
        <text:list-item>
          <text:p text:style-name="P2226">om du behöver anpassa bilen när du köpt den</text:p>
        </text:list-item>
        <text:list-item>
          <text:p text:style-name="P2227">om du behöver en extra stor bil</text:p>
        </text:list-item>
        <text:list-item>
          <text:p text:style-name="P2228">om du behöver vissa anordningar i bilen.</text:p>
        </text:list-item>
      </text:list>
      <text:p text:style-name="P2229">De finns tre olika bidrag för att köpa bil: grundbidrag, anskaffningsbidrag och tilläggsbidrag.</text:p>
      <text:p text:style-name="P2230">Grundbidrag</text:p>
      <text:p text:style-name="P2231">Om du beviljas bilstöd kan du få grundbidrag med högst</text:p>
      <text:list text:style-name="LFO82" text:continue-numbering="true">
        <text:list-item>
          <text:p text:style-name="P2232">30 000 kronor för bil</text:p>
        </text:list-item>
        <text:list-item>
          <text:p text:style-name="P2233">12 000 kronor för motorcykel</text:p>
        </text:list-item>
        <text:list-item>
          <text:p text:style-name="P2234">3 000 kronor för moped.</text:p>
        </text:list-item>
      </text:list>
      <text:p text:style-name="P2235">Anskaffningsbidrag</text:p>
      <text:p text:style-name="P2236">Om du tjänar mindre än 220 000 kronor om året kan du få anskaffningsbidrag. Bidraget är från 4 000 kronor och upp till 40 000 kronor. Om du är gift eller sambo räknar vi i vissa situationer även med din partners inkomst.</text:p>
      <text:p text:style-name="P2237">Tilläggsbidrag</text:p>
      <text:p text:style-name="P2238">Om det ställs särskilda krav på bilen du ska köpa så kan du få tilläggsbidrag.</text:p>
      <text:p text:style-name="Normal">Du kan få:</text:p>
      <text:list text:style-name="LFO83" text:continue-numbering="true">
        <text:list-item>
          <text:p text:style-name="P2239">50 000 kronor om du behöver köpa en bil som måste anpassas på grund av ditt barns funktionsnedsättning.</text:p>
        </text:list-item>
        <text:list-item>
          <text:p text:style-name="P2240">60 000 kronor om du behöver köpa en bil som gör det möjligt för ditt barn att sitta kvar i rullstol under resan, flytta från rullstol till bilsäte inne i bilen eller ta med en motordriven rullstol eller jämförbart hjälpmedel.</text:p>
        </text:list-item>
        <text:list-item>
          <text:p text:style-name="P2241">bidrag för vissa anordningar när bilen behöver vara utrustad med dem för att du ska kunna använda bilen när ditt barn är med. Bidraget varierar beroende på vilka anordningar du behöver. Se tabellen Särskilda originalmonterade anordningar.</text:p>
        </text:list-item>
      </text:list>
      <text:p text:style-name="P2242">Särskilda originalmonterade anordningar</text:p>
      <text:p text:style-name="P2243"> </text:p>
      <text:p text:style-name="P2244">Bidrag till att anpassa bil</text:p>
      <text:p text:style-name="P2245">Om du behöver anpassa en bil för ditt barn, kan du ansöka om anpassningsbidrag för vissa kostnader. Vi kommer att kontakta dig efter att vi har fått din ansökan. Du kommer då att få mer information om de regler som gäller och vilka krav som kan komma att ställas på bilen.</text:p>
      <text:p text:style-name="P2246">Du kan i regel få bidrag som täcker kostnaden för den anpassning som bedöms vara nödvändig.</text:p>
      <text:p text:style-name="P2247">Så ansöker du om bilstöd för barn</text:p>
      <text:p text:style-name="P2248">1. Kontakta din läkare</text:p>
      <text:p text:style-name="P2249">Du behöver ett läkarutlåtande som beskriver:</text:p>
      <text:list text:style-name="LFO84" text:continue-numbering="true">
        <text:list-item>
          <text:p text:style-name="P2250">ditt barns svårigheter att förflytta sig eller att åka kollektivt</text:p>
        </text:list-item>
        <text:list-item>
          <text:p text:style-name="P2251">hur länge och i vilken omfattning barnets svårigheter beräknas vara kvar.</text:p>
        </text:list-item>
      </text:list>
      <text:p text:style-name="P2252">Vi rekommenderar att din läkare fyller i blanketten 3222 Läkarutlåtande för bilstöd:</text:p>
      <text:p text:style-name="Normal"><text:a xlink:href="https://www.forsakringskassan.se/download/18.3dc760f617996051104b32/1744610185348/3222-lakarutlatande-for-bilstod.pdf" office:target-frame-name="_top" xlink:show="replace"><text:span text:style-name="T2253">3222 Läkarutlåtande för bilstöd</text:span><text:span text:style-name="Hyperlink"><draw:custom-shape svg:x="0in" svg:y="0in" svg:width="0.33333in" svg:height="0.33333in" draw:id="id21" draw:style-name="a21" draw:name="Rectangle 65" text:anchor-type="as-char"><svg:title/><svg:desc/><draw:enhanced-geometry draw:type="non-primitive" svg:viewBox="0 0 21600 21600" draw:enhanced-path="M 0 0 L 21600 0 21600 21600 0 21600 Z N"/></draw:custom-shape></text:span><text:span text:style-name="T2254">Pdf, 962 kB.</text:span></text:a></text:p>
      <text:p text:style-name="P2255">2. Ansök</text:p>
      <text:p text:style-name="Normal"><text:a xlink:href="https://www.forsakringskassan.se/privatperson/logga-in-pa-mina-sidor#?goto=%2Fprivatperson%2Fmina-sidor%2Falla-e-tjanster%2Fansok-om-bilstod" office:target-frame-name="_top" xlink:show="replace"><text:span text:style-name="T2256">Ansök om bilstödTill e-tjänsten</text:span></text:a></text:p>
      <text:p text:style-name="P2257">3. Bifoga en digital kopia av ditt läkarutlåtande</text:p>
      <text:p text:style-name="P2258">Efter att du har signerat din ansökan ska du bifoga en digital kopia av ditt läkarutlåtande. Du kan ta ett tydligt foto av det och bifoga bilden på Mina sidor. Det går också bra att bifoga en skannad kopia.</text:p>
      <text:p text:style-name="P2259">Om du inte kan göra en digital kopia, skicka in ditt läkarutlåtande till:</text:p>
      <text:p text:style-name="P2260">Försäkringskassans inläsningscentral<text:line-break/>839 88 Östersund</text:p>
      <text:p text:style-name="P2261">4. Handläggaren kontaktar dig</text:p>
      <text:p text:style-name="P2262">En handläggare bekräftar din ansökan när din ansökan har kommit in. Du får inte köpa fordonet innan du får ditt beslut om bilstöd.</text:p>
      <text:soft-page-break/>
      <text:p text:style-name="P2263">Frågor och svar</text:p>
      <text:list text:style-name="LFO85" text:continue-numbering="true">
        <text:list-item>
          <text:p text:style-name="P2264">Kan jag få bilstöd för en bil jag redan köpt?</text:p>
        </text:list-item>
      </text:list>
      <text:p text:style-name="P2265">Nej, du måste få beslutet innan du kan köpa en bil. Du kan inte heller få bilstöd för en bil som du eller någon i din familj äger eller tidigare har ägt. Men du kan ansöka om bidrag för att anpassa en bil som du redan äger.</text:p>
      <text:list text:style-name="LFO85" text:continue-numbering="true">
        <text:list-item>
          <text:p text:style-name="P2266">Kan jag få bidrag för att anpassa en bil som jag redan har?</text:p>
        </text:list-item>
      </text:list>
      <text:p text:style-name="P2267">Ja, om bilen är lämplig att anpassa efter ditt barns behov. Men bilens ålder och skick kan påverka vårt beslut.</text:p>
      <text:list text:style-name="LFO85" text:continue-numbering="true">
        <text:list-item>
          <text:p text:style-name="P2268">Hur ofta kan jag få bilstöd för att köpa en bil?</text:p>
        </text:list-item>
      </text:list>
      <text:p text:style-name="P2269">Vart nionde år.</text:p>
      <text:p text:style-name="P2270">Du kan få bilstöd tidigare om du kan visa att bilen har gått minst 18 000 mil sedan du köpte den. Du kan också få bilstöd tidigare om du behöver en ny av medicinska skäl eller trafiksäkerhetsskäl.</text:p>
      <text:list text:style-name="LFO85" text:continue-numbering="true">
        <text:list-item>
          <text:p text:style-name="P2271">Kan jag få bilstöd för löpande kostnader för min bil?</text:p>
        </text:list-item>
      </text:list>
      <text:p text:style-name="P2272">Nej. Du kan inte få bilstöd för löpande kostnader som till exempel försäkring, service och bränsle. Du kan se på Konsumentverkets hemsida vad det kostar att äga en bil.</text:p>
      <text:p text:style-name="Normal"><text:a xlink:href="https://www.konsumentverket.se/" office:target-frame-name="_top" xlink:show="replace"><text:span text:style-name="T2273">Konsumentverket (konsumentverket.se)Länk till annan webbplats, öppnas i nytt fönster.</text:span></text:a></text:p>
      <text:list text:style-name="LFO85" text:continue-numbering="true">
        <text:list-item>
          <text:p text:style-name="P2274">Påverkas min bilförsäkring av bilstöd?</text:p>
        </text:list-item>
      </text:list>
      <text:p text:style-name="P2275">Om din bil är anpassad kan det ändra värdet på din bil. Tänk på att du bör prata med ditt försäkringsbolag så att även anpassningen är försäkrad. Är anpassningen inte försäkrad kan du bli helt utan ersättning för den om det händer något med bilen.</text:p>
      <text:list text:style-name="LFO85" text:continue-numbering="true">
        <text:list-item>
          <text:p text:style-name="P2276">Hur vet jag om jag är försäkrad i Sverige?</text:p>
        </text:list-item>
      </text:list>
      <text:p text:style-name="P2277">Du är försäkrad i Sverige om du bor eller arbetar här.</text:p>
      <text:p text:style-name="Normal"><text:span text:style-name="T2278">Men det finns några undantag från den regeln. Du kan arbeta i ett annat land och ändå vara försäkrad i Sverige. Det finns också tillfällen när du kan arbeta i Sverige men vara försäkrad i ett annat land. Ring kundcenter på<text:s/></text:span><text:a xlink:href="tel:+46771524524" office:target-frame-name="_top" xlink:show="replace"><text:span text:style-name="T2279">0771</text:span><text:span text:style-name="T2280">‑524 524</text:span></text:a><text:span text:style-name="T2281"><text:s/>om du vill veta vad som gäller för dig som:</text:span></text:p>
      <text:list text:style-name="LFO85" text:continue-numbering="true">
        <text:list-item>
          <text:list>
            <text:list-item>
              <text:p text:style-name="P2282">arbetar som sjöman</text:p>
            </text:list-item>
            <text:list-item>
              <text:p text:style-name="P2283">är utsänd av en svensk arbetsgivare till ett annat land eller är</text:p>
            </text:list-item>
            <text:list-item>
              <text:p text:style-name="P2284">utsänd av en utländsk arbetsgivare till Sverige</text:p>
            </text:list-item>
            <text:list-item>
              <text:p text:style-name="P2285">är diplomat</text:p>
            </text:list-item>
            <text:list-item>
              <text:p text:style-name="P2286">arbetar i två eller flera länder</text:p>
            </text:list-item>
            <text:list-item>
              <text:p text:style-name="P2287">är offentligt anställd av en förvaltning som tillhör Sverige men</text:p>
            </text:list-item>
            <text:list-item>
              <text:p text:style-name="P2288">arbetar i ett annat land.</text:p>
            </text:list-item>
          </text:list>
        </text:list-item>
        <text:list-item>
          <text:p text:style-name="P2289">Kan jag få bilstöd om jag bor i Sverige men ibland arbetar i ett annat land?</text:p>
        </text:list-item>
      </text:list>
      <text:p text:style-name="Normal"><text:span text:style-name="T2290">Ja, i vissa fall går det – om du är försäkrad i Sverige. Ring kundcenter på<text:s/></text:span><text:a xlink:href="tel:+46771524524" office:target-frame-name="_top" xlink:show="replace"><text:span text:style-name="T2291">0771</text:span><text:span text:style-name="T2292">‑524 524</text:span></text:a><text:span text:style-name="T2293"><text:s/>för att få veta vad som gäller dig.</text:span></text:p>
      <text:list text:style-name="LFO85" text:continue-numbering="true">
        <text:list-item>
          <text:p text:style-name="P2294">Mitt barn har fyllt 18 år. Kan jag ansöka om bilstöd?</text:p>
        </text:list-item>
      </text:list>
      <text:p text:style-name="P2295">Ja. Det finns inte någon åldersgräns varken för dig som förälder eller ditt barn. Du kan alltså få bilstöd för vuxna barn. Förutsättningen är att ni bor ihop och att ni behöver en bil för att förflytta er tillsammans.</text:p>
      <text:list text:style-name="LFO85" text:continue-numbering="true">
        <text:list-item>
          <text:p text:style-name="P2296">Kan en bil anpassas för flera barns behov?</text:p>
        </text:list-item>
      </text:list>
      <text:p text:style-name="P2297">Ja. Ni kan ansöka om flera anpassningsbidrag för samma bil.</text:p>
      <text:list text:style-name="LFO85" text:continue-numbering="true">
        <text:list-item>
          <text:p text:style-name="P2298">Kan vi ansöka om bidrag för två bilar?</text:p>
        </text:list-item>
      </text:list>
      <text:p text:style-name="P2299">Ja, men bara om ni har flera barn med funktionsnedsättning som har stort behov av att skjutsas till olika platser samtidigt. Det kan till exempel bero på att barnen går i skolan på olika orter.</text:p>
      <text:p text:style-name="P2300">Föräldrar som inte bor ihop kan ansöka om bilstöd för två bilar för samma barn.</text:p>
      <text:list text:style-name="LFO85" text:continue-numbering="true">
        <text:list-item>
          <text:p text:style-name="P2301">Vad händer om jag säljer eller på annat sätt gör mig av med min bil?</text:p>
        </text:list-item>
      </text:list>
      <text:p text:style-name="P2302">Om du gör dig av med eller byter bilen innan det gått nio år sedan du fick beslutet om bilstöd, ska du anmäla det till Försäkringskassan senast inom 14 dagar. Då utreder vi om du behöver betala tillbaka någon del av bilstödet eller inte.</text:p>
      <text:p text:style-name="P2303">Om ditt barn får bilstöd innan det gått nio år sedan du fick bilstöd, kan du också behöva betala tillbaka en del av bilstödet.</text:p>
      <text:list text:style-name="LFO85" text:continue-numbering="true">
        <text:list-item>
          <text:p text:style-name="P2304">Hur ofta kan jag få bilstöd för att anpassa min bil?</text:p>
        </text:list-item>
      </text:list>
      <text:p text:style-name="P2305">Du kan ansöka om bidrag för att anpassa din bil om ditt barn behöver ytterligare anpassning för att ni ska kunna använda den.</text:p>
      <text:list text:style-name="LFO85" text:continue-numbering="true">
        <text:list-item>
          <text:p text:style-name="P2306">Kan jag få pengar för att reparera anpassningen om den går sönder?</text:p>
        </text:list-item>
      </text:list>
      <text:p text:style-name="P2307">Ja, du kan ansöka om ersättning för reparationskostnader. Du ansöker på Mina sidor:</text:p>
      <text:p text:style-name="Normal"><text:a xlink:href="https://www.forsakringskassan.se/privatperson/logga-in-pa-mina-sidor#?goto=%2Fprivatperson%2Fmina-sidor%2Falla-e-tjanster%2Fansok-om-bidrag-for-reparation-av-anpassning" office:target-frame-name="_top" xlink:show="replace"><text:span text:style-name="T2308">Ansök om bidrag för reparation av anpassningTill e-tjänsten</text:span></text:a></text:p>
      <text:p text:style-name="P2309">Om du inte kan använda Mina sidor kan du ansöka på blankett 5067 Ansök om bilstöd för reparation av anpassning.</text:p>
      <text:p text:style-name="Normal"><text:a xlink:href="https://www.forsakringskassan.se/download/18.3ab4e9fc17db121eae63abf/1721220020417/5067-ansok-om-bidrag-for-reparation-av-anpassning.pdf" office:target-frame-name="_top" xlink:show="replace"><text:span text:style-name="T2310">5067 Ansök om bilstöd för reparation av anpassning</text:span></text:a></text:p>
      <text:p text:style-name="P2311"/>
      <text:h text:style-name="Heading2" text:outline-level="2"><text:a xlink:href="https://www.forsakringskassan.se/privatperson/foralder/bostadsbidrag-till-barnfamiljer" office:target-frame-name="_top" xlink:show="replace"><text:span text:style-name="T2312">Bostadsbidrag till barnfamiljer</text:span></text:a></text:h>
      <text:p text:style-name="P2313">Information om vem som kan få bostadsbidrag.</text:p>
      <text:p text:style-name="P2314">Du som har barn som bor hos dig kan ha rätt till bostadsbidrag. Hur stort bidrag du kan få beror bland annat på dina inkomster och kostnader. Du kan få bostadsbidrag om du hyr eller äger din bostad och även om du hyr i andra hand.</text:p>
      <text:p text:style-name="P2315">Vem kan få bostadsbidrag?</text:p>
      <text:p text:style-name="P2316">Ta reda på om du kan ha rätt till bostadsbidrag och hur mycket genom att använda tjänsten Räkna på bostadsbidrag.</text:p>
      <text:p text:style-name="Normal"><text:a xlink:href="https://www.forsakringskassan.se/privatperson/rakna-pa-bostadsbidrag" office:target-frame-name="_top" xlink:show="replace"><text:span text:style-name="T2317">Räkna på bostadsbidragTill e-tjänsten</text:span></text:a></text:p>
      <text:p text:style-name="P2318">Du kan få bostadsbidrag till och med den månad ditt barn fyller 18 år, eller har avslutat sina studier på gymnasiet. Ditt barn måste bo hos dig för att du ska ha rätt till bostadsbidrag.</text:p>
      <text:p text:style-name="P2319">Så funkar bostadsbidraget</text:p>
      <text:p text:style-name="P2320">Ett beslut om bostadsbidrag gäller i högst 12 månader. Sedan måste du ansöka igen.</text:p>
      <text:p text:style-name="P2321">Försäkringskassan beräknar ditt bostadsbidrag utifrån de uppgifter om inkomst, boende och familjesituation som du har lämnat i din ansökan. Året efter att du fått bidrag kontrollerar vi med Skatteverket om uppgifterna stämde. Om du hade högre inkomster än du skrev i ansökan blir du skyldig att betala tillbaka pengar. Om du däremot hade en lägre inkomst kan du få en tilläggsutbetalning.</text:p>
      <text:p text:style-name="P2322">Barnfamiljer som har bostadsbidrag får även ett tillfälligt tilläggsbidrag till och med 30 juni 2025.</text:p>
      <text:p text:style-name="Normal"><text:a xlink:href="https://www.forsakringskassan.se/privatperson/foralder/bostadsbidrag-till-barnfamiljer/tillfalligt-tillaggsbidrag-till-barnfamiljer-med-bostadsbidrag" office:target-frame-name="_top" xlink:show="replace"><text:span text:style-name="T2323">Tillfälligt tilläggsbidrag till barnfamiljer med bostadsbidrag</text:span></text:a></text:p>
      <text:p text:style-name="P2324">Kom ihåg att anmäla förändringar så snart som möjligt</text:p>
      <text:p text:style-name="P2325">För att du ska få rätt bidrag är det viktigt att du så snart som möjligt anmäler förändringar. Framför allt för att minska risken för att du ska bli skyldig att betala tillbaka pengar. Men också för att du inte ska behöva vänta på pengarna till nästa år om du har rätt till ett högre bidrag.</text:p>
      <text:p text:style-name="P2326">Förändringar som kan påverka bostadsbidraget:</text:p>
      <text:list text:style-name="LFO86" text:continue-numbering="true">
        <text:list-item>
          <text:p text:style-name="P2327">Dina inkomster ändras och du tjänar mer eller mindre än vad du har uppgett.</text:p>
        </text:list-item>
        <text:list-item>
          <text:p text:style-name="P2328">Du flyttar eller om någon flyttar in eller flyttar ut.</text:p>
        </text:list-item>
        <text:list-item>
          <text:p text:style-name="P2329">Ett barn börjar bo hos dig en större eller en mindre del av tiden.</text:p>
        </text:list-item>
        <text:list-item>
          <text:p text:style-name="P2330">Ett barn som har fyllt 18 år och bor hos dig, men som inte längre får studiebidrag eller barnbidrag.</text:p>
        </text:list-item>
        <text:list-item>
          <text:p text:style-name="P2331">Dina boendekostnader ändras.</text:p>
        </text:list-item>
      </text:list>
      <text:p text:style-name="P2332">Anmäl förändringar – för dig som är ensamstående</text:p>
      <text:p text:style-name="P2333">Du som är ensamstående kan använda e-tjänsten för att anmäla förändringar:</text:p>
      <text:p text:style-name="Normal"><text:a xlink:href="https://www.forsakringskassan.se/privatperson/logga-in-pa-mina-sidor#?goto=%2Fprivatperson%2Fmina-sidor%2Falla-e-tjanster%2Fanmal-andrade-uppgifter-for-dig-med-bostadsbidrag" office:target-frame-name="_top" xlink:show="replace"><text:span text:style-name="T2334">Anmäl ändrade uppgifter – för dig med bostadsbidragTill e-tjänsten</text:span></text:a></text:p>
      <text:p text:style-name="P2335">Anmäl förändringar – för dig som är gift eller sambo</text:p>
      <text:p text:style-name="P2336">Om du är gift eller sambo eller inte kan använda e-tjänsten ska du anmäla förändringar på en blankett:</text:p>
      <text:p text:style-name="Normal"><text:a xlink:href="https://www.forsakringskassan.se/download/18.6ee1b669175da6fd958ba1/1735541211057/5098-anmal-andrade-uppgifter-for-dig-med-bostadsbidrag.pdf" office:target-frame-name="_top" xlink:show="replace"><text:span text:style-name="T2337">5098 Anmäl ändrade uppgifter – för dig med bostadsbidrag</text:span><text:span text:style-name="Hyperlink"><draw:custom-shape svg:x="0in" svg:y="0in" svg:width="0.33333in" svg:height="0.33333in" draw:id="id22" draw:style-name="a22" draw:name="Rectangle 72" text:anchor-type="as-char"><svg:title/><svg:desc/><draw:enhanced-geometry draw:type="non-primitive" svg:viewBox="0 0 21600 21600" draw:enhanced-path="M 0 0 L 21600 0 21600 21600 0 21600 Z N"/></draw:custom-shape></text:span><text:span text:style-name="T2338">Pdf, 1 MB.</text:span></text:a></text:p>
      <text:p text:style-name="P2339">Om barnet inte bor hos dig på heltid</text:p>
      <text:p text:style-name="P2340"> </text:p>
      <text:p text:style-name="P2341">Du kan ha rätt till bostadsbidrag om ditt barn bor hos dig i minst 30 dagar per år. Men bidraget blir lägre när barnet bor hos dig på deltid.</text:p>
      <text:p text:style-name="P2342">Om ditt barn bor hos dig mindre än ungefär halva tiden finns en extra regel. Du måste ha minst två rum och kök och bostadsytan måste vara minst 40 kvadratmeter.</text:p>
      <text:p text:style-name="P2343">Så ansöker du om bostadsbidrag</text:p>
      <text:p text:style-name="P2344">1. Förbered digitala dokument om din bostad</text:p>
      <text:p text:style-name="P2345">Du behöver bifoga kopior av dokument som visar dina boendekostnader. Du kan ladda upp dem på Mina sidor direkt när du ansöker, eller inom sju dagar efter att du skickat in ansökan. Om du dröjer längre kommer det också att ta längre tid innan du kan få besked om du får bostadsbidrag.</text:p>
      <text:p text:style-name="P2346">Om du inte redan har dokumenten som filer på din dator eller telefon kan du ta foton på dem med din telefon eller skanna in dem.</text:p>
      <text:p text:style-name="P2347">Om du inte kan ladda upp dokument</text:p>
      <text:p text:style-name="P2348"> </text:p>
      <text:p text:style-name="P2349">Skicka in kopior av dokumenten med vanlig post till:</text:p>
      <text:p text:style-name="P2350">Försäkringskassans inläsningscentral<text:line-break/>839 88 Östersund</text:p>
      <text:soft-page-break/>
      <text:p text:style-name="P2351">Märk alla kopior med ”Bostadsbidrag” och ditt personnummer.</text:p>
      <text:p text:style-name="P2352">Vi kan hantera ditt ärende snabbare om du skickar in kopiorna tillsammans med försättsblad för bilagor.</text:p>
      <text:p text:style-name="Normal"><text:a xlink:href="https://www.forsakringskassan.se/download/18.6ee1b669175da6fd958b9d/1736932581401/5167-forsattsblad-for-bilagor-till-forsakringskassan.pdf" office:target-frame-name="_top" xlink:show="replace"><text:span text:style-name="T2353">5167 Försättsblad för bilagor till Försäkringskassan</text:span><text:span text:style-name="Hyperlink"><draw:custom-shape svg:x="0in" svg:y="0in" svg:width="0.33333in" svg:height="0.33333in" draw:id="id23" draw:style-name="a23" draw:name="Rectangle 71" text:anchor-type="as-char"><svg:title/><svg:desc/><draw:enhanced-geometry draw:type="non-primitive" svg:viewBox="0 0 21600 21600" draw:enhanced-path="M 0 0 L 21600 0 21600 21600 0 21600 Z N"/></draw:custom-shape></text:span><text:span text:style-name="T2354">Pdf, 697 kB.</text:span></text:a></text:p>
      <text:p text:style-name="P2355">Dokument du behöver bifoga om:</text:p>
      <text:p text:style-name="P2356">Du bor i hyresrätt med förstahandskontrakt</text:p>
      <text:p text:style-name="P2357"> </text:p>
      <text:p text:style-name="P2358">Bifoga din senaste hyresspecifikation.</text:p>
      <text:p text:style-name="P2359">Första gången du ansöker om bostadsbidrag för bostaden behöver du också bifoga en kopia av hyreskontraktet.</text:p>
      <text:p text:style-name="P2360">Du hyr i andra hand</text:p>
      <text:p text:style-name="P2361"> </text:p>
      <text:p text:style-name="P2362">Bifoga:</text:p>
      <text:list text:style-name="LFO87" text:continue-numbering="true">
        <text:list-item>
          <text:p text:style-name="P2363">en kopia av ett kontrakt mellan dig och den du hyr bostaden av</text:p>
        </text:list-item>
        <text:list-item>
          <text:p text:style-name="P2364">ett godkännande från hyresvärden, bostadsbolaget, bostadsrättsföreningen eller hyresnämnden om att du är godkänd som hyresgäst och för vilken period.</text:p>
        </text:list-item>
      </text:list>
      <text:p text:style-name="P2365">Du bor i bostadsrätt</text:p>
      <text:p text:style-name="P2366"> </text:p>
      <text:p text:style-name="P2367">Bifoga din senaste avgiftsspecifikation. Om du har lån på bostaden och betalar mer än 3 procent i ränta på lånet behöver du också bifoga:</text:p>
      <text:list text:style-name="LFO88" text:continue-numbering="true">
        <text:list-item>
          <text:p text:style-name="P2368">din senaste låneavi med aktuell skuld och räntesats</text:p>
        </text:list-item>
        <text:list-item>
          <text:p text:style-name="P2369">dokument som visar att bostadsrätten är säkerhet för lånet.</text:p>
        </text:list-item>
      </text:list>
      <text:p text:style-name="P2370">Första gången du ansöker om bostadsbidrag för bostaden behöver du dessutom bifoga ett upplåtelse- eller överlåtelseavtal. I avtalet finns ofta uppgift om vad som ingår i avgiften, bostadsyta och antal rum. Finns inte det behöver du bifoga något annat som visar det, till exempel objektsbeskrivningen från mäklaren eller ett intyg från föreningen.</text:p>
      <text:p text:style-name="P2371">Du bor i eget hus</text:p>
      <text:p text:style-name="P2372"> </text:p>
      <text:p text:style-name="P2373">Om du har lån på bostaden och betalar mer än 3 procent i ränta på lånet behöver du bifoga:</text:p>
      <text:soft-page-break/>
      <text:list text:style-name="LFO89" text:continue-numbering="true">
        <text:list-item>
          <text:p text:style-name="P2374">din senaste låneavi med aktuell skuld och räntesats</text:p>
        </text:list-item>
        <text:list-item>
          <text:p text:style-name="P2375">dokument som visar att huset är säkerhet för lånet.</text:p>
        </text:list-item>
      </text:list>
      <text:p text:style-name="P2376">Om du inte har friköpt tomt behöver du bifoga dokument som visar vad du betalar för tomträtten.</text:p>
      <text:p text:style-name="P2377">2. Ta fram uppgifter om din inkomst</text:p>
      <text:p text:style-name="P2378">Du kan logga in på Skatteverket för att se vad du har för inkomst av tjänst. Tänk på att det som räknas är inkomsten före skatt.</text:p>
      <text:p text:style-name="P2379">Inkomster som räknas med för bostadsbidrag</text:p>
      <text:p text:style-name="P2380"> </text:p>
      <text:list text:style-name="LFO90" text:continue-numbering="true">
        <text:list-item>
          <text:p text:style-name="P2381">Inkomst av tjänst – till exempel lön, a-kassa, föräldrapenning, sjukpenning, sjukersättning och aktivitetsstöd.</text:p>
        </text:list-item>
        <text:list-item>
          <text:p text:style-name="P2382">Inkomst från eget företag.</text:p>
        </text:list-item>
        <text:list-item>
          <text:p text:style-name="P2383">Skattefria inkomster – studiebidrag eller studiestartsstöd från CSN, etableringsersättning eller stipendier.</text:p>
        </text:list-item>
        <text:list-item>
          <text:p text:style-name="P2384">Inkomst av kapital – ränta på pengar på banken, aktieutdelning, vinst vid försäljning av aktier eller en bostad, samt inkomster från uthyrning av en bostad.</text:p>
        </text:list-item>
        <text:list-item>
          <text:p text:style-name="P2385">Tillgångar vars värde överstiger 100 000 kronor – till exempel fastigheter, värdepapper eller pengar.</text:p>
        </text:list-item>
      </text:list>
      <text:p text:style-name="P2386">3. Ansök</text:p>
      <text:p text:style-name="P2387">Om du är ensamstående eller sammanboende</text:p>
      <text:p text:style-name="P2388">Du som är ensamstående eller sammanboende kan ansöka via vår e-tjänst Ansök om bostadsbidrag. Om ni är två som bor tillsammans ska ni ansöka gemensamt.</text:p>
      <text:p text:style-name="Normal"><text:a xlink:href="https://www.forsakringskassan.se/privatperson/logga-in-pa-mina-sidor#?goto=%2Fprivatperson%2Fmina-sidor%2Falla-e-tjanster%2Fansok-om-bostadsbidrag" office:target-frame-name="_top" xlink:show="replace"><text:span text:style-name="T2389">Ansök om bostadsbidragTill e-tjänsten</text:span></text:a></text:p>
      <text:p text:style-name="Normal"><text:span text:style-name="T2390">När du ansökt kan du följa ditt ärende genom att logga in på Mina sidor. Där kan du se utbetalningar i förväg och anmäla förändringar som kan påverka bostadsbidraget. Kom ihåg att aktivera aviseringar så får du veta när något händer i ditt ärende. Logga in på<text:s/></text:span><text:span text:style-name="T2391">Mina sidor</text:span><text:span text:style-name="T2392">, klicka på<text:s/></text:span><text:span text:style-name="T2393">Mina uppgifter</text:span><text:span text:style-name="T2394"><text:s/>och välj att få aviseringar via mejl eller sms.</text:span></text:p>
      <text:p text:style-name="P2395">Om du inte kan ansöka via e-tjänsten eller har skyddade personuppgifter</text:p>
      <text:p text:style-name="P2396">Om du inte kan använda e-tjänsten, ansök på blankett:</text:p>
      <text:p text:style-name="Normal"><text:a xlink:href="https://www.forsakringskassan.se/download/18.1a01ba2a17c1f02608a29b/1735562231348/5096-ansok-om-bostadsbidrag.pdf" office:target-frame-name="_top" xlink:show="replace"><text:span text:style-name="T2397">5096 Ansök om bostadsbidrag</text:span><text:span text:style-name="Hyperlink"><draw:custom-shape svg:x="0in" svg:y="0in" svg:width="0.33333in" svg:height="0.33333in" draw:id="id24" draw:style-name="a24" draw:name="Rectangle 70" text:anchor-type="as-char"><svg:title/><svg:desc/><draw:enhanced-geometry draw:type="non-primitive" svg:viewBox="0 0 21600 21600" draw:enhanced-path="M 0 0 L 21600 0 21600 21600 0 21600 Z N"/></draw:custom-shape></text:span><text:span text:style-name="T2398">Pdf, 916 kB.</text:span></text:a></text:p>
      <text:p text:style-name="P2399">Du som har skyddade personuppgifter ska alltid ansöka via blanketten.</text:p>
      <text:soft-page-break/>
      <text:p text:style-name="P2400">Instruktion om hur man ansöker gemensamt</text:p>
      <text:p text:style-name="P2401"> </text:p>
      <text:p text:style-name="P2402">Så ansöker du om bostadsbidrag tillsammans med en annan person </text:p>
      <text:p text:style-name="P2403">Filmen visar hur du fyller i en ansökan om bostadsbidrag tillsammans med en annan person.</text:p>
      <text:p text:style-name="P2404"/>
      <text:p text:style-name="P2405">Utbetalning</text:p>
      <text:p text:style-name="P2406">Information om när bostadsbidraget betalas ut:</text:p>
      <text:p text:style-name="Normal"><text:a xlink:href="https://www.forsakringskassan.se/privatperson/utbetalningsdatum-och-handlaggningstider" office:target-frame-name="_top" xlink:show="replace"><text:span text:style-name="Hyperlink">Utbetalningsdatum och handläggningstider</text:span></text:a></text:p>
      <text:p text:style-name="P2407"/>
      <text:p text:style-name="P2408">Frågor och svar</text:p>
      <text:list text:style-name="LFO91" text:continue-numbering="true">
        <text:list-item>
          <text:p text:style-name="P2409">Jag och min partner ansökte om bostadsbidrag gemensamt. Går det att ändra vem av oss som får bidraget utbetalt till sig?</text:p>
        </text:list-item>
      </text:list>
      <text:p text:style-name="P2410">Javisst, använd blankett 5098 Anmäl ändrade uppgifter—för dig med bostadsbidrag.</text:p>
      <text:p text:style-name="Normal"><text:a xlink:href="https://www.forsakringskassan.se/download/18.6ee1b669175da6fd958ba1/1735541211057/5098-anmal-andrade-uppgifter-for-dig-med-bostadsbidrag.pdf" office:target-frame-name="_top" xlink:show="replace"><text:span text:style-name="T2411">5098 Anmäl ändrade uppgifter—för dig med bostadsbidrag</text:span><text:span text:style-name="Hyperlink"><draw:custom-shape svg:x="0in" svg:y="0in" svg:width="0.33333in" svg:height="0.33333in" draw:id="id25" draw:style-name="a25" draw:name="Rectangle 74" text:anchor-type="as-char"><svg:title/><svg:desc/><draw:enhanced-geometry draw:type="non-primitive" svg:viewBox="0 0 21600 21600" draw:enhanced-path="M 0 0 L 21600 0 21600 21600 0 21600 Z N"/></draw:custom-shape></text:span><text:span text:style-name="T2412">Pdf, 1 MB.</text:span></text:a></text:p>
      <text:list text:style-name="LFO91" text:continue-numbering="true">
        <text:list-item>
          <text:p text:style-name="P2413">Barnets andra förälder bor och arbetar utomlands. Har det någon betydelse för mitt bostadsbidrag?</text:p>
        </text:list-item>
      </text:list>
      <text:p text:style-name="Normal"><text:span text:style-name="T2414">Ja, om det är ett EU</text:span><text:span text:style-name="T2415">‑land kan det kan ha betydelse för bostadsbidraget. Ring oss på<text:s/></text:span><text:a xlink:href="tel:+46101151020" office:target-frame-name="_top" xlink:show="replace"><text:span text:style-name="T2416">010</text:span><text:span text:style-name="T2417">‑115 10 20</text:span></text:a><text:span text:style-name="T2418"><text:s/>för att få reda på vad som gäller i ditt fall.</text:span></text:p>
      <text:p text:style-name="P2419">När föräldrarna till ett barn bor eller arbetar i två olika EU-länder gäller speciella regler. Syftet med reglerna är att man inte ska gå miste om bidrag, men inte heller få dubbla bidrag.</text:p>
      <text:p text:style-name="Normal"><text:a xlink:href="https://www.forsakringskassan.se/privatperson/foralder/barnbidrag-och-flerbarnstillagg/eu-familjeformaner" office:target-frame-name="_top" xlink:show="replace"><text:span text:style-name="Hyperlink">EU-familjeförmåner</text:span></text:a></text:p>
      <text:list text:style-name="LFO91" text:continue-numbering="true">
        <text:list-item>
          <text:p text:style-name="P2420">Kan jag ansöka om bostadsbidrag för tidigare månader?</text:p>
        </text:list-item>
      </text:list>
      <text:p text:style-name="P2421">Nej, du kan bara få bostadsbidrag från och med månaden när du ansöker om bidraget.</text:p>
      <text:list text:style-name="LFO91" text:continue-numbering="true">
        <text:list-item>
          <text:p text:style-name="P2422">Påverkar en hyreshöjning mitt bostadsbidrag?</text:p>
        </text:list-item>
      </text:list>
      <text:p text:style-name="P2423">Om du får högre hyra påverkas inte bostadsbidraget om du redan ligger över gränsen för vad som räknas som högsta godtagbara hyreskostnad. I så fall behöver du inte skicka in några ändringar.</text:p>
      <text:p text:style-name="Normal">Gränserna är följande:</text:p>
      <text:soft-page-break/>
      <text:list text:style-name="LFO91" text:continue-numbering="true">
        <text:list-item>
          <text:list>
            <text:list-item>
              <text:p text:style-name="P2424">familjer med 1 barn med boendekostnad över 5 300 kronor per månad</text:p>
            </text:list-item>
            <text:list-item>
              <text:p text:style-name="P2425">familjer med 2 barn och boendekostnad över 5 900 kronor per månad</text:p>
            </text:list-item>
            <text:list-item>
              <text:p text:style-name="P2426">familjer med 3 eller fler barn och boendekostnad över 6 600 kronor per månad.</text:p>
            </text:list-item>
          </text:list>
        </text:list-item>
      </text:list>
      <text:p text:style-name="P2427">Observera att om någon i hushållet har en funktionsnedsättning kan ni ha rätt till en högre gräns för era hyreskostnader.</text:p>
      <text:list text:style-name="LFO91" text:continue-numbering="true">
        <text:list-item>
          <text:p text:style-name="P2428">Måste jag vara folkbokförd i den bostad som jag ansöker om bidrag för?</text:p>
        </text:list-item>
      </text:list>
      <text:p text:style-name="Normal"><text:span text:style-name="T2429">Ja, normalt måste man vara folkbokförd i den bostad som man får bidrag för.<text:s/></text:span>Men det finns två undantag:</text:p>
      <text:list text:style-name="LFO91" text:continue-numbering="true">
        <text:list-item>
          <text:list>
            <text:list-item>
              <text:p text:style-name="P2430">Om du har skyddad folkbokföring.</text:p>
            </text:list-item>
            <text:list-item>
              <text:p text:style-name="P2431">Om du bor tillfälligt i en annan bostad och ska flytta tillbaka till den bostad där du är folkbokförd inom ett år. Det kan till exempel vara om du studerar en termin eller är säsongsanställd på en annan ort.</text:p>
            </text:list-item>
          </text:list>
        </text:list-item>
      </text:list>
      <text:p text:style-name="P2432">Det är Skatteverket som beslutar om både skyddade personuppgifter och folkbokföring.</text:p>
      <text:list text:style-name="LFO91" text:continue-numbering="true">
        <text:list-item>
          <text:p text:style-name="P2433">Hur mycket kan en familj som mest få i bostadsbidrag?</text:p>
        </text:list-item>
      </text:list>
      <text:p text:style-name="P2434">Det högsta belopp som går att få är</text:p>
      <text:list text:style-name="LFO91" text:continue-numbering="true">
        <text:list-item>
          <text:list>
            <text:list-item>
              <text:p text:style-name="P2435">3 400 kronor om familjen har 1 barn</text:p>
            </text:list-item>
            <text:list-item>
              <text:p text:style-name="P2436">4 200 kronor om familjen har 2 barn</text:p>
            </text:list-item>
            <text:list-item>
              <text:p text:style-name="P2437">5 200 kronor om familjen har 3 eller fler barn.</text:p>
            </text:list-item>
          </text:list>
        </text:list-item>
      </text:list>
      <text:p text:style-name="P2438">Men hur mycket just du kan få beror på din inkomst, hur mycket dina barn bor hos dig, hur stor din bostad är och vad du betalar för din bostad.</text:p>
      <text:p text:style-name="P2439">Ta reda på om du kan ha rätt till bostadsbidrag och hur mycket genom att använda tjänsten räkna på bostadsbidrag.</text:p>
      <text:list text:style-name="LFO91" text:continue-numbering="true">
        <text:list-item>
          <text:p text:style-name="P2440">Min hyra höjdes i efterskott (retroaktivt). Kan jag få höjt bostadsbidrag i efterskott då?</text:p>
        </text:list-item>
      </text:list>
      <text:p text:style-name="P2441">Ja, om du anmäler hyreshöjningen inom 31 dagar efter att du fått besked om den.</text:p>
      <text:list text:style-name="LFO91" text:continue-numbering="true">
        <text:list-item>
          <text:p text:style-name="P2442">Kan jag få bostadsbidrag om jag är inneboende?</text:p>
        </text:list-item>
      </text:list>
      <text:p text:style-name="P2443">Ja, om du har barn som bor hos dig ungefär halva tiden eller mer. Men bidraget blir lägre än om du har en egen bostad.</text:p>
      <text:p text:style-name="Normal"><text:span text:style-name="T2444">Ring kundcenter på<text:s/></text:span><text:a xlink:href="tel:+46771524524" office:target-frame-name="_top" xlink:show="replace"><text:span text:style-name="T2445">0771</text:span><text:span text:style-name="T2446">‑524 524</text:span></text:a><text:span text:style-name="T2447"><text:s/>för att få reda på vad som gäller för dig.</text:span></text:p>
      <text:list text:style-name="LFO91" text:continue-numbering="true">
        <text:list-item>
          <text:p text:style-name="P2448">Jag glömde att anmäla höjd inkomst, kan jag betala tillbaka bidrag i förskott?</text:p>
        </text:list-item>
      </text:list>
      <text:soft-page-break/>
      <text:p text:style-name="P2449">Ja, det går bra. Betala det du tror att du har fått för mycket till Försäkringskassans bankgironummer 738 8036. Ange ”Förtida återbetalning BoB”, personnummer och vilket år det gäller. Använd gärna Kassakollen för att beräkna hur mycket du ska betala.</text:p>
      <text:list text:style-name="LFO91" text:continue-numbering="true">
        <text:list-item>
          <text:p text:style-name="P2450">Kan mitt bostadsbidrag påverkas om någon flyttar in hos mig?</text:p>
        </text:list-item>
      </text:list>
      <text:p text:style-name="P2451">Ja. Ditt bostadsbidrag kan påverkas av att någon eller några personer flyttar in hos dig.</text:p>
      <text:p text:style-name="P2452">Det är viktigt att du meddelar oss på Försäkringskassan om du får inneboende. Annars riskerar du att behöva betala tillbaka ditt bostadsbidrag. Du kan anmäla förändringar digitalt på Mina sidor.</text:p>
      <text:p text:style-name="P2453"/>
      <text:h text:style-name="Heading2" text:outline-level="2"><text:a xlink:href="https://www.forsakringskassan.se/privatperson/foralder/for-foraldrar-som-inte-lever-ihop" office:target-frame-name="_top" xlink:show="replace"><text:span text:style-name="T2454">För föräldrar som inte lever ihop</text:span></text:a></text:h>
      <text:p text:style-name="P2455">Information för dig som inte lever ihop med barnets andra förälder.</text:p>
      <text:p text:style-name="P2456">Information om bidrag och stöd när du och den andra föräldern inte lever ihop.</text:p>
      <text:h text:style-name="P2457" text:outline-level="3">Mest använda tjänsterna</text:h>
      <text:p text:style-name="Normal"><text:a xlink:href="https://www.forsakringskassan.se/privatperson/foralder/for-foraldrar-som-inte-lever-ihop/berakningsverktyg-for-underhallsbidrag" office:target-frame-name="_top" xlink:show="replace"><text:span text:style-name="T2458">Beräkna underhållsbidragTill e-tjänsten</text:span></text:a></text:p>
      <text:p text:style-name="P2459">Beräkningsverktyg för underhållsbidrag</text:p>
      <text:p text:style-name="Normal"><text:span text:style-name="T2460">Beräkningsverktyg</text:span><text:span text:style-name="T2461"> </text:span><text:span text:style-name="T2462">Tar cirka 15 minuter</text:span></text:p>
      <text:p text:style-name="P2463">För vem?</text:p>
      <text:p text:style-name="P2464">Verktyget är till för föräldrar som gemensamt vill räkna ut underhåll för gemensamma barn som bor mest hos den ena föräldern.</text:p>
      <text:p text:style-name="P2465">Ni kan inte använda verktyget om ni har flera gemensamma barn och de inte bor tillsammans hos en av er.</text:p>
      <text:p text:style-name="P2466">Ni kan inte heller använda verktyget om barnet eller barnen bor ungefär lika mycket hos er båda (växelvist boende).</text:p>
      <text:p text:style-name="P2467">Hur funkar det?</text:p>
      <text:p text:style-name="P2468">Fyll i barnets kostnader och dina egna inkomster efter skatt samt dina utgifter. Spara uppgifterna och skicka länken till beräkningen till den andra föräldern så att hen kan fylla i sina inkomster efter skatt och sina utgifter.</text:p>
      <text:p text:style-name="P2469">Du kan såklart också göra beräkningen på egen hand, men tänk på att du behöver veta vilka inkomster och utgifter den andra föräldern har för att få rätt belopp uträknat.</text:p>
      <text:p text:style-name="P2470">Vad får ni?</text:p>
      <text:soft-page-break/>
      <text:p text:style-name="P2471">När ni båda fyllt i era uppgifter får ni ett förslag på ett underhållsbidrag och en avtalsmall som ni kan använda för att göra en giltig överenskommelse om underhållsbidrag.</text:p>
      <text:p text:style-name="P2472"/>
      <text:p text:style-name="P2473">Underhållsbidrag och avtalsmall</text:p>
      <text:p text:style-name="P2474">Fyll i uppgifterna ovan för att se vad underhållsbidraget blir.</text:p>
      <text:p text:style-name="Normal"><text:a xlink:href="https://www.forsakringskassan.se/privatperson/foralder/for-foraldrar-som-inte-lever-ihop/sa-har-beraknas-underhallsbidrag" office:target-frame-name="_blank" xlink:show="new"><text:span text:style-name="T2475">Så här beräknas underhållÖppnas i ett nytt fönster</text:span></text:a></text:p>
      <text:p text:style-name="P2476">Spara eller dela beräkningen</text:p>
      <text:p text:style-name="P2477"> Information om spara/dela</text:p>
      <text:p text:style-name="P2478">Skapa en länk för att spara beräkningen eller dela den med någon annan.</text:p>
      <text:p text:style-name="P2479">Skapa länk till beräkningen</text:p>
      <text:p text:style-name="P2480">Glöm inte att göra ett avtal</text:p>
      <text:p text:style-name="Normal"><text:a office:title="Avtal om underhållsbidrag" xlink:href="https://www.forsakringskassan.se/download/18.3ab4e9fc17db121eae62d23/1648466621467/5251-avtal-om-underhallsbidrag-till-barn.pdf" office:target-frame-name="_blank" xlink:show="new"><text:span text:style-name="T2481">Ladda ner avtalsmall (för barn 0-17 år) (pdf)Öppnas i ett nytt fönster</text:span></text:a><text:a office:title="Avtal om underhållsbidrag" xlink:href="https://www.forsakringskassan.se/download/18.3ab4e9fc17db121eae62d48/1648467221094/5252-avtal-om-underhallsbidrag-till-barn-till-studerande-barn-som-fyllt-18-ar.pdf" office:target-frame-name="_blank" xlink:show="new"><text:span text:style-name="T2482">Ladda ner avtalsmall (för barn över 18 år) (pdf)Öppnas i ett nytt fönster</text:span></text:a></text:p>
      <text:p text:style-name="P2483">Tips på hur ni går vidare</text:p>
      <text:p text:style-name="P2484">Tänk på att...</text:p>
      <text:p text:style-name="P2485">Försäkringskassan sparar inte den information du fyller i här. Men du kan själv välja att spara din beräkning eller dela den med någon annan. För att informationen inte ska hamna hos fel person, kontrollera att du har skrivit in rätt e-postadress innan du delar länken med e-post. Tänk också på att stänga ner webbläsaren helt om du delar dator med någon annan.</text:p>
      <text:p text:style-name="P2486"/>
      <text:h text:style-name="Heading3" text:outline-level="3"><text:a xlink:href="https://www.forsakringskassan.se/privatperson/foralder/for-foraldrar-som-inte-lever-ihop/om-ni-ska-separera" office:target-frame-name="_top" xlink:show="replace"><text:span text:style-name="T2487">Om ni ska separera</text:span></text:a></text:h>
      <text:p text:style-name="P2488">Bra att veta om du och den andra föräldern ska separera.</text:p>
      <text:p text:style-name="P2489">Om ni ska separera och har barn tillsammans är det viktigt att komma överens om hur ni ska dela på kostnaderna för barnet. Ni kan också behöva se över vem som får barnbidraget och om ni kan få bostadsbidrag.</text:p>
      <text:p text:style-name="P2490">Om barnet bor ungefär lika mycket hos båda föräldrarna – växelvist boende</text:p>
      <text:p text:style-name="P2491">Normalt behöver ingen av föräldrarna betala underhållsbidrag om barnet bor ungefär lika mycket hos båda. Men om det är stor skillnad på er ekonomi kan det vara rättvist att den som har bäst ekonomi betalar underhållsbidrag. Barnets levnadsstandard ska inte variera alltför mycket från vecka till vecka.</text:p>
      <text:soft-page-break/>
      <text:p text:style-name="P2492">Skillnaden i ekonomi kan till exempel bero på inkomst eller förmögenhet.</text:p>
      <text:p text:style-name="Normal"><text:a xlink:href="https://www.forsakringskassan.se/privatperson/foralder/for-foraldrar-som-inte-lever-ihop/barnet-bor-hos-bada-foraldrarna---vaxelvist-boende" office:target-frame-name="_top" xlink:show="replace"><text:span text:style-name="T2493">Läs mer om när barnet bor hos båda föräldrarna – växelvist boende</text:span></text:a></text:p>
      <text:p text:style-name="Normal"><text:a xlink:href="https://www.forsakringskassan.se/privatperson/foralder/for-foraldrar-som-inte-lever-ihop/sa-kommer-ni-fram-till-ett-rattvist-underhallsbidrag" office:target-frame-name="_top" xlink:show="replace"><text:span text:style-name="T2494">Så kommer ni fram till ett rättvist underhållsbidrag</text:span></text:a></text:p>
      <text:p text:style-name="P2495">Om barnet bor mest hos en av föräldrarna</text:p>
      <text:p text:style-name="P2496">Om barnet bor hos en av föräldrarna mesta tiden ska den förälder som inte har barnet hos sig lika mycket betala underhållsbidrag. Hur stort underhållsbidraget ska vara beror på barnets behov och er ekonomi.</text:p>
      <text:p text:style-name="Normal"><text:a xlink:href="https://www.forsakringskassan.se/privatperson/foralder/for-foraldrar-som-inte-lever-ihop/barnet-bor-hos-dig/underhallsbidrag-fran-den-andra-foraldern" office:target-frame-name="_top" xlink:show="replace"><text:span text:style-name="T2497">Underhållsbidrag från den andra föräldern</text:span></text:a></text:p>
      <text:p text:style-name="Normal"><text:a xlink:href="https://www.forsakringskassan.se/privatperson/foralder/for-foraldrar-som-inte-lever-ihop/barnet-bor-inte-hos-dig/betala-underhallsbidrag-till-den-andra-foraldern" office:target-frame-name="_top" xlink:show="replace"><text:span text:style-name="T2498">Betala underhållsbidrag till den andra föräldern</text:span></text:a></text:p>
      <text:p text:style-name="P2499">Samarbetssamtal hos kommunen</text:p>
      <text:p text:style-name="P2500">Ni kan få hjälp att komma överens om ett underhållsbidrag genom ett samarbetssamtal. Alla kommuner ska erbjuda sådana samtal vid separationer där barn är inblandade. Ni betalar ingenting för samtalen.</text:p>
      <text:p text:style-name="P2501">Samarbetssamtalen handlar om att enas i viktiga frågor som gäller barnet. Det kan också handla om till exempel vårdnad, boende och umgänge. Samtalen kan leda fram till en muntlig överenskommelse, eller ett skriftligt avtal om någon vill ha det.</text:p>
      <text:p text:style-name="P2502">Kontakta familjerätten i kommunen för att boka ett samarbetssamtal. Kontaktuppgifter finns på kommunens webbplats.</text:p>
      <text:p text:style-name="P2503">Om ni inte kan komma överens genom samarbetssamtal kan nästa steg vara att en domstol får bestämma. Kontakta ett juridiskt ombud för att få veta hur ni ska göra.</text:p>
      <text:p text:style-name="Normal"><text:a xlink:href="https://www.1177.se/barn--gravid/nar-familjelivet-ar-svart/att-ma-daligt-som-foralder/skilsmassa-eller-separation-nar-man-har-barn/" office:target-frame-name="_top" xlink:show="replace"><text:span text:style-name="T2504">Läs mer om samarbetssamtal på 1177Länk till annan webbplats, öppnas i nytt fönster.</text:span></text:a></text:p>
      <text:p text:style-name="P2505">Underhållsstöd från Försäkringskassan</text:p>
      <text:p text:style-name="P2506">Om det inte fungerar som det ska med underhållsbidrag kan den förälder som har barnet ansöka om underhållsstöd från Försäkringskassan. Det kan vara om den förälder som ska betala inte betalar i tid, betalar för lite eller inte alls.</text:p>
      <text:p text:style-name="P2507">Den förälder som är skyldig att betala underhållsbidrag måste betala tillbaka hela eller delar av underhållsstödet till Försäkringskassan.</text:p>
      <text:p text:style-name="Normal"><text:a xlink:href="https://www.forsakringskassan.se/privatperson/foralder/for-foraldrar-som-inte-lever-ihop/barnet-bor-hos-dig/underhallsstod-fran-forsakringskassan" office:target-frame-name="_top" xlink:show="replace"><text:span text:style-name="T2508">Underhållsstöd från Försäkringskassan</text:span></text:a></text:p>
      <text:p text:style-name="Normal"><text:a xlink:href="https://www.forsakringskassan.se/privatperson/foralder/for-foraldrar-som-inte-lever-ihop/barnet-bor-inte-hos-dig/betala-for-barnets-underhall-till-forsakringskassan" office:target-frame-name="_top" xlink:show="replace"><text:span text:style-name="T2509">Betala för barnets underhåll till Försäkringskassan</text:span></text:a></text:p>
      <text:p text:style-name="P2510">Barnbidrag</text:p>
      <text:soft-page-break/>
      <text:p text:style-name="P2511">Efter en separation kan det vara aktuellt att ändra mottagare för barnbidraget. Det kan vara mer rättvist för barnet att låta hela bidraget gå till den förälder som har barnet boende hos sig.</text:p>
      <text:p text:style-name="P2512">Om du vill ändra hur barnbidraget betalas ut kan du göra det på Mina sidor. Ändringen går snabbt om barnets andra förälder också loggar in på Mina sidor och godkänner ändringen.</text:p>
      <text:p text:style-name="P2513">Om du och den andra föräldern inte är överens så kan du anmäla ändringen utan att hen godkänner ändringen. Men då tar det längre tid, eftersom vi måste utreda var barnet bor. Vi kontaktar den andra föräldern och informerar om vilka uppgifter du har lämnat. Den andra föräldern har därefter två veckor på sig att lämna synpunkter.</text:p>
      <text:p text:style-name="Normal"><text:a xlink:href="https://www.forsakringskassan.se/privatperson/logga-in-pa-mina-sidor#?goto=%2Fprivatperson%2Fmina-sidor%2Falla-e-tjanster%2Fandra-vem-som-ska-fa-barnbidraget" office:target-frame-name="_top" xlink:show="replace"><text:span text:style-name="T2514">Ändra vem som ska få barnbidragetTill e-tjänsten</text:span></text:a></text:p>
      <text:p text:style-name="P2515">Bostadsbidrag</text:p>
      <text:p text:style-name="P2516">En separation leder ofta till högre bostadskostnader. Ta reda på om du har rätt till bostadsbidrag från Försäkringskassan.</text:p>
      <text:p text:style-name="Normal"><text:a xlink:href="https://www.forsakringskassan.se/privatperson/foralder/bostadsbidrag-till-barnfamiljer" office:target-frame-name="_top" xlink:show="replace"><text:span text:style-name="T2517">Bostadsbidrag till barnfamiljer</text:span></text:a></text:p>
      <text:p text:style-name="P2518">Frågor och svar</text:p>
      <text:list text:style-name="LFO92" text:continue-numbering="true">
        <text:list-item>
          <text:p text:style-name="P2519">Det här är mitt första barn. Hur ska jag veta vad jag kommer att ha för kostnader för barnet?</text:p>
        </text:list-item>
      </text:list>
      <text:p text:style-name="P2520">I verktyget Beräkna underhållsbidrag finns förifyllda belopp för vad barn normalt kostar. Beloppen baseras på Konsumentverkets beräkningar. Om du inte vill ange kön och ålder för barnet kan du hitta beloppen själv på Konsumentverkets webbplats.</text:p>
      <text:p text:style-name="Normal"><text:a xlink:href="https://publikationer.konsumentverket.se/privatekonomi/beraknade-hushallskostnader" office:target-frame-name="_top" xlink:show="replace"><text:span text:style-name="T2521">Beräknade hushållskostnader (konsumentverket.se)Länk till annan webbplats, öppnas i nytt fönster.</text:span></text:a></text:p>
      <text:list text:style-name="LFO92" text:continue-numbering="true">
        <text:list-item>
          <text:p text:style-name="P2522">Kan jag få underhåll även om barnets andra förälder inte har några pengar?</text:p>
        </text:list-item>
      </text:list>
      <text:p text:style-name="P2523">Om den andra föräldern inte har råd att betala kan du ansöka om underhållsstöd från Försäkringskassan. Den andra föräldern får sedan betala tillbaka hela eller delar av underhållsstödet till Försäkringskassan efter förmåga.</text:p>
      <text:p text:style-name="Normal"><text:a xlink:href="https://www.forsakringskassan.se/privatperson/foralder/for-foraldrar-som-inte-lever-ihop/barnet-bor-hos-dig/underhallsstod-fran-forsakringskassan" office:target-frame-name="_top" xlink:show="replace"><text:span text:style-name="Hyperlink">Underhållsstöd från Försäkringskassan</text:span></text:a></text:p>
      <text:list text:style-name="LFO92" text:continue-numbering="true">
        <text:list-item>
          <text:p text:style-name="P2524">En av oss har fått ny lön. Ska vi beräkna ett nytt underhållsbidrag då?</text:p>
        </text:list-item>
      </text:list>
      <text:p text:style-name="P2525">Ja, eftersom underhållsbidraget beräknas utifrån era inkomster och utgifter behöver ni det.</text:p>
      <text:p text:style-name="P2526">Det är också viktigt att göra en ny beräkning när barnet blivit äldre. En trettonåring har till exempel högre kostnader än en sexåring.</text:p>
      <text:p text:style-name="Normal"><text:a xlink:href="https://publikationer.konsumentverket.se/privatekonomi/beraknade-hushallskostnader" office:target-frame-name="_top" xlink:show="replace"><text:span text:style-name="T2527">Beräknade hushållskostnader (konsumentverket.se)Länk till annan webbplats, öppnas i nytt fönster.</text:span></text:a></text:p>
      <text:list text:style-name="LFO92" text:continue-numbering="true">
        <text:list-item>
          <text:p text:style-name="P2528"><text:span text:style-name="T2529">Vi har gått till domstol för att besluta om vårdnaden om barnet.<text:s/></text:span><text:span text:style-name="T2530">Kan vi även ta upp underhållsbidraget där?</text:span></text:p>
        </text:list-item>
      </text:list>
      <text:p text:style-name="Normal"><text:span text:style-name="T2531">Ja, men tänk på att det kan vara förenat med kostnader att göra det. Det bästa är om ni kan komma överens om underhållsbidraget i ett avtal i stället för i en dom.<text:s/></text:span>Prata med ditt juridiska ombud om detta.</text:p>
      <text:list text:style-name="LFO92" text:continue-numbering="true">
        <text:list-item>
          <text:p text:style-name="P2532"><text:span text:style-name="T2533">Jag och barnet bor i Sverige. Den andra föräldern bor utomlands.<text:s/></text:span><text:span text:style-name="T2534">Kan jag få hjälp att få underhållsbidrag för barnet?</text:span></text:p>
        </text:list-item>
      </text:list>
      <text:p text:style-name="Normal"><text:span text:style-name="T2535">Det beror på i vilket land den andra föräldern bor. Ring oss på<text:s/></text:span><text:a xlink:href="tel:+46101151010" office:target-frame-name="_top" xlink:show="replace"><text:span text:style-name="T2536">010</text:span><text:span text:style-name="T2537">‑115 10 10</text:span></text:a><text:span text:style-name="T2538"><text:s/>för att få veta vad som gäller för dig.</text:span></text:p>
      <text:list text:style-name="LFO92" text:continue-numbering="true">
        <text:list-item>
          <text:p text:style-name="P2539">Barnets andra förälder hotar mig, och jag är rädd. Måste vi verkligen samtala och komma överens om ett underhållsbidrag?<text:s/></text:p>
        </text:list-item>
      </text:list>
      <text:p text:style-name="P2540">Nej, om det finns en hotbild mot dig eller barnet kan du ansöka om underhållsstöd från Försäkringskassan.</text:p>
      <text:p text:style-name="Normal"><text:a xlink:href="https://www.forsakringskassan.se/privatperson/foralder/for-foraldrar-som-inte-lever-ihop/barnet-bor-hos-dig/underhallsstod-fran-forsakringskassan" office:target-frame-name="_top" xlink:show="replace"><text:span text:style-name="Hyperlink">Underhållsstöd från Försäkringskassan</text:span></text:a></text:p>
      <text:p text:style-name="P2541"/>
      <text:h text:style-name="Heading3" text:outline-level="3"><text:a xlink:href="https://www.forsakringskassan.se/privatperson/foralder/for-foraldrar-som-inte-lever-ihop/barnet-bor-hos-bada-foraldrarna---vaxelvist-boende" office:target-frame-name="_top" xlink:show="replace"><text:span text:style-name="T2542">Barnet bor hos båda föräldrarna</text:span></text:a></text:h>
      <text:p text:style-name="P2543">Information för dig som har ditt barn boende hos dig på halvtid.</text:p>
      <text:p text:style-name="P2544">Barnet bor hos båda föräldrarna – växelvist boende</text:p>
      <text:p text:style-name="Normal"><text:span text:style-name="T2545">Teckenspråk </text:span><draw:custom-shape svg:x="0in" svg:y="0in" svg:width="0.33333in" svg:height="0.33333in" draw:id="id26" draw:style-name="a26" draw:name="Rectangle 80" text:anchor-type="as-char"><svg:title/><svg:desc/><draw:enhanced-geometry draw:type="non-primitive" svg:viewBox="0 0 21600 21600" draw:enhanced-path="M 0 0 L 21600 0 21600 21600 0 21600 Z N"/></draw:custom-shape></text:p>
      <text:p text:style-name="P2546">När barnet bor ungefär lika mycket hos båda sina föräldrar kallas det växelvis boende. Oftast behöver ingen förälder betala underhållsbidrag då. Men det kan bli aktuellt om det är stor skillnad på ekonomi.</text:p>
      <text:p text:style-name="P2547">Vem ska betala underhållsbidrag?</text:p>
      <text:p text:style-name="P2548">Det vanligaste vid växelvis boende är att barnet bor varannan vecka hos föräldrarna. Båda föräldrarna anses då stå för sin del av kostnaderna för barnet. Det betyder att ingen behöver betala underhållsbidrag. Men om föräldrarnas ekonomiska situation skiljer sig mycket åt kan det ändå vara rättvist att den förälder som har bäst ekonomi betalar underhållsbidrag. Barnets levnadsstandard ska inte variera alltför mycket från vecka till vecka.</text:p>
      <text:p text:style-name="P2549">Att föräldrarnas ekonomiska situation skiljer sig åt kan till exempel bero på stora skillnader i inkomst eller förmögenhet.</text:p>
      <text:p text:style-name="Normal"><text:a xlink:href="https://www.forsakringskassan.se/privatperson/foralder/for-foraldrar-som-inte-lever-ihop/sa-kommer-ni-fram-till-ett-rattvist-underhallsbidrag" office:target-frame-name="_top" xlink:show="replace"><text:span text:style-name="T2550">Så kommer fram till ett rättvist underhållsbidrag</text:span></text:a></text:p>
      <text:p text:style-name="P2551">Hjälp med att beräkna underhållsbidrag</text:p>
      <text:p text:style-name="P2552">Avtal om underhållsbidrag</text:p>
      <text:p text:style-name="P2553">Med ett skriftligt avtal om underhållsbidrag blir det tydligare vad som gäller för båda parter. Avtalet är en överenskommelse mellan er och ska inte skickas till Försäkringskassan.</text:p>
      <text:p text:style-name="Normal"><text:a xlink:href="https://www.forsakringskassan.se/download/18.3ab4e9fc17db121eae62d23/1667894789709/5251-avtal-om-underhallsbidrag-till-barn.pdf" office:target-frame-name="_top" xlink:show="replace"><text:span text:style-name="T2554">5251 Avtal om underhållsbidrag till barn</text:span><text:span text:style-name="Hyperlink"><draw:custom-shape svg:x="0in" svg:y="0in" svg:width="0.33333in" svg:height="0.33333in" draw:id="id27" draw:style-name="a27" draw:name="Rectangle 79" text:anchor-type="as-char"><svg:title/><svg:desc/><draw:enhanced-geometry draw:type="non-primitive" svg:viewBox="0 0 21600 21600" draw:enhanced-path="M 0 0 L 21600 0 21600 21600 0 21600 Z N"/></draw:custom-shape></text:span><text:span text:style-name="T2555">Pdf, 823 kB.</text:span></text:a></text:p>
      <text:p text:style-name="Normal"><text:a xlink:href="https://www.forsakringskassan.se/download/18.3ab4e9fc17db121eae62d48/1668173194252/5252-avtal-om-underhallsbidrag-till-barn-till-studerande-barn-som-fyllt-18-ar.pdf" office:target-frame-name="_top" xlink:show="replace"><text:span text:style-name="T2556">5252 Avtal om underhållsbidrag till barn som fyllt 18 år</text:span><text:span text:style-name="Hyperlink"><draw:custom-shape svg:x="0in" svg:y="0in" svg:width="0.33333in" svg:height="0.33333in" draw:id="id28" draw:style-name="a28" draw:name="Rectangle 78" text:anchor-type="as-char"><svg:title/><svg:desc/><draw:enhanced-geometry draw:type="non-primitive" svg:viewBox="0 0 21600 21600" draw:enhanced-path="M 0 0 L 21600 0 21600 21600 0 21600 Z N"/></draw:custom-shape></text:span><text:span text:style-name="T2557">Pdf, 820 kB.</text:span></text:a></text:p>
      <text:p text:style-name="P2558">Samarbetssamtal hos kommunen</text:p>
      <text:p text:style-name="P2559">Ni kan få hjälp att komma överens om ett underhållsbidrag genom ett samarbetssamtal. Alla kommuner ska erbjuda sådana samtal vid separationer där barn är inblandade. Ni betalar ingenting för samtalen.</text:p>
      <text:p text:style-name="P2560">Samarbetssamtalen handlar om att enas i viktiga frågor som gäller barnet. Det kan också handla om till exempel vårdnad, boende och umgänge. Samtalen kan leda fram till en muntlig överenskommelse, eller ett skriftligt avtal om någon vill ha det.</text:p>
      <text:p text:style-name="P2561">Kontakta familjerätten i kommunen för att boka ett samarbetssamtal. Kontaktuppgifter finns på kommunens webbplats.</text:p>
      <text:p text:style-name="P2562">Om ni inte kan komma överens genom samarbetssamtal kan nästa steg vara att en domstol får bestämma. Kontakta ett juridiskt ombud för att få veta hur ni ska göra.</text:p>
      <text:p text:style-name="Normal"><text:a xlink:href="https://www.1177.se/barn--gravid/nar-familjelivet-ar-svart/att-ma-daligt-som-foralder/skilsmassa-eller-separation-nar-man-har-barn/" office:target-frame-name="_top" xlink:show="replace"><text:span text:style-name="T2563">Läs mer om samarbetssamtal på 1177</text:span></text:a></text:p>
      <text:p text:style-name="P2564">När barnet fyller 18</text:p>
      <text:p text:style-name="P2565">Barnet har rätt till underhållsbidrag så länge han eller hon fortfarande går i gymnasiet eller grundskolan. Det gäller ända tills barnet fyller 21 år. Men när barnet har fyllt 18 år ska underhållsbidraget betalas direkt till honom eller henne. Det är också barnet som ska skriva avtal och komma överens om underhållsbidraget med den förälder som betalar.</text:p>
      <text:p text:style-name="Normal"><text:a xlink:href="https://www.forsakringskassan.se/download/18.3ab4e9fc17db121eae62d48/1668173194252/5252-avtal-om-underhallsbidrag-till-barn-till-studerande-barn-som-fyllt-18-ar.pdf" office:target-frame-name="_top" xlink:show="replace"><text:span text:style-name="T2566">5252 Avtal om underhållsbidrag till barn som fyllt 18 år</text:span></text:a></text:p>
      <text:p text:style-name="P2567"/>
      <text:p text:style-name="P2568"/>
      <text:h text:style-name="Heading3" text:outline-level="3"><text:a xlink:href="https://www.forsakringskassan.se/privatperson/foralder/for-foraldrar-som-inte-lever-ihop/barnet-bor-hos-dig" office:target-frame-name="_top" xlink:show="replace"><text:span text:style-name="T2569">Barnet bor hos dig</text:span></text:a></text:h>
      <text:p text:style-name="P2570">Information om underhåll för dig som har ditt barn boende hos dig på heltid. Till exempel hur du beräknar underhåll.</text:p>
      <text:h text:style-name="Heading3" text:outline-level="3"><text:a xlink:href="https://www.forsakringskassan.se/privatperson/foralder/for-foraldrar-som-inte-lever-ihop/barnet-bor-hos-dig/underhallsbidrag-fran-den-andra-foraldern" office:target-frame-name="_top" xlink:show="replace"><text:span text:style-name="T2571">Underhållsbidrag från den andra föräldern</text:span></text:a></text:h>
      <text:p text:style-name="P2572">När barnet bor hos dig mesta tiden ska den andra föräldern betala underhållsbidrag. Underhållsbidraget ska användas till barnets boende, mat och fritidsintressen.</text:p>
      <text:p text:style-name="P2573">När barnet bor hos dig mesta tiden ska den andra föräldern betala underhållsbidrag. Underhållsbidraget ska användas till barnets boende, mat och fritidsintressen.</text:p>
      <text:p text:style-name="P2574">Ni som är föräldrar till barnet ska själva komma överens om ett rättvist underhållsbidrag utifrån er ekonomiska situation. Ni kan ta hjälp av verktyget ”Beräkna underhållsbidrag” här på sidan.</text:p>
      <text:p text:style-name="P2575">Så här fungerar beräkningsverktyget</text:p>
      <text:p text:style-name="P2576">Båda föräldrarna fyller i uppgifter om sina inkomster och utgifter. Verktyget beräknar och föreslår ett rättvist underhållsbidrag utifrån uppgifterna.</text:p>
      <text:p text:style-name="P2577">Du som har barnet eller barnen hos dig mesta tiden ska också ange vilka kostnader du har för varje barn. Det gäller allt från mat och hygienartiklar till fritidsaktiviteter och försäkringar. I verktyget finns förifyllda belopp, som bygger på beräkningar från Konsumentverket. Beloppen är bara exempel, och kan ändras så att de stämmer med din situation.</text:p>
      <text:p text:style-name="P2578">När du fyllt i alla uppgifter kan du spara sidan och skicka en länk till den förälder som ska betala underhållsbidrag. Hen fyller då i sina inkomster och utgifter. Du kan förstås också göra beräkningen på egen hand utan att skicka till den andra föräldern. Men då behöver du veta vilka inkomster och utgifter den andra föräldern har för att få rätt belopp uträknat.</text:p>
      <text:p text:style-name="P2579">Innan du börjar fylla i verktyget kan det vara bra att ta fram alla uppgifter du behöver. Det kan till exempel vara lönespecifikationer, hyresavier och dokument som visar kostnader för barnen, som räkningar från förskolan eller avgifter för aktiviteter.</text:p>
      <text:p text:style-name="Normal"><text:a xlink:href="https://www.forsakringskassan.se/privatperson/foralder/for-foraldrar-som-inte-lever-ihop/berakningsverktyg-for-underhallsbidrag" office:target-frame-name="_top" xlink:show="replace"><text:span text:style-name="T2580">Beräkna underhållsbidragTill e-tjänsten</text:span></text:a></text:p>
      <text:p text:style-name="P2581">När verktyget inte går att använda</text:p>
      <text:p text:style-name="P2582">Verktyget fungerar bara om alla barn som ska ha underhållsbidrag bor hos dig. Det fungerar inte om ni har flera barn tillsammans och vissa bor hos dig och vissa hos den andra föräldern. Det fungerar inte heller om barnet eller barnen bor ungefär lika mycket hos er båda, det som kallas växelvist boende. I dessa situationer måste ni beräkna underhållsbidraget själva.</text:p>
      <text:p text:style-name="Normal"><text:a xlink:href="https://www.forsakringskassan.se/privatperson/foralder/for-foraldrar-som-inte-lever-ihop/barnet-bor-hos-bada-foraldrarna---vaxelvist-boende" office:target-frame-name="_top" xlink:show="replace"><text:span text:style-name="T2583">Barnet bor hos båda föräldrarna – växelvis boende<text:s/></text:span></text:a></text:p>
      <text:p text:style-name="Normal"><text:a xlink:href="https://www.forsakringskassan.se/privatperson/foralder/for-foraldrar-som-inte-lever-ihop/sa-kommer-ni-fram-till-ett-rattvist-underhallsbidrag" office:target-frame-name="_top" xlink:show="replace"><text:span text:style-name="T2584">Så kommer ni fram till ett rättvist underhållsbidrag</text:span></text:a></text:p>
      <text:p text:style-name="P2585">Skriv avtal om underhållsbidrag</text:p>
      <text:p text:style-name="P2586">Med ett skriftligt avtal om underhållsbidrag blir det tydligare vad som gäller för båda parter. Avtalet är en överenskommelse mellan er och ska inte skickas till Försäkringskassan.</text:p>
      <text:p text:style-name="Normal"><text:a xlink:href="https://www.forsakringskassan.se/download/18.3ab4e9fc17db121eae62d23/1667894789709/5251-avtal-om-underhallsbidrag-till-barn.pdf" office:target-frame-name="_top" xlink:show="replace"><text:span text:style-name="T2587">5251 Avtal om underhållsbidrag till barn</text:span><text:span text:style-name="Hyperlink"><draw:custom-shape svg:x="0in" svg:y="0in" svg:width="0.33333in" svg:height="0.33333in" draw:id="id29" draw:style-name="a29" draw:name="Rectangle 86" text:anchor-type="as-char"><svg:title/><svg:desc/><draw:enhanced-geometry draw:type="non-primitive" svg:viewBox="0 0 21600 21600" draw:enhanced-path="M 0 0 L 21600 0 21600 21600 0 21600 Z N"/></draw:custom-shape></text:span><text:span text:style-name="T2588">Pdf, 823 kB.</text:span></text:a></text:p>
      <text:p text:style-name="Normal"><text:a xlink:href="https://www.forsakringskassan.se/download/18.3ab4e9fc17db121eae62d48/1668173194252/5252-avtal-om-underhallsbidrag-till-barn-till-studerande-barn-som-fyllt-18-ar.pdf" office:target-frame-name="_top" xlink:show="replace"><text:span text:style-name="T2589">5252 Avtal om underhållsbidrag till studerande barn som fyllt 18 år</text:span><text:span text:style-name="Hyperlink"><draw:custom-shape svg:x="0in" svg:y="0in" svg:width="0.33333in" svg:height="0.33333in" draw:id="id30" draw:style-name="a30" draw:name="Rectangle 85" text:anchor-type="as-char"><svg:title/><svg:desc/><draw:enhanced-geometry draw:type="non-primitive" svg:viewBox="0 0 21600 21600" draw:enhanced-path="M 0 0 L 21600 0 21600 21600 0 21600 Z N"/></draw:custom-shape></text:span><text:span text:style-name="T2590">Pdf, 820 kB.</text:span></text:a></text:p>
      <text:p text:style-name="P2591">Avdrag från underhållsbidraget när barnet bor tillfälligt hos den andra föräldern</text:p>
      <text:p text:style-name="P2592">Om barnet tillfälligt bor hos den andra föräldern har hen rätt att göra avdrag från underhållsbidraget. Det kallas umgängesavdrag. Den andra föräldern får göra umgängesavdrag om barnet bor där</text:p>
      <text:list text:style-name="LFO93" text:continue-numbering="true">
        <text:list-item>
          <text:p text:style-name="P2593">i minst sex dygn under en och samma kalendermånad, eller</text:p>
        </text:list-item>
        <text:list-item>
          <text:p text:style-name="P2594">i minst fem dygn i följd.</text:p>
        </text:list-item>
      </text:list>
      <text:p text:style-name="P2595">Umgängesavdraget är 1/40 per dag av det underhållsbidrag du får varje månad Om underhållsbidraget till exempel är 1 300 kronor i månaden har den andra föräldern rätt att dra av 32 kronor för varje dygn som barnet har bott hos hen (1 300 / 40 = 32).</text:p>
      <text:p text:style-name="P2596">Umgängesavdraget görs månaden efter vistelsen eller enligt ett avtal om fast umgängesavdrag.</text:p>
      <text:p text:style-name="P2597">Avtal om fast umgängesavdrag</text:p>
      <text:p text:style-name="P2598"> Om det är bestämt att barnet ska bo hos den andra föräldern ett visst antal dygn eller vissa perioder varje år kan ni komma överens om hen får göra ett fast umgängesavdrag från underhållsbidraget. Använd blanketten</text:p>
      <text:p text:style-name="Normal"><text:a xlink:href="https://www.forsakringskassan.se/download/18.3b0dc6ef17db11eab724674/1734594627605/5250-avtal-om-underhallsbidrag-till-barn-med-avdrag-for-kostnader-vid-umgange-med-barnet.pdf" office:target-frame-name="_top" xlink:show="replace"><text:span text:style-name="T2599">5250 Avtal om underhållsbidrag till barn – med avdrag för kostnader för umgänge med barnet</text:span><text:span text:style-name="Hyperlink"><draw:custom-shape svg:x="0in" svg:y="0in" svg:width="0.33333in" svg:height="0.33333in" draw:id="id31" draw:style-name="a31" draw:name="Rectangle 84" text:anchor-type="as-char"><svg:title/><svg:desc/><draw:enhanced-geometry draw:type="non-primitive" svg:viewBox="0 0 21600 21600" draw:enhanced-path="M 0 0 L 21600 0 21600 21600 0 21600 Z N"/></draw:custom-shape></text:span><text:span text:style-name="T2600">Pdf, 684 kB.</text:span></text:a></text:p>
      <text:p text:style-name="P2601">Ett exempel på beräkning av fast umgängesavdrag:</text:p>
      <text:p text:style-name="Normal"><text:span text:style-name="T2602">Ni har räknat ut att rättvist underhållsbidrag är 2 200 kronor i månaden. Men eftersom den andra föräldern har barnet varannan helg och halva juli varje år (sammanlagt 56 dygn) får hen göra umgängesavdrag.<text:s/></text:span>Uträkningen blir då så här:</text:p>
      <text:list text:style-name="LFO94" text:continue-numbering="true">
        <text:list-item>
          <text:p text:style-name="P2603">Avdrag per dygn: 55 kronor (1/40 x 2 200).</text:p>
        </text:list-item>
        <text:list-item>
          <text:p text:style-name="P2604">Avdrag per år: 3 080 kronor (56 dygn x 55).</text:p>
        </text:list-item>
        <text:list-item>
          <text:p text:style-name="P2605">Avdrag per månad: 256 kronor (3 080 / 12).</text:p>
        </text:list-item>
      </text:list>
      <text:p text:style-name="P2606">Underhållsbidrag som den andra föräldern ska betala efter avdraget blir då 1 944 kronor per månad (2 200-256).</text:p>
      <text:p text:style-name="P2607">När det finns ett avtal om underhållsbidrag med fast umgängesavdrag gäller det oavsett hur lång eller kort tid barnet verkligen bor hos den andra föräldern. Om barnet regelbundet börjar bo längre eller kortare tid hos den andra föräldern kan ni skriva ett nytt avtal.</text:p>
      <text:p text:style-name="P2608">Samarbetssamtal hos kommunen</text:p>
      <text:p text:style-name="P2609">Ni kan få hjälp att komma överens om ett underhållsbidrag genom ett samarbetssamtal. Alla kommuner ska erbjuda sådana samtal vid separationer där barn är inblandade. Ni betalar ingenting för samtalen.</text:p>
      <text:p text:style-name="P2610">Samarbetssamtalen handlar om att enas i viktiga frågor som gäller barnet. Det kan också handla om till exempel vårdnad, boende och umgänge. Samtalen kan leda fram till en muntlig överenskommelse, eller ett skriftligt avtal om någon vill ha det.</text:p>
      <text:p text:style-name="P2611">Kontakta familjerätten i kommunen för att boka ett samarbetssamtal. Kontaktuppgifter finns på kommunens webbplats.</text:p>
      <text:p text:style-name="P2612">Om ni inte kan komma överens genom samarbetssamtal kan nästa steg vara att en domstol får bestämma. Kontakta ett juridiskt ombud för att få veta hur ni ska göra.</text:p>
      <text:p text:style-name="Normal"><text:a xlink:href="https://www.1177.se/barn--gravid/nar-familjelivet-ar-svart/att-ma-daligt-som-foralder/skilsmassa-eller-separation-nar-man-har-barn/" office:target-frame-name="_top" xlink:show="replace"><text:span text:style-name="T2613">Läs mer om samarbetssamtal på 1177Länk till annan webbplats, öppnas i nytt fönster.</text:span></text:a></text:p>
      <text:p text:style-name="P2614">Bra att veta under tiden du får underhållsbidrag</text:p>
      <text:p text:style-name="P2615">Då ska underhållsbidraget betalas</text:p>
      <text:p text:style-name="P2616"> Den förälder som betalar underhållsbidrag ska göra det från och med att ni inte längre bor ihop. Eller från och med barnets födelse om förhållandet mellan er har upphört tidigare.</text:p>
      <text:p text:style-name="P2617">Betalningen ska göras i förskott varje månad. Underhållsbidraget för december ska alltså betalas senast den 30 november.</text:p>
      <text:p text:style-name="P2618">Underhållsbidraget ska justeras varje år</text:p>
      <text:p text:style-name="P2619">Underhållsbidraget ska följa prisutvecklingen i samhället i övrigt. Belopp i avtal eller domar, som kommit till före november 2024, ska höjas med 2 procent från och med februari 2025.</text:p>
      <text:p text:style-name="P2620">Exempel</text:p>
      <text:soft-page-break/>
      <text:p text:style-name="P2621">Miriam och Mert kom överens i april 2024 om att Mert ska betala 2 000 kronor i månaden för deras barn Nassim.</text:p>
      <text:p text:style-name="P2622">Från och med februari 2025 ska Mert betala 2 040 kronor i månaden istället för 2 000 kronor eftersom 2 procent av 2 000 är 40 kronor.</text:p>
      <text:p text:style-name="P2623">Om Mert fortsätter att betala 2 000 kronor i månad trots indexhöjningen, så kan Miriam ansöka hos Kronofogdemyndigheten om indrivning av det beloppet som Mert inte betalar.</text:p>
      <text:p text:style-name="Normal"><text:span text:style-name="T2624">För underhållsbidrag som har fastställts utomlands eller i utländsk valuta gäller andra bestämmelser. Ring oss på<text:s/></text:span><text:a xlink:href="tel:+46101151010" office:target-frame-name="_top" xlink:show="replace"><text:span text:style-name="T2625">010</text:span><text:span text:style-name="T2626">‑115 10 10</text:span></text:a><text:span text:style-name="T2627"><text:s/>för att få veta vad som gäller för dig i den situationen.</text:span></text:p>
      <text:p text:style-name="P2628">När barnet fyller 18 år</text:p>
      <text:p text:style-name="P2629">Barnet har rätt till underhållsbidrag så länge hen fortfarande går i gymnasiet eller grundskolan. Det gäller ända tills barnet fyller 21 år. Men när barnet har fyllt 18 år ska bidraget betalas direkt till hen. Det är också barnet som ska skriva avtal och komma överens om beloppet med den andra föräldern.</text:p>
      <text:p text:style-name="P2630"/>
      <text:p text:style-name="P2631">Frågor och svar</text:p>
      <text:list text:style-name="LFO95" text:continue-numbering="true">
        <text:list-item>
          <text:p text:style-name="P2632">Är underhållsbidrag och underhållsstöd samma sak?</text:p>
        </text:list-item>
      </text:list>
      <text:p text:style-name="P2633">Nej, det är det inte.</text:p>
      <text:p text:style-name="P2634">Underhållsbidrag betalas av den andra föräldern. Det är underhållsbidraget som ni kommer överens om och beräknar med verktyget på den här sidan. Underhållsbidraget kan vara högre än underhållsstödet.</text:p>
      <text:p text:style-name="P2635">Underhållsstöd betalas av Försäkringskassan. Det kan antingen vara som fullt underhållsstöd eller i form av utfyllnadsbidrag. Du får fullt underhållsstöd om den andra föräldern inte betalar något underhållsbidrag alls. Du får utfyllnadsbidrag om den andra föräldern betalar ett underhållsbidrag som är lägre än beloppet för fullt underhållsstöd.</text:p>
      <text:p text:style-name="P2636">Om du får fullt underhållsstöd från Försäkringskassan ska den andra föräldern betala till Försäkringskassan om hen har möjlighet.</text:p>
      <text:p text:style-name="Normal"><text:a xlink:href="https://www.forsakringskassan.se/privatperson/foralder/for-foraldrar-som-inte-lever-ihop/barnet-bor-hos-dig/underhallsstod-fran-forsakringskassan" office:target-frame-name="_top" xlink:show="replace"><text:span text:style-name="T2637">Läs mer om underhållsstöd från Försäkringskassan</text:span></text:a></text:p>
      <text:list text:style-name="LFO95" text:continue-numbering="true">
        <text:list-item>
          <text:p text:style-name="P2638">Vi kan inte komma överens, trots samarbetssamtal. Vad ska jag göra för att få underhållsbidrag?</text:p>
        </text:list-item>
      </text:list>
      <text:p text:style-name="P2639">Vänd dig till ett juridiskt ombud. Ombudet kan hjälpa dig att få ett underhållsbidrag fastställt i domstol.</text:p>
      <text:soft-page-break/>
      <text:p text:style-name="P2640">Du kan också ansöka om att få underhållsstöd från Försäkringskassan. Den andra föräldern får sedan betala tillbaka hela eller delar av underhållsstödet till Försäkringskassan.</text:p>
      <text:p text:style-name="Normal"><text:a xlink:href="https://www.forsakringskassan.se/privatperson/foralder/for-foraldrar-som-inte-lever-ihop/barnet-bor-hos-dig/underhallsstod-fran-forsakringskassan" office:target-frame-name="_top" xlink:show="replace"><text:span text:style-name="T2641">Läs mer om underhållsstöd från Försäkringskassan</text:span></text:a></text:p>
      <text:list text:style-name="LFO95" text:continue-numbering="true">
        <text:list-item>
          <text:p text:style-name="P2642">Det här är mitt första barn. Hur ska jag veta vad jag kommer att ha för kostnader för barnet?</text:p>
        </text:list-item>
      </text:list>
      <text:p text:style-name="P2643">I verktyget Beräkna underhållsbidrag finns förifyllda belopp om du fyller i ålder och kön på barnet. Beloppen baseras på Konsumentverkets beräkningar. Om du inte vill ange barnets kön och ålder kan du hitta beloppen själv på Konsumentverkets webbplats.</text:p>
      <text:p text:style-name="Normal"><text:a xlink:href="https://publikationer.konsumentverket.se/privatekonomi/beraknade-hushallskostnader" office:target-frame-name="_top" xlink:show="replace"><text:span text:style-name="T2644">Beräknade hushållskostnader (konsumentverket.se)Länk till annan webbplats, öppnas i nytt fönster.</text:span></text:a></text:p>
      <text:list text:style-name="LFO95" text:continue-numbering="true">
        <text:list-item>
          <text:p text:style-name="P2645">Kan jag få underhållsbidrag även om barnets andra förälder inte har några pengar?</text:p>
        </text:list-item>
      </text:list>
      <text:p text:style-name="P2646">Om den andra föräldern inte har råd att betala kan du ansöka om underhållsstöd från Försäkringskassan. Den andra föräldern får sedan betala tillbaka hela eller delar av underhållsstödet till Försäkringskassan efter förmåga.</text:p>
      <text:p text:style-name="Normal"><text:a xlink:href="https://www.forsakringskassan.se/privatperson/foralder/for-foraldrar-som-inte-lever-ihop/barnet-bor-hos-dig/underhallsstod-fran-forsakringskassan" office:target-frame-name="_top" xlink:show="replace"><text:span text:style-name="T2647">Läs mer om underhållsstöd från Försäkringskassan</text:span></text:a></text:p>
      <text:list text:style-name="LFO95" text:continue-numbering="true">
        <text:list-item>
          <text:p text:style-name="P2648">En av oss har fått ny lön. Ska vi räkna fram ett nytt underhållsbidrag då?</text:p>
        </text:list-item>
      </text:list>
      <text:p text:style-name="P2649">Ja. Eftersom underhållsbidraget beräknas utifrån era inkomster och utgifter behöver ni göra en ny beräkning när er situation har förändrats.</text:p>
      <text:p text:style-name="P2650">Det är också viktigt att göra en ny beräkning när barnet blivit äldre. En sexåring har till exempel lägre kostnader än en trettonåring.</text:p>
      <text:list text:style-name="LFO95" text:continue-numbering="true">
        <text:list-item>
          <text:p text:style-name="P2651"><text:span text:style-name="T2652">Vi har gått till domstol för att besluta om vårdnaden om barnet.<text:s/></text:span><text:span text:style-name="T2653">Kan vi även ta upp underhållsbidraget där?</text:span></text:p>
        </text:list-item>
      </text:list>
      <text:p text:style-name="P2654">Ja, men tänk på att det kan kosta pengar att göra det. Det bästa är om ni kan komma överens om underhållsbidrag i ett avtal i stället för i en dom. Prata med ditt juridiska ombud om detta.</text:p>
      <text:p text:style-name="Normal"><text:a xlink:href="https://www.forsakringskassan.se/privatperson/foralder/for-foraldrar-som-inte-lever-ihop/barnet-bor-hos-dig/underhallsstod-fran-forsakringskassan" office:target-frame-name="_top" xlink:show="replace"><text:span text:style-name="T2655">Läs mer om underhållsstöd från Försäkringskassan</text:span></text:a></text:p>
      <text:list text:style-name="LFO95" text:continue-numbering="true">
        <text:list-item>
          <text:p text:style-name="P2656"><text:span text:style-name="T2657">Jag och barnet bor i Sverige. Den andra föräldern bor utomlands.<text:s/></text:span><text:span text:style-name="T2658">Kan jag få hjälp att få underhållsbidrag för barnet?</text:span></text:p>
        </text:list-item>
      </text:list>
      <text:p text:style-name="Normal"><text:span text:style-name="T2659">Det beror på i vilket land den andra föräldern bor. Ring oss på<text:s/></text:span><text:a xlink:href="tel:+46101151010" office:target-frame-name="_top" xlink:show="replace"><text:span text:style-name="T2660">010</text:span><text:span text:style-name="T2661">‑115 10 10</text:span></text:a><text:span text:style-name="T2662"><text:s/>för att få veta vad som gäller för dig.</text:span></text:p>
      <text:soft-page-break/>
      <text:list text:style-name="LFO95" text:continue-numbering="true">
        <text:list-item>
          <text:p text:style-name="P2663">Barnets andra förälder hotar mig, och jag är rädd. Måste vi verkligen samtala och komma överens om ett underhållsbidrag?</text:p>
        </text:list-item>
      </text:list>
      <text:p text:style-name="P2664">Nej, om det finns en hotbild mot dig eller barnet kan du ansöka om underhållsstöd från Försäkringskassan.</text:p>
      <text:p text:style-name="Normal"><text:a xlink:href="https://www.forsakringskassan.se/privatperson/foralder/for-foraldrar-som-inte-lever-ihop/barnet-bor-hos-dig/underhallsstod-fran-forsakringskassan" office:target-frame-name="_top" xlink:show="replace"><text:span text:style-name="T2665">Läs mer om underhållsstöd från Försäkringskassan</text:span></text:a></text:p>
      <text:p text:style-name="Normal"><text:a xlink:href="https://www.forsakringskassan.se/press/vart-uppdrag-att-motverka-vald/du-har-ratt-till-ett-liv-fritt-fran-vald" office:target-frame-name="_top" xlink:show="replace"><text:span text:style-name="T2666">Du har rätt till ett liv fritt från våld</text:span></text:a></text:p>
      <text:p text:style-name="P2667"/>
      <text:p text:style-name="P2668"/>
      <text:h text:style-name="Heading3" text:outline-level="3"><text:a xlink:href="https://www.forsakringskassan.se/privatperson/foralder/for-foraldrar-som-inte-lever-ihop/barnet-bor-hos-dig/underhallsstod-fran-forsakringskassan" office:target-frame-name="_top" xlink:show="replace"><text:span text:style-name="T2669">Underhållsstöd från Försäkringskassan</text:span></text:a></text:h>
      <text:p text:style-name="P2670">Om det inte fungerar med underhållsbidrag från den andra föräldern, kan du ansöka om underhållsstöd från Försäkringskassan. Även om det inte finns en annan förälder, så kan du få underhållsstöd.</text:p>
      <text:p text:style-name="P2671">Om du separerat och har barn som bor hos dig större delen av tiden har du rätt till underhållsbidrag från den andra föräldern. Om det inte fungerar kan du ansöka om underhållsstöd från Försäkringskassan. Även om det inte finns en annan förälder, så kan du få underhållsstöd.</text:p>
      <text:p text:style-name="P2672">Underhållsstöd och underhållsbidrag – vad är skillnaden?</text:p>
      <text:p text:style-name="Normal"><text:span text:style-name="T2673">När barnet har två föräldrar är det alltid i första hand föräldrarna själva som ska ordna med underhåll för barnet. Då kallas det underhållsbidrag. Läs mer om hur ni kan komma överens om<text:s/></text:span><text:a xlink:href="https://www.forsakringskassan.se/privatperson/foralder/for-foraldrar-som-inte-lever-ihop/barnet-bor-hos-dig/underhallsbidrag-fran-den-andra-foraldern" office:target-frame-name="_top" xlink:show="replace"><text:span text:style-name="T2674">underhållsbidrag från den andra föräldern.</text:span></text:a></text:p>
      <text:p text:style-name="P2675">När det inte fungerar som det ska med underhållsbidraget kan du som har barnet hos dig mesta tiden ansöka om att få pengar från Försäkringskassan. Då kallas det underhållsstöd.</text:p>
      <text:p text:style-name="P2676">Vem kan få underhållsstöd från Försäkringskassan?</text:p>
      <text:p text:style-name="P2677">Ett barn kan ha rätt till underhållsstöd från Försäkringskassan om den andra föräldern</text:p>
      <text:list text:style-name="LFO96" text:continue-numbering="true">
        <text:list-item>
          <text:p text:style-name="P2678">inte betalar något underhållsbidrag alls, eller inte betalar i tid</text:p>
        </text:list-item>
        <text:list-item>
          <text:p text:style-name="P2679">betalar underhållsbidrag, men mindre än beloppet för fullt underhållsstöd.</text:p>
        </text:list-item>
      </text:list>
      <text:p text:style-name="P2680">Dessutom måste de här villkoren vara uppfyllda:</text:p>
      <text:list text:style-name="LFO97" text:continue-numbering="true">
        <text:list-item>
          <text:p text:style-name="P2681">Barnet bor hos dig större delen av tiden och är folkbokfört hos dig.</text:p>
        </text:list-item>
        <text:list-item>
          <text:p text:style-name="P2682">Du har vårdnaden om barnet.</text:p>
        </text:list-item>
        <text:list-item>
          <text:p text:style-name="P2683">Du har inte ett förhållande med barnets andra förälder och ni bor inte ihop.</text:p>
        </text:list-item>
        <text:list-item>
          <text:p text:style-name="P2684">Du och barnet är försäkrade i Sverige.</text:p>
        </text:list-item>
      </text:list>
      <text:p text:style-name="P2685">Du är normalt försäkrad i Sverige om du bor och arbetar här. Om du bor eller arbetar i olika länder kan det finnas undantag, liksom om du nyligen flyttat till Sverige.</text:p>
      <text:p text:style-name="Normal"><text:a xlink:href="https://www.forsakringskassan.se/om-forsakringskassan/forsakrad-i-sverige" office:target-frame-name="_top" xlink:show="replace"><text:span text:style-name="T2686">Försäkrad i Sverige</text:span></text:a></text:p>
      <text:p text:style-name="P2687">Om det inte finns en annan förälder</text:p>
      <text:p text:style-name="P2688"> </text:p>
      <text:p text:style-name="P2689">Du kan ha rätt till underhållsstöd även när det inte finns någon annan förälder. Det gäller till exempel när faderskapet inte går att fastställa, om du har adopterat ensam, eller om du har fått barn genom assisterad befruktning.</text:p>
      <text:p text:style-name="Normal"><text:span text:style-name="T2690">Kontakta Försäkringskassan på telefon<text:s/></text:span><text:a xlink:href="tel:+46771524524" office:target-frame-name="_top" xlink:show="replace"><text:span text:style-name="T2691">0771</text:span><text:span text:style-name="T2692">‑524 524</text:span></text:a><text:span text:style-name="T2693"><text:s/>för mer information.</text:span></text:p>
      <text:p text:style-name="P2694">Efterlevandepension – om den andra föräldern har avlidit</text:p>
      <text:p text:style-name="P2695">Om barnets andra förälder avlidit kan barnet ha rätt till efterlevandepension från Pensionsmyndigheten i stället för underhållsstöd från Försäkringskassan.</text:p>
      <text:p text:style-name="Normal"><text:a xlink:href="https://www.pensionsmyndigheten.se/forsta-din-pension/ekonomiskt-stod/ekonomiskt-stod-nar-anhorig-dor" office:target-frame-name="_top" xlink:show="replace"><text:span text:style-name="T2696">Ekonomiskt stöd när anhörig dör – efterlevandepension (pensionsmyndigheten.se)Länk till annan webbplats, öppnas i nytt fönster.</text:span></text:a></text:p>
      <text:p text:style-name="P2697">Om du är särskilt förordnad vårdnadshavare</text:p>
      <text:p text:style-name="P2698"> </text:p>
      <text:p text:style-name="Normal"><text:span text:style-name="T2699">Du kan få underhållsstöd från Försäkringskassan även om du är vårdnadshavare för barnet utan att vara förälder. Om det finns två föräldrar som är skyldiga att betala kan barnet ha rätt till underhåll från bägge föräldrarna. Du kan alltså få två underhållsstöd, men du behöver göra två ansökningar. Ring kundcenter på telefon<text:s/></text:span><text:a xlink:href="tel:+46771524524" office:target-frame-name="_top" xlink:show="replace"><text:span text:style-name="T2700">0771</text:span><text:span text:style-name="T2701">‑524 524</text:span></text:a><text:span text:style-name="T2702"><text:s/>om du behöver hjälp med att ansöka.</text:span></text:p>
      <text:p text:style-name="P2703">Om barnet är över 18 år</text:p>
      <text:p text:style-name="P2704"> </text:p>
      <text:p text:style-name="P2705">Ett barn över 18 år kan få förlängt underhållsstöd från Försäkringskassan om hen</text:p>
      <text:list text:style-name="LFO98" text:continue-numbering="true">
        <text:list-item>
          <text:p text:style-name="P2706">studerar på heltid i gymnasiet, grundskolan eller motsvarande och studierna ger rätt till studiehjälp eller barnbidrag</text:p>
        </text:list-item>
        <text:list-item>
          <text:p text:style-name="P2707">bor och är folkbokförd hos en av föräldrarna eller någon annan som var vårdnadshavare när barnet fyllde 18 år</text:p>
        </text:list-item>
        <text:list-item>
          <text:p text:style-name="P2708">inte är eller har varit gift.</text:p>
        </text:list-item>
      </text:list>
      <text:p text:style-name="P2709">När barnet har fyllt 18 år betalas underhållsstödet ut direkt till barnet. Barnet ansöker själv.</text:p>
      <text:soft-page-break/>
      <text:p text:style-name="P2710">Förlängt underhållsstöd kan längst betalas ut till och med juni det år som barnet fyller 20 år.</text:p>
      <text:p text:style-name="Normal"><text:a xlink:href="https://www.forsakringskassan.se/privatperson/logga-in-pa-mina-sidor#?goto=%2Fprivatperson%2Fmina-sidor%2Falla-e-tjanster%2Fansok-om-forlangt-underhallsstod" office:target-frame-name="_top" xlink:show="replace"><text:span text:style-name="T2711">Ansök om förlängt underhållsstödTill e-tjänsten</text:span></text:a></text:p>
      <text:p text:style-name="P2712">Om barnet inte kan använda Mina sidor går det att ansöka med den här blanketten.</text:p>
      <text:p text:style-name="Normal"><text:a xlink:href="https://www.forsakringskassan.se/download/18.398e2a521762d534987542/1701779106938/5010-ansok-om-forlangt-underhallsstod.pdf" office:target-frame-name="_top" xlink:show="replace"><text:span text:style-name="T2713">5010 Ansökan förlängt underhållsstöd</text:span><text:span text:style-name="Hyperlink"><draw:custom-shape svg:x="0in" svg:y="0in" svg:width="0.33333in" svg:height="0.33333in" draw:id="id32" draw:style-name="a32" draw:name="Rectangle 92" text:anchor-type="as-char"><svg:title/><svg:desc/><draw:enhanced-geometry draw:type="non-primitive" svg:viewBox="0 0 21600 21600" draw:enhanced-path="M 0 0 L 21600 0 21600 21600 0 21600 Z N"/></draw:custom-shape></text:span><text:span text:style-name="T2714">Pdf, 828 kB.</text:span></text:a></text:p>
      <text:p text:style-name="P2715">Det finns även information riktad till barnet:</text:p>
      <text:p text:style-name="Normal"><text:a xlink:href="https://www.forsakringskassan.se/privatperson/studerande/underhallsbidrag-och-forlangt-underhallsstod-for-dig-som-ar-over-18-ar-och-studerar" office:target-frame-name="_top" xlink:show="replace"><text:span text:style-name="T2716">Underhållsbidrag eller förlängt underhållsstöd för dig som är över 18 år och studerar</text:span></text:a></text:p>
      <text:p text:style-name="P2717">Hur mycket kan barnet få i underhållsstöd från Försäkringskassan?</text:p>
      <text:p text:style-name="P2718">Fullt underhållsstöd</text:p>
      <text:p text:style-name="Normal"><draw:custom-shape svg:x="0in" svg:y="0in" svg:width="2.29167in" svg:height="2.45in" draw:id="id33" draw:style-name="a33" draw:name="Rectangle 91" text:anchor-type="as-char"><svg:title/><svg:desc/><draw:enhanced-geometry draw:type="non-primitive" svg:viewBox="0 0 21600 21600" draw:enhanced-path="M 0 0 L 21600 0 21600 21600 0 21600 Z N"/></draw:custom-shape></text:p>
      <text:p text:style-name="Normal"><text:span text:style-name="T2719">Om den andra föräldern inte betalar något underhållsbidrag alls kan du få fullt underhållsstöd från Försäkringskassan.<text:s/></text:span>Beloppet för fullt underhållsstöd beror på barnets ålder.</text:p>
      <text:list text:style-name="LFO99" text:continue-numbering="true">
        <text:list-item>
          <text:p text:style-name="P2720">Till och med den månad då barnet fyller 7 år är fullt underhållsstöd 1 673 kronor i månaden.</text:p>
        </text:list-item>
      </text:list>
      <text:list text:style-name="LFO100" text:continue-numbering="true">
        <text:list-item>
          <text:p text:style-name="P2721">Från och med månaden efter att barnet har fyllt 7 år är beloppet 1 823 kronor.</text:p>
        </text:list-item>
      </text:list>
      <text:list text:style-name="LFO101" text:continue-numbering="true">
        <text:list-item>
          <text:p text:style-name="P2722">Från och med månaden efter att barnet har fyllt 15 år är beloppet 2 223 kronor i månaden.</text:p>
        </text:list-item>
      </text:list>
      <text:p text:style-name="P2723">Utfyllnadsbidrag</text:p>
      <text:p text:style-name="P2724">Om den andra föräldern betalar ett underhållsbidrag som är lägre än fullt underhållsstöd kan du få utfyllnadsbidrag från Försäkringskassan. Utfyllnadsbidraget som du får av Försäkringskassan blir tillsammans med det belopp som den andra föräldern ska betala lika mycket som fullt underhållsstöd.</text:p>
      <text:soft-page-break/>
      <text:p text:style-name="P2725">Exempel</text:p>
      <text:p text:style-name="P2726">Ditt barn är fem år. Den andra föräldern kan bara betala 500 kronor i månaden. Då betalar Försäkringskassan 1 173 kronor i utfyllnadsbidrag. Du får alltså sammanlagt 1 673 kronor per månad.</text:p>
      <text:p text:style-name="P2727">Hade ditt barn varit 11 år skulle du i stället ha fått 1 323 kronor från Försäkringskassan för att komma upp i fullt underhållsstöd för 11‑åringar.</text:p>
      <text:p text:style-name="P2728">Underhållsstödet kan påverkas av barnets inkomster</text:p>
      <text:p text:style-name="P2729">Om ditt barn har egna inkomster kan underhållsstödet från Försäkringskassan bli lägre. Det gäller om barnets inkomster är högre än 60 000 kronor per år.</text:p>
      <text:p text:style-name="P2730">Minskning av underhållsstödet om barnet tillfälligt bor hos den andra föräldern</text:p>
      <text:p text:style-name="P2731">Om det finns ett avtal som godkänts av socialnämnden eller en dom om umgänge som säger att barnet ska bo hos den andra föräldern ett visst antal dagar per år kan den andra föräldern begära att få göra avdrag från det hen betalar. I så fall minskas underhållsstödet med det avdrag som den andra föräldern gör.</text:p>
      <text:p text:style-name="P2732">Ansök om underhållsstöd</text:p>
      <text:p text:style-name="P2733">När du ansöker behöver du ange om det finns ett bestämt underhållsbidrag genom en dom, ett avtal eller annat beslut. Om den förälder som ska betala bor utomlands behöver du skicka in en kopia till oss. Du behöver också ange om den andra föräldern betalar underhåll och i så fall hur mycket.</text:p>
      <text:p text:style-name="Normal"><text:a xlink:href="https://www.forsakringskassan.se/privatperson/logga-in-pa-mina-sidor#?goto=%2Fprivatperson%2Fmina-sidor%2Falla-e-tjanster%2Fansok-om-underhallsstod-etjanst" office:target-frame-name="_top" xlink:show="replace"><text:span text:style-name="T2734">Ansök om underhållsstödTill e-tjänsten</text:span></text:a></text:p>
      <text:p text:style-name="P2735">Just nu har vi långa handläggningstider. Om du redan har skickat in en ansökan, skicka inte in en ny för samma barn. Om vi behöver fler uppgifter från dig så hör vi av oss.</text:p>
      <text:p text:style-name="P2736">Om det finns en annan förälder kommer vi att skicka ett brev till hen. I brevet finns information om att du har ansökt om underhållsstöd, vilka uppgifter du har lämnat och att den föräldern ska betala tillbaks hela eller delar av underhållsstödet till Försäkringskassan.</text:p>
      <text:p text:style-name="P2737">Vi handlägger ärenden i tur och ordning.</text:p>
      <text:p text:style-name="P2738">Om du inte kan ansöka via e-tjänsten</text:p>
      <text:p text:style-name="P2739"> </text:p>
      <text:p text:style-name="P2740">Ansöka på blankett:</text:p>
      <text:p text:style-name="Normal"><text:a xlink:href="https://www.forsakringskassan.se/download/18.6ee1b669175da6fd958bc5/1701779134887/5012-ansok-om-underhallsstod.pdf" office:target-frame-name="_top" xlink:show="replace"><text:span text:style-name="T2741">5012 Ansök om underhållsstöd</text:span><text:span text:style-name="Hyperlink"><draw:custom-shape svg:x="0in" svg:y="0in" svg:width="0.33333in" svg:height="0.33333in" draw:id="id34" draw:style-name="a34" draw:name="Rectangle 90" text:anchor-type="as-char"><svg:title/><svg:desc/><draw:enhanced-geometry draw:type="non-primitive" svg:viewBox="0 0 21600 21600" draw:enhanced-path="M 0 0 L 21600 0 21600 21600 0 21600 Z N"/></draw:custom-shape></text:span><text:span text:style-name="T2742">Pdf, 822 kB.</text:span></text:a></text:p>
      <text:p text:style-name="P2743">Utbetalning</text:p>
      <text:soft-page-break/>
      <text:p text:style-name="P2744">Information om när Underhållsstöd betalas ut:</text:p>
      <text:p text:style-name="Normal"><text:a xlink:href="https://www.forsakringskassan.se/privatperson/utbetalningsdatum-och-handlaggningstider" office:target-frame-name="_top" xlink:show="replace"><text:span text:style-name="T2745">Utbetalningsdatum och handläggningstider</text:span></text:a></text:p>
      <text:p text:style-name="P2746">Anmäl förändringar som kan påverka underhållsstödet</text:p>
      <text:p text:style-name="P2747">Det är viktigt att du anmäler om det händer något som kan påverka barnets rätt till underhållsstöd från Försäkringskassan. Om du får för mycket underhållsstöd utbetalat kan du bli skyldig att betala tillbaka pengar.</text:p>
      <text:p text:style-name="P2748">Förändringar som kan påverka barnets rätt till underhållsstöd från Försäkringskassan är till exempel om</text:p>
      <text:list text:style-name="LFO102" text:continue-numbering="true">
        <text:list-item>
          <text:p text:style-name="P2749">den andra föräldern börjar betala direkt till dig, eller betalar mer än tidigare</text:p>
        </text:list-item>
        <text:list-item>
          <text:p text:style-name="P2750">ni flyttar ihop eller börjar leva som ett par</text:p>
        </text:list-item>
        <text:list-item>
          <text:p text:style-name="P2751">barnet börjar bo ungefär hälften av tiden eller mer hos den andra föräldern</text:p>
        </text:list-item>
        <text:list-item>
          <text:p text:style-name="P2752">du har en partner som adopterar barnet</text:p>
        </text:list-item>
        <text:list-item>
          <text:p text:style-name="P2753">du, barnet eller ni båda reser utomlands och stannar längre än 6 månader</text:p>
        </text:list-item>
        <text:list-item>
          <text:p text:style-name="P2754">du inte längre har vårdnaden om barnet</text:p>
        </text:list-item>
        <text:list-item>
          <text:p text:style-name="P2755">ett barn som är över 18 år och som får förlängt underhållsstöd och avbryter sina studier.</text:p>
        </text:list-item>
      </text:list>
      <text:p text:style-name="Normal"><text:span text:style-name="T2756">Anmäl förändringar genom att ringa till kundcenter på<text:s/></text:span><text:a xlink:href="tel:+46771524524" office:target-frame-name="_top" xlink:show="replace"><text:span text:style-name="T2757">0771</text:span><text:span text:style-name="T2758">‑524 524</text:span></text:a><text:span text:style-name="T2759">.</text:span></text:p>
      <text:p text:style-name="P2760">När den andra föräldern sköter inbetalningarna till Försäkringskassan</text:p>
      <text:p text:style-name="P2761">När du får underhållsstöd för barnet ska den andra föräldern betala in till Försäkringskassan. Om den andre föräldern betalar in pengarna i tid under 12 månader kommer vi att ta reda på om hen i stället skulle kunna betala direkt till dig. Vi kommer i så fall att kontakta er.</text:p>
      <text:p text:style-name="P2762">Du behöver inte ha kontakt med den andra föräldern om du är otrygg</text:p>
      <text:p text:style-name="P2763">Om det finns en hotbild mot dig eller barnet, och du inte känner dig trygg i kontakten med den andra föräldern, kan du fortsätta att få underhållsstöd från Försäkringskassan. Det gäller även när den andra föräldern betalar in till Försäkringskassan i tid. Vi kan då behöva fråga dig om din situation, både när vi handlägger ansökan och under tiden du får underhållsstöd. Det beror på att vi enligt lag är skyldiga att ompröva skälen till att betala underhållsstöd så länge som den andra föräldern fortsätter att betala rätt belopp i tid till Försäkringskassan.</text:p>
      <text:p text:style-name="P2764"/>
      <text:p text:style-name="P2765">Frågor och svar</text:p>
      <text:soft-page-break/>
      <text:list text:style-name="LFO103" text:continue-numbering="true">
        <text:list-item>
          <text:p text:style-name="P2766">Är underhållsbidrag och underhållsstöd samma sak?</text:p>
        </text:list-item>
      </text:list>
      <text:p text:style-name="P2767">Nej, det är det inte.</text:p>
      <text:p text:style-name="P2768">Underhållsstöd betalas av Försäkringskassan. Det kan antingen vara som fullt underhållsstöd eller i form av utfyllnadsbidrag. Du får fullt underhållsstöd om den andra föräldern inte betalar något underhållsbidrag alls. Du får utfyllnadsbidrag om den andra föräldern betalar ett underhållsbidrag som är lägre än beloppet för fullt underhållsstöd.</text:p>
      <text:p text:style-name="P2769">När du får underhållsstöd från Försäkringskassan ska den andra föräldern betala till Försäkringskassan om hen har möjlighet.</text:p>
      <text:p text:style-name="P2770">Underhållsbidrag betalas av den andra föräldern. Underhållsbidraget kan vara högre än underhållsstödet.</text:p>
      <text:list text:style-name="LFO103" text:continue-numbering="true">
        <text:list-item>
          <text:p text:style-name="P2771">Kan jag få underhållsstöd från Försäkringskassan för tid innan jag ansökte?</text:p>
        </text:list-item>
      </text:list>
      <text:p text:style-name="P2772">Ja, men bara för en månad tillbaka i tiden.</text:p>
      <text:list text:style-name="LFO103" text:continue-numbering="true">
        <text:list-item>
          <text:p text:style-name="P2773">Den förälder som inte betalar underhållsbidrag bor utomlands, kan jag få underhållsstöd från Försäkringskassan ändå?</text:p>
        </text:list-item>
      </text:list>
      <text:p text:style-name="P2774">Ja, så länge både du och barnet bor i Sverige spelar det ingen roll var den andra föräldern bor.</text:p>
      <text:p text:style-name="P2775"/>
      <text:h text:style-name="Heading3" text:outline-level="3"><text:a xlink:href="https://www.forsakringskassan.se/privatperson/foralder/for-foraldrar-som-inte-lever-ihop/barnet-bor-inte-hos-dig" office:target-frame-name="_top" xlink:show="replace"><text:span text:style-name="T2776">Barnet bor inte hos dig</text:span></text:a></text:h>
      <text:p text:style-name="P2777">Information om underhåll för dig som har barn som inte bor hos dig eller bara bor hos dig ibland. Till exempel hur du beräknar underhåll.</text:p>
      <text:p text:style-name="P2778"/>
      <text:h text:style-name="Heading3" text:outline-level="3"><text:a xlink:href="https://www.forsakringskassan.se/privatperson/foralder/for-foraldrar-som-inte-lever-ihop/barnet-bor-inte-hos-dig/betala-underhallsbidrag-till-den-andra-foraldern" office:target-frame-name="_top" xlink:show="replace"><text:span text:style-name="T2779">Betala underhållsbidrag till den andra föräldern</text:span></text:a></text:h>
      <text:p text:style-name="P2780">Som förälder har du ansvar för ditt barns försörjning, även om hen inte bor hos dig. Det kan betyda att du ska betala underhållsbidrag.</text:p>
      <text:p text:style-name="P2781">Som förälder har du ansvar för ditt barns försörjning, även om hen inte bor hos dig. Det kan betyda att du ska betala underhållsbidrag som går till barnets boende, mat och fritidsintressen. Tillsammans med den andra föräldern kan du använda vårt beräkningsverktyg för att beräkna ett rättvist underhållsbidrag.</text:p>
      <text:p text:style-name="P2782">Båda föräldrarna fyller i uppgifter om sina inkomster och utgifter i verktyget. Den förälder som har barnet hos sig den mesta tiden börjar, och fyller också i vilka kostnader hen har för varje barn. Sedan skickar hen en länk till dig så att du kan fylla i dina inkomster och utgifter. Verktyget beräknar och föreslår sedan ett rättvist underhållsbidrag utifrån uppgifterna.</text:p>
      <text:soft-page-break/>
      <text:p text:style-name="P2783">Innan du börjar fylla i verktyget kan det vara bra att ta fram alla uppgifter du behöver. Det kan till exempel vara lönespecifikationer, hyresavier och om även du har kostnader för barnen.</text:p>
      <text:p text:style-name="Normal"><text:a xlink:href="https://www.forsakringskassan.se/privatperson/foralder/for-foraldrar-som-inte-lever-ihop/berakningsverktyg-for-underhallsbidrag" office:target-frame-name="_top" xlink:show="replace"><text:span text:style-name="T2784">Beräkna underhållsbidragTill e-tjänsten</text:span></text:a></text:p>
      <text:p text:style-name="P2785">Läs Annas berättelse</text:p>
      <text:p text:style-name="P2786">När Anna och Stefan separerade var de osams om det mesta.</text:p>
      <text:p text:style-name="Normal"><text:a xlink:href="https://www.forsakringskassan.se/privatperson/foralder/for-foraldrar-som-inte-lever-ihop/nu-tacker-underhallsbidraget-pennys-behov" office:target-frame-name="_top" xlink:show="replace"><text:span text:style-name="T2787">"Nu täcker underhålls</text:span><text:span text:style-name="T2788">­bidraget Pennys behov"</text:span></text:a></text:p>
      <text:p text:style-name="P2789">När verktyget inte går att använda</text:p>
      <text:p text:style-name="P2790">Verktyget fungerar bara om alla barn som ska ha underhållsbidrag bor hos samma förälder. Det fungerar inte om ni har flera barn tillsammans och vissa bor hos dig och vissa hos den andra föräldern. Det fungerar inte heller om barnet eller barnen bor ungefär lika mycket hos er båda, det som kallas växelvist boende. Om det är aktuellt med underhållsbidrag i dessa situationer måste ni beräkna underhållsbidraget själva.</text:p>
      <text:p text:style-name="Normal"><text:a xlink:href="https://www.forsakringskassan.se/privatperson/foralder/for-foraldrar-som-inte-lever-ihop/barnet-bor-hos-bada-foraldrarna---vaxelvist-boende" office:target-frame-name="_top" xlink:show="replace"><text:span text:style-name="T2791">Barnet bor hos båda föräldrarna – växelvist boende</text:span></text:a></text:p>
      <text:p text:style-name="Normal"><text:a xlink:href="https://www.forsakringskassan.se/privatperson/foralder/for-foraldrar-som-inte-lever-ihop/sa-kommer-ni-fram-till-ett-rattvist-underhallsbidrag" office:target-frame-name="_top" xlink:show="replace"><text:span text:style-name="T2792">Så kommer ni fram till ett rättvist underhållsbidrag</text:span></text:a></text:p>
      <text:p text:style-name="P2793">Skriv ett avtal om underhållsbidrag</text:p>
      <text:p text:style-name="P2794">Med ett skriftligt avtal om underhållsbidrag blir det tydligt vad som gäller för båda parter. Avtalet är en överenskommelse mellan er och ska inte skickas till Försäkringskassan.</text:p>
      <text:p text:style-name="Normal"><text:a xlink:href="https://www.forsakringskassan.se/download/18.3ab4e9fc17db121eae62d23/1667894789709/5251-avtal-om-underhallsbidrag-till-barn.pdf" office:target-frame-name="_top" xlink:show="replace"><text:span text:style-name="T2795">5251 Avtal om underhållsbidrag till barn</text:span><text:span text:style-name="Hyperlink"><draw:custom-shape svg:x="0in" svg:y="0in" svg:width="0.33333in" svg:height="0.33333in" draw:id="id35" draw:style-name="a35" draw:name="Rectangle 99" text:anchor-type="as-char"><svg:title/><svg:desc/><draw:enhanced-geometry draw:type="non-primitive" svg:viewBox="0 0 21600 21600" draw:enhanced-path="M 0 0 L 21600 0 21600 21600 0 21600 Z N"/></draw:custom-shape></text:span><text:span text:style-name="T2796">Pdf, 823 kB.</text:span></text:a></text:p>
      <text:p text:style-name="Normal"><text:a xlink:href="https://www.forsakringskassan.se/download/18.3ab4e9fc17db121eae62d48/1668173194252/5252-avtal-om-underhallsbidrag-till-barn-till-studerande-barn-som-fyllt-18-ar.pdf" office:target-frame-name="_top" xlink:show="replace"><text:span text:style-name="T2797">5252 Avtal om underhållsbidrag till studerande barn som fyllt 18 år</text:span><text:span text:style-name="Hyperlink"><draw:custom-shape svg:x="0in" svg:y="0in" svg:width="0.33333in" svg:height="0.33333in" draw:id="id36" draw:style-name="a36" draw:name="Rectangle 98" text:anchor-type="as-char"><svg:title/><svg:desc/><draw:enhanced-geometry draw:type="non-primitive" svg:viewBox="0 0 21600 21600" draw:enhanced-path="M 0 0 L 21600 0 21600 21600 0 21600 Z N"/></draw:custom-shape></text:span><text:span text:style-name="T2798">Pdf, 820 kB.</text:span></text:a></text:p>
      <text:p text:style-name="P2799">Avdrag från underhållsbidraget när barnet tillfälligt bor hos dig</text:p>
      <text:p text:style-name="P2800">Om barnet tillfälligt bor hos dig, har du rätt att göra avdrag från underhållsbidraget. Det kallas umgängesavdrag. Du får göra umgängesavdrag om barnet bor hos dig</text:p>
      <text:list text:style-name="LFO104" text:continue-numbering="true">
        <text:list-item>
          <text:p text:style-name="P2801">i minst sex dygn under en och samma kalendermånad, eller</text:p>
        </text:list-item>
        <text:list-item>
          <text:p text:style-name="P2802">i minst fem dygn i följd.</text:p>
        </text:list-item>
      </text:list>
      <text:p text:style-name="P2803">Umgängesavdraget är 1/40 per dag av det belopp du betalar per månad i underhållsbidrag. Om du till exempel betalar 1 300 kronor i månaden så ska du betala 32 kronor mindre för varje dygn som barnet har bott hos dig. (1 300 / 40 = 32)</text:p>
      <text:p text:style-name="P2804">Avtal om fast umgängesavdrag</text:p>
      <text:p text:style-name="P2805"> </text:p>
      <text:soft-page-break/>
      <text:p text:style-name="P2806">Om det är bestämt att barnet ska bo hos dig ett visst antal dygn eller vissa perioder varje år kan ni komma överens om du får göra ett fast umgängesavdrag från underhållsbidraget. Använd blanketten:</text:p>
      <text:p text:style-name="Normal"><text:a xlink:href="https://www.forsakringskassan.se/download/18.3b0dc6ef17db11eab724674/1734594627605/5250-avtal-om-underhallsbidrag-till-barn-med-avdrag-for-kostnader-vid-umgange-med-barnet.pdf" office:target-frame-name="_top" xlink:show="replace"><text:span text:style-name="T2807">5250 Avtal om underhållsbidrag till barn – med avdrag för kostnader för umgänge med barnet</text:span><text:span text:style-name="Hyperlink"><draw:custom-shape svg:x="0in" svg:y="0in" svg:width="0.33333in" svg:height="0.33333in" draw:id="id37" draw:style-name="a37" draw:name="Rectangle 97" text:anchor-type="as-char"><svg:title/><svg:desc/><draw:enhanced-geometry draw:type="non-primitive" svg:viewBox="0 0 21600 21600" draw:enhanced-path="M 0 0 L 21600 0 21600 21600 0 21600 Z N"/></draw:custom-shape></text:span><text:span text:style-name="T2808">Pdf, 684 kB.</text:span></text:a></text:p>
      <text:p text:style-name="P2809">Ett exempel på beräkning av fast umgängesavdrag:</text:p>
      <text:p text:style-name="P2810">Ni har räknat ut att ett rättvist underhållsbidrag är 2 200 kronor i månaden. Men eftersom du har barnet varannan helg och halva juli varje år (sammanlagt 56 dygn) får du göra umgängesavdrag.</text:p>
      <text:list text:style-name="LFO105" text:continue-numbering="true">
        <text:list-item>
          <text:p text:style-name="P2811">Avdrag per dygn: 55 kronor (1/40 x 2 200).</text:p>
        </text:list-item>
        <text:list-item>
          <text:p text:style-name="P2812">Avdrag per år: 3 080 kronor (56 dygn x 55).</text:p>
        </text:list-item>
        <text:list-item>
          <text:p text:style-name="P2813">Avdrag per månad: 256 kronor (3 080 / 12).</text:p>
        </text:list-item>
      </text:list>
      <text:p text:style-name="P2814">Underhållsbidrag som den andra föräldern ska betala efter avdraget blir då 1 944 kronor per månad (2 200 – 256).</text:p>
      <text:p text:style-name="P2815">När det finns ett avtal om underhållsbidrag med fast umgängesavdrag gäller det oavsett hur lång eller kort tid barnet verkligen bor hos dig. Om barnet regelbundet börjar bo längre eller kortare tid hos dig kan ni skriva ett nytt avtal.</text:p>
      <text:p text:style-name="P2816">Samarbetssamtal hos kommunen</text:p>
      <text:p text:style-name="P2817">Ni kan få hjälp att komma överens om ett underhållsbidrag genom ett samarbetssamtal. Alla kommuner ska erbjuda sådana samtal vid separationer där barn är inblandade. Ni betalar ingenting för samtalen.</text:p>
      <text:p text:style-name="P2818">Samarbetssamtalen handlar om att enas i viktiga frågor som gäller barnet. Det kan också handla om till exempel om vårdnad, boende och umgänge. Samtalen kan leda fram till en muntlig överenskommelse eller ett skriftligt avtal om någon vill ha det.</text:p>
      <text:p text:style-name="P2819">Kontakta familjerätten i kommunen för att boka ett samarbetssamtal. Kontaktuppgifter finns på kommunens webbplats.</text:p>
      <text:p text:style-name="P2820">Om ni inte kan komma överens genom samarbetssamtal kan nästa steg vara att en domstol får bestämma. Kontakta ett juridiskt ombud för att få veta hur ni ska göra.</text:p>
      <text:p text:style-name="Normal"><text:a xlink:href="https://www.1177.se/barn--gravid/nar-familjelivet-ar-svart/att-ma-daligt-som-foralder/skilsmassa-eller-separation-nar-man-har-barn/" office:target-frame-name="_top" xlink:show="replace"><text:span text:style-name="T2821">Skilsmässa eller separation när du har barn – Samarbetssamtal (1177.se)Länk till annan webbplats, öppnas i nytt fönster.</text:span></text:a></text:p>
      <text:p text:style-name="P2822">Bra att veta när du betalar underhållsbidrag</text:p>
      <text:p text:style-name="P2823">Då ska underhållsbidraget betalas</text:p>
      <text:soft-page-break/>
      <text:p text:style-name="P2824"> </text:p>
      <text:p text:style-name="P2825">Du som betalar underhållsbidrag ska göra det från och med att ni inte längre bor ihop. Eller från och med barnets födelse om relationen mellan er har upphört tidigare.</text:p>
      <text:p text:style-name="P2826">Betalningen ska göras i förskott varje månad. Underhållsbidraget för december ska alltså betalas senast den 30 november.</text:p>
      <text:p text:style-name="P2827">Underhållsbidraget ska justeras varje år</text:p>
      <text:p text:style-name="P2828"> </text:p>
      <text:p text:style-name="P2829">Underhållsbidraget ska följa prisutvecklingen i samhället i övrigt. Belopp i avtal eller domar, som kommit till före november 2024, ska höjas med 2 procent från och med februari 2025.</text:p>
      <text:p text:style-name="P2830">Exempel</text:p>
      <text:p text:style-name="P2831">Miriam och Mert kom överens i april 2024 om att Mert ska betala 2 000 kronor i månaden för deras barn Nassim.</text:p>
      <text:p text:style-name="P2832">Från och med februari 2025 ska Mert betala 2 040 kronor i månaden istället för 2 000 kronor eftersom 2 procent av 2 000 är 40 kronor.</text:p>
      <text:p text:style-name="P2833">Om Mert fortsätter att betala 2 000 kronor i månad trots indexhöjningen, så kan Miriam ansöka hos Kronofogdemyndigheten om indrivning av det beloppet som Mert inte betalar.</text:p>
      <text:p text:style-name="Normal"><text:span text:style-name="T2834">För underhållsbidrag som har fastställts utomlands eller i utländsk valuta gäller andra bestämmelser. Ring oss på<text:s/></text:span><text:a xlink:href="tel:+4610151010" office:target-frame-name="_top" xlink:show="replace"><text:span text:style-name="T2835">010</text:span><text:span text:style-name="T2836">‑15 10 10</text:span></text:a><text:span text:style-name="T2837"><text:s/>för att få veta vad som gäller för dig i den situationen.</text:span></text:p>
      <text:p text:style-name="P2838">När barnet fyller 18 år</text:p>
      <text:p text:style-name="P2839"> </text:p>
      <text:p text:style-name="P2840">Du måste betala underhållsbidrag så länge ditt barn går i gymnasiet eller grundskolan, men längst tills barnet fyller 21 år.</text:p>
      <text:p text:style-name="P2841">När barnet har fyllt 18 år ska du skriva ett nytt avtal med barnet i stället för med den andra föräldern och betala underhållsbidraget direkt till barnet.</text:p>
      <text:p text:style-name="Normal"><text:a xlink:href="https://www.forsakringskassan.se/download/18.3ab4e9fc17db121eae62d48/1668173194252/5252-avtal-om-underhallsbidrag-till-barn-till-studerande-barn-som-fyllt-18-ar.pdf" office:target-frame-name="_top" xlink:show="replace"><text:span text:style-name="T2842">5252 Avtal om underhållsbidrag till barn – till studerande barn som fyllt 18 år</text:span></text:a></text:p>
      <text:p text:style-name="P2843"/>
      <text:p text:style-name="P2844"/>
      <text:h text:style-name="Heading3" text:outline-level="3"><text:a xlink:href="https://www.forsakringskassan.se/privatperson/foralder/for-foraldrar-som-inte-lever-ihop/barnet-bor-inte-hos-dig/betala-for-barnets-underhall-till-forsakringskassan" office:target-frame-name="_top" xlink:show="replace"><text:span text:style-name="T2845">Betala för barnets underhåll till Försäkringskassan</text:span></text:a></text:h>
      <text:p text:style-name="P2846">Du är skyldig att bidra till ditt barns försörjning, även om du inte bor med barnet. Om du inte betalar direkt till föräldern som har barnet boende hos sig, måste du i stället betala till Försäkringskassan.</text:p>
      <text:p text:style-name="P2847">Frågor och svar</text:p>
      <text:list text:style-name="LFO106" text:continue-numbering="true">
        <text:list-item>
          <text:p text:style-name="P2848">Vad händer om jag inte har råd att betala underhållsbidrag?</text:p>
        </text:list-item>
      </text:list>
      <text:p text:style-name="P2849">Om du inte kan betala underhållsbidrag, eller bara kan betala ett mindre belopp, kan ditt barn få underhållsstöd från Försäkringskassan.</text:p>
      <text:p text:style-name="Normal"><text:a xlink:href="https://www.forsakringskassan.se/privatperson/foralder/for-foraldrar-som-inte-lever-ihop/barnet-bor-inte-hos-dig/betala-for-barnets-underhall-till-forsakringskassan" office:target-frame-name="_top" xlink:show="replace"><text:span text:style-name="T2850">Betala underhåll för barnet till Försäkringskassan</text:span></text:a></text:p>
      <text:list text:style-name="LFO106" text:continue-numbering="true">
        <text:list-item>
          <text:p text:style-name="P2851">Är underhållsbidrag och underhållsstöd samma sak?</text:p>
        </text:list-item>
      </text:list>
      <text:p text:style-name="P2852">Nej, det är det inte.</text:p>
      <text:p text:style-name="P2853">Underhållsbidrag betalas av dig som inte har barnet hos dig eller har barnet bara ibland. Det är underhållsbidraget som ni kommer överens om och beräknar med verktyget på den här sidan. Underhållsbidraget kan vara högre än underhållsstödet.</text:p>
      <text:p text:style-name="P2854">Underhållsstöd betalas av Försäkringskassan om inte du kan betala ett visst minsta belopp i underhållsbidrag. Underhållsstödet är olika stort beroende på barnets ålder.</text:p>
      <text:p text:style-name="Normal"><text:span text:style-name="T2855">När ett barn får fullt underhållsstöd är du som inte har barnet skyldig att om möjligt betala pengarna till Försäkringskassan i stället. Läs mer om att<text:s/></text:span><text:a xlink:href="https://www.forsakringskassan.se/privatperson/foralder/for-foraldrar-som-inte-lever-ihop/barnet-bor-inte-hos-dig/betala-for-barnets-underhall-till-forsakringskassan" office:target-frame-name="_top" xlink:show="replace"><text:span text:style-name="T2856">betala underhåll för barnet till Försäkringskassan</text:span></text:a><text:span text:style-name="T2857">.</text:span></text:p>
      <text:list text:style-name="LFO106" text:continue-numbering="true">
        <text:list-item>
          <text:p text:style-name="P2858">Det här är mitt första barn. Hur ska jag kunna veta vad jag kommer att ha för kostnader när barnet bor hos mig? Eller att de kostnader som den andra föräldern säger att hen har stämmer?</text:p>
        </text:list-item>
      </text:list>
      <text:p text:style-name="P2859">I verktyget Beräkna underhållsbidrag finns förifyllda belopp om du fyller i ålder och kön på barnet. Beloppen baseras på Konsumentverkets beräkningar. Om du inte vill ange barnets kön och ålder kan du hitta beloppen själv på Konsumentverkets webbplats.</text:p>
      <text:p text:style-name="Normal"><text:a xlink:href="https://publikationer.konsumentverket.se/privatekonomi/beraknade-hushallskostnader" office:target-frame-name="_top" xlink:show="replace"><text:span text:style-name="T2860">Beräknade hushållskostnader (konsumentverket.se)Länk till annan webbplats, öppnas i nytt fönster.</text:span></text:a></text:p>
      <text:list text:style-name="LFO106" text:continue-numbering="true">
        <text:list-item>
          <text:p text:style-name="P2861"><text:span text:style-name="T2862">Jag bor inte i Sverige, men jag har fått brev om att jag ska betala underhållsbidrag till Försäkringskassan.<text:s/></text:span><text:span text:style-name="T2863">Varför då?</text:span></text:p>
        </text:list-item>
      </text:list>
      <text:p text:style-name="Normal"><text:span text:style-name="T2864">Om ditt barn bor i Sverige och får underhållsstöd från Försäkringskassan ska du betala till Försäkringskassan och inte till barnets andra förälder.<text:s/></text:span>Ring oss på<text:s/><text:a xlink:href="tel:+46101151010" office:target-frame-name="_top" xlink:show="replace"><text:span text:style-name="Hyperlink">+4610</text:span><text:span text:style-name="Hyperlink">‑115 10 10</text:span></text:a><text:s/>för mer information.</text:p>
      <text:soft-page-break/>
      <text:list text:style-name="LFO106" text:continue-numbering="true">
        <text:list-item>
          <text:p text:style-name="P2865">Jag bor i Sverige, men mitt barn bor utomlands. Måste jag betala underhåll för barnet?</text:p>
        </text:list-item>
      </text:list>
      <text:p text:style-name="Normal"><text:span text:style-name="T2866">Ja, du är skyldig att betala underhållsbidrag för ditt barn oavsett i vilket land du bor.<text:s/></text:span>Ring oss på<text:s/><text:a xlink:href="tel:+46101151010" office:target-frame-name="_top" xlink:show="replace"><text:span text:style-name="Hyperlink">010</text:span><text:span text:style-name="Hyperlink">‑115 10 10</text:span></text:a><text:s/>för mer information.</text:p>
      <text:list text:style-name="LFO106" text:continue-numbering="true">
        <text:list-item>
          <text:p text:style-name="P2867"><text:span text:style-name="T2868">Jag ska betala underhållsbidrag för ett barn som bor i ett annat EU-land, men jag har inte råd.<text:s/></text:span><text:span text:style-name="T2869">Hur ska jag göra?</text:span></text:p>
        </text:list-item>
      </text:list>
      <text:p text:style-name="Normal"><text:span text:style-name="T2870">Det beror på i vilket land barnet bor. Försäkringskassan kan hjälpa dig med att ta reda på om du kan ansöka om att ändra underhållsbidraget. I vissa länder kan det kosta pengar och då kan du ansöka om rättshjälp i det landet. Ring oss på<text:s/></text:span><text:a xlink:href="tel:+46101151010" office:target-frame-name="_top" xlink:show="replace"><text:span text:style-name="T2871">010-115 10 10</text:span></text:a><text:span text:style-name="T2872"><text:s/>om du vill veta mer eller få hjälp att ansöka om en ändring.</text:span></text:p>
      <text:list text:style-name="LFO106" text:continue-numbering="true">
        <text:list-item>
          <text:p text:style-name="P2873"><text:span text:style-name="T2874">Vi har gått till domstol för att besluta om vårdnaden om barnet.<text:s/></text:span><text:span text:style-name="T2875">Kan vi även ta upp underhållsbidraget där?</text:span></text:p>
        </text:list-item>
      </text:list>
      <text:p text:style-name="Normal"><text:span text:style-name="T2876">Ja, men tänk på att det kan kosta pengar att göra det. Det bästa är om ni kan komma överens om underhållsbidraget i ett avtal i stället för i en dom.<text:s/></text:span>Prata med ditt juridiska ombud om detta.</text:p>
      <text:list text:style-name="LFO106" text:continue-numbering="true">
        <text:list-item>
          <text:p text:style-name="P2877">En av oss har fått ny lön. Ska vi beräkna ett nytt underhållsbidrag då?</text:p>
        </text:list-item>
      </text:list>
      <text:p text:style-name="P2878">Ja, eftersom underhållsbidraget beräknas utifrån era inkomster och utgifter behöver ni det.</text:p>
      <text:p text:style-name="P2879">Det är också viktigt att göra en ny beräkning när barnet blivit äldre. En trettonåring har till exempel högre kostnader än en sexåring.</text:p>
      <text:p text:style-name="Normal"><text:a xlink:href="https://publikationer.konsumentverket.se/privatekonomi/beraknade-hushallskostnader" office:target-frame-name="_top" xlink:show="replace"><text:span text:style-name="Hyperlink">Beräknade hushållskostnader (konsumentverket.se)</text:span></text:a></text:p>
      <text:p text:style-name="P2880"/>
      <text:p text:style-name="P2881"/>
      <text:p text:style-name="P2882"/>
      <text:p text:style-name="P28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v-font-ingress" style:display-name="sv-font-ingress"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sv-font-normal" style:display-name="sv-font-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ikon" style:display-name="ik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inyan Liu</meta:initial-creator>
    <dc:creator>Jinyan Liu</dc:creator>
    <meta:creation-date>2025-06-09T18:15:00Z</meta:creation-date>
    <dc:date>2025-06-09T20:41:00Z</dc:date>
    <meta:template xlink:href="Normal.dotm" xlink:type="simple"/>
    <meta:editing-cycles>4</meta:editing-cycles>
    <meta:editing-duration>PT8760S</meta:editing-duration>
    <meta:document-statistic meta:page-count="90" meta:paragraph-count="561" meta:word-count="41954" meta:character-count="280532" meta:row-count="1992" meta:non-whitespace-character-count="239139"/>
  </office:meta>
</office:document-meta>
</file>